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379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5" table:default-cell-style-name="Default"/>
        <table:table-row table:style-name="ro1">
          <table:table-cell/>
          <table:table-cell office:value-type="string" calcext:value-type="string">
            <text:p>image_id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width(bbox)</text:p>
          </table:table-cell>
          <table:table-cell office:value-type="string" calcext:value-type="string">
            <text:p>height(bbox)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perimeter</text:p>
          </table:table-cell>
          <table:table-cell office:value-type="string" calcext:value-type="string">
            <text:p>solidity</text:p>
          </table:table-cell>
          <table:table-cell office:value-type="string" calcext:value-type="string">
            <text:p>circularity</text:p>
          </table:table-cell>
          <table:table-cell office:value-type="string" calcext:value-type="string">
            <text:p>eccentricity</text:p>
          </table:table-cell>
          <table:table-cell office:value-type="string" calcext:value-type="string">
            <text:p>majorAxis</text:p>
          </table:table-cell>
          <table:table-cell office:value-type="string" calcext:value-type="string">
            <text:p>minorAxis</text:p>
          </table:table-cell>
          <table:table-cell office:value-type="string" calcext:value-type="string">
            <text:p>angle</text:p>
          </table:table-cell>
          <table:table-cell office:value-type="string" calcext:value-type="string">
            <text:p>center_x</text:p>
          </table:table-cell>
          <table:table-cell office:value-type="string" calcext:value-type="string">
            <text:p>center_y</text:p>
          </table:table-cell>
          <table:table-cell office:value-type="string" calcext:value-type="string">
            <text:p>hu1</text:p>
          </table:table-cell>
          <table:table-cell office:value-type="string" calcext:value-type="string">
            <text:p>hu2</text:p>
          </table:table-cell>
          <table:table-cell office:value-type="string" calcext:value-type="string">
            <text:p>hu3</text:p>
          </table:table-cell>
          <table:table-cell office:value-type="string" calcext:value-type="string">
            <text:p>hu4</text:p>
          </table:table-cell>
          <table:table-cell office:value-type="string" calcext:value-type="string">
            <text:p>hu5</text:p>
          </table:table-cell>
          <table:table-cell office:value-type="string" calcext:value-type="string">
            <text:p>hu6</text:p>
          </table:table-cell>
          <table:table-cell office:value-type="string" calcext:value-type="string">
            <text:p>hu7</text:p>
          </table:table-cell>
          <table:table-cell office:value-type="string" calcext:value-type="string">
            <text:p>polygon</text:p>
          </table:table-cell>
          <table:table-cell office:value-type="string" calcext:value-type="string">
            <text:p>min_bbox_points</text:p>
          </table:table-cell>
          <table:table-cell office:value-type="string" calcext:value-type="string">
            <text:p>confidence</text:p>
          </table:table-cell>
          <table:table-cell office:value-type="string" calcext:value-type="string">
            <text:p>uni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6835_KAH_1_box4_img1.tif</text:p>
          </table:table-cell>
          <table:table-cell office:value-type="string" calcext:value-type="string">
            <text:p>UUP</text:p>
          </table:table-cell>
          <table:table-cell office:value-type="string" calcext:value-type="string">
            <text:p>autozooid</text:p>
          </table:table-cell>
          <table:table-cell office:value-type="float" office:value="570.781005859375" calcext:value-type="float">
            <text:p>570.781005859375</text:p>
          </table:table-cell>
          <table:table-cell office:value-type="float" office:value="565.367858886719" calcext:value-type="float">
            <text:p>565.367858886719</text:p>
          </table:table-cell>
          <table:table-cell office:value-type="float" office:value="213864" calcext:value-type="float">
            <text:p>213864</text:p>
          </table:table-cell>
          <table:table-cell office:value-type="float" office:value="1824.29262328148" calcext:value-type="float">
            <text:p>1824.29262328148</text:p>
          </table:table-cell>
          <table:table-cell office:value-type="float" office:value="0.960452687834014" calcext:value-type="float">
            <text:p>0.960452687834014</text:p>
          </table:table-cell>
          <table:table-cell office:value-type="float" office:value="0.807529776643393" calcext:value-type="float">
            <text:p>0.807529776643393</text:p>
          </table:table-cell>
          <table:table-cell office:value-type="float" office:value="0.855491396149236" calcext:value-type="float">
            <text:p>0.855491396149236</text:p>
          </table:table-cell>
          <table:table-cell office:value-type="float" office:value="566.227233886719" calcext:value-type="float">
            <text:p>566.227233886719</text:p>
          </table:table-cell>
          <table:table-cell office:value-type="float" office:value="484.402526855469" calcext:value-type="float">
            <text:p>484.402526855469</text:p>
          </table:table-cell>
          <table:table-cell office:value-type="float" office:value="38.3865394592285" calcext:value-type="float">
            <text:p>38.3865394592285</text:p>
          </table:table-cell>
          <table:table-cell office:value-type="float" office:value="1367" calcext:value-type="float">
            <text:p>1367</text:p>
          </table:table-cell>
          <table:table-cell office:value-type="float" office:value="680" calcext:value-type="float">
            <text:p>680</text:p>
          </table:table-cell>
          <table:table-cell office:value-type="float" office:value="0.163016307894635" calcext:value-type="float">
            <text:p>0.163016307894635</text:p>
          </table:table-cell>
          <table:table-cell office:value-type="float" office:value="0.000581697020169976" calcext:value-type="float">
            <text:p>0.000581697020169976</text:p>
          </table:table-cell>
          <table:table-cell office:value-type="float" office:value="0.000020634021817068" calcext:value-type="float">
            <text:p>2.0634021817068E-05</text:p>
          </table:table-cell>
          <table:table-cell office:value-type="float" office:value="0.00000081629431534292" calcext:value-type="float">
            <text:p>8.16294315342924E-07</text:p>
          </table:table-cell>
          <table:table-cell office:value-type="float" office:value="0.00000000000320255801" calcext:value-type="float">
            <text:p>3.20255800625868E-12</text:p>
          </table:table-cell>
          <table:table-cell office:value-type="float" office:value="0.00000001968542577521" calcext:value-type="float">
            <text:p>1.9685425775208E-08</text:p>
          </table:table-cell>
          <table:table-cell office:value-type="float" office:value="0.00000000000098336973" calcext:value-type="float">
            <text:p>9.83369728090008E-13</text:p>
          </table:table-cell>
          <table:table-cell office:value-type="string" calcext:value-type="string">
            <text:p>[[1423, 412], [1422, 413], [1415, 413], [1414, 414], [1408, 414], [1407, 415], [1402, 415], [1401, 416], [1397, 416], [1396, 417], [1392, 417], [1391, 418], [1387, 418], [1386, 419], [1382, 419], [1381, 420], [1376, 420], [1375, 421], [1371, 421], [1370, 422], [1365, 422], [1364, 423], [1355, 423], [1354, 424], [1346, 424], [1345, 425], [1336, 425], [1335, 426], [1325, 426], [1324, 427], [1316, 427], [1315, 428], [1306, 428], [1305, 429], [1299, 429], [1298, 430], [1294, 430], [1293, 431], [1289, 431], [1288, 432], [1284, 432], [1283, 433], [1281, 433], [1280, 434], [1278, 434], [1277, 435], [1275, 435], [1274, 436], [1273, 436], [1272, 437], [1270, 437], [1269, 438], [1268, 438], [1267, 439], [1265, 439], [1264, 440], [1262, 440], [1261, 441], [1260, 441], [1259, 442], [1258, 442], [1257, 443], [1255, 443], [1254, 444], [1253, 444], [1252, 445], [1251, 445], [1249, 447], [1248, 447], [1247, 448], [1246, 448], [1245, 449], [1244, 449], [1242, 451], [1241, 451], [1240, 452], [1239, 452], [1238, 453], [1237, 453], [1235, 455], [1234, 455], [1233, 456], [1233, 457], [1230, 460], [1230, 461], [1228, 463], [1228, 464], [1227, 465], [1227, 466], [1225, 468], [1225, 469], [1224, 470], [1224, 471], [1223, 472], [1223, 473], [1222, 474], [1222, 475], [1220, 477], [1219, 477], [1216, 480], [1215, 480], [1205, 490], [1205, 491], [1203, 493], [1203, 494], [1198, 499], [1197, 499], [1185, 511], [1185, 512], [1182, 515], [1182, 516], [1177, 521], [1177, 522], [1176, 523], [1176, 524], [1174, 526], [1174, 527], [1173, 528], [1173, 530], [1172, 531], [1172, 532], [1171, 533], [1171, 535], [1170, 536], [1170, 537], [1168, 539], [1168, 540], [1166, 542], [1166, 543], [1164, 545], [1164, 546], [1163, 547], [1163, 548], [1161, 550], [1161, 551], [1160, 552], [1160, 553], [1159, 554], [1159, 556], [1158, 557], [1158, 559], [1157, 560], [1157, 563], [1156, 564], [1156, 567], [1155, 568], [1155, 572], [1154, 573], [1154, 580], [1153, 581], [1153, 606], [1152, 607], [1152, 630], [1151, 631], [1151, 641], [1150, 642], [1150, 647], [1149, 648], [1149, 652], [1148, 653], [1148, 657], [1147, 658], [1147, 660], [1146, 661], [1146, 663], [1145, 664], [1145, 666], [1144, 667], [1144, 668], [1143, 669], [1143, 671], [1142, 672], [1142, 673], [1140, 675], [1140, 676], [1139, 677], [1139, 678], [1137, 680], [1137, 681], [1136, 682], [1136, 683], [1135, 684], [1135, 685], [1134, 686], [1134, 687], [1133, 688], [1133, 689], [1132, 690], [1132, 692], [1131, 693], [1131, 694], [1130, 695], [1130, 698], [1129, 699], [1129, 700], [1127, 702], [1127, 703], [1125, 705], [1125, 706], [1121, 710], [1120, 710], [1114, 716], [1114, 717], [1113, 718], [1113, 719], [1112, 720], [1112, 721], [1111, 722], [1111, 723], [1109, 725], [1109, 726], [1108, 727], [1108, 728], [1105, 731], [1105, 732], [1098, 739], [1098, 740], [1095, 743], [1095, 744], [1093, 746], [1093, 747], [1092, 748], [1092, 749], [1091, 750], [1091, 751], [1090, 752], [1090, 753], [1089, 754], [1089, 755], [1088, 756], [1088, 757], [1087, 758], [1087, 761], [1086, 762], [1086, 767], [1085, 768], [1085, 773], [1084, 774], [1084, 780], [1085, 781], [1085, 782], [1086, 783], [1086, 784], [1087, 785], [1087, 786], [1088, 787], [1088, 788], [1090, 790], [1090, 791], [1091, 792], [1091, 793], [1092, 794], [1092, 795], [1093, 796], [1093, 797], [1094, 798], [1094, 799], [1097, 802], [1097, 803], [1098, 804], [1099, 804], [1109, 814], [1109, 815], [1111, 817], [1111, 818], [1113, 820], [1113, 821], [1125, 833], [1125, 834], [1128, 837], [1128, 838], [1129, 839], [1129, 840], [1130, 841], [1130, 842], [1131, 843], [1131, 844], [1133, 846], [1133, 847], [1134, 848], [1134, 849], [1138, 853], [1138, 854], [1143, 859], [1143, 860], [1145, 862], [1145, 863], [1146, 864], [1146, 865], [1148, 867], [1148, 868], [1150, 870], [1150, 871], [1151, 872], [1151, 873], [1153, 875], [1153, 876], [1154, 877], [1154, 878], [1156, 880], [1156, 881], [1164, 889], [1165, 889], [1168, 892], [1168, 893], [1174, 899], [1174, 900], [1180, 906], [1181, 906], [1182, 907], [1183, 907], [1185, 909], [1186, 909], [1187, 910], [1188, 910], [1190, 912], [1191, 912], [1192, 913], [1193, 913], [1194, 914], [1195, 914], [1197, 916], [1198, 916], [1199, 917], [1200, 917], [1201, 918], [1202, 918], [1203, 919], [1205, 919], [1206, 920], [1207, 920], [1208, 921], [1210, 921], [1211, 922], [1214, 922], [1215, 923], [1217, 923], [1218, 924], [1222, 924], [1223, 925], [1231, 925], [1232, 926], [1255, 926], [1256, 925], [1268, 925], [1269, 924], [1279, 924], [1280, 923], [1285, 923], [1286, 922], [1289, 922], [1290, 921], [1292, 921], [1293, 920], [1295, 920], [1296, 919], [1299, 919], [1300, 918], [1302, 918], [1303, 917], [1306, 917], [1307, 916], [1309, 916], [1310, 915], [1313, 915], [1314, 914], [1318, 914], [1319, 913], [1346, 913], [1347, 914], [1349, 914], [1350, 915], [1351, 915], [1352, 916], [1354, 916], [1355, 917], [1356, 917], [1357, 918], [1358, 918], [1360, 920], [1361, 920], [1362, 921], [1363, 921], [1365, 923], [1366, 923], [1367, 924], [1368, 924], [1370, 926], [1371, 926], [1372, 927], [1373, 927], [1374, 928], [1375, 928], [1376, 929], [1377, 929], [1378, 930], [1379, 930], [1380, 931], [1381, 931], [1382, 932], [1383, 932], [1384, 933], [1385, 933], [1386, 934], [1387, 934], [1388, 935], [1389, 935], [1391, 937], [1392, 937], [1394, 939], [1395, 939], [1401, 945], [1402, 945], [1404, 947], [1405, 947], [1406, 948], [1407, 948], [1409, 950], [1410, 950], [1412, 952], [1413, 952], [1415, 954], [1416, 954], [1420, 958], [1421, 958], [1424, 961], [1446, 961], [1448, 959], [1448, 958], [1450, 956], [1450, 955], [1452, 953], [1452, 952], [1454, 950], [1454, 949], [1455, 948], [1455, 947], [1457, 945], [1457, 944], [1458, 943], [1458, 942], [1459, 941], [1459, 940], [1472, 927], [1472, 926], [1473, 925], [1473, 924], [1475, 922], [1475, 921], [1476, 920], [1476, 919], [1477, 918], [1477, 917], [1478, 916], [1478, 915], [1481, 912], [1481, 911], [1485, 907], [1486, 907], [1490, 903], [1490, 902], [1492, 900], [1492, 899], [1493, 898], [1493, 897], [1495, 895], [1495, 894], [1497, 892], [1497, 891], [1501, 887], [1501, 886], [1509, 878], [1509, 877], [1511, 875], [1511, 874], [1513, 872], [1513, 871], [1514, 870], [1514, 869], [1515, 868], [1515, 867], [1516, 866], [1516, 865], [1517, 864], [1517, 863], [1518, 862], [1518, 861], [1519, 860], [1519, 859], [1520, 858], [1520, 857], [1522, 855], [1522, 854], [1531, 845], [1531, 844], [1533, 842], [1533, 841], [1534, 840], [1534, 839], [1535, 838], [1535, 837], [1536, 836], [1536, 835], [1537, 834], [1537, 833], [1538, 832], [1538, 831], [1539, 830], [1539, 829], [1540, 828], [1540, 827], [1542, 825], [1542, 824], [1544, 822], [1544, 821], [1549, 816], [1549, 815], [1554, 810], [1554, 809], [1556, 807], [1556, 806], [1557, 805], [1557, 804], [1559, 802], [1559, 801], [1560, 800], [1560, 799], [1561, 798], [1561, 797], [1564, 794], [1564, 793], [1568, 789], [1569, 789], [1572, 786], [1572, 785], [1575, 782], [1575, 781], [1576, 780], [1576, 779], [1579, 776], [1579, 775], [1586, 768], [1587, 768], [1589, 766], [1590, 766], [1597, 759], [1597, 758], [1603, 752], [1604, 752], [1606, 750], [1607, 750], [1609, 748], [1610, 748], [1611, 747], [1612, 747], [1621, 738], [1621, 737], [1628, 730], [1629, 730], [1631, 728], [1631, 727], [1634, 724], [1634, 723], [1635, 722], [1635, 721], [1636, 720], [1636, 719], [1637, 718], [1637, 708], [1638, 707], [1638, 660], [1637, 659], [1637, 639], [1636, 638], [1636, 632], [1635, 631], [1635, 627], [1634, 626], [1634, 623], [1633, 622], [1633, 619], [1632, 618], [1632, 616], [1631, 615], [1631, 614], [1630, 613], [1630, 612], [1629, 611], [1629, 610], [1627, 608], [1627, 607], [1626, 606], [1626, 605], [1625, 604], [1625, 602], [1624, 601], [1624, 600], [1623, 599], [1623, 596], [1622, 595], [1622, 592], [1621, 591], [1621, 586], [1620, 585], [1620, 581], [1619, 580], [1619, 575], [1618, 574], [1618, 569], [1617, 568], [1617, 564], [1616, 563], [1616, 560], [1615, 559], [1615, 556], [1614, 555], [1614, 554], [1612, 552], [1612, 551], [1610, 549], [1610, 548], [1605, 543], [1605, 542], [1603, 540], [1603, 539], [1602, 538], [1602, 537], [1601, 536], [1601, 535], [1600, 534], [1600, 533], [1599, 532], [1599, 531], [1598, 530], [1598, 529], [1596, 527], [1596, 526], [1594, 524], [1594, 523], [1592, 521], [1592, 520], [1585, 513], [1585, 512], [1579, 506], [1579, 505], [1575, 501], [1575, 500], [1573, 498], [1573, 497], [1569, 493], [1569, 492], [1568, 491], [1567, 491], [1564, 488], [1563, 488], [1560, 485], [1559, 485], [1556, 482], [1555, 482], [1551, 478], [1550, 478], [1546, 474], [1545, 474], [1541, 470], [1540, 470], [1538, 468], [1537, 468], [1534, 465], [1533, 465], [1531, 463], [1530, 463], [1529, 462], [1528, 462], [1526, 460], [1525, 460], [1520, 455], [1519, 455], [1515, 451], [1514, 451], [1513, 450], [1512, 450], [1510, 448], [1509, 448], [1508, 447], [1507, 447], [1506, 446], [1504, 446], [1503, 445], [1502, 445], [1501, 444], [1499, 444], [1498, 443], [1497, 443], [1496, 442], [1495, 442], [1494, 441], [1493, 441], [1492, 440], [1491, 440], [1489, 438], [1488, 438], [1487, 437], [1486, 437], [1482, 433], [1481, 433], [1479, 431], [1478, 431], [1476, 429], [1475, 429], [1474, 428], [1473, 428], [1472, 427], [1470, 427], [1469, 426], [1468, 426], [1467, 425], [1465, 425], [1464, 424], [1462, 424], [1461, 423], [1459, 423], [1458, 422], [1456, 422], [1455, 421], [1454, 421], [1453, 420], [1452, 420], [1451, 419], [1449, 419], [1448, 418], [1447, 418], [1446, 417], [1445, 417], [1444, 416], [1441, 416], [1440, 415], [1437, 415], [1436, 414], [1433, 414], [1432, 413], [1428, 413], [1427, 412]]</text:p>
          </table:table-cell>
          <table:table-cell office:value-type="string" calcext:value-type="string">
            <text:p>[[990, 756], [1342, 312], [1722, 613], [1370, 1056]]</text:p>
          </table:table-cell>
          <table:table-cell office:value-type="float" office:value="0.999928" calcext:value-type="float">
            <text:p>0.999928</text:p>
          </table:table-cell>
          <table:table-cell office:value-type="string" calcext:value-type="string">
            <text:p>pixel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835_KAH_1_box4_img1.tif</text:p>
          </table:table-cell>
          <table:table-cell office:value-type="string" calcext:value-type="string">
            <text:p>TL</text:p>
          </table:table-cell>
          <table:table-cell office:value-type="string" calcext:value-type="string">
            <text:p>autozooid</text:p>
          </table:table-cell>
          <table:table-cell office:value-type="float" office:value="471.022186279297" calcext:value-type="float">
            <text:p>471.022186279297</text:p>
          </table:table-cell>
          <table:table-cell office:value-type="float" office:value="552.217895507813" calcext:value-type="float">
            <text:p>552.217895507813</text:p>
          </table:table-cell>
          <table:table-cell office:value-type="float" office:value="175371.5" calcext:value-type="float">
            <text:p>175371.5</text:p>
          </table:table-cell>
          <table:table-cell office:value-type="float" office:value="1637.74132621288" calcext:value-type="float">
            <text:p>1637.74132621288</text:p>
          </table:table-cell>
          <table:table-cell office:value-type="float" office:value="0.984229563675241" calcext:value-type="float">
            <text:p>0.984229563675241</text:p>
          </table:table-cell>
          <table:table-cell office:value-type="float" office:value="0.821633739231373" calcext:value-type="float">
            <text:p>0.821633739231373</text:p>
          </table:table-cell>
          <table:table-cell office:value-type="float" office:value="0.889147915159501" calcext:value-type="float">
            <text:p>0.889147915159501</text:p>
          </table:table-cell>
          <table:table-cell office:value-type="float" office:value="506.545654296875" calcext:value-type="float">
            <text:p>506.545654296875</text:p>
          </table:table-cell>
          <table:table-cell office:value-type="float" office:value="450.394012451172" calcext:value-type="float">
            <text:p>450.394012451172</text:p>
          </table:table-cell>
          <table:table-cell office:value-type="float" office:value="34.5543785095215" calcext:value-type="float">
            <text:p>34.5543785095215</text:p>
          </table:table-cell>
          <table:table-cell office:value-type="float" office:value="588" calcext:value-type="float">
            <text:p>588</text:p>
          </table:table-cell>
          <table:table-cell office:value-type="float" office:value="575" calcext:value-type="float">
            <text:p>575</text:p>
          </table:table-cell>
          <table:table-cell office:value-type="float" office:value="0.166973148764934" calcext:value-type="float">
            <text:p>0.166973148764934</text:p>
          </table:table-cell>
          <table:table-cell office:value-type="float" office:value="0.00232260384705414" calcext:value-type="float">
            <text:p>0.00232260384705414</text:p>
          </table:table-cell>
          <table:table-cell office:value-type="float" office:value="0.00000351025495544507" calcext:value-type="float">
            <text:p>3.51025495544507E-06</text:p>
          </table:table-cell>
          <table:table-cell office:value-type="float" office:value="0.00000013622940451719" calcext:value-type="float">
            <text:p>1.36229404517185E-07</text:p>
          </table:table-cell>
          <table:table-cell office:value-type="float" office:value="0.00000000000001048305" calcext:value-type="float">
            <text:p>1.04830478067578E-14</text:p>
          </table:table-cell>
          <table:table-cell office:value-type="float" office:value="0.00000000247406779626" calcext:value-type="float">
            <text:p>2.47406779626463E-09</text:p>
          </table:table-cell>
          <table:table-cell office:value-type="float" office:value="0.00000000000009362027" calcext:value-type="float">
            <text:p>9.36202741975775E-14</text:p>
          </table:table-cell>
          <table:table-cell office:value-type="string" calcext:value-type="string">
            <text:p>[[517, 305], [516, 306], [510, 306], [509, 307], [504, 307], [503, 308], [500, 308], [499, 309], [497, 309], [496, 310], [495, 310], [494, 311], [493, 311], [492, 312], [491, 312], [490, 313], [489, 313], [487, 315], [486, 315], [484, 317], [483, 317], [482, 318], [481, 318], [479, 320], [478, 320], [476, 322], [475, 322], [474, 323], [473, 323], [470, 326], [469, 326], [466, 329], [465, 329], [456, 338], [455, 338], [451, 342], [450, 342], [447, 345], [446, 345], [444, 347], [444, 348], [440, 352], [440, 353], [438, 355], [438, 356], [425, 369], [425, 370], [422, 373], [422, 374], [420, 376], [420, 377], [412, 385], [412, 386], [410, 388], [410, 389], [409, 390], [409, 391], [408, 392], [408, 393], [407, 394], [407, 395], [405, 397], [405, 398], [404, 399], [404, 400], [401, 403], [401, 404], [397, 408], [397, 409], [395, 411], [395, 412], [394, 413], [394, 415], [393, 416], [393, 418], [392, 419], [392, 421], [391, 422], [391, 424], [390, 425], [390, 427], [389, 428], [389, 430], [388, 431], [388, 432], [387, 433], [387, 435], [386, 436], [386, 437], [384, 439], [384, 440], [382, 442], [382, 443], [381, 444], [381, 445], [379, 447], [379, 448], [378, 449], [378, 450], [377, 451], [377, 453], [376, 454], [376, 455], [375, 456], [375, 457], [373, 459], [373, 460], [372, 461], [372, 462], [369, 465], [369, 466], [365, 470], [365, 471], [364, 472], [364, 473], [363, 474], [363, 476], [362, 477], [362, 479], [361, 480], [361, 483], [360, 484], [360, 487], [359, 488], [359, 497], [358, 498], [358, 532], [359, 533], [359, 541], [360, 542], [360, 549], [361, 550], [361, 554], [362, 555], [362, 557], [363, 558], [363, 560], [364, 561], [364, 563], [365, 564], [365, 565], [366, 566], [366, 567], [367, 568], [367, 569], [368, 570], [368, 571], [369, 572], [369, 573], [370, 574], [370, 575], [371, 576], [371, 578], [372, 579], [372, 580], [373, 581], [373, 583], [374, 584], [374, 586], [375, 587], [375, 590], [376, 591], [376, 593], [377, 594], [377, 595], [378, 596], [378, 597], [379, 598], [379, 599], [380, 600], [380, 601], [381, 602], [381, 603], [384, 606], [384, 607], [386, 609], [386, 610], [387, 611], [387, 612], [388, 613], [388, 615], [389, 616], [389, 618], [390, 619], [390, 620], [391, 621], [391, 623], [392, 624], [392, 626], [393, 627], [393, 629], [394, 630], [394, 632], [395, 633], [395, 634], [396, 635], [396, 636], [397, 637], [397, 638], [400, 641], [400, 642], [402, 644], [402, 645], [403, 646], [403, 647], [404, 648], [404, 649], [405, 650], [405, 652], [406, 653], [406, 654], [407, 655], [407, 657], [408, 658], [408, 660], [409, 661], [409, 663], [410, 664], [410, 665], [411, 666], [411, 668], [412, 669], [412, 670], [413, 671], [413, 672], [415, 674], [415, 675], [418, 678], [418, 679], [419, 680], [419, 681], [421, 683], [421, 684], [422, 685], [422, 687], [423, 688], [423, 689], [424, 690], [424, 692], [425, 693], [425, 695], [426, 696], [426, 698], [427, 699], [427, 700], [428, 701], [428, 702], [429, 703], [429, 704], [430, 705], [430, 706], [431, 707], [431, 708], [433, 710], [433, 711], [436, 714], [436, 715], [438, 717], [438, 718], [439, 719], [439, 720], [440, 721], [440, 722], [442, 724], [442, 725], [443, 726], [443, 728], [444, 729], [444, 730], [446, 732], [446, 733], [457, 744], [457, 745], [459, 747], [459, 748], [461, 750], [461, 751], [466, 756], [467, 756], [469, 758], [470, 758], [471, 759], [472, 759], [473, 760], [474, 760], [476, 762], [477, 762], [479, 764], [480, 764], [482, 766], [483, 766], [487, 770], [487, 771], [489, 773], [490, 773], [493, 776], [494, 776], [496, 778], [497, 778], [498, 779], [500, 779], [501, 780], [502, 780], [504, 782], [505, 782], [508, 785], [509, 785], [512, 788], [512, 789], [515, 792], [516, 792], [518, 794], [519, 794], [520, 795], [522, 795], [523, 796], [524, 796], [525, 797], [527, 797], [528, 798], [530, 798], [531, 799], [533, 799], [534, 800], [536, 800], [537, 801], [538, 801], [539, 802], [540, 802], [542, 804], [543, 804], [550, 811], [551, 811], [552, 812], [553, 812], [554, 813], [555, 813], [556, 814], [557, 814], [558, 815], [560, 815], [561, 816], [563, 816], [564, 817], [567, 817], [568, 818], [571, 818], [572, 819], [576, 819], [577, 820], [580, 820], [581, 821], [584, 821], [585, 822], [586, 822], [587, 823], [588, 823], [590, 825], [591, 825], [596, 830], [597, 830], [599, 832], [600, 832], [601, 833], [603, 833], [604, 834], [608, 834], [609, 835], [612, 835], [613, 836], [620, 836], [621, 837], [700, 837], [701, 836], [704, 836], [705, 835], [707, 835], [708, 834], [709, 834], [710, 833], [711, 833], [713, 831], [714, 831], [728, 817], [728, 816], [732, 812], [732, 811], [735, 808], [735, 807], [739, 803], [739, 802], [741, 800], [741, 799], [744, 796], [744, 795], [745, 794], [745, 793], [747, 791], [747, 790], [748, 789], [748, 788], [750, 786], [750, 785], [754, 781], [754, 780], [756, 778], [756, 777], [758, 775], [758, 774], [759, 773], [759, 772], [760, 771], [760, 770], [761, 769], [761, 767], [762, 766], [762, 765], [764, 763], [764, 762], [765, 761], [765, 760], [767, 758], [767, 757], [771, 753], [771, 752], [773, 750], [773, 749], [774, 748], [774, 747], [775, 746], [775, 745], [776, 744], [776, 743], [777, 742], [777, 741], [778, 740], [778, 739], [779, 738], [779, 736], [780, 735], [780, 734], [781, 733], [781, 732], [782, 731], [782, 730], [783, 729], [783, 728], [791, 720], [791, 719], [794, 716], [794, 715], [796, 713], [796, 712], [797, 711], [797, 710], [801, 706], [801, 705], [802, 704], [803, 704], [808, 699], [809, 699], [812, 696], [812, 695], [817, 690], [817, 689], [819, 687], [819, 686], [820, 685], [820, 684], [821, 683], [821, 682], [822, 681], [822, 680], [823, 679], [823, 677], [824, 676], [824, 673], [825, 672], [825, 645], [824, 644], [824, 640], [823, 639], [823, 636], [822, 635], [822, 632], [821, 631], [821, 630], [820, 629], [820, 628], [817, 625], [817, 624], [815, 622], [815, 621], [813, 619], [813, 618], [812, 617], [812, 616], [811, 615], [811, 613], [810, 612], [810, 611], [809, 610], [809, 609], [807, 607], [807, 606], [805, 604], [805, 603], [800, 598], [800, 597], [798, 595], [798, 594], [797, 593], [797, 592], [796, 591], [796, 589], [795, 588], [795, 586], [794, 585], [794, 583], [793, 582], [793, 580], [792, 579], [792, 577], [791, 576], [791, 573], [790, 572], [790, 571], [789, 570], [789, 568], [788, 567], [788, 566], [787, 565], [787, 564], [785, 562], [785, 561], [784, 560], [784, 559], [783, 558], [783, 557], [782, 556], [782, 554], [781, 553], [781, 551], [780, 550], [780, 546], [779, 545], [779, 540], [778, 539], [778, 535], [777, 534], [777, 530], [776, 529], [776, 525], [775, 524], [775, 521], [774, 520], [774, 517], [773, 516], [773, 513], [772, 512], [772, 510], [771, 509], [771, 507], [770, 506], [770, 505], [769, 504], [769, 503], [768, 502], [768, 500], [767, 499], [767, 498], [766, 497], [766, 495], [765, 494], [765, 492], [764, 491], [764, 489], [763, 488], [763, 486], [762, 485], [762, 482], [761, 481], [761, 478], [760, 477], [760, 474], [759, 473], [759, 470], [758, 469], [758, 467], [757, 466], [757, 463], [756, 462], [756, 460], [755, 459], [755, 458], [754, 457], [754, 456], [753, 455], [753, 454], [752, 453], [752, 452], [751, 451], [751, 450], [750, 449], [750, 448], [749, 447], [749, 446], [748, 445], [748, 444], [747, 443], [747, 441], [746, 440], [746, 438], [745, 437], [745, 435], [744, 434], [744, 430], [743, 429], [743, 425], [742, 424], [742, 421], [741, 420], [741, 417], [740, 416], [740, 413], [739, 412], [739, 411], [738, 410], [738, 409], [737, 408], [737, 407], [736, 406], [736, 405], [734, 403], [734, 402], [731, 399], [731, 398], [730, 397], [730, 396], [727, 393], [727, 392], [725, 390], [724, 390], [721, 387], [720, 387], [718, 385], [717, 385], [716, 384], [715, 384], [714, 383], [713, 383], [712, 382], [711, 382], [709, 380], [708, 380], [706, 378], [705, 378], [703, 376], [702, 376], [699, 373], [698, 373], [696, 371], [695, 371], [694, 370], [693, 370], [692, 369], [691, 369], [690, 368], [688, 368], [687, 367], [686, 367], [685, 366], [681, 366], [680, 365], [676, 365], [675, 364], [672, 364], [671, 363], [668, 363], [667, 362], [665, 362], [664, 361], [663, 361], [662, 360], [660, 360], [659, 359], [658, 359], [657, 358], [656, 358], [654, 356], [653, 356], [652, 355], [651, 355], [650, 354], [649, 354], [648, 353], [647, 353], [646, 352], [645, 352], [644, 351], [643, 351], [642, 350], [640, 350], [639, 349], [637, 349], [636, 348], [633, 348], [632, 347], [629, 347], [628, 346], [624, 346], [623, 345], [620, 345], [619, 344], [616, 344], [615, 343], [613, 343], [612, 342], [610, 342], [609, 341], [607, 341], [606, 340], [604, 340], [603, 339], [602, 339], [600, 337], [599, 337], [595, 333], [594, 333], [592, 331], [591, 331], [590, 330], [589, 330], [588, 329], [587, 329], [586, 328], [584, 328], [583, 327], [580, 327], [579, 326], [577, 326], [576, 325], [574, 325], [573, 324], [570, 324], [569, 323], [567, 323], [566, 322], [565, 322], [564, 321], [563, 321], [562, 320], [561, 320], [560, 319], [559, 319], [556, 316], [555, 316], [552, 313], [551, 313], [550, 312], [549, 312], [548, 311], [546, 311], [545, 310], [543, 310], [542, 309], [540, 309], [539, 308], [537, 308], [536, 307], [531, 307], [530, 306], [519, 306], [518, 305]]</text:p>
          </table:table-cell>
          <table:table-cell office:value-type="string" calcext:value-type="string">
            <text:p>[[255, 612], [510, 242], [927, 529], [672, 900]]</text:p>
          </table:table-cell>
          <table:table-cell office:value-type="float" office:value="0.99992454" calcext:value-type="float">
            <text:p>0.99992454</text:p>
          </table:table-cell>
          <table:table-cell office:value-type="string" calcext:value-type="string">
            <text:p>pixel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6835_KAH_1_box4_img1.tif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autozooid</text:p>
          </table:table-cell>
          <table:table-cell office:value-type="float" office:value="454.49072265625" calcext:value-type="float">
            <text:p>454.49072265625</text:p>
          </table:table-cell>
          <table:table-cell office:value-type="float" office:value="461.464477539063" calcext:value-type="float">
            <text:p>461.464477539063</text:p>
          </table:table-cell>
          <table:table-cell office:value-type="float" office:value="140774" calcext:value-type="float">
            <text:p>140774</text:p>
          </table:table-cell>
          <table:table-cell office:value-type="float" office:value="1464.01846194267" calcext:value-type="float">
            <text:p>1464.01846194267</text:p>
          </table:table-cell>
          <table:table-cell office:value-type="float" office:value="0.976613826355406" calcext:value-type="float">
            <text:p>0.976613826355406</text:p>
          </table:table-cell>
          <table:table-cell office:value-type="float" office:value="0.825352000324655" calcext:value-type="float">
            <text:p>0.825352000324655</text:p>
          </table:table-cell>
          <table:table-cell office:value-type="float" office:value="0.827122767559839" calcext:value-type="float">
            <text:p>0.827122767559839</text:p>
          </table:table-cell>
          <table:table-cell office:value-type="float" office:value="470.622375488281" calcext:value-type="float">
            <text:p>470.622375488281</text:p>
          </table:table-cell>
          <table:table-cell office:value-type="float" office:value="389.262481689453" calcext:value-type="float">
            <text:p>389.262481689453</text:p>
          </table:table-cell>
          <table:table-cell office:value-type="float" office:value="51.0807418823242" calcext:value-type="float">
            <text:p>51.0807418823242</text:p>
          </table:table-cell>
          <table:table-cell office:value-type="float" office:value="1554" calcext:value-type="float">
            <text:p>1554</text:p>
          </table:table-cell>
          <table:table-cell office:value-type="float" office:value="1464" calcext:value-type="float">
            <text:p>1464</text:p>
          </table:table-cell>
          <table:table-cell office:value-type="float" office:value="0.16346390590837" calcext:value-type="float">
            <text:p>0.16346390590837</text:p>
          </table:table-cell>
          <table:table-cell office:value-type="float" office:value="0.000697107042780101" calcext:value-type="float">
            <text:p>0.000697107042780101</text:p>
          </table:table-cell>
          <table:table-cell office:value-type="float" office:value="0.000136843503986031" calcext:value-type="float">
            <text:p>0.000136843503986031</text:p>
          </table:table-cell>
          <table:table-cell office:value-type="float" office:value="0.00000071480247931116" calcext:value-type="float">
            <text:p>7.14802479311158E-07</text:p>
          </table:table-cell>
          <table:table-cell office:value-type="float" office:value="0.00000000000463160475" calcext:value-type="float">
            <text:p>4.63160475047783E-12</text:p>
          </table:table-cell>
          <table:table-cell office:value-type="float" office:value="0.00000000915068946561" calcext:value-type="float">
            <text:p>9.1506894656101E-09</text:p>
          </table:table-cell>
          <table:table-cell office:value-type="float" office:value="-0.00000000000534103324" calcext:value-type="float">
            <text:p>-5.3410332397535E-12</text:p>
          </table:table-cell>
          <table:table-cell office:value-type="string" calcext:value-type="string">
            <text:p>[[1556, 1232], [1555, 1233], [1545, 1233], [1544, 1234], [1538, 1234], [1537, 1235], [1533, 1235], [1532, 1236], [1529, 1236], [1520, 1245], [1519, 1245], [1514, 1250], [1513, 1250], [1512, 1251], [1511, 1251], [1510, 1252], [1508, 1252], [1507, 1253], [1506, 1253], [1505, 1254], [1504, 1254], [1502, 1256], [1501, 1256], [1500, 1257], [1499, 1257], [1498, 1258], [1497, 1258], [1495, 1260], [1494, 1260], [1491, 1263], [1490, 1263], [1489, 1264], [1488, 1264], [1486, 1266], [1485, 1266], [1483, 1268], [1482, 1268], [1476, 1274], [1475, 1274], [1468, 1281], [1467, 1281], [1462, 1286], [1462, 1287], [1455, 1294], [1454, 1294], [1452, 1296], [1451, 1296], [1450, 1297], [1449, 1297], [1448, 1298], [1447, 1298], [1445, 1300], [1444, 1300], [1440, 1304], [1439, 1304], [1434, 1309], [1433, 1309], [1420, 1322], [1419, 1322], [1417, 1324], [1416, 1324], [1414, 1326], [1413, 1326], [1403, 1336], [1403, 1337], [1399, 1341], [1399, 1342], [1397, 1344], [1397, 1345], [1396, 1346], [1396, 1347], [1395, 1348], [1395, 1349], [1394, 1350], [1394, 1351], [1393, 1352], [1393, 1355], [1392, 1356], [1392, 1359], [1391, 1360], [1391, 1363], [1390, 1364], [1390, 1367], [1389, 1368], [1389, 1373], [1388, 1374], [1388, 1378], [1387, 1379], [1387, 1383], [1386, 1384], [1386, 1387], [1385, 1388], [1385, 1389], [1384, 1390], [1384, 1391], [1383, 1392], [1383, 1394], [1382, 1395], [1382, 1396], [1381, 1397], [1381, 1400], [1380, 1401], [1380, 1403], [1379, 1404], [1379, 1408], [1378, 1409], [1378, 1414], [1377, 1415], [1377, 1422], [1376, 1423], [1376, 1435], [1375, 1436], [1375, 1445], [1374, 1446], [1374, 1452], [1373, 1453], [1373, 1455], [1372, 1456], [1372, 1457], [1371, 1458], [1371, 1459], [1370, 1460], [1370, 1461], [1369, 1462], [1369, 1463], [1366, 1466], [1366, 1467], [1365, 1468], [1365, 1469], [1364, 1470], [1364, 1472], [1363, 1473], [1363, 1474], [1362, 1475], [1362, 1477], [1361, 1478], [1361, 1481], [1360, 1482], [1360, 1486], [1359, 1487], [1359, 1492], [1358, 1493], [1358, 1497], [1357, 1498], [1357, 1501], [1356, 1502], [1356, 1503], [1355, 1504], [1355, 1505], [1354, 1506], [1354, 1507], [1352, 1509], [1352, 1510], [1349, 1513], [1349, 1514], [1347, 1516], [1347, 1519], [1346, 1520], [1346, 1522], [1345, 1523], [1345, 1526], [1344, 1527], [1344, 1529], [1343, 1530], [1343, 1532], [1342, 1533], [1342, 1537], [1341, 1538], [1341, 1541], [1340, 1542], [1340, 1545], [1339, 1546], [1339, 1549], [1338, 1550], [1338, 1555], [1337, 1556], [1337, 1560], [1336, 1561], [1336, 1565], [1335, 1566], [1336, 1567], [1336, 1568], [1337, 1569], [1337, 1571], [1338, 1572], [1338, 1573], [1339, 1574], [1339, 1576], [1340, 1577], [1340, 1578], [1341, 1579], [1341, 1580], [1342, 1581], [1342, 1582], [1343, 1583], [1343, 1584], [1346, 1587], [1346, 1588], [1354, 1596], [1354, 1597], [1356, 1599], [1356, 1600], [1358, 1602], [1358, 1603], [1361, 1606], [1361, 1607], [1364, 1610], [1364, 1611], [1367, 1614], [1367, 1615], [1372, 1620], [1372, 1621], [1387, 1636], [1387, 1637], [1395, 1645], [1395, 1646], [1400, 1651], [1401, 1651], [1403, 1653], [1404, 1653], [1405, 1654], [1406, 1654], [1407, 1655], [1408, 1655], [1409, 1656], [1410, 1656], [1411, 1657], [1413, 1657], [1414, 1658], [1415, 1658], [1416, 1659], [1419, 1659], [1420, 1660], [1422, 1660], [1423, 1661], [1425, 1661], [1426, 1662], [1428, 1662], [1429, 1663], [1431, 1663], [1432, 1664], [1440, 1664], [1441, 1665], [1449, 1665], [1450, 1666], [1456, 1666], [1457, 1667], [1463, 1667], [1464, 1668], [1470, 1668], [1471, 1667], [1481, 1667], [1482, 1668], [1490, 1668], [1491, 1669], [1508, 1669], [1509, 1670], [1535, 1670], [1536, 1671], [1548, 1671], [1549, 1672], [1557, 1672], [1558, 1673], [1567, 1673], [1568, 1674], [1575, 1674], [1576, 1675], [1585, 1675], [1586, 1676], [1595, 1676], [1596, 1675], [1597, 1675], [1599, 1673], [1600, 1673], [1604, 1669], [1605, 1669], [1613, 1661], [1613, 1660], [1615, 1658], [1615, 1657], [1617, 1655], [1617, 1654], [1618, 1653], [1618, 1652], [1620, 1650], [1620, 1649], [1627, 1642], [1628, 1642], [1629, 1641], [1630, 1641], [1633, 1638], [1634, 1638], [1639, 1633], [1639, 1632], [1642, 1629], [1643, 1629], [1645, 1627], [1646, 1627], [1647, 1626], [1648, 1626], [1649, 1625], [1650, 1625], [1652, 1623], [1653, 1623], [1654, 1622], [1655, 1622], [1656, 1621], [1657, 1621], [1658, 1620], [1659, 1620], [1660, 1619], [1661, 1619], [1670, 1610], [1671, 1610], [1673, 1608], [1674, 1608], [1675, 1607], [1676, 1607], [1677, 1606], [1678, 1606], [1691, 1593], [1692, 1593], [1693, 1592], [1694, 1592], [1696, 1590], [1697, 1590], [1698, 1589], [1699, 1589], [1701, 1587], [1702, 1587], [1705, 1584], [1706, 1584], [1712, 1578], [1713, 1578], [1715, 1576], [1716, 1576], [1718, 1574], [1719, 1574], [1720, 1573], [1721, 1573], [1722, 1572], [1723, 1572], [1725, 1570], [1726, 1570], [1735, 1561], [1736, 1561], [1738, 1559], [1739, 1559], [1740, 1558], [1741, 1558], [1742, 1557], [1743, 1557], [1745, 1555], [1746, 1555], [1754, 1547], [1755, 1547], [1758, 1544], [1759, 1544], [1761, 1542], [1762, 1542], [1765, 1539], [1766, 1539], [1773, 1532], [1773, 1531], [1775, 1529], [1775, 1528], [1776, 1527], [1776, 1525], [1777, 1524], [1777, 1523], [1778, 1522], [1778, 1519], [1779, 1518], [1779, 1494], [1778, 1493], [1778, 1489], [1777, 1488], [1777, 1484], [1775, 1482], [1775, 1481], [1769, 1475], [1769, 1474], [1767, 1472], [1767, 1471], [1766, 1470], [1766, 1469], [1765, 1468], [1765, 1466], [1764, 1465], [1764, 1463], [1763, 1462], [1763, 1460], [1762, 1459], [1762, 1458], [1761, 1457], [1761, 1456], [1760, 1455], [1760, 1454], [1759, 1453], [1759, 1452], [1758, 1451], [1758, 1450], [1757, 1449], [1757, 1448], [1756, 1447], [1756, 1446], [1755, 1445], [1755, 1444], [1754, 1443], [1754, 1442], [1753, 1441], [1753, 1440], [1752, 1439], [1752, 1437], [1751, 1436], [1751, 1433], [1750, 1432], [1750, 1427], [1749, 1426], [1749, 1419], [1748, 1418], [1748, 1412], [1747, 1411], [1747, 1404], [1746, 1403], [1746, 1395], [1745, 1394], [1745, 1385], [1744, 1384], [1744, 1380], [1743, 1379], [1743, 1375], [1742, 1374], [1742, 1371], [1741, 1370], [1741, 1368], [1740, 1367], [1740, 1365], [1739, 1364], [1739, 1362], [1738, 1361], [1738, 1359], [1737, 1358], [1737, 1355], [1736, 1354], [1736, 1351], [1735, 1350], [1735, 1346], [1734, 1345], [1734, 1340], [1733, 1339], [1733, 1335], [1732, 1334], [1732, 1331], [1731, 1330], [1731, 1328], [1730, 1327], [1730, 1325], [1729, 1324], [1729, 1322], [1728, 1321], [1728, 1320], [1727, 1319], [1727, 1317], [1726, 1316], [1726, 1314], [1725, 1313], [1725, 1311], [1724, 1310], [1724, 1308], [1718, 1302], [1717, 1302], [1716, 1301], [1715, 1301], [1714, 1300], [1713, 1300], [1712, 1299], [1710, 1299], [1709, 1298], [1707, 1298], [1706, 1297], [1704, 1297], [1703, 1296], [1700, 1296], [1699, 1295], [1697, 1295], [1696, 1294], [1694, 1294], [1693, 1293], [1691, 1293], [1690, 1292], [1689, 1292], [1688, 1291], [1687, 1291], [1686, 1290], [1684, 1290], [1683, 1289], [1682, 1289], [1681, 1288], [1679, 1288], [1678, 1287], [1676, 1287], [1671, 1282], [1670, 1282], [1668, 1280], [1667, 1280], [1666, 1279], [1665, 1279], [1664, 1278], [1662, 1278], [1661, 1277], [1659, 1277], [1657, 1275], [1656, 1275], [1652, 1271], [1651, 1271], [1650, 1270], [1650, 1269], [1649, 1268], [1649, 1267], [1644, 1262], [1643, 1262], [1640, 1259], [1639, 1259], [1637, 1257], [1636, 1257], [1634, 1255], [1633, 1255], [1632, 1254], [1631, 1254], [1627, 1250], [1626, 1250], [1613, 1237], [1612, 1237], [1611, 1236], [1592, 1236], [1591, 1235], [1589, 1235], [1588, 1234], [1585, 1234], [1584, 1233], [1580, 1233], [1579, 1232]]</text:p>
          </table:table-cell>
          <table:table-cell office:value-type="string" calcext:value-type="string">
            <text:p>[[1242, 1461], [1608, 1165], [1853, 1468], [1487, 1764]]</text:p>
          </table:table-cell>
          <table:table-cell office:value-type="float" office:value="0.99988556" calcext:value-type="float">
            <text:p>0.99988556</text:p>
          </table:table-cell>
          <table:table-cell office:value-type="string" calcext:value-type="string">
            <text:p>pixel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6835_KAH_1_box4_img1.tif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autozooid</text:p>
          </table:table-cell>
          <table:table-cell office:value-type="float" office:value="548.907836914063" calcext:value-type="float">
            <text:p>548.907836914063</text:p>
          </table:table-cell>
          <table:table-cell office:value-type="float" office:value="560.170349121094" calcext:value-type="float">
            <text:p>560.170349121094</text:p>
          </table:table-cell>
          <table:table-cell office:value-type="float" office:value="158188.5" calcext:value-type="float">
            <text:p>158188.5</text:p>
          </table:table-cell>
          <table:table-cell office:value-type="float" office:value="1832.33425569534" calcext:value-type="float">
            <text:p>1832.33425569534</text:p>
          </table:table-cell>
          <table:table-cell office:value-type="float" office:value="0.832783631611227" calcext:value-type="float">
            <text:p>0.832783631611227</text:p>
          </table:table-cell>
          <table:table-cell office:value-type="float" office:value="0.592073154881096" calcext:value-type="float">
            <text:p>0.592073154881096</text:p>
          </table:table-cell>
          <table:table-cell office:value-type="float" office:value="0.925604751510532" calcext:value-type="float">
            <text:p>0.925604751510532</text:p>
          </table:table-cell>
          <table:table-cell office:value-type="float" office:value="491.306549072266" calcext:value-type="float">
            <text:p>491.306549072266</text:p>
          </table:table-cell>
          <table:table-cell office:value-type="float" office:value="454.755676269531" calcext:value-type="float">
            <text:p>454.755676269531</text:p>
          </table:table-cell>
          <table:table-cell office:value-type="float" office:value="73.8724212646484" calcext:value-type="float">
            <text:p>73.8724212646484</text:p>
          </table:table-cell>
          <table:table-cell office:value-type="float" office:value="1238" calcext:value-type="float">
            <text:p>1238</text:p>
          </table:table-cell>
          <table:table-cell office:value-type="float" office:value="1147" calcext:value-type="float">
            <text:p>1147</text:p>
          </table:table-cell>
          <table:table-cell office:value-type="float" office:value="0.189577158889436" calcext:value-type="float">
            <text:p>0.189577158889436</text:p>
          </table:table-cell>
          <table:table-cell office:value-type="float" office:value="0.00255347694756243" calcext:value-type="float">
            <text:p>0.00255347694756243</text:p>
          </table:table-cell>
          <table:table-cell office:value-type="float" office:value="0.00110486954085241" calcext:value-type="float">
            <text:p>0.00110486954085241</text:p>
          </table:table-cell>
          <table:table-cell office:value-type="float" office:value="0.000123166850153975" calcext:value-type="float">
            <text:p>0.000123166850153975</text:p>
          </table:table-cell>
          <table:table-cell office:value-type="float" office:value="-0.00000001688250211255" calcext:value-type="float">
            <text:p>-1.68825021125539E-08</text:p>
          </table:table-cell>
          <table:table-cell office:value-type="float" office:value="0.00000041645427096137" calcext:value-type="float">
            <text:p>4.16454270961369E-07</text:p>
          </table:table-cell>
          <table:table-cell office:value-type="float" office:value="0.00000004218263543472" calcext:value-type="float">
            <text:p>4.2182635434722E-08</text:p>
          </table:table-cell>
          <table:table-cell office:value-type="string" calcext:value-type="string">
            <text:p>[[1324, 914], [1323, 915], [1306, 915], [1305, 916], [1300, 916], [1299, 917], [1294, 917], [1293, 918], [1290, 918], [1289, 919], [1284, 919], [1283, 920], [1278, 920], [1277, 921], [1272, 921], [1271, 922], [1265, 922], [1264, 923], [1249, 923], [1248, 924], [1209, 924], [1208, 925], [1206, 925], [1205, 926], [1203, 926], [1202, 927], [1200, 927], [1199, 928], [1197, 928], [1196, 929], [1194, 929], [1193, 930], [1191, 930], [1190, 931], [1188, 931], [1186, 933], [1185, 933], [1182, 936], [1181, 936], [1175, 942], [1175, 943], [1173, 945], [1172, 945], [1168, 949], [1167, 949], [1157, 959], [1157, 960], [1151, 966], [1150, 966], [1139, 977], [1139, 978], [1137, 980], [1137, 981], [1128, 990], [1127, 990], [1123, 994], [1123, 995], [1120, 998], [1120, 999], [1118, 1001], [1118, 1002], [1117, 1003], [1117, 1004], [1116, 1005], [1116, 1006], [1115, 1007], [1115, 1008], [1113, 1010], [1113, 1011], [1110, 1014], [1110, 1015], [1108, 1017], [1108, 1018], [1106, 1020], [1106, 1021], [1104, 1023], [1104, 1024], [1100, 1028], [1100, 1029], [1088, 1041], [1088, 1042], [1085, 1045], [1085, 1046], [1083, 1048], [1083, 1049], [1081, 1051], [1081, 1052], [1079, 1054], [1079, 1055], [1077, 1057], [1077, 1058], [1075, 1060], [1075, 1061], [1070, 1066], [1069, 1066], [1066, 1069], [1065, 1069], [1046, 1088], [1045, 1088], [1039, 1094], [1038, 1094], [1026, 1106], [1026, 1107], [1021, 1112], [1021, 1113], [1015, 1119], [1015, 1120], [1011, 1124], [1010, 1124], [1003, 1131], [1002, 1131], [993, 1140], [992, 1140], [992, 1141], [991, 1142], [991, 1143], [990, 1144], [990, 1146], [989, 1147], [989, 1149], [988, 1150], [988, 1153], [987, 1154], [987, 1156], [986, 1157], [986, 1182], [987, 1183], [987, 1185], [988, 1186], [988, 1188], [989, 1189], [989, 1190], [990, 1191], [990, 1193], [991, 1194], [991, 1195], [992, 1196], [992, 1197], [993, 1198], [993, 1199], [994, 1200], [994, 1202], [995, 1203], [995, 1207], [996, 1208], [996, 1212], [997, 1213], [997, 1218], [998, 1219], [998, 1224], [999, 1225], [999, 1231], [1000, 1232], [1000, 1238], [1001, 1239], [1001, 1245], [1002, 1246], [1002, 1252], [1003, 1253], [1003, 1260], [1004, 1261], [1004, 1265], [1005, 1266], [1005, 1270], [1006, 1271], [1006, 1275], [1007, 1276], [1007, 1279], [1008, 1280], [1008, 1282], [1009, 1283], [1009, 1285], [1010, 1286], [1010, 1287], [1011, 1288], [1011, 1289], [1012, 1290], [1012, 1291], [1013, 1292], [1013, 1293], [1014, 1294], [1014, 1296], [1015, 1297], [1015, 1298], [1016, 1299], [1016, 1301], [1017, 1302], [1017, 1305], [1018, 1306], [1018, 1309], [1019, 1310], [1019, 1313], [1020, 1314], [1020, 1318], [1021, 1319], [1021, 1325], [1022, 1326], [1022, 1331], [1023, 1332], [1023, 1338], [1024, 1339], [1024, 1343], [1025, 1344], [1025, 1347], [1026, 1348], [1026, 1350], [1027, 1351], [1027, 1353], [1028, 1354], [1028, 1356], [1029, 1357], [1029, 1359], [1030, 1360], [1030, 1361], [1031, 1362], [1031, 1363], [1032, 1364], [1032, 1366], [1033, 1367], [1033, 1368], [1034, 1369], [1034, 1371], [1035, 1372], [1035, 1373], [1036, 1374], [1036, 1377], [1037, 1378], [1037, 1380], [1038, 1381], [1038, 1384], [1039, 1385], [1039, 1388], [1040, 1389], [1040, 1392], [1041, 1393], [1041, 1397], [1042, 1398], [1042, 1401], [1043, 1402], [1043, 1404], [1044, 1405], [1044, 1406], [1045, 1407], [1045, 1408], [1046, 1409], [1046, 1410], [1047, 1411], [1047, 1412], [1049, 1414], [1049, 1415], [1057, 1423], [1057, 1424], [1070, 1437], [1072, 1437], [1073, 1436], [1074, 1436], [1076, 1434], [1077, 1434], [1078, 1433], [1079, 1433], [1081, 1431], [1082, 1431], [1084, 1429], [1085, 1429], [1088, 1426], [1089, 1426], [1092, 1423], [1092, 1422], [1093, 1421], [1093, 1420], [1094, 1419], [1094, 1418], [1095, 1417], [1095, 1416], [1096, 1415], [1096, 1414], [1097, 1413], [1097, 1411], [1098, 1410], [1098, 1408], [1099, 1407], [1099, 1406], [1100, 1405], [1100, 1403], [1101, 1402], [1101, 1400], [1102, 1399], [1102, 1398], [1103, 1397], [1103, 1395], [1104, 1394], [1104, 1393], [1105, 1392], [1105, 1391], [1107, 1389], [1107, 1388], [1108, 1387], [1108, 1386], [1110, 1384], [1110, 1383], [1111, 1382], [1111, 1381], [1112, 1380], [1112, 1379], [1113, 1378], [1113, 1377], [1114, 1376], [1114, 1375], [1115, 1374], [1115, 1372], [1116, 1371], [1116, 1369], [1117, 1368], [1117, 1366], [1118, 1365], [1118, 1362], [1119, 1361], [1119, 1359], [1120, 1358], [1120, 1357], [1121, 1356], [1121, 1354], [1122, 1353], [1122, 1352], [1124, 1350], [1124, 1349], [1126, 1347], [1126, 1346], [1131, 1341], [1131, 1340], [1132, 1339], [1132, 1338], [1133, 1337], [1133, 1336], [1134, 1335], [1134, 1334], [1135, 1333], [1135, 1332], [1136, 1331], [1136, 1329], [1137, 1328], [1137, 1327], [1138, 1326], [1138, 1324], [1139, 1323], [1139, 1321], [1140, 1320], [1140, 1319], [1143, 1316], [1143, 1315], [1148, 1310], [1149, 1310], [1157, 1302], [1157, 1301], [1159, 1299], [1159, 1298], [1169, 1288], [1170, 1288], [1171, 1287], [1172, 1287], [1175, 1284], [1176, 1284], [1182, 1278], [1183, 1278], [1185, 1276], [1186, 1276], [1188, 1274], [1190, 1274], [1191, 1273], [1193, 1273], [1194, 1272], [1195, 1272], [1196, 1271], [1198, 1271], [1199, 1270], [1201, 1270], [1202, 1269], [1204, 1269], [1205, 1268], [1207, 1268], [1208, 1267], [1211, 1267], [1212, 1266], [1215, 1266], [1216, 1265], [1219, 1265], [1220, 1264], [1222, 1264], [1223, 1263], [1225, 1263], [1226, 1262], [1230, 1262], [1231, 1261], [1240, 1261], [1241, 1260], [1249, 1260], [1250, 1259], [1259, 1259], [1260, 1258], [1269, 1258], [1270, 1259], [1272, 1259], [1273, 1260], [1275, 1260], [1276, 1261], [1278, 1261], [1279, 1262], [1281, 1262], [1282, 1263], [1285, 1263], [1286, 1264], [1289, 1264], [1290, 1265], [1294, 1265], [1295, 1266], [1299, 1266], [1300, 1267], [1305, 1267], [1306, 1268], [1309, 1268], [1310, 1269], [1312, 1269], [1313, 1270], [1316, 1270], [1317, 1271], [1319, 1271], [1320, 1272], [1321, 1272], [1322, 1273], [1324, 1273], [1325, 1274], [1326, 1274], [1334, 1282], [1334, 1283], [1338, 1287], [1339, 1287], [1343, 1291], [1344, 1291], [1345, 1292], [1346, 1292], [1348, 1294], [1349, 1294], [1357, 1302], [1357, 1303], [1369, 1315], [1369, 1316], [1371, 1318], [1371, 1319], [1373, 1321], [1373, 1323], [1374, 1324], [1374, 1325], [1376, 1327], [1376, 1328], [1377, 1329], [1377, 1330], [1378, 1331], [1378, 1332], [1379, 1333], [1379, 1334], [1380, 1335], [1380, 1336], [1381, 1337], [1381, 1338], [1383, 1340], [1383, 1341], [1384, 1342], [1384, 1343], [1390, 1343], [1391, 1342], [1397, 1342], [1398, 1341], [1404, 1341], [1417, 1328], [1418, 1328], [1424, 1322], [1424, 1321], [1451, 1294], [1452, 1294], [1459, 1287], [1460, 1287], [1474, 1273], [1475, 1273], [1479, 1269], [1480, 1269], [1482, 1267], [1483, 1267], [1487, 1263], [1488, 1263], [1490, 1261], [1490, 1260], [1492, 1258], [1492, 1257], [1494, 1255], [1494, 1254], [1496, 1252], [1496, 1251], [1497, 1250], [1497, 1249], [1499, 1247], [1499, 1246], [1500, 1245], [1500, 1244], [1502, 1242], [1502, 1235], [1501, 1234], [1501, 1227], [1500, 1226], [1500, 1221], [1499, 1220], [1499, 1219], [1498, 1218], [1498, 1217], [1497, 1216], [1497, 1215], [1496, 1214], [1496, 1213], [1495, 1212], [1495, 1211], [1494, 1210], [1494, 1209], [1493, 1208], [1493, 1207], [1492, 1206], [1492, 1204], [1491, 1203], [1491, 1201], [1490, 1200], [1490, 1199], [1489, 1198], [1489, 1197], [1488, 1196], [1488, 1195], [1486, 1193], [1486, 1192], [1484, 1190], [1484, 1189], [1480, 1185], [1480, 1184], [1478, 1182], [1478, 1181], [1477, 1180], [1477, 1178], [1476, 1177], [1476, 1176], [1475, 1175], [1475, 1173], [1474, 1172], [1474, 1170], [1473, 1169], [1473, 1166], [1472, 1165], [1472, 1163], [1471, 1162], [1471, 1159], [1470, 1158], [1470, 1157], [1469, 1156], [1469, 1154], [1468, 1153], [1468, 1152], [1466, 1150], [1466, 1149], [1465, 1148], [1465, 1147], [1461, 1143], [1461, 1142], [1459, 1140], [1459, 1139], [1458, 1138], [1458, 1137], [1457, 1136], [1457, 1134], [1456, 1133], [1456, 1131], [1455, 1130], [1455, 1128], [1454, 1127], [1454, 1125], [1453, 1124], [1453, 1121], [1452, 1120], [1452, 1116], [1451, 1115], [1451, 1111], [1450, 1110], [1450, 1107], [1449, 1106], [1449, 1104], [1448, 1103], [1448, 1100], [1447, 1099], [1447, 1096], [1446, 1095], [1446, 1093], [1445, 1092], [1445, 1090], [1444, 1089], [1444, 1087], [1443, 1086], [1443, 1085], [1442, 1084], [1442, 1082], [1441, 1081], [1441, 1078], [1440, 1077], [1440, 1073], [1439, 1072], [1439, 1067], [1438, 1066], [1438, 1061], [1437, 1060], [1437, 1053], [1436, 1052], [1436, 1045], [1435, 1044], [1435, 1024], [1436, 1023], [1436, 1021], [1435, 1020], [1435, 1015], [1434, 1014], [1434, 1009], [1433, 1008], [1433, 1003], [1432, 1002], [1432, 999], [1431, 998], [1431, 996], [1430, 995], [1430, 993], [1429, 992], [1429, 991], [1428, 990], [1428, 989], [1427, 988], [1427, 987], [1426, 986], [1426, 985], [1425, 984], [1425, 983], [1423, 981], [1423, 980], [1421, 978], [1421, 977], [1418, 974], [1418, 973], [1416, 971], [1416, 970], [1413, 967], [1413, 966], [1411, 964], [1411, 963], [1407, 959], [1407, 958], [1406, 957], [1405, 957], [1392, 944], [1392, 943], [1386, 937], [1385, 937], [1383, 935], [1382, 935], [1381, 934], [1380, 934], [1379, 933], [1378, 933], [1377, 932], [1376, 932], [1374, 930], [1373, 930], [1372, 929], [1371, 929], [1370, 928], [1369, 928], [1368, 927], [1367, 927], [1366, 926], [1365, 926], [1364, 925], [1363, 925], [1362, 924], [1361, 924], [1360, 923], [1359, 923], [1357, 921], [1356, 921], [1355, 920], [1354, 920], [1353, 919], [1352, 919], [1351, 918], [1350, 918], [1349, 917], [1348, 917], [1347, 916], [1342, 916], [1341, 915], [1328, 915], [1327, 914]]</text:p>
          </table:table-cell>
          <table:table-cell office:value-type="string" calcext:value-type="string">
            <text:p>[[926, 1005], [1398, 869], [1524, 1306], [1052, 1442]]</text:p>
          </table:table-cell>
          <table:table-cell office:value-type="float" office:value="0.999876" calcext:value-type="float">
            <text:p>0.999876</text:p>
          </table:table-cell>
          <table:table-cell office:value-type="string" calcext:value-type="string">
            <text:p>pixels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6835_KAH_1_box4_img1.tif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utozooid</text:p>
          </table:table-cell>
          <table:table-cell office:value-type="float" office:value="504.032409667969" calcext:value-type="float">
            <text:p>504.032409667969</text:p>
          </table:table-cell>
          <table:table-cell office:value-type="float" office:value="590.986328125" calcext:value-type="float">
            <text:p>590.986328125</text:p>
          </table:table-cell>
          <table:table-cell office:value-type="float" office:value="181512" calcext:value-type="float">
            <text:p>181512</text:p>
          </table:table-cell>
          <table:table-cell office:value-type="float" office:value="1753.58194375038" calcext:value-type="float">
            <text:p>1753.58194375038</text:p>
          </table:table-cell>
          <table:table-cell office:value-type="float" office:value="0.940167354264271" calcext:value-type="float">
            <text:p>0.940167354264271</text:p>
          </table:table-cell>
          <table:table-cell office:value-type="float" office:value="0.741759429878355" calcext:value-type="float">
            <text:p>0.741759429878355</text:p>
          </table:table-cell>
          <table:table-cell office:value-type="float" office:value="0.775031792483184" calcext:value-type="float">
            <text:p>0.775031792483184</text:p>
          </table:table-cell>
          <table:table-cell office:value-type="float" office:value="573.6357421875" calcext:value-type="float">
            <text:p>573.6357421875</text:p>
          </table:table-cell>
          <table:table-cell office:value-type="float" office:value="444.5859375" calcext:value-type="float">
            <text:p>444.5859375</text:p>
          </table:table-cell>
          <table:table-cell office:value-type="float" office:value="51.4958038330078" calcext:value-type="float">
            <text:p>51.4958038330078</text:p>
          </table:table-cell>
          <table:table-cell office:value-type="float" office:value="804" calcext:value-type="float">
            <text:p>804</text:p>
          </table:table-cell>
          <table:table-cell office:value-type="float" office:value="1370" calcext:value-type="float">
            <text:p>1370</text:p>
          </table:table-cell>
          <table:table-cell office:value-type="float" office:value="0.1721370282804" calcext:value-type="float">
            <text:p>0.1721370282804</text:p>
          </table:table-cell>
          <table:table-cell office:value-type="float" office:value="0.00271154654047925" calcext:value-type="float">
            <text:p>0.00271154654047925</text:p>
          </table:table-cell>
          <table:table-cell office:value-type="float" office:value="0.000308378180294274" calcext:value-type="float">
            <text:p>0.000308378180294274</text:p>
          </table:table-cell>
          <table:table-cell office:value-type="float" office:value="0.00000602965377094096" calcext:value-type="float">
            <text:p>6.02965377094096E-06</text:p>
          </table:table-cell>
          <table:table-cell office:value-type="float" office:value="-0.00000000004693996087" calcext:value-type="float">
            <text:p>-4.69399608650328E-11</text:p>
          </table:table-cell>
          <table:table-cell office:value-type="float" office:value="-0.00000015027255369496" calcext:value-type="float">
            <text:p>-1.50272553694955E-07</text:p>
          </table:table-cell>
          <table:table-cell office:value-type="float" office:value="-0.00000000025573195017" calcext:value-type="float">
            <text:p>-2.55731950172855E-10</text:p>
          </table:table-cell>
          <table:table-cell office:value-type="string" calcext:value-type="string">
            <text:p>[[809, 1081], [808, 1082], [803, 1082], [802, 1083], [798, 1083], [797, 1084], [795, 1084], [784, 1095], [783, 1095], [781, 1097], [780, 1097], [778, 1099], [777, 1099], [771, 1105], [771, 1106], [770, 1107], [770, 1108], [768, 1110], [768, 1111], [760, 1119], [759, 1119], [753, 1125], [753, 1126], [751, 1128], [751, 1129], [750, 1130], [750, 1131], [748, 1133], [748, 1134], [736, 1146], [736, 1147], [734, 1149], [734, 1150], [733, 1151], [733, 1152], [732, 1153], [732, 1154], [731, 1155], [731, 1156], [729, 1158], [729, 1159], [723, 1165], [722, 1165], [717, 1170], [717, 1171], [715, 1173], [715, 1174], [708, 1181], [707, 1181], [705, 1183], [704, 1183], [702, 1185], [701, 1185], [693, 1193], [693, 1194], [688, 1199], [687, 1199], [686, 1200], [685, 1200], [684, 1201], [683, 1201], [682, 1202], [680, 1202], [679, 1203], [677, 1203], [676, 1204], [675, 1204], [674, 1205], [671, 1205], [670, 1206], [669, 1206], [668, 1207], [666, 1207], [664, 1209], [663, 1209], [662, 1210], [661, 1210], [657, 1214], [656, 1214], [656, 1215], [653, 1218], [652, 1218], [646, 1224], [645, 1224], [634, 1235], [634, 1236], [633, 1237], [633, 1239], [632, 1240], [632, 1242], [631, 1243], [631, 1246], [630, 1247], [630, 1250], [629, 1251], [629, 1255], [628, 1256], [628, 1272], [627, 1273], [627, 1297], [626, 1298], [626, 1325], [625, 1326], [625, 1339], [624, 1340], [624, 1352], [623, 1353], [623, 1362], [622, 1363], [622, 1367], [621, 1368], [621, 1372], [620, 1373], [620, 1376], [619, 1377], [619, 1379], [618, 1380], [618, 1382], [617, 1383], [617, 1384], [616, 1385], [616, 1386], [615, 1387], [615, 1388], [614, 1389], [614, 1390], [613, 1391], [613, 1392], [612, 1393], [612, 1395], [611, 1396], [611, 1398], [610, 1399], [610, 1401], [609, 1402], [609, 1404], [608, 1405], [608, 1408], [607, 1409], [607, 1411], [606, 1412], [606, 1414], [605, 1415], [605, 1417], [604, 1418], [604, 1420], [603, 1421], [603, 1422], [602, 1423], [602, 1425], [601, 1426], [601, 1427], [597, 1431], [597, 1432], [594, 1435], [594, 1436], [592, 1438], [592, 1439], [591, 1440], [591, 1441], [590, 1442], [590, 1443], [589, 1444], [589, 1445], [588, 1446], [588, 1448], [587, 1449], [587, 1450], [586, 1451], [586, 1452], [584, 1454], [584, 1455], [581, 1458], [581, 1459], [575, 1465], [575, 1466], [573, 1468], [573, 1469], [572, 1470], [572, 1472], [571, 1473], [571, 1474], [570, 1475], [570, 1476], [569, 1477], [569, 1478], [567, 1480], [567, 1481], [566, 1482], [566, 1483], [564, 1485], [564, 1486], [562, 1488], [562, 1489], [561, 1490], [561, 1494], [560, 1495], [560, 1499], [559, 1500], [559, 1505], [558, 1506], [558, 1518], [559, 1519], [559, 1527], [560, 1528], [560, 1532], [561, 1533], [561, 1534], [562, 1535], [562, 1536], [563, 1537], [563, 1538], [565, 1540], [565, 1541], [566, 1542], [566, 1543], [567, 1544], [567, 1546], [568, 1547], [568, 1548], [569, 1549], [569, 1551], [570, 1552], [570, 1555], [571, 1556], [571, 1558], [572, 1559], [572, 1561], [573, 1562], [573, 1563], [574, 1564], [574, 1566], [575, 1567], [575, 1568], [576, 1569], [576, 1570], [577, 1571], [577, 1572], [578, 1573], [578, 1574], [583, 1579], [583, 1580], [587, 1584], [587, 1585], [589, 1587], [589, 1588], [591, 1590], [591, 1591], [593, 1593], [593, 1594], [595, 1596], [595, 1597], [600, 1602], [601, 1602], [603, 1604], [604, 1604], [606, 1606], [607, 1606], [609, 1608], [610, 1608], [612, 1610], [613, 1610], [614, 1611], [615, 1611], [616, 1612], [634, 1612], [635, 1611], [637, 1611], [638, 1610], [639, 1610], [640, 1609], [642, 1609], [643, 1608], [645, 1608], [646, 1607], [648, 1607], [649, 1606], [651, 1606], [652, 1605], [655, 1605], [656, 1604], [659, 1604], [660, 1603], [663, 1603], [664, 1602], [669, 1602], [670, 1601], [676, 1601], [677, 1600], [683, 1600], [684, 1599], [694, 1599], [695, 1598], [709, 1598], [710, 1599], [717, 1599], [718, 1600], [724, 1600], [725, 1601], [727, 1601], [728, 1602], [730, 1602], [731, 1603], [733, 1603], [734, 1604], [735, 1604], [736, 1605], [737, 1605], [738, 1606], [739, 1606], [740, 1607], [741, 1607], [742, 1608], [743, 1608], [745, 1610], [746, 1610], [747, 1611], [748, 1611], [752, 1615], [753, 1615], [755, 1617], [756, 1617], [757, 1618], [758, 1618], [759, 1619], [762, 1619], [763, 1620], [765, 1620], [766, 1621], [768, 1621], [769, 1622], [770, 1622], [771, 1623], [772, 1623], [773, 1624], [774, 1624], [777, 1627], [778, 1627], [788, 1637], [789, 1637], [790, 1638], [791, 1638], [792, 1639], [793, 1639], [794, 1640], [800, 1640], [801, 1639], [805, 1639], [806, 1638], [810, 1638], [811, 1637], [814, 1637], [814, 1636], [822, 1628], [823, 1628], [826, 1625], [827, 1625], [829, 1623], [830, 1623], [831, 1622], [832, 1622], [832, 1621], [835, 1618], [835, 1617], [837, 1615], [837, 1614], [843, 1608], [844, 1608], [846, 1606], [847, 1606], [848, 1605], [849, 1605], [851, 1603], [852, 1603], [856, 1599], [856, 1598], [858, 1596], [858, 1595], [859, 1594], [859, 1593], [868, 1584], [869, 1584], [870, 1583], [871, 1583], [878, 1576], [878, 1575], [880, 1573], [880, 1572], [886, 1566], [887, 1566], [888, 1565], [889, 1565], [890, 1564], [891, 1564], [892, 1563], [893, 1563], [894, 1562], [896, 1562], [897, 1561], [898, 1561], [899, 1560], [900, 1560], [901, 1559], [902, 1559], [903, 1558], [904, 1558], [910, 1552], [910, 1551], [918, 1543], [919, 1543], [921, 1541], [922, 1541], [923, 1540], [924, 1540], [927, 1537], [928, 1537], [931, 1534], [931, 1533], [934, 1530], [934, 1529], [940, 1523], [941, 1523], [947, 1517], [947, 1516], [950, 1513], [950, 1512], [951, 1511], [951, 1510], [953, 1508], [953, 1507], [957, 1503], [958, 1503], [960, 1501], [961, 1501], [962, 1500], [963, 1500], [966, 1497], [967, 1497], [970, 1494], [971, 1494], [976, 1489], [977, 1489], [979, 1487], [980, 1487], [982, 1485], [983, 1485], [984, 1484], [985, 1484], [986, 1483], [987, 1483], [988, 1482], [989, 1482], [990, 1481], [992, 1481], [993, 1480], [995, 1480], [996, 1479], [998, 1479], [999, 1478], [1000, 1478], [1001, 1477], [1003, 1477], [1004, 1476], [1006, 1476], [1007, 1475], [1008, 1475], [1009, 1474], [1011, 1474], [1012, 1473], [1013, 1473], [1014, 1472], [1016, 1472], [1017, 1471], [1018, 1471], [1020, 1469], [1021, 1469], [1022, 1468], [1023, 1468], [1025, 1466], [1026, 1466], [1027, 1465], [1028, 1465], [1030, 1463], [1031, 1463], [1032, 1462], [1033, 1462], [1035, 1460], [1036, 1460], [1038, 1458], [1039, 1458], [1043, 1454], [1044, 1454], [1048, 1450], [1048, 1449], [1049, 1448], [1049, 1445], [1050, 1444], [1050, 1435], [1051, 1434], [1051, 1423], [1050, 1422], [1050, 1420], [1049, 1419], [1049, 1418], [1048, 1417], [1048, 1416], [1047, 1415], [1047, 1414], [1046, 1413], [1046, 1411], [1045, 1410], [1045, 1409], [1044, 1408], [1044, 1407], [1043, 1406], [1043, 1404], [1042, 1403], [1042, 1401], [1041, 1400], [1041, 1398], [1040, 1397], [1040, 1395], [1039, 1394], [1039, 1392], [1038, 1391], [1038, 1389], [1037, 1388], [1037, 1386], [1036, 1385], [1036, 1382], [1035, 1381], [1035, 1378], [1034, 1377], [1034, 1374], [1033, 1373], [1033, 1371], [1032, 1370], [1032, 1368], [1031, 1367], [1031, 1366], [1030, 1365], [1030, 1363], [1029, 1362], [1029, 1360], [1028, 1359], [1028, 1358], [1027, 1357], [1027, 1355], [1026, 1354], [1026, 1351], [1025, 1350], [1025, 1347], [1024, 1346], [1024, 1343], [1023, 1342], [1023, 1339], [1022, 1338], [1022, 1334], [1021, 1333], [1021, 1329], [1020, 1328], [1020, 1324], [1019, 1323], [1019, 1319], [1018, 1318], [1018, 1316], [1017, 1315], [1017, 1313], [1016, 1312], [1016, 1311], [1015, 1310], [1015, 1308], [1014, 1307], [1014, 1306], [1013, 1305], [1013, 1304], [1012, 1303], [1012, 1302], [1010, 1300], [1010, 1298], [1009, 1297], [1009, 1294], [1008, 1293], [1008, 1291], [1007, 1290], [1007, 1287], [1006, 1286], [1006, 1282], [1005, 1281], [1005, 1278], [1004, 1277], [1004, 1274], [1003, 1273], [1003, 1270], [1002, 1269], [1002, 1267], [1001, 1266], [1001, 1263], [1000, 1262], [1000, 1259], [999, 1258], [999, 1256], [998, 1255], [998, 1253], [997, 1252], [997, 1250], [996, 1249], [996, 1247], [995, 1246], [995, 1244], [994, 1243], [994, 1242], [993, 1241], [993, 1239], [992, 1238], [992, 1237], [991, 1236], [991, 1233], [990, 1232], [990, 1228], [989, 1227], [989, 1224], [988, 1223], [988, 1218], [987, 1217], [987, 1199], [986, 1198], [986, 1189], [985, 1188], [985, 1183], [984, 1182], [984, 1177], [983, 1176], [983, 1172], [982, 1171], [982, 1169], [981, 1168], [981, 1166], [980, 1165], [980, 1163], [979, 1162], [979, 1161], [978, 1160], [978, 1159], [977, 1158], [977, 1157], [976, 1156], [976, 1155], [974, 1153], [974, 1152], [965, 1143], [964, 1143], [961, 1140], [960, 1140], [958, 1138], [957, 1138], [955, 1136], [954, 1136], [951, 1133], [950, 1133], [945, 1128], [944, 1128], [942, 1126], [941, 1126], [940, 1125], [939, 1125], [938, 1124], [936, 1124], [935, 1123], [934, 1123], [933, 1122], [931, 1122], [930, 1121], [929, 1121], [928, 1120], [926, 1120], [925, 1119], [923, 1119], [922, 1118], [921, 1118], [920, 1117], [919, 1117], [918, 1116], [917, 1116], [915, 1114], [914, 1114], [912, 1112], [911, 1112], [907, 1108], [906, 1108], [904, 1106], [903, 1106], [902, 1105], [901, 1105], [900, 1104], [899, 1104], [898, 1103], [896, 1103], [895, 1102], [894, 1102], [893, 1101], [891, 1101], [890, 1100], [889, 1100], [888, 1099], [886, 1099], [885, 1098], [883, 1098], [882, 1097], [880, 1097], [879, 1096], [877, 1096], [876, 1095], [875, 1095], [874, 1094], [872, 1094], [871, 1093], [870, 1093], [869, 1092], [868, 1092], [867, 1091], [866, 1091], [865, 1090], [864, 1090], [863, 1089], [862, 1089], [861, 1088], [860, 1088], [859, 1087], [858, 1087], [857, 1086], [856, 1086], [855, 1085], [853, 1085], [852, 1084], [850, 1084], [849, 1083], [841, 1083], [840, 1082], [831, 1082], [830, 1081]]</text:p>
          </table:table-cell>
          <table:table-cell office:value-type="string" calcext:value-type="string">
            <text:p>[[422, 1380], [871, 1023], [1148, 1371], [699, 1728]]</text:p>
          </table:table-cell>
          <table:table-cell office:value-type="float" office:value="0.9997665" calcext:value-type="float">
            <text:p>0.9997665</text:p>
          </table:table-cell>
          <table:table-cell office:value-type="string" calcext:value-type="string">
            <text:p>pixels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6835_KAH_1_box4_img1.tif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utozooid</text:p>
          </table:table-cell>
          <table:table-cell office:value-type="float" office:value="470.601135253906" calcext:value-type="float">
            <text:p>470.601135253906</text:p>
          </table:table-cell>
          <table:table-cell office:value-type="float" office:value="459.167236328125" calcext:value-type="float">
            <text:p>459.167236328125</text:p>
          </table:table-cell>
          <table:table-cell office:value-type="float" office:value="133174" calcext:value-type="float">
            <text:p>133174</text:p>
          </table:table-cell>
          <table:table-cell office:value-type="float" office:value="1434.41037416458" calcext:value-type="float">
            <text:p>1434.41037416458</text:p>
          </table:table-cell>
          <table:table-cell office:value-type="float" office:value="0.976778641631216" calcext:value-type="float">
            <text:p>0.976778641631216</text:p>
          </table:table-cell>
          <table:table-cell office:value-type="float" office:value="0.813359368410898" calcext:value-type="float">
            <text:p>0.813359368410898</text:p>
          </table:table-cell>
          <table:table-cell office:value-type="float" office:value="0.86510574701468" calcext:value-type="float">
            <text:p>0.86510574701468</text:p>
          </table:table-cell>
          <table:table-cell office:value-type="float" office:value="433.775970458984" calcext:value-type="float">
            <text:p>433.775970458984</text:p>
          </table:table-cell>
          <table:table-cell office:value-type="float" office:value="375.262084960938" calcext:value-type="float">
            <text:p>375.262084960938</text:p>
          </table:table-cell>
          <table:table-cell office:value-type="float" office:value="41.0914535522461" calcext:value-type="float">
            <text:p>41.0914535522461</text:p>
          </table:table-cell>
          <table:table-cell office:value-type="float" office:value="934" calcext:value-type="float">
            <text:p>934</text:p>
          </table:table-cell>
          <table:table-cell office:value-type="float" office:value="904" calcext:value-type="float">
            <text:p>904</text:p>
          </table:table-cell>
          <table:table-cell office:value-type="float" office:value="0.165506786373487" calcext:value-type="float">
            <text:p>0.165506786373487</text:p>
          </table:table-cell>
          <table:table-cell office:value-type="float" office:value="0.00109844060063051" calcext:value-type="float">
            <text:p>0.00109844060063051</text:p>
          </table:table-cell>
          <table:table-cell office:value-type="float" office:value="0.000093717363183758" calcext:value-type="float">
            <text:p>9.3717363183758E-05</text:p>
          </table:table-cell>
          <table:table-cell office:value-type="float" office:value="0.00000034070142515376" calcext:value-type="float">
            <text:p>3.40701425153757E-07</text:p>
          </table:table-cell>
          <table:table-cell office:value-type="float" office:value="0.00000000000166090264" calcext:value-type="float">
            <text:p>1.66090263779119E-12</text:p>
          </table:table-cell>
          <table:table-cell office:value-type="float" office:value="0.00000001028381582963" calcext:value-type="float">
            <text:p>1.02838158296258E-08</text:p>
          </table:table-cell>
          <table:table-cell office:value-type="float" office:value="-0.00000000000097350597" calcext:value-type="float">
            <text:p>-9.73505973181606E-13</text:p>
          </table:table-cell>
          <table:table-cell office:value-type="string" calcext:value-type="string">
            <text:p>[[854, 691], [853, 692], [840, 692], [839, 693], [833, 693], [832, 694], [828, 694], [827, 695], [825, 695], [824, 696], [823, 696], [820, 699], [819, 699], [817, 701], [816, 701], [814, 703], [813, 703], [812, 704], [811, 704], [810, 705], [809, 705], [808, 706], [807, 706], [804, 709], [803, 709], [791, 721], [791, 722], [788, 725], [788, 726], [786, 728], [786, 729], [785, 730], [785, 731], [784, 732], [784, 733], [783, 734], [783, 735], [782, 736], [782, 737], [781, 738], [781, 739], [779, 741], [779, 742], [777, 744], [777, 745], [775, 747], [775, 748], [774, 749], [774, 750], [773, 751], [773, 752], [772, 753], [772, 754], [771, 755], [771, 756], [770, 757], [770, 759], [769, 760], [769, 762], [768, 763], [768, 764], [767, 765], [767, 767], [766, 768], [766, 769], [765, 770], [765, 771], [764, 772], [764, 773], [763, 774], [763, 775], [761, 777], [761, 778], [757, 782], [757, 783], [755, 785], [755, 786], [753, 788], [753, 789], [751, 791], [751, 792], [750, 793], [750, 794], [749, 795], [749, 796], [746, 799], [746, 800], [738, 808], [738, 809], [737, 810], [737, 811], [735, 813], [735, 814], [733, 816], [733, 817], [725, 825], [724, 825], [722, 827], [722, 828], [720, 830], [720, 831], [718, 833], [718, 834], [716, 836], [716, 837], [714, 839], [714, 840], [712, 842], [712, 843], [710, 845], [710, 846], [709, 847], [709, 848], [708, 849], [708, 850], [707, 851], [707, 852], [706, 853], [706, 855], [705, 856], [705, 858], [704, 859], [704, 874], [705, 875], [705, 880], [706, 881], [706, 884], [707, 885], [707, 887], [708, 888], [708, 890], [709, 891], [709, 892], [710, 893], [710, 894], [712, 896], [712, 897], [714, 899], [714, 900], [715, 901], [715, 902], [716, 903], [716, 904], [717, 905], [717, 906], [718, 907], [718, 909], [719, 910], [719, 911], [733, 925], [733, 926], [735, 928], [735, 929], [739, 933], [740, 933], [743, 936], [744, 936], [747, 939], [747, 940], [750, 943], [750, 944], [751, 945], [751, 946], [758, 953], [759, 953], [765, 959], [765, 960], [766, 961], [766, 962], [767, 963], [767, 964], [769, 966], [769, 967], [772, 970], [772, 971], [779, 978], [779, 979], [781, 981], [781, 982], [783, 984], [783, 985], [784, 986], [784, 987], [785, 988], [785, 989], [786, 990], [786, 991], [787, 992], [787, 993], [790, 996], [790, 997], [798, 1005], [798, 1006], [799, 1007], [799, 1008], [800, 1009], [800, 1010], [801, 1011], [801, 1012], [802, 1013], [802, 1015], [803, 1016], [803, 1017], [805, 1019], [805, 1020], [806, 1021], [806, 1022], [808, 1024], [808, 1025], [811, 1028], [811, 1029], [813, 1031], [813, 1032], [814, 1033], [814, 1034], [815, 1035], [815, 1036], [816, 1037], [816, 1038], [817, 1039], [817, 1040], [818, 1041], [818, 1043], [819, 1044], [819, 1045], [820, 1046], [820, 1047], [821, 1048], [821, 1049], [822, 1050], [822, 1051], [828, 1057], [828, 1058], [829, 1059], [829, 1060], [830, 1061], [830, 1062], [832, 1064], [832, 1065], [834, 1067], [834, 1068], [840, 1074], [841, 1074], [842, 1075], [843, 1075], [844, 1076], [845, 1076], [846, 1077], [847, 1077], [848, 1078], [849, 1078], [850, 1079], [851, 1079], [852, 1080], [853, 1080], [854, 1081], [856, 1081], [857, 1082], [859, 1082], [860, 1083], [861, 1083], [862, 1084], [864, 1084], [865, 1085], [866, 1085], [867, 1086], [868, 1086], [869, 1087], [870, 1087], [871, 1088], [872, 1088], [873, 1089], [874, 1089], [876, 1091], [877, 1091], [879, 1093], [880, 1093], [881, 1094], [882, 1094], [883, 1095], [884, 1095], [885, 1096], [886, 1096], [887, 1097], [889, 1097], [890, 1098], [891, 1098], [892, 1099], [894, 1099], [895, 1100], [896, 1100], [897, 1101], [898, 1101], [899, 1102], [900, 1102], [902, 1104], [903, 1104], [908, 1109], [909, 1109], [911, 1111], [912, 1111], [913, 1112], [914, 1112], [915, 1113], [916, 1113], [917, 1114], [918, 1114], [919, 1115], [920, 1115], [921, 1116], [922, 1116], [923, 1117], [924, 1117], [925, 1118], [927, 1118], [928, 1119], [929, 1119], [930, 1120], [931, 1120], [933, 1122], [934, 1122], [936, 1124], [937, 1124], [938, 1125], [939, 1125], [940, 1126], [941, 1126], [942, 1127], [943, 1127], [944, 1128], [946, 1128], [947, 1129], [950, 1129], [951, 1130], [954, 1130], [955, 1131], [958, 1131], [959, 1132], [964, 1132], [965, 1133], [972, 1133], [973, 1134], [979, 1134], [980, 1133], [982, 1133], [983, 1132], [985, 1132], [986, 1131], [989, 1131], [990, 1130], [992, 1130], [993, 1129], [994, 1129], [995, 1128], [996, 1128], [997, 1127], [998, 1127], [1000, 1125], [1001, 1125], [1006, 1120], [1007, 1120], [1009, 1118], [1010, 1118], [1011, 1117], [1012, 1117], [1014, 1115], [1015, 1115], [1022, 1108], [1022, 1107], [1027, 1102], [1028, 1102], [1038, 1092], [1038, 1091], [1045, 1084], [1046, 1084], [1054, 1076], [1054, 1075], [1057, 1072], [1057, 1071], [1060, 1068], [1061, 1068], [1070, 1059], [1070, 1058], [1072, 1056], [1072, 1055], [1077, 1050], [1078, 1050], [1081, 1047], [1082, 1047], [1084, 1045], [1084, 1044], [1087, 1041], [1087, 1040], [1089, 1038], [1089, 1037], [1097, 1029], [1097, 1028], [1100, 1025], [1100, 1024], [1101, 1023], [1101, 1021], [1102, 1020], [1102, 1019], [1103, 1018], [1103, 1017], [1104, 1016], [1104, 1015], [1105, 1014], [1105, 1013], [1106, 1012], [1106, 1011], [1107, 1010], [1107, 1009], [1109, 1007], [1109, 1006], [1114, 1001], [1114, 1000], [1117, 997], [1117, 996], [1118, 995], [1118, 994], [1119, 993], [1119, 992], [1123, 988], [1123, 987], [1124, 986], [1125, 986], [1129, 982], [1130, 982], [1131, 981], [1132, 981], [1142, 971], [1143, 971], [1146, 968], [1147, 968], [1148, 967], [1149, 967], [1151, 965], [1152, 965], [1156, 961], [1157, 961], [1159, 959], [1159, 958], [1161, 956], [1161, 955], [1163, 953], [1163, 952], [1164, 951], [1164, 949], [1165, 948], [1165, 947], [1166, 946], [1166, 943], [1167, 942], [1167, 936], [1168, 935], [1168, 909], [1167, 908], [1167, 905], [1166, 904], [1166, 902], [1165, 901], [1165, 899], [1164, 898], [1164, 897], [1163, 896], [1163, 894], [1157, 888], [1157, 887], [1155, 885], [1155, 884], [1153, 882], [1153, 881], [1152, 880], [1152, 879], [1151, 878], [1151, 877], [1150, 876], [1150, 875], [1148, 873], [1148, 872], [1139, 863], [1139, 862], [1138, 861], [1138, 860], [1137, 859], [1137, 858], [1136, 857], [1136, 856], [1135, 855], [1135, 854], [1134, 853], [1134, 852], [1132, 850], [1132, 849], [1131, 848], [1131, 847], [1129, 845], [1129, 844], [1126, 841], [1126, 840], [1125, 839], [1125, 838], [1123, 836], [1123, 835], [1122, 834], [1122, 833], [1120, 831], [1120, 830], [1119, 829], [1119, 828], [1118, 827], [1118, 826], [1116, 824], [1116, 823], [1113, 820], [1113, 819], [1108, 814], [1108, 813], [1105, 810], [1105, 809], [1101, 805], [1100, 805], [1095, 800], [1094, 800], [1091, 797], [1091, 796], [1083, 788], [1082, 788], [1079, 785], [1078, 785], [1077, 784], [1076, 784], [1074, 782], [1073, 782], [1070, 779], [1069, 779], [1066, 776], [1065, 776], [1064, 775], [1063, 775], [1062, 774], [1060, 774], [1059, 773], [1056, 773], [1055, 772], [1052, 772], [1051, 771], [1047, 771], [1046, 770], [1043, 770], [1042, 769], [1039, 769], [1038, 768], [1035, 768], [1034, 767], [1031, 767], [1030, 766], [1028, 766], [1027, 765], [1026, 765], [1024, 763], [1023, 763], [1021, 761], [1020, 761], [1019, 760], [1018, 760], [1016, 758], [1014, 758], [1013, 757], [1012, 757], [1011, 756], [1010, 756], [1009, 755], [1008, 755], [1007, 754], [1006, 754], [1005, 753], [1004, 753], [1002, 751], [1001, 751], [999, 749], [998, 749], [996, 747], [995, 747], [991, 743], [990, 743], [987, 740], [986, 740], [984, 738], [983, 738], [982, 737], [981, 737], [979, 735], [978, 735], [977, 734], [976, 734], [967, 725], [966, 725], [964, 723], [963, 723], [962, 722], [961, 722], [959, 720], [958, 720], [956, 718], [955, 718], [946, 709], [945, 709], [943, 707], [942, 707], [941, 706], [940, 706], [939, 705], [938, 705], [937, 704], [936, 704], [935, 703], [934, 703], [932, 701], [931, 701], [930, 700], [929, 700], [927, 698], [926, 698], [925, 697], [924, 697], [923, 696], [921, 696], [920, 695], [918, 695], [917, 694], [914, 694], [913, 693], [910, 693], [909, 692], [902, 692], [901, 691]]</text:p>
          </table:table-cell>
          <table:table-cell office:value-type="string" calcext:value-type="string">
            <text:p>[[637, 897], [883, 614], [1210, 899], [964, 1182]]</text:p>
          </table:table-cell>
          <table:table-cell office:value-type="float" office:value="0.99971944" calcext:value-type="float">
            <text:p>0.99971944</text:p>
          </table:table-cell>
          <table:table-cell office:value-type="string" calcext:value-type="string">
            <text:p>pixels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6835_KAH_1_box4_img1.tif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autozooid</text:p>
          </table:table-cell>
          <table:table-cell office:value-type="float" office:value="476.275573730469" calcext:value-type="float">
            <text:p>476.275573730469</text:p>
          </table:table-cell>
          <table:table-cell office:value-type="float" office:value="610.124328613281" calcext:value-type="float">
            <text:p>610.124328613281</text:p>
          </table:table-cell>
          <table:table-cell office:value-type="float" office:value="197720.5" calcext:value-type="float">
            <text:p>197720.5</text:p>
          </table:table-cell>
          <table:table-cell office:value-type="float" office:value="1770.14334893227" calcext:value-type="float">
            <text:p>1770.14334893227</text:p>
          </table:table-cell>
          <table:table-cell office:value-type="float" office:value="0.978218708410225" calcext:value-type="float">
            <text:p>0.978218708410225</text:p>
          </table:table-cell>
          <table:table-cell office:value-type="float" office:value="0.792947964881751" calcext:value-type="float">
            <text:p>0.792947964881751</text:p>
          </table:table-cell>
          <table:table-cell office:value-type="float" office:value="0.678067957777952" calcext:value-type="float">
            <text:p>0.678067957777952</text:p>
          </table:table-cell>
          <table:table-cell office:value-type="float" office:value="620.024658203125" calcext:value-type="float">
            <text:p>620.024658203125</text:p>
          </table:table-cell>
          <table:table-cell office:value-type="float" office:value="420.418853759766" calcext:value-type="float">
            <text:p>420.418853759766</text:p>
          </table:table-cell>
          <table:table-cell office:value-type="float" office:value="73.2703704833984" calcext:value-type="float">
            <text:p>73.2703704833984</text:p>
          </table:table-cell>
          <table:table-cell office:value-type="float" office:value="967" calcext:value-type="float">
            <text:p>967</text:p>
          </table:table-cell>
          <table:table-cell office:value-type="float" office:value="447" calcext:value-type="float">
            <text:p>447</text:p>
          </table:table-cell>
          <table:table-cell office:value-type="float" office:value="0.170921006369343" calcext:value-type="float">
            <text:p>0.170921006369343</text:p>
          </table:table-cell>
          <table:table-cell office:value-type="float" office:value="0.00339169933773237" calcext:value-type="float">
            <text:p>0.00339169933773237</text:p>
          </table:table-cell>
          <table:table-cell office:value-type="float" office:value="0.0000987219651771793" calcext:value-type="float">
            <text:p>9.87219651771793E-05</text:p>
          </table:table-cell>
          <table:table-cell office:value-type="float" office:value="0.0000050710794603283" calcext:value-type="float">
            <text:p>5.0710794603283E-06</text:p>
          </table:table-cell>
          <table:table-cell office:value-type="float" office:value="0.00000000009833283268" calcext:value-type="float">
            <text:p>9.83328326770053E-11</text:p>
          </table:table-cell>
          <table:table-cell office:value-type="float" office:value="0.00000023165285165212" calcext:value-type="float">
            <text:p>2.31652851652123E-07</text:p>
          </table:table-cell>
          <table:table-cell office:value-type="float" office:value="0.00000000005661006534" calcext:value-type="float">
            <text:p>5.66100653359897E-11</text:p>
          </table:table-cell>
          <table:table-cell office:value-type="string" calcext:value-type="string">
            <text:p>[[950, 160], [949, 161], [946, 161], [945, 162], [943, 162], [942, 163], [940, 163], [939, 164], [937, 164], [936, 165], [934, 165], [933, 166], [922, 166], [921, 167], [916, 167], [915, 168], [912, 168], [911, 169], [909, 169], [908, 170], [905, 170], [904, 171], [900, 171], [899, 172], [896, 172], [895, 173], [891, 173], [890, 174], [886, 174], [885, 175], [880, 175], [879, 176], [873, 176], [872, 177], [866, 177], [865, 178], [861, 178], [860, 179], [857, 179], [856, 180], [853, 180], [852, 181], [849, 181], [848, 182], [847, 182], [846, 183], [844, 183], [843, 184], [842, 184], [841, 185], [840, 185], [839, 186], [838, 186], [837, 187], [836, 187], [834, 189], [833, 189], [831, 191], [830, 191], [814, 207], [814, 208], [812, 210], [812, 211], [810, 213], [810, 214], [809, 215], [809, 216], [807, 218], [807, 219], [806, 220], [806, 221], [804, 223], [804, 224], [802, 226], [802, 227], [801, 228], [801, 229], [800, 230], [800, 231], [799, 232], [799, 233], [798, 234], [798, 236], [797, 237], [797, 238], [796, 239], [796, 241], [795, 242], [795, 243], [794, 244], [794, 245], [793, 246], [793, 248], [792, 249], [792, 250], [791, 251], [791, 252], [790, 253], [790, 254], [788, 256], [788, 257], [787, 258], [787, 259], [785, 261], [785, 262], [783, 264], [783, 265], [781, 267], [781, 268], [780, 269], [780, 271], [779, 272], [779, 273], [778, 274], [778, 275], [777, 276], [777, 277], [775, 279], [775, 280], [774, 281], [774, 282], [773, 283], [773, 284], [771, 286], [771, 287], [770, 288], [770, 289], [768, 291], [768, 292], [767, 293], [767, 294], [765, 296], [765, 297], [764, 298], [764, 299], [763, 300], [763, 301], [762, 302], [762, 304], [761, 305], [761, 306], [760, 307], [760, 309], [759, 310], [759, 312], [758, 313], [758, 314], [757, 315], [757, 317], [756, 318], [756, 320], [755, 321], [755, 322], [754, 323], [754, 325], [753, 326], [753, 327], [752, 328], [752, 329], [751, 330], [751, 331], [750, 332], [750, 333], [749, 334], [749, 335], [748, 336], [748, 337], [746, 339], [746, 341], [745, 342], [745, 343], [744, 344], [744, 345], [743, 346], [743, 348], [742, 349], [742, 350], [741, 351], [741, 353], [740, 354], [740, 356], [739, 357], [739, 360], [738, 361], [738, 364], [737, 365], [737, 367], [736, 368], [736, 371], [735, 372], [735, 374], [734, 375], [734, 376], [733, 377], [733, 379], [732, 380], [732, 381], [731, 382], [731, 383], [732, 384], [732, 392], [733, 393], [733, 402], [734, 403], [734, 406], [735, 407], [735, 410], [736, 411], [736, 413], [737, 414], [737, 417], [738, 418], [738, 421], [739, 422], [739, 426], [740, 427], [740, 429], [741, 430], [741, 432], [742, 433], [742, 435], [743, 436], [743, 437], [744, 438], [744, 439], [745, 440], [745, 441], [746, 442], [746, 443], [747, 444], [747, 445], [748, 446], [748, 447], [749, 448], [749, 449], [750, 450], [750, 451], [751, 452], [751, 453], [752, 454], [752, 456], [753, 457], [753, 459], [754, 460], [754, 462], [755, 463], [755, 466], [756, 467], [756, 469], [757, 470], [757, 473], [758, 474], [758, 476], [759, 477], [759, 479], [760, 480], [760, 482], [761, 483], [761, 484], [762, 485], [762, 487], [763, 488], [763, 489], [764, 490], [764, 491], [765, 492], [765, 493], [766, 494], [766, 495], [767, 496], [767, 498], [768, 499], [768, 501], [769, 502], [769, 503], [770, 504], [770, 507], [771, 508], [771, 510], [772, 511], [772, 514], [773, 515], [773, 518], [774, 519], [774, 522], [775, 523], [775, 526], [776, 527], [776, 529], [777, 530], [777, 533], [778, 534], [778, 536], [779, 537], [779, 538], [780, 539], [780, 540], [781, 541], [781, 542], [782, 543], [782, 544], [783, 545], [783, 547], [784, 548], [784, 549], [785, 550], [785, 552], [786, 553], [786, 555], [787, 556], [787, 558], [788, 559], [788, 562], [789, 563], [789, 566], [790, 567], [790, 569], [791, 570], [791, 573], [792, 574], [792, 577], [793, 578], [793, 580], [794, 581], [794, 582], [795, 583], [795, 584], [797, 586], [797, 587], [798, 588], [798, 589], [801, 592], [801, 593], [802, 594], [802, 595], [803, 596], [803, 597], [804, 598], [804, 599], [805, 600], [805, 601], [806, 602], [806, 604], [807, 605], [807, 606], [808, 607], [808, 608], [809, 609], [809, 610], [811, 612], [811, 613], [812, 614], [812, 615], [815, 618], [815, 619], [817, 621], [817, 622], [818, 623], [818, 624], [819, 625], [819, 626], [820, 627], [820, 629], [821, 630], [821, 631], [822, 632], [822, 634], [823, 635], [823, 636], [824, 637], [824, 639], [825, 640], [825, 641], [826, 642], [826, 644], [828, 646], [828, 647], [829, 648], [829, 649], [842, 662], [842, 663], [844, 665], [844, 666], [849, 671], [850, 671], [851, 672], [852, 672], [853, 673], [854, 673], [855, 674], [857, 674], [858, 675], [859, 675], [860, 676], [862, 676], [863, 677], [865, 677], [866, 678], [868, 678], [869, 679], [870, 679], [871, 680], [873, 680], [874, 681], [876, 681], [877, 682], [878, 682], [879, 683], [880, 683], [881, 684], [882, 684], [883, 685], [885, 685], [886, 686], [890, 686], [891, 687], [894, 687], [895, 688], [898, 688], [899, 689], [902, 689], [903, 690], [906, 690], [907, 691], [909, 691], [910, 692], [913, 692], [914, 693], [917, 693], [918, 694], [921, 694], [922, 695], [924, 695], [925, 696], [927, 696], [928, 697], [931, 697], [932, 698], [934, 698], [935, 699], [937, 699], [938, 700], [940, 700], [941, 701], [942, 701], [943, 702], [944, 702], [945, 703], [946, 703], [947, 704], [948, 704], [949, 705], [950, 705], [951, 706], [952, 706], [962, 716], [963, 716], [965, 718], [966, 718], [967, 719], [968, 719], [970, 721], [971, 721], [981, 731], [981, 732], [985, 736], [986, 736], [988, 738], [989, 738], [990, 739], [991, 739], [992, 740], [993, 740], [995, 742], [996, 742], [997, 743], [998, 743], [1000, 745], [1001, 745], [1002, 746], [1003, 746], [1007, 750], [1008, 750], [1013, 755], [1014, 755], [1016, 757], [1017, 757], [1018, 758], [1019, 758], [1020, 759], [1023, 759], [1024, 760], [1028, 760], [1029, 761], [1033, 761], [1034, 762], [1070, 762], [1071, 761], [1072, 761], [1073, 760], [1074, 760], [1075, 759], [1076, 759], [1078, 757], [1079, 757], [1084, 752], [1084, 751], [1089, 746], [1090, 746], [1090, 745], [1096, 739], [1096, 738], [1099, 735], [1099, 734], [1101, 732], [1101, 731], [1104, 728], [1104, 727], [1111, 720], [1111, 719], [1113, 717], [1113, 716], [1115, 714], [1115, 713], [1116, 712], [1116, 711], [1117, 710], [1117, 709], [1119, 707], [1119, 706], [1125, 700], [1125, 699], [1127, 697], [1127, 696], [1128, 695], [1128, 694], [1129, 693], [1129, 692], [1130, 691], [1130, 690], [1131, 689], [1131, 688], [1132, 687], [1132, 685], [1133, 684], [1133, 683], [1134, 682], [1134, 681], [1135, 680], [1135, 679], [1137, 677], [1137, 676], [1140, 673], [1140, 672], [1142, 670], [1142, 669], [1143, 668], [1143, 667], [1144, 666], [1144, 662], [1145, 661], [1145, 657], [1146, 656], [1146, 651], [1147, 650], [1147, 646], [1148, 645], [1148, 638], [1149, 637], [1149, 631], [1150, 630], [1150, 625], [1151, 624], [1151, 601], [1152, 600], [1152, 594], [1153, 593], [1153, 587], [1154, 586], [1154, 582], [1155, 581], [1155, 576], [1156, 575], [1156, 570], [1157, 569], [1157, 564], [1158, 563], [1158, 559], [1159, 558], [1159, 555], [1160, 554], [1160, 551], [1161, 550], [1161, 548], [1162, 547], [1162, 546], [1163, 545], [1163, 543], [1164, 542], [1164, 541], [1165, 540], [1165, 539], [1167, 537], [1167, 536], [1168, 535], [1168, 534], [1169, 533], [1169, 532], [1170, 531], [1170, 530], [1172, 528], [1172, 527], [1173, 526], [1173, 525], [1175, 523], [1175, 522], [1176, 521], [1176, 520], [1178, 518], [1178, 517], [1179, 516], [1179, 515], [1181, 513], [1181, 509], [1180, 508], [1180, 498], [1179, 497], [1179, 488], [1180, 487], [1180, 483], [1181, 482], [1181, 479], [1182, 478], [1182, 475], [1183, 474], [1183, 472], [1184, 471], [1184, 466], [1183, 465], [1183, 461], [1182, 460], [1182, 456], [1181, 455], [1181, 450], [1180, 449], [1180, 444], [1179, 443], [1179, 436], [1178, 435], [1178, 426], [1171, 419], [1171, 418], [1169, 416], [1169, 415], [1167, 413], [1167, 412], [1166, 411], [1166, 409], [1165, 408], [1165, 406], [1164, 405], [1164, 404], [1163, 403], [1163, 401], [1162, 400], [1162, 398], [1161, 397], [1161, 396], [1160, 395], [1160, 393], [1159, 392], [1159, 389], [1158, 388], [1158, 385], [1157, 384], [1157, 382], [1156, 381], [1156, 379], [1155, 378], [1155, 376], [1154, 375], [1154, 373], [1153, 372], [1153, 369], [1152, 368], [1152, 366], [1151, 365], [1151, 361], [1150, 360], [1150, 357], [1149, 356], [1149, 353], [1148, 352], [1148, 349], [1147, 348], [1147, 344], [1146, 343], [1146, 340], [1145, 339], [1145, 334], [1144, 333], [1144, 329], [1143, 328], [1143, 323], [1142, 322], [1142, 317], [1141, 316], [1141, 313], [1140, 312], [1140, 310], [1139, 309], [1139, 306], [1138, 305], [1138, 304], [1137, 303], [1137, 301], [1136, 300], [1136, 298], [1135, 297], [1135, 295], [1134, 294], [1134, 291], [1133, 290], [1133, 286], [1132, 285], [1132, 280], [1131, 279], [1131, 274], [1130, 273], [1130, 270], [1129, 269], [1129, 266], [1128, 265], [1128, 262], [1127, 261], [1127, 258], [1126, 257], [1126, 253], [1125, 252], [1125, 251], [1124, 250], [1124, 249], [1123, 248], [1123, 247], [1122, 246], [1122, 245], [1120, 243], [1120, 242], [1118, 240], [1118, 239], [1116, 237], [1116, 236], [1115, 235], [1115, 234], [1114, 233], [1114, 232], [1113, 231], [1113, 230], [1112, 229], [1112, 228], [1111, 227], [1111, 226], [1109, 224], [1109, 223], [1107, 221], [1107, 220], [1098, 211], [1098, 210], [1092, 204], [1091, 204], [1089, 202], [1088, 202], [1087, 201], [1085, 201], [1084, 200], [1082, 200], [1081, 199], [1079, 199], [1078, 198], [1076, 198], [1075, 197], [1072, 197], [1071, 196], [1068, 196], [1067, 195], [1064, 195], [1063, 194], [1060, 194], [1059, 193], [1056, 193], [1055, 192], [1053, 192], [1052, 191], [1051, 191], [1049, 189], [1048, 189], [1047, 188], [1046, 188], [1044, 186], [1043, 186], [1041, 184], [1040, 184], [1039, 183], [1038, 183], [1037, 182], [1036, 182], [1035, 181], [1033, 181], [1032, 180], [1030, 180], [1029, 179], [1027, 179], [1026, 178], [1024, 178], [1023, 177], [1020, 177], [1019, 176], [1015, 176], [1014, 175], [1011, 175], [1010, 174], [1007, 174], [1006, 173], [1003, 173], [1002, 172], [1000, 172], [999, 171], [998, 171], [997, 170], [996, 170], [995, 169], [994, 169], [993, 168], [992, 168], [991, 167], [990, 167], [988, 165], [987, 165], [986, 164], [985, 164], [984, 163], [982, 163], [981, 162], [978, 162], [977, 161], [974, 161], [973, 160]]</text:p>
          </table:table-cell>
          <table:table-cell office:value-type="string" calcext:value-type="string">
            <text:p>[[680, 231], [1083, 110], [1261, 704], [859, 825]]</text:p>
          </table:table-cell>
          <table:table-cell office:value-type="float" office:value="0.9993943" calcext:value-type="float">
            <text:p>0.9993943</text:p>
          </table:table-cell>
          <table:table-cell office:value-type="string" calcext:value-type="string">
            <text:p>pixels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6835_KAH_1_box4_img1.tif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orifice</text:p>
          </table:table-cell>
          <table:table-cell office:value-type="float" office:value="120.758850097656" calcext:value-type="float">
            <text:p>120.758850097656</text:p>
          </table:table-cell>
          <table:table-cell office:value-type="float" office:value="106.741577148438" calcext:value-type="float">
            <text:p>106.741577148438</text:p>
          </table:table-cell>
          <table:table-cell office:value-type="float" office:value="9444" calcext:value-type="float">
            <text:p>9444</text:p>
          </table:table-cell>
          <table:table-cell office:value-type="float" office:value="376.391916394234" calcext:value-type="float">
            <text:p>376.391916394234</text:p>
          </table:table-cell>
          <table:table-cell office:value-type="float" office:value="0.988900523560209" calcext:value-type="float">
            <text:p>0.988900523560209</text:p>
          </table:table-cell>
          <table:table-cell office:value-type="float" office:value="0.837693734232687" calcext:value-type="float">
            <text:p>0.837693734232687</text:p>
          </table:table-cell>
          <table:table-cell office:value-type="float" office:value="0.791760277594057" calcext:value-type="float">
            <text:p>0.791760277594057</text:p>
          </table:table-cell>
          <table:table-cell office:value-type="float" office:value="122.954612731934" calcext:value-type="float">
            <text:p>122.954612731934</text:p>
          </table:table-cell>
          <table:table-cell office:value-type="float" office:value="97.3505783081055" calcext:value-type="float">
            <text:p>97.3505783081055</text:p>
          </table:table-cell>
          <table:table-cell office:value-type="float" office:value="17.8786964416504" calcext:value-type="float">
            <text:p>17.8786964416504</text:p>
          </table:table-cell>
          <table:table-cell office:value-type="float" office:value="843" calcext:value-type="float">
            <text:p>843</text:p>
          </table:table-cell>
          <table:table-cell office:value-type="float" office:value="1195" calcext:value-type="float">
            <text:p>1195</text:p>
          </table:table-cell>
          <table:table-cell office:value-type="float" office:value="0.166655239060978" calcext:value-type="float">
            <text:p>0.166655239060978</text:p>
          </table:table-cell>
          <table:table-cell office:value-type="float" office:value="0.00143564563532945" calcext:value-type="float">
            <text:p>0.00143564563532945</text:p>
          </table:table-cell>
          <table:table-cell office:value-type="float" office:value="0.00029321196812089" calcext:value-type="float">
            <text:p>0.00029321196812089</text:p>
          </table:table-cell>
          <table:table-cell office:value-type="float" office:value="0.00000372778667077125" calcext:value-type="float">
            <text:p>3.72778667077125E-06</text:p>
          </table:table-cell>
          <table:table-cell office:value-type="float" office:value="-0.00000000012195967986" calcext:value-type="float">
            <text:p>-1.21959679858412E-10</text:p>
          </table:table-cell>
          <table:table-cell office:value-type="float" office:value="-0.0000001329898484636" calcext:value-type="float">
            <text:p>-1.32989848463597E-07</text:p>
          </table:table-cell>
          <table:table-cell office:value-type="float" office:value="0.00000000001774921388" calcext:value-type="float">
            <text:p>1.77492138812316E-11</text:p>
          </table:table-cell>
          <table:table-cell office:value-type="string" calcext:value-type="string">
            <text:p>[[846, 1144], [845, 1145], [840, 1145], [839, 1146], [837, 1146], [836, 1147], [834, 1147], [833, 1148], [830, 1148], [829, 1149], [828, 1149], [827, 1150], [824, 1150], [823, 1151], [819, 1151], [818, 1152], [815, 1152], [814, 1153], [813, 1153], [812, 1154], [811, 1154], [810, 1155], [807, 1155], [806, 1156], [805, 1156], [804, 1157], [803, 1157], [801, 1159], [800, 1159], [799, 1160], [798, 1160], [797, 1161], [796, 1161], [791, 1166], [791, 1167], [790, 1168], [789, 1168], [788, 1169], [788, 1170], [785, 1173], [785, 1174], [784, 1175], [784, 1176], [783, 1177], [783, 1179], [782, 1180], [782, 1183], [781, 1184], [781, 1187], [780, 1188], [780, 1202], [781, 1203], [781, 1206], [782, 1207], [782, 1209], [783, 1210], [783, 1212], [784, 1213], [784, 1214], [791, 1221], [792, 1221], [794, 1223], [796, 1223], [797, 1224], [798, 1224], [799, 1225], [800, 1225], [801, 1226], [802, 1226], [804, 1228], [805, 1228], [806, 1229], [808, 1229], [809, 1230], [810, 1230], [811, 1231], [814, 1231], [815, 1232], [817, 1232], [818, 1233], [820, 1233], [821, 1234], [822, 1234], [823, 1235], [825, 1235], [826, 1236], [829, 1236], [830, 1237], [833, 1237], [834, 1238], [835, 1238], [836, 1239], [839, 1239], [840, 1240], [842, 1240], [843, 1241], [845, 1241], [846, 1242], [847, 1242], [848, 1243], [850, 1243], [851, 1244], [853, 1244], [854, 1245], [856, 1245], [857, 1246], [860, 1246], [861, 1247], [883, 1247], [884, 1246], [886, 1246], [889, 1243], [889, 1242], [891, 1240], [891, 1239], [892, 1238], [892, 1237], [893, 1236], [893, 1234], [894, 1233], [894, 1231], [895, 1230], [895, 1228], [896, 1227], [896, 1225], [897, 1224], [897, 1219], [898, 1218], [898, 1190], [897, 1189], [897, 1185], [896, 1184], [896, 1181], [895, 1180], [895, 1179], [894, 1178], [894, 1176], [893, 1175], [893, 1174], [892, 1173], [892, 1172], [890, 1170], [890, 1169], [889, 1168], [889, 1166], [885, 1162], [885, 1161], [877, 1153], [876, 1153], [873, 1150], [872, 1150], [871, 1149], [870, 1149], [869, 1148], [867, 1148], [866, 1147], [865, 1147], [864, 1146], [862, 1146], [861, 1145], [858, 1145], [857, 1144]]</text:p>
          </table:table-cell>
          <table:table-cell office:value-type="string" calcext:value-type="string">
            <text:p>[[769, 1217], [799, 1125], [916, 1162], [886, 1255]]</text:p>
          </table:table-cell>
          <table:table-cell office:value-type="float" office:value="0.9994741" calcext:value-type="float">
            <text:p>0.9994741</text:p>
          </table:table-cell>
          <table:table-cell office:value-type="string" calcext:value-type="string">
            <text:p>pixels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6835_KAH_1_box4_img1.tif</text:p>
          </table:table-cell>
          <table:table-cell office:value-type="string" calcext:value-type="string">
            <text:p>UUP</text:p>
          </table:table-cell>
          <table:table-cell office:value-type="string" calcext:value-type="string">
            <text:p>orifice</text:p>
          </table:table-cell>
          <table:table-cell office:value-type="float" office:value="135.154663085938" calcext:value-type="float">
            <text:p>135.154663085938</text:p>
          </table:table-cell>
          <table:table-cell office:value-type="float" office:value="103.792236328125" calcext:value-type="float">
            <text:p>103.792236328125</text:p>
          </table:table-cell>
          <table:table-cell office:value-type="float" office:value="10786" calcext:value-type="float">
            <text:p>10786</text:p>
          </table:table-cell>
          <table:table-cell office:value-type="float" office:value="402.735062003136" calcext:value-type="float">
            <text:p>402.735062003136</text:p>
          </table:table-cell>
          <table:table-cell office:value-type="float" office:value="0.990586398493824" calcext:value-type="float">
            <text:p>0.990586398493824</text:p>
          </table:table-cell>
          <table:table-cell office:value-type="float" office:value="0.835663432322693" calcext:value-type="float">
            <text:p>0.835663432322693</text:p>
          </table:table-cell>
          <table:table-cell office:value-type="float" office:value="0.7425532010139" calcext:value-type="float">
            <text:p>0.7425532010139</text:p>
          </table:table-cell>
          <table:table-cell office:value-type="float" office:value="132.936080932617" calcext:value-type="float">
            <text:p>132.936080932617</text:p>
          </table:table-cell>
          <table:table-cell office:value-type="float" office:value="98.7121124267578" calcext:value-type="float">
            <text:p>98.7121124267578</text:p>
          </table:table-cell>
          <table:table-cell office:value-type="float" office:value="81.8698959350586" calcext:value-type="float">
            <text:p>81.8698959350586</text:p>
          </table:table-cell>
          <table:table-cell office:value-type="float" office:value="1329" calcext:value-type="float">
            <text:p>1329</text:p>
          </table:table-cell>
          <table:table-cell office:value-type="float" office:value="536" calcext:value-type="float">
            <text:p>536</text:p>
          </table:table-cell>
          <table:table-cell office:value-type="float" office:value="0.16849275383494" calcext:value-type="float">
            <text:p>0.16849275383494</text:p>
          </table:table-cell>
          <table:table-cell office:value-type="float" office:value="0.00223229273188717" calcext:value-type="float">
            <text:p>0.00223229273188717</text:p>
          </table:table-cell>
          <table:table-cell office:value-type="float" office:value="0.000186719354951422" calcext:value-type="float">
            <text:p>0.000186719354951422</text:p>
          </table:table-cell>
          <table:table-cell office:value-type="float" office:value="0.00000473863135056051" calcext:value-type="float">
            <text:p>4.73863135056051E-06</text:p>
          </table:table-cell>
          <table:table-cell office:value-type="float" office:value="-0.00000000012932399071" calcext:value-type="float">
            <text:p>-1.29323990711503E-10</text:p>
          </table:table-cell>
          <table:table-cell office:value-type="float" office:value="-0.00000020915460130622" calcext:value-type="float">
            <text:p>-2.09154601306221E-07</text:p>
          </table:table-cell>
          <table:table-cell office:value-type="float" office:value="-0.00000000005606272365" calcext:value-type="float">
            <text:p>-5.60627236478528E-11</text:p>
          </table:table-cell>
          <table:table-cell office:value-type="string" calcext:value-type="string">
            <text:p>[[1332, 483], [1331, 484], [1323, 484], [1322, 485], [1319, 485], [1318, 486], [1314, 486], [1313, 487], [1310, 487], [1309, 488], [1307, 488], [1306, 489], [1304, 489], [1303, 490], [1302, 490], [1301, 491], [1300, 491], [1299, 492], [1298, 492], [1297, 493], [1296, 493], [1295, 494], [1293, 494], [1292, 495], [1291, 495], [1290, 496], [1289, 496], [1287, 498], [1286, 498], [1285, 499], [1284, 499], [1281, 502], [1280, 502], [1279, 503], [1278, 503], [1274, 507], [1274, 508], [1273, 509], [1273, 510], [1271, 512], [1271, 514], [1270, 515], [1270, 516], [1269, 517], [1269, 519], [1268, 520], [1268, 523], [1267, 524], [1267, 527], [1266, 528], [1266, 554], [1267, 555], [1267, 558], [1266, 559], [1266, 560], [1267, 561], [1267, 564], [1268, 565], [1268, 568], [1269, 569], [1269, 571], [1270, 572], [1270, 574], [1271, 575], [1271, 576], [1274, 579], [1275, 579], [1277, 581], [1278, 581], [1279, 582], [1283, 582], [1284, 583], [1326, 583], [1327, 582], [1335, 582], [1336, 581], [1342, 581], [1343, 580], [1348, 580], [1349, 579], [1354, 579], [1355, 578], [1359, 578], [1360, 577], [1366, 577], [1367, 576], [1370, 576], [1371, 575], [1373, 575], [1374, 574], [1376, 574], [1377, 573], [1380, 573], [1381, 572], [1383, 572], [1385, 570], [1386, 570], [1387, 569], [1388, 569], [1389, 568], [1390, 568], [1394, 564], [1394, 563], [1396, 561], [1396, 560], [1397, 559], [1397, 557], [1398, 556], [1398, 544], [1397, 543], [1397, 539], [1396, 538], [1396, 537], [1395, 536], [1395, 533], [1394, 532], [1394, 530], [1393, 529], [1393, 528], [1392, 527], [1392, 526], [1391, 525], [1391, 524], [1390, 523], [1390, 522], [1389, 521], [1389, 520], [1387, 518], [1387, 517], [1385, 515], [1385, 514], [1384, 513], [1384, 512], [1382, 510], [1382, 509], [1380, 507], [1380, 506], [1378, 504], [1378, 503], [1376, 501], [1376, 500], [1374, 498], [1373, 498], [1368, 493], [1367, 493], [1365, 491], [1364, 491], [1362, 489], [1361, 489], [1360, 488], [1359, 488], [1358, 487], [1357, 487], [1356, 486], [1353, 486], [1352, 485], [1350, 485], [1349, 484], [1342, 484], [1341, 483]]</text:p>
          </table:table-cell>
          <table:table-cell office:value-type="string" calcext:value-type="string">
            <text:p>[[1256, 493], [1388, 474], [1402, 572], [1270, 591]]</text:p>
          </table:table-cell>
          <table:table-cell office:value-type="float" office:value="0.9994436" calcext:value-type="float">
            <text:p>0.9994436</text:p>
          </table:table-cell>
          <table:table-cell office:value-type="string" calcext:value-type="string">
            <text:p>pixels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6835_KAH_1_box4_img1.tif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orifice</text:p>
          </table:table-cell>
          <table:table-cell office:value-type="float" office:value="120.2705078125" calcext:value-type="float">
            <text:p>120.2705078125</text:p>
          </table:table-cell>
          <table:table-cell office:value-type="float" office:value="107.811828613281" calcext:value-type="float">
            <text:p>107.811828613281</text:p>
          </table:table-cell>
          <table:table-cell office:value-type="float" office:value="9664" calcext:value-type="float">
            <text:p>9664</text:p>
          </table:table-cell>
          <table:table-cell office:value-type="float" office:value="374.735062241554" calcext:value-type="float">
            <text:p>374.735062241554</text:p>
          </table:table-cell>
          <table:table-cell office:value-type="float" office:value="0.99011321141335" calcext:value-type="float">
            <text:p>0.99011321141335</text:p>
          </table:table-cell>
          <table:table-cell office:value-type="float" office:value="0.864804867641703" calcext:value-type="float">
            <text:p>0.864804867641703</text:p>
          </table:table-cell>
          <table:table-cell office:value-type="float" office:value="0.887931034482759" calcext:value-type="float">
            <text:p>0.887931034482759</text:p>
          </table:table-cell>
          <table:table-cell office:value-type="float" office:value="116" calcext:value-type="float">
            <text:p>116</text:p>
          </table:table-cell>
          <table:table-cell office:value-type="float" office:value="103" calcext:value-type="float">
            <text:p>103</text:p>
          </table:table-cell>
          <table:table-cell office:value-type="float" office:value="90" calcext:value-type="float">
            <text:p>90</text:p>
          </table:table-cell>
          <table:table-cell office:value-type="float" office:value="953" calcext:value-type="float">
            <text:p>953</text:p>
          </table:table-cell>
          <table:table-cell office:value-type="float" office:value="268" calcext:value-type="float">
            <text:p>268</text:p>
          </table:table-cell>
          <table:table-cell office:value-type="float" office:value="0.162394827688287" calcext:value-type="float">
            <text:p>0.162394827688287</text:p>
          </table:table-cell>
          <table:table-cell office:value-type="float" office:value="0.000314550009534822" calcext:value-type="float">
            <text:p>0.000314550009534822</text:p>
          </table:table-cell>
          <table:table-cell office:value-type="float" office:value="0.000201545931417921" calcext:value-type="float">
            <text:p>0.000201545931417921</text:p>
          </table:table-cell>
          <table:table-cell office:value-type="float" office:value="0.00000137524743971871" calcext:value-type="float">
            <text:p>1.37524743971871E-06</text:p>
          </table:table-cell>
          <table:table-cell office:value-type="float" office:value="-0.00000000001324218579" calcext:value-type="float">
            <text:p>-1.32421857898102E-11</text:p>
          </table:table-cell>
          <table:table-cell office:value-type="float" office:value="-0.00000001259305752813" calcext:value-type="float">
            <text:p>-1.25930575281275E-08</text:p>
          </table:table-cell>
          <table:table-cell office:value-type="float" office:value="-0.00000000001867801163" calcext:value-type="float">
            <text:p>-1.86780116255594E-11</text:p>
          </table:table-cell>
          <table:table-cell office:value-type="string" calcext:value-type="string">
            <text:p>[[945, 213], [944, 214], [940, 214], [939, 215], [937, 215], [936, 216], [935, 216], [934, 217], [932, 217], [931, 218], [930, 218], [929, 219], [928, 219], [926, 221], [925, 221], [923, 223], [922, 223], [920, 225], [919, 225], [917, 227], [917, 228], [912, 233], [911, 233], [910, 234], [910, 235], [909, 236], [909, 237], [908, 238], [908, 239], [907, 240], [907, 241], [906, 242], [906, 243], [905, 244], [905, 245], [904, 246], [904, 248], [903, 249], [903, 250], [902, 251], [902, 252], [901, 253], [901, 255], [900, 256], [900, 258], [899, 259], [899, 261], [898, 262], [898, 264], [897, 265], [897, 267], [896, 268], [896, 275], [895, 276], [895, 281], [896, 282], [896, 286], [897, 287], [897, 290], [898, 291], [898, 293], [899, 294], [899, 295], [900, 296], [900, 297], [901, 298], [901, 299], [903, 301], [903, 302], [904, 303], [904, 304], [906, 306], [907, 306], [909, 308], [911, 308], [913, 310], [914, 310], [915, 311], [917, 311], [918, 312], [919, 312], [920, 313], [926, 313], [927, 314], [932, 314], [933, 315], [946, 315], [947, 316], [986, 316], [987, 315], [993, 315], [994, 314], [997, 314], [998, 313], [999, 313], [1001, 311], [1002, 311], [1004, 309], [1004, 308], [1006, 306], [1006, 305], [1007, 304], [1007, 302], [1008, 301], [1008, 299], [1009, 298], [1009, 295], [1010, 294], [1010, 285], [1011, 284], [1011, 272], [1010, 271], [1010, 264], [1009, 263], [1009, 261], [1008, 260], [1008, 258], [1007, 257], [1007, 256], [1005, 254], [1005, 253], [1004, 252], [1004, 251], [1003, 250], [1003, 249], [1002, 248], [1002, 247], [1001, 246], [1001, 245], [999, 243], [999, 242], [997, 240], [997, 239], [994, 236], [994, 235], [990, 231], [990, 230], [985, 225], [984, 225], [980, 221], [979, 221], [978, 220], [977, 220], [976, 219], [975, 219], [974, 218], [972, 218], [971, 217], [970, 217], [968, 215], [966, 215], [965, 214], [962, 214], [961, 213]]</text:p>
          </table:table-cell>
          <table:table-cell office:value-type="string" calcext:value-type="string">
            <text:p>[[895, 213], [1011, 213], [1011, 316], [895, 316]]</text:p>
          </table:table-cell>
          <table:table-cell office:value-type="float" office:value="0.99940205" calcext:value-type="float">
            <text:p>0.99940205</text:p>
          </table:table-cell>
          <table:table-cell office:value-type="string" calcext:value-type="string">
            <text:p>pixels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6835_KAH_1_box4_img1.tif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orifice</text:p>
          </table:table-cell>
          <table:table-cell office:value-type="float" office:value="111.215454101563" calcext:value-type="float">
            <text:p>111.215454101563</text:p>
          </table:table-cell>
          <table:table-cell office:value-type="float" office:value="111.632202148438" calcext:value-type="float">
            <text:p>111.632202148438</text:p>
          </table:table-cell>
          <table:table-cell office:value-type="float" office:value="7937.5" calcext:value-type="float">
            <text:p>7937.5</text:p>
          </table:table-cell>
          <table:table-cell office:value-type="float" office:value="338.575681090355" calcext:value-type="float">
            <text:p>338.575681090355</text:p>
          </table:table-cell>
          <table:table-cell office:value-type="float" office:value="0.987681204504448" calcext:value-type="float">
            <text:p>0.987681204504448</text:p>
          </table:table-cell>
          <table:table-cell office:value-type="float" office:value="0.870125869523837" calcext:value-type="float">
            <text:p>0.870125869523837</text:p>
          </table:table-cell>
          <table:table-cell office:value-type="float" office:value="0.87333340334581" calcext:value-type="float">
            <text:p>0.87333340334581</text:p>
          </table:table-cell>
          <table:table-cell office:value-type="float" office:value="106.066009521484" calcext:value-type="float">
            <text:p>106.066009521484</text:p>
          </table:table-cell>
          <table:table-cell office:value-type="float" office:value="92.630989074707" calcext:value-type="float">
            <text:p>92.630989074707</text:p>
          </table:table-cell>
          <table:table-cell office:value-type="float" office:value="45" calcext:value-type="float">
            <text:p>45</text:p>
          </table:table-cell>
          <table:table-cell office:value-type="float" office:value="1612" calcext:value-type="float">
            <text:p>1612</text:p>
          </table:table-cell>
          <table:table-cell office:value-type="float" office:value="1316" calcext:value-type="float">
            <text:p>1316</text:p>
          </table:table-cell>
          <table:table-cell office:value-type="float" office:value="0.161481677503418" calcext:value-type="float">
            <text:p>0.161481677503418</text:p>
          </table:table-cell>
          <table:table-cell office:value-type="float" office:value="0.000364556495060157" calcext:value-type="float">
            <text:p>0.000364556495060157</text:p>
          </table:table-cell>
          <table:table-cell office:value-type="float" office:value="0.000065525349396443" calcext:value-type="float">
            <text:p>6.5525349396443E-05</text:p>
          </table:table-cell>
          <table:table-cell office:value-type="float" office:value="0.00000055359357099446" calcext:value-type="float">
            <text:p>5.53593570994456E-07</text:p>
          </table:table-cell>
          <table:table-cell office:value-type="float" office:value="-0.00000000000330176572" calcext:value-type="float">
            <text:p>-3.30176571727019E-12</text:p>
          </table:table-cell>
          <table:table-cell office:value-type="float" office:value="-0.00000001009309920056" calcext:value-type="float">
            <text:p>-1.00930992005563E-08</text:p>
          </table:table-cell>
          <table:table-cell office:value-type="float" office:value="-0.00000000000046390884" calcext:value-type="float">
            <text:p>-4.63908837259253E-13</text:p>
          </table:table-cell>
          <table:table-cell office:value-type="string" calcext:value-type="string">
            <text:p>[[1605, 1267], [1604, 1268], [1599, 1268], [1598, 1269], [1594, 1269], [1593, 1270], [1591, 1270], [1590, 1271], [1589, 1271], [1588, 1272], [1586, 1272], [1585, 1273], [1584, 1273], [1583, 1274], [1582, 1274], [1581, 1275], [1580, 1275], [1578, 1277], [1577, 1277], [1574, 1280], [1573, 1280], [1570, 1283], [1570, 1284], [1569, 1285], [1569, 1286], [1564, 1291], [1564, 1292], [1563, 1293], [1563, 1294], [1562, 1295], [1562, 1296], [1561, 1297], [1561, 1299], [1560, 1300], [1560, 1301], [1559, 1302], [1559, 1318], [1560, 1319], [1560, 1320], [1561, 1321], [1561, 1322], [1562, 1323], [1562, 1324], [1564, 1326], [1564, 1327], [1569, 1332], [1569, 1333], [1571, 1335], [1571, 1336], [1573, 1338], [1573, 1339], [1577, 1343], [1577, 1344], [1581, 1348], [1582, 1348], [1586, 1352], [1587, 1352], [1604, 1369], [1605, 1369], [1607, 1371], [1608, 1371], [1609, 1372], [1610, 1372], [1611, 1373], [1617, 1373], [1618, 1372], [1619, 1372], [1620, 1371], [1621, 1371], [1623, 1369], [1624, 1369], [1625, 1368], [1626, 1368], [1627, 1367], [1628, 1367], [1629, 1366], [1630, 1366], [1632, 1364], [1633, 1364], [1636, 1361], [1637, 1361], [1638, 1360], [1639, 1360], [1640, 1359], [1641, 1359], [1642, 1358], [1643, 1358], [1646, 1355], [1647, 1355], [1650, 1352], [1651, 1352], [1652, 1351], [1652, 1350], [1654, 1348], [1654, 1347], [1655, 1346], [1655, 1345], [1656, 1344], [1656, 1343], [1657, 1342], [1657, 1341], [1658, 1340], [1658, 1338], [1659, 1337], [1659, 1336], [1660, 1335], [1660, 1333], [1661, 1332], [1661, 1329], [1662, 1328], [1662, 1322], [1663, 1321], [1663, 1310], [1662, 1309], [1662, 1306], [1661, 1305], [1661, 1303], [1660, 1302], [1660, 1300], [1658, 1298], [1658, 1296], [1657, 1295], [1657, 1294], [1652, 1289], [1652, 1288], [1648, 1284], [1647, 1284], [1643, 1280], [1642, 1280], [1640, 1278], [1639, 1278], [1636, 1275], [1635, 1275], [1634, 1274], [1633, 1274], [1632, 1273], [1631, 1273], [1630, 1272], [1628, 1272], [1627, 1271], [1626, 1271], [1625, 1270], [1624, 1270], [1623, 1269], [1621, 1269], [1620, 1268], [1615, 1268], [1614, 1267]]</text:p>
          </table:table-cell>
          <table:table-cell office:value-type="string" calcext:value-type="string">
            <text:p>[[1543, 1310], [1608, 1244], [1683, 1319], [1618, 1385]]</text:p>
          </table:table-cell>
          <table:table-cell office:value-type="float" office:value="0.99922824" calcext:value-type="float">
            <text:p>0.99922824</text:p>
          </table:table-cell>
          <table:table-cell office:value-type="string" calcext:value-type="string">
            <text:p>pixels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6835_KAH_1_box4_img1.tif</text:p>
          </table:table-cell>
          <table:table-cell office:value-type="string" calcext:value-type="string">
            <text:p>TL</text:p>
          </table:table-cell>
          <table:table-cell office:value-type="string" calcext:value-type="string">
            <text:p>orifice</text:p>
          </table:table-cell>
          <table:table-cell office:value-type="float" office:value="95.531494140625" calcext:value-type="float">
            <text:p>95.531494140625</text:p>
          </table:table-cell>
          <table:table-cell office:value-type="float" office:value="98.6151733398438" calcext:value-type="float">
            <text:p>98.6151733398438</text:p>
          </table:table-cell>
          <table:table-cell office:value-type="float" office:value="6599.5" calcext:value-type="float">
            <text:p>6599.5</text:p>
          </table:table-cell>
          <table:table-cell office:value-type="float" office:value="316.8355666399" calcext:value-type="float">
            <text:p>316.8355666399</text:p>
          </table:table-cell>
          <table:table-cell office:value-type="float" office:value="0.975031395434734" calcext:value-type="float">
            <text:p>0.975031395434734</text:p>
          </table:table-cell>
          <table:table-cell office:value-type="float" office:value="0.826138842323196" calcext:value-type="float">
            <text:p>0.826138842323196</text:p>
          </table:table-cell>
          <table:table-cell office:value-type="float" office:value="0.853801160188675" calcext:value-type="float">
            <text:p>0.853801160188675</text:p>
          </table:table-cell>
          <table:table-cell office:value-type="float" office:value="99.653938293457" calcext:value-type="float">
            <text:p>99.653938293457</text:p>
          </table:table-cell>
          <table:table-cell office:value-type="float" office:value="85.0846481323242" calcext:value-type="float">
            <text:p>85.0846481323242</text:p>
          </table:table-cell>
          <table:table-cell office:value-type="float" office:value="60.9453964233398" calcext:value-type="float">
            <text:p>60.9453964233398</text:p>
          </table:table-cell>
          <table:table-cell office:value-type="float" office:value="502" calcext:value-type="float">
            <text:p>502</text:p>
          </table:table-cell>
          <table:table-cell office:value-type="float" office:value="413" calcext:value-type="float">
            <text:p>413</text:p>
          </table:table-cell>
          <table:table-cell office:value-type="float" office:value="0.16515923944253" calcext:value-type="float">
            <text:p>0.16515923944253</text:p>
          </table:table-cell>
          <table:table-cell office:value-type="float" office:value="0.00106074936180603" calcext:value-type="float">
            <text:p>0.00106074936180603</text:p>
          </table:table-cell>
          <table:table-cell office:value-type="float" office:value="0.000165824757975041" calcext:value-type="float">
            <text:p>0.000165824757975041</text:p>
          </table:table-cell>
          <table:table-cell office:value-type="float" office:value="0.00000391178587350781" calcext:value-type="float">
            <text:p>3.91178587350781E-06</text:p>
          </table:table-cell>
          <table:table-cell office:value-type="float" office:value="0.00000000002524248643" calcext:value-type="float">
            <text:p>2.52424864263952E-11</text:p>
          </table:table-cell>
          <table:table-cell office:value-type="float" office:value="0.00000006020975821458" calcext:value-type="float">
            <text:p>6.02097582145806E-08</text:p>
          </table:table-cell>
          <table:table-cell office:value-type="float" office:value="0.00000000009637854672" calcext:value-type="float">
            <text:p>9.63785467169556E-11</text:p>
          </table:table-cell>
          <table:table-cell office:value-type="string" calcext:value-type="string">
            <text:p>[[511, 366], [510, 367], [502, 367], [501, 368], [496, 368], [495, 369], [492, 369], [491, 370], [486, 370], [475, 381], [475, 382], [472, 385], [471, 385], [468, 388], [468, 391], [467, 392], [466, 392], [465, 393], [464, 393], [464, 394], [462, 396], [462, 401], [461, 402], [461, 404], [460, 405], [460, 411], [459, 412], [459, 414], [460, 415], [460, 416], [459, 417], [459, 429], [460, 430], [460, 432], [461, 433], [461, 435], [462, 436], [462, 440], [463, 441], [463, 445], [464, 446], [464, 450], [465, 451], [465, 454], [467, 456], [467, 457], [469, 459], [470, 459], [472, 461], [474, 461], [475, 462], [493, 462], [494, 461], [496, 461], [497, 460], [498, 460], [499, 459], [501, 459], [504, 456], [505, 456], [508, 453], [509, 453], [512, 450], [513, 450], [517, 446], [518, 446], [519, 445], [520, 445], [521, 444], [522, 444], [523, 443], [524, 443], [525, 442], [528, 442], [529, 441], [530, 441], [532, 439], [535, 439], [536, 438], [538, 438], [539, 437], [540, 437], [542, 435], [544, 435], [545, 434], [546, 434], [546, 433], [547, 432], [547, 431], [549, 429], [549, 426], [550, 425], [550, 410], [549, 409], [549, 405], [548, 404], [548, 402], [547, 401], [547, 399], [546, 398], [546, 396], [545, 395], [545, 394], [544, 393], [544, 391], [542, 389], [542, 388], [540, 386], [540, 385], [539, 384], [539, 383], [537, 381], [537, 380], [534, 377], [534, 376], [529, 371], [528, 371], [526, 369], [524, 369], [523, 368], [521, 368], [520, 367], [514, 367], [513, 366]]</text:p>
          </table:table-cell>
          <table:table-cell office:value-type="string" calcext:value-type="string">
            <text:p>[[434, 398], [521, 350], [562, 424], [475, 473]]</text:p>
          </table:table-cell>
          <table:table-cell office:value-type="float" office:value="0.9992175" calcext:value-type="float">
            <text:p>0.9992175</text:p>
          </table:table-cell>
          <table:table-cell office:value-type="string" calcext:value-type="string">
            <text:p>pixels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6835_KAH_1_box4_img1.tif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orifice</text:p>
          </table:table-cell>
          <table:table-cell office:value-type="float" office:value="115.61328125" calcext:value-type="float">
            <text:p>115.61328125</text:p>
          </table:table-cell>
          <table:table-cell office:value-type="float" office:value="104.305541992188" calcext:value-type="float">
            <text:p>104.305541992188</text:p>
          </table:table-cell>
          <table:table-cell office:value-type="float" office:value="8833.5" calcext:value-type="float">
            <text:p>8833.5</text:p>
          </table:table-cell>
          <table:table-cell office:value-type="float" office:value="356.149275898933" calcext:value-type="float">
            <text:p>356.149275898933</text:p>
          </table:table-cell>
          <table:table-cell office:value-type="float" office:value="0.990413723511604" calcext:value-type="float">
            <text:p>0.990413723511604</text:p>
          </table:table-cell>
          <table:table-cell office:value-type="float" office:value="0.875142038090361" calcext:value-type="float">
            <text:p>0.875142038090361</text:p>
          </table:table-cell>
          <table:table-cell office:value-type="float" office:value="0.926605504587156" calcext:value-type="float">
            <text:p>0.926605504587156</text:p>
          </table:table-cell>
          <table:table-cell office:value-type="float" office:value="109" calcext:value-type="float">
            <text:p>109</text:p>
          </table:table-cell>
          <table:table-cell office:value-type="float" office:value="101" calcext:value-type="float">
            <text:p>101</text:p>
          </table:table-cell>
          <table:table-cell office:value-type="float" office:value="90" calcext:value-type="float">
            <text:p>90</text:p>
          </table:table-cell>
          <table:table-cell office:value-type="float" office:value="1312" calcext:value-type="float">
            <text:p>1312</text:p>
          </table:table-cell>
          <table:table-cell office:value-type="float" office:value="1013" calcext:value-type="float">
            <text:p>1013</text:p>
          </table:table-cell>
          <table:table-cell office:value-type="float" office:value="0.162139078791347" calcext:value-type="float">
            <text:p>0.162139078791347</text:p>
          </table:table-cell>
          <table:table-cell office:value-type="float" office:value="0.000561131213060846" calcext:value-type="float">
            <text:p>0.000561131213060846</text:p>
          </table:table-cell>
          <table:table-cell office:value-type="float" office:value="0.000106858927905269" calcext:value-type="float">
            <text:p>0.000106858927905269</text:p>
          </table:table-cell>
          <table:table-cell office:value-type="float" office:value="0.00000073202013225665" calcext:value-type="float">
            <text:p>7.32020132256652E-07</text:p>
          </table:table-cell>
          <table:table-cell office:value-type="float" office:value="-0.00000000000486344033" calcext:value-type="float">
            <text:p>-4.86344032514512E-12</text:p>
          </table:table-cell>
          <table:table-cell office:value-type="float" office:value="-0.00000001577767706098" calcext:value-type="float">
            <text:p>-1.57776770609781E-08</text:p>
          </table:table-cell>
          <table:table-cell office:value-type="float" office:value="-0.00000000000427351772" calcext:value-type="float">
            <text:p>-4.27351772006737E-12</text:p>
          </table:table-cell>
          <table:table-cell office:value-type="string" calcext:value-type="string">
            <text:p>[[1308, 963], [1307, 964], [1302, 964], [1301, 965], [1297, 965], [1296, 966], [1293, 966], [1292, 967], [1291, 967], [1290, 968], [1288, 968], [1287, 969], [1286, 969], [1285, 970], [1283, 970], [1281, 972], [1279, 972], [1275, 976], [1274, 976], [1273, 977], [1272, 977], [1271, 978], [1270, 978], [1270, 979], [1262, 987], [1262, 988], [1261, 989], [1261, 990], [1260, 991], [1260, 993], [1258, 995], [1258, 996], [1257, 997], [1257, 998], [1256, 999], [1256, 1002], [1255, 1003], [1255, 1021], [1256, 1022], [1256, 1026], [1257, 1027], [1257, 1029], [1258, 1030], [1258, 1031], [1260, 1033], [1260, 1034], [1262, 1036], [1262, 1037], [1268, 1043], [1269, 1043], [1271, 1045], [1272, 1045], [1274, 1047], [1275, 1047], [1276, 1048], [1277, 1048], [1278, 1049], [1279, 1049], [1280, 1050], [1281, 1050], [1282, 1051], [1283, 1051], [1284, 1052], [1285, 1052], [1286, 1053], [1287, 1053], [1288, 1054], [1289, 1054], [1290, 1055], [1292, 1055], [1293, 1056], [1295, 1056], [1296, 1057], [1299, 1057], [1300, 1058], [1302, 1058], [1303, 1059], [1304, 1059], [1305, 1060], [1307, 1060], [1308, 1061], [1312, 1061], [1313, 1062], [1314, 1062], [1315, 1063], [1318, 1063], [1319, 1064], [1342, 1064], [1343, 1063], [1346, 1063], [1347, 1062], [1348, 1062], [1349, 1061], [1350, 1061], [1357, 1054], [1357, 1053], [1358, 1052], [1358, 1051], [1359, 1050], [1359, 1049], [1360, 1048], [1360, 1045], [1361, 1044], [1361, 1043], [1362, 1042], [1362, 1041], [1363, 1040], [1363, 1037], [1364, 1036], [1364, 1009], [1363, 1008], [1363, 1000], [1362, 999], [1362, 996], [1361, 995], [1361, 994], [1360, 993], [1360, 992], [1359, 991], [1359, 990], [1358, 989], [1358, 988], [1357, 987], [1357, 986], [1355, 984], [1355, 983], [1350, 978], [1350, 977], [1349, 976], [1348, 976], [1344, 972], [1343, 972], [1342, 971], [1341, 971], [1340, 970], [1339, 970], [1338, 969], [1336, 969], [1335, 968], [1334, 968], [1333, 967], [1332, 967], [1331, 966], [1330, 966], [1329, 965], [1325, 965], [1324, 964], [1320, 964], [1319, 963]]</text:p>
          </table:table-cell>
          <table:table-cell office:value-type="string" calcext:value-type="string">
            <text:p>[[1255, 963], [1364, 963], [1364, 1064], [1255, 1064]]</text:p>
          </table:table-cell>
          <table:table-cell office:value-type="float" office:value="0.9991084" calcext:value-type="float">
            <text:p>0.9991084</text:p>
          </table:table-cell>
          <table:table-cell office:value-type="string" calcext:value-type="string">
            <text:p>pixels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6835_KAH_1_box4_img1.tif</text:p>
          </table:table-cell>
          <table:table-cell office:value-type="string" calcext:value-type="string">
            <text:p>UL</text:p>
          </table:table-cell>
          <table:table-cell office:value-type="string" calcext:value-type="string">
            <text:p>orifice</text:p>
          </table:table-cell>
          <table:table-cell office:value-type="float" office:value="109.435302734375" calcext:value-type="float">
            <text:p>109.435302734375</text:p>
          </table:table-cell>
          <table:table-cell office:value-type="float" office:value="90.5534057617188" calcext:value-type="float">
            <text:p>90.5534057617188</text:p>
          </table:table-cell>
          <table:table-cell office:value-type="float" office:value="7621.5" calcext:value-type="float">
            <text:p>7621.5</text:p>
          </table:table-cell>
          <table:table-cell office:value-type="float" office:value="334.693431377411" calcext:value-type="float">
            <text:p>334.693431377411</text:p>
          </table:table-cell>
          <table:table-cell office:value-type="float" office:value="0.989676665368134" calcext:value-type="float">
            <text:p>0.989676665368134</text:p>
          </table:table-cell>
          <table:table-cell office:value-type="float" office:value="0.854979968845253" calcext:value-type="float">
            <text:p>0.854979968845253</text:p>
          </table:table-cell>
          <table:table-cell office:value-type="float" office:value="0.796296267515997" calcext:value-type="float">
            <text:p>0.796296267515997</text:p>
          </table:table-cell>
          <table:table-cell office:value-type="float" office:value="107.999984741211" calcext:value-type="float">
            <text:p>107.999984741211</text:p>
          </table:table-cell>
          <table:table-cell office:value-type="float" office:value="85.9999847412109" calcext:value-type="float">
            <text:p>85.9999847412109</text:p>
          </table:table-cell>
          <table:table-cell office:value-type="float" office:value="-0" calcext:value-type="float">
            <text:p>0</text:p>
          </table:table-cell>
          <table:table-cell office:value-type="float" office:value="874" calcext:value-type="float">
            <text:p>874</text:p>
          </table:table-cell>
          <table:table-cell office:value-type="float" office:value="771" calcext:value-type="float">
            <text:p>771</text:p>
          </table:table-cell>
          <table:table-cell office:value-type="float" office:value="0.165935776116072" calcext:value-type="float">
            <text:p>0.165935776116072</text:p>
          </table:table-cell>
          <table:table-cell office:value-type="float" office:value="0.00141671731590151" calcext:value-type="float">
            <text:p>0.00141671731590151</text:p>
          </table:table-cell>
          <table:table-cell office:value-type="float" office:value="0.000203475680201274" calcext:value-type="float">
            <text:p>0.000203475680201274</text:p>
          </table:table-cell>
          <table:table-cell office:value-type="float" office:value="0.00000364862103104109" calcext:value-type="float">
            <text:p>3.64862103104109E-06</text:p>
          </table:table-cell>
          <table:table-cell office:value-type="float" office:value="-0.00000000006581205161" calcext:value-type="float">
            <text:p>-6.5812051605999E-11</text:p>
          </table:table-cell>
          <table:table-cell office:value-type="float" office:value="-0.000000075916454145" calcext:value-type="float">
            <text:p>-7.5916454144995E-08</text:p>
          </table:table-cell>
          <table:table-cell office:value-type="float" office:value="-0.00000000007451175134" calcext:value-type="float">
            <text:p>-7.45117513446746E-11</text:p>
          </table:table-cell>
          <table:table-cell office:value-type="string" calcext:value-type="string">
            <text:p>[[872, 725], [871, 726], [861, 726], [860, 727], [857, 727], [856, 728], [854, 728], [853, 729], [851, 729], [850, 730], [849, 730], [848, 731], [847, 731], [845, 733], [844, 733], [842, 735], [841, 735], [840, 736], [839, 736], [833, 742], [833, 743], [829, 747], [829, 748], [828, 749], [828, 751], [826, 753], [826, 754], [825, 755], [825, 758], [824, 759], [824, 762], [823, 763], [823, 769], [822, 770], [822, 779], [823, 780], [823, 786], [824, 787], [824, 794], [825, 795], [825, 800], [826, 801], [826, 803], [831, 808], [832, 808], [833, 809], [834, 809], [835, 810], [841, 810], [842, 811], [897, 811], [898, 810], [902, 810], [903, 809], [906, 809], [907, 808], [909, 808], [910, 807], [912, 807], [913, 806], [915, 806], [916, 805], [917, 805], [918, 804], [919, 804], [920, 803], [922, 803], [923, 802], [924, 802], [927, 799], [927, 798], [928, 797], [928, 796], [929, 795], [929, 789], [930, 788], [930, 779], [929, 778], [929, 771], [928, 770], [928, 768], [927, 767], [927, 766], [926, 765], [926, 762], [925, 761], [925, 760], [924, 759], [924, 758], [923, 757], [923, 756], [921, 754], [921, 753], [918, 750], [918, 749], [914, 745], [913, 745], [910, 742], [909, 742], [905, 738], [904, 738], [901, 735], [900, 735], [899, 734], [898, 734], [896, 732], [895, 732], [894, 731], [893, 731], [892, 730], [891, 730], [890, 729], [888, 729], [887, 728], [884, 728], [883, 727], [880, 727], [879, 726], [874, 726], [873, 725]]</text:p>
          </table:table-cell>
          <table:table-cell office:value-type="string" calcext:value-type="string">
            <text:p>[[822, 810], [822, 724], [930, 724], [930, 810]]</text:p>
          </table:table-cell>
          <table:table-cell office:value-type="float" office:value="0.99889886" calcext:value-type="float">
            <text:p>0.99889886</text:p>
          </table:table-cell>
          <table:table-cell office:value-type="string" calcext:value-type="string">
            <text:p>pixels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6835_KAH_1_box4_img1.tif</text:p>
          </table:table-cell>
          <table:table-cell office:value-type="string" calcext:value-type="string">
            <text:p>UUP</text:p>
          </table:table-cell>
          <table:table-cell office:value-type="string" calcext:value-type="string">
            <text:p>avicularium</text:p>
          </table:table-cell>
          <table:table-cell office:value-type="float" office:value="81.6719970703125" calcext:value-type="float">
            <text:p>81.6719970703125</text:p>
          </table:table-cell>
          <table:table-cell office:value-type="float" office:value="80.05078125" calcext:value-type="float">
            <text:p>80.05078125</text:p>
          </table:table-cell>
          <table:table-cell office:value-type="float" office:value="4843" calcext:value-type="float">
            <text:p>4843</text:p>
          </table:table-cell>
          <table:table-cell office:value-type="float" office:value="261.965509533882" calcext:value-type="float">
            <text:p>261.965509533882</text:p>
          </table:table-cell>
          <table:table-cell office:value-type="float" office:value="0.98746049546335" calcext:value-type="float">
            <text:p>0.98746049546335</text:p>
          </table:table-cell>
          <table:table-cell office:value-type="float" office:value="0.88682127141468" calcext:value-type="float">
            <text:p>0.88682127141468</text:p>
          </table:table-cell>
          <table:table-cell office:value-type="float" office:value="0.987179487179487" calcext:value-type="float">
            <text:p>0.987179487179487</text:p>
          </table:table-cell>
          <table:table-cell office:value-type="float" office:value="78" calcext:value-type="float">
            <text:p>78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1552" calcext:value-type="float">
            <text:p>1552</text:p>
          </table:table-cell>
          <table:table-cell office:value-type="float" office:value="605" calcext:value-type="float">
            <text:p>605</text:p>
          </table:table-cell>
          <table:table-cell office:value-type="float" office:value="0.160962366399165" calcext:value-type="float">
            <text:p>0.160962366399165</text:p>
          </table:table-cell>
          <table:table-cell office:value-type="float" office:value="0.000468101326633862" calcext:value-type="float">
            <text:p>0.000468101326633862</text:p>
          </table:table-cell>
          <table:table-cell office:value-type="float" office:value="0.0000114053199926934" calcext:value-type="float">
            <text:p>1.14053199926934E-05</text:p>
          </table:table-cell>
          <table:table-cell office:value-type="float" office:value="0.00000002327498444794" calcext:value-type="float">
            <text:p>2.3274984447937E-08</text:p>
          </table:table-cell>
          <table:table-cell office:value-type="float" office:value="-7.26950684938456E-015" calcext:value-type="float">
            <text:p>-7.26950684938456E-15</text:p>
          </table:table-cell>
          <table:table-cell office:value-type="float" office:value="-0.0000000004364338108" calcext:value-type="float">
            <text:p>-4.36433810801423E-10</text:p>
          </table:table-cell>
          <table:table-cell office:value-type="float" office:value="-9.53728622871662E-015" calcext:value-type="float">
            <text:p>-9.53728622871662E-15</text:p>
          </table:table-cell>
          <table:table-cell office:value-type="string" calcext:value-type="string">
            <text:p>[[1561, 565], [1560, 566], [1548, 566], [1547, 567], [1544, 567], [1543, 568], [1541, 568], [1540, 569], [1539, 569], [1536, 572], [1535, 572], [1532, 575], [1531, 575], [1525, 581], [1525, 582], [1524, 583], [1524, 584], [1523, 585], [1523, 586], [1520, 589], [1520, 591], [1519, 592], [1519, 593], [1517, 595], [1517, 596], [1516, 597], [1516, 600], [1515, 601], [1515, 604], [1514, 605], [1514, 621], [1515, 622], [1515, 624], [1516, 625], [1516, 628], [1517, 629], [1517, 630], [1524, 637], [1525, 637], [1526, 638], [1527, 638], [1528, 639], [1529, 639], [1530, 640], [1531, 640], [1532, 641], [1534, 641], [1535, 642], [1540, 642], [1541, 643], [1563, 643], [1564, 642], [1567, 642], [1568, 641], [1569, 641], [1571, 639], [1572, 639], [1576, 635], [1577, 635], [1580, 632], [1580, 631], [1582, 629], [1583, 629], [1584, 628], [1584, 626], [1585, 625], [1585, 624], [1586, 623], [1586, 621], [1587, 620], [1587, 618], [1588, 617], [1588, 614], [1589, 613], [1589, 610], [1590, 609], [1590, 605], [1591, 604], [1591, 590], [1590, 589], [1590, 586], [1589, 585], [1589, 584], [1587, 582], [1587, 580], [1584, 577], [1584, 576], [1580, 572], [1579, 572], [1576, 569], [1575, 569], [1574, 568], [1572, 568], [1571, 567], [1568, 567], [1567, 566], [1562, 566]]</text:p>
          </table:table-cell>
          <table:table-cell office:value-type="string" calcext:value-type="string">
            <text:p>[[1514, 643], [1514, 565], [1591, 565], [1591, 643]]</text:p>
          </table:table-cell>
          <table:table-cell office:value-type="float" office:value="0.9864861" calcext:value-type="float">
            <text:p>0.9864861</text:p>
          </table:table-cell>
          <table:table-cell office:value-type="string" calcext:value-type="string">
            <text:p>pixels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6835_KAH_1_box4_img1.tif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avicularium</text:p>
          </table:table-cell>
          <table:table-cell office:value-type="float" office:value="86.8720703125" calcext:value-type="float">
            <text:p>86.8720703125</text:p>
          </table:table-cell>
          <table:table-cell office:value-type="float" office:value="67.8331298828125" calcext:value-type="float">
            <text:p>67.8331298828125</text:p>
          </table:table-cell>
          <table:table-cell office:value-type="float" office:value="4259.5" calcext:value-type="float">
            <text:p>4259.5</text:p>
          </table:table-cell>
          <table:table-cell office:value-type="float" office:value="248.894442081451" calcext:value-type="float">
            <text:p>248.894442081451</text:p>
          </table:table-cell>
          <table:table-cell office:value-type="float" office:value="0.984286539572501" calcext:value-type="float">
            <text:p>0.984286539572501</text:p>
          </table:table-cell>
          <table:table-cell office:value-type="float" office:value="0.864048437399475" calcext:value-type="float">
            <text:p>0.864048437399475</text:p>
          </table:table-cell>
          <table:table-cell office:value-type="float" office:value="0.771084337349398" calcext:value-type="float">
            <text:p>0.771084337349398</text:p>
          </table:table-cell>
          <table:table-cell office:value-type="float" office:value="83" calcext:value-type="float">
            <text:p>83</text:p>
          </table:table-cell>
          <table:table-cell office:value-type="float" office:value="64" calcext:value-type="float">
            <text:p>64</text:p>
          </table:table-cell>
          <table:table-cell office:value-type="float" office:value="90" calcext:value-type="float">
            <text:p>90</text:p>
          </table:table-cell>
          <table:table-cell office:value-type="float" office:value="1680" calcext:value-type="float">
            <text:p>1680</text:p>
          </table:table-cell>
          <table:table-cell office:value-type="float" office:value="1509" calcext:value-type="float">
            <text:p>1509</text:p>
          </table:table-cell>
          <table:table-cell office:value-type="float" office:value="0.165587182677741" calcext:value-type="float">
            <text:p>0.165587182677741</text:p>
          </table:table-cell>
          <table:table-cell office:value-type="float" office:value="0.00189214303871909" calcext:value-type="float">
            <text:p>0.00189214303871909</text:p>
          </table:table-cell>
          <table:table-cell office:value-type="float" office:value="0.0000337364533399478" calcext:value-type="float">
            <text:p>3.37364533399478E-05</text:p>
          </table:table-cell>
          <table:table-cell office:value-type="float" office:value="0.00000075752135287435" calcext:value-type="float">
            <text:p>7.57521352874346E-07</text:p>
          </table:table-cell>
          <table:table-cell office:value-type="float" office:value="0.00000000000340513421" calcext:value-type="float">
            <text:p>3.40513421434696E-12</text:p>
          </table:table-cell>
          <table:table-cell office:value-type="float" office:value="0.00000002984038884805" calcext:value-type="float">
            <text:p>2.98403888480463E-08</text:p>
          </table:table-cell>
          <table:table-cell office:value-type="float" office:value="0.00000000000175217816" calcext:value-type="float">
            <text:p>1.75217816414585E-12</text:p>
          </table:table-cell>
          <table:table-cell office:value-type="string" calcext:value-type="string">
            <text:p>[[1675, 1478], [1674, 1479], [1667, 1479], [1666, 1480], [1661, 1480], [1660, 1481], [1659, 1481], [1658, 1482], [1657, 1482], [1655, 1484], [1654, 1484], [1653, 1485], [1652, 1485], [1651, 1486], [1651, 1487], [1648, 1490], [1648, 1491], [1645, 1494], [1645, 1495], [1644, 1496], [1644, 1498], [1643, 1499], [1643, 1500], [1642, 1501], [1642, 1503], [1641, 1504], [1641, 1508], [1640, 1509], [1640, 1517], [1641, 1518], [1641, 1521], [1642, 1522], [1642, 1524], [1643, 1525], [1643, 1526], [1647, 1530], [1647, 1531], [1649, 1533], [1649, 1534], [1650, 1534], [1652, 1536], [1652, 1537], [1655, 1540], [1656, 1540], [1657, 1541], [1674, 1541], [1675, 1542], [1681, 1542], [1682, 1541], [1692, 1541], [1693, 1540], [1694, 1540], [1695, 1539], [1696, 1539], [1697, 1538], [1699, 1538], [1700, 1537], [1701, 1537], [1702, 1536], [1703, 1536], [1711, 1528], [1712, 1528], [1714, 1526], [1714, 1525], [1716, 1523], [1716, 1522], [1718, 1520], [1718, 1519], [1719, 1518], [1719, 1516], [1720, 1515], [1720, 1514], [1722, 1512], [1722, 1511], [1723, 1510], [1723, 1497], [1722, 1496], [1722, 1495], [1721, 1494], [1721, 1493], [1713, 1485], [1712, 1485], [1711, 1484], [1710, 1484], [1709, 1483], [1708, 1483], [1707, 1482], [1703, 1482], [1702, 1481], [1699, 1481], [1698, 1480], [1692, 1480], [1691, 1479], [1687, 1479], [1686, 1478]]</text:p>
          </table:table-cell>
          <table:table-cell office:value-type="string" calcext:value-type="string">
            <text:p>[[1640, 1478], [1723, 1478], [1723, 1542], [1640, 1542]]</text:p>
          </table:table-cell>
          <table:table-cell office:value-type="float" office:value="0.96160597" calcext:value-type="float">
            <text:p>0.96160597</text:p>
          </table:table-cell>
          <table:table-cell office:value-type="string" calcext:value-type="string">
            <text:p>pixels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6835_KAH_1_box4_img1.tif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avicularium</text:p>
          </table:table-cell>
          <table:table-cell office:value-type="float" office:value="68.0390625" calcext:value-type="float">
            <text:p>68.0390625</text:p>
          </table:table-cell>
          <table:table-cell office:value-type="float" office:value="72.3660888671875" calcext:value-type="float">
            <text:p>72.3660888671875</text:p>
          </table:table-cell>
          <table:table-cell office:value-type="float" office:value="3459.5" calcext:value-type="float">
            <text:p>3459.5</text:p>
          </table:table-cell>
          <table:table-cell office:value-type="float" office:value="221.237588405609" calcext:value-type="float">
            <text:p>221.237588405609</text:p>
          </table:table-cell>
          <table:table-cell office:value-type="float" office:value="0.987582072509278" calcext:value-type="float">
            <text:p>0.987582072509278</text:p>
          </table:table-cell>
          <table:table-cell office:value-type="float" office:value="0.888188953176062" calcext:value-type="float">
            <text:p>0.888188953176062</text:p>
          </table:table-cell>
          <table:table-cell office:value-type="float" office:value="0.941176470588235" calcext:value-type="float">
            <text:p>0.941176470588235</text:p>
          </table:table-cell>
          <table:table-cell office:value-type="float" office:value="68" calcext:value-type="float">
            <text:p>68</text:p>
          </table:table-cell>
          <table:table-cell office:value-type="float" office:value="64" calcext:value-type="float">
            <text:p>64</text:p>
          </table:table-cell>
          <table:table-cell office:value-type="float" office:value="90" calcext:value-type="float">
            <text:p>90</text:p>
          </table:table-cell>
          <table:table-cell office:value-type="float" office:value="1153" calcext:value-type="float">
            <text:p>1153</text:p>
          </table:table-cell>
          <table:table-cell office:value-type="float" office:value="1024" calcext:value-type="float">
            <text:p>1024</text:p>
          </table:table-cell>
          <table:table-cell office:value-type="float" office:value="0.160937544870552" calcext:value-type="float">
            <text:p>0.160937544870552</text:p>
          </table:table-cell>
          <table:table-cell office:value-type="float" office:value="0.000166829406650588" calcext:value-type="float">
            <text:p>0.000166829406650588</text:p>
          </table:table-cell>
          <table:table-cell office:value-type="float" office:value="0.000116595475872992" calcext:value-type="float">
            <text:p>0.000116595475872992</text:p>
          </table:table-cell>
          <table:table-cell office:value-type="float" office:value="0.00000012222377437124" calcext:value-type="float">
            <text:p>1.2222377437124E-07</text:p>
          </table:table-cell>
          <table:table-cell office:value-type="float" office:value="0.00000000000026092352" calcext:value-type="float">
            <text:p>2.60923515632597E-13</text:p>
          </table:table-cell>
          <table:table-cell office:value-type="float" office:value="0.00000000069348593459" calcext:value-type="float">
            <text:p>6.93485934586923E-10</text:p>
          </table:table-cell>
          <table:table-cell office:value-type="float" office:value="0.00000000000038053349" calcext:value-type="float">
            <text:p>3.80533490955695E-13</text:p>
          </table:table-cell>
          <table:table-cell office:value-type="string" calcext:value-type="string">
            <text:p>[[1152, 988], [1151, 989], [1149, 989], [1148, 990], [1147, 990], [1146, 991], [1144, 991], [1141, 994], [1140, 994], [1130, 1004], [1130, 1005], [1129, 1006], [1129, 1007], [1128, 1008], [1128, 1009], [1127, 1010], [1127, 1011], [1125, 1013], [1125, 1015], [1124, 1016], [1124, 1018], [1123, 1019], [1123, 1022], [1122, 1023], [1122, 1038], [1123, 1039], [1123, 1041], [1125, 1043], [1125, 1045], [1127, 1047], [1127, 1048], [1132, 1053], [1134, 1053], [1135, 1054], [1136, 1054], [1137, 1055], [1138, 1055], [1139, 1056], [1167, 1056], [1168, 1055], [1169, 1055], [1170, 1054], [1171, 1054], [1174, 1051], [1175, 1051], [1180, 1046], [1181, 1046], [1181, 1045], [1183, 1043], [1183, 1042], [1184, 1041], [1184, 1040], [1185, 1039], [1185, 1037], [1186, 1036], [1186, 1022], [1185, 1021], [1185, 1017], [1183, 1015], [1183, 1014], [1182, 1013], [1182, 1011], [1181, 1010], [1181, 1009], [1179, 1007], [1179, 1006], [1177, 1004], [1177, 1002], [1176, 1001], [1176, 1000], [1173, 997], [1173, 996], [1169, 992], [1168, 992], [1166, 990], [1164, 990], [1163, 989], [1159, 989], [1158, 988]]</text:p>
          </table:table-cell>
          <table:table-cell office:value-type="string" calcext:value-type="string">
            <text:p>[[1122, 988], [1186, 988], [1186, 1056], [1122, 1056]]</text:p>
          </table:table-cell>
          <table:table-cell office:value-type="float" office:value="0.82733905" calcext:value-type="float">
            <text:p>0.82733905</text:p>
          </table:table-cell>
          <table:table-cell office:value-type="string" calcext:value-type="string">
            <text:p>pixels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6835_KAH_1_box4_img1.tif</text:p>
          </table:table-cell>
          <table:table-cell office:value-type="string" calcext:value-type="string">
            <text:p>UL</text:p>
          </table:table-cell>
          <table:table-cell office:value-type="string" calcext:value-type="string">
            <text:p>avicularium</text:p>
          </table:table-cell>
          <table:table-cell office:value-type="float" office:value="69.6099853515625" calcext:value-type="float">
            <text:p>69.6099853515625</text:p>
          </table:table-cell>
          <table:table-cell office:value-type="float" office:value="70.80859375" calcext:value-type="float">
            <text:p>70.80859375</text:p>
          </table:table-cell>
          <table:table-cell office:value-type="float" office:value="3559" calcext:value-type="float">
            <text:p>3559</text:p>
          </table:table-cell>
          <table:table-cell office:value-type="float" office:value="225.338093996048" calcext:value-type="float">
            <text:p>225.338093996048</text:p>
          </table:table-cell>
          <table:table-cell office:value-type="float" office:value="0.986282388804212" calcext:value-type="float">
            <text:p>0.986282388804212</text:p>
          </table:table-cell>
          <table:table-cell office:value-type="float" office:value="0.880782381839444" calcext:value-type="float">
            <text:p>0.880782381839444</text:p>
          </table:table-cell>
          <table:table-cell office:value-type="float" office:value="0.970149253731343" calcext:value-type="float">
            <text:p>0.970149253731343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90" calcext:value-type="float">
            <text:p>90</text:p>
          </table:table-cell>
          <table:table-cell office:value-type="float" office:value="1049" calcext:value-type="float">
            <text:p>1049</text:p>
          </table:table-cell>
          <table:table-cell office:value-type="float" office:value="843" calcext:value-type="float">
            <text:p>843</text:p>
          </table:table-cell>
          <table:table-cell office:value-type="float" office:value="0.162264768373867" calcext:value-type="float">
            <text:p>0.162264768373867</text:p>
          </table:table-cell>
          <table:table-cell office:value-type="float" office:value="0.000854714224348033" calcext:value-type="float">
            <text:p>0.000854714224348033</text:p>
          </table:table-cell>
          <table:table-cell office:value-type="float" office:value="0.0000231734280894368" calcext:value-type="float">
            <text:p>2.31734280894368E-05</text:p>
          </table:table-cell>
          <table:table-cell office:value-type="float" office:value="0.00000031081960335349" calcext:value-type="float">
            <text:p>3.10819603353489E-07</text:p>
          </table:table-cell>
          <table:table-cell office:value-type="float" office:value="0.00000000000083258881" calcext:value-type="float">
            <text:p>8.3258880641138E-13</text:p>
          </table:table-cell>
          <table:table-cell office:value-type="float" office:value="0.00000000887137451101" calcext:value-type="float">
            <text:p>8.87137451100818E-09</text:p>
          </table:table-cell>
          <table:table-cell office:value-type="float" office:value="0.00000000000005143591" calcext:value-type="float">
            <text:p>5.14359112425597E-14</text:p>
          </table:table-cell>
          <table:table-cell office:value-type="string" calcext:value-type="string">
            <text:p>[[1053, 810], [1052, 811], [1046, 811], [1045, 812], [1044, 812], [1043, 813], [1042, 813], [1041, 814], [1040, 814], [1039, 815], [1036, 815], [1035, 816], [1033, 816], [1032, 817], [1031, 817], [1031, 818], [1030, 819], [1030, 820], [1023, 827], [1023, 828], [1021, 830], [1021, 831], [1020, 832], [1020, 833], [1018, 835], [1018, 836], [1017, 837], [1017, 840], [1016, 841], [1016, 855], [1017, 856], [1017, 859], [1018, 860], [1018, 861], [1019, 862], [1019, 864], [1020, 865], [1020, 866], [1023, 869], [1023, 870], [1025, 872], [1026, 872], [1027, 873], [1028, 873], [1029, 874], [1030, 874], [1031, 875], [1032, 875], [1033, 876], [1035, 876], [1036, 877], [1058, 877], [1060, 875], [1061, 875], [1062, 874], [1063, 874], [1064, 873], [1065, 873], [1070, 868], [1070, 867], [1072, 865], [1073, 865], [1073, 863], [1074, 862], [1074, 861], [1076, 859], [1076, 858], [1078, 856], [1078, 855], [1079, 854], [1079, 853], [1080, 852], [1080, 851], [1081, 850], [1081, 826], [1080, 825], [1080, 822], [1078, 820], [1078, 819], [1077, 818], [1077, 817], [1072, 812], [1071, 812], [1070, 811], [1069, 811], [1068, 810]]</text:p>
          </table:table-cell>
          <table:table-cell office:value-type="string" calcext:value-type="string">
            <text:p>[[1016, 810], [1081, 810], [1081, 877], [1016, 877]]</text:p>
          </table:table-cell>
          <table:table-cell office:value-type="float" office:value="0.54078346" calcext:value-type="float">
            <text:p>0.54078346</text:p>
          </table:table-cell>
          <table:table-cell office:value-type="string" calcext:value-type="string">
            <text:p>pixels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6835_KAH_1_box4_img1.tif</text:p>
          </table:table-cell>
          <table:table-cell office:value-type="string" calcext:value-type="string">
            <text:p>TL</text:p>
          </table:table-cell>
          <table:table-cell office:value-type="string" calcext:value-type="string">
            <text:p>avicularium</text:p>
          </table:table-cell>
          <table:table-cell office:value-type="float" office:value="67.1075439453125" calcext:value-type="float">
            <text:p>67.1075439453125</text:p>
          </table:table-cell>
          <table:table-cell office:value-type="float" office:value="84.4140930175781" calcext:value-type="float">
            <text:p>84.4140930175781</text:p>
          </table:table-cell>
          <table:table-cell office:value-type="float" office:value="4165.5" calcext:value-type="float">
            <text:p>4165.5</text:p>
          </table:table-cell>
          <table:table-cell office:value-type="float" office:value="246.89444231987" calcext:value-type="float">
            <text:p>246.89444231987</text:p>
          </table:table-cell>
          <table:table-cell office:value-type="float" office:value="0.986267313839233" calcext:value-type="float">
            <text:p>0.986267313839233</text:p>
          </table:table-cell>
          <table:table-cell office:value-type="float" office:value="0.858725530541662" calcext:value-type="float">
            <text:p>0.858725530541662</text:p>
          </table:table-cell>
          <table:table-cell office:value-type="float" office:value="0.780487804878049" calcext:value-type="float">
            <text:p>0.780487804878049</text:p>
          </table:table-cell>
          <table:table-cell office:value-type="float" office:value="82" calcext:value-type="float">
            <text:p>82</text:p>
          </table:table-cell>
          <table:table-cell office:value-type="float" office:value="64" calcext:value-type="float">
            <text:p>64</text:p>
          </table:table-cell>
          <table:table-cell office:value-type="float" office:value="90" calcext:value-type="float">
            <text:p>90</text:p>
          </table:table-cell>
          <table:table-cell office:value-type="float" office:value="651" calcext:value-type="float">
            <text:p>651</text:p>
          </table:table-cell>
          <table:table-cell office:value-type="float" office:value="444" calcext:value-type="float">
            <text:p>444</text:p>
          </table:table-cell>
          <table:table-cell office:value-type="float" office:value="0.167452555176356" calcext:value-type="float">
            <text:p>0.167452555176356</text:p>
          </table:table-cell>
          <table:table-cell office:value-type="float" office:value="0.00249566367838701" calcext:value-type="float">
            <text:p>0.00249566367838701</text:p>
          </table:table-cell>
          <table:table-cell office:value-type="float" office:value="0.0000516726939316661" calcext:value-type="float">
            <text:p>5.16726939316661E-05</text:p>
          </table:table-cell>
          <table:table-cell office:value-type="float" office:value="0.00000114823356376258" calcext:value-type="float">
            <text:p>1.14823356376258E-06</text:p>
          </table:table-cell>
          <table:table-cell office:value-type="float" office:value="0.00000000000012375881" calcext:value-type="float">
            <text:p>1.23758814951494E-13</text:p>
          </table:table-cell>
          <table:table-cell office:value-type="float" office:value="-0.00000000061252526135" calcext:value-type="float">
            <text:p>-6.12525261354611E-10</text:p>
          </table:table-cell>
          <table:table-cell office:value-type="float" office:value="-0.0000000000088436875" calcext:value-type="float">
            <text:p>-8.84368749576442E-12</text:p>
          </table:table-cell>
          <table:table-cell office:value-type="string" calcext:value-type="string">
            <text:p>[[654, 403], [653, 404], [650, 404], [649, 405], [647, 405], [645, 407], [644, 407], [642, 409], [641, 409], [639, 411], [638, 411], [630, 419], [630, 420], [628, 422], [628, 423], [627, 424], [627, 426], [625, 428], [625, 429], [623, 431], [623, 432], [622, 433], [622, 434], [621, 435], [621, 437], [620, 438], [620, 441], [619, 442], [619, 457], [620, 458], [620, 462], [621, 463], [621, 465], [622, 466], [622, 467], [623, 468], [623, 469], [625, 471], [625, 472], [630, 477], [630, 478], [635, 483], [636, 483], [637, 484], [640, 484], [641, 485], [663, 485], [664, 484], [665, 484], [668, 481], [669, 481], [670, 480], [670, 479], [671, 478], [671, 477], [672, 476], [672, 475], [674, 473], [674, 472], [675, 471], [675, 470], [676, 469], [676, 466], [677, 465], [677, 463], [678, 462], [678, 457], [681, 454], [681, 451], [682, 450], [682, 448], [683, 447], [683, 432], [682, 431], [682, 427], [681, 426], [681, 423], [680, 422], [680, 419], [679, 418], [679, 415], [677, 413], [677, 412], [674, 409], [674, 408], [672, 406], [671, 406], [670, 405], [669, 405], [668, 404], [665, 404], [664, 403]]</text:p>
          </table:table-cell>
          <table:table-cell office:value-type="string" calcext:value-type="string">
            <text:p>[[619, 403], [683, 403], [683, 485], [619, 485]]</text:p>
          </table:table-cell>
          <table:table-cell office:value-type="float" office:value="0.50919634" calcext:value-type="float">
            <text:p>0.50919634</text:p>
          </table:table-cell>
          <table:table-cell office:value-type="string" calcext:value-type="string">
            <text:p>pixels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6835_KAH_1_box4_img1.tif</text:p>
          </table:table-cell>
          <table:table-cell office:value-type="string" calcext:value-type="string">
            <text:p>OVI</text:p>
          </table:table-cell>
          <table:table-cell office:value-type="string" calcext:value-type="string">
            <text:p>ovicell</text:p>
          </table:table-cell>
          <table:table-cell office:value-type="float" office:value="289.958374023437" calcext:value-type="float">
            <text:p>289.958374023437</text:p>
          </table:table-cell>
          <table:table-cell office:value-type="float" office:value="265.227294921875" calcext:value-type="float">
            <text:p>265.227294921875</text:p>
          </table:table-cell>
          <table:table-cell office:value-type="float" office:value="53860.5" calcext:value-type="float">
            <text:p>53860.5</text:p>
          </table:table-cell>
          <table:table-cell office:value-type="float" office:value="920.163558244705" calcext:value-type="float">
            <text:p>920.163558244705</text:p>
          </table:table-cell>
          <table:table-cell office:value-type="float" office:value="0.948782764937993" calcext:value-type="float">
            <text:p>0.948782764937993</text:p>
          </table:table-cell>
          <table:table-cell office:value-type="float" office:value="0.79937430724793" calcext:value-type="float">
            <text:p>0.79937430724793</text:p>
          </table:table-cell>
          <table:table-cell office:value-type="float" office:value="0.915107203011702" calcext:value-type="float">
            <text:p>0.915107203011702</text:p>
          </table:table-cell>
          <table:table-cell office:value-type="float" office:value="274.061218261719" calcext:value-type="float">
            <text:p>274.061218261719</text:p>
          </table:table-cell>
          <table:table-cell office:value-type="float" office:value="250.795394897461" calcext:value-type="float">
            <text:p>250.795394897461</text:p>
          </table:table-cell>
          <table:table-cell office:value-type="float" office:value="16.6634788513184" calcext:value-type="float">
            <text:p>16.6634788513184</text:p>
          </table:table-cell>
          <table:table-cell office:value-type="float" office:value="1247" calcext:value-type="float">
            <text:p>1247</text:p>
          </table:table-cell>
          <table:table-cell office:value-type="float" office:value="1390" calcext:value-type="float">
            <text:p>1390</text:p>
          </table:table-cell>
          <table:table-cell office:value-type="float" office:value="0.167355665113933" calcext:value-type="float">
            <text:p>0.167355665113933</text:p>
          </table:table-cell>
          <table:table-cell office:value-type="float" office:value="0.000502855314476824" calcext:value-type="float">
            <text:p>0.000502855314476824</text:p>
          </table:table-cell>
          <table:table-cell office:value-type="float" office:value="0.000380768816948095" calcext:value-type="float">
            <text:p>0.000380768816948095</text:p>
          </table:table-cell>
          <table:table-cell office:value-type="float" office:value="0.0000105853126839361" calcext:value-type="float">
            <text:p>1.05853126839361E-05</text:p>
          </table:table-cell>
          <table:table-cell office:value-type="float" office:value="-0.00000000053722930708" calcext:value-type="float">
            <text:p>-5.37229307082569E-10</text:p>
          </table:table-cell>
          <table:table-cell office:value-type="float" office:value="-0.00000013764795802341" calcext:value-type="float">
            <text:p>-1.3764795802341E-07</text:p>
          </table:table-cell>
          <table:table-cell office:value-type="float" office:value="0.00000000040373744593" calcext:value-type="float">
            <text:p>4.03737445927156E-10</text:p>
          </table:table-cell>
          <table:table-cell office:value-type="string" calcext:value-type="string">
            <text:p>[[1227, 1266], [1226, 1267], [1216, 1267], [1215, 1268], [1212, 1268], [1211, 1269], [1209, 1269], [1208, 1270], [1206, 1270], [1205, 1271], [1203, 1271], [1202, 1272], [1200, 1272], [1199, 1273], [1197, 1273], [1196, 1274], [1194, 1274], [1193, 1275], [1192, 1275], [1190, 1277], [1189, 1277], [1187, 1279], [1186, 1279], [1185, 1280], [1184, 1280], [1180, 1284], [1179, 1284], [1172, 1291], [1171, 1291], [1167, 1295], [1166, 1295], [1159, 1302], [1159, 1303], [1158, 1304], [1158, 1305], [1155, 1308], [1155, 1309], [1148, 1316], [1148, 1317], [1141, 1324], [1141, 1325], [1139, 1327], [1139, 1328], [1138, 1329], [1138, 1330], [1136, 1332], [1136, 1333], [1134, 1335], [1134, 1336], [1133, 1337], [1133, 1338], [1131, 1340], [1131, 1341], [1130, 1342], [1130, 1343], [1129, 1344], [1129, 1345], [1127, 1347], [1127, 1348], [1126, 1349], [1126, 1350], [1125, 1351], [1125, 1353], [1121, 1357], [1121, 1358], [1118, 1361], [1118, 1362], [1117, 1363], [1117, 1365], [1116, 1366], [1116, 1367], [1115, 1368], [1115, 1370], [1114, 1371], [1114, 1372], [1109, 1377], [1109, 1378], [1107, 1380], [1107, 1381], [1106, 1382], [1106, 1383], [1105, 1384], [1105, 1386], [1104, 1387], [1104, 1388], [1103, 1389], [1103, 1391], [1102, 1392], [1102, 1393], [1101, 1394], [1101, 1395], [1100, 1396], [1100, 1398], [1099, 1399], [1099, 1400], [1098, 1401], [1098, 1402], [1097, 1403], [1097, 1406], [1096, 1407], [1096, 1409], [1095, 1410], [1095, 1420], [1094, 1421], [1094, 1423], [1093, 1424], [1093, 1427], [1092, 1428], [1092, 1431], [1093, 1432], [1093, 1435], [1094, 1436], [1094, 1439], [1095, 1440], [1095, 1442], [1096, 1443], [1096, 1444], [1097, 1445], [1097, 1446], [1098, 1447], [1098, 1448], [1099, 1449], [1100, 1449], [1102, 1451], [1103, 1451], [1105, 1453], [1106, 1453], [1107, 1454], [1108, 1454], [1110, 1456], [1111, 1456], [1114, 1459], [1114, 1460], [1115, 1461], [1115, 1462], [1116, 1463], [1116, 1464], [1117, 1465], [1117, 1466], [1124, 1473], [1124, 1474], [1130, 1480], [1131, 1480], [1132, 1481], [1134, 1481], [1135, 1482], [1149, 1482], [1150, 1481], [1156, 1481], [1157, 1480], [1161, 1480], [1162, 1479], [1169, 1479], [1170, 1478], [1176, 1478], [1177, 1477], [1204, 1477], [1205, 1478], [1206, 1477], [1217, 1477], [1218, 1478], [1221, 1478], [1222, 1479], [1225, 1479], [1226, 1480], [1230, 1480], [1231, 1481], [1235, 1481], [1236, 1482], [1237, 1482], [1238, 1483], [1239, 1483], [1241, 1485], [1242, 1485], [1245, 1488], [1246, 1488], [1251, 1493], [1251, 1494], [1256, 1499], [1257, 1499], [1260, 1502], [1260, 1503], [1262, 1505], [1262, 1506], [1264, 1508], [1264, 1509], [1266, 1511], [1266, 1512], [1267, 1513], [1267, 1514], [1277, 1524], [1278, 1524], [1279, 1525], [1281, 1525], [1282, 1526], [1285, 1526], [1286, 1527], [1309, 1527], [1310, 1526], [1312, 1526], [1313, 1525], [1315, 1525], [1316, 1524], [1317, 1524], [1319, 1522], [1320, 1522], [1323, 1519], [1324, 1519], [1326, 1517], [1327, 1517], [1328, 1516], [1329, 1516], [1332, 1513], [1332, 1512], [1346, 1498], [1347, 1498], [1350, 1495], [1350, 1494], [1351, 1493], [1351, 1492], [1352, 1491], [1352, 1489], [1353, 1488], [1353, 1487], [1354, 1486], [1354, 1485], [1355, 1484], [1355, 1483], [1356, 1482], [1356, 1481], [1358, 1479], [1358, 1478], [1360, 1476], [1360, 1475], [1361, 1474], [1361, 1473], [1362, 1472], [1362, 1471], [1363, 1470], [1363, 1467], [1364, 1466], [1364, 1462], [1365, 1461], [1365, 1457], [1366, 1456], [1366, 1453], [1367, 1452], [1367, 1450], [1368, 1449], [1368, 1447], [1369, 1446], [1369, 1445], [1370, 1444], [1370, 1443], [1371, 1442], [1371, 1441], [1372, 1440], [1372, 1436], [1373, 1435], [1373, 1428], [1374, 1427], [1374, 1412], [1375, 1411], [1375, 1360], [1374, 1359], [1374, 1348], [1373, 1347], [1373, 1342], [1372, 1341], [1372, 1339], [1371, 1338], [1371, 1336], [1370, 1335], [1370, 1334], [1369, 1333], [1369, 1332], [1368, 1331], [1368, 1330], [1366, 1328], [1366, 1327], [1364, 1325], [1364, 1324], [1363, 1323], [1363, 1322], [1362, 1321], [1362, 1320], [1361, 1319], [1361, 1318], [1360, 1317], [1360, 1316], [1357, 1313], [1357, 1312], [1354, 1309], [1354, 1308], [1340, 1294], [1340, 1293], [1337, 1290], [1336, 1290], [1333, 1287], [1332, 1287], [1330, 1285], [1329, 1285], [1326, 1282], [1325, 1282], [1324, 1281], [1323, 1281], [1321, 1279], [1320, 1279], [1319, 1278], [1318, 1278], [1317, 1277], [1316, 1277], [1315, 1276], [1314, 1276], [1313, 1275], [1312, 1275], [1311, 1274], [1309, 1274], [1308, 1273], [1307, 1273], [1306, 1272], [1304, 1272], [1303, 1271], [1302, 1271], [1301, 1270], [1299, 1270], [1298, 1269], [1287, 1269], [1286, 1268], [1281, 1268], [1280, 1267], [1263, 1267], [1262, 1266]]</text:p>
          </table:table-cell>
          <table:table-cell office:value-type="string" calcext:value-type="string">
            <text:p>[[1078, 1465], [1150, 1224], [1412, 1303], [1340, 1543]]</text:p>
          </table:table-cell>
          <table:table-cell office:value-type="float" office:value="0.9987649" calcext:value-type="float">
            <text:p>0.9987649</text:p>
          </table:table-cell>
          <table:table-cell office:value-type="string" calcext:value-type="string">
            <text:p>pixels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6835_KAH_1_box4_img1.tif</text:p>
          </table:table-cell>
          <table:table-cell office:value-type="string" calcext:value-type="string">
            <text:p>UUP</text:p>
          </table:table-cell>
          <table:table-cell office:value-type="string" calcext:value-type="string">
            <text:p>ascopore</text:p>
          </table:table-cell>
          <table:table-cell office:value-type="float" office:value="65.6700439453125" calcext:value-type="float">
            <text:p>65.6700439453125</text:p>
          </table:table-cell>
          <table:table-cell office:value-type="float" office:value="46.724853515625" calcext:value-type="float">
            <text:p>46.724853515625</text:p>
          </table:table-cell>
          <table:table-cell office:value-type="float" office:value="2408.5" calcext:value-type="float">
            <text:p>2408.5</text:p>
          </table:table-cell>
          <table:table-cell office:value-type="float" office:value="188.124890446663" calcext:value-type="float">
            <text:p>188.124890446663</text:p>
          </table:table-cell>
          <table:table-cell office:value-type="float" office:value="0.983663467429038" calcext:value-type="float">
            <text:p>0.983663467429038</text:p>
          </table:table-cell>
          <table:table-cell office:value-type="float" office:value="0.855192718850984" calcext:value-type="float">
            <text:p>0.855192718850984</text:p>
          </table:table-cell>
          <table:table-cell office:value-type="float" office:value="0.703125" calcext:value-type="float">
            <text:p>0.703125</text:p>
          </table:table-cell>
          <table:table-cell office:value-type="float" office:value="64" calcext:value-type="float">
            <text:p>64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office:value-type="float" office:value="1354" calcext:value-type="float">
            <text:p>1354</text:p>
          </table:table-cell>
          <table:table-cell office:value-type="float" office:value="656" calcext:value-type="float">
            <text:p>656</text:p>
          </table:table-cell>
          <table:table-cell office:value-type="float" office:value="0.169602914223595" calcext:value-type="float">
            <text:p>0.169602914223595</text:p>
          </table:table-cell>
          <table:table-cell office:value-type="float" office:value="0.00317615473599824" calcext:value-type="float">
            <text:p>0.00317615473599824</text:p>
          </table:table-cell>
          <table:table-cell office:value-type="float" office:value="0.0000326247964740117" calcext:value-type="float">
            <text:p>3.26247964740117E-05</text:p>
          </table:table-cell>
          <table:table-cell office:value-type="float" office:value="0.00000102810737022863" calcext:value-type="float">
            <text:p>1.02810737022863E-06</text:p>
          </table:table-cell>
          <table:table-cell office:value-type="float" office:value="-0.00000000000479768166" calcext:value-type="float">
            <text:p>-4.7976816606326E-12</text:p>
          </table:table-cell>
          <table:table-cell office:value-type="float" office:value="-0.00000004783256263821" calcext:value-type="float">
            <text:p>-4.78325626382144E-08</text:p>
          </table:table-cell>
          <table:table-cell office:value-type="float" office:value="-0.00000000000352648358" calcext:value-type="float">
            <text:p>-3.52648358125763E-12</text:p>
          </table:table-cell>
          <table:table-cell office:value-type="string" calcext:value-type="string">
            <text:p>[[1344, 635], [1343, 636], [1338, 636], [1337, 637], [1334, 637], [1333, 638], [1331, 638], [1329, 640], [1328, 640], [1325, 643], [1325, 644], [1324, 645], [1324, 649], [1323, 650], [1323, 660], [1324, 661], [1324, 664], [1325, 665], [1325, 666], [1329, 670], [1329, 671], [1330, 672], [1331, 672], [1334, 675], [1336, 675], [1337, 676], [1338, 676], [1340, 678], [1343, 678], [1344, 679], [1348, 679], [1349, 680], [1363, 680], [1364, 679], [1365, 679], [1366, 678], [1368, 678], [1369, 677], [1372, 677], [1373, 676], [1374, 676], [1375, 675], [1376, 675], [1377, 674], [1378, 674], [1381, 671], [1382, 671], [1383, 670], [1383, 669], [1384, 668], [1384, 667], [1385, 666], [1385, 665], [1386, 664], [1386, 658], [1387, 657], [1387, 656], [1386, 655], [1386, 647], [1384, 645], [1384, 644], [1377, 637], [1376, 637], [1375, 636], [1373, 636], [1372, 635]]</text:p>
          </table:table-cell>
          <table:table-cell office:value-type="string" calcext:value-type="string">
            <text:p>[[1323, 635], [1387, 635], [1387, 680], [1323, 680]]</text:p>
          </table:table-cell>
          <table:table-cell office:value-type="float" office:value="0.9707714" calcext:value-type="float">
            <text:p>0.9707714</text:p>
          </table:table-cell>
          <table:table-cell office:value-type="string" calcext:value-type="string">
            <text:p>pixels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6835_KAH_1_box4_img1.tif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scopore</text:p>
          </table:table-cell>
          <table:table-cell office:value-type="float" office:value="63.3656005859375" calcext:value-type="float">
            <text:p>63.3656005859375</text:p>
          </table:table-cell>
          <table:table-cell office:value-type="float" office:value="48.7760620117188" calcext:value-type="float">
            <text:p>48.7760620117188</text:p>
          </table:table-cell>
          <table:table-cell office:value-type="float" office:value="2213" calcext:value-type="float">
            <text:p>2213</text:p>
          </table:table-cell>
          <table:table-cell office:value-type="float" office:value="179.539103746414" calcext:value-type="float">
            <text:p>179.539103746414</text:p>
          </table:table-cell>
          <table:table-cell office:value-type="float" office:value="0.985087914533719" calcext:value-type="float">
            <text:p>0.985087914533719</text:p>
          </table:table-cell>
          <table:table-cell office:value-type="float" office:value="0.862726567406833" calcext:value-type="float">
            <text:p>0.862726567406833</text:p>
          </table:table-cell>
          <table:table-cell office:value-type="float" office:value="0.721311475409836" calcext:value-type="float">
            <text:p>0.721311475409836</text:p>
          </table:table-cell>
          <table:table-cell office:value-type="float" office:value="61" calcext:value-type="float">
            <text:p>61</text:p>
          </table:table-cell>
          <table:table-cell office:value-type="float" office:value="44" calcext:value-type="float">
            <text:p>44</text:p>
          </table:table-cell>
          <table:table-cell office:value-type="float" office:value="90" calcext:value-type="float">
            <text:p>90</text:p>
          </table:table-cell>
          <table:table-cell office:value-type="float" office:value="900" calcext:value-type="float">
            <text:p>900</text:p>
          </table:table-cell>
          <table:table-cell office:value-type="float" office:value="890" calcext:value-type="float">
            <text:p>890</text:p>
          </table:table-cell>
          <table:table-cell office:value-type="float" office:value="0.167966970507024" calcext:value-type="float">
            <text:p>0.167966970507024</text:p>
          </table:table-cell>
          <table:table-cell office:value-type="float" office:value="0.00272951445082612" calcext:value-type="float">
            <text:p>0.00272951445082612</text:p>
          </table:table-cell>
          <table:table-cell office:value-type="float" office:value="0.0000106466742323512" calcext:value-type="float">
            <text:p>1.06466742323512E-05</text:p>
          </table:table-cell>
          <table:table-cell office:value-type="float" office:value="0.00000022319527064531" calcext:value-type="float">
            <text:p>2.23195270645307E-07</text:p>
          </table:table-cell>
          <table:table-cell office:value-type="float" office:value="-0.00000000000030179529" calcext:value-type="float">
            <text:p>-3.01795293232078E-13</text:p>
          </table:table-cell>
          <table:table-cell office:value-type="float" office:value="-0.00000001098044890058" calcext:value-type="float">
            <text:p>-1.09804489005778E-08</text:p>
          </table:table-cell>
          <table:table-cell office:value-type="float" office:value="0.00000000000016521815" calcext:value-type="float">
            <text:p>1.65218150056933E-13</text:p>
          </table:table-cell>
          <table:table-cell office:value-type="string" calcext:value-type="string">
            <text:p>[[891, 868], [890, 869], [887, 869], [886, 870], [885, 870], [882, 873], [881, 873], [878, 876], [878, 877], [874, 881], [874, 882], [872, 884], [872, 885], [871, 886], [871, 889], [870, 890], [870, 898], [871, 899], [871, 900], [872, 901], [872, 903], [877, 908], [878, 908], [879, 909], [881, 909], [882, 910], [885, 910], [886, 911], [892, 911], [893, 912], [912, 912], [913, 911], [914, 911], [915, 910], [917, 910], [918, 909], [919, 909], [922, 906], [924, 906], [925, 905], [925, 904], [927, 902], [927, 901], [928, 900], [928, 899], [929, 898], [929, 897], [931, 895], [931, 881], [930, 880], [930, 879], [928, 877], [927, 877], [925, 875], [924, 875], [923, 874], [922, 874], [921, 873], [920, 873], [918, 871], [917, 871], [916, 870], [915, 870], [914, 869], [910, 869], [909, 868]]</text:p>
          </table:table-cell>
          <table:table-cell office:value-type="string" calcext:value-type="string">
            <text:p>[[870, 868], [931, 868], [931, 912], [870, 912]]</text:p>
          </table:table-cell>
          <table:table-cell office:value-type="float" office:value="0.9186033" calcext:value-type="float">
            <text:p>0.9186033</text:p>
          </table:table-cell>
          <table:table-cell office:value-type="string" calcext:value-type="string">
            <text:p>pixels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6835_KAH_1_box4_img1.tif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ascopore</text:p>
          </table:table-cell>
          <table:table-cell office:value-type="float" office:value="62.8076782226563" calcext:value-type="float">
            <text:p>62.8076782226563</text:p>
          </table:table-cell>
          <table:table-cell office:value-type="float" office:value="58.4931335449219" calcext:value-type="float">
            <text:p>58.4931335449219</text:p>
          </table:table-cell>
          <table:table-cell office:value-type="float" office:value="2676" calcext:value-type="float">
            <text:p>2676</text:p>
          </table:table-cell>
          <table:table-cell office:value-type="float" office:value="194.852811932564" calcext:value-type="float">
            <text:p>194.852811932564</text:p>
          </table:table-cell>
          <table:table-cell office:value-type="float" office:value="0.985635359116022" calcext:value-type="float">
            <text:p>0.985635359116022</text:p>
          </table:table-cell>
          <table:table-cell office:value-type="float" office:value="0.88569178825891" calcext:value-type="float">
            <text:p>0.88569178825891</text:p>
          </table:table-cell>
          <table:table-cell office:value-type="float" office:value="0.9" calcext:value-type="float">
            <text:p>0.9</text:p>
          </table:table-cell>
          <table:table-cell office:value-type="float" office:value="60" calcext:value-type="float">
            <text:p>60</text:p>
          </table:table-cell>
          <table:table-cell office:value-type="float" office:value="54" calcext:value-type="float">
            <text:p>54</text:p>
          </table:table-cell>
          <table:table-cell office:value-type="float" office:value="90" calcext:value-type="float">
            <text:p>90</text:p>
          </table:table-cell>
          <table:table-cell office:value-type="float" office:value="949" calcext:value-type="float">
            <text:p>949</text:p>
          </table:table-cell>
          <table:table-cell office:value-type="float" office:value="395" calcext:value-type="float">
            <text:p>395</text:p>
          </table:table-cell>
          <table:table-cell office:value-type="float" office:value="0.160614843468413" calcext:value-type="float">
            <text:p>0.160614843468413</text:p>
          </table:table-cell>
          <table:table-cell office:value-type="float" office:value="0.00036590751795303" calcext:value-type="float">
            <text:p>0.00036590751795303</text:p>
          </table:table-cell>
          <table:table-cell office:value-type="float" office:value="0.00000854268200637389" calcext:value-type="float">
            <text:p>8.54268200637389E-06</text:p>
          </table:table-cell>
          <table:table-cell office:value-type="float" office:value="0.00000004963898731103" calcext:value-type="float">
            <text:p>4.96389873110285E-08</text:p>
          </table:table-cell>
          <table:table-cell office:value-type="float" office:value="-0.00000000000002012873" calcext:value-type="float">
            <text:p>-2.0128732594513E-14</text:p>
          </table:table-cell>
          <table:table-cell office:value-type="float" office:value="-0.00000000068839925796" calcext:value-type="float">
            <text:p>-6.88399257958042E-10</text:p>
          </table:table-cell>
          <table:table-cell office:value-type="float" office:value="-0.00000000000002529241" calcext:value-type="float">
            <text:p>-2.52924070394215E-14</text:p>
          </table:table-cell>
          <table:table-cell office:value-type="string" calcext:value-type="string">
            <text:p>[[942, 368], [941, 369], [936, 369], [931, 374], [929, 374], [928, 375], [928, 376], [927, 377], [926, 377], [920, 383], [920, 386], [919, 387], [919, 403], [920, 404], [920, 406], [921, 407], [921, 408], [931, 418], [932, 418], [934, 420], [936, 420], [938, 422], [965, 422], [968, 419], [969, 419], [970, 418], [971, 418], [971, 417], [973, 415], [974, 415], [975, 414], [975, 413], [977, 411], [977, 410], [978, 409], [978, 406], [979, 405], [979, 393], [978, 392], [978, 386], [977, 385], [977, 384], [974, 381], [974, 380], [973, 379], [973, 378], [972, 378], [971, 377], [970, 377], [967, 374], [966, 374], [965, 373], [964, 373], [961, 370], [959, 370], [958, 369], [956, 369], [955, 368], [946, 368], [945, 369], [944, 368]]</text:p>
          </table:table-cell>
          <table:table-cell office:value-type="string" calcext:value-type="string">
            <text:p>[[919, 368], [979, 368], [979, 422], [919, 422]]</text:p>
          </table:table-cell>
          <table:table-cell office:value-type="float" office:value="0.8727176" calcext:value-type="float">
            <text:p>0.8727176</text:p>
          </table:table-cell>
          <table:table-cell office:value-type="string" calcext:value-type="string">
            <text:p>pixels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6835_KAH_1_box4_img1.tif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ascopore</text:p>
          </table:table-cell>
          <table:table-cell office:value-type="float" office:value="56.4337158203125" calcext:value-type="float">
            <text:p>56.4337158203125</text:p>
          </table:table-cell>
          <table:table-cell office:value-type="float" office:value="54.218017578125" calcext:value-type="float">
            <text:p>54.218017578125</text:p>
          </table:table-cell>
          <table:table-cell office:value-type="float" office:value="2207" calcext:value-type="float">
            <text:p>2207</text:p>
          </table:table-cell>
          <table:table-cell office:value-type="float" office:value="179.681238889694" calcext:value-type="float">
            <text:p>179.681238889694</text:p>
          </table:table-cell>
          <table:table-cell office:value-type="float" office:value="0.979582778517532" calcext:value-type="float">
            <text:p>0.979582778517532</text:p>
          </table:table-cell>
          <table:table-cell office:value-type="float" office:value="0.859026834148596" calcext:value-type="float">
            <text:p>0.859026834148596</text:p>
          </table:table-cell>
          <table:table-cell office:value-type="float" office:value="0.962962962962963" calcext:value-type="float">
            <text:p>0.962962962962963</text:p>
          </table:table-cell>
          <table:table-cell office:value-type="float" office:value="54" calcext:value-type="float">
            <text:p>54</text:p>
          </table:table-cell>
          <table:table-cell office:value-type="float" office:value="52" calcext:value-type="float">
            <text:p>52</text:p>
          </table:table-cell>
          <table:table-cell office:value-type="float" office:value="90" calcext:value-type="float">
            <text:p>90</text:p>
          </table:table-cell>
          <table:table-cell office:value-type="float" office:value="1262" calcext:value-type="float">
            <text:p>1262</text:p>
          </table:table-cell>
          <table:table-cell office:value-type="float" office:value="1120" calcext:value-type="float">
            <text:p>1120</text:p>
          </table:table-cell>
          <table:table-cell office:value-type="float" office:value="0.159904701059249" calcext:value-type="float">
            <text:p>0.159904701059249</text:p>
          </table:table-cell>
          <table:table-cell office:value-type="float" office:value="0.00010370330225832" calcext:value-type="float">
            <text:p>0.00010370330225832</text:p>
          </table:table-cell>
          <table:table-cell office:value-type="float" office:value="0.0000242917140998304" calcext:value-type="float">
            <text:p>2.42917140998304E-05</text:p>
          </table:table-cell>
          <table:table-cell office:value-type="float" office:value="0.00000003103042945501" calcext:value-type="float">
            <text:p>3.10304294550065E-08</text:p>
          </table:table-cell>
          <table:table-cell office:value-type="float" office:value="-2.86195474691854E-015" calcext:value-type="float">
            <text:p>-2.86195474691854E-15</text:p>
          </table:table-cell>
          <table:table-cell office:value-type="float" office:value="-0.00000000018013496609" calcext:value-type="float">
            <text:p>-1.80134966086471E-10</text:p>
          </table:table-cell>
          <table:table-cell office:value-type="float" office:value="-0.00000000000002678837" calcext:value-type="float">
            <text:p>-2.67883711465233E-14</text:p>
          </table:table-cell>
          <table:table-cell office:value-type="string" calcext:value-type="string">
            <text:p>[[1254, 1094], [1253, 1095], [1250, 1095], [1248, 1097], [1246, 1097], [1244, 1099], [1244, 1100], [1243, 1101], [1243, 1102], [1240, 1105], [1240, 1106], [1239, 1107], [1239, 1108], [1238, 1109], [1238, 1110], [1237, 1111], [1237, 1116], [1236, 1117], [1237, 1118], [1237, 1124], [1238, 1125], [1238, 1129], [1239, 1130], [1239, 1134], [1242, 1137], [1242, 1138], [1243, 1139], [1244, 1139], [1247, 1142], [1248, 1142], [1249, 1143], [1250, 1143], [1251, 1144], [1252, 1144], [1253, 1145], [1254, 1145], [1255, 1146], [1271, 1146], [1272, 1145], [1273, 1145], [1274, 1144], [1275, 1144], [1276, 1143], [1277, 1143], [1280, 1140], [1281, 1140], [1282, 1139], [1283, 1139], [1286, 1136], [1286, 1135], [1288, 1133], [1288, 1131], [1289, 1130], [1289, 1126], [1290, 1125], [1290, 1124], [1289, 1123], [1290, 1122], [1290, 1117], [1289, 1116], [1289, 1113], [1288, 1112], [1288, 1111], [1286, 1109], [1286, 1108], [1285, 1107], [1285, 1106], [1280, 1101], [1278, 1101], [1276, 1099], [1275, 1099], [1274, 1098], [1272, 1098], [1271, 1097], [1270, 1097], [1269, 1096], [1266, 1096], [1265, 1095], [1259, 1095], [1258, 1094], [1256, 1094], [1255, 1095]]</text:p>
          </table:table-cell>
          <table:table-cell office:value-type="string" calcext:value-type="string">
            <text:p>[[1236, 1094], [1290, 1094], [1290, 1146], [1236, 1146]]</text:p>
          </table:table-cell>
          <table:table-cell office:value-type="float" office:value="0.8290046" calcext:value-type="float">
            <text:p>0.8290046</text:p>
          </table:table-cell>
          <table:table-cell office:value-type="string" calcext:value-type="string">
            <text:p>pixels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6835_KAH_1_box4_img1.tif</text:p>
          </table:table-cell>
          <table:table-cell office:value-type="string" calcext:value-type="string">
            <text:p>TL</text:p>
          </table:table-cell>
          <table:table-cell office:value-type="string" calcext:value-type="string">
            <text:p>ascopore</text:p>
          </table:table-cell>
          <table:table-cell office:value-type="float" office:value="56.1251525878906" calcext:value-type="float">
            <text:p>56.1251525878906</text:p>
          </table:table-cell>
          <table:table-cell office:value-type="float" office:value="48.2727966308594" calcext:value-type="float">
            <text:p>48.2727966308594</text:p>
          </table:table-cell>
          <table:table-cell office:value-type="float" office:value="2042" calcext:value-type="float">
            <text:p>2042</text:p>
          </table:table-cell>
          <table:table-cell office:value-type="float" office:value="170.710677146912" calcext:value-type="float">
            <text:p>170.710677146912</text:p>
          </table:table-cell>
          <table:table-cell office:value-type="float" office:value="0.987905176584422" calcext:value-type="float">
            <text:p>0.987905176584422</text:p>
          </table:table-cell>
          <table:table-cell office:value-type="float" office:value="0.880530151186398" calcext:value-type="float">
            <text:p>0.880530151186398</text:p>
          </table:table-cell>
          <table:table-cell office:value-type="float" office:value="0.851851851851852" calcext:value-type="float">
            <text:p>0.851851851851852</text:p>
          </table:table-cell>
          <table:table-cell office:value-type="float" office:value="54" calcext:value-type="float">
            <text:p>54</text:p>
          </table:table-cell>
          <table:table-cell office:value-type="float" office:value="46" calcext:value-type="float">
            <text:p>46</text:p>
          </table:table-cell>
          <table:table-cell office:value-type="float" office:value="90" calcext:value-type="float">
            <text:p>90</text:p>
          </table:table-cell>
          <table:table-cell office:value-type="float" office:value="531" calcext:value-type="float">
            <text:p>531</text:p>
          </table:table-cell>
          <table:table-cell office:value-type="float" office:value="529" calcext:value-type="float">
            <text:p>529</text:p>
          </table:table-cell>
          <table:table-cell office:value-type="float" office:value="0.163429286950008" calcext:value-type="float">
            <text:p>0.163429286950008</text:p>
          </table:table-cell>
          <table:table-cell office:value-type="float" office:value="0.000904040802454087" calcext:value-type="float">
            <text:p>0.000904040802454087</text:p>
          </table:table-cell>
          <table:table-cell office:value-type="float" office:value="0.000102916891707689" calcext:value-type="float">
            <text:p>0.000102916891707689</text:p>
          </table:table-cell>
          <table:table-cell office:value-type="float" office:value="0.00000120676150669684" calcext:value-type="float">
            <text:p>1.20676150669684E-06</text:p>
          </table:table-cell>
          <table:table-cell office:value-type="float" office:value="0.00000000000739583035" calcext:value-type="float">
            <text:p>7.39583034817616E-12</text:p>
          </table:table-cell>
          <table:table-cell office:value-type="float" office:value="0.00000002516202820862" calcext:value-type="float">
            <text:p>2.51620282086239E-08</text:p>
          </table:table-cell>
          <table:table-cell office:value-type="float" office:value="0.00000000001123232946" calcext:value-type="float">
            <text:p>1.12323294619843E-11</text:p>
          </table:table-cell>
          <table:table-cell office:value-type="string" calcext:value-type="string">
            <text:p>[[528, 505], [527, 506], [524, 506], [520, 510], [519, 510], [514, 515], [513, 515], [509, 519], [509, 520], [507, 522], [507, 523], [506, 524], [506, 526], [503, 529], [503, 538], [504, 539], [504, 541], [506, 543], [506, 544], [508, 546], [509, 546], [511, 548], [511, 549], [512, 550], [513, 550], [514, 551], [546, 551], [546, 550], [547, 549], [549, 549], [554, 544], [554, 543], [556, 541], [556, 540], [557, 539], [557, 518], [556, 517], [556, 516], [551, 511], [550, 511], [549, 510], [548, 510], [546, 508], [545, 508], [544, 507], [543, 507], [542, 506], [539, 506], [538, 505]]</text:p>
          </table:table-cell>
          <table:table-cell office:value-type="string" calcext:value-type="string">
            <text:p>[[503, 505], [557, 505], [557, 551], [503, 551]]</text:p>
          </table:table-cell>
          <table:table-cell office:value-type="float" office:value="0.80660343" calcext:value-type="float">
            <text:p>0.80660343</text:p>
          </table:table-cell>
          <table:table-cell office:value-type="string" calcext:value-type="string">
            <text:p>pixels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6835_KAH_1_box4_img1.tif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ascopore</text:p>
          </table:table-cell>
          <table:table-cell office:value-type="float" office:value="59.23876953125" calcext:value-type="float">
            <text:p>59.23876953125</text:p>
          </table:table-cell>
          <table:table-cell office:value-type="float" office:value="59.333251953125" calcext:value-type="float">
            <text:p>59.333251953125</text:p>
          </table:table-cell>
          <table:table-cell office:value-type="float" office:value="2288.5" calcext:value-type="float">
            <text:p>2288.5</text:p>
          </table:table-cell>
          <table:table-cell office:value-type="float" office:value="185.923878908157" calcext:value-type="float">
            <text:p>185.923878908157</text:p>
          </table:table-cell>
          <table:table-cell office:value-type="float" office:value="0.979666095890411" calcext:value-type="float">
            <text:p>0.979666095890411</text:p>
          </table:table-cell>
          <table:table-cell office:value-type="float" office:value="0.831936996436088" calcext:value-type="float">
            <text:p>0.831936996436088</text:p>
          </table:table-cell>
          <table:table-cell office:value-type="float" office:value="0.67272729584665" calcext:value-type="float">
            <text:p>0.67272729584665</text:p>
          </table:table-cell>
          <table:table-cell office:value-type="float" office:value="66" calcext:value-type="float">
            <text:p>66</text:p>
          </table:table-cell>
          <table:table-cell office:value-type="float" office:value="44.4000015258789" calcext:value-type="float">
            <text:p>44.4000015258789</text:p>
          </table:table-cell>
          <table:table-cell office:value-type="float" office:value="53.1301002502441" calcext:value-type="float">
            <text:p>53.1301002502441</text:p>
          </table:table-cell>
          <table:table-cell office:value-type="float" office:value="1542" calcext:value-type="float">
            <text:p>1542</text:p>
          </table:table-cell>
          <table:table-cell office:value-type="float" office:value="1409" calcext:value-type="float">
            <text:p>1409</text:p>
          </table:table-cell>
          <table:table-cell office:value-type="float" office:value="0.17329733672074" calcext:value-type="float">
            <text:p>0.17329733672074</text:p>
          </table:table-cell>
          <table:table-cell office:value-type="float" office:value="0.00429289882286504" calcext:value-type="float">
            <text:p>0.00429289882286504</text:p>
          </table:table-cell>
          <table:table-cell office:value-type="float" office:value="0.000101122214940542" calcext:value-type="float">
            <text:p>0.000101122214940542</text:p>
          </table:table-cell>
          <table:table-cell office:value-type="float" office:value="0.0000031262495338192" calcext:value-type="float">
            <text:p>3.1262495338192E-06</text:p>
          </table:table-cell>
          <table:table-cell office:value-type="float" office:value="-0.00000000004285783936" calcext:value-type="float">
            <text:p>-4.28578393603546E-11</text:p>
          </table:table-cell>
          <table:table-cell office:value-type="float" office:value="-0.00000015978230646558" calcext:value-type="float">
            <text:p>-1.5978230646558E-07</text:p>
          </table:table-cell>
          <table:table-cell office:value-type="float" office:value="-0.00000000003539652533" calcext:value-type="float">
            <text:p>-3.53965253292016E-11</text:p>
          </table:table-cell>
          <table:table-cell office:value-type="string" calcext:value-type="string">
            <text:p>[[1529, 1380], [1528, 1381], [1524, 1381], [1523, 1382], [1522, 1382], [1521, 1383], [1521, 1384], [1518, 1387], [1518, 1389], [1517, 1390], [1517, 1391], [1516, 1392], [1516, 1403], [1517, 1404], [1517, 1409], [1518, 1410], [1518, 1413], [1519, 1414], [1519, 1416], [1521, 1418], [1521, 1419], [1522, 1420], [1522, 1422], [1525, 1425], [1525, 1426], [1528, 1429], [1529, 1429], [1531, 1431], [1532, 1431], [1533, 1432], [1534, 1432], [1535, 1433], [1535, 1434], [1536, 1434], [1537, 1435], [1538, 1435], [1539, 1436], [1541, 1436], [1542, 1437], [1558, 1437], [1561, 1434], [1562, 1434], [1563, 1433], [1564, 1433], [1567, 1430], [1568, 1430], [1568, 1429], [1570, 1427], [1570, 1425], [1571, 1424], [1571, 1414], [1570, 1413], [1570, 1412], [1567, 1409], [1567, 1408], [1564, 1405], [1564, 1404], [1561, 1401], [1561, 1400], [1550, 1389], [1550, 1387], [1546, 1383], [1545, 1383], [1544, 1382], [1543, 1382], [1542, 1381], [1539, 1381], [1538, 1380]]</text:p>
          </table:table-cell>
          <table:table-cell office:value-type="string" calcext:value-type="string">
            <text:p>[[1502, 1396], [1538, 1369], [1577, 1422], [1542, 1449]]</text:p>
          </table:table-cell>
          <table:table-cell office:value-type="float" office:value="0.76520777" calcext:value-type="float">
            <text:p>0.76520777</text:p>
          </table:table-cell>
          <table:table-cell office:value-type="string" calcext:value-type="string">
            <text:p>pixels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6835_KAH_1_box4_img1.tif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scopore</text:p>
          </table:table-cell>
          <table:table-cell office:value-type="float" office:value="54.465087890625" calcext:value-type="float">
            <text:p>54.465087890625</text:p>
          </table:table-cell>
          <table:table-cell office:value-type="float" office:value="48.414306640625" calcext:value-type="float">
            <text:p>48.414306640625</text:p>
          </table:table-cell>
          <table:table-cell office:value-type="float" office:value="1842" calcext:value-type="float">
            <text:p>1842</text:p>
          </table:table-cell>
          <table:table-cell office:value-type="float" office:value="162.710677146912" calcext:value-type="float">
            <text:p>162.710677146912</text:p>
          </table:table-cell>
          <table:table-cell office:value-type="float" office:value="0.982924226254002" calcext:value-type="float">
            <text:p>0.982924226254002</text:p>
          </table:table-cell>
          <table:table-cell office:value-type="float" office:value="0.874313904046807" calcext:value-type="float">
            <text:p>0.874313904046807</text:p>
          </table:table-cell>
          <table:table-cell office:value-type="float" office:value="0.882352941176471" calcext:value-type="float">
            <text:p>0.882352941176471</text:p>
          </table:table-cell>
          <table:table-cell office:value-type="float" office:value="51" calcext:value-type="float">
            <text:p>51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office:value-type="float" office:value="809" calcext:value-type="float">
            <text:p>809</text:p>
          </table:table-cell>
          <table:table-cell office:value-type="float" office:value="1309" calcext:value-type="float">
            <text:p>1309</text:p>
          </table:table-cell>
          <table:table-cell office:value-type="float" office:value="0.161023986110339" calcext:value-type="float">
            <text:p>0.161023986110339</text:p>
          </table:table-cell>
          <table:table-cell office:value-type="float" office:value="0.000483835692153387" calcext:value-type="float">
            <text:p>0.000483835692153387</text:p>
          </table:table-cell>
          <table:table-cell office:value-type="float" office:value="0.0000042111472964311" calcext:value-type="float">
            <text:p>4.2111472964311E-06</text:p>
          </table:table-cell>
          <table:table-cell office:value-type="float" office:value="0.00000004782143806853" calcext:value-type="float">
            <text:p>4.78214380685294E-08</text:p>
          </table:table-cell>
          <table:table-cell office:value-type="float" office:value="6.21504511342999E-015" calcext:value-type="float">
            <text:p>6.21504511342999E-15</text:p>
          </table:table-cell>
          <table:table-cell office:value-type="float" office:value="0.0000000005672262011" calcext:value-type="float">
            <text:p>5.67226201102072E-10</text:p>
          </table:table-cell>
          <table:table-cell office:value-type="float" office:value="-0.00000000000002054055" calcext:value-type="float">
            <text:p>-2.05405512195075E-14</text:p>
          </table:table-cell>
          <table:table-cell office:value-type="string" calcext:value-type="string">
            <text:p>[[803, 1286], [802, 1287], [800, 1287], [799, 1288], [797, 1288], [795, 1290], [794, 1290], [793, 1291], [792, 1291], [785, 1298], [785, 1300], [784, 1301], [784, 1304], [783, 1305], [783, 1308], [784, 1309], [784, 1312], [785, 1313], [785, 1315], [786, 1316], [786, 1318], [788, 1320], [788, 1322], [792, 1326], [793, 1326], [797, 1330], [797, 1331], [816, 1331], [817, 1330], [821, 1330], [822, 1329], [823, 1329], [824, 1328], [825, 1328], [826, 1327], [827, 1327], [829, 1325], [830, 1325], [833, 1322], [833, 1321], [834, 1320], [834, 1304], [833, 1303], [833, 1301], [831, 1299], [831, 1298], [829, 1296], [829, 1295], [828, 1295], [827, 1294], [827, 1293], [826, 1292], [825, 1292], [824, 1291], [822, 1291], [821, 1290], [820, 1290], [819, 1289], [818, 1289], [817, 1288], [816, 1288], [815, 1287], [812, 1287], [811, 1286]]</text:p>
          </table:table-cell>
          <table:table-cell office:value-type="string" calcext:value-type="string">
            <text:p>[[783, 1286], [834, 1286], [834, 1331], [783, 1331]]</text:p>
          </table:table-cell>
          <table:table-cell office:value-type="float" office:value="0.5865958" calcext:value-type="float">
            <text:p>0.5865958</text:p>
          </table:table-cell>
          <table:table-cell office:value-type="string" calcext:value-type="string">
            <text:p>pixel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6835_KAH_1_box4_img1a.tif</text:p>
          </table:table-cell>
          <table:table-cell office:value-type="string" calcext:value-type="string">
            <text:p>TL</text:p>
          </table:table-cell>
          <table:table-cell office:value-type="string" calcext:value-type="string">
            <text:p>autozooid</text:p>
          </table:table-cell>
          <table:table-cell office:value-type="float" office:value="350.629577636719" calcext:value-type="float">
            <text:p>350.629577636719</text:p>
          </table:table-cell>
          <table:table-cell office:value-type="float" office:value="446.521209716797" calcext:value-type="float">
            <text:p>446.521209716797</text:p>
          </table:table-cell>
          <table:table-cell office:value-type="float" office:value="112603.5" calcext:value-type="float">
            <text:p>112603.5</text:p>
          </table:table-cell>
          <table:table-cell office:value-type="float" office:value="1301.60929656029" calcext:value-type="float">
            <text:p>1301.60929656029</text:p>
          </table:table-cell>
          <table:table-cell office:value-type="float" office:value="0.988864641284255" calcext:value-type="float">
            <text:p>0.988864641284255</text:p>
          </table:table-cell>
          <table:table-cell office:value-type="float" office:value="0.835219201411324" calcext:value-type="float">
            <text:p>0.835219201411324</text:p>
          </table:table-cell>
          <table:table-cell office:value-type="float" office:value="0.888606759035698" calcext:value-type="float">
            <text:p>0.888606759035698</text:p>
          </table:table-cell>
          <table:table-cell office:value-type="float" office:value="401.317352294922" calcext:value-type="float">
            <text:p>401.317352294922</text:p>
          </table:table-cell>
          <table:table-cell office:value-type="float" office:value="356.613311767578" calcext:value-type="float">
            <text:p>356.613311767578</text:p>
          </table:table-cell>
          <table:table-cell office:value-type="float" office:value="32.7047348022461" calcext:value-type="float">
            <text:p>32.7047348022461</text:p>
          </table:table-cell>
          <table:table-cell office:value-type="float" office:value="984" calcext:value-type="float">
            <text:p>984</text:p>
          </table:table-cell>
          <table:table-cell office:value-type="float" office:value="640" calcext:value-type="float">
            <text:p>640</text:p>
          </table:table-cell>
          <table:table-cell office:value-type="float" office:value="0.165857351019094" calcext:value-type="float">
            <text:p>0.165857351019094</text:p>
          </table:table-cell>
          <table:table-cell office:value-type="float" office:value="0.00186057082678936" calcext:value-type="float">
            <text:p>0.00186057082678936</text:p>
          </table:table-cell>
          <table:table-cell office:value-type="float" office:value="0.0000299402632312331" calcext:value-type="float">
            <text:p>2.99402632312331E-05</text:p>
          </table:table-cell>
          <table:table-cell office:value-type="float" office:value="0.00000035039134056084" calcext:value-type="float">
            <text:p>3.50391340560841E-07</text:p>
          </table:table-cell>
          <table:table-cell office:value-type="float" office:value="0.00000000000002280488" calcext:value-type="float">
            <text:p>2.28048805529038E-14</text:p>
          </table:table-cell>
          <table:table-cell office:value-type="float" office:value="-0.00000000396010490939" calcext:value-type="float">
            <text:p>-3.96010490938658E-09</text:p>
          </table:table-cell>
          <table:table-cell office:value-type="float" office:value="-0.00000000000113467153" calcext:value-type="float">
            <text:p>-1.1346715288029E-12</text:p>
          </table:table-cell>
          <table:table-cell office:value-type="string" calcext:value-type="string">
            <text:p>[[950, 425], [949, 426], [939, 426], [938, 427], [934, 427], [933, 428], [929, 428], [928, 429], [926, 429], [925, 430], [923, 430], [922, 431], [921, 431], [920, 432], [919, 432], [917, 434], [916, 434], [914, 436], [913, 436], [911, 438], [910, 438], [909, 439], [907, 439], [906, 440], [905, 440], [904, 441], [903, 441], [902, 442], [901, 442], [900, 443], [899, 443], [896, 446], [895, 446], [889, 452], [888, 452], [886, 454], [885, 454], [884, 455], [883, 455], [882, 456], [881, 456], [880, 457], [879, 457], [877, 459], [876, 459], [867, 468], [866, 468], [864, 470], [863, 470], [861, 472], [860, 472], [859, 473], [858, 473], [857, 474], [856, 474], [852, 478], [852, 479], [851, 480], [851, 481], [844, 488], [843, 488], [840, 491], [839, 491], [837, 493], [837, 494], [834, 497], [834, 498], [832, 500], [831, 500], [829, 502], [828, 502], [827, 503], [826, 503], [824, 505], [823, 505], [821, 507], [820, 507], [816, 511], [816, 512], [815, 513], [815, 515], [814, 516], [814, 519], [813, 520], [813, 524], [812, 525], [812, 593], [813, 594], [813, 607], [814, 608], [814, 612], [815, 613], [815, 615], [816, 616], [816, 619], [817, 620], [817, 621], [818, 622], [818, 624], [819, 625], [819, 627], [820, 628], [820, 631], [821, 632], [821, 635], [822, 636], [822, 644], [823, 645], [823, 657], [824, 658], [824, 668], [825, 669], [825, 674], [826, 675], [826, 679], [827, 680], [827, 683], [828, 684], [828, 687], [829, 688], [829, 692], [830, 693], [830, 697], [831, 698], [831, 702], [832, 703], [832, 707], [833, 708], [833, 713], [834, 714], [834, 718], [835, 719], [835, 723], [836, 724], [836, 728], [837, 729], [837, 733], [838, 734], [838, 735], [839, 736], [839, 737], [840, 738], [840, 739], [843, 742], [843, 743], [847, 747], [847, 748], [849, 750], [849, 751], [862, 764], [862, 765], [865, 768], [865, 769], [866, 770], [867, 770], [870, 773], [871, 773], [873, 775], [874, 775], [878, 779], [879, 779], [886, 786], [887, 786], [889, 788], [890, 788], [891, 789], [892, 789], [893, 790], [894, 790], [895, 791], [896, 791], [899, 794], [900, 794], [901, 795], [901, 796], [907, 802], [908, 802], [910, 804], [911, 804], [912, 805], [913, 805], [914, 806], [915, 806], [916, 807], [917, 807], [925, 815], [925, 816], [927, 818], [928, 818], [930, 820], [931, 820], [932, 821], [933, 821], [934, 822], [936, 822], [937, 823], [938, 823], [939, 824], [940, 824], [942, 826], [943, 826], [946, 829], [946, 830], [949, 833], [950, 833], [952, 835], [953, 835], [954, 836], [955, 836], [956, 837], [959, 837], [960, 838], [962, 838], [963, 839], [965, 839], [966, 840], [968, 840], [969, 841], [970, 841], [973, 844], [974, 844], [979, 849], [980, 849], [981, 850], [982, 850], [983, 851], [985, 851], [986, 852], [989, 852], [990, 853], [993, 853], [994, 854], [997, 854], [998, 855], [1000, 855], [1001, 856], [1002, 856], [1003, 857], [1005, 857], [1006, 858], [1007, 858], [1008, 859], [1009, 859], [1011, 861], [1012, 861], [1014, 863], [1015, 863], [1016, 864], [1017, 864], [1018, 865], [1022, 865], [1023, 866], [1029, 866], [1030, 867], [1031, 867], [1032, 866], [1042, 866], [1043, 865], [1045, 865], [1046, 864], [1047, 864], [1048, 863], [1049, 863], [1050, 862], [1051, 862], [1053, 860], [1054, 860], [1055, 859], [1056, 859], [1057, 858], [1058, 858], [1060, 856], [1061, 856], [1062, 855], [1063, 855], [1064, 854], [1065, 854], [1067, 852], [1068, 852], [1070, 850], [1071, 850], [1072, 849], [1072, 848], [1075, 845], [1075, 844], [1078, 841], [1078, 840], [1082, 836], [1082, 835], [1084, 833], [1084, 832], [1085, 831], [1085, 830], [1086, 829], [1086, 828], [1087, 827], [1087, 826], [1089, 824], [1089, 823], [1092, 820], [1092, 819], [1095, 816], [1095, 815], [1097, 813], [1097, 812], [1099, 810], [1099, 809], [1106, 802], [1106, 801], [1108, 799], [1108, 798], [1109, 797], [1109, 796], [1110, 795], [1110, 794], [1111, 793], [1111, 792], [1112, 791], [1112, 790], [1114, 788], [1114, 787], [1115, 786], [1115, 785], [1116, 784], [1116, 783], [1118, 781], [1118, 780], [1121, 777], [1121, 776], [1123, 774], [1123, 773], [1125, 771], [1125, 770], [1126, 769], [1126, 768], [1128, 766], [1128, 765], [1129, 764], [1129, 763], [1132, 760], [1132, 759], [1134, 757], [1134, 756], [1136, 754], [1136, 753], [1137, 752], [1137, 751], [1138, 750], [1138, 749], [1140, 747], [1140, 746], [1144, 742], [1144, 741], [1147, 738], [1147, 737], [1148, 736], [1148, 735], [1149, 734], [1149, 733], [1150, 732], [1150, 730], [1151, 729], [1151, 727], [1152, 726], [1152, 724], [1153, 723], [1153, 722], [1154, 721], [1154, 719], [1155, 718], [1155, 693], [1154, 692], [1154, 685], [1153, 684], [1153, 679], [1152, 678], [1152, 673], [1151, 672], [1151, 650], [1152, 649], [1152, 642], [1153, 641], [1153, 618], [1152, 617], [1152, 611], [1151, 610], [1151, 603], [1150, 602], [1150, 593], [1149, 592], [1149, 584], [1148, 583], [1148, 575], [1147, 574], [1147, 568], [1146, 567], [1146, 563], [1145, 562], [1145, 558], [1144, 557], [1144, 554], [1143, 553], [1143, 551], [1142, 550], [1142, 548], [1141, 547], [1141, 545], [1140, 544], [1140, 543], [1139, 542], [1139, 541], [1138, 540], [1138, 539], [1137, 538], [1137, 537], [1136, 536], [1136, 535], [1134, 533], [1134, 532], [1132, 530], [1132, 529], [1127, 524], [1126, 524], [1123, 521], [1122, 521], [1121, 520], [1120, 520], [1119, 519], [1118, 519], [1117, 518], [1115, 518], [1114, 517], [1113, 517], [1112, 516], [1110, 516], [1109, 515], [1107, 515], [1106, 514], [1105, 514], [1101, 510], [1100, 510], [1098, 508], [1097, 508], [1095, 506], [1094, 506], [1093, 505], [1092, 505], [1091, 504], [1089, 504], [1088, 503], [1087, 503], [1086, 502], [1085, 502], [1084, 501], [1083, 501], [1082, 500], [1080, 500], [1073, 493], [1072, 493], [1070, 491], [1069, 491], [1067, 489], [1066, 489], [1065, 488], [1064, 488], [1062, 486], [1061, 486], [1060, 485], [1059, 485], [1056, 482], [1055, 482], [1052, 479], [1052, 478], [1050, 476], [1049, 476], [1047, 474], [1046, 474], [1045, 473], [1044, 473], [1043, 472], [1042, 472], [1041, 471], [1040, 471], [1038, 469], [1037, 469], [1028, 460], [1027, 460], [1026, 459], [1025, 459], [1024, 458], [1023, 458], [1022, 457], [1021, 457], [1020, 456], [1018, 456], [1017, 455], [1016, 455], [1015, 454], [1014, 454], [1012, 452], [1011, 452], [1004, 445], [1003, 445], [1002, 444], [1001, 444], [1000, 443], [999, 443], [998, 442], [997, 442], [996, 441], [995, 441], [994, 440], [992, 440], [991, 439], [989, 439], [988, 438], [987, 438], [986, 437], [985, 437], [983, 435], [982, 435], [980, 433], [979, 433], [976, 430], [975, 430], [974, 429], [973, 429], [972, 428], [971, 428], [970, 427], [969, 427], [968, 426], [959, 426], [958, 425]]</text:p>
          </table:table-cell>
          <table:table-cell office:value-type="string" calcext:value-type="string">
            <text:p>[[708, 678], [901, 378], [1238, 595], [1046, 895]]</text:p>
          </table:table-cell>
          <table:table-cell office:value-type="float" office:value="0.99989986" calcext:value-type="float">
            <text:p>0.99989986</text:p>
          </table:table-cell>
          <table:table-cell office:value-type="string" calcext:value-type="string">
            <text:p>pixels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6835_KAH_1_box4_img1a.tif</text:p>
          </table:table-cell>
          <table:table-cell office:value-type="string" calcext:value-type="string">
            <text:p>UUP</text:p>
          </table:table-cell>
          <table:table-cell office:value-type="string" calcext:value-type="string">
            <text:p>autozooid</text:p>
          </table:table-cell>
          <table:table-cell office:value-type="float" office:value="477.70263671875" calcext:value-type="float">
            <text:p>477.70263671875</text:p>
          </table:table-cell>
          <table:table-cell office:value-type="float" office:value="411.469055175781" calcext:value-type="float">
            <text:p>411.469055175781</text:p>
          </table:table-cell>
          <table:table-cell office:value-type="float" office:value="114811.5" calcext:value-type="float">
            <text:p>114811.5</text:p>
          </table:table-cell>
          <table:table-cell office:value-type="float" office:value="1339.91795313358" calcext:value-type="float">
            <text:p>1339.91795313358</text:p>
          </table:table-cell>
          <table:table-cell office:value-type="float" office:value="0.970888933989548" calcext:value-type="float">
            <text:p>0.970888933989548</text:p>
          </table:table-cell>
          <table:table-cell office:value-type="float" office:value="0.803597991762703" calcext:value-type="float">
            <text:p>0.803597991762703</text:p>
          </table:table-cell>
          <table:table-cell office:value-type="float" office:value="0.789325277623844" calcext:value-type="float">
            <text:p>0.789325277623844</text:p>
          </table:table-cell>
          <table:table-cell office:value-type="float" office:value="430.534606933594" calcext:value-type="float">
            <text:p>430.534606933594</text:p>
          </table:table-cell>
          <table:table-cell office:value-type="float" office:value="339.831848144531" calcext:value-type="float">
            <text:p>339.831848144531</text:p>
          </table:table-cell>
          <table:table-cell office:value-type="float" office:value="47.0213623046875" calcext:value-type="float">
            <text:p>47.0213623046875</text:p>
          </table:table-cell>
          <table:table-cell office:value-type="float" office:value="1587" calcext:value-type="float">
            <text:p>1587</text:p>
          </table:table-cell>
          <table:table-cell office:value-type="float" office:value="828" calcext:value-type="float">
            <text:p>828</text:p>
          </table:table-cell>
          <table:table-cell office:value-type="float" office:value="0.167430244436909" calcext:value-type="float">
            <text:p>0.167430244436909</text:p>
          </table:table-cell>
          <table:table-cell office:value-type="float" office:value="0.00203947613730339" calcext:value-type="float">
            <text:p>0.00203947613730339</text:p>
          </table:table-cell>
          <table:table-cell office:value-type="float" office:value="0.0000596396301054225" calcext:value-type="float">
            <text:p>5.96396301054225E-05</text:p>
          </table:table-cell>
          <table:table-cell office:value-type="float" office:value="0.00000341192232685501" calcext:value-type="float">
            <text:p>3.41192232685501E-06</text:p>
          </table:table-cell>
          <table:table-cell office:value-type="float" office:value="0.00000000004753081096" calcext:value-type="float">
            <text:p>4.75308109643714E-11</text:p>
          </table:table-cell>
          <table:table-cell office:value-type="float" office:value="0.00000015094893517339" calcext:value-type="float">
            <text:p>1.50948935173386E-07</text:p>
          </table:table-cell>
          <table:table-cell office:value-type="float" office:value="-0.0000000000104710829" calcext:value-type="float">
            <text:p>-1.04710828983552E-11</text:p>
          </table:table-cell>
          <table:table-cell office:value-type="string" calcext:value-type="string">
            <text:p>[[1588, 644], [1587, 645], [1583, 645], [1582, 646], [1578, 646], [1577, 647], [1573, 647], [1572, 648], [1568, 648], [1567, 649], [1563, 649], [1562, 650], [1558, 650], [1557, 651], [1553, 651], [1552, 652], [1547, 652], [1546, 653], [1542, 653], [1541, 654], [1537, 654], [1536, 655], [1533, 655], [1532, 656], [1530, 656], [1529, 657], [1528, 657], [1527, 658], [1525, 658], [1524, 659], [1522, 659], [1515, 666], [1515, 667], [1513, 669], [1513, 670], [1512, 671], [1512, 672], [1510, 674], [1510, 675], [1494, 691], [1493, 691], [1490, 694], [1489, 694], [1487, 696], [1486, 696], [1485, 697], [1484, 697], [1483, 698], [1482, 698], [1481, 699], [1480, 699], [1479, 700], [1478, 700], [1465, 713], [1465, 714], [1464, 715], [1464, 716], [1463, 717], [1463, 718], [1460, 721], [1460, 722], [1457, 725], [1457, 726], [1452, 731], [1452, 732], [1450, 734], [1450, 735], [1448, 737], [1448, 738], [1447, 739], [1447, 740], [1446, 741], [1446, 742], [1445, 743], [1445, 745], [1444, 746], [1444, 748], [1443, 749], [1443, 750], [1442, 751], [1442, 753], [1441, 754], [1441, 755], [1440, 756], [1440, 758], [1439, 759], [1439, 760], [1437, 762], [1437, 763], [1436, 764], [1436, 765], [1433, 768], [1433, 769], [1432, 770], [1432, 771], [1430, 773], [1430, 775], [1429, 776], [1429, 777], [1428, 778], [1428, 780], [1427, 781], [1427, 783], [1426, 784], [1426, 786], [1425, 787], [1425, 788], [1424, 789], [1424, 791], [1422, 793], [1422, 794], [1416, 800], [1415, 800], [1414, 801], [1414, 802], [1410, 806], [1410, 807], [1405, 812], [1404, 812], [1402, 814], [1401, 814], [1399, 816], [1398, 816], [1394, 820], [1394, 821], [1387, 828], [1386, 828], [1384, 830], [1383, 830], [1382, 831], [1381, 831], [1379, 833], [1378, 833], [1371, 840], [1370, 840], [1369, 841], [1368, 841], [1366, 843], [1365, 843], [1364, 844], [1363, 844], [1361, 846], [1360, 846], [1356, 850], [1356, 851], [1355, 852], [1355, 853], [1354, 854], [1354, 855], [1352, 857], [1352, 858], [1349, 861], [1349, 862], [1348, 863], [1348, 866], [1349, 867], [1349, 868], [1350, 869], [1350, 870], [1351, 871], [1351, 872], [1352, 873], [1352, 874], [1353, 875], [1353, 876], [1354, 877], [1354, 878], [1355, 879], [1355, 881], [1356, 882], [1356, 884], [1357, 885], [1357, 887], [1358, 888], [1358, 890], [1359, 891], [1359, 894], [1360, 895], [1360, 896], [1361, 897], [1361, 898], [1363, 900], [1363, 901], [1370, 908], [1370, 909], [1371, 910], [1371, 911], [1372, 912], [1372, 913], [1374, 915], [1374, 916], [1375, 917], [1375, 919], [1376, 920], [1376, 921], [1377, 922], [1377, 923], [1378, 924], [1378, 925], [1382, 929], [1383, 929], [1390, 936], [1390, 937], [1391, 938], [1391, 939], [1393, 941], [1393, 942], [1396, 945], [1396, 946], [1398, 948], [1399, 948], [1406, 955], [1406, 956], [1410, 960], [1410, 961], [1418, 969], [1419, 969], [1421, 971], [1422, 971], [1423, 972], [1424, 972], [1425, 973], [1426, 973], [1427, 974], [1428, 974], [1429, 975], [1431, 975], [1432, 976], [1436, 976], [1437, 977], [1444, 977], [1445, 978], [1452, 978], [1453, 979], [1464, 979], [1465, 980], [1477, 980], [1478, 981], [1491, 981], [1492, 982], [1502, 982], [1503, 983], [1505, 983], [1506, 984], [1509, 984], [1510, 985], [1512, 985], [1513, 986], [1516, 986], [1517, 987], [1520, 987], [1521, 988], [1523, 988], [1524, 989], [1526, 989], [1527, 990], [1529, 990], [1530, 991], [1531, 991], [1532, 992], [1533, 992], [1534, 993], [1535, 993], [1536, 994], [1537, 994], [1538, 995], [1539, 995], [1543, 999], [1544, 999], [1546, 1001], [1547, 1001], [1549, 1003], [1550, 1003], [1552, 1005], [1553, 1005], [1554, 1006], [1555, 1006], [1556, 1007], [1557, 1007], [1558, 1008], [1559, 1008], [1561, 1010], [1562, 1010], [1564, 1012], [1565, 1012], [1567, 1014], [1568, 1014], [1569, 1015], [1570, 1015], [1571, 1016], [1573, 1016], [1574, 1017], [1576, 1017], [1577, 1018], [1580, 1018], [1581, 1019], [1585, 1019], [1586, 1020], [1589, 1020], [1590, 1019], [1592, 1019], [1593, 1018], [1595, 1018], [1596, 1017], [1597, 1017], [1598, 1016], [1600, 1016], [1601, 1015], [1603, 1015], [1604, 1014], [1605, 1014], [1607, 1012], [1608, 1012], [1612, 1008], [1613, 1008], [1615, 1006], [1616, 1006], [1617, 1005], [1618, 1005], [1619, 1004], [1620, 1004], [1621, 1003], [1622, 1003], [1624, 1001], [1625, 1001], [1635, 991], [1636, 991], [1637, 990], [1638, 990], [1639, 989], [1640, 989], [1642, 987], [1643, 987], [1645, 985], [1646, 985], [1654, 977], [1655, 977], [1656, 976], [1657, 976], [1658, 975], [1659, 975], [1660, 974], [1661, 974], [1662, 973], [1663, 973], [1664, 972], [1665, 972], [1666, 971], [1667, 971], [1669, 969], [1670, 969], [1671, 968], [1672, 968], [1675, 965], [1676, 965], [1679, 962], [1680, 962], [1682, 960], [1683, 960], [1685, 958], [1686, 958], [1688, 956], [1689, 956], [1691, 954], [1692, 954], [1697, 949], [1698, 949], [1700, 947], [1701, 947], [1702, 946], [1703, 946], [1705, 944], [1706, 944], [1707, 943], [1708, 943], [1710, 941], [1711, 941], [1713, 939], [1713, 938], [1719, 932], [1720, 932], [1722, 930], [1723, 930], [1725, 928], [1726, 928], [1729, 925], [1730, 925], [1730, 924], [1736, 918], [1737, 918], [1739, 916], [1740, 916], [1741, 915], [1742, 915], [1743, 914], [1744, 914], [1750, 908], [1750, 907], [1753, 904], [1754, 904], [1756, 902], [1757, 902], [1758, 901], [1759, 901], [1760, 900], [1761, 900], [1763, 898], [1764, 898], [1768, 894], [1768, 893], [1775, 886], [1776, 886], [1778, 884], [1779, 884], [1782, 881], [1782, 880], [1783, 879], [1783, 878], [1784, 877], [1784, 875], [1785, 874], [1785, 872], [1786, 871], [1786, 869], [1787, 868], [1787, 866], [1788, 865], [1788, 864], [1789, 863], [1789, 861], [1790, 860], [1790, 859], [1791, 858], [1791, 857], [1793, 855], [1793, 854], [1794, 853], [1794, 852], [1795, 851], [1795, 850], [1796, 849], [1796, 846], [1797, 845], [1797, 841], [1798, 840], [1798, 836], [1799, 835], [1799, 827], [1800, 826], [1800, 813], [1801, 812], [1801, 797], [1800, 796], [1800, 788], [1799, 787], [1799, 784], [1798, 783], [1798, 781], [1797, 780], [1797, 778], [1796, 777], [1796, 776], [1795, 775], [1795, 774], [1791, 770], [1791, 769], [1788, 766], [1788, 765], [1787, 764], [1787, 763], [1786, 762], [1786, 761], [1785, 760], [1785, 759], [1784, 758], [1784, 756], [1783, 755], [1783, 754], [1782, 753], [1782, 752], [1781, 751], [1781, 750], [1779, 748], [1779, 747], [1778, 746], [1778, 745], [1774, 741], [1774, 740], [1772, 738], [1772, 737], [1770, 735], [1770, 734], [1769, 733], [1769, 732], [1768, 731], [1768, 729], [1767, 728], [1767, 726], [1766, 725], [1766, 724], [1765, 723], [1765, 721], [1764, 720], [1764, 719], [1763, 718], [1763, 716], [1762, 715], [1762, 714], [1761, 713], [1761, 712], [1759, 710], [1759, 709], [1758, 708], [1758, 707], [1756, 705], [1756, 704], [1754, 702], [1754, 701], [1751, 698], [1751, 697], [1748, 694], [1748, 693], [1745, 690], [1745, 689], [1741, 685], [1740, 685], [1736, 681], [1735, 681], [1726, 672], [1725, 672], [1723, 670], [1722, 670], [1720, 668], [1719, 668], [1717, 666], [1716, 666], [1714, 664], [1713, 664], [1710, 661], [1709, 661], [1707, 659], [1706, 659], [1705, 658], [1704, 658], [1703, 657], [1702, 657], [1701, 656], [1700, 656], [1699, 655], [1697, 655], [1696, 654], [1695, 654], [1694, 653], [1691, 653], [1690, 652], [1677, 652], [1676, 651], [1662, 651], [1661, 650], [1633, 650], [1632, 649], [1625, 649], [1624, 648], [1618, 648], [1617, 647], [1611, 647], [1610, 646], [1602, 646], [1601, 645], [1591, 645], [1590, 644]]</text:p>
          </table:table-cell>
          <table:table-cell office:value-type="string" calcext:value-type="string">
            <text:p>[[1311, 855], [1626, 561], [1858, 810], [1543, 1103]]</text:p>
          </table:table-cell>
          <table:table-cell office:value-type="float" office:value="0.9997577" calcext:value-type="float">
            <text:p>0.9997577</text:p>
          </table:table-cell>
          <table:table-cell office:value-type="string" calcext:value-type="string">
            <text:p>pixels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6835_KAH_1_box4_img1a.tif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autozooid</text:p>
          </table:table-cell>
          <table:table-cell office:value-type="float" office:value="403.238891601563" calcext:value-type="float">
            <text:p>403.238891601563</text:p>
          </table:table-cell>
          <table:table-cell office:value-type="float" office:value="469.472900390625" calcext:value-type="float">
            <text:p>469.472900390625</text:p>
          </table:table-cell>
          <table:table-cell office:value-type="float" office:value="115419.5" calcext:value-type="float">
            <text:p>115419.5</text:p>
          </table:table-cell>
          <table:table-cell office:value-type="float" office:value="1324.41333854198" calcext:value-type="float">
            <text:p>1324.41333854198</text:p>
          </table:table-cell>
          <table:table-cell office:value-type="float" office:value="0.987006045887172" calcext:value-type="float">
            <text:p>0.987006045887172</text:p>
          </table:table-cell>
          <table:table-cell office:value-type="float" office:value="0.826878996560014" calcext:value-type="float">
            <text:p>0.826878996560014</text:p>
          </table:table-cell>
          <table:table-cell office:value-type="float" office:value="0.744546888565018" calcext:value-type="float">
            <text:p>0.744546888565018</text:p>
          </table:table-cell>
          <table:table-cell office:value-type="float" office:value="442.493041992188" calcext:value-type="float">
            <text:p>442.493041992188</text:p>
          </table:table-cell>
          <table:table-cell office:value-type="float" office:value="329.456817626953" calcext:value-type="float">
            <text:p>329.456817626953</text:p>
          </table:table-cell>
          <table:table-cell office:value-type="float" office:value="5.71059322357178" calcext:value-type="float">
            <text:p>5.71059322357178</text:p>
          </table:table-cell>
          <table:table-cell office:value-type="float" office:value="1315" calcext:value-type="float">
            <text:p>1315</text:p>
          </table:table-cell>
          <table:table-cell office:value-type="float" office:value="613" calcext:value-type="float">
            <text:p>613</text:p>
          </table:table-cell>
          <table:table-cell office:value-type="float" office:value="0.166922500732357" calcext:value-type="float">
            <text:p>0.166922500732357</text:p>
          </table:table-cell>
          <table:table-cell office:value-type="float" office:value="0.00185610681842615" calcext:value-type="float">
            <text:p>0.00185610681842615</text:p>
          </table:table-cell>
          <table:table-cell office:value-type="float" office:value="0.000126501383521604" calcext:value-type="float">
            <text:p>0.000126501383521604</text:p>
          </table:table-cell>
          <table:table-cell office:value-type="float" office:value="0.00000287799747172315" calcext:value-type="float">
            <text:p>2.87799747172315E-06</text:p>
          </table:table-cell>
          <table:table-cell office:value-type="float" office:value="-0.00000000003209604443" calcext:value-type="float">
            <text:p>-3.20960444266185E-11</text:p>
          </table:table-cell>
          <table:table-cell office:value-type="float" office:value="-0.00000007894852017161" calcext:value-type="float">
            <text:p>-7.89485201716137E-08</text:p>
          </table:table-cell>
          <table:table-cell office:value-type="float" office:value="0.00000000004455775684" calcext:value-type="float">
            <text:p>4.45577568401299E-11</text:p>
          </table:table-cell>
          <table:table-cell office:value-type="string" calcext:value-type="string">
            <text:p>[[1325, 405], [1324, 406], [1314, 406], [1313, 407], [1303, 407], [1302, 408], [1294, 408], [1293, 409], [1288, 409], [1287, 410], [1283, 410], [1282, 411], [1276, 411], [1275, 412], [1269, 412], [1268, 413], [1265, 413], [1264, 414], [1262, 414], [1261, 415], [1259, 415], [1258, 416], [1257, 416], [1256, 417], [1254, 417], [1253, 418], [1249, 418], [1248, 419], [1244, 419], [1243, 420], [1239, 420], [1238, 421], [1237, 421], [1236, 422], [1235, 422], [1234, 423], [1233, 423], [1231, 425], [1230, 425], [1228, 427], [1227, 427], [1224, 430], [1224, 431], [1223, 432], [1223, 433], [1222, 434], [1222, 435], [1221, 436], [1221, 437], [1220, 438], [1220, 439], [1219, 440], [1219, 441], [1218, 442], [1218, 443], [1217, 444], [1217, 445], [1215, 447], [1215, 448], [1214, 449], [1214, 450], [1210, 454], [1210, 455], [1209, 456], [1209, 457], [1207, 459], [1207, 460], [1206, 461], [1206, 462], [1205, 463], [1205, 464], [1204, 465], [1204, 466], [1203, 467], [1203, 468], [1201, 470], [1201, 471], [1196, 476], [1196, 477], [1191, 482], [1191, 483], [1189, 485], [1189, 486], [1186, 489], [1186, 490], [1170, 506], [1169, 506], [1164, 511], [1164, 512], [1162, 514], [1162, 515], [1161, 516], [1161, 517], [1160, 518], [1160, 519], [1158, 521], [1158, 522], [1157, 523], [1157, 524], [1155, 526], [1155, 527], [1153, 529], [1153, 530], [1152, 531], [1152, 532], [1151, 533], [1151, 534], [1150, 535], [1150, 537], [1149, 538], [1149, 540], [1148, 541], [1148, 544], [1147, 545], [1147, 549], [1146, 550], [1146, 564], [1145, 565], [1145, 566], [1146, 567], [1146, 592], [1147, 593], [1147, 607], [1148, 608], [1148, 647], [1147, 648], [1147, 666], [1148, 667], [1148, 672], [1149, 673], [1149, 678], [1150, 679], [1150, 682], [1151, 683], [1151, 686], [1152, 687], [1152, 690], [1153, 691], [1153, 694], [1154, 695], [1154, 698], [1155, 699], [1155, 703], [1156, 704], [1156, 709], [1157, 710], [1157, 714], [1158, 715], [1158, 721], [1159, 722], [1159, 726], [1160, 727], [1160, 731], [1161, 732], [1161, 733], [1162, 734], [1162, 735], [1163, 736], [1163, 737], [1169, 743], [1169, 744], [1171, 746], [1171, 747], [1174, 750], [1174, 751], [1177, 754], [1178, 754], [1180, 756], [1181, 756], [1183, 758], [1184, 758], [1185, 759], [1186, 759], [1188, 761], [1189, 761], [1191, 763], [1192, 763], [1193, 764], [1194, 764], [1198, 768], [1199, 768], [1201, 770], [1202, 770], [1204, 772], [1205, 772], [1206, 773], [1207, 773], [1208, 774], [1210, 774], [1211, 775], [1213, 775], [1214, 776], [1216, 776], [1217, 777], [1219, 777], [1220, 778], [1222, 778], [1223, 779], [1224, 779], [1226, 781], [1227, 781], [1232, 786], [1233, 786], [1235, 788], [1236, 788], [1237, 789], [1238, 789], [1239, 790], [1240, 790], [1241, 791], [1242, 791], [1243, 792], [1244, 792], [1245, 793], [1246, 793], [1247, 794], [1248, 794], [1249, 795], [1250, 795], [1251, 796], [1252, 796], [1259, 803], [1260, 803], [1262, 805], [1263, 805], [1265, 807], [1266, 807], [1267, 808], [1268, 808], [1269, 809], [1270, 809], [1272, 811], [1273, 811], [1282, 820], [1283, 820], [1285, 822], [1286, 822], [1287, 823], [1288, 823], [1289, 824], [1290, 824], [1291, 825], [1292, 825], [1294, 827], [1295, 827], [1296, 828], [1297, 828], [1298, 829], [1299, 829], [1307, 837], [1308, 837], [1309, 838], [1310, 838], [1311, 839], [1312, 839], [1313, 840], [1316, 840], [1317, 841], [1319, 841], [1320, 842], [1322, 842], [1323, 843], [1325, 843], [1326, 844], [1328, 844], [1329, 845], [1331, 845], [1332, 846], [1333, 846], [1334, 847], [1336, 847], [1337, 848], [1338, 848], [1339, 849], [1342, 849], [1343, 848], [1346, 848], [1347, 847], [1351, 847], [1352, 846], [1354, 846], [1355, 845], [1356, 845], [1357, 844], [1358, 844], [1359, 843], [1360, 843], [1361, 842], [1363, 842], [1364, 841], [1365, 841], [1366, 840], [1367, 840], [1368, 839], [1369, 839], [1371, 837], [1372, 837], [1381, 828], [1382, 828], [1383, 827], [1384, 827], [1386, 825], [1387, 825], [1389, 823], [1390, 823], [1393, 820], [1394, 820], [1400, 814], [1400, 813], [1415, 798], [1415, 797], [1417, 795], [1417, 794], [1419, 792], [1419, 791], [1423, 787], [1423, 786], [1426, 783], [1426, 782], [1428, 780], [1428, 778], [1429, 777], [1429, 776], [1430, 775], [1430, 774], [1431, 773], [1431, 771], [1432, 770], [1432, 769], [1433, 768], [1433, 766], [1434, 765], [1434, 763], [1435, 762], [1435, 761], [1436, 760], [1436, 758], [1437, 757], [1437, 756], [1439, 754], [1439, 753], [1441, 751], [1441, 750], [1442, 749], [1442, 748], [1443, 747], [1443, 746], [1444, 745], [1444, 743], [1445, 742], [1445, 741], [1446, 740], [1446, 738], [1447, 737], [1447, 736], [1448, 735], [1448, 733], [1449, 732], [1449, 729], [1450, 728], [1450, 725], [1451, 724], [1451, 722], [1452, 721], [1452, 718], [1453, 717], [1453, 715], [1454, 714], [1454, 710], [1455, 709], [1455, 706], [1456, 705], [1456, 702], [1457, 701], [1457, 698], [1458, 697], [1458, 691], [1459, 690], [1459, 685], [1460, 684], [1460, 680], [1461, 679], [1461, 676], [1462, 675], [1462, 672], [1463, 671], [1463, 668], [1464, 667], [1464, 650], [1463, 649], [1464, 648], [1464, 645], [1465, 644], [1465, 641], [1466, 640], [1466, 638], [1467, 637], [1467, 635], [1468, 634], [1468, 630], [1469, 629], [1469, 622], [1470, 621], [1470, 612], [1471, 611], [1471, 602], [1472, 601], [1472, 577], [1473, 576], [1473, 564], [1474, 563], [1474, 559], [1475, 558], [1475, 554], [1476, 553], [1476, 549], [1477, 548], [1477, 492], [1478, 491], [1478, 487], [1479, 486], [1479, 483], [1480, 482], [1480, 472], [1481, 471], [1481, 464], [1471, 454], [1470, 454], [1468, 452], [1467, 452], [1466, 451], [1465, 451], [1463, 449], [1462, 449], [1460, 447], [1459, 447], [1458, 446], [1457, 446], [1456, 445], [1455, 445], [1454, 444], [1452, 444], [1451, 443], [1449, 443], [1448, 442], [1446, 442], [1445, 441], [1442, 441], [1441, 440], [1439, 440], [1438, 439], [1436, 439], [1435, 438], [1433, 438], [1432, 437], [1430, 437], [1429, 436], [1428, 436], [1427, 435], [1425, 435], [1424, 434], [1423, 434], [1422, 433], [1421, 433], [1419, 431], [1418, 431], [1417, 430], [1416, 430], [1415, 429], [1414, 429], [1413, 428], [1412, 428], [1411, 427], [1409, 427], [1408, 426], [1407, 426], [1406, 425], [1404, 425], [1403, 424], [1402, 424], [1401, 423], [1399, 423], [1398, 422], [1396, 422], [1395, 421], [1394, 421], [1393, 420], [1391, 420], [1390, 419], [1389, 419], [1388, 418], [1387, 418], [1386, 417], [1385, 417], [1384, 416], [1383, 416], [1382, 415], [1381, 415], [1379, 413], [1378, 413], [1377, 412], [1376, 412], [1375, 411], [1374, 411], [1373, 410], [1372, 410], [1371, 409], [1369, 409], [1368, 408], [1362, 408], [1361, 407], [1355, 407], [1354, 406], [1347, 406], [1346, 405]]</text:p>
          </table:table-cell>
          <table:table-cell office:value-type="string" calcext:value-type="string">
            <text:p>[[1118, 826], [1162, 386], [1490, 419], [1446, 859]]</text:p>
          </table:table-cell>
          <table:table-cell office:value-type="float" office:value="0.9997576" calcext:value-type="float">
            <text:p>0.9997576</text:p>
          </table:table-cell>
          <table:table-cell office:value-type="string" calcext:value-type="string">
            <text:p>pixels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6835_KAH_1_box4_img1a.tif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autozooid</text:p>
          </table:table-cell>
          <table:table-cell office:value-type="float" office:value="394.0419921875" calcext:value-type="float">
            <text:p>394.0419921875</text:p>
          </table:table-cell>
          <table:table-cell office:value-type="float" office:value="386.767456054688" calcext:value-type="float">
            <text:p>386.767456054688</text:p>
          </table:table-cell>
          <table:table-cell office:value-type="float" office:value="95780.5" calcext:value-type="float">
            <text:p>95780.5</text:p>
          </table:table-cell>
          <table:table-cell office:value-type="float" office:value="1245.869181633" calcext:value-type="float">
            <text:p>1245.869181633</text:p>
          </table:table-cell>
          <table:table-cell office:value-type="float" office:value="0.958384822817805" calcext:value-type="float">
            <text:p>0.958384822817805</text:p>
          </table:table-cell>
          <table:table-cell office:value-type="float" office:value="0.775429069166978" calcext:value-type="float">
            <text:p>0.775429069166978</text:p>
          </table:table-cell>
          <table:table-cell office:value-type="float" office:value="0.972176759687393" calcext:value-type="float">
            <text:p>0.972176759687393</text:p>
          </table:table-cell>
          <table:table-cell office:value-type="float" office:value="361.161224365234" calcext:value-type="float">
            <text:p>361.161224365234</text:p>
          </table:table-cell>
          <table:table-cell office:value-type="float" office:value="351.112548828125" calcext:value-type="float">
            <text:p>351.112548828125</text:p>
          </table:table-cell>
          <table:table-cell office:value-type="float" office:value="27.7462387084961" calcext:value-type="float">
            <text:p>27.7462387084961</text:p>
          </table:table-cell>
          <table:table-cell office:value-type="float" office:value="1619" calcext:value-type="float">
            <text:p>1619</text:p>
          </table:table-cell>
          <table:table-cell office:value-type="float" office:value="1428" calcext:value-type="float">
            <text:p>1428</text:p>
          </table:table-cell>
          <table:table-cell office:value-type="float" office:value="0.165726261003332" calcext:value-type="float">
            <text:p>0.165726261003332</text:p>
          </table:table-cell>
          <table:table-cell office:value-type="float" office:value="0.000417399527858484" calcext:value-type="float">
            <text:p>0.000417399527858484</text:p>
          </table:table-cell>
          <table:table-cell office:value-type="float" office:value="0.000293098629467318" calcext:value-type="float">
            <text:p>0.000293098629467318</text:p>
          </table:table-cell>
          <table:table-cell office:value-type="float" office:value="0.00000736879803599552" calcext:value-type="float">
            <text:p>7.36879803599552E-06</text:p>
          </table:table-cell>
          <table:table-cell office:value-type="float" office:value="0.0000000001404230694" calcext:value-type="float">
            <text:p>1.40423069395018E-10</text:p>
          </table:table-cell>
          <table:table-cell office:value-type="float" office:value="0.00000009549191212473" calcext:value-type="float">
            <text:p>9.54919121247264E-08</text:p>
          </table:table-cell>
          <table:table-cell office:value-type="float" office:value="-0.00000000031233940566" calcext:value-type="float">
            <text:p>-3.12339405659921E-10</text:p>
          </table:table-cell>
          <table:table-cell office:value-type="string" calcext:value-type="string">
            <text:p>[[1582, 1240], [1581, 1241], [1580, 1241], [1579, 1242], [1577, 1242], [1576, 1243], [1575, 1243], [1574, 1244], [1573, 1244], [1572, 1245], [1571, 1245], [1570, 1246], [1568, 1246], [1567, 1247], [1566, 1247], [1565, 1248], [1564, 1248], [1563, 1249], [1562, 1249], [1561, 1250], [1560, 1250], [1559, 1251], [1557, 1251], [1556, 1252], [1554, 1252], [1553, 1253], [1552, 1253], [1550, 1255], [1549, 1255], [1548, 1256], [1547, 1256], [1546, 1257], [1545, 1257], [1543, 1259], [1542, 1259], [1538, 1263], [1537, 1263], [1534, 1266], [1534, 1267], [1525, 1276], [1525, 1277], [1520, 1282], [1520, 1283], [1517, 1286], [1517, 1287], [1515, 1289], [1515, 1290], [1514, 1291], [1514, 1292], [1513, 1293], [1513, 1294], [1512, 1295], [1512, 1296], [1511, 1297], [1511, 1298], [1510, 1299], [1510, 1300], [1509, 1301], [1509, 1303], [1508, 1304], [1508, 1306], [1507, 1307], [1507, 1309], [1506, 1310], [1506, 1312], [1505, 1313], [1505, 1315], [1504, 1316], [1504, 1320], [1503, 1321], [1503, 1326], [1502, 1327], [1502, 1331], [1501, 1332], [1501, 1335], [1500, 1336], [1500, 1339], [1499, 1340], [1499, 1342], [1498, 1343], [1498, 1346], [1497, 1347], [1497, 1349], [1496, 1350], [1496, 1353], [1495, 1354], [1495, 1359], [1494, 1360], [1494, 1366], [1493, 1367], [1493, 1373], [1492, 1374], [1492, 1377], [1491, 1378], [1491, 1382], [1490, 1383], [1490, 1386], [1489, 1387], [1489, 1389], [1488, 1390], [1488, 1392], [1487, 1393], [1487, 1395], [1486, 1396], [1486, 1397], [1485, 1398], [1485, 1399], [1484, 1400], [1484, 1401], [1482, 1403], [1482, 1404], [1481, 1405], [1481, 1406], [1480, 1407], [1480, 1408], [1479, 1409], [1479, 1411], [1478, 1412], [1478, 1413], [1477, 1414], [1477, 1415], [1476, 1416], [1476, 1417], [1474, 1419], [1474, 1420], [1472, 1422], [1472, 1423], [1467, 1428], [1467, 1429], [1464, 1432], [1464, 1433], [1461, 1436], [1461, 1437], [1459, 1439], [1459, 1440], [1454, 1445], [1453, 1445], [1447, 1451], [1447, 1452], [1442, 1457], [1441, 1457], [1440, 1458], [1439, 1458], [1437, 1460], [1436, 1460], [1435, 1461], [1434, 1461], [1433, 1462], [1432, 1462], [1430, 1464], [1429, 1464], [1428, 1465], [1427, 1465], [1423, 1469], [1423, 1470], [1421, 1472], [1421, 1473], [1418, 1476], [1418, 1477], [1414, 1481], [1414, 1483], [1413, 1484], [1413, 1487], [1412, 1488], [1412, 1492], [1411, 1493], [1411, 1509], [1412, 1510], [1412, 1511], [1413, 1512], [1413, 1513], [1414, 1514], [1414, 1515], [1416, 1517], [1416, 1518], [1418, 1520], [1418, 1521], [1424, 1527], [1425, 1527], [1427, 1529], [1428, 1529], [1429, 1530], [1430, 1530], [1432, 1532], [1433, 1532], [1437, 1536], [1438, 1536], [1441, 1539], [1442, 1539], [1443, 1540], [1444, 1540], [1445, 1541], [1446, 1541], [1447, 1542], [1449, 1542], [1450, 1543], [1451, 1543], [1452, 1544], [1454, 1544], [1455, 1545], [1457, 1545], [1458, 1546], [1459, 1546], [1462, 1549], [1463, 1549], [1467, 1553], [1468, 1553], [1469, 1554], [1470, 1554], [1471, 1555], [1473, 1555], [1474, 1556], [1477, 1556], [1478, 1557], [1482, 1557], [1483, 1558], [1486, 1558], [1487, 1559], [1489, 1559], [1490, 1560], [1491, 1560], [1492, 1561], [1494, 1561], [1495, 1562], [1496, 1562], [1498, 1564], [1499, 1564], [1500, 1565], [1501, 1565], [1502, 1566], [1503, 1566], [1504, 1567], [1506, 1567], [1507, 1568], [1508, 1568], [1509, 1569], [1512, 1569], [1513, 1570], [1517, 1570], [1518, 1571], [1522, 1571], [1523, 1572], [1527, 1572], [1528, 1573], [1530, 1573], [1531, 1574], [1532, 1574], [1533, 1575], [1534, 1575], [1535, 1576], [1536, 1576], [1537, 1577], [1538, 1577], [1540, 1579], [1541, 1579], [1542, 1580], [1544, 1580], [1545, 1581], [1546, 1581], [1547, 1582], [1549, 1582], [1550, 1583], [1553, 1583], [1554, 1584], [1560, 1584], [1561, 1585], [1567, 1585], [1568, 1586], [1571, 1586], [1572, 1587], [1574, 1587], [1575, 1588], [1576, 1588], [1577, 1589], [1578, 1589], [1579, 1590], [1580, 1590], [1581, 1591], [1582, 1591], [1583, 1592], [1584, 1592], [1585, 1593], [1587, 1593], [1588, 1594], [1589, 1594], [1590, 1595], [1592, 1595], [1593, 1596], [1596, 1596], [1597, 1597], [1606, 1597], [1607, 1598], [1613, 1598], [1614, 1597], [1620, 1597], [1621, 1596], [1625, 1596], [1626, 1595], [1628, 1595], [1629, 1594], [1631, 1594], [1632, 1593], [1634, 1593], [1635, 1592], [1636, 1592], [1637, 1591], [1638, 1591], [1639, 1590], [1640, 1590], [1641, 1589], [1642, 1589], [1643, 1588], [1645, 1588], [1646, 1587], [1647, 1587], [1648, 1586], [1650, 1586], [1651, 1585], [1654, 1585], [1655, 1584], [1657, 1584], [1658, 1583], [1660, 1583], [1661, 1582], [1662, 1582], [1663, 1581], [1664, 1581], [1665, 1580], [1666, 1580], [1667, 1579], [1668, 1579], [1670, 1577], [1671, 1577], [1672, 1576], [1673, 1576], [1674, 1575], [1675, 1575], [1676, 1574], [1677, 1574], [1678, 1573], [1680, 1573], [1681, 1572], [1684, 1572], [1685, 1571], [1687, 1571], [1688, 1570], [1691, 1570], [1692, 1569], [1694, 1569], [1695, 1568], [1697, 1568], [1698, 1567], [1699, 1567], [1700, 1566], [1701, 1566], [1704, 1563], [1705, 1563], [1706, 1562], [1707, 1562], [1708, 1561], [1709, 1561], [1710, 1560], [1712, 1560], [1713, 1559], [1715, 1559], [1716, 1558], [1718, 1558], [1719, 1557], [1721, 1557], [1722, 1556], [1724, 1556], [1725, 1555], [1727, 1555], [1729, 1553], [1730, 1553], [1732, 1551], [1733, 1551], [1736, 1548], [1737, 1548], [1738, 1547], [1739, 1547], [1740, 1546], [1741, 1546], [1742, 1545], [1743, 1545], [1744, 1544], [1746, 1544], [1747, 1543], [1748, 1543], [1749, 1542], [1751, 1542], [1752, 1541], [1753, 1541], [1755, 1539], [1756, 1539], [1762, 1533], [1763, 1533], [1765, 1531], [1767, 1531], [1768, 1530], [1769, 1530], [1770, 1529], [1772, 1529], [1773, 1528], [1774, 1528], [1775, 1527], [1776, 1527], [1777, 1526], [1778, 1526], [1779, 1525], [1780, 1525], [1793, 1512], [1794, 1512], [1794, 1511], [1796, 1509], [1796, 1495], [1795, 1494], [1795, 1492], [1794, 1491], [1794, 1489], [1793, 1488], [1793, 1486], [1792, 1485], [1792, 1484], [1791, 1483], [1791, 1469], [1790, 1468], [1790, 1449], [1791, 1448], [1791, 1442], [1792, 1441], [1792, 1437], [1793, 1436], [1793, 1431], [1794, 1430], [1794, 1418], [1795, 1417], [1795, 1412], [1794, 1411], [1794, 1403], [1793, 1402], [1793, 1398], [1792, 1397], [1792, 1395], [1791, 1394], [1791, 1392], [1790, 1391], [1790, 1389], [1789, 1388], [1789, 1386], [1788, 1385], [1788, 1383], [1787, 1382], [1787, 1380], [1786, 1379], [1786, 1377], [1785, 1376], [1785, 1375], [1784, 1374], [1784, 1373], [1783, 1372], [1783, 1368], [1782, 1367], [1782, 1361], [1781, 1360], [1781, 1357], [1780, 1356], [1780, 1355], [1778, 1353], [1778, 1352], [1777, 1351], [1777, 1350], [1776, 1349], [1776, 1348], [1775, 1347], [1775, 1346], [1774, 1345], [1774, 1344], [1773, 1343], [1773, 1335], [1772, 1334], [1772, 1329], [1771, 1328], [1771, 1327], [1770, 1326], [1770, 1325], [1769, 1324], [1769, 1323], [1768, 1322], [1768, 1321], [1767, 1320], [1767, 1319], [1766, 1318], [1766, 1316], [1764, 1314], [1763, 1314], [1753, 1304], [1753, 1303], [1749, 1299], [1749, 1298], [1739, 1288], [1738, 1288], [1737, 1287], [1735, 1287], [1734, 1286], [1732, 1286], [1731, 1285], [1729, 1285], [1728, 1284], [1725, 1284], [1724, 1283], [1723, 1283], [1722, 1282], [1721, 1282], [1720, 1281], [1719, 1281], [1718, 1280], [1717, 1280], [1716, 1279], [1715, 1279], [1713, 1277], [1712, 1277], [1710, 1275], [1704, 1275], [1703, 1274], [1693, 1274], [1692, 1273], [1686, 1273], [1685, 1272], [1681, 1272], [1680, 1271], [1678, 1271], [1677, 1270], [1676, 1270], [1675, 1269], [1673, 1269], [1672, 1268], [1671, 1268], [1670, 1267], [1669, 1267], [1668, 1266], [1666, 1266], [1665, 1265], [1663, 1265], [1662, 1264], [1661, 1264], [1660, 1263], [1659, 1263], [1658, 1262], [1656, 1262], [1655, 1261], [1654, 1261], [1653, 1260], [1651, 1260], [1650, 1259], [1648, 1259], [1647, 1258], [1646, 1258], [1645, 1257], [1643, 1257], [1642, 1256], [1640, 1256], [1639, 1255], [1637, 1255], [1636, 1254], [1634, 1254], [1633, 1253], [1632, 1253], [1631, 1252], [1630, 1252], [1629, 1251], [1628, 1251], [1626, 1249], [1625, 1249], [1623, 1247], [1621, 1247], [1620, 1246], [1617, 1246], [1616, 1245], [1614, 1245], [1613, 1244], [1609, 1244], [1608, 1243], [1604, 1243], [1603, 1242], [1600, 1242], [1599, 1241], [1593, 1241], [1592, 1240]]</text:p>
          </table:table-cell>
          <table:table-cell office:value-type="string" calcext:value-type="string">
            <text:p>[[1395, 1515], [1563, 1195], [1874, 1359], [1706, 1679]]</text:p>
          </table:table-cell>
          <table:table-cell office:value-type="float" office:value="0.99968266" calcext:value-type="float">
            <text:p>0.99968266</text:p>
          </table:table-cell>
          <table:table-cell office:value-type="string" calcext:value-type="string">
            <text:p>pixels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6835_KAH_1_box4_img1a.tif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utozooid</text:p>
          </table:table-cell>
          <table:table-cell office:value-type="float" office:value="352.975830078125" calcext:value-type="float">
            <text:p>352.975830078125</text:p>
          </table:table-cell>
          <table:table-cell office:value-type="float" office:value="354.243225097656" calcext:value-type="float">
            <text:p>354.243225097656</text:p>
          </table:table-cell>
          <table:table-cell office:value-type="float" office:value="79288.5" calcext:value-type="float">
            <text:p>79288.5</text:p>
          </table:table-cell>
          <table:table-cell office:value-type="float" office:value="1097.06514251232" calcext:value-type="float">
            <text:p>1097.06514251232</text:p>
          </table:table-cell>
          <table:table-cell office:value-type="float" office:value="0.982162433341385" calcext:value-type="float">
            <text:p>0.982162433341385</text:p>
          </table:table-cell>
          <table:table-cell office:value-type="float" office:value="0.82785682459923" calcext:value-type="float">
            <text:p>0.82785682459923</text:p>
          </table:table-cell>
          <table:table-cell office:value-type="float" office:value="0.969979939745926" calcext:value-type="float">
            <text:p>0.969979939745926</text:p>
          </table:table-cell>
          <table:table-cell office:value-type="float" office:value="316.36865234375" calcext:value-type="float">
            <text:p>316.36865234375</text:p>
          </table:table-cell>
          <table:table-cell office:value-type="float" office:value="306.871246337891" calcext:value-type="float">
            <text:p>306.871246337891</text:p>
          </table:table-cell>
          <table:table-cell office:value-type="float" office:value="45.8550987243652" calcext:value-type="float">
            <text:p>45.8550987243652</text:p>
          </table:table-cell>
          <table:table-cell office:value-type="float" office:value="1203" calcext:value-type="float">
            <text:p>1203</text:p>
          </table:table-cell>
          <table:table-cell office:value-type="float" office:value="936" calcext:value-type="float">
            <text:p>936</text:p>
          </table:table-cell>
          <table:table-cell office:value-type="float" office:value="0.161893791893462" calcext:value-type="float">
            <text:p>0.161893791893462</text:p>
          </table:table-cell>
          <table:table-cell office:value-type="float" office:value="0.000224234232465014" calcext:value-type="float">
            <text:p>0.000224234232465014</text:p>
          </table:table-cell>
          <table:table-cell office:value-type="float" office:value="0.0000658222895169106" calcext:value-type="float">
            <text:p>6.58222895169106E-05</text:p>
          </table:table-cell>
          <table:table-cell office:value-type="float" office:value="0.00000009304028872939" calcext:value-type="float">
            <text:p>9.30402887293897E-08</text:p>
          </table:table-cell>
          <table:table-cell office:value-type="float" office:value="0.00000000000016662706" calcext:value-type="float">
            <text:p>1.66627062136547E-13</text:p>
          </table:table-cell>
          <table:table-cell office:value-type="float" office:value="-0.00000000066599733208" calcext:value-type="float">
            <text:p>-6.65997332083152E-10</text:p>
          </table:table-cell>
          <table:table-cell office:value-type="float" office:value="0.00000000000015889896" calcext:value-type="float">
            <text:p>1.58898961802602E-13</text:p>
          </table:table-cell>
          <table:table-cell office:value-type="string" calcext:value-type="string">
            <text:p>[[1151, 773], [1150, 774], [1142, 774], [1141, 775], [1138, 775], [1137, 776], [1136, 776], [1132, 780], [1132, 781], [1130, 783], [1129, 783], [1120, 792], [1120, 793], [1117, 796], [1116, 796], [1103, 809], [1102, 809], [1093, 818], [1093, 819], [1087, 825], [1087, 826], [1085, 828], [1085, 829], [1084, 830], [1084, 832], [1083, 833], [1083, 834], [1082, 835], [1082, 836], [1080, 838], [1080, 839], [1079, 840], [1079, 841], [1077, 843], [1076, 843], [1063, 856], [1062, 856], [1060, 858], [1059, 858], [1058, 859], [1057, 859], [1056, 860], [1055, 860], [1053, 862], [1052, 862], [1051, 863], [1050, 863], [1048, 865], [1047, 865], [1042, 870], [1041, 870], [1037, 874], [1037, 875], [1036, 876], [1036, 877], [1035, 878], [1035, 888], [1034, 889], [1034, 891], [1035, 892], [1035, 900], [1036, 901], [1036, 905], [1037, 906], [1037, 908], [1038, 909], [1038, 910], [1039, 911], [1039, 912], [1040, 913], [1040, 914], [1041, 915], [1041, 917], [1042, 918], [1042, 921], [1043, 922], [1043, 924], [1044, 925], [1044, 928], [1045, 929], [1045, 931], [1046, 932], [1046, 933], [1047, 934], [1047, 935], [1048, 936], [1048, 937], [1049, 938], [1049, 939], [1051, 941], [1051, 942], [1053, 944], [1053, 945], [1054, 946], [1054, 947], [1055, 948], [1055, 949], [1056, 950], [1056, 952], [1057, 953], [1057, 957], [1058, 958], [1058, 962], [1059, 963], [1059, 967], [1060, 968], [1060, 972], [1061, 973], [1061, 976], [1062, 977], [1062, 979], [1063, 980], [1063, 982], [1064, 983], [1064, 985], [1065, 986], [1065, 988], [1066, 989], [1066, 991], [1067, 992], [1067, 997], [1068, 998], [1068, 1003], [1069, 1004], [1069, 1006], [1070, 1007], [1070, 1009], [1071, 1010], [1071, 1012], [1072, 1013], [1072, 1014], [1073, 1015], [1073, 1016], [1074, 1017], [1074, 1018], [1076, 1020], [1076, 1021], [1078, 1023], [1078, 1024], [1080, 1026], [1080, 1027], [1082, 1029], [1082, 1030], [1083, 1031], [1083, 1032], [1084, 1033], [1084, 1034], [1086, 1036], [1086, 1037], [1091, 1042], [1091, 1043], [1094, 1046], [1095, 1046], [1098, 1049], [1099, 1049], [1100, 1050], [1101, 1050], [1103, 1052], [1104, 1052], [1108, 1056], [1109, 1056], [1111, 1058], [1112, 1058], [1113, 1059], [1115, 1059], [1116, 1060], [1117, 1060], [1118, 1061], [1120, 1061], [1121, 1062], [1122, 1062], [1123, 1063], [1125, 1063], [1126, 1064], [1127, 1064], [1133, 1070], [1134, 1070], [1137, 1073], [1138, 1073], [1139, 1074], [1141, 1074], [1142, 1075], [1144, 1075], [1145, 1076], [1147, 1076], [1148, 1077], [1150, 1077], [1151, 1078], [1152, 1078], [1156, 1082], [1157, 1082], [1159, 1084], [1160, 1084], [1161, 1085], [1162, 1085], [1163, 1086], [1164, 1086], [1165, 1087], [1166, 1087], [1168, 1089], [1169, 1089], [1171, 1091], [1172, 1091], [1175, 1094], [1176, 1094], [1180, 1098], [1181, 1098], [1185, 1102], [1186, 1102], [1191, 1107], [1192, 1107], [1196, 1111], [1197, 1111], [1198, 1112], [1199, 1112], [1201, 1114], [1208, 1114], [1209, 1113], [1215, 1113], [1216, 1112], [1217, 1112], [1219, 1110], [1220, 1110], [1222, 1108], [1223, 1108], [1227, 1104], [1228, 1104], [1229, 1103], [1230, 1103], [1231, 1102], [1232, 1102], [1233, 1101], [1234, 1101], [1235, 1100], [1236, 1100], [1237, 1099], [1239, 1099], [1240, 1098], [1241, 1098], [1242, 1097], [1243, 1097], [1245, 1095], [1246, 1095], [1252, 1089], [1253, 1089], [1254, 1088], [1255, 1088], [1256, 1087], [1257, 1087], [1259, 1085], [1260, 1085], [1261, 1084], [1262, 1084], [1264, 1082], [1265, 1082], [1268, 1079], [1268, 1078], [1270, 1076], [1271, 1076], [1275, 1072], [1276, 1072], [1277, 1071], [1278, 1071], [1288, 1061], [1289, 1061], [1291, 1059], [1292, 1059], [1300, 1051], [1301, 1051], [1303, 1049], [1304, 1049], [1309, 1044], [1309, 1043], [1316, 1036], [1317, 1036], [1322, 1031], [1322, 1030], [1329, 1023], [1330, 1023], [1335, 1018], [1335, 1017], [1338, 1014], [1339, 1014], [1342, 1011], [1343, 1011], [1346, 1008], [1347, 1008], [1357, 998], [1358, 998], [1362, 994], [1363, 994], [1368, 989], [1369, 989], [1373, 985], [1374, 985], [1377, 982], [1378, 982], [1378, 981], [1380, 979], [1380, 975], [1381, 974], [1381, 970], [1382, 969], [1382, 957], [1383, 956], [1383, 951], [1382, 950], [1382, 940], [1381, 939], [1381, 937], [1380, 936], [1380, 935], [1379, 934], [1379, 933], [1376, 930], [1376, 929], [1374, 927], [1374, 926], [1373, 925], [1373, 924], [1371, 922], [1371, 921], [1369, 919], [1369, 918], [1367, 916], [1367, 915], [1365, 913], [1365, 912], [1364, 911], [1364, 910], [1363, 909], [1363, 908], [1362, 907], [1362, 906], [1361, 905], [1361, 903], [1360, 902], [1360, 900], [1359, 899], [1359, 897], [1358, 896], [1358, 894], [1357, 893], [1357, 890], [1356, 889], [1356, 888], [1355, 887], [1355, 886], [1354, 885], [1354, 884], [1352, 882], [1352, 881], [1351, 880], [1351, 879], [1350, 878], [1350, 877], [1349, 876], [1349, 873], [1348, 872], [1348, 871], [1347, 870], [1347, 869], [1346, 868], [1346, 867], [1345, 866], [1345, 865], [1342, 862], [1342, 861], [1341, 860], [1340, 860], [1333, 853], [1332, 853], [1330, 851], [1329, 851], [1327, 849], [1326, 849], [1324, 847], [1323, 847], [1321, 845], [1320, 845], [1319, 844], [1318, 844], [1317, 843], [1316, 843], [1315, 842], [1314, 842], [1312, 840], [1311, 840], [1309, 838], [1308, 838], [1307, 837], [1306, 837], [1305, 836], [1304, 836], [1303, 835], [1302, 835], [1301, 834], [1300, 834], [1299, 833], [1298, 833], [1296, 831], [1295, 831], [1293, 829], [1292, 829], [1289, 826], [1288, 826], [1286, 824], [1285, 824], [1283, 822], [1282, 822], [1280, 820], [1279, 820], [1277, 818], [1276, 818], [1267, 809], [1266, 809], [1263, 806], [1262, 806], [1256, 800], [1255, 800], [1252, 797], [1250, 797], [1249, 796], [1248, 796], [1247, 795], [1246, 795], [1245, 794], [1244, 794], [1243, 793], [1242, 793], [1241, 792], [1240, 792], [1238, 790], [1237, 790], [1235, 788], [1234, 788], [1233, 787], [1232, 787], [1231, 786], [1230, 786], [1229, 785], [1228, 785], [1227, 784], [1224, 784], [1223, 783], [1222, 783], [1221, 782], [1219, 782], [1218, 781], [1216, 781], [1215, 780], [1213, 780], [1212, 779], [1211, 779], [1210, 778], [1208, 778], [1207, 777], [1206, 777], [1205, 776], [1202, 776], [1201, 775], [1195, 775], [1194, 774], [1156, 774], [1155, 773]]</text:p>
          </table:table-cell>
          <table:table-cell office:value-type="string" calcext:value-type="string">
            <text:p>[[979, 928], [1199, 714], [1419, 941], [1199, 1155]]</text:p>
          </table:table-cell>
          <table:table-cell office:value-type="float" office:value="0.99960643" calcext:value-type="float">
            <text:p>0.99960643</text:p>
          </table:table-cell>
          <table:table-cell office:value-type="string" calcext:value-type="string">
            <text:p>pixels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6835_KAH_1_box4_img1a.tif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utozooid</text:p>
          </table:table-cell>
          <table:table-cell office:value-type="float" office:value="439.716003417969" calcext:value-type="float">
            <text:p>439.716003417969</text:p>
          </table:table-cell>
          <table:table-cell office:value-type="float" office:value="406.881103515625" calcext:value-type="float">
            <text:p>406.881103515625</text:p>
          </table:table-cell>
          <table:table-cell office:value-type="float" office:value="113750.5" calcext:value-type="float">
            <text:p>113750.5</text:p>
          </table:table-cell>
          <table:table-cell office:value-type="float" office:value="1343.12401270866" calcext:value-type="float">
            <text:p>1343.12401270866</text:p>
          </table:table-cell>
          <table:table-cell office:value-type="float" office:value="0.972355312028517" calcext:value-type="float">
            <text:p>0.972355312028517</text:p>
          </table:table-cell>
          <table:table-cell office:value-type="float" office:value="0.792375340010308" calcext:value-type="float">
            <text:p>0.792375340010308</text:p>
          </table:table-cell>
          <table:table-cell office:value-type="float" office:value="0.731588896943419" calcext:value-type="float">
            <text:p>0.731588896943419</text:p>
          </table:table-cell>
          <table:table-cell office:value-type="float" office:value="455.127655029297" calcext:value-type="float">
            <text:p>455.127655029297</text:p>
          </table:table-cell>
          <table:table-cell office:value-type="float" office:value="332.966339111328" calcext:value-type="float">
            <text:p>332.966339111328</text:p>
          </table:table-cell>
          <table:table-cell office:value-type="float" office:value="62.3332405090332" calcext:value-type="float">
            <text:p>62.3332405090332</text:p>
          </table:table-cell>
          <table:table-cell office:value-type="float" office:value="1033" calcext:value-type="float">
            <text:p>1033</text:p>
          </table:table-cell>
          <table:table-cell office:value-type="float" office:value="1253" calcext:value-type="float">
            <text:p>1253</text:p>
          </table:table-cell>
          <table:table-cell office:value-type="float" office:value="0.167650465759209" calcext:value-type="float">
            <text:p>0.167650465759209</text:p>
          </table:table-cell>
          <table:table-cell office:value-type="float" office:value="0.00197305484082274" calcext:value-type="float">
            <text:p>0.00197305484082274</text:p>
          </table:table-cell>
          <table:table-cell office:value-type="float" office:value="0.000155658043493643" calcext:value-type="float">
            <text:p>0.000155658043493643</text:p>
          </table:table-cell>
          <table:table-cell office:value-type="float" office:value="0.00000535856342378134" calcext:value-type="float">
            <text:p>5.35856342378134E-06</text:p>
          </table:table-cell>
          <table:table-cell office:value-type="float" office:value="0.00000000014880500465" calcext:value-type="float">
            <text:p>1.48805004647924E-10</text:p>
          </table:table-cell>
          <table:table-cell office:value-type="float" office:value="0.0000002166064346303" calcext:value-type="float">
            <text:p>2.16606434630299E-07</text:p>
          </table:table-cell>
          <table:table-cell office:value-type="float" office:value="-0.00000000004251690144" calcext:value-type="float">
            <text:p>-4.25169014425468E-11</text:p>
          </table:table-cell>
          <table:table-cell office:value-type="string" calcext:value-type="string">
            <text:p>[[1067, 1052], [1066, 1053], [1054, 1053], [1053, 1054], [1048, 1054], [1047, 1055], [1042, 1055], [1041, 1056], [1038, 1056], [1033, 1061], [1032, 1061], [1031, 1062], [1030, 1062], [1028, 1064], [1027, 1064], [1026, 1065], [1024, 1065], [1023, 1066], [1022, 1066], [1020, 1068], [1019, 1068], [1013, 1074], [1012, 1074], [1010, 1076], [1009, 1076], [1007, 1078], [1006, 1078], [1005, 1079], [1004, 1079], [1003, 1080], [1002, 1080], [1001, 1081], [1000, 1081], [998, 1083], [997, 1083], [995, 1085], [994, 1085], [992, 1087], [991, 1087], [990, 1088], [989, 1088], [988, 1089], [986, 1089], [985, 1090], [983, 1090], [982, 1091], [981, 1091], [980, 1092], [977, 1092], [976, 1093], [974, 1093], [973, 1094], [971, 1094], [970, 1095], [969, 1095], [968, 1096], [966, 1096], [965, 1097], [964, 1097], [963, 1098], [962, 1098], [961, 1099], [960, 1099], [958, 1101], [957, 1101], [956, 1102], [955, 1102], [954, 1103], [953, 1103], [952, 1104], [951, 1104], [950, 1105], [949, 1105], [948, 1106], [946, 1106], [945, 1107], [943, 1107], [942, 1108], [940, 1108], [939, 1109], [938, 1109], [937, 1110], [935, 1110], [933, 1112], [932, 1112], [931, 1113], [930, 1113], [927, 1116], [926, 1116], [921, 1121], [920, 1121], [915, 1126], [914, 1126], [910, 1130], [910, 1131], [908, 1133], [908, 1134], [906, 1136], [906, 1137], [905, 1138], [905, 1139], [904, 1140], [904, 1141], [903, 1142], [903, 1144], [902, 1145], [902, 1147], [901, 1148], [901, 1150], [900, 1151], [900, 1152], [899, 1153], [899, 1154], [898, 1155], [898, 1156], [897, 1157], [897, 1158], [896, 1159], [896, 1160], [895, 1161], [895, 1163], [894, 1164], [894, 1165], [893, 1166], [893, 1169], [892, 1170], [892, 1173], [891, 1174], [891, 1179], [890, 1180], [890, 1185], [889, 1186], [889, 1191], [888, 1192], [888, 1195], [887, 1196], [887, 1199], [886, 1200], [886, 1202], [885, 1203], [885, 1204], [883, 1206], [883, 1207], [880, 1210], [880, 1211], [878, 1213], [878, 1214], [877, 1215], [877, 1216], [876, 1217], [876, 1219], [875, 1220], [875, 1222], [874, 1223], [874, 1226], [873, 1227], [873, 1230], [872, 1231], [872, 1232], [871, 1233], [871, 1234], [870, 1235], [870, 1236], [868, 1238], [868, 1239], [863, 1244], [863, 1245], [862, 1246], [862, 1247], [861, 1248], [861, 1249], [860, 1250], [860, 1251], [859, 1252], [859, 1254], [858, 1255], [858, 1257], [857, 1258], [857, 1260], [856, 1261], [856, 1262], [855, 1263], [855, 1264], [854, 1265], [854, 1266], [848, 1272], [848, 1273], [846, 1275], [846, 1276], [845, 1277], [845, 1278], [844, 1279], [844, 1280], [843, 1281], [843, 1283], [842, 1284], [842, 1285], [841, 1286], [841, 1288], [840, 1289], [840, 1290], [839, 1291], [839, 1292], [837, 1294], [837, 1295], [831, 1301], [831, 1302], [830, 1303], [830, 1304], [829, 1305], [829, 1307], [828, 1308], [828, 1309], [827, 1310], [827, 1312], [826, 1313], [826, 1315], [825, 1316], [825, 1319], [824, 1320], [824, 1323], [823, 1324], [823, 1326], [822, 1327], [822, 1329], [821, 1330], [821, 1331], [820, 1332], [820, 1341], [819, 1342], [819, 1348], [820, 1349], [820, 1351], [821, 1352], [821, 1355], [822, 1356], [822, 1359], [823, 1360], [823, 1364], [824, 1365], [824, 1369], [825, 1370], [825, 1374], [826, 1375], [826, 1377], [827, 1378], [827, 1380], [828, 1381], [828, 1383], [829, 1384], [829, 1386], [830, 1387], [830, 1388], [831, 1389], [831, 1390], [833, 1392], [833, 1393], [834, 1394], [835, 1394], [837, 1396], [838, 1396], [840, 1398], [841, 1398], [848, 1405], [849, 1405], [850, 1406], [868, 1406], [869, 1407], [879, 1407], [880, 1408], [902, 1408], [903, 1409], [911, 1409], [912, 1410], [915, 1410], [916, 1411], [919, 1411], [920, 1412], [922, 1412], [923, 1413], [925, 1413], [926, 1414], [928, 1414], [929, 1415], [930, 1415], [931, 1416], [932, 1416], [934, 1418], [935, 1418], [937, 1420], [938, 1420], [939, 1421], [940, 1421], [941, 1422], [942, 1422], [943, 1423], [944, 1423], [946, 1425], [947, 1425], [948, 1426], [949, 1426], [952, 1429], [953, 1429], [962, 1438], [963, 1438], [966, 1441], [967, 1441], [975, 1449], [983, 1449], [984, 1448], [992, 1448], [993, 1447], [994, 1447], [996, 1445], [997, 1445], [998, 1444], [1000, 1444], [1001, 1443], [1002, 1443], [1003, 1442], [1006, 1442], [1007, 1441], [1009, 1441], [1010, 1440], [1011, 1440], [1012, 1439], [1013, 1439], [1014, 1438], [1016, 1438], [1017, 1437], [1018, 1437], [1019, 1436], [1020, 1436], [1021, 1435], [1022, 1435], [1024, 1433], [1025, 1433], [1027, 1431], [1028, 1431], [1030, 1429], [1031, 1429], [1032, 1428], [1034, 1428], [1035, 1427], [1036, 1427], [1037, 1426], [1040, 1426], [1041, 1425], [1043, 1425], [1044, 1424], [1046, 1424], [1047, 1423], [1049, 1423], [1050, 1422], [1051, 1422], [1052, 1421], [1054, 1421], [1057, 1418], [1058, 1418], [1060, 1416], [1061, 1416], [1062, 1415], [1063, 1415], [1064, 1414], [1065, 1414], [1066, 1413], [1067, 1413], [1068, 1412], [1070, 1412], [1071, 1411], [1072, 1411], [1073, 1410], [1075, 1410], [1076, 1409], [1077, 1409], [1078, 1408], [1080, 1408], [1081, 1407], [1082, 1407], [1084, 1405], [1085, 1405], [1087, 1403], [1088, 1403], [1090, 1401], [1091, 1401], [1092, 1400], [1093, 1400], [1094, 1399], [1095, 1399], [1096, 1398], [1097, 1398], [1098, 1397], [1100, 1397], [1101, 1396], [1103, 1396], [1104, 1395], [1105, 1395], [1106, 1394], [1108, 1394], [1109, 1393], [1110, 1393], [1111, 1392], [1112, 1392], [1113, 1391], [1114, 1391], [1115, 1390], [1116, 1390], [1118, 1388], [1119, 1388], [1120, 1387], [1121, 1387], [1122, 1386], [1123, 1386], [1124, 1385], [1125, 1385], [1126, 1384], [1127, 1384], [1128, 1383], [1130, 1383], [1131, 1382], [1133, 1382], [1134, 1381], [1135, 1381], [1136, 1380], [1137, 1380], [1138, 1379], [1139, 1379], [1141, 1377], [1142, 1377], [1145, 1374], [1146, 1374], [1148, 1372], [1149, 1372], [1150, 1371], [1151, 1371], [1152, 1370], [1154, 1370], [1155, 1369], [1156, 1369], [1157, 1368], [1158, 1368], [1159, 1367], [1160, 1367], [1161, 1366], [1162, 1366], [1163, 1365], [1164, 1365], [1165, 1364], [1166, 1364], [1167, 1363], [1168, 1363], [1169, 1362], [1170, 1362], [1171, 1361], [1172, 1361], [1174, 1359], [1175, 1359], [1177, 1357], [1178, 1357], [1179, 1356], [1180, 1356], [1181, 1355], [1182, 1355], [1183, 1354], [1184, 1354], [1186, 1352], [1187, 1352], [1188, 1351], [1189, 1351], [1190, 1350], [1191, 1350], [1193, 1348], [1194, 1348], [1195, 1347], [1196, 1347], [1200, 1343], [1201, 1343], [1203, 1341], [1204, 1341], [1206, 1339], [1207, 1339], [1209, 1337], [1210, 1337], [1211, 1336], [1212, 1336], [1214, 1334], [1215, 1334], [1217, 1332], [1218, 1332], [1218, 1331], [1219, 1330], [1219, 1328], [1220, 1327], [1220, 1325], [1221, 1324], [1221, 1322], [1222, 1321], [1222, 1318], [1223, 1317], [1223, 1287], [1224, 1286], [1224, 1280], [1225, 1279], [1225, 1274], [1226, 1273], [1226, 1268], [1227, 1267], [1227, 1263], [1228, 1262], [1228, 1255], [1227, 1254], [1227, 1243], [1226, 1242], [1226, 1236], [1225, 1235], [1225, 1226], [1224, 1225], [1224, 1215], [1223, 1214], [1223, 1212], [1222, 1211], [1222, 1208], [1221, 1207], [1221, 1205], [1220, 1204], [1220, 1201], [1219, 1200], [1219, 1196], [1218, 1195], [1218, 1191], [1217, 1190], [1217, 1185], [1216, 1184], [1216, 1179], [1215, 1178], [1215, 1171], [1214, 1170], [1214, 1153], [1213, 1152], [1213, 1148], [1212, 1147], [1212, 1142], [1211, 1141], [1211, 1139], [1210, 1138], [1210, 1135], [1209, 1134], [1209, 1132], [1208, 1131], [1208, 1129], [1207, 1128], [1207, 1127], [1203, 1123], [1203, 1122], [1200, 1119], [1200, 1118], [1197, 1115], [1197, 1114], [1196, 1114], [1193, 1111], [1192, 1111], [1189, 1108], [1188, 1108], [1184, 1104], [1183, 1104], [1177, 1098], [1176, 1098], [1173, 1095], [1172, 1095], [1169, 1092], [1168, 1092], [1165, 1089], [1164, 1089], [1163, 1088], [1162, 1088], [1159, 1085], [1158, 1085], [1155, 1082], [1154, 1082], [1152, 1080], [1151, 1080], [1150, 1079], [1149, 1079], [1148, 1078], [1147, 1078], [1146, 1077], [1144, 1077], [1143, 1076], [1142, 1076], [1141, 1075], [1139, 1075], [1138, 1074], [1137, 1074], [1135, 1072], [1134, 1072], [1133, 1071], [1132, 1071], [1131, 1070], [1130, 1070], [1129, 1069], [1128, 1069], [1127, 1068], [1126, 1068], [1125, 1067], [1123, 1067], [1122, 1066], [1121, 1066], [1120, 1065], [1118, 1065], [1117, 1064], [1115, 1064], [1114, 1063], [1112, 1063], [1111, 1062], [1110, 1062], [1109, 1061], [1108, 1061], [1107, 1060], [1105, 1060], [1103, 1058], [1102, 1058], [1101, 1057], [1100, 1057], [1099, 1056], [1097, 1056], [1096, 1055], [1094, 1055], [1093, 1054], [1089, 1054], [1088, 1053], [1077, 1053], [1076, 1052]]</text:p>
          </table:table-cell>
          <table:table-cell office:value-type="string" calcext:value-type="string">
            <text:p>[[738, 1213], [1141, 1001], [1295, 1296], [892, 1508]]</text:p>
          </table:table-cell>
          <table:table-cell office:value-type="float" office:value="0.99957365" calcext:value-type="float">
            <text:p>0.99957365</text:p>
          </table:table-cell>
          <table:table-cell office:value-type="string" calcext:value-type="string">
            <text:p>pixels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6835_KAH_1_box4_img1a.tif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autozooid</text:p>
          </table:table-cell>
          <table:table-cell office:value-type="float" office:value="418.707153320313" calcext:value-type="float">
            <text:p>418.707153320313</text:p>
          </table:table-cell>
          <table:table-cell office:value-type="float" office:value="419.292663574219" calcext:value-type="float">
            <text:p>419.292663574219</text:p>
          </table:table-cell>
          <table:table-cell office:value-type="float" office:value="102502.5" calcext:value-type="float">
            <text:p>102502.5</text:p>
          </table:table-cell>
          <table:table-cell office:value-type="float" office:value="1366.5209839344" calcext:value-type="float">
            <text:p>1366.5209839344</text:p>
          </table:table-cell>
          <table:table-cell office:value-type="float" office:value="0.894117287881299" calcext:value-type="float">
            <text:p>0.894117287881299</text:p>
          </table:table-cell>
          <table:table-cell office:value-type="float" office:value="0.689781769180967" calcext:value-type="float">
            <text:p>0.689781769180967</text:p>
          </table:table-cell>
          <table:table-cell office:value-type="float" office:value="0.941492486415407" calcext:value-type="float">
            <text:p>0.941492486415407</text:p>
          </table:table-cell>
          <table:table-cell office:value-type="float" office:value="389.102355957031" calcext:value-type="float">
            <text:p>389.102355957031</text:p>
          </table:table-cell>
          <table:table-cell office:value-type="float" office:value="366.336944580078" calcext:value-type="float">
            <text:p>366.336944580078</text:p>
          </table:table-cell>
          <table:table-cell office:value-type="float" office:value="0.496054977178574" calcext:value-type="float">
            <text:p>0.496054977178574</text:p>
          </table:table-cell>
          <table:table-cell office:value-type="float" office:value="1409" calcext:value-type="float">
            <text:p>1409</text:p>
          </table:table-cell>
          <table:table-cell office:value-type="float" office:value="1152" calcext:value-type="float">
            <text:p>1152</text:p>
          </table:table-cell>
          <table:table-cell office:value-type="float" office:value="0.172192098467116" calcext:value-type="float">
            <text:p>0.172192098467116</text:p>
          </table:table-cell>
          <table:table-cell office:value-type="float" office:value="0.00206609974587603" calcext:value-type="float">
            <text:p>0.00206609974587603</text:p>
          </table:table-cell>
          <table:table-cell office:value-type="float" office:value="0.000168310610435787" calcext:value-type="float">
            <text:p>0.000168310610435787</text:p>
          </table:table-cell>
          <table:table-cell office:value-type="float" office:value="0.0000137582073795392" calcext:value-type="float">
            <text:p>1.37582073795392E-05</text:p>
          </table:table-cell>
          <table:table-cell office:value-type="float" office:value="0.00000000015999280205" calcext:value-type="float">
            <text:p>1.59992802047321E-10</text:p>
          </table:table-cell>
          <table:table-cell office:value-type="float" office:value="0.00000047908370383465" calcext:value-type="float">
            <text:p>4.7908370383465E-07</text:p>
          </table:table-cell>
          <table:table-cell office:value-type="float" office:value="0.00000000064243919438" calcext:value-type="float">
            <text:p>6.42439194375582E-10</text:p>
          </table:table-cell>
          <table:table-cell office:value-type="string" calcext:value-type="string">
            <text:p>[[1406, 970], [1405, 971], [1393, 971], [1392, 972], [1391, 972], [1390, 973], [1389, 973], [1387, 975], [1386, 975], [1385, 976], [1384, 976], [1382, 978], [1381, 978], [1379, 980], [1378, 980], [1363, 995], [1362, 995], [1358, 999], [1357, 999], [1355, 1001], [1354, 1001], [1352, 1003], [1351, 1003], [1350, 1004], [1349, 1004], [1347, 1006], [1346, 1006], [1343, 1009], [1343, 1010], [1336, 1017], [1335, 1017], [1332, 1020], [1331, 1020], [1330, 1021], [1330, 1022], [1328, 1024], [1328, 1025], [1319, 1034], [1318, 1034], [1313, 1039], [1313, 1040], [1310, 1043], [1310, 1044], [1307, 1047], [1306, 1047], [1303, 1050], [1302, 1050], [1299, 1053], [1299, 1054], [1292, 1061], [1291, 1061], [1290, 1062], [1289, 1062], [1288, 1063], [1287, 1063], [1284, 1066], [1283, 1066], [1283, 1067], [1280, 1070], [1280, 1071], [1276, 1075], [1275, 1075], [1273, 1077], [1272, 1077], [1271, 1078], [1270, 1078], [1264, 1084], [1264, 1085], [1261, 1088], [1260, 1088], [1258, 1090], [1257, 1090], [1255, 1092], [1254, 1092], [1253, 1093], [1252, 1093], [1249, 1096], [1248, 1096], [1245, 1099], [1245, 1100], [1242, 1103], [1241, 1103], [1236, 1108], [1235, 1108], [1230, 1113], [1229, 1113], [1226, 1116], [1226, 1117], [1223, 1120], [1223, 1121], [1221, 1123], [1221, 1124], [1219, 1126], [1219, 1127], [1218, 1128], [1218, 1129], [1217, 1130], [1217, 1133], [1216, 1134], [1216, 1136], [1215, 1137], [1215, 1139], [1214, 1140], [1214, 1141], [1213, 1142], [1213, 1147], [1212, 1148], [1212, 1160], [1211, 1161], [1211, 1171], [1210, 1172], [1210, 1193], [1211, 1194], [1211, 1200], [1212, 1201], [1212, 1204], [1213, 1205], [1213, 1207], [1214, 1208], [1214, 1209], [1215, 1210], [1215, 1211], [1216, 1212], [1216, 1214], [1217, 1215], [1217, 1216], [1218, 1217], [1218, 1218], [1219, 1219], [1219, 1220], [1220, 1221], [1220, 1222], [1222, 1224], [1222, 1225], [1223, 1226], [1223, 1227], [1225, 1229], [1225, 1230], [1226, 1231], [1226, 1232], [1227, 1233], [1227, 1235], [1228, 1236], [1228, 1242], [1229, 1243], [1229, 1248], [1230, 1249], [1230, 1253], [1231, 1254], [1231, 1257], [1232, 1258], [1232, 1261], [1233, 1262], [1233, 1271], [1234, 1272], [1234, 1280], [1233, 1281], [1233, 1284], [1232, 1285], [1232, 1288], [1231, 1289], [1231, 1291], [1230, 1292], [1230, 1296], [1231, 1297], [1231, 1300], [1232, 1301], [1232, 1304], [1233, 1305], [1233, 1309], [1234, 1310], [1234, 1319], [1235, 1320], [1235, 1324], [1239, 1328], [1239, 1329], [1241, 1331], [1241, 1332], [1243, 1334], [1250, 1334], [1251, 1335], [1258, 1335], [1259, 1334], [1266, 1334], [1267, 1333], [1273, 1333], [1276, 1330], [1277, 1330], [1279, 1328], [1280, 1328], [1281, 1327], [1282, 1327], [1284, 1325], [1285, 1325], [1287, 1323], [1288, 1323], [1294, 1317], [1295, 1317], [1297, 1315], [1298, 1315], [1300, 1313], [1301, 1313], [1304, 1310], [1305, 1310], [1307, 1308], [1307, 1307], [1314, 1300], [1315, 1300], [1317, 1298], [1318, 1298], [1319, 1297], [1320, 1297], [1321, 1296], [1322, 1296], [1323, 1295], [1324, 1295], [1325, 1294], [1326, 1294], [1328, 1292], [1329, 1292], [1330, 1291], [1332, 1291], [1333, 1290], [1334, 1290], [1335, 1289], [1336, 1289], [1337, 1288], [1339, 1288], [1340, 1287], [1341, 1287], [1342, 1286], [1344, 1286], [1345, 1285], [1346, 1285], [1347, 1284], [1352, 1284], [1353, 1283], [1359, 1283], [1360, 1282], [1365, 1282], [1366, 1281], [1369, 1281], [1370, 1280], [1374, 1280], [1375, 1279], [1396, 1279], [1397, 1280], [1400, 1280], [1401, 1281], [1405, 1281], [1406, 1282], [1414, 1282], [1415, 1283], [1422, 1283], [1423, 1284], [1425, 1284], [1426, 1285], [1427, 1285], [1428, 1286], [1429, 1286], [1430, 1287], [1431, 1287], [1432, 1288], [1433, 1288], [1435, 1290], [1436, 1290], [1437, 1291], [1438, 1291], [1439, 1292], [1440, 1292], [1443, 1295], [1444, 1295], [1446, 1297], [1446, 1298], [1449, 1301], [1449, 1302], [1451, 1304], [1451, 1305], [1452, 1306], [1452, 1307], [1454, 1309], [1455, 1309], [1456, 1310], [1457, 1310], [1458, 1311], [1459, 1311], [1467, 1319], [1467, 1320], [1468, 1321], [1468, 1322], [1478, 1332], [1478, 1333], [1482, 1337], [1484, 1335], [1485, 1335], [1487, 1333], [1488, 1333], [1490, 1331], [1491, 1331], [1493, 1329], [1494, 1329], [1496, 1327], [1497, 1327], [1497, 1326], [1498, 1325], [1498, 1323], [1499, 1322], [1499, 1320], [1500, 1319], [1500, 1318], [1501, 1317], [1501, 1315], [1502, 1314], [1502, 1313], [1503, 1312], [1503, 1311], [1504, 1310], [1504, 1309], [1505, 1308], [1505, 1307], [1506, 1306], [1506, 1304], [1507, 1303], [1507, 1302], [1508, 1301], [1508, 1300], [1509, 1299], [1509, 1298], [1510, 1297], [1510, 1295], [1517, 1288], [1517, 1287], [1521, 1283], [1521, 1282], [1524, 1279], [1524, 1278], [1542, 1260], [1543, 1260], [1545, 1258], [1546, 1258], [1547, 1257], [1548, 1257], [1550, 1255], [1551, 1255], [1552, 1254], [1553, 1254], [1555, 1252], [1556, 1252], [1557, 1251], [1558, 1251], [1560, 1249], [1561, 1249], [1562, 1248], [1563, 1248], [1565, 1246], [1566, 1246], [1568, 1244], [1569, 1244], [1571, 1242], [1572, 1242], [1573, 1241], [1575, 1241], [1576, 1240], [1577, 1240], [1579, 1238], [1580, 1238], [1582, 1236], [1583, 1236], [1587, 1232], [1587, 1231], [1589, 1229], [1589, 1227], [1590, 1226], [1590, 1224], [1591, 1223], [1591, 1220], [1592, 1219], [1592, 1217], [1591, 1216], [1591, 1209], [1590, 1208], [1590, 1201], [1589, 1200], [1589, 1195], [1588, 1194], [1588, 1190], [1587, 1189], [1587, 1187], [1586, 1186], [1586, 1185], [1585, 1184], [1585, 1183], [1584, 1182], [1584, 1180], [1583, 1179], [1583, 1177], [1582, 1176], [1582, 1172], [1581, 1171], [1581, 1165], [1580, 1164], [1580, 1155], [1579, 1154], [1579, 1140], [1580, 1139], [1580, 1133], [1581, 1132], [1581, 1128], [1582, 1127], [1582, 1125], [1583, 1124], [1583, 1122], [1584, 1121], [1584, 1119], [1585, 1118], [1585, 1117], [1586, 1116], [1586, 1115], [1587, 1114], [1587, 1112], [1588, 1111], [1588, 1110], [1589, 1109], [1589, 1107], [1590, 1106], [1590, 1104], [1591, 1103], [1591, 1101], [1592, 1100], [1592, 1098], [1593, 1097], [1593, 1094], [1594, 1093], [1594, 1090], [1595, 1089], [1595, 1087], [1596, 1086], [1596, 1084], [1597, 1083], [1597, 1079], [1598, 1078], [1598, 1075], [1599, 1074], [1599, 1071], [1600, 1070], [1600, 1067], [1599, 1066], [1599, 1062], [1598, 1061], [1598, 1057], [1597, 1056], [1597, 1053], [1596, 1052], [1596, 1051], [1595, 1050], [1595, 1049], [1594, 1048], [1594, 1046], [1593, 1045], [1593, 1044], [1591, 1042], [1591, 1041], [1590, 1040], [1590, 1039], [1580, 1029], [1579, 1029], [1573, 1023], [1572, 1023], [1569, 1020], [1568, 1020], [1565, 1017], [1564, 1017], [1561, 1014], [1560, 1014], [1553, 1007], [1552, 1007], [1549, 1004], [1548, 1004], [1547, 1003], [1546, 1003], [1544, 1001], [1543, 1001], [1542, 1000], [1540, 1000], [1539, 999], [1538, 999], [1536, 997], [1535, 997], [1531, 993], [1530, 993], [1528, 991], [1527, 991], [1526, 990], [1524, 990], [1523, 989], [1521, 989], [1520, 988], [1517, 988], [1516, 987], [1513, 987], [1512, 986], [1499, 986], [1498, 985], [1486, 985], [1485, 984], [1467, 984], [1466, 983], [1460, 983], [1459, 982], [1454, 982], [1453, 981], [1447, 981], [1446, 980], [1440, 980], [1439, 979], [1435, 979], [1434, 978], [1430, 978], [1429, 977], [1426, 977], [1425, 976], [1421, 976], [1420, 975], [1418, 975], [1417, 974], [1415, 974], [1414, 973], [1412, 973], [1411, 972], [1410, 972], [1409, 971], [1408, 971], [1407, 970]]</text:p>
          </table:table-cell>
          <table:table-cell office:value-type="string" calcext:value-type="string">
            <text:p>[[1208, 1334], [1211, 968], [1600, 971], [1597, 1338]]</text:p>
          </table:table-cell>
          <table:table-cell office:value-type="float" office:value="0.9991301" calcext:value-type="float">
            <text:p>0.9991301</text:p>
          </table:table-cell>
          <table:table-cell office:value-type="string" calcext:value-type="string">
            <text:p>pixels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6835_KAH_1_box4_img1a.tif</text:p>
          </table:table-cell>
          <table:table-cell office:value-type="string" calcext:value-type="string">
            <text:p>TL</text:p>
          </table:table-cell>
          <table:table-cell office:value-type="string" calcext:value-type="string">
            <text:p>orifice</text:p>
          </table:table-cell>
          <table:table-cell office:value-type="float" office:value="82.921142578125" calcext:value-type="float">
            <text:p>82.921142578125</text:p>
          </table:table-cell>
          <table:table-cell office:value-type="float" office:value="78.9708251953125" calcext:value-type="float">
            <text:p>78.9708251953125</text:p>
          </table:table-cell>
          <table:table-cell office:value-type="float" office:value="4709" calcext:value-type="float">
            <text:p>4709</text:p>
          </table:table-cell>
          <table:table-cell office:value-type="float" office:value="264.308655977249" calcext:value-type="float">
            <text:p>264.308655977249</text:p>
          </table:table-cell>
          <table:table-cell office:value-type="float" office:value="0.979511180447218" calcext:value-type="float">
            <text:p>0.979511180447218</text:p>
          </table:table-cell>
          <table:table-cell office:value-type="float" office:value="0.84706313624476" calcext:value-type="float">
            <text:p>0.84706313624476</text:p>
          </table:table-cell>
          <table:table-cell office:value-type="float" office:value="0.885135066670169" calcext:value-type="float">
            <text:p>0.885135066670169</text:p>
          </table:table-cell>
          <table:table-cell office:value-type="float" office:value="81.3174438476563" calcext:value-type="float">
            <text:p>81.3174438476563</text:p>
          </table:table-cell>
          <table:table-cell office:value-type="float" office:value="71.976921081543" calcext:value-type="float">
            <text:p>71.976921081543</text:p>
          </table:table-cell>
          <table:table-cell office:value-type="float" office:value="74.0546035766602" calcext:value-type="float">
            <text:p>74.0546035766602</text:p>
          </table:table-cell>
          <table:table-cell office:value-type="float" office:value="944" calcext:value-type="float">
            <text:p>944</text:p>
          </table:table-cell>
          <table:table-cell office:value-type="float" office:value="516" calcext:value-type="float">
            <text:p>516</text:p>
          </table:table-cell>
          <table:table-cell office:value-type="float" office:value="0.162787951157024" calcext:value-type="float">
            <text:p>0.162787951157024</text:p>
          </table:table-cell>
          <table:table-cell office:value-type="float" office:value="0.000420010284195088" calcext:value-type="float">
            <text:p>0.000420010284195088</text:p>
          </table:table-cell>
          <table:table-cell office:value-type="float" office:value="0.000154792917464797" calcext:value-type="float">
            <text:p>0.000154792917464797</text:p>
          </table:table-cell>
          <table:table-cell office:value-type="float" office:value="0.00000189407648484774" calcext:value-type="float">
            <text:p>1.89407648484774E-06</text:p>
          </table:table-cell>
          <table:table-cell office:value-type="float" office:value="-0.00000000003238033198" calcext:value-type="float">
            <text:p>-3.23803319806747E-11</text:p>
          </table:table-cell>
          <table:table-cell office:value-type="float" office:value="-0.0000000388174641103" calcext:value-type="float">
            <text:p>-3.88174641103023E-08</text:p>
          </table:table-cell>
          <table:table-cell office:value-type="float" office:value="-0.0000000000018274092" calcext:value-type="float">
            <text:p>-1.82740919845851E-12</text:p>
          </table:table-cell>
          <table:table-cell office:value-type="string" calcext:value-type="string">
            <text:p>[[936, 479], [935, 480], [931, 480], [930, 481], [929, 481], [928, 482], [927, 482], [926, 483], [925, 483], [923, 485], [922, 485], [918, 489], [917, 489], [917, 490], [915, 492], [915, 493], [913, 495], [913, 496], [911, 498], [911, 499], [910, 500], [910, 501], [909, 502], [909, 504], [908, 505], [908, 507], [907, 508], [907, 514], [906, 515], [907, 516], [907, 518], [906, 519], [906, 526], [907, 527], [907, 532], [908, 533], [908, 536], [909, 537], [909, 540], [910, 541], [910, 542], [911, 543], [911, 544], [917, 550], [918, 550], [919, 551], [921, 551], [922, 552], [926, 552], [927, 553], [935, 553], [936, 552], [941, 552], [942, 551], [944, 551], [945, 550], [947, 550], [948, 549], [949, 549], [950, 548], [951, 548], [952, 547], [953, 547], [954, 546], [956, 546], [957, 545], [958, 545], [959, 544], [962, 544], [963, 543], [966, 543], [967, 542], [972, 542], [973, 541], [977, 541], [978, 540], [979, 540], [980, 539], [981, 539], [982, 538], [983, 538], [985, 536], [985, 532], [986, 531], [986, 520], [985, 519], [985, 510], [984, 509], [984, 507], [983, 506], [983, 503], [982, 502], [982, 501], [980, 499], [980, 498], [979, 497], [979, 496], [976, 493], [976, 492], [975, 492], [968, 485], [967, 485], [965, 483], [964, 483], [963, 482], [961, 482], [960, 481], [958, 481], [957, 480], [955, 480], [954, 479]]</text:p>
          </table:table-cell>
          <table:table-cell office:value-type="string" calcext:value-type="string">
            <text:p>[[894, 490], [973, 468], [992, 537], [914, 559]]</text:p>
          </table:table-cell>
          <table:table-cell office:value-type="float" office:value="0.9992106" calcext:value-type="float">
            <text:p>0.9992106</text:p>
          </table:table-cell>
          <table:table-cell office:value-type="string" calcext:value-type="string">
            <text:p>pixels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6835_KAH_1_box4_img1a.tif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orifice</text:p>
          </table:table-cell>
          <table:table-cell office:value-type="float" office:value="88.595947265625" calcext:value-type="float">
            <text:p>88.595947265625</text:p>
          </table:table-cell>
          <table:table-cell office:value-type="float" office:value="86.2142944335938" calcext:value-type="float">
            <text:p>86.2142944335938</text:p>
          </table:table-cell>
          <table:table-cell office:value-type="float" office:value="5642.5" calcext:value-type="float">
            <text:p>5642.5</text:p>
          </table:table-cell>
          <table:table-cell office:value-type="float" office:value="285.52185857296" calcext:value-type="float">
            <text:p>285.52185857296</text:p>
          </table:table-cell>
          <table:table-cell office:value-type="float" office:value="0.989912280701754" calcext:value-type="float">
            <text:p>0.989912280701754</text:p>
          </table:table-cell>
          <table:table-cell office:value-type="float" office:value="0.869766563177545" calcext:value-type="float">
            <text:p>0.869766563177545</text:p>
          </table:table-cell>
          <table:table-cell office:value-type="float" office:value="0.844660243220409" calcext:value-type="float">
            <text:p>0.844660243220409</text:p>
          </table:table-cell>
          <table:table-cell office:value-type="float" office:value="92.1259918212891" calcext:value-type="float">
            <text:p>92.1259918212891</text:p>
          </table:table-cell>
          <table:table-cell office:value-type="float" office:value="77.8151626586914" calcext:value-type="float">
            <text:p>77.8151626586914</text:p>
          </table:table-cell>
          <table:table-cell office:value-type="float" office:value="26.5650501251221" calcext:value-type="float">
            <text:p>26.5650501251221</text:p>
          </table:table-cell>
          <table:table-cell office:value-type="float" office:value="1489" calcext:value-type="float">
            <text:p>1489</text:p>
          </table:table-cell>
          <table:table-cell office:value-type="float" office:value="1064" calcext:value-type="float">
            <text:p>1064</text:p>
          </table:table-cell>
          <table:table-cell office:value-type="float" office:value="0.163001476931039" calcext:value-type="float">
            <text:p>0.163001476931039</text:p>
          </table:table-cell>
          <table:table-cell office:value-type="float" office:value="0.00072978571081857" calcext:value-type="float">
            <text:p>0.00072978571081857</text:p>
          </table:table-cell>
          <table:table-cell office:value-type="float" office:value="0.000150158876150256" calcext:value-type="float">
            <text:p>0.000150158876150256</text:p>
          </table:table-cell>
          <table:table-cell office:value-type="float" office:value="0.00000129237514589333" calcext:value-type="float">
            <text:p>1.29237514589333E-06</text:p>
          </table:table-cell>
          <table:table-cell office:value-type="float" office:value="-0.00000000000981098423" calcext:value-type="float">
            <text:p>-9.81098422857296E-12</text:p>
          </table:table-cell>
          <table:table-cell office:value-type="float" office:value="-0.00000002352418438621" calcext:value-type="float">
            <text:p>-2.35241843862114E-08</text:p>
          </table:table-cell>
          <table:table-cell office:value-type="float" office:value="-0.00000000001509545549" calcext:value-type="float">
            <text:p>-1.50954554885734E-11</text:p>
          </table:table-cell>
          <table:table-cell office:value-type="string" calcext:value-type="string">
            <text:p>[[1481, 1024], [1480, 1025], [1476, 1025], [1475, 1026], [1472, 1026], [1471, 1027], [1470, 1027], [1469, 1028], [1467, 1028], [1466, 1029], [1465, 1029], [1464, 1030], [1463, 1030], [1462, 1031], [1461, 1031], [1459, 1033], [1458, 1033], [1452, 1039], [1452, 1040], [1449, 1043], [1449, 1044], [1448, 1045], [1448, 1046], [1447, 1047], [1447, 1048], [1446, 1049], [1446, 1050], [1445, 1051], [1445, 1053], [1444, 1054], [1444, 1057], [1443, 1058], [1443, 1067], [1444, 1068], [1444, 1071], [1445, 1072], [1445, 1074], [1446, 1075], [1446, 1076], [1449, 1079], [1449, 1080], [1452, 1083], [1453, 1083], [1455, 1085], [1456, 1085], [1459, 1088], [1460, 1088], [1462, 1090], [1463, 1090], [1465, 1092], [1466, 1092], [1468, 1094], [1469, 1094], [1470, 1095], [1471, 1095], [1472, 1096], [1473, 1096], [1474, 1097], [1475, 1097], [1477, 1099], [1478, 1099], [1479, 1100], [1480, 1100], [1481, 1101], [1482, 1101], [1483, 1102], [1484, 1102], [1485, 1103], [1486, 1103], [1487, 1104], [1488, 1104], [1489, 1105], [1491, 1105], [1492, 1106], [1495, 1106], [1496, 1107], [1512, 1107], [1513, 1106], [1515, 1106], [1516, 1105], [1517, 1105], [1518, 1104], [1519, 1104], [1524, 1099], [1524, 1097], [1526, 1095], [1526, 1094], [1527, 1093], [1527, 1092], [1528, 1091], [1528, 1089], [1529, 1088], [1529, 1081], [1530, 1080], [1530, 1062], [1529, 1061], [1529, 1054], [1528, 1053], [1528, 1050], [1527, 1049], [1527, 1048], [1526, 1047], [1526, 1046], [1525, 1045], [1525, 1044], [1524, 1043], [1524, 1042], [1523, 1041], [1523, 1040], [1521, 1038], [1520, 1038], [1519, 1037], [1519, 1036], [1514, 1031], [1513, 1031], [1511, 1029], [1510, 1029], [1509, 1028], [1508, 1028], [1507, 1027], [1506, 1027], [1505, 1026], [1503, 1026], [1502, 1025], [1499, 1025], [1498, 1024]]</text:p>
          </table:table-cell>
          <table:table-cell office:value-type="string" calcext:value-type="string">
            <text:p>[[1432, 1076], [1467, 1007], [1549, 1048], [1514, 1117]]</text:p>
          </table:table-cell>
          <table:table-cell office:value-type="float" office:value="0.99900013" calcext:value-type="float">
            <text:p>0.99900013</text:p>
          </table:table-cell>
          <table:table-cell office:value-type="string" calcext:value-type="string">
            <text:p>pixels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6835_KAH_1_box4_img1a.tif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orifice</text:p>
          </table:table-cell>
          <table:table-cell office:value-type="float" office:value="91.59912109375" calcext:value-type="float">
            <text:p>91.59912109375</text:p>
          </table:table-cell>
          <table:table-cell office:value-type="float" office:value="75.7978515625" calcext:value-type="float">
            <text:p>75.7978515625</text:p>
          </table:table-cell>
          <table:table-cell office:value-type="float" office:value="5205" calcext:value-type="float">
            <text:p>5205</text:p>
          </table:table-cell>
          <table:table-cell office:value-type="float" office:value="275.137083172798" calcext:value-type="float">
            <text:p>275.137083172798</text:p>
          </table:table-cell>
          <table:table-cell office:value-type="float" office:value="0.989261617409484" calcext:value-type="float">
            <text:p>0.989261617409484</text:p>
          </table:table-cell>
          <table:table-cell office:value-type="float" office:value="0.86403699963773" calcext:value-type="float">
            <text:p>0.86403699963773</text:p>
          </table:table-cell>
          <table:table-cell office:value-type="float" office:value="0.808988764044944" calcext:value-type="float">
            <text:p>0.808988764044944</text:p>
          </table:table-cell>
          <table:table-cell office:value-type="float" office:value="89" calcext:value-type="float">
            <text:p>89</text:p>
          </table:table-cell>
          <table:table-cell office:value-type="float" office:value="72" calcext:value-type="float">
            <text:p>72</text:p>
          </table:table-cell>
          <table:table-cell office:value-type="float" office:value="90" calcext:value-type="float">
            <text:p>90</text:p>
          </table:table-cell>
          <table:table-cell office:value-type="float" office:value="1346" calcext:value-type="float">
            <text:p>1346</text:p>
          </table:table-cell>
          <table:table-cell office:value-type="float" office:value="494" calcext:value-type="float">
            <text:p>494</text:p>
          </table:table-cell>
          <table:table-cell office:value-type="float" office:value="0.165433161263078" calcext:value-type="float">
            <text:p>0.165433161263078</text:p>
          </table:table-cell>
          <table:table-cell office:value-type="float" office:value="0.00159060949430639" calcext:value-type="float">
            <text:p>0.00159060949430639</text:p>
          </table:table-cell>
          <table:table-cell office:value-type="float" office:value="0.00011832318749223" calcext:value-type="float">
            <text:p>0.00011832318749223</text:p>
          </table:table-cell>
          <table:table-cell office:value-type="float" office:value="0.00000186801854713323" calcext:value-type="float">
            <text:p>1.86801854713323E-06</text:p>
          </table:table-cell>
          <table:table-cell office:value-type="float" office:value="-0.00000000002769513084" calcext:value-type="float">
            <text:p>-2.76951308373182E-11</text:p>
          </table:table-cell>
          <table:table-cell office:value-type="float" office:value="-0.00000007424881632769" calcext:value-type="float">
            <text:p>-7.42488163276937E-08</text:p>
          </table:table-cell>
          <table:table-cell office:value-type="float" office:value="-0.00000000000206448833" calcext:value-type="float">
            <text:p>-2.06448832854325E-12</text:p>
          </table:table-cell>
          <table:table-cell office:value-type="string" calcext:value-type="string">
            <text:p>[[1337, 458], [1336, 459], [1332, 459], [1331, 460], [1329, 460], [1328, 461], [1326, 461], [1325, 462], [1324, 462], [1323, 463], [1322, 463], [1321, 464], [1320, 464], [1318, 466], [1317, 466], [1307, 476], [1307, 477], [1305, 479], [1305, 480], [1304, 481], [1304, 482], [1303, 483], [1303, 484], [1302, 485], [1302, 486], [1301, 487], [1301, 489], [1300, 490], [1300, 503], [1301, 504], [1301, 506], [1302, 507], [1302, 508], [1303, 509], [1303, 510], [1307, 514], [1308, 514], [1311, 517], [1312, 517], [1314, 519], [1315, 519], [1316, 520], [1317, 520], [1318, 521], [1320, 521], [1321, 522], [1322, 522], [1323, 523], [1324, 523], [1325, 524], [1327, 524], [1328, 525], [1331, 525], [1332, 526], [1334, 526], [1335, 527], [1338, 527], [1339, 528], [1342, 528], [1343, 529], [1351, 529], [1352, 530], [1366, 530], [1367, 529], [1379, 529], [1380, 528], [1381, 528], [1382, 527], [1383, 527], [1384, 526], [1384, 525], [1385, 524], [1385, 523], [1386, 522], [1386, 520], [1387, 519], [1387, 516], [1388, 515], [1388, 512], [1389, 511], [1389, 488], [1388, 487], [1388, 485], [1387, 484], [1387, 483], [1386, 482], [1386, 481], [1384, 479], [1384, 478], [1383, 477], [1383, 476], [1378, 471], [1378, 470], [1377, 469], [1376, 469], [1373, 466], [1372, 466], [1370, 464], [1369, 464], [1367, 462], [1366, 462], [1365, 461], [1363, 461], [1362, 460], [1359, 460], [1358, 459], [1356, 459], [1355, 458]]</text:p>
          </table:table-cell>
          <table:table-cell office:value-type="string" calcext:value-type="string">
            <text:p>[[1300, 458], [1389, 458], [1389, 530], [1300, 530]]</text:p>
          </table:table-cell>
          <table:table-cell office:value-type="float" office:value="0.99895847" calcext:value-type="float">
            <text:p>0.99895847</text:p>
          </table:table-cell>
          <table:table-cell office:value-type="string" calcext:value-type="string">
            <text:p>pixels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6835_KAH_1_box4_img1a.tif</text:p>
          </table:table-cell>
          <table:table-cell office:value-type="string" calcext:value-type="string">
            <text:p>UUP</text:p>
          </table:table-cell>
          <table:table-cell office:value-type="string" calcext:value-type="string">
            <text:p>orifice</text:p>
          </table:table-cell>
          <table:table-cell office:value-type="float" office:value="111.233032226563" calcext:value-type="float">
            <text:p>111.233032226563</text:p>
          </table:table-cell>
          <table:table-cell office:value-type="float" office:value="75.935302734375" calcext:value-type="float">
            <text:p>75.935302734375</text:p>
          </table:table-cell>
          <table:table-cell office:value-type="float" office:value="6212.5" calcext:value-type="float">
            <text:p>6212.5</text:p>
          </table:table-cell>
          <table:table-cell office:value-type="float" office:value="307.379723787308" calcext:value-type="float">
            <text:p>307.379723787308</text:p>
          </table:table-cell>
          <table:table-cell office:value-type="float" office:value="0.985329103885805" calcext:value-type="float">
            <text:p>0.985329103885805</text:p>
          </table:table-cell>
          <table:table-cell office:value-type="float" office:value="0.826277322919438" calcext:value-type="float">
            <text:p>0.826277322919438</text:p>
          </table:table-cell>
          <table:table-cell office:value-type="float" office:value="0.685714285714286" calcext:value-type="float">
            <text:p>0.685714285714286</text:p>
          </table:table-cell>
          <table:table-cell office:value-type="float" office:value="105" calcext:value-type="float">
            <text:p>105</text:p>
          </table:table-cell>
          <table:table-cell office:value-type="float" office:value="72" calcext:value-type="float">
            <text:p>72</text:p>
          </table:table-cell>
          <table:table-cell office:value-type="float" office:value="90" calcext:value-type="float">
            <text:p>90</text:p>
          </table:table-cell>
          <table:table-cell office:value-type="float" office:value="1594" calcext:value-type="float">
            <text:p>1594</text:p>
          </table:table-cell>
          <table:table-cell office:value-type="float" office:value="734" calcext:value-type="float">
            <text:p>734</text:p>
          </table:table-cell>
          <table:table-cell office:value-type="float" office:value="0.172574342473218" calcext:value-type="float">
            <text:p>0.172574342473218</text:p>
          </table:table-cell>
          <table:table-cell office:value-type="float" office:value="0.00364203609289035" calcext:value-type="float">
            <text:p>0.00364203609289035</text:p>
          </table:table-cell>
          <table:table-cell office:value-type="float" office:value="0.000203053621624537" calcext:value-type="float">
            <text:p>0.000203053621624537</text:p>
          </table:table-cell>
          <table:table-cell office:value-type="float" office:value="0.00000628715193831365" calcext:value-type="float">
            <text:p>6.28715193831365E-06</text:p>
          </table:table-cell>
          <table:table-cell office:value-type="float" office:value="-0.00000000021636858954" calcext:value-type="float">
            <text:p>-2.16368589540116E-10</text:p>
          </table:table-cell>
          <table:table-cell office:value-type="float" office:value="-0.00000037522072506833" calcext:value-type="float">
            <text:p>-3.75220725068333E-07</text:p>
          </table:table-cell>
          <table:table-cell office:value-type="float" office:value="-0.00000000006039520038" calcext:value-type="float">
            <text:p>-6.03952003831687E-11</text:p>
          </table:table-cell>
          <table:table-cell office:value-type="string" calcext:value-type="string">
            <text:p>[[1592, 696], [1591, 697], [1586, 697], [1585, 698], [1579, 698], [1578, 699], [1576, 699], [1575, 700], [1572, 700], [1571, 701], [1569, 701], [1568, 702], [1567, 702], [1566, 703], [1564, 703], [1563, 704], [1562, 704], [1560, 706], [1559, 706], [1558, 707], [1557, 707], [1553, 711], [1553, 712], [1550, 715], [1550, 716], [1548, 718], [1548, 720], [1547, 721], [1547, 722], [1546, 723], [1546, 725], [1545, 726], [1545, 728], [1544, 729], [1544, 731], [1543, 732], [1543, 739], [1542, 740], [1543, 741], [1543, 752], [1544, 753], [1544, 754], [1545, 755], [1545, 756], [1550, 761], [1551, 761], [1552, 762], [1553, 762], [1554, 763], [1556, 763], [1557, 764], [1561, 764], [1562, 765], [1563, 765], [1564, 766], [1569, 766], [1570, 767], [1586, 767], [1587, 768], [1589, 768], [1590, 767], [1594, 767], [1595, 768], [1596, 768], [1597, 767], [1623, 767], [1624, 766], [1630, 766], [1631, 765], [1635, 765], [1636, 764], [1638, 764], [1639, 763], [1640, 763], [1643, 760], [1643, 759], [1645, 757], [1645, 756], [1646, 755], [1646, 752], [1647, 751], [1647, 741], [1646, 740], [1646, 736], [1645, 735], [1645, 732], [1644, 731], [1644, 730], [1643, 729], [1643, 728], [1642, 727], [1642, 726], [1641, 725], [1641, 724], [1640, 723], [1640, 722], [1639, 721], [1639, 720], [1638, 719], [1638, 718], [1637, 717], [1637, 716], [1634, 713], [1634, 712], [1633, 711], [1633, 710], [1626, 703], [1625, 703], [1624, 702], [1623, 702], [1621, 700], [1620, 700], [1619, 699], [1618, 699], [1617, 698], [1615, 698], [1614, 697], [1610, 697], [1609, 696]]</text:p>
          </table:table-cell>
          <table:table-cell office:value-type="string" calcext:value-type="string">
            <text:p>[[1542, 696], [1647, 696], [1647, 768], [1542, 768]]</text:p>
          </table:table-cell>
          <table:table-cell office:value-type="float" office:value="0.9985562" calcext:value-type="float">
            <text:p>0.9985562</text:p>
          </table:table-cell>
          <table:table-cell office:value-type="string" calcext:value-type="string">
            <text:p>pixels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6835_KAH_1_box4_img1a.tif</text:p>
          </table:table-cell>
          <table:table-cell office:value-type="string" calcext:value-type="string">
            <text:p>UL</text:p>
          </table:table-cell>
          <table:table-cell office:value-type="string" calcext:value-type="string">
            <text:p>orifice</text:p>
          </table:table-cell>
          <table:table-cell office:value-type="float" office:value="89.1883544921875" calcext:value-type="float">
            <text:p>89.1883544921875</text:p>
          </table:table-cell>
          <table:table-cell office:value-type="float" office:value="70.752197265625" calcext:value-type="float">
            <text:p>70.752197265625</text:p>
          </table:table-cell>
          <table:table-cell office:value-type="float" office:value="4622" calcext:value-type="float">
            <text:p>4622</text:p>
          </table:table-cell>
          <table:table-cell office:value-type="float" office:value="261.480228662491" calcext:value-type="float">
            <text:p>261.480228662491</text:p>
          </table:table-cell>
          <table:table-cell office:value-type="float" office:value="0.988134687332977" calcext:value-type="float">
            <text:p>0.988134687332977</text:p>
          </table:table-cell>
          <table:table-cell office:value-type="float" office:value="0.849497476308304" calcext:value-type="float">
            <text:p>0.849497476308304</text:p>
          </table:table-cell>
          <table:table-cell office:value-type="float" office:value="0.779069767441861" calcext:value-type="float">
            <text:p>0.779069767441861</text:p>
          </table:table-cell>
          <table:table-cell office:value-type="float" office:value="86" calcext:value-type="float">
            <text:p>86</text:p>
          </table:table-cell>
          <table:table-cell office:value-type="float" office:value="67" calcext:value-type="float">
            <text:p>67</text:p>
          </table:table-cell>
          <table:table-cell office:value-type="float" office:value="90" calcext:value-type="float">
            <text:p>90</text:p>
          </table:table-cell>
          <table:table-cell office:value-type="float" office:value="1191" calcext:value-type="float">
            <text:p>1191</text:p>
          </table:table-cell>
          <table:table-cell office:value-type="float" office:value="845" calcext:value-type="float">
            <text:p>845</text:p>
          </table:table-cell>
          <table:table-cell office:value-type="float" office:value="0.16737009972201" calcext:value-type="float">
            <text:p>0.16737009972201</text:p>
          </table:table-cell>
          <table:table-cell office:value-type="float" office:value="0.00209163714601363" calcext:value-type="float">
            <text:p>0.00209163714601363</text:p>
          </table:table-cell>
          <table:table-cell office:value-type="float" office:value="0.000180424563329116" calcext:value-type="float">
            <text:p>0.000180424563329116</text:p>
          </table:table-cell>
          <table:table-cell office:value-type="float" office:value="0.00000321236103595985" calcext:value-type="float">
            <text:p>3.21236103595985E-06</text:p>
          </table:table-cell>
          <table:table-cell office:value-type="float" office:value="-0.000000000072422823" calcext:value-type="float">
            <text:p>-7.242282299777E-11</text:p>
          </table:table-cell>
          <table:table-cell office:value-type="float" office:value="-0.00000014214073393073" calcext:value-type="float">
            <text:p>-1.42140733930734E-07</text:p>
          </table:table-cell>
          <table:table-cell office:value-type="float" office:value="-0.00000000002712682433" calcext:value-type="float">
            <text:p>-2.7126824328876E-11</text:p>
          </table:table-cell>
          <table:table-cell office:value-type="string" calcext:value-type="string">
            <text:p>[[1186, 810], [1185, 811], [1182, 811], [1181, 812], [1178, 812], [1177, 813], [1175, 813], [1174, 814], [1173, 814], [1172, 815], [1171, 815], [1170, 816], [1169, 816], [1167, 818], [1166, 818], [1164, 820], [1163, 820], [1160, 823], [1159, 823], [1159, 824], [1156, 827], [1155, 827], [1152, 830], [1152, 831], [1151, 832], [1151, 833], [1150, 834], [1150, 835], [1149, 836], [1149, 840], [1148, 841], [1148, 853], [1149, 854], [1149, 858], [1150, 859], [1150, 861], [1151, 862], [1151, 863], [1153, 865], [1154, 865], [1155, 866], [1156, 866], [1157, 867], [1158, 867], [1159, 868], [1160, 868], [1161, 869], [1164, 869], [1165, 870], [1166, 870], [1167, 871], [1169, 871], [1170, 872], [1173, 872], [1174, 873], [1176, 873], [1177, 874], [1181, 874], [1182, 875], [1184, 875], [1185, 876], [1191, 876], [1192, 877], [1211, 877], [1212, 876], [1218, 876], [1219, 875], [1222, 875], [1223, 874], [1225, 874], [1226, 873], [1227, 873], [1228, 872], [1229, 872], [1234, 867], [1234, 848], [1233, 847], [1233, 844], [1232, 843], [1232, 841], [1231, 840], [1231, 838], [1230, 837], [1230, 836], [1229, 835], [1229, 834], [1228, 833], [1228, 832], [1227, 831], [1227, 830], [1223, 826], [1223, 825], [1215, 817], [1214, 817], [1212, 815], [1211, 815], [1210, 814], [1209, 814], [1208, 813], [1206, 813], [1205, 812], [1204, 812], [1203, 811], [1199, 811], [1198, 810]]</text:p>
          </table:table-cell>
          <table:table-cell office:value-type="string" calcext:value-type="string">
            <text:p>[[1148, 810], [1234, 810], [1234, 877], [1148, 877]]</text:p>
          </table:table-cell>
          <table:table-cell office:value-type="float" office:value="0.9983536" calcext:value-type="float">
            <text:p>0.9983536</text:p>
          </table:table-cell>
          <table:table-cell office:value-type="string" calcext:value-type="string">
            <text:p>pixels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6835_KAH_1_box4_img1a.tif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orifice</text:p>
          </table:table-cell>
          <table:table-cell office:value-type="float" office:value="85.8115234375" calcext:value-type="float">
            <text:p>85.8115234375</text:p>
          </table:table-cell>
          <table:table-cell office:value-type="float" office:value="80.8336181640625" calcext:value-type="float">
            <text:p>80.8336181640625</text:p>
          </table:table-cell>
          <table:table-cell office:value-type="float" office:value="5080.5" calcext:value-type="float">
            <text:p>5080.5</text:p>
          </table:table-cell>
          <table:table-cell office:value-type="float" office:value="271.521858692169" calcext:value-type="float">
            <text:p>271.521858692169</text:p>
          </table:table-cell>
          <table:table-cell office:value-type="float" office:value="0.985356865787432" calcext:value-type="float">
            <text:p>0.985356865787432</text:p>
          </table:table-cell>
          <table:table-cell office:value-type="float" office:value="0.865977730555224" calcext:value-type="float">
            <text:p>0.865977730555224</text:p>
          </table:table-cell>
          <table:table-cell office:value-type="float" office:value="0.860311875821204" calcext:value-type="float">
            <text:p>0.860311875821204</text:p>
          </table:table-cell>
          <table:table-cell office:value-type="float" office:value="86.7151947021484" calcext:value-type="float">
            <text:p>86.7151947021484</text:p>
          </table:table-cell>
          <table:table-cell office:value-type="float" office:value="74.6021118164063" calcext:value-type="float">
            <text:p>74.6021118164063</text:p>
          </table:table-cell>
          <table:table-cell office:value-type="float" office:value="62.1027336120605" calcext:value-type="float">
            <text:p>62.1027336120605</text:p>
          </table:table-cell>
          <table:table-cell office:value-type="float" office:value="1696" calcext:value-type="float">
            <text:p>1696</text:p>
          </table:table-cell>
          <table:table-cell office:value-type="float" office:value="1351" calcext:value-type="float">
            <text:p>1351</text:p>
          </table:table-cell>
          <table:table-cell office:value-type="float" office:value="0.163016146139782" calcext:value-type="float">
            <text:p>0.163016146139782</text:p>
          </table:table-cell>
          <table:table-cell office:value-type="float" office:value="0.000910837170986643" calcext:value-type="float">
            <text:p>0.000910837170986643</text:p>
          </table:table-cell>
          <table:table-cell office:value-type="float" office:value="0.0000574811667032817" calcext:value-type="float">
            <text:p>5.74811667032817E-05</text:p>
          </table:table-cell>
          <table:table-cell office:value-type="float" office:value="0.00000088714350402047" calcext:value-type="float">
            <text:p>8.87143504020473E-07</text:p>
          </table:table-cell>
          <table:table-cell office:value-type="float" office:value="0.00000000000173994852" calcext:value-type="float">
            <text:p>1.73994851592177E-12</text:p>
          </table:table-cell>
          <table:table-cell office:value-type="float" office:value="0.00000000122955411259" calcext:value-type="float">
            <text:p>1.2295541125912E-09</text:p>
          </table:table-cell>
          <table:table-cell office:value-type="float" office:value="0.00000000000609147723" calcext:value-type="float">
            <text:p>6.09147722662525E-12</text:p>
          </table:table-cell>
          <table:table-cell office:value-type="string" calcext:value-type="string">
            <text:p>[[1685, 1313], [1684, 1314], [1681, 1314], [1680, 1315], [1677, 1315], [1676, 1316], [1675, 1316], [1674, 1317], [1672, 1317], [1671, 1318], [1670, 1318], [1669, 1319], [1668, 1319], [1667, 1320], [1666, 1320], [1664, 1322], [1663, 1322], [1662, 1323], [1661, 1323], [1653, 1331], [1653, 1334], [1652, 1335], [1652, 1341], [1653, 1342], [1653, 1346], [1656, 1349], [1656, 1350], [1657, 1351], [1657, 1352], [1658, 1353], [1658, 1354], [1659, 1355], [1659, 1357], [1660, 1358], [1660, 1359], [1661, 1360], [1661, 1361], [1662, 1362], [1662, 1363], [1664, 1365], [1664, 1366], [1667, 1369], [1667, 1370], [1670, 1373], [1670, 1374], [1673, 1377], [1673, 1378], [1675, 1380], [1675, 1381], [1682, 1388], [1683, 1388], [1684, 1389], [1685, 1389], [1686, 1390], [1694, 1390], [1695, 1391], [1697, 1391], [1698, 1390], [1717, 1390], [1718, 1389], [1721, 1389], [1724, 1386], [1725, 1386], [1729, 1382], [1729, 1381], [1730, 1380], [1730, 1379], [1731, 1378], [1731, 1376], [1732, 1375], [1732, 1374], [1734, 1372], [1734, 1371], [1735, 1370], [1735, 1369], [1736, 1368], [1736, 1360], [1737, 1359], [1737, 1354], [1736, 1353], [1736, 1346], [1735, 1345], [1735, 1343], [1734, 1342], [1734, 1340], [1733, 1339], [1733, 1338], [1732, 1337], [1732, 1336], [1731, 1335], [1731, 1334], [1730, 1333], [1730, 1332], [1728, 1330], [1728, 1329], [1724, 1325], [1724, 1324], [1721, 1321], [1720, 1321], [1718, 1319], [1717, 1319], [1716, 1318], [1715, 1318], [1714, 1317], [1713, 1317], [1712, 1316], [1711, 1316], [1710, 1315], [1708, 1315], [1707, 1314], [1703, 1314], [1702, 1313]]</text:p>
          </table:table-cell>
          <table:table-cell office:value-type="string" calcext:value-type="string">
            <text:p>[[1645, 1331], [1711, 1296], [1751, 1372], [1685, 1407]]</text:p>
          </table:table-cell>
          <table:table-cell office:value-type="float" office:value="0.997262" calcext:value-type="float">
            <text:p>0.997262</text:p>
          </table:table-cell>
          <table:table-cell office:value-type="string" calcext:value-type="string">
            <text:p>pixels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6835_KAH_1_box4_img1a.tif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orifice</text:p>
          </table:table-cell>
          <table:table-cell office:value-type="float" office:value="100.852783203125" calcext:value-type="float">
            <text:p>100.852783203125</text:p>
          </table:table-cell>
          <table:table-cell office:value-type="float" office:value="89.4892578125" calcext:value-type="float">
            <text:p>89.4892578125</text:p>
          </table:table-cell>
          <table:table-cell office:value-type="float" office:value="6296" calcext:value-type="float">
            <text:p>6296</text:p>
          </table:table-cell>
          <table:table-cell office:value-type="float" office:value="305.906635642052" calcext:value-type="float">
            <text:p>305.906635642052</text:p>
          </table:table-cell>
          <table:table-cell office:value-type="float" office:value="0.98978148089923" calcext:value-type="float">
            <text:p>0.98978148089923</text:p>
          </table:table-cell>
          <table:table-cell office:value-type="float" office:value="0.845467247215292" calcext:value-type="float">
            <text:p>0.845467247215292</text:p>
          </table:table-cell>
          <table:table-cell office:value-type="float" office:value="0.749999963233093" calcext:value-type="float">
            <text:p>0.749999963233093</text:p>
          </table:table-cell>
          <table:table-cell office:value-type="float" office:value="103.753555297852" calcext:value-type="float">
            <text:p>103.753555297852</text:p>
          </table:table-cell>
          <table:table-cell office:value-type="float" office:value="77.8151626586914" calcext:value-type="float">
            <text:p>77.8151626586914</text:p>
          </table:table-cell>
          <table:table-cell office:value-type="float" office:value="26.5650501251221" calcext:value-type="float">
            <text:p>26.5650501251221</text:p>
          </table:table-cell>
          <table:table-cell office:value-type="float" office:value="1093" calcext:value-type="float">
            <text:p>1093</text:p>
          </table:table-cell>
          <table:table-cell office:value-type="float" office:value="1139" calcext:value-type="float">
            <text:p>1139</text:p>
          </table:table-cell>
          <table:table-cell office:value-type="float" office:value="0.168058932504579" calcext:value-type="float">
            <text:p>0.168058932504579</text:p>
          </table:table-cell>
          <table:table-cell office:value-type="float" office:value="0.00212287532066238" calcext:value-type="float">
            <text:p>0.00212287532066238</text:p>
          </table:table-cell>
          <table:table-cell office:value-type="float" office:value="0.000250491452749735" calcext:value-type="float">
            <text:p>0.000250491452749735</text:p>
          </table:table-cell>
          <table:table-cell office:value-type="float" office:value="0.00000463507282576057" calcext:value-type="float">
            <text:p>4.63507282576057E-06</text:p>
          </table:table-cell>
          <table:table-cell office:value-type="float" office:value="-0.00000000015618242301" calcext:value-type="float">
            <text:p>-1.56182423005958E-10</text:p>
          </table:table-cell>
          <table:table-cell office:value-type="float" office:value="-0.0000002131232572377" calcext:value-type="float">
            <text:p>-2.13123257237699E-07</text:p>
          </table:table-cell>
          <table:table-cell office:value-type="float" office:value="-0.00000000002347018791" calcext:value-type="float">
            <text:p>-2.34701879133785E-11</text:p>
          </table:table-cell>
          <table:table-cell office:value-type="string" calcext:value-type="string">
            <text:p>[[1081, 1098], [1080, 1099], [1075, 1099], [1074, 1100], [1072, 1100], [1071, 1101], [1069, 1101], [1068, 1102], [1067, 1102], [1066, 1103], [1065, 1103], [1064, 1104], [1063, 1104], [1061, 1106], [1060, 1106], [1058, 1108], [1057, 1108], [1056, 1109], [1055, 1109], [1046, 1118], [1046, 1119], [1044, 1121], [1044, 1122], [1043, 1123], [1043, 1125], [1042, 1126], [1042, 1128], [1041, 1129], [1041, 1139], [1042, 1140], [1042, 1141], [1043, 1142], [1043, 1143], [1044, 1144], [1044, 1145], [1047, 1148], [1047, 1149], [1048, 1150], [1049, 1150], [1054, 1155], [1055, 1155], [1060, 1160], [1061, 1160], [1064, 1163], [1065, 1163], [1066, 1164], [1067, 1164], [1069, 1166], [1070, 1166], [1072, 1168], [1073, 1168], [1075, 1170], [1076, 1170], [1077, 1171], [1078, 1171], [1080, 1173], [1082, 1173], [1084, 1175], [1085, 1175], [1086, 1176], [1087, 1176], [1088, 1177], [1089, 1177], [1090, 1178], [1091, 1178], [1092, 1179], [1094, 1179], [1095, 1180], [1096, 1180], [1097, 1181], [1098, 1181], [1099, 1182], [1101, 1182], [1102, 1183], [1103, 1183], [1104, 1184], [1108, 1184], [1109, 1185], [1123, 1185], [1124, 1184], [1127, 1184], [1129, 1182], [1129, 1181], [1131, 1179], [1131, 1178], [1132, 1177], [1132, 1175], [1133, 1174], [1133, 1172], [1134, 1171], [1134, 1168], [1135, 1167], [1135, 1166], [1136, 1165], [1136, 1163], [1137, 1162], [1137, 1160], [1138, 1159], [1138, 1136], [1137, 1135], [1137, 1132], [1136, 1131], [1136, 1128], [1135, 1127], [1135, 1125], [1133, 1123], [1133, 1122], [1131, 1120], [1131, 1119], [1127, 1115], [1127, 1114], [1119, 1106], [1118, 1106], [1116, 1104], [1115, 1104], [1114, 1103], [1113, 1103], [1112, 1102], [1111, 1102], [1110, 1101], [1108, 1101], [1107, 1100], [1104, 1100], [1103, 1099], [1100, 1099], [1099, 1098]]</text:p>
          </table:table-cell>
          <table:table-cell office:value-type="string" calcext:value-type="string">
            <text:p>[[1030, 1148], [1065, 1078], [1158, 1125], [1123, 1194]]</text:p>
          </table:table-cell>
          <table:table-cell office:value-type="float" office:value="0.99705935" calcext:value-type="float">
            <text:p>0.99705935</text:p>
          </table:table-cell>
          <table:table-cell office:value-type="string" calcext:value-type="string">
            <text:p>pixels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6835_KAH_1_box4_img1a.tif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avicularium</text:p>
          </table:table-cell>
          <table:table-cell office:value-type="float" office:value="65.759521484375" calcext:value-type="float">
            <text:p>65.759521484375</text:p>
          </table:table-cell>
          <table:table-cell office:value-type="float" office:value="52.677001953125" calcext:value-type="float">
            <text:p>52.677001953125</text:p>
          </table:table-cell>
          <table:table-cell office:value-type="float" office:value="2422.5" calcext:value-type="float">
            <text:p>2422.5</text:p>
          </table:table-cell>
          <table:table-cell office:value-type="float" office:value="188.610171437264" calcext:value-type="float">
            <text:p>188.610171437264</text:p>
          </table:table-cell>
          <table:table-cell office:value-type="float" office:value="0.978985653667407" calcext:value-type="float">
            <text:p>0.978985653667407</text:p>
          </table:table-cell>
          <table:table-cell office:value-type="float" office:value="0.855743147419813" calcext:value-type="float">
            <text:p>0.855743147419813</text:p>
          </table:table-cell>
          <table:table-cell office:value-type="float" office:value="0.786096311527005" calcext:value-type="float">
            <text:p>0.786096311527005</text:p>
          </table:table-cell>
          <table:table-cell office:value-type="float" office:value="62.1180191040039" calcext:value-type="float">
            <text:p>62.1180191040039</text:p>
          </table:table-cell>
          <table:table-cell office:value-type="float" office:value="48.8307456970215" calcext:value-type="float">
            <text:p>48.8307456970215</text:p>
          </table:table-cell>
          <table:table-cell office:value-type="float" office:value="4.76364183425903" calcext:value-type="float">
            <text:p>4.76364183425903</text:p>
          </table:table-cell>
          <table:table-cell office:value-type="float" office:value="1722" calcext:value-type="float">
            <text:p>1722</text:p>
          </table:table-cell>
          <table:table-cell office:value-type="float" office:value="1503" calcext:value-type="float">
            <text:p>1503</text:p>
          </table:table-cell>
          <table:table-cell office:value-type="float" office:value="0.164837820275388" calcext:value-type="float">
            <text:p>0.164837820275388</text:p>
          </table:table-cell>
          <table:table-cell office:value-type="float" office:value="0.0016948240707636" calcext:value-type="float">
            <text:p>0.0016948240707636</text:p>
          </table:table-cell>
          <table:table-cell office:value-type="float" office:value="0.00000739923585647689" calcext:value-type="float">
            <text:p>7.39923585647689E-06</text:p>
          </table:table-cell>
          <table:table-cell office:value-type="float" office:value="0.0000002144430209259" calcext:value-type="float">
            <text:p>2.144430209259E-07</text:p>
          </table:table-cell>
          <table:table-cell office:value-type="float" office:value="0.00000000000009334202" calcext:value-type="float">
            <text:p>9.33420195676662E-14</text:p>
          </table:table-cell>
          <table:table-cell office:value-type="float" office:value="0.00000000377910606361" calcext:value-type="float">
            <text:p>3.7791060636103E-09</text:p>
          </table:table-cell>
          <table:table-cell office:value-type="float" office:value="0.00000000000025348297" calcext:value-type="float">
            <text:p>2.534829721988E-13</text:p>
          </table:table-cell>
          <table:table-cell office:value-type="string" calcext:value-type="string">
            <text:p>[[1711, 1480], [1710, 1481], [1708, 1481], [1706, 1483], [1705, 1483], [1703, 1485], [1702, 1485], [1701, 1486], [1701, 1487], [1697, 1491], [1697, 1492], [1696, 1493], [1696, 1494], [1694, 1496], [1694, 1497], [1693, 1498], [1693, 1499], [1692, 1500], [1692, 1512], [1693, 1513], [1693, 1515], [1695, 1517], [1695, 1518], [1698, 1521], [1699, 1521], [1700, 1522], [1701, 1522], [1702, 1523], [1702, 1524], [1703, 1524], [1704, 1525], [1706, 1525], [1708, 1527], [1711, 1527], [1712, 1528], [1723, 1528], [1724, 1529], [1725, 1528], [1732, 1528], [1733, 1527], [1734, 1527], [1735, 1526], [1736, 1526], [1738, 1524], [1739, 1524], [1741, 1522], [1743, 1522], [1746, 1519], [1747, 1519], [1748, 1518], [1748, 1517], [1749, 1516], [1749, 1515], [1751, 1513], [1751, 1512], [1752, 1511], [1752, 1508], [1753, 1507], [1753, 1505], [1754, 1504], [1754, 1496], [1753, 1495], [1753, 1493], [1751, 1491], [1751, 1490], [1749, 1488], [1749, 1487], [1748, 1486], [1747, 1486], [1745, 1484], [1744, 1484], [1743, 1483], [1740, 1483], [1739, 1482], [1731, 1482], [1730, 1481], [1725, 1481], [1724, 1480]]</text:p>
          </table:table-cell>
          <table:table-cell office:value-type="string" calcext:value-type="string">
            <text:p>[[1689, 1526], [1693, 1477], [1755, 1482], [1751, 1531]]</text:p>
          </table:table-cell>
          <table:table-cell office:value-type="float" office:value="0.94775975" calcext:value-type="float">
            <text:p>0.94775975</text:p>
          </table:table-cell>
          <table:table-cell office:value-type="string" calcext:value-type="string">
            <text:p>pixels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6835_KAH_1_box4_img1a.tif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avicularium</text:p>
          </table:table-cell>
          <table:table-cell office:value-type="float" office:value="57.4776611328125" calcext:value-type="float">
            <text:p>57.4776611328125</text:p>
          </table:table-cell>
          <table:table-cell office:value-type="float" office:value="69.5805053710938" calcext:value-type="float">
            <text:p>69.5805053710938</text:p>
          </table:table-cell>
          <table:table-cell office:value-type="float" office:value="2664.5" calcext:value-type="float">
            <text:p>2664.5</text:p>
          </table:table-cell>
          <table:table-cell office:value-type="float" office:value="198.40916121006" calcext:value-type="float">
            <text:p>198.40916121006</text:p>
          </table:table-cell>
          <table:table-cell office:value-type="float" office:value="0.982304147465438" calcext:value-type="float">
            <text:p>0.982304147465438</text:p>
          </table:table-cell>
          <table:table-cell office:value-type="float" office:value="0.850554499553553" calcext:value-type="float">
            <text:p>0.850554499553553</text:p>
          </table:table-cell>
          <table:table-cell office:value-type="float" office:value="0.99999993577623" calcext:value-type="float">
            <text:p>0.99999993577623</text:p>
          </table:table-cell>
          <table:table-cell office:value-type="float" office:value="59.3969688415527" calcext:value-type="float">
            <text:p>59.3969688415527</text:p>
          </table:table-cell>
          <table:table-cell office:value-type="float" office:value="59.3969650268555" calcext:value-type="float">
            <text:p>59.3969650268555</text:p>
          </table:table-cell>
          <table:table-cell office:value-type="float" office:value="45" calcext:value-type="float">
            <text:p>45</text:p>
          </table:table-cell>
          <table:table-cell office:value-type="float" office:value="1360" calcext:value-type="float">
            <text:p>1360</text:p>
          </table:table-cell>
          <table:table-cell office:value-type="float" office:value="1049" calcext:value-type="float">
            <text:p>1049</text:p>
          </table:table-cell>
          <table:table-cell office:value-type="float" office:value="0.164207040824743" calcext:value-type="float">
            <text:p>0.164207040824743</text:p>
          </table:table-cell>
          <table:table-cell office:value-type="float" office:value="0.000874771830275117" calcext:value-type="float">
            <text:p>0.000874771830275117</text:p>
          </table:table-cell>
          <table:table-cell office:value-type="float" office:value="0.000236466359792076" calcext:value-type="float">
            <text:p>0.000236466359792076</text:p>
          </table:table-cell>
          <table:table-cell office:value-type="float" office:value="0.00000254591070403223" calcext:value-type="float">
            <text:p>2.54591070403223E-06</text:p>
          </table:table-cell>
          <table:table-cell office:value-type="float" office:value="0.00000000003561910514" calcext:value-type="float">
            <text:p>3.56191051438374E-11</text:p>
          </table:table-cell>
          <table:table-cell office:value-type="float" office:value="0.00000003377931932208" calcext:value-type="float">
            <text:p>3.37793193220777E-08</text:p>
          </table:table-cell>
          <table:table-cell office:value-type="float" office:value="-0.00000000005131650406" calcext:value-type="float">
            <text:p>-5.13165040589368E-11</text:p>
          </table:table-cell>
          <table:table-cell office:value-type="string" calcext:value-type="string">
            <text:p>[[1362, 1014], [1361, 1015], [1358, 1015], [1357, 1016], [1356, 1016], [1355, 1017], [1354, 1017], [1352, 1019], [1351, 1019], [1350, 1020], [1350, 1021], [1345, 1026], [1345, 1027], [1342, 1030], [1342, 1031], [1336, 1037], [1336, 1038], [1335, 1039], [1335, 1040], [1334, 1041], [1334, 1042], [1333, 1043], [1333, 1047], [1332, 1048], [1332, 1052], [1333, 1053], [1333, 1060], [1334, 1061], [1334, 1062], [1335, 1063], [1335, 1064], [1336, 1065], [1336, 1066], [1337, 1067], [1337, 1068], [1342, 1073], [1343, 1073], [1344, 1074], [1345, 1074], [1346, 1075], [1347, 1075], [1348, 1076], [1351, 1076], [1352, 1077], [1353, 1077], [1354, 1078], [1357, 1078], [1358, 1079], [1373, 1079], [1374, 1078], [1375, 1078], [1376, 1077], [1377, 1077], [1383, 1071], [1383, 1070], [1384, 1069], [1385, 1069], [1385, 1067], [1386, 1066], [1386, 1059], [1387, 1058], [1387, 1057], [1386, 1056], [1386, 1048], [1385, 1047], [1385, 1044], [1384, 1043], [1384, 1041], [1383, 1040], [1383, 1038], [1382, 1037], [1382, 1035], [1381, 1034], [1381, 1033], [1380, 1032], [1380, 1030], [1379, 1029], [1379, 1028], [1378, 1027], [1378, 1026], [1376, 1024], [1376, 1023], [1369, 1016], [1368, 1016], [1367, 1015], [1365, 1015], [1364, 1014]]</text:p>
          </table:table-cell>
          <table:table-cell office:value-type="string" calcext:value-type="string">
            <text:p>[[1319, 1050], [1361, 1008], [1403, 1050], [1361, 1092]]</text:p>
          </table:table-cell>
          <table:table-cell office:value-type="float" office:value="0.8506831" calcext:value-type="float">
            <text:p>0.8506831</text:p>
          </table:table-cell>
          <table:table-cell office:value-type="string" calcext:value-type="string">
            <text:p>pixels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6835_KAH_1_box4_img1a.tif</text:p>
          </table:table-cell>
          <table:table-cell office:value-type="string" calcext:value-type="string">
            <text:p>UL</text:p>
          </table:table-cell>
          <table:table-cell office:value-type="string" calcext:value-type="string">
            <text:p>avicularium</text:p>
          </table:table-cell>
          <table:table-cell office:value-type="float" office:value="60.8807373046875" calcext:value-type="float">
            <text:p>60.8807373046875</text:p>
          </table:table-cell>
          <table:table-cell office:value-type="float" office:value="62.1732177734375" calcext:value-type="float">
            <text:p>62.1732177734375</text:p>
          </table:table-cell>
          <table:table-cell office:value-type="float" office:value="2674" calcext:value-type="float">
            <text:p>2674</text:p>
          </table:table-cell>
          <table:table-cell office:value-type="float" office:value="196.852812051773" calcext:value-type="float">
            <text:p>196.852812051773</text:p>
          </table:table-cell>
          <table:table-cell office:value-type="float" office:value="0.981824857719846" calcext:value-type="float">
            <text:p>0.981824857719846</text:p>
          </table:table-cell>
          <table:table-cell office:value-type="float" office:value="0.8671376053397" calcext:value-type="float">
            <text:p>0.8671376053397</text:p>
          </table:table-cell>
          <table:table-cell office:value-type="float" office:value="0.982758620689655" calcext:value-type="float">
            <text:p>0.982758620689655</text:p>
          </table:table-cell>
          <table:table-cell office:value-type="float" office:value="58" calcext:value-type="float">
            <text:p>58</text:p>
          </table:table-cell>
          <table:table-cell office:value-type="float" office:value="57" calcext:value-type="float">
            <text:p>57</text:p>
          </table:table-cell>
          <table:table-cell office:value-type="float" office:value="90" calcext:value-type="float">
            <text:p>90</text:p>
          </table:table-cell>
          <table:table-cell office:value-type="float" office:value="1318" calcext:value-type="float">
            <text:p>1318</text:p>
          </table:table-cell>
          <table:table-cell office:value-type="float" office:value="915" calcext:value-type="float">
            <text:p>915</text:p>
          </table:table-cell>
          <table:table-cell office:value-type="float" office:value="0.161260779488632" calcext:value-type="float">
            <text:p>0.161260779488632</text:p>
          </table:table-cell>
          <table:table-cell office:value-type="float" office:value="0.000597590922467425" calcext:value-type="float">
            <text:p>0.000597590922467425</text:p>
          </table:table-cell>
          <table:table-cell office:value-type="float" office:value="0.00000233075151952073" calcext:value-type="float">
            <text:p>2.33075151952073E-06</text:p>
          </table:table-cell>
          <table:table-cell office:value-type="float" office:value="0.00000001290623478517" calcext:value-type="float">
            <text:p>1.29062347851653E-08</text:p>
          </table:table-cell>
          <table:table-cell office:value-type="float" office:value="2.22282886731164E-015" calcext:value-type="float">
            <text:p>2.22282886731164E-15</text:p>
          </table:table-cell>
          <table:table-cell office:value-type="float" office:value="0.00000000028817850728" calcext:value-type="float">
            <text:p>2.88178507281673E-10</text:p>
          </table:table-cell>
          <table:table-cell office:value-type="float" office:value="2.63986098628912E-016" calcext:value-type="float">
            <text:p>2.63986098628912E-16</text:p>
          </table:table-cell>
          <table:table-cell office:value-type="string" calcext:value-type="string">
            <text:p>[[1315, 886], [1314, 887], [1313, 887], [1311, 889], [1308, 889], [1307, 890], [1306, 890], [1305, 891], [1303, 891], [1303, 892], [1300, 895], [1299, 895], [1299, 897], [1296, 900], [1296, 901], [1295, 902], [1295, 903], [1293, 905], [1293, 907], [1292, 908], [1292, 911], [1291, 912], [1291, 914], [1290, 915], [1290, 916], [1291, 917], [1290, 918], [1290, 926], [1291, 927], [1291, 928], [1292, 929], [1292, 930], [1293, 931], [1293, 933], [1294, 934], [1294, 935], [1296, 937], [1296, 938], [1299, 941], [1301, 941], [1303, 943], [1305, 943], [1306, 944], [1326, 944], [1327, 943], [1328, 943], [1329, 942], [1330, 942], [1332, 940], [1333, 940], [1337, 936], [1337, 935], [1342, 930], [1342, 929], [1344, 927], [1344, 925], [1345, 924], [1345, 922], [1346, 921], [1346, 912], [1347, 911], [1347, 908], [1346, 907], [1346, 900], [1345, 899], [1345, 898], [1344, 897], [1344, 896], [1342, 894], [1342, 893], [1340, 891], [1340, 890], [1338, 890], [1336, 888], [1335, 888], [1334, 887], [1332, 887], [1331, 886]]</text:p>
          </table:table-cell>
          <table:table-cell office:value-type="string" calcext:value-type="string">
            <text:p>[[1290, 886], [1347, 886], [1347, 944], [1290, 944]]</text:p>
          </table:table-cell>
          <table:table-cell office:value-type="float" office:value="0.7837177" calcext:value-type="float">
            <text:p>0.7837177</text:p>
          </table:table-cell>
          <table:table-cell office:value-type="string" calcext:value-type="string">
            <text:p>pixels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6835_KAH_1_box4_img1a.tif</text:p>
          </table:table-cell>
          <table:table-cell office:value-type="string" calcext:value-type="string">
            <text:p>TL</text:p>
          </table:table-cell>
          <table:table-cell office:value-type="string" calcext:value-type="string">
            <text:p>avicularium</text:p>
          </table:table-cell>
          <table:table-cell office:value-type="float" office:value="55.2120361328125" calcext:value-type="float">
            <text:p>55.2120361328125</text:p>
          </table:table-cell>
          <table:table-cell office:value-type="float" office:value="72.6106567382813" calcext:value-type="float">
            <text:p>72.6106567382813</text:p>
          </table:table-cell>
          <table:table-cell office:value-type="float" office:value="2862.5" calcext:value-type="float">
            <text:p>2862.5</text:p>
          </table:table-cell>
          <table:table-cell office:value-type="float" office:value="204.752306580544" calcext:value-type="float">
            <text:p>204.752306580544</text:p>
          </table:table-cell>
          <table:table-cell office:value-type="float" office:value="0.984861517288835" calcext:value-type="float">
            <text:p>0.984861517288835</text:p>
          </table:table-cell>
          <table:table-cell office:value-type="float" office:value="0.858020676577862" calcext:value-type="float">
            <text:p>0.858020676577862</text:p>
          </table:table-cell>
          <table:table-cell office:value-type="float" office:value="0.742857142857143" calcext:value-type="float">
            <text:p>0.742857142857143</text:p>
          </table:table-cell>
          <table:table-cell office:value-type="float" office:value="70" calcext:value-type="float">
            <text:p>70</text:p>
          </table:table-cell>
          <table:table-cell office:value-type="float" office:value="52" calcext:value-type="float">
            <text:p>52</text:p>
          </table:table-cell>
          <table:table-cell office:value-type="float" office:value="90" calcext:value-type="float">
            <text:p>90</text:p>
          </table:table-cell>
          <table:table-cell office:value-type="float" office:value="1067" calcext:value-type="float">
            <text:p>1067</text:p>
          </table:table-cell>
          <table:table-cell office:value-type="float" office:value="571" calcext:value-type="float">
            <text:p>571</text:p>
          </table:table-cell>
          <table:table-cell office:value-type="float" office:value="0.169193779062027" calcext:value-type="float">
            <text:p>0.169193779062027</text:p>
          </table:table-cell>
          <table:table-cell office:value-type="float" office:value="0.00321433051386575" calcext:value-type="float">
            <text:p>0.00321433051386575</text:p>
          </table:table-cell>
          <table:table-cell office:value-type="float" office:value="0.0000176074101657007" calcext:value-type="float">
            <text:p>1.76074101657007E-05</text:p>
          </table:table-cell>
          <table:table-cell office:value-type="float" office:value="0.00000037115548943639" calcext:value-type="float">
            <text:p>3.71155489436388E-07</text:p>
          </table:table-cell>
          <table:table-cell office:value-type="float" office:value="-0.00000000000073195585" calcext:value-type="float">
            <text:p>-7.31955853337217E-13</text:p>
          </table:table-cell>
          <table:table-cell office:value-type="float" office:value="-0.00000001715628687827" calcext:value-type="float">
            <text:p>-1.71562868782655E-08</text:p>
          </table:table-cell>
          <table:table-cell office:value-type="float" office:value="0.00000000000060373062" calcext:value-type="float">
            <text:p>6.03730620067042E-13</text:p>
          </table:table-cell>
          <table:table-cell office:value-type="string" calcext:value-type="string">
            <text:p>[[1066, 537], [1065, 538], [1064, 538], [1062, 540], [1061, 540], [1060, 541], [1059, 541], [1058, 542], [1057, 542], [1052, 547], [1051, 547], [1051, 548], [1050, 549], [1050, 550], [1047, 553], [1047, 555], [1045, 557], [1045, 558], [1044, 559], [1044, 561], [1043, 562], [1043, 564], [1042, 565], [1042, 568], [1041, 569], [1041, 581], [1042, 582], [1042, 585], [1043, 586], [1043, 588], [1044, 589], [1044, 590], [1045, 591], [1045, 593], [1046, 594], [1046, 595], [1047, 596], [1047, 597], [1051, 601], [1051, 602], [1055, 606], [1058, 606], [1059, 607], [1068, 607], [1069, 606], [1071, 606], [1074, 603], [1075, 603], [1076, 602], [1077, 602], [1083, 596], [1083, 595], [1084, 594], [1084, 593], [1087, 590], [1087, 589], [1088, 588], [1088, 586], [1091, 583], [1091, 580], [1092, 579], [1092, 575], [1093, 574], [1093, 554], [1092, 553], [1092, 549], [1091, 548], [1091, 547], [1089, 545], [1089, 544], [1084, 539], [1083, 539], [1082, 538], [1079, 538], [1078, 537]]</text:p>
          </table:table-cell>
          <table:table-cell office:value-type="string" calcext:value-type="string">
            <text:p>[[1041, 537], [1093, 537], [1093, 607], [1041, 607]]</text:p>
          </table:table-cell>
          <table:table-cell office:value-type="float" office:value="0.7225624" calcext:value-type="float">
            <text:p>0.7225624</text:p>
          </table:table-cell>
          <table:table-cell office:value-type="string" calcext:value-type="string">
            <text:p>pixels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6835_KAH_1_box4_img1a.tif</text:p>
          </table:table-cell>
          <table:table-cell office:value-type="string" calcext:value-type="string">
            <text:p>UUP</text:p>
          </table:table-cell>
          <table:table-cell office:value-type="string" calcext:value-type="string">
            <text:p>avicularium</text:p>
          </table:table-cell>
          <table:table-cell office:value-type="float" office:value="74.6881103515625" calcext:value-type="float">
            <text:p>74.6881103515625</text:p>
          </table:table-cell>
          <table:table-cell office:value-type="float" office:value="72.34423828125" calcext:value-type="float">
            <text:p>72.34423828125</text:p>
          </table:table-cell>
          <table:table-cell office:value-type="float" office:value="3603" calcext:value-type="float">
            <text:p>3603</text:p>
          </table:table-cell>
          <table:table-cell office:value-type="float" office:value="229.279218673706" calcext:value-type="float">
            <text:p>229.279218673706</text:p>
          </table:table-cell>
          <table:table-cell office:value-type="float" office:value="0.984022941417452" calcext:value-type="float">
            <text:p>0.984022941417452</text:p>
          </table:table-cell>
          <table:table-cell office:value-type="float" office:value="0.861280748638558" calcext:value-type="float">
            <text:p>0.861280748638558</text:p>
          </table:table-cell>
          <table:table-cell office:value-type="float" office:value="0.760869582546888" calcext:value-type="float">
            <text:p>0.760869582546888</text:p>
          </table:table-cell>
          <table:table-cell office:value-type="float" office:value="76.5660552978516" calcext:value-type="float">
            <text:p>76.5660552978516</text:p>
          </table:table-cell>
          <table:table-cell office:value-type="float" office:value="58.2567825317383" calcext:value-type="float">
            <text:p>58.2567825317383</text:p>
          </table:table-cell>
          <table:table-cell office:value-type="float" office:value="50.1944313049316" calcext:value-type="float">
            <text:p>50.1944313049316</text:p>
          </table:table-cell>
          <table:table-cell office:value-type="float" office:value="1749" calcext:value-type="float">
            <text:p>1749</text:p>
          </table:table-cell>
          <table:table-cell office:value-type="float" office:value="807" calcext:value-type="float">
            <text:p>807</text:p>
          </table:table-cell>
          <table:table-cell office:value-type="float" office:value="0.166081667065587" calcext:value-type="float">
            <text:p>0.166081667065587</text:p>
          </table:table-cell>
          <table:table-cell office:value-type="float" office:value="0.00200931896571839" calcext:value-type="float">
            <text:p>0.00200931896571839</text:p>
          </table:table-cell>
          <table:table-cell office:value-type="float" office:value="0.0000503011940343083" calcext:value-type="float">
            <text:p>5.03011940343083E-05</text:p>
          </table:table-cell>
          <table:table-cell office:value-type="float" office:value="0.00000094874679688715" calcext:value-type="float">
            <text:p>9.48746796887149E-07</text:p>
          </table:table-cell>
          <table:table-cell office:value-type="float" office:value="-0.00000000000611477237" calcext:value-type="float">
            <text:p>-6.11477237498927E-12</text:p>
          </table:table-cell>
          <table:table-cell office:value-type="float" office:value="-0.00000003925679170928" calcext:value-type="float">
            <text:p>-3.92567917092809E-08</text:p>
          </table:table-cell>
          <table:table-cell office:value-type="float" office:value="-0.00000000000235925746" calcext:value-type="float">
            <text:p>-2.35925745694363E-12</text:p>
          </table:table-cell>
          <table:table-cell office:value-type="string" calcext:value-type="string">
            <text:p>[[1756, 772], [1755, 773], [1754, 773], [1753, 774], [1750, 774], [1749, 775], [1748, 775], [1745, 778], [1744, 778], [1743, 779], [1742, 779], [1739, 782], [1738, 782], [1735, 785], [1734, 785], [1731, 788], [1730, 788], [1728, 790], [1727, 790], [1722, 795], [1721, 795], [1720, 796], [1720, 797], [1718, 799], [1718, 800], [1717, 801], [1717, 802], [1715, 804], [1715, 805], [1714, 806], [1714, 808], [1713, 809], [1713, 821], [1714, 822], [1714, 823], [1715, 824], [1715, 826], [1720, 831], [1720, 832], [1722, 834], [1723, 834], [1724, 835], [1725, 835], [1726, 836], [1727, 836], [1728, 837], [1729, 837], [1730, 838], [1731, 838], [1732, 839], [1738, 839], [1739, 840], [1744, 840], [1745, 839], [1748, 839], [1749, 840], [1750, 840], [1751, 839], [1756, 839], [1757, 838], [1759, 838], [1760, 837], [1761, 837], [1763, 835], [1764, 835], [1774, 825], [1775, 825], [1778, 822], [1778, 821], [1782, 817], [1782, 814], [1783, 813], [1783, 811], [1784, 810], [1784, 808], [1785, 807], [1785, 796], [1784, 795], [1784, 791], [1783, 790], [1783, 789], [1782, 788], [1782, 787], [1778, 783], [1778, 782], [1771, 775], [1770, 775], [1769, 774], [1768, 774], [1767, 773], [1764, 773], [1763, 772]]</text:p>
          </table:table-cell>
          <table:table-cell office:value-type="string" calcext:value-type="string">
            <text:p>[[1702, 810], [1761, 761], [1798, 806], [1739, 855]]</text:p>
          </table:table-cell>
          <table:table-cell office:value-type="float" office:value="0.50194746" calcext:value-type="float">
            <text:p>0.50194746</text:p>
          </table:table-cell>
          <table:table-cell office:value-type="string" calcext:value-type="string">
            <text:p>pixels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6835_KAH_1_box4_img1a.tif</text:p>
          </table:table-cell>
          <table:table-cell office:value-type="string" calcext:value-type="string">
            <text:p>OVI</text:p>
          </table:table-cell>
          <table:table-cell office:value-type="string" calcext:value-type="string">
            <text:p>ovicell</text:p>
          </table:table-cell>
          <table:table-cell office:value-type="float" office:value="213.311279296875" calcext:value-type="float">
            <text:p>213.311279296875</text:p>
          </table:table-cell>
          <table:table-cell office:value-type="float" office:value="188.626953125" calcext:value-type="float">
            <text:p>188.626953125</text:p>
          </table:table-cell>
          <table:table-cell office:value-type="float" office:value="26959" calcext:value-type="float">
            <text:p>26959</text:p>
          </table:table-cell>
          <table:table-cell office:value-type="float" office:value="641.896529078484" calcext:value-type="float">
            <text:p>641.896529078484</text:p>
          </table:table-cell>
          <table:table-cell office:value-type="float" office:value="0.976350861944082" calcext:value-type="float">
            <text:p>0.976350861944082</text:p>
          </table:table-cell>
          <table:table-cell office:value-type="float" office:value="0.822211578101082" calcext:value-type="float">
            <text:p>0.822211578101082</text:p>
          </table:table-cell>
          <table:table-cell office:value-type="float" office:value="0.816496411516163" calcext:value-type="float">
            <text:p>0.816496411516163</text:p>
          </table:table-cell>
          <table:table-cell office:value-type="float" office:value="206.86946105957" calcext:value-type="float">
            <text:p>206.86946105957</text:p>
          </table:table-cell>
          <table:table-cell office:value-type="float" office:value="168.908172607422" calcext:value-type="float">
            <text:p>168.908172607422</text:p>
          </table:table-cell>
          <table:table-cell office:value-type="float" office:value="34.804012298584" calcext:value-type="float">
            <text:p>34.804012298584</text:p>
          </table:table-cell>
          <table:table-cell office:value-type="float" office:value="1389" calcext:value-type="float">
            <text:p>1389</text:p>
          </table:table-cell>
          <table:table-cell office:value-type="float" office:value="1360" calcext:value-type="float">
            <text:p>1360</text:p>
          </table:table-cell>
          <table:table-cell office:value-type="float" office:value="0.166085384227945" calcext:value-type="float">
            <text:p>0.166085384227945</text:p>
          </table:table-cell>
          <table:table-cell office:value-type="float" office:value="0.00120615897651244" calcext:value-type="float">
            <text:p>0.00120615897651244</text:p>
          </table:table-cell>
          <table:table-cell office:value-type="float" office:value="0.000270813459713001" calcext:value-type="float">
            <text:p>0.000270813459713001</text:p>
          </table:table-cell>
          <table:table-cell office:value-type="float" office:value="0.00000484609218363446" calcext:value-type="float">
            <text:p>4.84609218363446E-06</text:p>
          </table:table-cell>
          <table:table-cell office:value-type="float" office:value="-0.0000000000170087006" calcext:value-type="float">
            <text:p>-1.70087005952442E-11</text:p>
          </table:table-cell>
          <table:table-cell office:value-type="float" office:value="-0.00000004496610689834" calcext:value-type="float">
            <text:p>-4.49661068983437E-08</text:p>
          </table:table-cell>
          <table:table-cell office:value-type="float" office:value="0.00000000017473293915" calcext:value-type="float">
            <text:p>1.74732939145459E-10</text:p>
          </table:table-cell>
          <table:table-cell office:value-type="string" calcext:value-type="string">
            <text:p>[[1387, 1274], [1386, 1275], [1372, 1275], [1371, 1276], [1368, 1276], [1367, 1277], [1365, 1277], [1364, 1278], [1362, 1278], [1361, 1279], [1360, 1279], [1359, 1280], [1357, 1280], [1356, 1281], [1353, 1281], [1352, 1282], [1349, 1282], [1348, 1283], [1346, 1283], [1345, 1284], [1344, 1284], [1343, 1285], [1341, 1285], [1340, 1286], [1339, 1286], [1338, 1287], [1336, 1287], [1335, 1288], [1334, 1288], [1332, 1290], [1331, 1290], [1329, 1292], [1328, 1292], [1320, 1300], [1319, 1300], [1318, 1301], [1316, 1301], [1315, 1302], [1314, 1302], [1313, 1303], [1312, 1303], [1309, 1306], [1308, 1306], [1305, 1309], [1304, 1309], [1303, 1310], [1302, 1310], [1301, 1311], [1300, 1311], [1299, 1312], [1298, 1312], [1297, 1313], [1296, 1313], [1295, 1314], [1294, 1314], [1286, 1322], [1286, 1323], [1284, 1325], [1284, 1326], [1283, 1327], [1283, 1328], [1281, 1330], [1281, 1332], [1280, 1333], [1280, 1338], [1279, 1339], [1279, 1349], [1280, 1350], [1280, 1357], [1281, 1358], [1281, 1363], [1282, 1364], [1282, 1365], [1283, 1366], [1283, 1368], [1284, 1369], [1284, 1371], [1285, 1372], [1285, 1375], [1286, 1376], [1286, 1377], [1290, 1381], [1291, 1381], [1294, 1384], [1294, 1385], [1296, 1387], [1296, 1388], [1299, 1391], [1300, 1391], [1301, 1392], [1302, 1392], [1303, 1393], [1304, 1393], [1305, 1394], [1307, 1394], [1308, 1395], [1309, 1395], [1310, 1396], [1312, 1396], [1313, 1397], [1314, 1397], [1315, 1398], [1317, 1398], [1318, 1399], [1319, 1399], [1325, 1405], [1326, 1405], [1327, 1406], [1328, 1406], [1329, 1407], [1330, 1407], [1331, 1408], [1332, 1408], [1334, 1410], [1335, 1410], [1336, 1411], [1337, 1411], [1338, 1412], [1339, 1412], [1340, 1413], [1341, 1413], [1346, 1418], [1347, 1418], [1350, 1421], [1351, 1421], [1358, 1428], [1359, 1428], [1371, 1440], [1372, 1440], [1377, 1445], [1378, 1445], [1381, 1448], [1385, 1448], [1386, 1449], [1389, 1449], [1390, 1450], [1392, 1450], [1393, 1451], [1394, 1451], [1395, 1452], [1396, 1452], [1397, 1453], [1398, 1453], [1399, 1454], [1401, 1454], [1402, 1455], [1410, 1455], [1411, 1456], [1412, 1456], [1413, 1457], [1416, 1457], [1417, 1458], [1419, 1458], [1420, 1457], [1422, 1457], [1423, 1456], [1424, 1456], [1425, 1455], [1427, 1455], [1428, 1454], [1430, 1454], [1431, 1453], [1432, 1453], [1433, 1452], [1434, 1452], [1437, 1449], [1439, 1449], [1440, 1448], [1441, 1448], [1442, 1447], [1443, 1447], [1444, 1446], [1445, 1446], [1447, 1444], [1448, 1444], [1452, 1440], [1453, 1440], [1455, 1438], [1456, 1438], [1457, 1437], [1458, 1437], [1458, 1436], [1459, 1435], [1459, 1434], [1460, 1433], [1460, 1431], [1465, 1426], [1465, 1425], [1467, 1423], [1467, 1421], [1468, 1420], [1468, 1418], [1469, 1417], [1469, 1415], [1470, 1414], [1470, 1413], [1471, 1412], [1471, 1411], [1474, 1408], [1475, 1408], [1478, 1405], [1479, 1405], [1481, 1403], [1481, 1401], [1482, 1400], [1482, 1398], [1483, 1397], [1483, 1396], [1484, 1395], [1484, 1394], [1485, 1393], [1485, 1391], [1486, 1390], [1486, 1388], [1487, 1387], [1487, 1380], [1486, 1379], [1486, 1378], [1485, 1377], [1485, 1374], [1486, 1373], [1486, 1368], [1485, 1367], [1485, 1366], [1484, 1365], [1484, 1363], [1483, 1362], [1483, 1360], [1482, 1359], [1482, 1356], [1481, 1355], [1481, 1350], [1480, 1349], [1480, 1348], [1478, 1346], [1478, 1345], [1476, 1343], [1476, 1342], [1475, 1341], [1475, 1339], [1474, 1338], [1474, 1337], [1473, 1336], [1473, 1335], [1472, 1334], [1472, 1333], [1471, 1332], [1471, 1331], [1470, 1330], [1470, 1322], [1469, 1321], [1469, 1320], [1468, 1319], [1468, 1318], [1467, 1317], [1467, 1316], [1464, 1313], [1464, 1312], [1463, 1311], [1463, 1310], [1462, 1309], [1462, 1308], [1461, 1307], [1461, 1306], [1459, 1304], [1459, 1303], [1455, 1299], [1454, 1299], [1448, 1293], [1448, 1292], [1446, 1290], [1446, 1289], [1441, 1284], [1440, 1284], [1438, 1282], [1437, 1282], [1435, 1280], [1434, 1280], [1432, 1278], [1431, 1278], [1429, 1276], [1428, 1276], [1427, 1275], [1413, 1275], [1412, 1274]]</text:p>
          </table:table-cell>
          <table:table-cell office:value-type="string" calcext:value-type="string">
            <text:p>[[1257, 1362], [1354, 1223], [1524, 1341], [1427, 1480]]</text:p>
          </table:table-cell>
          <table:table-cell office:value-type="float" office:value="0.95830184" calcext:value-type="float">
            <text:p>0.95830184</text:p>
          </table:table-cell>
          <table:table-cell office:value-type="string" calcext:value-type="string">
            <text:p>pixels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6835_KAH_1_box4_img1a.tif</text:p>
          </table:table-cell>
          <table:table-cell office:value-type="string" calcext:value-type="string">
            <text:p>TL</text:p>
          </table:table-cell>
          <table:table-cell office:value-type="string" calcext:value-type="string">
            <text:p>ascopore</text:p>
          </table:table-cell>
          <table:table-cell office:value-type="float" office:value="47.9517822265625" calcext:value-type="float">
            <text:p>47.9517822265625</text:p>
          </table:table-cell>
          <table:table-cell office:value-type="float" office:value="42.1668701171875" calcext:value-type="float">
            <text:p>42.1668701171875</text:p>
          </table:table-cell>
          <table:table-cell office:value-type="float" office:value="1343" calcext:value-type="float">
            <text:p>1343</text:p>
          </table:table-cell>
          <table:table-cell office:value-type="float" office:value="141.396968483925" calcext:value-type="float">
            <text:p>141.396968483925</text:p>
          </table:table-cell>
          <table:table-cell office:value-type="float" office:value="0.976017441860465" calcext:value-type="float">
            <text:p>0.976017441860465</text:p>
          </table:table-cell>
          <table:table-cell office:value-type="float" office:value="0.844122895346605" calcext:value-type="float">
            <text:p>0.844122895346605</text:p>
          </table:table-cell>
          <table:table-cell office:value-type="float" office:value="0.886363636363636" calcext:value-type="float">
            <text:p>0.886363636363636</text:p>
          </table:table-cell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office:value-type="float" office:value="90" calcext:value-type="float">
            <text:p>90</text:p>
          </table:table-cell>
          <table:table-cell office:value-type="float" office:value="954" calcext:value-type="float">
            <text:p>954</text:p>
          </table:table-cell>
          <table:table-cell office:value-type="float" office:value="613" calcext:value-type="float">
            <text:p>613</text:p>
          </table:table-cell>
          <table:table-cell office:value-type="float" office:value="0.163851739261888" calcext:value-type="float">
            <text:p>0.163851739261888</text:p>
          </table:table-cell>
          <table:table-cell office:value-type="float" office:value="0.00129794649321474" calcext:value-type="float">
            <text:p>0.00129794649321474</text:p>
          </table:table-cell>
          <table:table-cell office:value-type="float" office:value="0.0000371312567039408" calcext:value-type="float">
            <text:p>3.71312567039408E-05</text:p>
          </table:table-cell>
          <table:table-cell office:value-type="float" office:value="0.00000052000261866134" calcext:value-type="float">
            <text:p>5.20002618661343E-07</text:p>
          </table:table-cell>
          <table:table-cell office:value-type="float" office:value="-0.00000000000158986966" calcext:value-type="float">
            <text:p>-1.5898696643515E-12</text:p>
          </table:table-cell>
          <table:table-cell office:value-type="float" office:value="-0.00000001495418889173" calcext:value-type="float">
            <text:p>-1.49541888917277E-08</text:p>
          </table:table-cell>
          <table:table-cell office:value-type="float" office:value="0.00000000000164114139" calcext:value-type="float">
            <text:p>1.64114139237663E-12</text:p>
          </table:table-cell>
          <table:table-cell office:value-type="string" calcext:value-type="string">
            <text:p>[[960, 594], [959, 595], [955, 595], [954, 596], [952, 596], [951, 597], [949, 597], [948, 598], [946, 598], [945, 599], [943, 599], [941, 601], [940, 601], [939, 602], [938, 602], [938, 603], [937, 604], [936, 604], [935, 605], [935, 606], [934, 607], [934, 608], [933, 609], [933, 613], [932, 614], [932, 618], [933, 619], [933, 621], [934, 622], [934, 624], [936, 626], [936, 627], [937, 628], [938, 628], [940, 630], [941, 630], [942, 631], [943, 631], [944, 632], [948, 632], [949, 633], [958, 633], [959, 632], [962, 632], [965, 629], [966, 629], [966, 628], [967, 627], [968, 627], [970, 625], [971, 625], [972, 624], [973, 624], [973, 623], [974, 622], [974, 621], [975, 620], [975, 617], [976, 616], [976, 604], [975, 603], [975, 602], [974, 601], [974, 600], [970, 596], [969, 596], [968, 595], [967, 595], [966, 594]]</text:p>
          </table:table-cell>
          <table:table-cell office:value-type="string" calcext:value-type="string">
            <text:p>[[932, 594], [976, 594], [976, 633], [932, 633]]</text:p>
          </table:table-cell>
          <table:table-cell office:value-type="float" office:value="0.91730064" calcext:value-type="float">
            <text:p>0.91730064</text:p>
          </table:table-cell>
          <table:table-cell office:value-type="string" calcext:value-type="string">
            <text:p>pixels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6835_KAH_1_box4_img1a.tif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ascopore</text:p>
          </table:table-cell>
          <table:table-cell office:value-type="float" office:value="45.448486328125" calcext:value-type="float">
            <text:p>45.448486328125</text:p>
          </table:table-cell>
          <table:table-cell office:value-type="float" office:value="45.3216552734375" calcext:value-type="float">
            <text:p>45.3216552734375</text:p>
          </table:table-cell>
          <table:table-cell office:value-type="float" office:value="1487.5" calcext:value-type="float">
            <text:p>1487.5</text:p>
          </table:table-cell>
          <table:table-cell office:value-type="float" office:value="146.124890565872" calcext:value-type="float">
            <text:p>146.124890565872</text:p>
          </table:table-cell>
          <table:table-cell office:value-type="float" office:value="0.980877019452687" calcext:value-type="float">
            <text:p>0.980877019452687</text:p>
          </table:table-cell>
          <table:table-cell office:value-type="float" office:value="0.87542398352733" calcext:value-type="float">
            <text:p>0.87542398352733</text:p>
          </table:table-cell>
          <table:table-cell office:value-type="float" office:value="0.977272727272727" calcext:value-type="float">
            <text:p>0.977272727272727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90" calcext:value-type="float">
            <text:p>90</text:p>
          </table:table-cell>
          <table:table-cell office:value-type="float" office:value="1625" calcext:value-type="float">
            <text:p>1625</text:p>
          </table:table-cell>
          <table:table-cell office:value-type="float" office:value="1409" calcext:value-type="float">
            <text:p>1409</text:p>
          </table:table-cell>
          <table:table-cell office:value-type="float" office:value="0.160886243108945" calcext:value-type="float">
            <text:p>0.160886243108945</text:p>
          </table:table-cell>
          <table:table-cell office:value-type="float" office:value="0.00042698906507639" calcext:value-type="float">
            <text:p>0.00042698906507639</text:p>
          </table:table-cell>
          <table:table-cell office:value-type="float" office:value="0.0000215393336000222" calcext:value-type="float">
            <text:p>2.15393336000222E-05</text:p>
          </table:table-cell>
          <table:table-cell office:value-type="float" office:value="0.00000006131771955048" calcext:value-type="float">
            <text:p>6.13177195504844E-08</text:p>
          </table:table-cell>
          <table:table-cell office:value-type="float" office:value="-0.00000000000005782854" calcext:value-type="float">
            <text:p>-5.78285364169109E-14</text:p>
          </table:table-cell>
          <table:table-cell office:value-type="float" office:value="-0.0000000011367963435" calcext:value-type="float">
            <text:p>-1.13679634350357E-09</text:p>
          </table:table-cell>
          <table:table-cell office:value-type="float" office:value="0.00000000000004026999" calcext:value-type="float">
            <text:p>4.02699897013551E-14</text:p>
          </table:table-cell>
          <table:table-cell office:value-type="string" calcext:value-type="string">
            <text:p>[[1618, 1387], [1617, 1388], [1615, 1388], [1608, 1395], [1608, 1396], [1606, 1398], [1606, 1399], [1605, 1400], [1605, 1403], [1604, 1404], [1604, 1405], [1605, 1406], [1604, 1407], [1605, 1408], [1605, 1412], [1606, 1413], [1606, 1416], [1607, 1417], [1607, 1419], [1608, 1420], [1608, 1421], [1613, 1426], [1614, 1426], [1617, 1429], [1618, 1429], [1619, 1430], [1637, 1430], [1641, 1426], [1642, 1426], [1643, 1425], [1644, 1425], [1646, 1423], [1646, 1422], [1647, 1421], [1647, 1418], [1648, 1417], [1648, 1410], [1647, 1409], [1647, 1405], [1646, 1404], [1646, 1402], [1644, 1400], [1644, 1399], [1643, 1398], [1643, 1397], [1642, 1397], [1639, 1394], [1638, 1394], [1635, 1391], [1634, 1391], [1632, 1389], [1630, 1389], [1629, 1388], [1627, 1388], [1626, 1387]]</text:p>
          </table:table-cell>
          <table:table-cell office:value-type="string" calcext:value-type="string">
            <text:p>[[1604, 1387], [1648, 1387], [1648, 1430], [1604, 1430]]</text:p>
          </table:table-cell>
          <table:table-cell office:value-type="float" office:value="0.9107095" calcext:value-type="float">
            <text:p>0.9107095</text:p>
          </table:table-cell>
          <table:table-cell office:value-type="string" calcext:value-type="string">
            <text:p>pixels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6835_KAH_1_box4_img1a.tif</text:p>
          </table:table-cell>
          <table:table-cell office:value-type="string" calcext:value-type="string">
            <text:p>UUP</text:p>
          </table:table-cell>
          <table:table-cell office:value-type="string" calcext:value-type="string">
            <text:p>ascopore</text:p>
          </table:table-cell>
          <table:table-cell office:value-type="float" office:value="50.1549072265625" calcext:value-type="float">
            <text:p>50.1549072265625</text:p>
          </table:table-cell>
          <table:table-cell office:value-type="float" office:value="38.2010498046875" calcext:value-type="float">
            <text:p>38.2010498046875</text:p>
          </table:table-cell>
          <table:table-cell office:value-type="float" office:value="1320.5" calcext:value-type="float">
            <text:p>1320.5</text:p>
          </table:table-cell>
          <table:table-cell office:value-type="float" office:value="140.468036293983" calcext:value-type="float">
            <text:p>140.468036293983</text:p>
          </table:table-cell>
          <table:table-cell office:value-type="float" office:value="0.977062523122457" calcext:value-type="float">
            <text:p>0.977062523122457</text:p>
          </table:table-cell>
          <table:table-cell office:value-type="float" office:value="0.840994677585125" calcext:value-type="float">
            <text:p>0.840994677585125</text:p>
          </table:table-cell>
          <table:table-cell office:value-type="float" office:value="0.791666683733074" calcext:value-type="float">
            <text:p>0.791666683733074</text:p>
          </table:table-cell>
          <table:table-cell office:value-type="float" office:value="46.566837310791" calcext:value-type="float">
            <text:p>46.566837310791</text:p>
          </table:table-cell>
          <table:table-cell office:value-type="float" office:value="36.8654136657715" calcext:value-type="float">
            <text:p>36.8654136657715</text:p>
          </table:table-cell>
          <table:table-cell office:value-type="float" office:value="14.036244392395" calcext:value-type="float">
            <text:p>14.036244392395</text:p>
          </table:table-cell>
          <table:table-cell office:value-type="float" office:value="1591" calcext:value-type="float">
            <text:p>1591</text:p>
          </table:table-cell>
          <table:table-cell office:value-type="float" office:value="827" calcext:value-type="float">
            <text:p>827</text:p>
          </table:table-cell>
          <table:table-cell office:value-type="float" office:value="0.167858782070548" calcext:value-type="float">
            <text:p>0.167858782070548</text:p>
          </table:table-cell>
          <table:table-cell office:value-type="float" office:value="0.00267530648726712" calcext:value-type="float">
            <text:p>0.00267530648726712</text:p>
          </table:table-cell>
          <table:table-cell office:value-type="float" office:value="0.0000293814348294392" calcext:value-type="float">
            <text:p>2.93814348294392E-05</text:p>
          </table:table-cell>
          <table:table-cell office:value-type="float" office:value="0.00000053377467844332" calcext:value-type="float">
            <text:p>5.33774678443319E-07</text:p>
          </table:table-cell>
          <table:table-cell office:value-type="float" office:value="0.00000000000008570731" calcext:value-type="float">
            <text:p>8.5707312668517E-14</text:p>
          </table:table-cell>
          <table:table-cell office:value-type="float" office:value="-0.00000000363616638028" calcext:value-type="float">
            <text:p>-3.63616638028201E-09</text:p>
          </table:table-cell>
          <table:table-cell office:value-type="float" office:value="-0.00000000000211210828" calcext:value-type="float">
            <text:p>-2.11210827704623E-12</text:p>
          </table:table-cell>
          <table:table-cell office:value-type="string" calcext:value-type="string">
            <text:p>[[1589, 809], [1588, 810], [1584, 810], [1582, 812], [1581, 812], [1580, 813], [1579, 813], [1577, 815], [1576, 815], [1573, 818], [1573, 819], [1571, 821], [1571, 823], [1570, 824], [1570, 825], [1569, 826], [1569, 828], [1568, 829], [1568, 834], [1569, 835], [1569, 836], [1571, 838], [1571, 839], [1573, 841], [1575, 841], [1577, 843], [1579, 843], [1580, 844], [1583, 844], [1584, 845], [1596, 845], [1597, 844], [1599, 844], [1600, 843], [1601, 843], [1602, 842], [1603, 842], [1604, 841], [1605, 841], [1606, 840], [1607, 840], [1609, 838], [1610, 838], [1611, 837], [1612, 837], [1614, 835], [1614, 834], [1615, 833], [1615, 830], [1616, 829], [1616, 824], [1615, 823], [1615, 820], [1610, 815], [1609, 815], [1608, 814], [1607, 814], [1606, 813], [1605, 813], [1604, 812], [1600, 812], [1599, 811], [1597, 811], [1596, 810], [1592, 810], [1591, 809]]</text:p>
          </table:table-cell>
          <table:table-cell office:value-type="string" calcext:value-type="string">
            <text:p>[[1565, 840], [1574, 804], [1619, 815], [1610, 851]]</text:p>
          </table:table-cell>
          <table:table-cell office:value-type="float" office:value="0.7927424" calcext:value-type="float">
            <text:p>0.7927424</text:p>
          </table:table-cell>
          <table:table-cell office:value-type="string" calcext:value-type="string">
            <text:p>pixel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6835_KAH_1_box4_img2.tif</text:p>
          </table:table-cell>
          <table:table-cell office:value-type="string" calcext:value-type="string">
            <text:p>TMR</text:p>
          </table:table-cell>
          <table:table-cell office:value-type="string" calcext:value-type="string">
            <text:p>autozooid</text:p>
          </table:table-cell>
          <table:table-cell office:value-type="float" office:value="441.2646484375" calcext:value-type="float">
            <text:p>441.2646484375</text:p>
          </table:table-cell>
          <table:table-cell office:value-type="float" office:value="452.348846435547" calcext:value-type="float">
            <text:p>452.348846435547</text:p>
          </table:table-cell>
          <table:table-cell office:value-type="float" office:value="134051.5" calcext:value-type="float">
            <text:p>134051.5</text:p>
          </table:table-cell>
          <table:table-cell office:value-type="float" office:value="1409.60929572582" calcext:value-type="float">
            <text:p>1409.60929572582</text:p>
          </table:table-cell>
          <table:table-cell office:value-type="float" office:value="0.988343501741839" calcext:value-type="float">
            <text:p>0.988343501741839</text:p>
          </table:table-cell>
          <table:table-cell office:value-type="float" office:value="0.847781688565787" calcext:value-type="float">
            <text:p>0.847781688565787</text:p>
          </table:table-cell>
          <table:table-cell office:value-type="float" office:value="0.710186383404693" calcext:value-type="float">
            <text:p>0.710186383404693</text:p>
          </table:table-cell>
          <table:table-cell office:value-type="float" office:value="494.242126464844" calcext:value-type="float">
            <text:p>494.242126464844</text:p>
          </table:table-cell>
          <table:table-cell office:value-type="float" office:value="351.004028320312" calcext:value-type="float">
            <text:p>351.004028320312</text:p>
          </table:table-cell>
          <table:table-cell office:value-type="float" office:value="46.9749336242676" calcext:value-type="float">
            <text:p>46.9749336242676</text:p>
          </table:table-cell>
          <table:table-cell office:value-type="float" office:value="1863" calcext:value-type="float">
            <text:p>1863</text:p>
          </table:table-cell>
          <table:table-cell office:value-type="float" office:value="587" calcext:value-type="float">
            <text:p>587</text:p>
          </table:table-cell>
          <table:table-cell office:value-type="float" office:value="0.169334608142029" calcext:value-type="float">
            <text:p>0.169334608142029</text:p>
          </table:table-cell>
          <table:table-cell office:value-type="float" office:value="0.00294070614010068" calcext:value-type="float">
            <text:p>0.00294070614010068</text:p>
          </table:table-cell>
          <table:table-cell office:value-type="float" office:value="0.0000757992433124709" calcext:value-type="float">
            <text:p>7.57992433124709E-05</text:p>
          </table:table-cell>
          <table:table-cell office:value-type="float" office:value="0.00000152878262105115" calcext:value-type="float">
            <text:p>1.52878262105115E-06</text:p>
          </table:table-cell>
          <table:table-cell office:value-type="float" office:value="-0.00000000001608822798" calcext:value-type="float">
            <text:p>-1.60882279804268E-11</text:p>
          </table:table-cell>
          <table:table-cell office:value-type="float" office:value="-0.00000008251536356772" calcext:value-type="float">
            <text:p>-8.25153635677187E-08</text:p>
          </table:table-cell>
          <table:table-cell office:value-type="float" office:value="0.00000000000346442389" calcext:value-type="float">
            <text:p>3.46442389168595E-12</text:p>
          </table:table-cell>
          <table:table-cell office:value-type="string" calcext:value-type="string">
            <text:p>[[1948, 384], [1947, 385], [1938, 385], [1937, 386], [1932, 386], [1931, 387], [1926, 387], [1925, 388], [1918, 388], [1917, 389], [1908, 389], [1907, 390], [1882, 390], [1881, 389], [1865, 389], [1864, 390], [1857, 390], [1856, 391], [1855, 391], [1854, 392], [1852, 392], [1851, 393], [1849, 393], [1848, 394], [1847, 394], [1846, 395], [1844, 395], [1843, 396], [1842, 396], [1841, 397], [1840, 397], [1839, 398], [1838, 398], [1835, 401], [1834, 401], [1831, 404], [1830, 404], [1828, 406], [1827, 406], [1826, 407], [1825, 407], [1824, 408], [1823, 408], [1822, 409], [1820, 409], [1819, 410], [1818, 410], [1817, 411], [1816, 411], [1815, 412], [1814, 412], [1812, 414], [1811, 414], [1810, 415], [1809, 415], [1804, 420], [1803, 420], [1801, 422], [1800, 422], [1799, 423], [1798, 423], [1797, 424], [1795, 424], [1794, 425], [1792, 425], [1791, 426], [1788, 426], [1787, 427], [1785, 427], [1784, 428], [1782, 428], [1781, 429], [1779, 429], [1778, 430], [1777, 430], [1776, 431], [1775, 431], [1773, 433], [1772, 433], [1768, 437], [1767, 437], [1765, 439], [1764, 439], [1763, 440], [1761, 440], [1760, 441], [1759, 441], [1758, 442], [1757, 442], [1756, 443], [1755, 443], [1754, 444], [1753, 444], [1752, 445], [1751, 445], [1750, 446], [1749, 446], [1748, 447], [1747, 447], [1739, 455], [1738, 455], [1736, 457], [1735, 457], [1734, 458], [1733, 458], [1732, 459], [1731, 459], [1730, 460], [1729, 460], [1727, 462], [1726, 462], [1715, 473], [1714, 473], [1705, 482], [1705, 483], [1701, 487], [1700, 487], [1691, 496], [1691, 497], [1688, 500], [1688, 501], [1682, 507], [1682, 508], [1680, 510], [1680, 511], [1678, 513], [1678, 514], [1677, 515], [1677, 517], [1676, 518], [1676, 519], [1675, 520], [1675, 522], [1674, 523], [1674, 524], [1673, 525], [1673, 527], [1672, 528], [1672, 529], [1671, 530], [1671, 531], [1670, 532], [1670, 541], [1669, 542], [1669, 550], [1668, 551], [1668, 558], [1667, 559], [1667, 588], [1666, 589], [1666, 600], [1665, 601], [1665, 606], [1664, 607], [1664, 630], [1663, 631], [1663, 640], [1662, 641], [1662, 647], [1663, 648], [1663, 658], [1664, 659], [1664, 680], [1665, 681], [1665, 686], [1666, 687], [1666, 692], [1667, 693], [1667, 699], [1668, 700], [1668, 706], [1669, 707], [1669, 711], [1670, 712], [1670, 716], [1671, 717], [1671, 722], [1672, 723], [1672, 727], [1673, 728], [1673, 731], [1674, 732], [1674, 735], [1675, 736], [1675, 740], [1676, 741], [1676, 745], [1677, 746], [1677, 749], [1678, 750], [1678, 753], [1679, 754], [1679, 757], [1680, 758], [1680, 759], [1682, 761], [1682, 762], [1687, 767], [1687, 768], [1690, 771], [1690, 772], [1691, 773], [1691, 774], [1699, 782], [1700, 782], [1702, 784], [1703, 784], [1705, 786], [1706, 786], [1709, 789], [1710, 789], [1713, 792], [1714, 792], [1715, 793], [1716, 793], [1717, 794], [1720, 794], [1721, 795], [1723, 795], [1724, 796], [1727, 796], [1728, 797], [1732, 797], [1733, 798], [1759, 798], [1760, 799], [1770, 799], [1771, 798], [1803, 798], [1804, 799], [1830, 799], [1831, 800], [1844, 800], [1845, 799], [1851, 799], [1852, 798], [1858, 798], [1859, 797], [1860, 797], [1861, 796], [1862, 796], [1863, 795], [1864, 795], [1865, 794], [1866, 794], [1867, 793], [1868, 793], [1869, 792], [1870, 792], [1873, 789], [1874, 789], [1876, 787], [1877, 787], [1879, 785], [1880, 785], [1881, 784], [1882, 784], [1884, 782], [1885, 782], [1886, 781], [1887, 781], [1889, 779], [1890, 779], [1891, 778], [1892, 778], [1894, 776], [1895, 776], [1897, 774], [1898, 774], [1900, 772], [1901, 772], [1903, 770], [1904, 770], [1905, 769], [1906, 769], [1908, 767], [1909, 767], [1911, 765], [1912, 765], [1913, 764], [1914, 764], [1916, 762], [1917, 762], [1918, 761], [1919, 761], [1921, 759], [1922, 759], [1924, 757], [1924, 756], [1933, 747], [1934, 747], [1936, 745], [1937, 745], [1941, 741], [1941, 740], [1943, 738], [1943, 737], [1945, 735], [1945, 734], [1947, 732], [1947, 731], [1950, 728], [1950, 727], [1967, 710], [1968, 710], [1970, 708], [1970, 707], [1973, 704], [1973, 703], [1976, 700], [1976, 699], [1979, 696], [1979, 695], [1981, 693], [1981, 692], [1984, 689], [1984, 688], [1990, 682], [1990, 681], [1994, 677], [1994, 676], [1995, 675], [1996, 675], [1998, 673], [1999, 673], [2001, 671], [2002, 671], [2003, 670], [2004, 670], [2006, 668], [2007, 668], [2010, 665], [2011, 665], [2014, 662], [2015, 662], [2021, 656], [2022, 656], [2024, 654], [2025, 654], [2027, 652], [2028, 652], [2029, 651], [2030, 651], [2031, 650], [2032, 650], [2034, 648], [2035, 648], [2040, 643], [2040, 642], [2041, 641], [2042, 641], [2045, 638], [2046, 638], [2048, 636], [2049, 636], [2051, 634], [2052, 634], [2070, 616], [2070, 615], [2072, 613], [2072, 612], [2073, 611], [2073, 609], [2074, 608], [2074, 606], [2075, 605], [2075, 603], [2076, 602], [2076, 600], [2077, 599], [2077, 598], [2078, 597], [2078, 595], [2079, 594], [2079, 591], [2080, 590], [2080, 586], [2081, 585], [2081, 581], [2082, 580], [2082, 573], [2083, 572], [2083, 562], [2084, 561], [2084, 543], [2085, 542], [2085, 527], [2084, 526], [2084, 510], [2083, 509], [2083, 503], [2082, 502], [2082, 497], [2081, 496], [2081, 493], [2080, 492], [2080, 489], [2079, 488], [2079, 486], [2078, 485], [2078, 483], [2077, 482], [2077, 481], [2076, 480], [2076, 479], [2075, 478], [2075, 477], [2074, 476], [2074, 475], [2073, 474], [2073, 472], [2072, 471], [2072, 470], [2071, 469], [2071, 467], [2070, 466], [2070, 464], [2069, 463], [2069, 461], [2068, 460], [2068, 458], [2067, 457], [2067, 456], [2066, 455], [2066, 454], [2065, 453], [2065, 452], [2064, 451], [2064, 450], [2060, 446], [2060, 445], [2052, 437], [2051, 437], [2045, 431], [2045, 430], [2041, 426], [2041, 425], [2026, 410], [2026, 409], [2018, 401], [2018, 400], [2016, 398], [2015, 398], [2014, 397], [2013, 397], [2011, 395], [2010, 395], [2009, 394], [2008, 394], [2006, 392], [2005, 392], [2004, 391], [2003, 391], [2001, 389], [1998, 389], [1997, 388], [1994, 388], [1993, 387], [1990, 387], [1989, 386], [1987, 386], [1986, 385], [1977, 385], [1976, 384]]</text:p>
          </table:table-cell>
          <table:table-cell office:value-type="string" calcext:value-type="string">
            <text:p>[[1551, 624], [1912, 287], [2152, 543], [1791, 881]]</text:p>
          </table:table-cell>
          <table:table-cell office:value-type="float" office:value="0.99993217" calcext:value-type="float">
            <text:p>0.99993217</text:p>
          </table:table-cell>
          <table:table-cell office:value-type="string" calcext:value-type="string">
            <text:p>pixel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835_KAH_1_box4_img2.tif</text:p>
          </table:table-cell>
          <table:table-cell office:value-type="string" calcext:value-type="string">
            <text:p>TL</text:p>
          </table:table-cell>
          <table:table-cell office:value-type="string" calcext:value-type="string">
            <text:p>autozooid</text:p>
          </table:table-cell>
          <table:table-cell office:value-type="float" office:value="378.651733398438" calcext:value-type="float">
            <text:p>378.651733398438</text:p>
          </table:table-cell>
          <table:table-cell office:value-type="float" office:value="434.761566162109" calcext:value-type="float">
            <text:p>434.761566162109</text:p>
          </table:table-cell>
          <table:table-cell office:value-type="float" office:value="112140.5" calcext:value-type="float">
            <text:p>112140.5</text:p>
          </table:table-cell>
          <table:table-cell office:value-type="float" office:value="1304.17783772945" calcext:value-type="float">
            <text:p>1304.17783772945</text:p>
          </table:table-cell>
          <table:table-cell office:value-type="float" office:value="0.985187983466065" calcext:value-type="float">
            <text:p>0.985187983466065</text:p>
          </table:table-cell>
          <table:table-cell office:value-type="float" office:value="0.828511842527213" calcext:value-type="float">
            <text:p>0.828511842527213</text:p>
          </table:table-cell>
          <table:table-cell office:value-type="float" office:value="0.721126855709223" calcext:value-type="float">
            <text:p>0.721126855709223</text:p>
          </table:table-cell>
          <table:table-cell office:value-type="float" office:value="449.043365478516" calcext:value-type="float">
            <text:p>449.043365478516</text:p>
          </table:table-cell>
          <table:table-cell office:value-type="float" office:value="323.817230224609" calcext:value-type="float">
            <text:p>323.817230224609</text:p>
          </table:table-cell>
          <table:table-cell office:value-type="float" office:value="71.5650482177734" calcext:value-type="float">
            <text:p>71.5650482177734</text:p>
          </table:table-cell>
          <table:table-cell office:value-type="float" office:value="625" calcext:value-type="float">
            <text:p>625</text:p>
          </table:table-cell>
          <table:table-cell office:value-type="float" office:value="346" calcext:value-type="float">
            <text:p>346</text:p>
          </table:table-cell>
          <table:table-cell office:value-type="float" office:value="0.16662269026351" calcext:value-type="float">
            <text:p>0.16662269026351</text:p>
          </table:table-cell>
          <table:table-cell office:value-type="float" office:value="0.00216690285315478" calcext:value-type="float">
            <text:p>0.00216690285315478</text:p>
          </table:table-cell>
          <table:table-cell office:value-type="float" office:value="0.0000109813705366919" calcext:value-type="float">
            <text:p>1.09813705366919E-05</text:p>
          </table:table-cell>
          <table:table-cell office:value-type="float" office:value="0.00000041761647609816" calcext:value-type="float">
            <text:p>4.17616476098161E-07</text:p>
          </table:table-cell>
          <table:table-cell office:value-type="float" office:value="0.00000000000063149606" calcext:value-type="float">
            <text:p>6.3149606128708E-13</text:p>
          </table:table-cell>
          <table:table-cell office:value-type="float" office:value="0.00000001637243836443" calcext:value-type="float">
            <text:p>1.63724383644322E-08</text:p>
          </table:table-cell>
          <table:table-cell office:value-type="float" office:value="0.00000000000063326732" calcext:value-type="float">
            <text:p>6.3326731577084E-13</text:p>
          </table:table-cell>
          <table:table-cell office:value-type="string" calcext:value-type="string">
            <text:p>[[570, 135], [569, 136], [558, 136], [557, 137], [555, 137], [554, 138], [553, 138], [552, 139], [551, 139], [550, 140], [549, 140], [548, 141], [547, 141], [545, 143], [544, 143], [543, 144], [542, 144], [541, 145], [540, 145], [539, 146], [538, 146], [537, 147], [536, 147], [535, 148], [533, 148], [532, 149], [531, 149], [530, 150], [529, 150], [527, 152], [526, 152], [522, 156], [522, 157], [517, 162], [516, 162], [507, 171], [507, 172], [503, 176], [503, 177], [500, 180], [500, 181], [498, 183], [498, 184], [497, 185], [497, 186], [496, 187], [496, 188], [495, 189], [495, 190], [493, 192], [493, 193], [488, 198], [488, 199], [486, 201], [486, 202], [485, 203], [485, 204], [483, 206], [483, 207], [482, 208], [482, 209], [480, 211], [480, 212], [478, 214], [478, 215], [476, 217], [476, 218], [473, 221], [473, 222], [470, 225], [470, 226], [468, 228], [468, 229], [466, 231], [466, 232], [464, 234], [464, 235], [460, 239], [460, 240], [458, 242], [458, 243], [457, 244], [457, 245], [456, 246], [456, 247], [455, 248], [455, 250], [454, 251], [454, 252], [453, 253], [453, 254], [451, 256], [451, 257], [449, 259], [449, 260], [447, 262], [447, 263], [446, 264], [446, 268], [445, 269], [445, 274], [444, 275], [444, 313], [445, 314], [445, 319], [446, 320], [446, 324], [447, 325], [447, 327], [448, 328], [448, 329], [449, 330], [449, 331], [451, 333], [451, 334], [452, 335], [452, 336], [453, 337], [453, 338], [454, 339], [454, 341], [455, 342], [455, 345], [456, 346], [456, 350], [457, 351], [457, 355], [458, 356], [458, 359], [459, 360], [459, 362], [460, 363], [460, 364], [461, 365], [461, 366], [462, 367], [462, 368], [463, 369], [463, 370], [465, 372], [465, 374], [466, 375], [466, 377], [467, 378], [467, 380], [468, 381], [468, 384], [469, 385], [469, 388], [470, 389], [470, 392], [471, 393], [471, 396], [472, 397], [472, 399], [473, 400], [473, 402], [474, 403], [474, 405], [475, 406], [475, 407], [477, 409], [477, 410], [478, 411], [478, 412], [479, 413], [479, 414], [480, 415], [480, 416], [481, 417], [481, 419], [482, 420], [482, 422], [483, 423], [483, 425], [484, 426], [484, 428], [485, 429], [485, 430], [486, 431], [486, 433], [487, 434], [487, 435], [489, 437], [489, 438], [492, 441], [492, 442], [493, 443], [493, 444], [495, 446], [495, 447], [496, 448], [496, 450], [497, 451], [497, 452], [498, 453], [498, 454], [500, 456], [500, 457], [507, 464], [507, 465], [508, 466], [508, 467], [509, 468], [509, 469], [510, 470], [510, 471], [512, 473], [512, 474], [519, 481], [519, 482], [526, 489], [527, 489], [529, 491], [530, 491], [538, 499], [538, 500], [540, 502], [541, 502], [543, 504], [544, 504], [545, 505], [546, 505], [547, 506], [548, 506], [549, 507], [550, 507], [552, 509], [553, 509], [559, 515], [560, 515], [562, 517], [563, 517], [565, 519], [566, 519], [567, 520], [568, 520], [569, 521], [571, 521], [572, 522], [573, 522], [575, 524], [576, 524], [584, 532], [585, 532], [586, 533], [587, 533], [588, 534], [590, 534], [591, 535], [592, 535], [593, 536], [595, 536], [596, 537], [598, 537], [599, 538], [600, 538], [601, 539], [602, 539], [604, 541], [605, 541], [611, 547], [612, 547], [613, 548], [615, 548], [616, 549], [617, 549], [618, 550], [621, 550], [622, 551], [625, 551], [626, 552], [629, 552], [630, 553], [632, 553], [633, 554], [635, 554], [636, 555], [638, 555], [640, 557], [641, 557], [644, 560], [645, 560], [647, 562], [648, 562], [649, 563], [650, 563], [651, 564], [655, 564], [656, 565], [663, 565], [664, 566], [682, 566], [683, 565], [691, 565], [692, 564], [694, 564], [695, 563], [697, 563], [698, 562], [699, 562], [701, 560], [702, 560], [706, 556], [707, 556], [710, 553], [711, 553], [717, 547], [718, 547], [721, 544], [721, 543], [737, 527], [737, 526], [740, 523], [740, 522], [744, 518], [744, 517], [750, 511], [750, 510], [755, 505], [755, 504], [761, 498], [761, 497], [762, 496], [762, 495], [764, 493], [764, 492], [765, 491], [765, 490], [766, 489], [766, 488], [767, 487], [767, 486], [769, 484], [769, 483], [770, 482], [770, 481], [784, 467], [784, 466], [794, 456], [795, 456], [798, 453], [799, 453], [803, 449], [803, 448], [805, 446], [805, 445], [807, 443], [807, 442], [809, 440], [809, 439], [811, 437], [811, 436], [812, 435], [812, 428], [813, 427], [813, 419], [812, 418], [812, 417], [811, 416], [811, 415], [810, 414], [810, 413], [809, 412], [809, 410], [808, 409], [808, 406], [807, 405], [807, 403], [806, 402], [806, 401], [805, 400], [805, 399], [804, 398], [804, 397], [802, 395], [802, 394], [799, 391], [799, 390], [798, 389], [798, 388], [797, 387], [797, 386], [796, 385], [796, 384], [795, 383], [795, 381], [794, 380], [794, 378], [793, 377], [793, 375], [792, 374], [792, 372], [791, 371], [791, 369], [790, 368], [790, 366], [789, 365], [789, 364], [788, 363], [788, 362], [787, 361], [787, 360], [785, 358], [785, 356], [784, 355], [784, 353], [783, 352], [783, 350], [782, 349], [782, 346], [781, 345], [781, 342], [780, 341], [780, 335], [779, 334], [779, 327], [778, 326], [778, 321], [777, 320], [777, 315], [776, 314], [776, 310], [775, 309], [775, 305], [774, 304], [774, 301], [773, 300], [773, 298], [772, 297], [772, 294], [771, 293], [771, 291], [770, 290], [770, 287], [769, 286], [769, 283], [768, 282], [768, 277], [767, 276], [767, 271], [766, 270], [766, 264], [765, 263], [765, 260], [764, 259], [764, 256], [763, 255], [763, 252], [762, 251], [762, 249], [761, 248], [761, 247], [760, 246], [760, 244], [759, 243], [759, 242], [758, 241], [758, 239], [757, 238], [757, 236], [756, 235], [756, 232], [755, 231], [755, 228], [754, 227], [754, 225], [753, 224], [753, 221], [752, 220], [752, 218], [751, 217], [751, 216], [750, 215], [750, 214], [749, 213], [749, 212], [748, 211], [748, 210], [747, 209], [747, 208], [744, 205], [744, 204], [742, 202], [742, 201], [733, 192], [732, 192], [730, 190], [729, 190], [725, 186], [724, 186], [722, 184], [721, 184], [719, 182], [717, 182], [716, 181], [715, 181], [714, 180], [713, 180], [712, 179], [710, 179], [709, 178], [708, 178], [707, 177], [705, 177], [704, 176], [702, 176], [701, 175], [700, 175], [699, 174], [698, 174], [697, 173], [696, 173], [695, 172], [694, 172], [693, 171], [692, 171], [691, 170], [690, 170], [689, 169], [688, 169], [687, 168], [685, 168], [684, 167], [683, 167], [682, 166], [680, 166], [679, 165], [676, 165], [675, 164], [671, 164], [670, 163], [667, 163], [666, 162], [664, 162], [663, 161], [662, 161], [661, 160], [660, 160], [659, 159], [658, 159], [657, 158], [656, 158], [653, 155], [652, 155], [651, 154], [650, 154], [649, 153], [648, 153], [647, 152], [646, 152], [645, 151], [644, 151], [643, 150], [641, 150], [640, 149], [637, 149], [636, 148], [632, 148], [631, 147], [628, 147], [627, 146], [624, 146], [623, 145], [621, 145], [620, 144], [619, 144], [618, 143], [616, 143], [615, 142], [614, 142], [612, 140], [610, 140], [609, 139], [607, 139], [606, 138], [603, 138], [602, 137], [598, 137], [597, 136], [585, 136], [584, 135]]</text:p>
          </table:table-cell>
          <table:table-cell office:value-type="string" calcext:value-type="string">
            <text:p>[[400, 188], [708, 86], [850, 511], [542, 614]]</text:p>
          </table:table-cell>
          <table:table-cell office:value-type="float" office:value="0.9999206" calcext:value-type="float">
            <text:p>0.9999206</text:p>
          </table:table-cell>
          <table:table-cell office:value-type="string" calcext:value-type="string">
            <text:p>pixel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6835_KAH_1_box4_img2.tif</text:p>
          </table:table-cell>
          <table:table-cell office:value-type="string" calcext:value-type="string">
            <text:p>UUP</text:p>
          </table:table-cell>
          <table:table-cell office:value-type="string" calcext:value-type="string">
            <text:p>autozooid</text:p>
          </table:table-cell>
          <table:table-cell office:value-type="float" office:value="436.313293457031" calcext:value-type="float">
            <text:p>436.313293457031</text:p>
          </table:table-cell>
          <table:table-cell office:value-type="float" office:value="459.168701171875" calcext:value-type="float">
            <text:p>459.168701171875</text:p>
          </table:table-cell>
          <table:table-cell office:value-type="float" office:value="134032.5" calcext:value-type="float">
            <text:p>134032.5</text:p>
          </table:table-cell>
          <table:table-cell office:value-type="float" office:value="1442.68750631809" calcext:value-type="float">
            <text:p>1442.68750631809</text:p>
          </table:table-cell>
          <table:table-cell office:value-type="float" office:value="0.965714635675224" calcext:value-type="float">
            <text:p>0.965714635675224</text:p>
          </table:table-cell>
          <table:table-cell office:value-type="float" office:value="0.809236458137498" calcext:value-type="float">
            <text:p>0.809236458137498</text:p>
          </table:table-cell>
          <table:table-cell office:value-type="float" office:value="0.827427751008408" calcext:value-type="float">
            <text:p>0.827427751008408</text:p>
          </table:table-cell>
          <table:table-cell office:value-type="float" office:value="450.110992431641" calcext:value-type="float">
            <text:p>450.110992431641</text:p>
          </table:table-cell>
          <table:table-cell office:value-type="float" office:value="372.434326171875" calcext:value-type="float">
            <text:p>372.434326171875</text:p>
          </table:table-cell>
          <table:table-cell office:value-type="float" office:value="38.6973533630371" calcext:value-type="float">
            <text:p>38.6973533630371</text:p>
          </table:table-cell>
          <table:table-cell office:value-type="float" office:value="1235" calcext:value-type="float">
            <text:p>1235</text:p>
          </table:table-cell>
          <table:table-cell office:value-type="float" office:value="469" calcext:value-type="float">
            <text:p>469</text:p>
          </table:table-cell>
          <table:table-cell office:value-type="float" office:value="0.162929220658775" calcext:value-type="float">
            <text:p>0.162929220658775</text:p>
          </table:table-cell>
          <table:table-cell office:value-type="float" office:value="0.000614182514773704" calcext:value-type="float">
            <text:p>0.000614182514773704</text:p>
          </table:table-cell>
          <table:table-cell office:value-type="float" office:value="0.00000184835007009858" calcext:value-type="float">
            <text:p>1.84835007009858E-06</text:p>
          </table:table-cell>
          <table:table-cell office:value-type="float" office:value="0.00000049523100100948" calcext:value-type="float">
            <text:p>4.95231001009477E-07</text:p>
          </table:table-cell>
          <table:table-cell office:value-type="float" office:value="-0.00000000000026519478" calcext:value-type="float">
            <text:p>-2.65194777509165E-13</text:p>
          </table:table-cell>
          <table:table-cell office:value-type="float" office:value="0.00000000842952686035" calcext:value-type="float">
            <text:p>8.42952686035453E-09</text:p>
          </table:table-cell>
          <table:table-cell office:value-type="float" office:value="0.00000000000039264139" calcext:value-type="float">
            <text:p>3.92641388630114E-13</text:p>
          </table:table-cell>
          <table:table-cell office:value-type="string" calcext:value-type="string">
            <text:p>[[1225, 258], [1224, 259], [1213, 259], [1212, 260], [1203, 260], [1202, 261], [1195, 261], [1194, 262], [1191, 262], [1190, 263], [1187, 263], [1186, 264], [1184, 264], [1183, 265], [1180, 265], [1179, 266], [1176, 266], [1175, 267], [1172, 267], [1171, 268], [1168, 268], [1167, 269], [1164, 269], [1163, 270], [1162, 270], [1161, 271], [1160, 271], [1158, 273], [1157, 273], [1139, 291], [1139, 292], [1137, 294], [1137, 295], [1133, 299], [1133, 300], [1132, 301], [1131, 301], [1128, 304], [1128, 305], [1123, 310], [1123, 311], [1119, 315], [1119, 316], [1111, 324], [1111, 325], [1108, 328], [1108, 329], [1105, 332], [1105, 333], [1099, 339], [1099, 340], [1097, 342], [1097, 343], [1096, 344], [1096, 345], [1094, 347], [1094, 348], [1093, 349], [1093, 350], [1091, 352], [1091, 353], [1089, 355], [1089, 356], [1086, 359], [1086, 360], [1083, 363], [1083, 364], [1082, 365], [1082, 366], [1080, 368], [1080, 369], [1079, 370], [1079, 372], [1078, 373], [1078, 374], [1077, 375], [1077, 377], [1076, 378], [1076, 380], [1075, 381], [1075, 382], [1074, 383], [1074, 384], [1073, 385], [1073, 386], [1071, 388], [1071, 389], [1069, 391], [1069, 392], [1067, 394], [1067, 396], [1066, 397], [1066, 398], [1065, 399], [1065, 402], [1064, 403], [1064, 405], [1063, 406], [1063, 409], [1062, 410], [1062, 414], [1061, 415], [1061, 419], [1060, 420], [1060, 424], [1059, 425], [1059, 428], [1058, 429], [1058, 430], [1057, 431], [1057, 432], [1056, 433], [1056, 434], [1054, 436], [1054, 437], [1053, 438], [1053, 439], [1051, 441], [1051, 443], [1050, 444], [1050, 446], [1049, 447], [1049, 449], [1048, 450], [1048, 452], [1047, 453], [1047, 456], [1046, 457], [1046, 460], [1045, 461], [1045, 462], [1044, 463], [1044, 464], [1042, 466], [1042, 467], [1035, 474], [1035, 475], [1034, 476], [1034, 477], [1033, 478], [1033, 480], [1032, 481], [1032, 482], [1031, 483], [1031, 484], [1030, 485], [1030, 487], [1029, 488], [1029, 489], [1028, 490], [1028, 491], [1027, 492], [1027, 493], [1026, 494], [1026, 495], [1022, 499], [1022, 500], [1020, 502], [1020, 503], [1019, 504], [1019, 505], [1018, 506], [1018, 507], [1017, 508], [1017, 526], [1018, 527], [1018, 528], [1019, 529], [1019, 530], [1020, 531], [1020, 532], [1021, 533], [1021, 534], [1026, 539], [1026, 540], [1027, 541], [1027, 542], [1028, 543], [1028, 544], [1029, 545], [1029, 547], [1030, 548], [1030, 549], [1031, 550], [1031, 551], [1032, 552], [1032, 553], [1033, 554], [1033, 555], [1034, 556], [1034, 557], [1035, 558], [1035, 559], [1036, 560], [1036, 562], [1037, 563], [1037, 564], [1038, 565], [1038, 566], [1039, 567], [1039, 568], [1040, 569], [1040, 570], [1041, 571], [1041, 573], [1042, 574], [1042, 576], [1043, 577], [1043, 579], [1044, 580], [1044, 582], [1045, 583], [1045, 586], [1046, 587], [1046, 590], [1047, 591], [1047, 592], [1048, 593], [1048, 595], [1049, 596], [1049, 597], [1050, 598], [1050, 599], [1052, 601], [1052, 602], [1054, 604], [1054, 605], [1056, 607], [1056, 608], [1059, 611], [1059, 612], [1061, 614], [1061, 615], [1063, 617], [1063, 618], [1064, 619], [1064, 620], [1066, 622], [1066, 623], [1068, 625], [1068, 626], [1078, 636], [1078, 637], [1081, 640], [1081, 641], [1084, 644], [1085, 644], [1086, 645], [1087, 645], [1088, 646], [1091, 646], [1092, 647], [1095, 647], [1096, 648], [1099, 648], [1100, 649], [1105, 649], [1106, 650], [1110, 650], [1111, 651], [1114, 651], [1115, 652], [1118, 652], [1119, 653], [1122, 653], [1123, 654], [1125, 654], [1126, 655], [1127, 655], [1128, 656], [1130, 656], [1131, 657], [1134, 657], [1135, 658], [1140, 658], [1141, 659], [1146, 659], [1147, 660], [1148, 659], [1162, 659], [1163, 658], [1168, 658], [1169, 657], [1173, 657], [1174, 656], [1177, 656], [1178, 655], [1184, 655], [1185, 654], [1197, 654], [1198, 655], [1200, 655], [1201, 656], [1203, 656], [1204, 657], [1206, 657], [1207, 658], [1209, 658], [1210, 659], [1211, 659], [1213, 661], [1214, 661], [1216, 663], [1217, 663], [1218, 664], [1219, 664], [1221, 666], [1222, 666], [1223, 667], [1224, 667], [1234, 677], [1234, 678], [1237, 681], [1238, 681], [1243, 686], [1243, 687], [1245, 689], [1245, 690], [1247, 692], [1247, 693], [1249, 695], [1249, 696], [1252, 699], [1252, 700], [1256, 704], [1256, 705], [1257, 705], [1258, 706], [1259, 706], [1260, 707], [1261, 707], [1262, 708], [1263, 708], [1264, 709], [1266, 709], [1267, 710], [1269, 710], [1270, 711], [1272, 711], [1273, 710], [1274, 710], [1275, 709], [1276, 709], [1277, 708], [1278, 708], [1291, 695], [1291, 694], [1293, 692], [1293, 691], [1294, 690], [1294, 689], [1295, 688], [1295, 686], [1296, 685], [1296, 684], [1298, 682], [1298, 681], [1304, 675], [1304, 674], [1306, 672], [1306, 671], [1307, 670], [1307, 668], [1308, 667], [1308, 666], [1309, 665], [1309, 664], [1310, 663], [1310, 661], [1311, 660], [1311, 659], [1312, 658], [1312, 656], [1313, 655], [1313, 654], [1324, 643], [1324, 642], [1325, 641], [1325, 640], [1326, 639], [1326, 638], [1328, 636], [1328, 635], [1330, 633], [1330, 632], [1338, 624], [1338, 623], [1340, 621], [1340, 620], [1348, 612], [1349, 612], [1354, 607], [1354, 606], [1355, 605], [1355, 604], [1358, 601], [1358, 600], [1365, 593], [1366, 593], [1367, 592], [1367, 591], [1369, 589], [1369, 588], [1371, 586], [1371, 585], [1374, 582], [1374, 581], [1379, 576], [1379, 575], [1384, 570], [1384, 569], [1386, 567], [1386, 566], [1388, 564], [1388, 563], [1390, 561], [1390, 560], [1391, 559], [1391, 558], [1393, 556], [1393, 555], [1399, 549], [1400, 549], [1402, 547], [1402, 546], [1407, 541], [1407, 540], [1412, 535], [1413, 535], [1416, 532], [1417, 532], [1424, 525], [1425, 525], [1425, 524], [1440, 509], [1440, 508], [1441, 507], [1441, 505], [1442, 504], [1442, 502], [1443, 501], [1443, 498], [1444, 497], [1444, 489], [1445, 488], [1445, 473], [1444, 472], [1444, 462], [1443, 461], [1443, 456], [1444, 455], [1444, 431], [1443, 430], [1443, 422], [1442, 421], [1442, 416], [1441, 415], [1441, 409], [1440, 408], [1440, 401], [1439, 400], [1439, 393], [1438, 392], [1438, 389], [1437, 388], [1437, 384], [1436, 383], [1436, 379], [1435, 378], [1435, 376], [1434, 375], [1434, 373], [1433, 372], [1433, 370], [1432, 369], [1432, 368], [1431, 367], [1431, 366], [1430, 365], [1430, 364], [1428, 362], [1428, 361], [1426, 359], [1426, 358], [1423, 355], [1423, 354], [1421, 352], [1421, 351], [1418, 348], [1418, 347], [1414, 343], [1414, 342], [1405, 333], [1405, 332], [1402, 329], [1402, 328], [1400, 326], [1400, 325], [1395, 320], [1395, 319], [1390, 314], [1390, 313], [1387, 310], [1386, 310], [1384, 308], [1383, 308], [1381, 306], [1380, 306], [1379, 305], [1378, 305], [1377, 304], [1376, 304], [1374, 302], [1373, 302], [1371, 300], [1370, 300], [1366, 296], [1365, 296], [1361, 292], [1360, 292], [1358, 290], [1357, 290], [1355, 288], [1354, 288], [1353, 287], [1352, 287], [1351, 286], [1350, 286], [1349, 285], [1348, 285], [1347, 284], [1346, 284], [1345, 283], [1344, 283], [1342, 281], [1341, 281], [1339, 279], [1338, 279], [1336, 277], [1335, 277], [1334, 276], [1333, 276], [1332, 275], [1331, 275], [1330, 274], [1329, 274], [1328, 273], [1327, 273], [1326, 272], [1325, 272], [1324, 271], [1322, 271], [1321, 270], [1320, 270], [1319, 269], [1318, 269], [1317, 268], [1316, 268], [1315, 267], [1314, 267], [1313, 266], [1312, 266], [1311, 265], [1310, 265], [1308, 263], [1307, 263], [1306, 262], [1305, 262], [1304, 261], [1302, 261], [1301, 260], [1287, 260], [1286, 259], [1279, 259], [1278, 258]]</text:p>
          </table:table-cell>
          <table:table-cell office:value-type="string" calcext:value-type="string">
            <text:p>[[944, 532], [1225, 180], [1516, 413], [1234, 764]]</text:p>
          </table:table-cell>
          <table:table-cell office:value-type="float" office:value="0.99992025" calcext:value-type="float">
            <text:p>0.99992025</text:p>
          </table:table-cell>
          <table:table-cell office:value-type="string" calcext:value-type="string">
            <text:p>pixel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6835_KAH_1_box4_img2.tif</text:p>
          </table:table-cell>
          <table:table-cell office:value-type="string" calcext:value-type="string">
            <text:p>TLA</text:p>
          </table:table-cell>
          <table:table-cell office:value-type="string" calcext:value-type="string">
            <text:p>autozooid</text:p>
          </table:table-cell>
          <table:table-cell office:value-type="float" office:value="432.855590820313" calcext:value-type="float">
            <text:p>432.855590820313</text:p>
          </table:table-cell>
          <table:table-cell office:value-type="float" office:value="430.546875" calcext:value-type="float">
            <text:p>430.546875</text:p>
          </table:table-cell>
          <table:table-cell office:value-type="float" office:value="116644" calcext:value-type="float">
            <text:p>116644</text:p>
          </table:table-cell>
          <table:table-cell office:value-type="float" office:value="1342.27834618092" calcext:value-type="float">
            <text:p>1342.27834618092</text:p>
          </table:table-cell>
          <table:table-cell office:value-type="float" office:value="0.970819808572617" calcext:value-type="float">
            <text:p>0.970819808572617</text:p>
          </table:table-cell>
          <table:table-cell office:value-type="float" office:value="0.813555339835379" calcext:value-type="float">
            <text:p>0.813555339835379</text:p>
          </table:table-cell>
          <table:table-cell office:value-type="float" office:value="0.774328164288166" calcext:value-type="float">
            <text:p>0.774328164288166</text:p>
          </table:table-cell>
          <table:table-cell office:value-type="float" office:value="448.531860351563" calcext:value-type="float">
            <text:p>448.531860351563</text:p>
          </table:table-cell>
          <table:table-cell office:value-type="float" office:value="347.310852050781" calcext:value-type="float">
            <text:p>347.310852050781</text:p>
          </table:table-cell>
          <table:table-cell office:value-type="float" office:value="37.0565299987793" calcext:value-type="float">
            <text:p>37.0565299987793</text:p>
          </table:table-cell>
          <table:table-cell office:value-type="float" office:value="1707" calcext:value-type="float">
            <text:p>1707</text:p>
          </table:table-cell>
          <table:table-cell office:value-type="float" office:value="984" calcext:value-type="float">
            <text:p>984</text:p>
          </table:table-cell>
          <table:table-cell office:value-type="float" office:value="0.165823130270138" calcext:value-type="float">
            <text:p>0.165823130270138</text:p>
          </table:table-cell>
          <table:table-cell office:value-type="float" office:value="0.00164072632458557" calcext:value-type="float">
            <text:p>0.00164072632458557</text:p>
          </table:table-cell>
          <table:table-cell office:value-type="float" office:value="0.0000387146519021599" calcext:value-type="float">
            <text:p>3.87146519021599E-05</text:p>
          </table:table-cell>
          <table:table-cell office:value-type="float" office:value="0.00000033043782619438" calcext:value-type="float">
            <text:p>3.30437826194376E-07</text:p>
          </table:table-cell>
          <table:table-cell office:value-type="float" office:value="-0.00000000000102730529" calcext:value-type="float">
            <text:p>-1.02730528754308E-12</text:p>
          </table:table-cell>
          <table:table-cell office:value-type="float" office:value="-0.00000000758586037736" calcext:value-type="float">
            <text:p>-7.58586037736341E-09</text:p>
          </table:table-cell>
          <table:table-cell office:value-type="float" office:value="-0.00000000000058436059" calcext:value-type="float">
            <text:p>-5.84360591785571E-13</text:p>
          </table:table-cell>
          <table:table-cell office:value-type="string" calcext:value-type="string">
            <text:p>[[1678, 774], [1677, 775], [1673, 775], [1672, 776], [1669, 776], [1668, 777], [1667, 777], [1665, 779], [1664, 779], [1662, 781], [1662, 782], [1658, 786], [1658, 787], [1649, 796], [1649, 797], [1647, 799], [1647, 800], [1646, 801], [1646, 803], [1645, 804], [1645, 805], [1644, 806], [1644, 808], [1643, 809], [1643, 811], [1642, 812], [1642, 813], [1641, 814], [1641, 816], [1633, 824], [1633, 825], [1630, 828], [1630, 829], [1629, 830], [1629, 831], [1628, 832], [1628, 833], [1615, 846], [1615, 847], [1614, 848], [1614, 849], [1613, 850], [1613, 851], [1611, 853], [1611, 854], [1603, 862], [1603, 863], [1601, 865], [1601, 866], [1598, 869], [1598, 870], [1596, 872], [1596, 873], [1593, 876], [1593, 877], [1584, 886], [1584, 887], [1582, 889], [1582, 890], [1580, 892], [1580, 893], [1570, 903], [1570, 904], [1567, 907], [1567, 908], [1566, 909], [1566, 910], [1565, 911], [1565, 912], [1564, 913], [1564, 914], [1563, 915], [1563, 916], [1560, 919], [1560, 920], [1547, 933], [1547, 934], [1538, 943], [1538, 944], [1536, 946], [1536, 947], [1534, 949], [1534, 950], [1533, 951], [1533, 952], [1531, 954], [1531, 955], [1530, 956], [1530, 957], [1527, 960], [1527, 961], [1525, 963], [1525, 964], [1524, 965], [1524, 966], [1523, 967], [1523, 968], [1522, 969], [1522, 971], [1521, 972], [1521, 974], [1520, 975], [1520, 976], [1519, 977], [1519, 978], [1518, 979], [1518, 980], [1517, 981], [1517, 982], [1516, 983], [1516, 984], [1515, 985], [1515, 987], [1514, 988], [1514, 989], [1513, 990], [1513, 992], [1512, 993], [1512, 994], [1511, 995], [1511, 997], [1510, 998], [1510, 1000], [1509, 1001], [1509, 1004], [1508, 1005], [1508, 1009], [1507, 1010], [1507, 1015], [1506, 1016], [1506, 1037], [1507, 1038], [1507, 1043], [1508, 1044], [1508, 1048], [1509, 1049], [1509, 1052], [1510, 1053], [1510, 1057], [1511, 1058], [1511, 1060], [1512, 1061], [1512, 1063], [1513, 1064], [1513, 1065], [1514, 1066], [1514, 1068], [1515, 1069], [1515, 1071], [1516, 1072], [1516, 1074], [1517, 1075], [1517, 1078], [1518, 1079], [1518, 1083], [1519, 1084], [1519, 1088], [1520, 1089], [1520, 1093], [1521, 1094], [1521, 1098], [1522, 1099], [1522, 1102], [1523, 1103], [1523, 1106], [1524, 1107], [1524, 1109], [1526, 1111], [1526, 1112], [1530, 1116], [1530, 1117], [1532, 1119], [1532, 1120], [1533, 1121], [1533, 1122], [1534, 1123], [1534, 1124], [1535, 1125], [1535, 1126], [1536, 1127], [1536, 1128], [1537, 1129], [1537, 1130], [1539, 1132], [1539, 1133], [1550, 1144], [1551, 1144], [1553, 1146], [1554, 1146], [1555, 1147], [1556, 1147], [1557, 1148], [1558, 1148], [1559, 1149], [1561, 1149], [1562, 1150], [1563, 1150], [1565, 1152], [1566, 1152], [1568, 1154], [1569, 1154], [1571, 1156], [1572, 1156], [1574, 1158], [1577, 1158], [1578, 1159], [1580, 1159], [1581, 1160], [1584, 1160], [1585, 1161], [1589, 1161], [1590, 1162], [1593, 1162], [1594, 1163], [1597, 1163], [1598, 1164], [1601, 1164], [1602, 1165], [1604, 1165], [1605, 1166], [1607, 1166], [1608, 1167], [1609, 1167], [1610, 1168], [1611, 1168], [1613, 1170], [1614, 1170], [1615, 1171], [1616, 1171], [1617, 1172], [1618, 1172], [1619, 1173], [1620, 1173], [1621, 1174], [1624, 1174], [1625, 1175], [1628, 1175], [1629, 1176], [1632, 1176], [1633, 1177], [1638, 1177], [1639, 1178], [1644, 1178], [1645, 1179], [1650, 1179], [1651, 1180], [1671, 1180], [1672, 1179], [1678, 1179], [1679, 1178], [1684, 1178], [1685, 1177], [1688, 1177], [1689, 1176], [1691, 1176], [1692, 1175], [1695, 1175], [1696, 1174], [1698, 1174], [1699, 1173], [1702, 1173], [1703, 1172], [1706, 1172], [1707, 1171], [1710, 1171], [1711, 1170], [1714, 1170], [1715, 1169], [1717, 1169], [1718, 1168], [1720, 1168], [1721, 1167], [1724, 1167], [1725, 1166], [1729, 1166], [1730, 1165], [1733, 1165], [1734, 1164], [1738, 1164], [1739, 1163], [1744, 1163], [1745, 1162], [1746, 1162], [1747, 1161], [1749, 1161], [1750, 1160], [1752, 1160], [1753, 1159], [1754, 1159], [1755, 1158], [1756, 1158], [1757, 1157], [1758, 1157], [1759, 1156], [1760, 1156], [1765, 1151], [1766, 1151], [1769, 1148], [1770, 1148], [1771, 1147], [1772, 1147], [1773, 1146], [1774, 1146], [1776, 1144], [1777, 1144], [1779, 1142], [1780, 1142], [1782, 1140], [1782, 1139], [1785, 1136], [1785, 1135], [1788, 1132], [1789, 1132], [1792, 1129], [1793, 1129], [1803, 1119], [1804, 1119], [1808, 1115], [1809, 1115], [1813, 1111], [1813, 1110], [1823, 1100], [1824, 1100], [1837, 1087], [1838, 1087], [1840, 1085], [1841, 1085], [1844, 1082], [1845, 1082], [1853, 1074], [1854, 1074], [1856, 1072], [1857, 1072], [1858, 1071], [1859, 1071], [1861, 1069], [1862, 1069], [1863, 1068], [1864, 1068], [1866, 1066], [1867, 1066], [1868, 1065], [1869, 1065], [1874, 1060], [1874, 1059], [1875, 1058], [1876, 1058], [1880, 1054], [1881, 1054], [1882, 1053], [1883, 1053], [1885, 1051], [1886, 1051], [1888, 1049], [1889, 1049], [1892, 1046], [1892, 1045], [1899, 1038], [1900, 1038], [1906, 1032], [1906, 1031], [1907, 1030], [1907, 1029], [1908, 1028], [1908, 1026], [1909, 1025], [1909, 1024], [1910, 1023], [1910, 1022], [1911, 1021], [1911, 1020], [1912, 1019], [1912, 1017], [1913, 1016], [1912, 1015], [1912, 1014], [1911, 1013], [1911, 1011], [1910, 1010], [1910, 1009], [1909, 1008], [1909, 1006], [1908, 1005], [1908, 1002], [1907, 1001], [1907, 1000], [1906, 999], [1906, 998], [1905, 997], [1905, 996], [1904, 995], [1904, 994], [1902, 992], [1902, 991], [1900, 989], [1900, 988], [1897, 985], [1897, 984], [1896, 983], [1896, 982], [1895, 981], [1895, 980], [1894, 979], [1894, 978], [1893, 977], [1893, 976], [1892, 975], [1892, 973], [1891, 972], [1891, 969], [1890, 968], [1890, 963], [1889, 962], [1889, 957], [1888, 956], [1888, 930], [1889, 929], [1889, 909], [1890, 908], [1890, 892], [1889, 891], [1889, 888], [1888, 887], [1888, 884], [1887, 883], [1887, 880], [1886, 879], [1886, 877], [1885, 876], [1885, 872], [1884, 871], [1884, 868], [1883, 867], [1883, 864], [1882, 863], [1882, 861], [1881, 860], [1881, 859], [1880, 858], [1880, 856], [1879, 855], [1879, 853], [1878, 852], [1878, 850], [1877, 849], [1877, 847], [1876, 846], [1876, 844], [1875, 843], [1875, 842], [1874, 841], [1874, 840], [1873, 839], [1873, 838], [1872, 837], [1872, 836], [1870, 834], [1870, 833], [1868, 831], [1868, 830], [1864, 826], [1864, 825], [1862, 823], [1862, 822], [1860, 820], [1860, 819], [1858, 817], [1858, 816], [1852, 810], [1851, 810], [1850, 809], [1849, 809], [1848, 808], [1847, 808], [1846, 807], [1845, 807], [1844, 806], [1843, 806], [1842, 805], [1841, 805], [1840, 804], [1839, 804], [1838, 803], [1837, 803], [1836, 802], [1835, 802], [1834, 801], [1833, 801], [1832, 800], [1830, 800], [1829, 799], [1827, 799], [1826, 798], [1825, 798], [1824, 797], [1793, 797], [1792, 798], [1780, 798], [1779, 799], [1754, 799], [1753, 798], [1734, 798], [1733, 797], [1727, 797], [1726, 796], [1724, 796], [1723, 795], [1721, 795], [1720, 794], [1719, 794], [1718, 793], [1716, 793], [1715, 792], [1713, 792], [1711, 790], [1710, 790], [1708, 788], [1707, 788], [1703, 784], [1702, 784], [1700, 782], [1699, 782], [1698, 781], [1697, 781], [1696, 780], [1694, 780], [1693, 779], [1692, 779], [1691, 778], [1690, 778], [1689, 777], [1688, 777], [1686, 775], [1685, 775], [1684, 774]]</text:p>
          </table:table-cell>
          <table:table-cell office:value-type="string" calcext:value-type="string">
            <text:p>[[1445, 1065], [1715, 707], [1993, 916], [1722, 1274]]</text:p>
          </table:table-cell>
          <table:table-cell office:value-type="float" office:value="0.99988997" calcext:value-type="float">
            <text:p>0.99988997</text:p>
          </table:table-cell>
          <table:table-cell office:value-type="string" calcext:value-type="string">
            <text:p>pixel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6835_KAH_1_box4_img2.tif</text:p>
          </table:table-cell>
          <table:table-cell office:value-type="string" calcext:value-type="string">
            <text:p>MMR</text:p>
          </table:table-cell>
          <table:table-cell office:value-type="string" calcext:value-type="string">
            <text:p>autozooid</text:p>
          </table:table-cell>
          <table:table-cell office:value-type="float" office:value="452.46728515625" calcext:value-type="float">
            <text:p>452.46728515625</text:p>
          </table:table-cell>
          <table:table-cell office:value-type="float" office:value="391.056701660156" calcext:value-type="float">
            <text:p>391.056701660156</text:p>
          </table:table-cell>
          <table:table-cell office:value-type="float" office:value="118992.5" calcext:value-type="float">
            <text:p>118992.5</text:p>
          </table:table-cell>
          <table:table-cell office:value-type="float" office:value="1517.00626575947" calcext:value-type="float">
            <text:p>1517.00626575947</text:p>
          </table:table-cell>
          <table:table-cell office:value-type="float" office:value="0.947437775689921" calcext:value-type="float">
            <text:p>0.947437775689921</text:p>
          </table:table-cell>
          <table:table-cell office:value-type="float" office:value="0.649762590927345" calcext:value-type="float">
            <text:p>0.649762590927345</text:p>
          </table:table-cell>
          <table:table-cell office:value-type="float" office:value="0.891081973693964" calcext:value-type="float">
            <text:p>0.891081973693964</text:p>
          </table:table-cell>
          <table:table-cell office:value-type="float" office:value="429.820922851563" calcext:value-type="float">
            <text:p>429.820922851563</text:p>
          </table:table-cell>
          <table:table-cell office:value-type="float" office:value="383.005676269531" calcext:value-type="float">
            <text:p>383.005676269531</text:p>
          </table:table-cell>
          <table:table-cell office:value-type="float" office:value="47.3468780517578" calcext:value-type="float">
            <text:p>47.3468780517578</text:p>
          </table:table-cell>
          <table:table-cell office:value-type="float" office:value="2075" calcext:value-type="float">
            <text:p>2075</text:p>
          </table:table-cell>
          <table:table-cell office:value-type="float" office:value="856" calcext:value-type="float">
            <text:p>856</text:p>
          </table:table-cell>
          <table:table-cell office:value-type="float" office:value="0.164586974678251" calcext:value-type="float">
            <text:p>0.164586974678251</text:p>
          </table:table-cell>
          <table:table-cell office:value-type="float" office:value="0.000489278870383718" calcext:value-type="float">
            <text:p>0.000489278870383718</text:p>
          </table:table-cell>
          <table:table-cell office:value-type="float" office:value="0.0000650884461630904" calcext:value-type="float">
            <text:p>6.50884461630904E-05</text:p>
          </table:table-cell>
          <table:table-cell office:value-type="float" office:value="0.0000008621963576603" calcext:value-type="float">
            <text:p>8.62196357660298E-07</text:p>
          </table:table-cell>
          <table:table-cell office:value-type="float" office:value="0.00000000000613041764" calcext:value-type="float">
            <text:p>6.13041764428893E-12</text:p>
          </table:table-cell>
          <table:table-cell office:value-type="float" office:value="0.00000001594368774948" calcext:value-type="float">
            <text:p>1.5943687749479E-08</text:p>
          </table:table-cell>
          <table:table-cell office:value-type="float" office:value="0.00000000000203368658" calcext:value-type="float">
            <text:p>2.03368658096333E-12</text:p>
          </table:table-cell>
          <table:table-cell office:value-type="string" calcext:value-type="string">
            <text:p>[[2057, 651], [2056, 652], [2043, 652], [2042, 653], [2037, 653], [2036, 654], [2032, 654], [2031, 655], [2028, 655], [2026, 657], [2025, 657], [2022, 660], [2021, 660], [2020, 661], [2019, 661], [2017, 663], [2016, 663], [2015, 664], [2014, 664], [2013, 665], [2012, 665], [2011, 666], [2010, 666], [2008, 668], [2007, 668], [2000, 675], [1999, 675], [1996, 678], [1995, 678], [1988, 685], [1988, 686], [1987, 687], [1987, 688], [1985, 690], [1985, 691], [1984, 692], [1984, 693], [1983, 694], [1983, 695], [1981, 697], [1981, 698], [1980, 699], [1979, 699], [1971, 707], [1971, 708], [1967, 712], [1967, 713], [1960, 720], [1960, 721], [1958, 723], [1958, 724], [1956, 726], [1956, 727], [1953, 730], [1953, 731], [1940, 744], [1940, 745], [1936, 749], [1936, 750], [1930, 756], [1929, 756], [1927, 758], [1926, 758], [1924, 760], [1923, 760], [1918, 765], [1917, 765], [1912, 770], [1911, 770], [1909, 772], [1908, 772], [1906, 774], [1905, 774], [1903, 776], [1902, 776], [1900, 778], [1899, 778], [1898, 779], [1897, 779], [1895, 781], [1894, 781], [1892, 783], [1891, 783], [1890, 784], [1889, 784], [1887, 786], [1886, 786], [1885, 787], [1884, 787], [1883, 788], [1882, 788], [1881, 789], [1880, 789], [1879, 790], [1878, 790], [1877, 791], [1876, 791], [1875, 792], [1874, 792], [1873, 793], [1872, 793], [1871, 794], [1870, 794], [1869, 795], [1868, 795], [1868, 796], [1866, 798], [1866, 800], [1865, 801], [1865, 803], [1864, 804], [1864, 807], [1863, 808], [1863, 823], [1864, 824], [1864, 825], [1865, 826], [1865, 827], [1866, 828], [1866, 829], [1867, 830], [1867, 831], [1869, 833], [1869, 834], [1870, 835], [1870, 836], [1871, 837], [1871, 839], [1872, 840], [1872, 842], [1873, 843], [1873, 846], [1874, 847], [1874, 849], [1875, 850], [1875, 852], [1876, 853], [1876, 855], [1877, 856], [1877, 857], [1878, 858], [1878, 860], [1879, 861], [1879, 862], [1880, 863], [1880, 864], [1881, 865], [1881, 866], [1882, 867], [1882, 869], [1883, 870], [1883, 871], [1884, 872], [1884, 874], [1885, 875], [1885, 877], [1886, 878], [1886, 884], [1887, 885], [1887, 891], [1888, 892], [1888, 897], [1887, 898], [1887, 931], [1888, 932], [1888, 949], [1889, 950], [1889, 955], [1890, 956], [1890, 963], [1891, 964], [1891, 966], [1892, 967], [1892, 969], [1893, 970], [1893, 972], [1894, 973], [1894, 975], [1895, 976], [1895, 977], [1896, 978], [1896, 979], [1898, 981], [1898, 982], [1901, 985], [1901, 986], [1902, 987], [1902, 988], [1903, 989], [1903, 990], [1904, 991], [1904, 992], [1905, 993], [1905, 994], [1906, 995], [1906, 996], [1908, 998], [1908, 999], [1909, 1000], [1909, 1001], [1911, 1003], [1911, 1004], [1915, 1008], [1916, 1008], [1918, 1010], [1919, 1010], [1920, 1011], [1921, 1011], [1923, 1013], [1924, 1013], [1925, 1014], [1926, 1014], [1928, 1016], [1929, 1016], [1931, 1018], [1933, 1018], [1934, 1019], [1935, 1019], [1936, 1020], [1938, 1020], [1939, 1021], [1941, 1021], [1942, 1022], [1945, 1022], [1946, 1023], [1951, 1023], [1952, 1024], [1959, 1024], [1960, 1025], [1974, 1025], [1975, 1026], [2007, 1026], [2008, 1027], [2037, 1027], [2038, 1028], [2063, 1028], [2064, 1027], [2141, 1027], [2142, 1026], [2153, 1026], [2154, 1025], [2160, 1025], [2161, 1024], [2165, 1024], [2166, 1023], [2169, 1023], [2170, 1022], [2172, 1022], [2173, 1021], [2175, 1021], [2177, 1019], [2178, 1019], [2179, 1018], [2180, 1018], [2182, 1016], [2183, 1016], [2184, 1015], [2185, 1015], [2186, 1014], [2187, 1014], [2188, 1013], [2189, 1013], [2190, 1012], [2192, 1012], [2193, 1011], [2194, 1011], [2195, 1010], [2196, 1010], [2197, 1009], [2198, 1009], [2199, 1008], [2200, 1008], [2202, 1006], [2203, 1006], [2206, 1003], [2206, 1002], [2207, 1001], [2207, 1000], [2209, 998], [2209, 997], [2210, 996], [2210, 995], [2212, 993], [2212, 992], [2214, 990], [2214, 989], [2215, 988], [2215, 987], [2216, 986], [2216, 985], [2218, 983], [2218, 982], [2220, 980], [2220, 979], [2222, 977], [2224, 977], [2225, 976], [2226, 976], [2227, 975], [2228, 975], [2229, 974], [2230, 974], [2231, 973], [2232, 973], [2233, 972], [2234, 972], [2235, 971], [2236, 971], [2237, 970], [2238, 970], [2243, 965], [2244, 965], [2245, 964], [2247, 964], [2248, 963], [2250, 963], [2251, 962], [2252, 962], [2254, 960], [2254, 959], [2255, 958], [2255, 957], [2256, 956], [2256, 955], [2260, 951], [2261, 951], [2262, 950], [2263, 950], [2264, 949], [2265, 949], [2266, 948], [2267, 948], [2267, 947], [2269, 945], [2269, 944], [2270, 943], [2270, 939], [2271, 938], [2271, 922], [2270, 921], [2271, 920], [2271, 917], [2272, 916], [2272, 912], [2273, 911], [2273, 908], [2274, 907], [2273, 906], [2273, 905], [2272, 904], [2272, 903], [2270, 901], [2264, 907], [2264, 914], [2263, 915], [2263, 920], [2261, 922], [2254, 922], [2253, 923], [2252, 923], [2250, 925], [2249, 925], [2247, 927], [2246, 927], [2244, 929], [2243, 929], [2240, 932], [2239, 932], [2238, 933], [2237, 933], [2236, 932], [2233, 932], [2232, 931], [2228, 931], [2227, 930], [2222, 930], [2221, 929], [2221, 927], [2220, 926], [2220, 924], [2219, 923], [2219, 920], [2220, 919], [2220, 917], [2221, 916], [2221, 915], [2222, 914], [2223, 914], [2224, 913], [2225, 913], [2227, 911], [2227, 910], [2228, 909], [2228, 908], [2230, 906], [2230, 905], [2232, 903], [2232, 902], [2234, 900], [2234, 899], [2235, 898], [2235, 897], [2236, 896], [2236, 895], [2237, 894], [2237, 893], [2239, 891], [2241, 891], [2242, 890], [2243, 890], [2244, 889], [2245, 889], [2249, 885], [2249, 884], [2250, 883], [2250, 882], [2251, 881], [2251, 879], [2252, 878], [2253, 878], [2254, 877], [2263, 877], [2264, 876], [2272, 876], [2273, 875], [2278, 875], [2279, 874], [2285, 874], [2286, 873], [2287, 873], [2287, 872], [2288, 871], [2288, 870], [2289, 869], [2289, 868], [2291, 866], [2291, 865], [2298, 858], [2298, 857], [2301, 854], [2301, 853], [2302, 852], [2302, 851], [2303, 850], [2303, 845], [2304, 844], [2304, 828], [2303, 827], [2303, 822], [2302, 821], [2302, 818], [2301, 817], [2301, 815], [2300, 814], [2300, 812], [2299, 811], [2299, 809], [2298, 808], [2298, 806], [2297, 805], [2297, 804], [2296, 803], [2296, 801], [2295, 800], [2295, 798], [2294, 797], [2294, 795], [2293, 794], [2293, 793], [2292, 792], [2292, 791], [2291, 790], [2291, 788], [2289, 786], [2289, 785], [2288, 784], [2288, 783], [2286, 781], [2286, 780], [2284, 778], [2284, 777], [2282, 775], [2282, 774], [2280, 772], [2280, 771], [2278, 769], [2278, 768], [2269, 759], [2268, 759], [2260, 751], [2259, 751], [2257, 749], [2256, 749], [2255, 748], [2254, 748], [2253, 747], [2250, 747], [2249, 746], [2246, 746], [2245, 745], [2241, 745], [2240, 744], [2237, 744], [2236, 743], [2234, 743], [2233, 742], [2232, 742], [2231, 741], [2229, 741], [2227, 739], [2226, 739], [2225, 738], [2224, 738], [2223, 737], [2221, 737], [2220, 736], [2218, 736], [2217, 735], [2214, 735], [2213, 734], [2210, 734], [2209, 733], [2205, 733], [2204, 732], [2201, 732], [2200, 731], [2197, 731], [2196, 730], [2193, 730], [2192, 729], [2190, 729], [2189, 728], [2188, 728], [2187, 727], [2186, 727], [2182, 723], [2181, 723], [2179, 721], [2178, 721], [2176, 719], [2175, 719], [2174, 718], [2173, 718], [2172, 717], [2171, 717], [2169, 715], [2168, 715], [2163, 710], [2162, 710], [2160, 708], [2159, 708], [2158, 707], [2157, 707], [2155, 705], [2154, 705], [2151, 702], [2150, 702], [2142, 694], [2141, 694], [2139, 692], [2138, 692], [2136, 690], [2135, 690], [2130, 685], [2129, 685], [2126, 682], [2125, 682], [2123, 680], [2122, 680], [2121, 679], [2120, 679], [2119, 678], [2118, 678], [2116, 676], [2115, 676], [2114, 675], [2113, 675], [2111, 673], [2110, 673], [2108, 671], [2107, 671], [2106, 670], [2105, 670], [2102, 667], [2101, 667], [2100, 666], [2099, 666], [2098, 665], [2097, 665], [2096, 664], [2095, 664], [2094, 663], [2093, 663], [2092, 662], [2091, 662], [2089, 660], [2088, 660], [2086, 658], [2085, 658], [2082, 655], [2081, 655], [2080, 654], [2079, 654], [2078, 653], [2075, 653], [2074, 652], [2064, 652], [2063, 651]]</text:p>
          </table:table-cell>
          <table:table-cell office:value-type="string" calcext:value-type="string">
            <text:p>[[1787, 869], [2103, 578], [2362, 859], [2046, 1151]]</text:p>
          </table:table-cell>
          <table:table-cell office:value-type="float" office:value="0.9998727" calcext:value-type="float">
            <text:p>0.9998727</text:p>
          </table:table-cell>
          <table:table-cell office:value-type="string" calcext:value-type="string">
            <text:p>pixels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6835_KAH_1_box4_img2.tif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utozooid</text:p>
          </table:table-cell>
          <table:table-cell office:value-type="float" office:value="368.554931640625" calcext:value-type="float">
            <text:p>368.554931640625</text:p>
          </table:table-cell>
          <table:table-cell office:value-type="float" office:value="408.767761230469" calcext:value-type="float">
            <text:p>408.767761230469</text:p>
          </table:table-cell>
          <table:table-cell office:value-type="float" office:value="88987.5" calcext:value-type="float">
            <text:p>88987.5</text:p>
          </table:table-cell>
          <table:table-cell office:value-type="float" office:value="1180.74637758732" calcext:value-type="float">
            <text:p>1180.74637758732</text:p>
          </table:table-cell>
          <table:table-cell office:value-type="float" office:value="0.977234915248653" calcext:value-type="float">
            <text:p>0.977234915248653</text:p>
          </table:table-cell>
          <table:table-cell office:value-type="float" office:value="0.802094662226973" calcext:value-type="float">
            <text:p>0.802094662226973</text:p>
          </table:table-cell>
          <table:table-cell office:value-type="float" office:value="0.920194762839637" calcext:value-type="float">
            <text:p>0.920194762839637</text:p>
          </table:table-cell>
          <table:table-cell office:value-type="float" office:value="341.73046875" calcext:value-type="float">
            <text:p>341.73046875</text:p>
          </table:table-cell>
          <table:table-cell office:value-type="float" office:value="314.458587646484" calcext:value-type="float">
            <text:p>314.458587646484</text:p>
          </table:table-cell>
          <table:table-cell office:value-type="float" office:value="39.8055686950684" calcext:value-type="float">
            <text:p>39.8055686950684</text:p>
          </table:table-cell>
          <table:table-cell office:value-type="float" office:value="883" calcext:value-type="float">
            <text:p>883</text:p>
          </table:table-cell>
          <table:table-cell office:value-type="float" office:value="626" calcext:value-type="float">
            <text:p>626</text:p>
          </table:table-cell>
          <table:table-cell office:value-type="float" office:value="0.164219940104838" calcext:value-type="float">
            <text:p>0.164219940104838</text:p>
          </table:table-cell>
          <table:table-cell office:value-type="float" office:value="0.000727217782642968" calcext:value-type="float">
            <text:p>0.000727217782642968</text:p>
          </table:table-cell>
          <table:table-cell office:value-type="float" office:value="0.0000867436941591049" calcext:value-type="float">
            <text:p>8.67436941591049E-05</text:p>
          </table:table-cell>
          <table:table-cell office:value-type="float" office:value="0.00000003783312412095" calcext:value-type="float">
            <text:p>3.78331241209492E-08</text:p>
          </table:table-cell>
          <table:table-cell office:value-type="float" office:value="-0.00000000000002324425" calcext:value-type="float">
            <text:p>-2.32442495767815E-14</text:p>
          </table:table-cell>
          <table:table-cell office:value-type="float" office:value="-0.00000000101644960983" calcext:value-type="float">
            <text:p>-1.01644960983145E-09</text:p>
          </table:table-cell>
          <table:table-cell office:value-type="float" office:value="-0.00000000000006447536" calcext:value-type="float">
            <text:p>-6.44753616440454E-14</text:p>
          </table:table-cell>
          <table:table-cell office:value-type="string" calcext:value-type="string">
            <text:p>[[835, 445], [834, 446], [827, 446], [826, 447], [822, 447], [821, 448], [818, 448], [817, 449], [814, 449], [813, 450], [811, 450], [810, 451], [809, 451], [808, 452], [806, 452], [805, 453], [804, 453], [803, 454], [801, 454], [800, 455], [799, 455], [798, 456], [797, 456], [795, 458], [794, 458], [792, 460], [791, 460], [785, 466], [785, 467], [781, 471], [781, 472], [776, 477], [775, 477], [775, 478], [772, 481], [772, 482], [771, 483], [771, 484], [769, 486], [769, 487], [768, 488], [768, 489], [767, 490], [767, 491], [765, 493], [765, 494], [762, 497], [762, 498], [759, 501], [759, 502], [758, 503], [758, 504], [756, 506], [756, 507], [753, 510], [753, 511], [748, 516], [748, 517], [745, 520], [745, 521], [740, 526], [740, 527], [726, 541], [726, 542], [720, 548], [720, 549], [717, 552], [717, 553], [715, 555], [715, 556], [713, 558], [713, 559], [712, 560], [712, 562], [711, 563], [711, 565], [710, 566], [710, 568], [709, 569], [709, 572], [708, 573], [708, 577], [707, 578], [707, 585], [706, 586], [706, 597], [707, 598], [707, 606], [708, 607], [708, 608], [709, 609], [709, 611], [710, 612], [710, 613], [711, 614], [711, 615], [712, 616], [712, 618], [713, 619], [713, 620], [714, 621], [714, 622], [715, 623], [715, 625], [716, 626], [716, 627], [717, 628], [717, 630], [718, 631], [718, 632], [719, 633], [719, 634], [721, 636], [721, 637], [722, 637], [727, 642], [727, 643], [729, 645], [729, 646], [730, 647], [730, 649], [732, 651], [732, 652], [738, 658], [738, 659], [740, 661], [740, 662], [741, 663], [741, 664], [742, 665], [742, 666], [743, 667], [743, 668], [744, 669], [744, 670], [745, 671], [745, 672], [747, 674], [747, 675], [749, 677], [749, 678], [750, 679], [750, 680], [751, 681], [751, 682], [752, 683], [752, 685], [753, 686], [753, 688], [754, 689], [754, 692], [755, 693], [755, 696], [756, 697], [756, 699], [757, 700], [757, 702], [758, 703], [758, 705], [759, 706], [759, 707], [760, 708], [760, 709], [764, 713], [764, 714], [766, 716], [766, 717], [767, 718], [767, 719], [768, 720], [768, 721], [769, 722], [769, 723], [771, 725], [771, 726], [777, 732], [777, 733], [779, 735], [779, 737], [780, 738], [780, 740], [781, 741], [781, 743], [782, 744], [782, 745], [783, 746], [783, 748], [784, 749], [784, 750], [786, 752], [786, 753], [789, 756], [790, 756], [791, 757], [792, 757], [794, 759], [795, 759], [796, 760], [797, 760], [798, 761], [799, 761], [801, 763], [802, 763], [805, 766], [806, 766], [808, 768], [809, 768], [810, 769], [811, 769], [812, 770], [814, 770], [815, 771], [818, 771], [819, 772], [822, 772], [823, 773], [826, 773], [827, 774], [829, 774], [831, 776], [832, 776], [838, 782], [839, 782], [840, 783], [841, 783], [842, 784], [843, 784], [844, 785], [846, 785], [847, 786], [849, 786], [850, 787], [852, 787], [853, 788], [855, 788], [856, 789], [857, 789], [859, 791], [860, 791], [863, 794], [864, 794], [867, 797], [868, 797], [869, 798], [870, 798], [871, 799], [872, 799], [873, 800], [874, 800], [876, 802], [877, 802], [878, 803], [879, 803], [880, 804], [881, 804], [892, 815], [893, 815], [895, 817], [896, 817], [897, 818], [898, 818], [899, 819], [900, 819], [902, 821], [903, 821], [907, 825], [908, 825], [909, 826], [910, 826], [911, 827], [912, 827], [913, 828], [914, 828], [915, 829], [916, 829], [917, 830], [918, 830], [919, 831], [920, 831], [926, 825], [926, 824], [932, 818], [933, 818], [933, 817], [936, 814], [936, 813], [938, 811], [938, 810], [939, 809], [939, 808], [940, 807], [940, 806], [944, 802], [944, 801], [949, 796], [949, 795], [951, 793], [951, 792], [953, 790], [953, 789], [958, 784], [959, 784], [964, 779], [964, 778], [971, 771], [972, 771], [980, 763], [980, 762], [984, 758], [985, 758], [989, 754], [989, 753], [991, 751], [991, 750], [992, 749], [992, 748], [994, 746], [994, 745], [996, 743], [996, 742], [1001, 737], [1001, 736], [1002, 735], [1002, 734], [1004, 732], [1004, 731], [1005, 730], [1005, 729], [1008, 726], [1008, 725], [1012, 721], [1012, 720], [1015, 717], [1015, 716], [1019, 712], [1019, 711], [1022, 708], [1022, 707], [1032, 697], [1032, 696], [1036, 692], [1036, 691], [1039, 688], [1040, 688], [1047, 681], [1048, 681], [1054, 675], [1054, 674], [1062, 666], [1062, 665], [1063, 664], [1064, 664], [1064, 663], [1066, 661], [1066, 660], [1067, 659], [1067, 657], [1068, 656], [1068, 654], [1069, 653], [1069, 650], [1070, 649], [1070, 633], [1069, 632], [1069, 629], [1068, 628], [1068, 625], [1067, 624], [1067, 622], [1066, 621], [1066, 620], [1065, 619], [1065, 618], [1061, 614], [1061, 613], [1056, 608], [1056, 607], [1053, 604], [1053, 603], [1052, 602], [1052, 601], [1051, 600], [1051, 599], [1049, 597], [1049, 596], [1048, 595], [1048, 594], [1046, 592], [1046, 591], [1045, 590], [1045, 589], [1044, 588], [1044, 586], [1043, 585], [1043, 584], [1042, 583], [1042, 582], [1041, 581], [1041, 580], [1040, 579], [1040, 578], [1038, 576], [1038, 575], [1037, 574], [1037, 573], [1036, 572], [1036, 571], [1035, 570], [1035, 568], [1034, 567], [1034, 566], [1033, 565], [1033, 564], [1032, 563], [1032, 561], [1031, 560], [1031, 559], [1030, 558], [1030, 557], [1029, 556], [1029, 555], [1028, 554], [1028, 553], [1027, 552], [1027, 551], [1026, 550], [1026, 549], [1025, 548], [1025, 547], [1015, 537], [1015, 536], [1009, 530], [1008, 530], [1004, 526], [1003, 526], [1002, 525], [1001, 525], [999, 523], [998, 523], [997, 522], [996, 522], [995, 521], [994, 521], [993, 520], [992, 520], [991, 519], [990, 519], [988, 517], [987, 517], [986, 516], [985, 516], [984, 515], [982, 515], [981, 514], [980, 514], [979, 513], [977, 513], [976, 512], [974, 512], [973, 511], [971, 511], [970, 510], [969, 510], [968, 509], [967, 509], [966, 508], [964, 508], [963, 507], [962, 507], [961, 506], [960, 506], [959, 505], [958, 505], [956, 503], [955, 503], [952, 500], [951, 500], [950, 499], [949, 499], [947, 497], [946, 497], [945, 496], [944, 496], [943, 495], [942, 495], [941, 494], [940, 494], [939, 493], [938, 493], [937, 492], [936, 492], [934, 490], [933, 490], [924, 481], [923, 481], [921, 479], [920, 479], [919, 478], [918, 478], [910, 470], [909, 470], [907, 468], [906, 468], [905, 467], [904, 467], [903, 466], [902, 466], [900, 464], [899, 464], [898, 463], [897, 463], [896, 462], [895, 462], [893, 460], [892, 460], [890, 458], [889, 458], [887, 456], [886, 456], [884, 454], [883, 454], [882, 453], [881, 453], [880, 452], [878, 452], [877, 451], [874, 451], [873, 450], [871, 450], [870, 449], [868, 449], [867, 448], [863, 448], [862, 447], [858, 447], [857, 446], [851, 446], [850, 445]]</text:p>
          </table:table-cell>
          <table:table-cell office:value-type="string" calcext:value-type="string">
            <text:p>[[643, 634], [844, 393], [1107, 611], [906, 853]]</text:p>
          </table:table-cell>
          <table:table-cell office:value-type="float" office:value="0.9998086" calcext:value-type="float">
            <text:p>0.9998086</text:p>
          </table:table-cell>
          <table:table-cell office:value-type="string" calcext:value-type="string">
            <text:p>pixels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6835_KAH_1_box4_img2.tif</text:p>
          </table:table-cell>
          <table:table-cell office:value-type="string" calcext:value-type="string">
            <text:p>BMR</text:p>
          </table:table-cell>
          <table:table-cell office:value-type="string" calcext:value-type="string">
            <text:p>autozooid</text:p>
          </table:table-cell>
          <table:table-cell office:value-type="float" office:value="536.650512695313" calcext:value-type="float">
            <text:p>536.650512695313</text:p>
          </table:table-cell>
          <table:table-cell office:value-type="float" office:value="370.33740234375" calcext:value-type="float">
            <text:p>370.33740234375</text:p>
          </table:table-cell>
          <table:table-cell office:value-type="float" office:value="128612" calcext:value-type="float">
            <text:p>128612</text:p>
          </table:table-cell>
          <table:table-cell office:value-type="float" office:value="1431.99407279491" calcext:value-type="float">
            <text:p>1431.99407279491</text:p>
          </table:table-cell>
          <table:table-cell office:value-type="float" office:value="0.975171833356712" calcext:value-type="float">
            <text:p>0.975171833356712</text:p>
          </table:table-cell>
          <table:table-cell office:value-type="float" office:value="0.788150063921905" calcext:value-type="float">
            <text:p>0.788150063921905</text:p>
          </table:table-cell>
          <table:table-cell office:value-type="float" office:value="0.692353433288089" calcext:value-type="float">
            <text:p>0.692353433288089</text:p>
          </table:table-cell>
          <table:table-cell office:value-type="float" office:value="492.277984619141" calcext:value-type="float">
            <text:p>492.277984619141</text:p>
          </table:table-cell>
          <table:table-cell office:value-type="float" office:value="340.830352783203" calcext:value-type="float">
            <text:p>340.830352783203</text:p>
          </table:table-cell>
          <table:table-cell office:value-type="float" office:value="60.5086364746094" calcext:value-type="float">
            <text:p>60.5086364746094</text:p>
          </table:table-cell>
          <table:table-cell office:value-type="float" office:value="1989" calcext:value-type="float">
            <text:p>1989</text:p>
          </table:table-cell>
          <table:table-cell office:value-type="float" office:value="1192" calcext:value-type="float">
            <text:p>1192</text:p>
          </table:table-cell>
          <table:table-cell office:value-type="float" office:value="0.176027351415409" calcext:value-type="float">
            <text:p>0.176027351415409</text:p>
          </table:table-cell>
          <table:table-cell office:value-type="float" office:value="0.00509322692975875" calcext:value-type="float">
            <text:p>0.00509322692975875</text:p>
          </table:table-cell>
          <table:table-cell office:value-type="float" office:value="0.0000752293963727536" calcext:value-type="float">
            <text:p>7.52293963727536E-05</text:p>
          </table:table-cell>
          <table:table-cell office:value-type="float" office:value="0.00000249730398510293" calcext:value-type="float">
            <text:p>2.49730398510293E-06</text:p>
          </table:table-cell>
          <table:table-cell office:value-type="float" office:value="-0.00000000002883231886" calcext:value-type="float">
            <text:p>-2.88323188612616E-11</text:p>
          </table:table-cell>
          <table:table-cell office:value-type="float" office:value="-0.00000014015312435024" calcext:value-type="float">
            <text:p>-1.40153124350238E-07</text:p>
          </table:table-cell>
          <table:table-cell office:value-type="float" office:value="-0.00000000001844879237" calcext:value-type="float">
            <text:p>-1.84487923715165E-11</text:p>
          </table:table-cell>
          <table:table-cell office:value-type="string" calcext:value-type="string">
            <text:p>[[1949, 1024], [1948, 1025], [1936, 1025], [1935, 1026], [1931, 1026], [1930, 1027], [1927, 1027], [1926, 1028], [1923, 1028], [1922, 1029], [1920, 1029], [1919, 1030], [1917, 1030], [1916, 1031], [1915, 1031], [1912, 1034], [1911, 1034], [1909, 1036], [1908, 1036], [1905, 1039], [1904, 1039], [1901, 1042], [1900, 1042], [1896, 1046], [1895, 1046], [1893, 1048], [1892, 1048], [1890, 1050], [1889, 1050], [1888, 1051], [1887, 1051], [1886, 1052], [1885, 1052], [1884, 1053], [1883, 1053], [1882, 1054], [1881, 1054], [1879, 1056], [1878, 1056], [1876, 1058], [1875, 1058], [1870, 1063], [1869, 1063], [1866, 1066], [1865, 1066], [1863, 1068], [1862, 1068], [1861, 1069], [1860, 1069], [1857, 1072], [1856, 1072], [1852, 1076], [1851, 1076], [1849, 1078], [1848, 1078], [1846, 1080], [1845, 1080], [1844, 1081], [1843, 1081], [1842, 1082], [1841, 1082], [1839, 1084], [1838, 1084], [1838, 1085], [1830, 1093], [1830, 1094], [1820, 1104], [1819, 1104], [1814, 1109], [1814, 1110], [1794, 1130], [1794, 1131], [1785, 1140], [1784, 1140], [1782, 1142], [1781, 1142], [1779, 1144], [1778, 1144], [1769, 1153], [1768, 1153], [1766, 1155], [1765, 1155], [1764, 1156], [1763, 1156], [1762, 1157], [1761, 1157], [1760, 1158], [1759, 1158], [1758, 1159], [1757, 1159], [1756, 1160], [1755, 1160], [1753, 1162], [1752, 1162], [1737, 1177], [1737, 1180], [1738, 1181], [1738, 1190], [1739, 1191], [1739, 1192], [1740, 1193], [1740, 1194], [1741, 1195], [1741, 1197], [1742, 1198], [1742, 1199], [1743, 1200], [1743, 1201], [1744, 1202], [1744, 1203], [1747, 1206], [1747, 1207], [1749, 1209], [1749, 1210], [1751, 1212], [1751, 1213], [1752, 1214], [1752, 1215], [1753, 1216], [1753, 1217], [1754, 1218], [1754, 1219], [1755, 1220], [1755, 1221], [1756, 1222], [1756, 1223], [1758, 1225], [1758, 1226], [1759, 1227], [1759, 1228], [1761, 1230], [1761, 1231], [1763, 1233], [1763, 1234], [1765, 1236], [1765, 1237], [1766, 1238], [1766, 1239], [1767, 1240], [1767, 1241], [1768, 1242], [1768, 1243], [1769, 1244], [1769, 1246], [1770, 1247], [1770, 1249], [1771, 1250], [1771, 1252], [1772, 1253], [1772, 1256], [1773, 1257], [1773, 1262], [1774, 1263], [1774, 1269], [1775, 1270], [1775, 1280], [1776, 1281], [1776, 1286], [1777, 1287], [1777, 1290], [1778, 1291], [1778, 1295], [1779, 1296], [1779, 1303], [1780, 1304], [1780, 1311], [1781, 1312], [1781, 1317], [1782, 1318], [1782, 1322], [1783, 1323], [1783, 1325], [1784, 1326], [1784, 1328], [1785, 1329], [1785, 1331], [1786, 1332], [1786, 1336], [1787, 1337], [1787, 1346], [1788, 1347], [1788, 1350], [1789, 1351], [1789, 1352], [1791, 1354], [1791, 1355], [1793, 1357], [1793, 1358], [1797, 1362], [1798, 1362], [1799, 1363], [1801, 1363], [1802, 1364], [1807, 1364], [1808, 1365], [1817, 1365], [1818, 1366], [1825, 1366], [1826, 1365], [1834, 1365], [1835, 1364], [1842, 1364], [1843, 1363], [1848, 1363], [1849, 1362], [1854, 1362], [1855, 1361], [1858, 1361], [1859, 1360], [1877, 1360], [1878, 1359], [1886, 1359], [1887, 1358], [1895, 1358], [1896, 1357], [1905, 1357], [1906, 1356], [1915, 1356], [1916, 1355], [1944, 1355], [1945, 1354], [1967, 1354], [1968, 1355], [1984, 1355], [1985, 1356], [2005, 1356], [2006, 1357], [2018, 1357], [2019, 1356], [2032, 1356], [2033, 1355], [2034, 1355], [2035, 1354], [2036, 1354], [2037, 1353], [2038, 1353], [2040, 1351], [2041, 1351], [2044, 1348], [2045, 1348], [2047, 1346], [2048, 1346], [2050, 1344], [2051, 1344], [2052, 1343], [2053, 1343], [2055, 1341], [2056, 1341], [2067, 1330], [2068, 1330], [2069, 1329], [2070, 1329], [2071, 1328], [2072, 1328], [2073, 1327], [2074, 1327], [2075, 1326], [2076, 1326], [2078, 1324], [2079, 1324], [2082, 1321], [2083, 1321], [2086, 1318], [2087, 1318], [2088, 1317], [2089, 1317], [2090, 1316], [2091, 1316], [2092, 1315], [2093, 1315], [2094, 1314], [2095, 1314], [2096, 1313], [2097, 1313], [2098, 1312], [2099, 1312], [2101, 1310], [2102, 1310], [2104, 1308], [2105, 1308], [2106, 1307], [2107, 1307], [2108, 1306], [2109, 1306], [2110, 1305], [2112, 1305], [2113, 1304], [2114, 1304], [2115, 1303], [2117, 1303], [2118, 1302], [2119, 1302], [2120, 1301], [2122, 1301], [2123, 1300], [2125, 1300], [2126, 1299], [2127, 1299], [2128, 1298], [2130, 1298], [2131, 1297], [2132, 1297], [2134, 1295], [2135, 1295], [2136, 1294], [2137, 1294], [2138, 1293], [2139, 1293], [2140, 1292], [2141, 1292], [2142, 1291], [2143, 1291], [2144, 1290], [2146, 1290], [2147, 1289], [2149, 1289], [2150, 1288], [2151, 1288], [2152, 1287], [2154, 1287], [2155, 1286], [2156, 1286], [2157, 1285], [2158, 1285], [2159, 1284], [2160, 1284], [2162, 1282], [2163, 1282], [2165, 1280], [2166, 1280], [2167, 1279], [2168, 1279], [2170, 1277], [2171, 1277], [2173, 1275], [2174, 1275], [2176, 1273], [2177, 1273], [2182, 1268], [2183, 1268], [2185, 1266], [2186, 1266], [2187, 1265], [2188, 1265], [2190, 1263], [2191, 1263], [2193, 1261], [2194, 1261], [2197, 1258], [2198, 1258], [2202, 1254], [2203, 1254], [2205, 1252], [2206, 1252], [2207, 1251], [2208, 1251], [2211, 1248], [2212, 1248], [2223, 1237], [2224, 1237], [2226, 1235], [2227, 1235], [2234, 1228], [2234, 1227], [2243, 1218], [2244, 1218], [2245, 1217], [2245, 1216], [2246, 1215], [2246, 1212], [2247, 1211], [2247, 1207], [2248, 1206], [2248, 1184], [2247, 1183], [2247, 1175], [2246, 1174], [2246, 1172], [2245, 1171], [2245, 1169], [2244, 1168], [2244, 1166], [2243, 1165], [2243, 1164], [2242, 1163], [2242, 1162], [2240, 1160], [2240, 1159], [2239, 1158], [2239, 1156], [2238, 1155], [2238, 1154], [2237, 1153], [2237, 1151], [2236, 1150], [2236, 1148], [2235, 1147], [2235, 1145], [2234, 1144], [2234, 1141], [2233, 1140], [2233, 1138], [2232, 1137], [2232, 1136], [2231, 1135], [2231, 1134], [2230, 1133], [2230, 1132], [2229, 1131], [2229, 1130], [2227, 1128], [2227, 1127], [2224, 1124], [2224, 1123], [2222, 1121], [2222, 1120], [2220, 1118], [2220, 1117], [2219, 1116], [2219, 1115], [2218, 1114], [2218, 1113], [2217, 1112], [2217, 1111], [2216, 1110], [2216, 1109], [2214, 1107], [2214, 1106], [2213, 1105], [2213, 1104], [2212, 1103], [2212, 1102], [2210, 1100], [2210, 1099], [2208, 1097], [2208, 1096], [2207, 1095], [2207, 1094], [2202, 1089], [2201, 1089], [2184, 1072], [2183, 1072], [2180, 1069], [2179, 1069], [2175, 1065], [2174, 1065], [2170, 1061], [2169, 1061], [2164, 1056], [2164, 1055], [2160, 1051], [2160, 1050], [2157, 1047], [2157, 1046], [2155, 1044], [2154, 1044], [2152, 1042], [2151, 1042], [2150, 1041], [2149, 1041], [2148, 1040], [2147, 1040], [2146, 1039], [2144, 1039], [2143, 1038], [2142, 1038], [2141, 1037], [2139, 1037], [2138, 1036], [2136, 1036], [2135, 1035], [2133, 1035], [2132, 1034], [2131, 1034], [2130, 1033], [2127, 1033], [2126, 1032], [2121, 1032], [2120, 1031], [2113, 1031], [2112, 1030], [2071, 1030], [2070, 1029], [2052, 1029], [2051, 1028], [2039, 1028], [2038, 1027], [2026, 1027], [2025, 1026], [2013, 1026], [2012, 1025], [1977, 1025], [1976, 1024]]</text:p>
          </table:table-cell>
          <table:table-cell office:value-type="string" calcext:value-type="string">
            <text:p>[[1681, 1162], [2110, 920], [2278, 1217], [1849, 1459]]</text:p>
          </table:table-cell>
          <table:table-cell office:value-type="float" office:value="0.9997656" calcext:value-type="float">
            <text:p>0.9997656</text:p>
          </table:table-cell>
          <table:table-cell office:value-type="string" calcext:value-type="string">
            <text:p>pixels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6835_KAH_1_box4_img2.tif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autozooid</text:p>
          </table:table-cell>
          <table:table-cell office:value-type="float" office:value="395.209594726562" calcext:value-type="float">
            <text:p>395.209594726562</text:p>
          </table:table-cell>
          <table:table-cell office:value-type="float" office:value="493.528167724609" calcext:value-type="float">
            <text:p>493.528167724609</text:p>
          </table:table-cell>
          <table:table-cell office:value-type="float" office:value="121972" calcext:value-type="float">
            <text:p>121972</text:p>
          </table:table-cell>
          <table:table-cell office:value-type="float" office:value="1415.59204912186" calcext:value-type="float">
            <text:p>1415.59204912186</text:p>
          </table:table-cell>
          <table:table-cell office:value-type="float" office:value="0.960988311857142" calcext:value-type="float">
            <text:p>0.960988311857142</text:p>
          </table:table-cell>
          <table:table-cell office:value-type="float" office:value="0.764880835760284" calcext:value-type="float">
            <text:p>0.764880835760284</text:p>
          </table:table-cell>
          <table:table-cell office:value-type="float" office:value="0.77365390218892" calcext:value-type="float">
            <text:p>0.77365390218892</text:p>
          </table:table-cell>
          <table:table-cell office:value-type="float" office:value="463.970642089844" calcext:value-type="float">
            <text:p>463.970642089844</text:p>
          </table:table-cell>
          <table:table-cell office:value-type="float" office:value="358.952697753906" calcext:value-type="float">
            <text:p>358.952697753906</text:p>
          </table:table-cell>
          <table:table-cell office:value-type="float" office:value="75.9637603759766" calcext:value-type="float">
            <text:p>75.9637603759766</text:p>
          </table:table-cell>
          <table:table-cell office:value-type="float" office:value="935" calcext:value-type="float">
            <text:p>935</text:p>
          </table:table-cell>
          <table:table-cell office:value-type="float" office:value="268" calcext:value-type="float">
            <text:p>268</text:p>
          </table:table-cell>
          <table:table-cell office:value-type="float" office:value="0.166790644735467" calcext:value-type="float">
            <text:p>0.166790644735467</text:p>
          </table:table-cell>
          <table:table-cell office:value-type="float" office:value="0.00161237031056393" calcext:value-type="float">
            <text:p>0.00161237031056393</text:p>
          </table:table-cell>
          <table:table-cell office:value-type="float" office:value="0.0000994589955436972" calcext:value-type="float">
            <text:p>9.94589955436972E-05</text:p>
          </table:table-cell>
          <table:table-cell office:value-type="float" office:value="0.00000254254679606659" calcext:value-type="float">
            <text:p>2.54254679606659E-06</text:p>
          </table:table-cell>
          <table:table-cell office:value-type="float" office:value="0.00000000003961237627" calcext:value-type="float">
            <text:p>3.96123762656032E-11</text:p>
          </table:table-cell>
          <table:table-cell office:value-type="float" office:value="0.00000008685625029617" calcext:value-type="float">
            <text:p>8.68562502961668E-08</text:p>
          </table:table-cell>
          <table:table-cell office:value-type="float" office:value="-0.00000000000809988238" calcext:value-type="float">
            <text:p>-8.09988238022352E-12</text:p>
          </table:table-cell>
          <table:table-cell office:value-type="string" calcext:value-type="string">
            <text:p>[[915, 58], [914, 59], [910, 59], [909, 60], [905, 60], [904, 61], [902, 61], [901, 62], [899, 62], [898, 63], [896, 63], [895, 64], [894, 64], [893, 65], [892, 65], [891, 66], [889, 66], [888, 67], [887, 67], [886, 68], [884, 68], [883, 69], [882, 69], [881, 70], [880, 70], [879, 71], [878, 71], [877, 72], [876, 72], [875, 73], [869, 73], [868, 74], [863, 74], [862, 75], [857, 75], [856, 76], [852, 76], [851, 77], [847, 77], [846, 78], [837, 78], [836, 79], [830, 79], [829, 80], [825, 80], [824, 81], [821, 81], [820, 82], [817, 82], [816, 83], [815, 83], [814, 84], [812, 84], [811, 85], [809, 85], [808, 86], [807, 86], [806, 87], [805, 87], [803, 89], [803, 90], [800, 93], [799, 93], [796, 96], [795, 96], [793, 98], [792, 98], [790, 100], [790, 101], [788, 103], [788, 104], [786, 106], [786, 107], [785, 108], [785, 109], [784, 110], [784, 111], [781, 114], [781, 115], [774, 122], [774, 123], [772, 125], [772, 126], [771, 127], [771, 128], [770, 129], [770, 130], [768, 132], [768, 133], [766, 135], [766, 136], [761, 141], [761, 142], [759, 144], [759, 146], [758, 147], [758, 148], [757, 149], [757, 151], [756, 152], [756, 153], [755, 154], [755, 156], [754, 157], [754, 158], [753, 159], [753, 161], [752, 162], [752, 164], [751, 165], [751, 166], [750, 167], [750, 169], [749, 170], [749, 172], [748, 173], [748, 176], [747, 177], [747, 182], [748, 183], [748, 187], [749, 188], [749, 191], [750, 192], [750, 194], [751, 195], [751, 198], [752, 199], [752, 200], [753, 201], [753, 204], [754, 205], [754, 207], [755, 208], [755, 211], [756, 212], [756, 216], [757, 217], [757, 220], [758, 221], [758, 225], [759, 226], [759, 228], [760, 229], [760, 232], [761, 233], [761, 237], [762, 238], [762, 241], [763, 242], [763, 244], [764, 245], [764, 248], [765, 249], [765, 251], [766, 252], [766, 255], [767, 256], [767, 258], [768, 259], [768, 263], [769, 264], [769, 268], [770, 269], [770, 275], [771, 276], [771, 283], [772, 284], [772, 289], [773, 290], [773, 295], [774, 296], [774, 299], [775, 300], [775, 304], [776, 305], [776, 309], [777, 310], [777, 314], [778, 315], [778, 318], [779, 319], [779, 323], [780, 324], [780, 328], [781, 329], [781, 334], [782, 335], [782, 339], [783, 340], [783, 344], [784, 345], [784, 349], [785, 350], [785, 354], [786, 355], [786, 358], [787, 359], [787, 361], [788, 362], [788, 364], [789, 365], [789, 366], [790, 367], [790, 368], [791, 369], [791, 370], [792, 371], [792, 372], [793, 373], [793, 374], [794, 375], [794, 377], [795, 378], [795, 380], [796, 381], [796, 383], [797, 384], [797, 386], [798, 387], [798, 390], [799, 391], [799, 394], [800, 395], [800, 396], [801, 397], [801, 399], [802, 400], [802, 401], [803, 402], [803, 403], [804, 404], [804, 405], [805, 406], [805, 407], [807, 409], [807, 410], [808, 411], [808, 412], [810, 414], [810, 415], [812, 417], [812, 418], [815, 421], [815, 422], [819, 426], [819, 427], [824, 432], [825, 432], [828, 435], [829, 435], [831, 437], [832, 437], [833, 438], [838, 438], [839, 439], [845, 439], [846, 440], [850, 440], [851, 441], [853, 441], [854, 442], [855, 442], [856, 443], [858, 443], [859, 444], [861, 444], [862, 445], [863, 445], [864, 446], [866, 446], [867, 447], [869, 447], [870, 448], [873, 448], [874, 449], [876, 449], [877, 450], [879, 450], [880, 451], [883, 451], [884, 452], [886, 452], [887, 453], [889, 453], [890, 454], [891, 454], [892, 455], [893, 455], [894, 456], [895, 456], [901, 462], [902, 462], [905, 465], [906, 465], [909, 468], [910, 468], [912, 470], [913, 470], [915, 472], [916, 472], [918, 474], [919, 474], [923, 478], [923, 479], [929, 485], [930, 485], [931, 486], [932, 486], [934, 488], [935, 488], [936, 489], [937, 489], [940, 492], [941, 492], [945, 496], [945, 497], [946, 498], [947, 498], [949, 500], [950, 500], [952, 502], [953, 502], [954, 503], [955, 503], [957, 505], [958, 505], [959, 506], [960, 506], [961, 507], [963, 507], [964, 508], [965, 508], [966, 509], [967, 509], [968, 510], [969, 510], [970, 511], [971, 511], [972, 512], [973, 512], [975, 514], [978, 514], [979, 515], [982, 515], [983, 516], [987, 516], [988, 517], [990, 517], [991, 516], [994, 516], [995, 515], [998, 515], [999, 514], [1001, 514], [1002, 513], [1003, 513], [1013, 503], [1014, 503], [1020, 497], [1020, 496], [1021, 495], [1021, 494], [1022, 493], [1022, 492], [1023, 491], [1023, 490], [1025, 488], [1025, 487], [1027, 485], [1027, 484], [1031, 480], [1031, 479], [1033, 477], [1033, 476], [1034, 475], [1034, 474], [1035, 473], [1035, 472], [1036, 471], [1036, 470], [1038, 468], [1038, 467], [1039, 466], [1039, 465], [1040, 464], [1040, 462], [1041, 461], [1041, 460], [1043, 458], [1043, 457], [1045, 455], [1045, 454], [1047, 452], [1047, 451], [1048, 450], [1048, 449], [1049, 448], [1049, 447], [1050, 446], [1050, 445], [1051, 444], [1051, 441], [1052, 440], [1052, 436], [1053, 435], [1053, 432], [1054, 431], [1054, 428], [1055, 427], [1055, 425], [1056, 424], [1056, 422], [1057, 421], [1057, 420], [1058, 419], [1058, 418], [1059, 417], [1059, 416], [1060, 415], [1060, 414], [1061, 413], [1061, 411], [1062, 410], [1062, 409], [1063, 408], [1063, 406], [1064, 405], [1064, 403], [1065, 402], [1065, 400], [1066, 399], [1066, 397], [1067, 396], [1067, 394], [1068, 393], [1068, 391], [1069, 390], [1069, 388], [1071, 386], [1071, 385], [1072, 384], [1072, 383], [1075, 380], [1075, 379], [1077, 377], [1077, 376], [1078, 375], [1078, 374], [1079, 373], [1079, 371], [1080, 370], [1080, 369], [1081, 368], [1081, 367], [1082, 366], [1082, 365], [1083, 364], [1083, 363], [1085, 361], [1085, 360], [1088, 357], [1088, 356], [1089, 355], [1089, 354], [1091, 352], [1091, 351], [1093, 349], [1093, 348], [1095, 346], [1095, 345], [1098, 342], [1098, 341], [1101, 338], [1101, 337], [1103, 335], [1103, 334], [1106, 331], [1106, 330], [1116, 320], [1116, 319], [1117, 318], [1117, 317], [1118, 316], [1118, 315], [1120, 313], [1120, 312], [1123, 309], [1123, 308], [1130, 301], [1130, 294], [1131, 293], [1131, 285], [1132, 284], [1132, 275], [1133, 274], [1133, 266], [1132, 265], [1132, 263], [1131, 262], [1131, 260], [1130, 259], [1130, 258], [1127, 255], [1127, 254], [1125, 252], [1125, 251], [1123, 249], [1123, 248], [1121, 246], [1120, 246], [1110, 236], [1110, 235], [1109, 234], [1109, 233], [1108, 232], [1108, 231], [1106, 229], [1106, 228], [1098, 220], [1098, 219], [1096, 217], [1096, 216], [1095, 215], [1095, 214], [1094, 213], [1094, 211], [1093, 210], [1093, 209], [1092, 208], [1092, 207], [1091, 206], [1091, 205], [1090, 204], [1090, 203], [1089, 202], [1089, 201], [1088, 200], [1088, 199], [1086, 197], [1086, 196], [1085, 195], [1085, 193], [1084, 192], [1084, 190], [1083, 189], [1083, 187], [1082, 186], [1082, 184], [1081, 183], [1081, 180], [1080, 179], [1080, 177], [1079, 176], [1079, 173], [1078, 172], [1078, 169], [1077, 168], [1077, 166], [1076, 165], [1076, 162], [1075, 161], [1075, 159], [1074, 158], [1074, 155], [1073, 154], [1073, 153], [1072, 152], [1072, 150], [1071, 149], [1071, 147], [1070, 146], [1070, 144], [1069, 143], [1069, 141], [1068, 140], [1068, 138], [1067, 137], [1067, 135], [1066, 134], [1066, 131], [1065, 130], [1065, 128], [1064, 127], [1064, 124], [1063, 123], [1063, 120], [1062, 119], [1062, 116], [1061, 115], [1061, 112], [1060, 111], [1060, 109], [1059, 108], [1059, 106], [1057, 104], [1057, 103], [1056, 102], [1056, 101], [1055, 100], [1055, 99], [1054, 98], [1054, 97], [1053, 96], [1053, 95], [1052, 94], [1052, 92], [1051, 91], [1051, 90], [1050, 89], [1050, 88], [1049, 87], [1049, 85], [1048, 84], [1048, 83], [1047, 82], [1047, 81], [1045, 79], [1045, 78], [1043, 78], [1042, 77], [1040, 77], [1039, 76], [1035, 76], [1034, 75], [1031, 75], [1025, 81], [1024, 81], [1021, 84], [1020, 84], [1018, 86], [1015, 86], [1014, 85], [1012, 85], [1011, 84], [1008, 84], [1007, 83], [1005, 83], [1004, 82], [1002, 82], [1001, 81], [999, 81], [998, 80], [996, 80], [995, 79], [993, 79], [992, 78], [990, 78], [989, 77], [988, 77], [987, 76], [986, 76], [985, 75], [983, 75], [982, 74], [980, 74], [979, 73], [978, 73], [977, 72], [975, 72], [974, 71], [973, 71], [971, 69], [970, 69], [968, 67], [967, 67], [965, 65], [964, 65], [962, 63], [961, 63], [960, 62], [957, 62], [956, 61], [953, 61], [952, 60], [948, 60], [947, 59], [938, 59], [937, 58]]</text:p>
          </table:table-cell>
          <table:table-cell office:value-type="string" calcext:value-type="string">
            <text:p>[[722, 105], [1071, 18], [1183, 468], [835, 555]]</text:p>
          </table:table-cell>
          <table:table-cell office:value-type="float" office:value="0.99976355" calcext:value-type="float">
            <text:p>0.99976355</text:p>
          </table:table-cell>
          <table:table-cell office:value-type="string" calcext:value-type="string">
            <text:p>pixels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6835_KAH_1_box4_img2.tif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autozooid</text:p>
          </table:table-cell>
          <table:table-cell office:value-type="float" office:value="423.829040527344" calcext:value-type="float">
            <text:p>423.829040527344</text:p>
          </table:table-cell>
          <table:table-cell office:value-type="float" office:value="435.467346191406" calcext:value-type="float">
            <text:p>435.467346191406</text:p>
          </table:table-cell>
          <table:table-cell office:value-type="float" office:value="92903" calcext:value-type="float">
            <text:p>92903</text:p>
          </table:table-cell>
          <table:table-cell office:value-type="float" office:value="1420.36160361767" calcext:value-type="float">
            <text:p>1420.36160361767</text:p>
          </table:table-cell>
          <table:table-cell office:value-type="float" office:value="0.819402182061934" calcext:value-type="float">
            <text:p>0.819402182061934</text:p>
          </table:table-cell>
          <table:table-cell office:value-type="float" office:value="0.578684373699516" calcext:value-type="float">
            <text:p>0.578684373699516</text:p>
          </table:table-cell>
          <table:table-cell office:value-type="float" office:value="0.887601862850086" calcext:value-type="float">
            <text:p>0.887601862850086</text:p>
          </table:table-cell>
          <table:table-cell office:value-type="float" office:value="397.228973388672" calcext:value-type="float">
            <text:p>397.228973388672</text:p>
          </table:table-cell>
          <table:table-cell office:value-type="float" office:value="352.581176757812" calcext:value-type="float">
            <text:p>352.581176757812</text:p>
          </table:table-cell>
          <table:table-cell office:value-type="float" office:value="75.3881988525391" calcext:value-type="float">
            <text:p>75.3881988525391</text:p>
          </table:table-cell>
          <table:table-cell office:value-type="float" office:value="1112" calcext:value-type="float">
            <text:p>1112</text:p>
          </table:table-cell>
          <table:table-cell office:value-type="float" office:value="827" calcext:value-type="float">
            <text:p>827</text:p>
          </table:table-cell>
          <table:table-cell office:value-type="float" office:value="0.190999703990023" calcext:value-type="float">
            <text:p>0.190999703990023</text:p>
          </table:table-cell>
          <table:table-cell office:value-type="float" office:value="0.00248421719353309" calcext:value-type="float">
            <text:p>0.00248421719353309</text:p>
          </table:table-cell>
          <table:table-cell office:value-type="float" office:value="0.00148012782130402" calcext:value-type="float">
            <text:p>0.00148012782130402</text:p>
          </table:table-cell>
          <table:table-cell office:value-type="float" office:value="0.000158482769036174" calcext:value-type="float">
            <text:p>0.000158482769036174</text:p>
          </table:table-cell>
          <table:table-cell office:value-type="float" office:value="-0.00000002096445216346" calcext:value-type="float">
            <text:p>-2.09644521634603E-08</text:p>
          </table:table-cell>
          <table:table-cell office:value-type="float" office:value="0.00000066789857883669" calcext:value-type="float">
            <text:p>6.6789857883669E-07</text:p>
          </table:table-cell>
          <table:table-cell office:value-type="float" office:value="0.00000007383939444721" calcext:value-type="float">
            <text:p>7.38393944472073E-08</text:p>
          </table:table-cell>
          <table:table-cell office:value-type="string" calcext:value-type="string">
            <text:p>[[1186, 651], [1185, 652], [1182, 652], [1181, 653], [1178, 653], [1177, 654], [1174, 654], [1173, 655], [1166, 655], [1165, 656], [1157, 656], [1156, 657], [1138, 657], [1137, 656], [1125, 656], [1124, 655], [1109, 655], [1108, 654], [1103, 654], [1102, 653], [1091, 653], [1090, 654], [1083, 654], [1082, 655], [1081, 655], [1080, 656], [1079, 656], [1078, 657], [1077, 657], [1076, 658], [1075, 658], [1074, 659], [1073, 659], [1072, 660], [1071, 660], [1069, 662], [1068, 662], [1065, 665], [1065, 666], [1060, 671], [1060, 672], [1047, 685], [1046, 685], [1043, 688], [1042, 688], [1040, 690], [1039, 690], [1033, 696], [1033, 697], [1029, 701], [1029, 702], [1019, 712], [1019, 713], [1017, 715], [1017, 716], [1014, 719], [1014, 720], [1012, 722], [1012, 723], [1009, 726], [1009, 727], [1002, 734], [1002, 735], [1001, 736], [1001, 737], [999, 739], [999, 740], [998, 741], [998, 742], [997, 743], [997, 744], [996, 745], [996, 746], [987, 755], [987, 756], [985, 758], [985, 759], [977, 767], [976, 767], [973, 770], [973, 771], [970, 774], [970, 775], [964, 781], [963, 781], [961, 783], [960, 783], [958, 785], [958, 786], [956, 788], [956, 789], [955, 790], [955, 791], [953, 793], [953, 794], [951, 796], [951, 797], [943, 805], [943, 806], [941, 808], [941, 809], [938, 812], [938, 813], [934, 817], [934, 818], [933, 819], [933, 820], [932, 821], [932, 823], [931, 824], [931, 826], [930, 827], [930, 829], [929, 830], [929, 833], [928, 834], [928, 836], [929, 837], [929, 842], [930, 843], [930, 848], [931, 849], [931, 852], [932, 853], [932, 856], [933, 857], [933, 860], [934, 861], [934, 864], [935, 865], [935, 874], [936, 875], [936, 885], [935, 886], [935, 891], [934, 892], [934, 899], [933, 900], [933, 906], [932, 907], [932, 928], [933, 929], [933, 944], [934, 945], [934, 948], [935, 949], [935, 952], [936, 953], [936, 957], [937, 958], [937, 975], [938, 976], [938, 983], [939, 984], [939, 991], [940, 992], [940, 999], [941, 1000], [941, 1006], [942, 1007], [942, 1009], [943, 1010], [943, 1012], [944, 1013], [944, 1015], [945, 1016], [945, 1017], [946, 1018], [946, 1019], [947, 1020], [947, 1021], [949, 1023], [949, 1024], [951, 1026], [951, 1027], [952, 1028], [952, 1029], [954, 1031], [954, 1032], [956, 1034], [956, 1035], [957, 1036], [957, 1037], [962, 1042], [965, 1042], [966, 1043], [968, 1043], [969, 1044], [972, 1044], [973, 1045], [975, 1045], [976, 1046], [977, 1046], [983, 1040], [983, 1039], [985, 1037], [985, 1035], [986, 1034], [986, 1033], [987, 1032], [987, 1031], [988, 1030], [988, 1028], [989, 1027], [989, 1026], [990, 1025], [990, 1024], [991, 1023], [991, 1021], [995, 1017], [995, 1016], [997, 1014], [997, 1013], [1000, 1010], [1000, 1009], [1002, 1007], [1002, 1006], [1004, 1004], [1004, 1003], [1006, 1001], [1006, 1000], [1008, 998], [1008, 997], [1009, 996], [1009, 995], [1010, 994], [1010, 993], [1011, 992], [1011, 991], [1012, 990], [1012, 988], [1013, 987], [1013, 986], [1014, 985], [1014, 984], [1016, 982], [1016, 981], [1017, 980], [1017, 979], [1019, 977], [1019, 976], [1022, 973], [1022, 972], [1025, 969], [1025, 968], [1028, 965], [1028, 964], [1030, 962], [1030, 961], [1033, 958], [1033, 957], [1044, 946], [1044, 945], [1053, 936], [1054, 936], [1056, 934], [1057, 934], [1062, 929], [1063, 929], [1067, 925], [1068, 925], [1069, 924], [1070, 924], [1071, 923], [1072, 923], [1073, 922], [1075, 922], [1076, 921], [1078, 921], [1079, 920], [1082, 920], [1083, 919], [1086, 919], [1087, 918], [1091, 918], [1092, 917], [1095, 917], [1096, 916], [1114, 916], [1115, 917], [1124, 917], [1125, 918], [1133, 918], [1134, 919], [1139, 919], [1140, 920], [1144, 920], [1145, 921], [1148, 921], [1149, 922], [1151, 922], [1152, 923], [1155, 923], [1156, 924], [1158, 924], [1159, 925], [1160, 925], [1161, 926], [1163, 926], [1164, 927], [1165, 927], [1167, 929], [1168, 929], [1169, 930], [1170, 930], [1171, 931], [1172, 931], [1173, 932], [1178, 932], [1179, 933], [1185, 933], [1186, 934], [1189, 934], [1192, 937], [1193, 937], [1201, 945], [1201, 946], [1203, 948], [1203, 949], [1206, 952], [1206, 953], [1210, 957], [1210, 958], [1212, 960], [1213, 960], [1217, 964], [1218, 964], [1226, 972], [1226, 973], [1231, 978], [1232, 978], [1233, 979], [1234, 979], [1236, 977], [1237, 977], [1239, 975], [1239, 974], [1240, 973], [1240, 971], [1242, 969], [1242, 968], [1243, 967], [1243, 966], [1258, 951], [1259, 951], [1261, 949], [1262, 949], [1263, 948], [1264, 948], [1267, 945], [1268, 945], [1272, 941], [1273, 941], [1275, 939], [1276, 939], [1278, 937], [1279, 937], [1280, 936], [1282, 936], [1283, 935], [1286, 935], [1287, 934], [1289, 934], [1290, 933], [1293, 933], [1294, 932], [1296, 932], [1297, 931], [1298, 931], [1299, 930], [1300, 930], [1301, 929], [1303, 929], [1304, 928], [1305, 928], [1306, 927], [1307, 927], [1308, 926], [1309, 926], [1310, 925], [1311, 925], [1312, 924], [1313, 924], [1314, 923], [1315, 923], [1317, 921], [1318, 921], [1319, 920], [1320, 920], [1321, 919], [1322, 919], [1325, 916], [1325, 915], [1326, 914], [1326, 913], [1327, 912], [1326, 911], [1326, 909], [1325, 908], [1325, 907], [1324, 906], [1324, 905], [1322, 903], [1322, 902], [1321, 901], [1321, 900], [1320, 899], [1320, 897], [1318, 895], [1318, 894], [1316, 892], [1316, 891], [1314, 889], [1314, 888], [1312, 886], [1312, 885], [1310, 883], [1310, 882], [1305, 877], [1305, 876], [1303, 874], [1303, 873], [1302, 872], [1302, 871], [1301, 870], [1301, 869], [1300, 868], [1300, 867], [1299, 866], [1299, 865], [1298, 864], [1298, 863], [1291, 856], [1291, 855], [1289, 853], [1289, 852], [1288, 851], [1288, 849], [1287, 848], [1287, 846], [1286, 845], [1286, 842], [1285, 841], [1285, 839], [1284, 838], [1284, 835], [1283, 834], [1283, 833], [1282, 832], [1282, 831], [1281, 830], [1281, 829], [1279, 827], [1279, 826], [1276, 823], [1276, 822], [1275, 821], [1275, 820], [1274, 819], [1274, 816], [1273, 815], [1273, 812], [1272, 811], [1272, 807], [1271, 806], [1271, 800], [1270, 799], [1270, 791], [1269, 790], [1269, 768], [1270, 767], [1270, 741], [1269, 740], [1269, 736], [1268, 735], [1268, 731], [1267, 730], [1267, 727], [1266, 726], [1266, 725], [1265, 724], [1265, 723], [1263, 721], [1263, 720], [1260, 717], [1260, 716], [1259, 715], [1259, 714], [1257, 712], [1257, 711], [1256, 710], [1256, 709], [1254, 707], [1254, 706], [1250, 702], [1250, 701], [1246, 697], [1246, 696], [1245, 695], [1245, 694], [1242, 691], [1242, 690], [1239, 687], [1239, 686], [1235, 682], [1235, 681], [1228, 674], [1228, 673], [1226, 671], [1226, 670], [1224, 668], [1224, 667], [1223, 666], [1223, 665], [1221, 663], [1221, 662], [1220, 661], [1219, 661], [1217, 659], [1215, 659], [1214, 658], [1213, 658], [1212, 657], [1211, 657], [1210, 656], [1209, 656], [1208, 655], [1207, 655], [1206, 654], [1205, 654], [1204, 653], [1201, 653], [1200, 652], [1194, 652], [1193, 651]]</text:p>
          </table:table-cell>
          <table:table-cell office:value-type="string" calcext:value-type="string">
            <text:p>[[864, 711], [1248, 610], [1337, 952], [953, 1052]]</text:p>
          </table:table-cell>
          <table:table-cell office:value-type="float" office:value="0.99972135" calcext:value-type="float">
            <text:p>0.99972135</text:p>
          </table:table-cell>
          <table:table-cell office:value-type="string" calcext:value-type="string">
            <text:p>pixels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6835_KAH_1_box4_img2.tif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autozooid</text:p>
          </table:table-cell>
          <table:table-cell office:value-type="float" office:value="346.581909179688" calcext:value-type="float">
            <text:p>346.581909179688</text:p>
          </table:table-cell>
          <table:table-cell office:value-type="float" office:value="372.322631835937" calcext:value-type="float">
            <text:p>372.322631835937</text:p>
          </table:table-cell>
          <table:table-cell office:value-type="float" office:value="91344" calcext:value-type="float">
            <text:p>91344</text:p>
          </table:table-cell>
          <table:table-cell office:value-type="float" office:value="1177.11687421799" calcext:value-type="float">
            <text:p>1177.11687421799</text:p>
          </table:table-cell>
          <table:table-cell office:value-type="float" office:value="0.979486794556977" calcext:value-type="float">
            <text:p>0.979486794556977</text:p>
          </table:table-cell>
          <table:table-cell office:value-type="float" office:value="0.828420273822928" calcext:value-type="float">
            <text:p>0.828420273822928</text:p>
          </table:table-cell>
          <table:table-cell office:value-type="float" office:value="0.976556054291977" calcext:value-type="float">
            <text:p>0.976556054291977</text:p>
          </table:table-cell>
          <table:table-cell office:value-type="float" office:value="349.876434326172" calcext:value-type="float">
            <text:p>349.876434326172</text:p>
          </table:table-cell>
          <table:table-cell office:value-type="float" office:value="341.673950195312" calcext:value-type="float">
            <text:p>341.673950195312</text:p>
          </table:table-cell>
          <table:table-cell office:value-type="float" office:value="81.8698959350586" calcext:value-type="float">
            <text:p>81.8698959350586</text:p>
          </table:table-cell>
          <table:table-cell office:value-type="float" office:value="1354" calcext:value-type="float">
            <text:p>1354</text:p>
          </table:table-cell>
          <table:table-cell office:value-type="float" office:value="1102" calcext:value-type="float">
            <text:p>1102</text:p>
          </table:table-cell>
          <table:table-cell office:value-type="float" office:value="0.164207724269431" calcext:value-type="float">
            <text:p>0.164207724269431</text:p>
          </table:table-cell>
          <table:table-cell office:value-type="float" office:value="0.000690628384948815" calcext:value-type="float">
            <text:p>0.000690628384948815</text:p>
          </table:table-cell>
          <table:table-cell office:value-type="float" office:value="0.000197399534970659" calcext:value-type="float">
            <text:p>0.000197399534970659</text:p>
          </table:table-cell>
          <table:table-cell office:value-type="float" office:value="0.00000202749566510805" calcext:value-type="float">
            <text:p>2.02749566510805E-06</text:p>
          </table:table-cell>
          <table:table-cell office:value-type="float" office:value="0.00000000002900936923" calcext:value-type="float">
            <text:p>2.90093692282692E-11</text:p>
          </table:table-cell>
          <table:table-cell office:value-type="float" office:value="0.00000003818379249038" calcext:value-type="float">
            <text:p>3.81837924903749E-08</text:p>
          </table:table-cell>
          <table:table-cell office:value-type="float" office:value="-0.0000000000283493188" calcext:value-type="float">
            <text:p>-2.83493187960022E-11</text:p>
          </table:table-cell>
          <table:table-cell office:value-type="string" calcext:value-type="string">
            <text:p>[[1370, 927], [1369, 928], [1360, 928], [1359, 929], [1355, 929], [1354, 930], [1340, 930], [1339, 929], [1314, 929], [1313, 930], [1309, 930], [1308, 931], [1303, 931], [1302, 932], [1299, 932], [1298, 933], [1295, 933], [1294, 934], [1291, 934], [1290, 935], [1289, 935], [1288, 936], [1287, 936], [1286, 937], [1285, 937], [1284, 938], [1283, 938], [1282, 939], [1281, 939], [1280, 940], [1278, 940], [1277, 941], [1276, 941], [1275, 942], [1274, 942], [1273, 943], [1272, 943], [1271, 944], [1270, 944], [1269, 945], [1268, 945], [1267, 946], [1266, 946], [1264, 948], [1263, 948], [1254, 957], [1254, 958], [1249, 963], [1249, 964], [1244, 969], [1244, 970], [1241, 973], [1241, 974], [1240, 975], [1240, 976], [1239, 977], [1239, 978], [1238, 979], [1238, 980], [1237, 981], [1237, 983], [1236, 984], [1236, 986], [1235, 987], [1235, 993], [1234, 994], [1234, 1008], [1233, 1009], [1233, 1019], [1232, 1020], [1232, 1025], [1231, 1026], [1231, 1030], [1230, 1031], [1230, 1033], [1229, 1034], [1229, 1036], [1228, 1037], [1228, 1040], [1227, 1041], [1227, 1042], [1226, 1043], [1226, 1045], [1225, 1046], [1225, 1049], [1224, 1050], [1224, 1054], [1223, 1055], [1223, 1059], [1222, 1060], [1222, 1065], [1221, 1066], [1221, 1069], [1220, 1070], [1220, 1072], [1219, 1073], [1219, 1074], [1218, 1075], [1218, 1076], [1216, 1078], [1216, 1079], [1215, 1080], [1215, 1081], [1214, 1082], [1214, 1083], [1213, 1084], [1213, 1085], [1212, 1086], [1212, 1088], [1211, 1089], [1211, 1092], [1210, 1093], [1210, 1095], [1209, 1096], [1209, 1099], [1208, 1100], [1208, 1102], [1207, 1103], [1207, 1104], [1206, 1105], [1206, 1106], [1205, 1107], [1205, 1108], [1204, 1109], [1204, 1110], [1202, 1112], [1202, 1113], [1201, 1114], [1201, 1115], [1200, 1116], [1200, 1118], [1199, 1119], [1199, 1121], [1198, 1122], [1198, 1125], [1197, 1126], [1197, 1128], [1196, 1129], [1196, 1132], [1195, 1133], [1195, 1134], [1194, 1135], [1194, 1137], [1193, 1138], [1193, 1139], [1192, 1140], [1192, 1141], [1191, 1142], [1191, 1143], [1190, 1144], [1190, 1146], [1189, 1147], [1189, 1150], [1188, 1151], [1188, 1156], [1187, 1157], [1187, 1170], [1186, 1171], [1186, 1187], [1187, 1188], [1187, 1200], [1188, 1201], [1188, 1205], [1189, 1206], [1189, 1209], [1190, 1210], [1190, 1212], [1191, 1213], [1191, 1214], [1194, 1217], [1194, 1218], [1195, 1219], [1195, 1220], [1197, 1222], [1197, 1223], [1198, 1224], [1198, 1225], [1199, 1226], [1199, 1227], [1210, 1238], [1210, 1239], [1215, 1244], [1216, 1244], [1218, 1246], [1219, 1246], [1220, 1247], [1221, 1247], [1224, 1250], [1225, 1250], [1228, 1253], [1229, 1253], [1231, 1255], [1232, 1255], [1233, 1256], [1234, 1256], [1236, 1258], [1237, 1258], [1238, 1259], [1239, 1259], [1240, 1260], [1241, 1260], [1242, 1261], [1244, 1261], [1245, 1262], [1246, 1262], [1247, 1263], [1249, 1263], [1250, 1264], [1252, 1264], [1253, 1265], [1254, 1265], [1255, 1266], [1256, 1266], [1257, 1267], [1258, 1267], [1259, 1268], [1260, 1268], [1261, 1269], [1262, 1269], [1264, 1271], [1266, 1271], [1267, 1272], [1270, 1272], [1271, 1273], [1273, 1273], [1274, 1274], [1276, 1274], [1277, 1275], [1281, 1275], [1282, 1276], [1286, 1276], [1287, 1277], [1293, 1277], [1294, 1276], [1301, 1276], [1302, 1275], [1306, 1275], [1307, 1274], [1311, 1274], [1312, 1273], [1317, 1273], [1318, 1272], [1321, 1272], [1322, 1271], [1326, 1271], [1327, 1270], [1341, 1270], [1342, 1269], [1350, 1269], [1351, 1268], [1354, 1268], [1355, 1267], [1358, 1267], [1359, 1266], [1362, 1266], [1363, 1265], [1365, 1265], [1366, 1264], [1368, 1264], [1369, 1263], [1372, 1263], [1373, 1262], [1375, 1262], [1376, 1261], [1378, 1261], [1379, 1260], [1381, 1260], [1382, 1259], [1383, 1259], [1384, 1258], [1386, 1258], [1387, 1257], [1388, 1257], [1389, 1256], [1390, 1256], [1392, 1254], [1393, 1254], [1397, 1250], [1398, 1250], [1399, 1249], [1400, 1249], [1402, 1247], [1403, 1247], [1404, 1246], [1405, 1246], [1408, 1243], [1409, 1243], [1414, 1238], [1415, 1238], [1416, 1237], [1417, 1237], [1419, 1235], [1420, 1235], [1421, 1234], [1422, 1234], [1423, 1233], [1424, 1233], [1425, 1232], [1426, 1232], [1427, 1231], [1428, 1231], [1429, 1230], [1430, 1230], [1431, 1229], [1432, 1229], [1434, 1227], [1435, 1227], [1437, 1225], [1438, 1225], [1440, 1223], [1441, 1223], [1442, 1222], [1444, 1222], [1445, 1221], [1446, 1221], [1447, 1220], [1449, 1220], [1450, 1219], [1451, 1219], [1452, 1218], [1454, 1218], [1456, 1216], [1457, 1216], [1458, 1215], [1459, 1215], [1462, 1212], [1463, 1212], [1465, 1210], [1466, 1210], [1467, 1209], [1469, 1209], [1470, 1208], [1471, 1208], [1472, 1207], [1474, 1207], [1475, 1206], [1476, 1206], [1477, 1205], [1479, 1205], [1480, 1204], [1481, 1204], [1482, 1203], [1483, 1203], [1484, 1202], [1485, 1202], [1487, 1200], [1488, 1200], [1493, 1195], [1494, 1195], [1496, 1193], [1497, 1193], [1499, 1191], [1500, 1191], [1502, 1189], [1503, 1189], [1505, 1187], [1505, 1186], [1511, 1180], [1512, 1180], [1518, 1174], [1518, 1173], [1520, 1171], [1520, 1170], [1525, 1165], [1525, 1164], [1527, 1162], [1527, 1161], [1528, 1160], [1528, 1154], [1529, 1153], [1529, 1120], [1528, 1119], [1528, 1116], [1527, 1115], [1527, 1112], [1526, 1111], [1526, 1109], [1525, 1108], [1525, 1107], [1524, 1106], [1524, 1105], [1523, 1104], [1523, 1103], [1522, 1102], [1522, 1101], [1521, 1100], [1521, 1098], [1520, 1097], [1520, 1095], [1519, 1094], [1519, 1090], [1518, 1089], [1518, 1085], [1517, 1084], [1517, 1080], [1516, 1079], [1516, 1074], [1515, 1073], [1515, 1069], [1514, 1068], [1514, 1065], [1513, 1064], [1513, 1061], [1512, 1060], [1512, 1058], [1511, 1057], [1511, 1055], [1510, 1054], [1510, 1049], [1509, 1048], [1509, 1044], [1508, 1043], [1508, 1039], [1507, 1038], [1507, 1034], [1506, 1033], [1506, 1030], [1505, 1029], [1505, 1017], [1504, 1016], [1504, 1003], [1503, 1002], [1503, 997], [1502, 996], [1502, 992], [1501, 991], [1501, 988], [1500, 987], [1500, 985], [1496, 981], [1496, 980], [1487, 971], [1486, 971], [1485, 970], [1484, 970], [1483, 969], [1482, 969], [1481, 968], [1479, 968], [1478, 967], [1476, 967], [1475, 966], [1474, 966], [1473, 965], [1472, 965], [1470, 963], [1469, 963], [1468, 962], [1466, 962], [1465, 961], [1464, 961], [1463, 960], [1461, 960], [1460, 959], [1458, 959], [1457, 958], [1454, 958], [1453, 957], [1451, 957], [1449, 955], [1448, 955], [1447, 954], [1446, 954], [1445, 953], [1444, 953], [1443, 952], [1441, 952], [1440, 951], [1438, 951], [1437, 950], [1436, 950], [1434, 948], [1433, 948], [1431, 946], [1431, 945], [1429, 943], [1428, 943], [1425, 940], [1424, 940], [1422, 938], [1421, 938], [1420, 937], [1419, 937], [1418, 936], [1417, 936], [1416, 935], [1415, 935], [1414, 934], [1412, 934], [1411, 933], [1406, 933], [1405, 932], [1401, 932], [1400, 931], [1398, 931], [1397, 930], [1394, 930], [1393, 929], [1390, 929], [1389, 928], [1380, 928], [1379, 927]]</text:p>
          </table:table-cell>
          <table:table-cell office:value-type="string" calcext:value-type="string">
            <text:p>[[1151, 952], [1497, 902], [1546, 1240], [1199, 1290]]</text:p>
          </table:table-cell>
          <table:table-cell office:value-type="float" office:value="0.99961084" calcext:value-type="float">
            <text:p>0.99961084</text:p>
          </table:table-cell>
          <table:table-cell office:value-type="string" calcext:value-type="string">
            <text:p>pixels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6835_KAH_1_box4_img2.tif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utozooid</text:p>
          </table:table-cell>
          <table:table-cell office:value-type="float" office:value="416.921020507813" calcext:value-type="float">
            <text:p>416.921020507813</text:p>
          </table:table-cell>
          <table:table-cell office:value-type="float" office:value="456.255981445313" calcext:value-type="float">
            <text:p>456.255981445313</text:p>
          </table:table-cell>
          <table:table-cell office:value-type="float" office:value="116119.5" calcext:value-type="float">
            <text:p>116119.5</text:p>
          </table:table-cell>
          <table:table-cell office:value-type="float" office:value="1400.4621078968" calcext:value-type="float">
            <text:p>1400.4621078968</text:p>
          </table:table-cell>
          <table:table-cell office:value-type="float" office:value="0.938775592699638" calcext:value-type="float">
            <text:p>0.938775592699638</text:p>
          </table:table-cell>
          <table:table-cell office:value-type="float" office:value="0.743998904043486" calcext:value-type="float">
            <text:p>0.743998904043486</text:p>
          </table:table-cell>
          <table:table-cell office:value-type="float" office:value="0.72389194567481" calcext:value-type="float">
            <text:p>0.72389194567481</text:p>
          </table:table-cell>
          <table:table-cell office:value-type="float" office:value="470.008941650391" calcext:value-type="float">
            <text:p>470.008941650391</text:p>
          </table:table-cell>
          <table:table-cell office:value-type="float" office:value="340.235687255859" calcext:value-type="float">
            <text:p>340.235687255859</text:p>
          </table:table-cell>
          <table:table-cell office:value-type="float" office:value="53.3990898132324" calcext:value-type="float">
            <text:p>53.3990898132324</text:p>
          </table:table-cell>
          <table:table-cell office:value-type="float" office:value="759" calcext:value-type="float">
            <text:p>759</text:p>
          </table:table-cell>
          <table:table-cell office:value-type="float" office:value="993" calcext:value-type="float">
            <text:p>993</text:p>
          </table:table-cell>
          <table:table-cell office:value-type="float" office:value="0.174110848394377" calcext:value-type="float">
            <text:p>0.174110848394377</text:p>
          </table:table-cell>
          <table:table-cell office:value-type="float" office:value="0.00355048846765984" calcext:value-type="float">
            <text:p>0.00355048846765984</text:p>
          </table:table-cell>
          <table:table-cell office:value-type="float" office:value="0.000282972379069452" calcext:value-type="float">
            <text:p>0.000282972379069452</text:p>
          </table:table-cell>
          <table:table-cell office:value-type="float" office:value="0.0000134732148097047" calcext:value-type="float">
            <text:p>1.34732148097047E-05</text:p>
          </table:table-cell>
          <table:table-cell office:value-type="float" office:value="0.00000000063002875158" calcext:value-type="float">
            <text:p>6.30028751577724E-10</text:p>
          </table:table-cell>
          <table:table-cell office:value-type="float" office:value="0.00000041588766518698" calcext:value-type="float">
            <text:p>4.15887665186982E-07</text:p>
          </table:table-cell>
          <table:table-cell office:value-type="float" office:value="-0.00000000054327348677" calcext:value-type="float">
            <text:p>-5.43273486765651E-10</text:p>
          </table:table-cell>
          <table:table-cell office:value-type="string" calcext:value-type="string">
            <text:p>[[780, 770], [779, 771], [771, 771], [770, 772], [765, 772], [758, 779], [757, 779], [754, 782], [753, 782], [751, 784], [750, 784], [747, 787], [746, 787], [739, 794], [738, 794], [732, 800], [732, 801], [729, 804], [729, 805], [727, 807], [726, 807], [724, 809], [723, 809], [721, 811], [720, 811], [718, 813], [717, 813], [711, 819], [711, 820], [705, 826], [704, 826], [703, 827], [702, 827], [700, 829], [699, 829], [698, 830], [697, 830], [696, 831], [695, 831], [694, 832], [693, 832], [692, 833], [691, 833], [689, 835], [688, 835], [682, 841], [681, 841], [679, 843], [678, 843], [677, 844], [676, 844], [675, 845], [673, 845], [672, 846], [671, 846], [670, 847], [668, 847], [667, 848], [666, 848], [665, 849], [664, 849], [663, 850], [662, 850], [660, 852], [659, 852], [655, 856], [654, 856], [652, 858], [651, 858], [650, 859], [649, 859], [648, 860], [647, 860], [646, 861], [645, 861], [644, 862], [643, 862], [642, 863], [641, 863], [640, 864], [639, 864], [637, 866], [636, 866], [631, 871], [631, 872], [630, 873], [630, 874], [629, 875], [629, 877], [628, 878], [628, 881], [627, 882], [627, 885], [626, 886], [626, 895], [625, 896], [625, 916], [624, 917], [624, 945], [623, 946], [623, 954], [622, 955], [622, 958], [621, 959], [621, 962], [620, 963], [620, 965], [619, 966], [619, 967], [618, 968], [618, 969], [617, 970], [617, 971], [616, 972], [616, 973], [615, 974], [615, 976], [614, 977], [614, 979], [613, 980], [613, 982], [612, 983], [612, 988], [611, 989], [611, 995], [610, 996], [610, 1001], [609, 1002], [609, 1005], [608, 1006], [608, 1009], [607, 1010], [607, 1012], [606, 1013], [606, 1015], [605, 1016], [605, 1017], [600, 1022], [600, 1023], [598, 1025], [598, 1026], [597, 1027], [597, 1029], [596, 1030], [596, 1031], [595, 1032], [595, 1034], [594, 1035], [594, 1037], [593, 1038], [593, 1040], [592, 1041], [592, 1042], [590, 1044], [590, 1045], [587, 1048], [587, 1049], [583, 1053], [583, 1054], [580, 1057], [580, 1058], [577, 1061], [577, 1062], [574, 1065], [574, 1066], [568, 1072], [568, 1073], [564, 1077], [564, 1078], [562, 1080], [562, 1081], [561, 1082], [561, 1083], [560, 1084], [560, 1085], [559, 1086], [559, 1087], [558, 1088], [558, 1089], [557, 1090], [557, 1092], [556, 1093], [556, 1095], [555, 1096], [555, 1107], [556, 1108], [556, 1115], [557, 1116], [557, 1118], [558, 1119], [558, 1120], [559, 1121], [559, 1122], [560, 1123], [560, 1124], [561, 1125], [561, 1127], [562, 1128], [562, 1130], [563, 1131], [563, 1133], [564, 1134], [564, 1136], [565, 1137], [565, 1139], [566, 1140], [566, 1142], [567, 1143], [567, 1145], [568, 1146], [568, 1147], [569, 1148], [569, 1149], [570, 1150], [570, 1151], [571, 1152], [571, 1153], [573, 1155], [573, 1156], [576, 1159], [576, 1160], [577, 1161], [577, 1162], [578, 1163], [578, 1165], [579, 1166], [579, 1167], [580, 1168], [580, 1170], [581, 1171], [581, 1173], [582, 1174], [582, 1176], [583, 1177], [583, 1179], [584, 1180], [584, 1181], [585, 1182], [585, 1183], [586, 1184], [586, 1185], [587, 1186], [587, 1187], [588, 1188], [589, 1188], [599, 1198], [600, 1198], [602, 1200], [603, 1199], [605, 1199], [606, 1198], [609, 1198], [610, 1197], [612, 1197], [613, 1196], [616, 1196], [624, 1188], [625, 1188], [626, 1187], [627, 1187], [628, 1186], [630, 1186], [631, 1185], [633, 1185], [634, 1184], [637, 1184], [638, 1183], [640, 1183], [641, 1182], [644, 1182], [645, 1181], [648, 1181], [649, 1180], [651, 1180], [652, 1179], [654, 1179], [655, 1178], [656, 1178], [657, 1177], [659, 1177], [660, 1176], [677, 1176], [678, 1177], [680, 1177], [681, 1178], [683, 1178], [684, 1179], [686, 1179], [687, 1180], [690, 1180], [691, 1181], [693, 1181], [694, 1182], [695, 1182], [696, 1183], [697, 1183], [698, 1184], [699, 1184], [700, 1185], [702, 1185], [703, 1186], [705, 1186], [706, 1187], [707, 1187], [708, 1188], [710, 1188], [711, 1189], [712, 1189], [714, 1191], [715, 1191], [717, 1193], [718, 1193], [722, 1197], [723, 1197], [724, 1198], [726, 1198], [727, 1199], [728, 1199], [729, 1200], [730, 1200], [731, 1201], [732, 1201], [733, 1202], [735, 1202], [736, 1203], [738, 1203], [739, 1202], [751, 1202], [752, 1201], [753, 1201], [754, 1200], [755, 1200], [756, 1199], [757, 1199], [758, 1198], [759, 1198], [761, 1196], [762, 1196], [764, 1194], [765, 1194], [775, 1184], [776, 1184], [791, 1169], [792, 1169], [795, 1166], [796, 1166], [798, 1164], [798, 1163], [801, 1160], [801, 1159], [810, 1150], [811, 1150], [822, 1139], [823, 1139], [825, 1137], [826, 1137], [829, 1134], [830, 1134], [837, 1127], [838, 1127], [840, 1125], [841, 1125], [842, 1124], [843, 1124], [844, 1123], [845, 1123], [846, 1122], [847, 1122], [849, 1120], [850, 1120], [851, 1119], [852, 1119], [853, 1118], [854, 1118], [856, 1116], [857, 1116], [861, 1112], [862, 1112], [864, 1110], [865, 1110], [866, 1109], [867, 1109], [868, 1108], [869, 1108], [871, 1106], [872, 1106], [873, 1105], [874, 1105], [876, 1103], [877, 1103], [884, 1096], [885, 1096], [887, 1094], [888, 1094], [890, 1092], [891, 1092], [892, 1091], [893, 1091], [894, 1090], [895, 1090], [896, 1089], [898, 1089], [899, 1088], [901, 1088], [902, 1087], [903, 1087], [904, 1086], [905, 1086], [906, 1085], [907, 1085], [909, 1083], [910, 1083], [913, 1080], [914, 1080], [916, 1078], [917, 1078], [919, 1076], [920, 1076], [921, 1075], [922, 1075], [923, 1074], [924, 1074], [926, 1072], [928, 1072], [929, 1071], [930, 1071], [932, 1069], [933, 1069], [935, 1067], [936, 1067], [939, 1064], [939, 1063], [949, 1053], [949, 1052], [951, 1050], [951, 1046], [952, 1045], [952, 1029], [951, 1028], [951, 1024], [950, 1023], [950, 1019], [949, 1018], [949, 1015], [948, 1014], [948, 1013], [947, 1012], [947, 1010], [946, 1009], [946, 1008], [945, 1007], [945, 1006], [944, 1005], [944, 1004], [943, 1003], [943, 1001], [942, 1000], [942, 996], [941, 995], [941, 989], [940, 988], [940, 982], [939, 981], [939, 975], [938, 974], [938, 968], [937, 967], [937, 953], [936, 952], [936, 946], [935, 945], [935, 940], [934, 939], [934, 931], [933, 930], [933, 916], [932, 915], [932, 908], [931, 907], [931, 891], [930, 890], [930, 883], [929, 882], [929, 879], [928, 878], [928, 875], [927, 874], [927, 871], [926, 870], [926, 868], [925, 867], [925, 865], [924, 864], [924, 862], [923, 861], [923, 859], [922, 858], [922, 856], [921, 855], [921, 853], [920, 852], [920, 851], [919, 850], [919, 849], [918, 848], [918, 847], [917, 846], [917, 845], [916, 844], [916, 843], [915, 842], [915, 841], [914, 840], [914, 839], [906, 831], [905, 831], [899, 825], [899, 824], [897, 822], [897, 821], [894, 818], [893, 818], [888, 813], [887, 813], [885, 811], [884, 811], [877, 804], [876, 804], [873, 801], [872, 801], [871, 800], [870, 800], [869, 799], [868, 799], [867, 798], [866, 798], [865, 797], [863, 797], [862, 796], [861, 796], [860, 795], [859, 795], [858, 794], [857, 794], [855, 792], [854, 792], [852, 790], [851, 790], [848, 787], [847, 787], [845, 785], [844, 785], [843, 784], [842, 784], [841, 783], [839, 783], [838, 782], [834, 782], [833, 781], [830, 781], [829, 780], [825, 780], [824, 779], [821, 779], [820, 778], [817, 778], [816, 777], [814, 777], [813, 776], [811, 776], [810, 775], [808, 775], [807, 774], [806, 774], [805, 773], [804, 773], [803, 772], [801, 772], [800, 771], [798, 771], [797, 770]]</text:p>
          </table:table-cell>
          <table:table-cell office:value-type="string" calcext:value-type="string">
            <text:p>[[450, 1003], [828, 723], [1030, 996], [653, 1276]]</text:p>
          </table:table-cell>
          <table:table-cell office:value-type="float" office:value="0.9995235" calcext:value-type="float">
            <text:p>0.9995235</text:p>
          </table:table-cell>
          <table:table-cell office:value-type="string" calcext:value-type="string">
            <text:p>pixels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6835_KAH_1_box4_img2.tif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orifice</text:p>
          </table:table-cell>
          <table:table-cell office:value-type="float" office:value="86.6058959960938" calcext:value-type="float">
            <text:p>86.6058959960938</text:p>
          </table:table-cell>
          <table:table-cell office:value-type="float" office:value="77.8948287963867" calcext:value-type="float">
            <text:p>77.8948287963867</text:p>
          </table:table-cell>
          <table:table-cell office:value-type="float" office:value="5431.5" calcext:value-type="float">
            <text:p>5431.5</text:p>
          </table:table-cell>
          <table:table-cell office:value-type="float" office:value="279.237588405609" calcext:value-type="float">
            <text:p>279.237588405609</text:p>
          </table:table-cell>
          <table:table-cell office:value-type="float" office:value="0.989344262295082" calcext:value-type="float">
            <text:p>0.989344262295082</text:p>
          </table:table-cell>
          <table:table-cell office:value-type="float" office:value="0.875350311513793" calcext:value-type="float">
            <text:p>0.875350311513793</text:p>
          </table:table-cell>
          <table:table-cell office:value-type="float" office:value="0.904761904761905" calcext:value-type="float">
            <text:p>0.904761904761905</text:p>
          </table:table-cell>
          <table:table-cell office:value-type="float" office:value="84" calcext:value-type="float">
            <text:p>84</text:p>
          </table:table-cell>
          <table:table-cell office:value-type="float" office:value="76" calcext:value-type="float">
            <text:p>76</text:p>
          </table:table-cell>
          <table:table-cell office:value-type="float" office:value="90" calcext:value-type="float">
            <text:p>90</text:p>
          </table:table-cell>
          <table:table-cell office:value-type="float" office:value="923" calcext:value-type="float">
            <text:p>923</text:p>
          </table:table-cell>
          <table:table-cell office:value-type="float" office:value="114" calcext:value-type="float">
            <text:p>114</text:p>
          </table:table-cell>
          <table:table-cell office:value-type="float" office:value="0.161573675739855" calcext:value-type="float">
            <text:p>0.161573675739855</text:p>
          </table:table-cell>
          <table:table-cell office:value-type="float" office:value="0.000295909392912809" calcext:value-type="float">
            <text:p>0.000295909392912809</text:p>
          </table:table-cell>
          <table:table-cell office:value-type="float" office:value="0.0000688366788207122" calcext:value-type="float">
            <text:p>6.88366788207122E-05</text:p>
          </table:table-cell>
          <table:table-cell office:value-type="float" office:value="0.00000067911029652987" calcext:value-type="float">
            <text:p>6.79110296529866E-07</text:p>
          </table:table-cell>
          <table:table-cell office:value-type="float" office:value="-0.00000000000099629702" calcext:value-type="float">
            <text:p>-9.96297024804083E-13</text:p>
          </table:table-cell>
          <table:table-cell office:value-type="float" office:value="-0.0000000090010500656" calcext:value-type="float">
            <text:p>-9.00105006560108E-09</text:p>
          </table:table-cell>
          <table:table-cell office:value-type="float" office:value="-0.00000000000453508544" calcext:value-type="float">
            <text:p>-4.53508543956606E-12</text:p>
          </table:table-cell>
          <table:table-cell office:value-type="string" calcext:value-type="string">
            <text:p>[[919, 75], [918, 76], [913, 76], [912, 77], [908, 77], [907, 78], [906, 78], [905, 79], [904, 79], [903, 80], [902, 80], [901, 81], [900, 81], [898, 83], [897, 83], [895, 85], [894, 85], [889, 90], [889, 91], [888, 92], [888, 93], [886, 95], [886, 96], [885, 97], [885, 98], [884, 99], [884, 101], [883, 102], [883, 103], [882, 104], [882, 107], [881, 108], [881, 113], [880, 114], [880, 123], [881, 124], [881, 127], [882, 128], [882, 130], [883, 131], [883, 133], [884, 134], [884, 135], [885, 136], [885, 137], [887, 139], [887, 140], [892, 145], [893, 145], [894, 146], [895, 146], [896, 147], [897, 147], [898, 148], [901, 148], [902, 149], [906, 149], [907, 150], [915, 150], [916, 151], [919, 151], [920, 150], [921, 151], [932, 151], [933, 150], [944, 150], [945, 149], [951, 149], [952, 148], [956, 148], [957, 147], [958, 147], [959, 146], [960, 146], [962, 144], [962, 143], [963, 142], [963, 141], [964, 140], [964, 100], [963, 99], [963, 98], [962, 97], [962, 95], [961, 94], [961, 93], [953, 85], [953, 84], [950, 81], [949, 81], [948, 80], [947, 80], [945, 78], [943, 78], [942, 77], [939, 77], [938, 76], [934, 76], [933, 75]]</text:p>
          </table:table-cell>
          <table:table-cell office:value-type="string" calcext:value-type="string">
            <text:p>[[880, 75], [964, 75], [964, 151], [880, 151]]</text:p>
          </table:table-cell>
          <table:table-cell office:value-type="float" office:value="0.99951446" calcext:value-type="float">
            <text:p>0.99951446</text:p>
          </table:table-cell>
          <table:table-cell office:value-type="string" calcext:value-type="string">
            <text:p>pixels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6835_KAH_1_box4_img2.tif</text:p>
          </table:table-cell>
          <table:table-cell office:value-type="string" calcext:value-type="string">
            <text:p>UUP</text:p>
          </table:table-cell>
          <table:table-cell office:value-type="string" calcext:value-type="string">
            <text:p>orifice</text:p>
          </table:table-cell>
          <table:table-cell office:value-type="float" office:value="107.313598632813" calcext:value-type="float">
            <text:p>107.313598632813</text:p>
          </table:table-cell>
          <table:table-cell office:value-type="float" office:value="84.8195495605469" calcext:value-type="float">
            <text:p>84.8195495605469</text:p>
          </table:table-cell>
          <table:table-cell office:value-type="float" office:value="6750" calcext:value-type="float">
            <text:p>6750</text:p>
          </table:table-cell>
          <table:table-cell office:value-type="float" office:value="315.279217839241" calcext:value-type="float">
            <text:p>315.279217839241</text:p>
          </table:table-cell>
          <table:table-cell office:value-type="float" office:value="0.988866100205098" calcext:value-type="float">
            <text:p>0.988866100205098</text:p>
          </table:table-cell>
          <table:table-cell office:value-type="float" office:value="0.853341659291672" calcext:value-type="float">
            <text:p>0.853341659291672</text:p>
          </table:table-cell>
          <table:table-cell office:value-type="float" office:value="0.786407766990291" calcext:value-type="float">
            <text:p>0.786407766990291</text:p>
          </table:table-cell>
          <table:table-cell office:value-type="float" office:value="103" calcext:value-type="float">
            <text:p>103</text:p>
          </table:table-cell>
          <table:table-cell office:value-type="float" office:value="81" calcext:value-type="float">
            <text:p>81</text:p>
          </table:table-cell>
          <table:table-cell office:value-type="float" office:value="90" calcext:value-type="float">
            <text:p>90</text:p>
          </table:table-cell>
          <table:table-cell office:value-type="float" office:value="1211" calcext:value-type="float">
            <text:p>1211</text:p>
          </table:table-cell>
          <table:table-cell office:value-type="float" office:value="343" calcext:value-type="float">
            <text:p>343</text:p>
          </table:table-cell>
          <table:table-cell office:value-type="float" office:value="0.165658707219431" calcext:value-type="float">
            <text:p>0.165658707219431</text:p>
          </table:table-cell>
          <table:table-cell office:value-type="float" office:value="0.00155197812875308" calcext:value-type="float">
            <text:p>0.00155197812875308</text:p>
          </table:table-cell>
          <table:table-cell office:value-type="float" office:value="0.000141304211438574" calcext:value-type="float">
            <text:p>0.000141304211438574</text:p>
          </table:table-cell>
          <table:table-cell office:value-type="float" office:value="0.00000243230778677843" calcext:value-type="float">
            <text:p>2.43230778677843E-06</text:p>
          </table:table-cell>
          <table:table-cell office:value-type="float" office:value="-0.00000000003752142295" calcext:value-type="float">
            <text:p>-3.75214229530382E-11</text:p>
          </table:table-cell>
          <table:table-cell office:value-type="float" office:value="-0.00000008790431054669" calcext:value-type="float">
            <text:p>-8.79043105466883E-08</text:p>
          </table:table-cell>
          <table:table-cell office:value-type="float" office:value="-0.0000000000250097193" calcext:value-type="float">
            <text:p>-2.50097193046011E-11</text:p>
          </table:table-cell>
          <table:table-cell office:value-type="string" calcext:value-type="string">
            <text:p>[[1210, 301], [1209, 302], [1203, 302], [1202, 303], [1199, 303], [1198, 304], [1196, 304], [1195, 305], [1193, 305], [1192, 306], [1191, 306], [1190, 307], [1188, 307], [1187, 308], [1186, 308], [1185, 309], [1184, 309], [1183, 310], [1182, 310], [1179, 313], [1178, 313], [1176, 315], [1175, 315], [1169, 321], [1169, 322], [1168, 323], [1168, 324], [1166, 326], [1166, 327], [1165, 328], [1165, 329], [1164, 330], [1164, 331], [1163, 332], [1163, 334], [1162, 335], [1162, 340], [1161, 341], [1161, 358], [1162, 359], [1162, 364], [1163, 365], [1163, 367], [1164, 368], [1164, 369], [1166, 371], [1166, 372], [1169, 375], [1170, 375], [1171, 376], [1172, 376], [1173, 377], [1174, 377], [1175, 378], [1178, 378], [1179, 379], [1181, 379], [1182, 380], [1186, 380], [1187, 381], [1195, 381], [1196, 382], [1214, 382], [1215, 381], [1224, 381], [1225, 380], [1232, 380], [1233, 379], [1236, 379], [1237, 378], [1239, 378], [1240, 377], [1243, 377], [1244, 376], [1246, 376], [1247, 375], [1248, 375], [1249, 374], [1251, 374], [1252, 373], [1253, 373], [1254, 372], [1255, 372], [1256, 371], [1257, 371], [1258, 370], [1259, 370], [1262, 367], [1262, 366], [1263, 365], [1263, 364], [1264, 363], [1264, 349], [1263, 348], [1263, 346], [1262, 345], [1262, 344], [1261, 343], [1261, 340], [1260, 339], [1260, 337], [1259, 336], [1259, 335], [1258, 334], [1258, 333], [1257, 332], [1257, 330], [1256, 329], [1256, 328], [1254, 326], [1254, 325], [1253, 324], [1253, 323], [1252, 322], [1252, 321], [1250, 319], [1250, 318], [1249, 317], [1249, 316], [1244, 311], [1243, 311], [1240, 308], [1239, 308], [1237, 306], [1236, 306], [1235, 305], [1233, 305], [1232, 304], [1230, 304], [1229, 303], [1227, 303], [1226, 302], [1221, 302], [1220, 301]]</text:p>
          </table:table-cell>
          <table:table-cell office:value-type="string" calcext:value-type="string">
            <text:p>[[1161, 301], [1264, 301], [1264, 382], [1161, 382]]</text:p>
          </table:table-cell>
          <table:table-cell office:value-type="float" office:value="0.9994267" calcext:value-type="float">
            <text:p>0.9994267</text:p>
          </table:table-cell>
          <table:table-cell office:value-type="string" calcext:value-type="string">
            <text:p>pixels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6835_KAH_1_box4_img2.tif</text:p>
          </table:table-cell>
          <table:table-cell office:value-type="string" calcext:value-type="string">
            <text:p>TLA</text:p>
          </table:table-cell>
          <table:table-cell office:value-type="string" calcext:value-type="string">
            <text:p>orifice</text:p>
          </table:table-cell>
          <table:table-cell office:value-type="float" office:value="93.721923828125" calcext:value-type="float">
            <text:p>93.721923828125</text:p>
          </table:table-cell>
          <table:table-cell office:value-type="float" office:value="97.4749755859375" calcext:value-type="float">
            <text:p>97.4749755859375</text:p>
          </table:table-cell>
          <table:table-cell office:value-type="float" office:value="6095" calcext:value-type="float">
            <text:p>6095</text:p>
          </table:table-cell>
          <table:table-cell office:value-type="float" office:value="296.53405213356" calcext:value-type="float">
            <text:p>296.53405213356</text:p>
          </table:table-cell>
          <table:table-cell office:value-type="float" office:value="0.988324955407816" calcext:value-type="float">
            <text:p>0.988324955407816</text:p>
          </table:table-cell>
          <table:table-cell office:value-type="float" office:value="0.87103263989126" calcext:value-type="float">
            <text:p>0.87103263989126</text:p>
          </table:table-cell>
          <table:table-cell office:value-type="float" office:value="0.849624120536485" calcext:value-type="float">
            <text:p>0.849624120536485</text:p>
          </table:table-cell>
          <table:table-cell office:value-type="float" office:value="94.0451889038086" calcext:value-type="float">
            <text:p>94.0451889038086</text:p>
          </table:table-cell>
          <table:table-cell office:value-type="float" office:value="79.9030609130859" calcext:value-type="float">
            <text:p>79.9030609130859</text:p>
          </table:table-cell>
          <table:table-cell office:value-type="float" office:value="45" calcext:value-type="float">
            <text:p>45</text:p>
          </table:table-cell>
          <table:table-cell office:value-type="float" office:value="1811" calcext:value-type="float">
            <text:p>1811</text:p>
          </table:table-cell>
          <table:table-cell office:value-type="float" office:value="887" calcext:value-type="float">
            <text:p>887</text:p>
          </table:table-cell>
          <table:table-cell office:value-type="float" office:value="0.162803271517854" calcext:value-type="float">
            <text:p>0.162803271517854</text:p>
          </table:table-cell>
          <table:table-cell office:value-type="float" office:value="0.000682937502098404" calcext:value-type="float">
            <text:p>0.000682937502098404</text:p>
          </table:table-cell>
          <table:table-cell office:value-type="float" office:value="0.000127500321353507" calcext:value-type="float">
            <text:p>0.000127500321353507</text:p>
          </table:table-cell>
          <table:table-cell office:value-type="float" office:value="0.0000012296051596774" calcext:value-type="float">
            <text:p>1.2296051596774E-06</text:p>
          </table:table-cell>
          <table:table-cell office:value-type="float" office:value="-0.00000000001525828897" calcext:value-type="float">
            <text:p>-1.52582889742663E-11</text:p>
          </table:table-cell>
          <table:table-cell office:value-type="float" office:value="-0.00000003211175116546" calcext:value-type="float">
            <text:p>-3.21117511654597E-08</text:p>
          </table:table-cell>
          <table:table-cell office:value-type="float" office:value="-0.00000000000205361704" calcext:value-type="float">
            <text:p>-2.0536170433996E-12</text:p>
          </table:table-cell>
          <table:table-cell office:value-type="string" calcext:value-type="string">
            <text:p>[[1807, 843], [1806, 844], [1799, 844], [1798, 845], [1795, 845], [1794, 846], [1792, 846], [1791, 847], [1789, 847], [1788, 848], [1787, 848], [1786, 849], [1785, 849], [1784, 850], [1783, 850], [1782, 851], [1781, 851], [1779, 853], [1778, 853], [1769, 862], [1769, 863], [1767, 865], [1767, 866], [1766, 867], [1766, 869], [1765, 870], [1765, 882], [1766, 883], [1766, 885], [1767, 886], [1767, 888], [1768, 889], [1768, 890], [1769, 891], [1769, 892], [1770, 893], [1770, 894], [1772, 896], [1772, 897], [1776, 901], [1776, 903], [1781, 908], [1781, 909], [1783, 911], [1783, 912], [1795, 924], [1795, 925], [1800, 930], [1801, 930], [1804, 933], [1805, 933], [1806, 934], [1807, 934], [1808, 935], [1809, 935], [1810, 936], [1813, 936], [1814, 937], [1818, 937], [1819, 936], [1823, 936], [1825, 934], [1826, 934], [1827, 933], [1828, 933], [1829, 932], [1830, 932], [1831, 931], [1832, 931], [1834, 929], [1835, 929], [1838, 926], [1838, 925], [1843, 920], [1843, 919], [1845, 917], [1845, 916], [1846, 915], [1846, 914], [1848, 912], [1848, 911], [1849, 910], [1849, 909], [1850, 908], [1850, 907], [1851, 906], [1851, 905], [1852, 904], [1852, 903], [1853, 902], [1853, 901], [1854, 900], [1854, 895], [1855, 894], [1855, 883], [1854, 882], [1854, 876], [1853, 875], [1853, 874], [1852, 873], [1852, 872], [1851, 871], [1851, 870], [1849, 868], [1849, 867], [1847, 865], [1847, 864], [1837, 854], [1836, 854], [1835, 853], [1834, 853], [1832, 851], [1831, 851], [1829, 849], [1828, 849], [1827, 848], [1826, 848], [1825, 847], [1823, 847], [1822, 846], [1820, 846], [1819, 845], [1816, 845], [1815, 844], [1809, 844], [1808, 843]]</text:p>
          </table:table-cell>
          <table:table-cell office:value-type="string" calcext:value-type="string">
            <text:p>[[1750, 880], [1807, 824], [1873, 890], [1817, 947]]</text:p>
          </table:table-cell>
          <table:table-cell office:value-type="float" office:value="0.99934274" calcext:value-type="float">
            <text:p>0.99934274</text:p>
          </table:table-cell>
          <table:table-cell office:value-type="string" calcext:value-type="string">
            <text:p>pixels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6835_KAH_1_box4_img2.tif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orifice</text:p>
          </table:table-cell>
          <table:table-cell office:value-type="float" office:value="93.194580078125" calcext:value-type="float">
            <text:p>93.194580078125</text:p>
          </table:table-cell>
          <table:table-cell office:value-type="float" office:value="82.7383422851563" calcext:value-type="float">
            <text:p>82.7383422851563</text:p>
          </table:table-cell>
          <table:table-cell office:value-type="float" office:value="5642.5" calcext:value-type="float">
            <text:p>5642.5</text:p>
          </table:table-cell>
          <table:table-cell office:value-type="float" office:value="286.208151102066" calcext:value-type="float">
            <text:p>286.208151102066</text:p>
          </table:table-cell>
          <table:table-cell office:value-type="float" office:value="0.988265172081618" calcext:value-type="float">
            <text:p>0.988265172081618</text:p>
          </table:table-cell>
          <table:table-cell office:value-type="float" office:value="0.86560037414387" calcext:value-type="float">
            <text:p>0.86560037414387</text:p>
          </table:table-cell>
          <table:table-cell office:value-type="float" office:value="0.909090909090909" calcext:value-type="float">
            <text:p>0.909090909090909</text:p>
          </table:table-cell>
          <table:table-cell office:value-type="float" office:value="88" calcext:value-type="float">
            <text:p>88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177" calcext:value-type="float">
            <text:p>1177</text:p>
          </table:table-cell>
          <table:table-cell office:value-type="float" office:value="730" calcext:value-type="float">
            <text:p>730</text:p>
          </table:table-cell>
          <table:table-cell office:value-type="float" office:value="0.16463256116036" calcext:value-type="float">
            <text:p>0.16463256116036</text:p>
          </table:table-cell>
          <table:table-cell office:value-type="float" office:value="0.00126959468866775" calcext:value-type="float">
            <text:p>0.00126959468866775</text:p>
          </table:table-cell>
          <table:table-cell office:value-type="float" office:value="0.000116524562349311" calcext:value-type="float">
            <text:p>0.000116524562349311</text:p>
          </table:table-cell>
          <table:table-cell office:value-type="float" office:value="0.00000174118239227848" calcext:value-type="float">
            <text:p>1.74118239227848E-06</text:p>
          </table:table-cell>
          <table:table-cell office:value-type="float" office:value="-0.00000000001420411671" calcext:value-type="float">
            <text:p>-1.42041167058822E-11</text:p>
          </table:table-cell>
          <table:table-cell office:value-type="float" office:value="-0.00000004849409987284" calcext:value-type="float">
            <text:p>-4.84940998728381E-08</text:p>
          </table:table-cell>
          <table:table-cell office:value-type="float" office:value="-0.00000000002033099894" calcext:value-type="float">
            <text:p>-2.03309989401003E-11</text:p>
          </table:table-cell>
          <table:table-cell office:value-type="string" calcext:value-type="string">
            <text:p>[[1167, 691], [1166, 692], [1160, 692], [1159, 693], [1156, 693], [1155, 694], [1153, 694], [1152, 695], [1150, 695], [1148, 697], [1147, 697], [1145, 699], [1144, 699], [1141, 702], [1141, 703], [1137, 707], [1137, 708], [1135, 710], [1135, 712], [1134, 713], [1134, 715], [1133, 716], [1133, 718], [1132, 719], [1132, 736], [1133, 737], [1133, 739], [1134, 740], [1134, 742], [1135, 743], [1135, 744], [1144, 753], [1145, 753], [1146, 754], [1147, 754], [1148, 755], [1149, 755], [1151, 757], [1152, 757], [1153, 758], [1154, 758], [1155, 759], [1157, 759], [1158, 760], [1160, 760], [1161, 761], [1162, 761], [1163, 762], [1166, 762], [1167, 763], [1170, 763], [1171, 764], [1172, 764], [1173, 765], [1174, 765], [1175, 766], [1177, 766], [1178, 767], [1179, 767], [1180, 768], [1181, 768], [1182, 769], [1184, 769], [1185, 770], [1186, 770], [1187, 771], [1206, 771], [1207, 770], [1209, 770], [1212, 767], [1212, 766], [1214, 764], [1214, 763], [1215, 762], [1215, 761], [1216, 760], [1216, 759], [1217, 758], [1217, 757], [1218, 756], [1218, 755], [1219, 754], [1219, 751], [1220, 750], [1220, 726], [1219, 725], [1219, 722], [1218, 721], [1218, 718], [1217, 717], [1217, 715], [1216, 714], [1216, 713], [1214, 711], [1214, 710], [1213, 709], [1213, 708], [1208, 703], [1208, 702], [1205, 699], [1204, 699], [1202, 697], [1201, 697], [1200, 696], [1199, 696], [1198, 695], [1196, 695], [1194, 693], [1192, 693], [1191, 692], [1183, 692], [1182, 691]]</text:p>
          </table:table-cell>
          <table:table-cell office:value-type="string" calcext:value-type="string">
            <text:p>[[1132, 691], [1220, 691], [1220, 771], [1132, 771]]</text:p>
          </table:table-cell>
          <table:table-cell office:value-type="float" office:value="0.99890995" calcext:value-type="float">
            <text:p>0.99890995</text:p>
          </table:table-cell>
          <table:table-cell office:value-type="string" calcext:value-type="string">
            <text:p>pixels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6835_KAH_1_box4_img2.tif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orifice</text:p>
          </table:table-cell>
          <table:table-cell office:value-type="float" office:value="94.105712890625" calcext:value-type="float">
            <text:p>94.105712890625</text:p>
          </table:table-cell>
          <table:table-cell office:value-type="float" office:value="81.3143310546875" calcext:value-type="float">
            <text:p>81.3143310546875</text:p>
          </table:table-cell>
          <table:table-cell office:value-type="float" office:value="5775" calcext:value-type="float">
            <text:p>5775</text:p>
          </table:table-cell>
          <table:table-cell office:value-type="float" office:value="291.622364401817" calcext:value-type="float">
            <text:p>291.622364401817</text:p>
          </table:table-cell>
          <table:table-cell office:value-type="float" office:value="0.988277573372123" calcext:value-type="float">
            <text:p>0.988277573372123</text:p>
          </table:table-cell>
          <table:table-cell office:value-type="float" office:value="0.853336257873681" calcext:value-type="float">
            <text:p>0.853336257873681</text:p>
          </table:table-cell>
          <table:table-cell office:value-type="float" office:value="0.768430102263783" calcext:value-type="float">
            <text:p>0.768430102263783</text:p>
          </table:table-cell>
          <table:table-cell office:value-type="float" office:value="97.0141677856445" calcext:value-type="float">
            <text:p>97.0141677856445</text:p>
          </table:table-cell>
          <table:table-cell office:value-type="float" office:value="74.5486068725586" calcext:value-type="float">
            <text:p>74.5486068725586</text:p>
          </table:table-cell>
          <table:table-cell office:value-type="float" office:value="22.2490234375" calcext:value-type="float">
            <text:p>22.2490234375</text:p>
          </table:table-cell>
          <table:table-cell office:value-type="float" office:value="799" calcext:value-type="float">
            <text:p>799</text:p>
          </table:table-cell>
          <table:table-cell office:value-type="float" office:value="855" calcext:value-type="float">
            <text:p>855</text:p>
          </table:table-cell>
          <table:table-cell office:value-type="float" office:value="0.165830163135522" calcext:value-type="float">
            <text:p>0.165830163135522</text:p>
          </table:table-cell>
          <table:table-cell office:value-type="float" office:value="0.00174354706508198" calcext:value-type="float">
            <text:p>0.00174354706508198</text:p>
          </table:table-cell>
          <table:table-cell office:value-type="float" office:value="0.0000895761450588871" calcext:value-type="float">
            <text:p>8.95761450588871E-05</text:p>
          </table:table-cell>
          <table:table-cell office:value-type="float" office:value="0.00000156465633949425" calcext:value-type="float">
            <text:p>1.56465633949425E-06</text:p>
          </table:table-cell>
          <table:table-cell office:value-type="float" office:value="-0.0000000000168365155" calcext:value-type="float">
            <text:p>-1.6836515502527E-11</text:p>
          </table:table-cell>
          <table:table-cell office:value-type="float" office:value="-0.00000006461241149304" calcext:value-type="float">
            <text:p>-6.4612411493039E-08</text:p>
          </table:table-cell>
          <table:table-cell office:value-type="float" office:value="-0.00000000000772361934" calcext:value-type="float">
            <text:p>-7.72361933867637E-12</text:p>
          </table:table-cell>
          <table:table-cell office:value-type="string" calcext:value-type="string">
            <text:p>[[788, 816], [787, 817], [781, 817], [780, 818], [776, 818], [775, 819], [774, 819], [773, 820], [771, 820], [769, 822], [768, 822], [767, 823], [766, 823], [758, 831], [758, 832], [757, 833], [757, 834], [755, 836], [755, 837], [754, 838], [754, 839], [753, 840], [753, 841], [752, 842], [752, 857], [753, 858], [753, 861], [754, 862], [754, 865], [755, 866], [755, 867], [756, 868], [756, 869], [757, 870], [757, 871], [758, 872], [759, 872], [762, 875], [763, 875], [765, 877], [766, 877], [767, 878], [768, 878], [769, 879], [770, 879], [772, 881], [773, 881], [774, 882], [775, 882], [776, 883], [777, 883], [778, 884], [779, 884], [780, 885], [782, 885], [783, 886], [786, 886], [787, 887], [788, 887], [789, 888], [790, 888], [791, 889], [793, 889], [794, 890], [795, 890], [796, 891], [797, 891], [798, 892], [799, 892], [800, 893], [801, 893], [802, 894], [804, 894], [805, 895], [833, 895], [834, 894], [835, 894], [835, 893], [836, 892], [836, 891], [837, 890], [837, 889], [838, 888], [838, 885], [839, 884], [839, 883], [840, 882], [840, 879], [841, 878], [841, 876], [842, 875], [842, 871], [843, 870], [843, 863], [844, 862], [844, 850], [843, 849], [843, 845], [842, 844], [842, 843], [841, 842], [841, 841], [840, 840], [840, 839], [839, 838], [839, 837], [829, 827], [828, 827], [826, 825], [825, 825], [823, 823], [822, 823], [820, 821], [819, 821], [818, 820], [816, 820], [815, 819], [813, 819], [812, 818], [810, 818], [809, 817], [804, 817], [803, 816]]</text:p>
          </table:table-cell>
          <table:table-cell office:value-type="string" calcext:value-type="string">
            <text:p>[[740, 869], [769, 800], [858, 836], [830, 905]]</text:p>
          </table:table-cell>
          <table:table-cell office:value-type="float" office:value="0.9985825" calcext:value-type="float">
            <text:p>0.9985825</text:p>
          </table:table-cell>
          <table:table-cell office:value-type="string" calcext:value-type="string">
            <text:p>pixels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6835_KAH_1_box4_img2.tif</text:p>
          </table:table-cell>
          <table:table-cell office:value-type="string" calcext:value-type="string">
            <text:p>TMR</text:p>
          </table:table-cell>
          <table:table-cell office:value-type="string" calcext:value-type="string">
            <text:p>orifice</text:p>
          </table:table-cell>
          <table:table-cell office:value-type="float" office:value="91.3150634765625" calcext:value-type="float">
            <text:p>91.3150634765625</text:p>
          </table:table-cell>
          <table:table-cell office:value-type="float" office:value="95.1195678710937" calcext:value-type="float">
            <text:p>95.1195678710937</text:p>
          </table:table-cell>
          <table:table-cell office:value-type="float" office:value="5851.5" calcext:value-type="float">
            <text:p>5851.5</text:p>
          </table:table-cell>
          <table:table-cell office:value-type="float" office:value="291.46298635006" calcext:value-type="float">
            <text:p>291.46298635006</text:p>
          </table:table-cell>
          <table:table-cell office:value-type="float" office:value="0.989348212021304" calcext:value-type="float">
            <text:p>0.989348212021304</text:p>
          </table:table-cell>
          <table:table-cell office:value-type="float" office:value="0.865586057909218" calcext:value-type="float">
            <text:p>0.865586057909218</text:p>
          </table:table-cell>
          <table:table-cell office:value-type="float" office:value="0.741114090393397" calcext:value-type="float">
            <text:p>0.741114090393397</text:p>
          </table:table-cell>
          <table:table-cell office:value-type="float" office:value="98.6654052734375" calcext:value-type="float">
            <text:p>98.6654052734375</text:p>
          </table:table-cell>
          <table:table-cell office:value-type="float" office:value="73.1223220825195" calcext:value-type="float">
            <text:p>73.1223220825195</text:p>
          </table:table-cell>
          <table:table-cell office:value-type="float" office:value="47.1210975646973" calcext:value-type="float">
            <text:p>47.1210975646973</text:p>
          </table:table-cell>
          <table:table-cell office:value-type="float" office:value="1969" calcext:value-type="float">
            <text:p>1969</text:p>
          </table:table-cell>
          <table:table-cell office:value-type="float" office:value="476" calcext:value-type="float">
            <text:p>476</text:p>
          </table:table-cell>
          <table:table-cell office:value-type="float" office:value="0.167535971776468" calcext:value-type="float">
            <text:p>0.167535971776468</text:p>
          </table:table-cell>
          <table:table-cell office:value-type="float" office:value="0.00212163282995107" calcext:value-type="float">
            <text:p>0.00212163282995107</text:p>
          </table:table-cell>
          <table:table-cell office:value-type="float" office:value="0.000171728544616708" calcext:value-type="float">
            <text:p>0.000171728544616708</text:p>
          </table:table-cell>
          <table:table-cell office:value-type="float" office:value="0.00000363825476166838" calcext:value-type="float">
            <text:p>3.63825476166838E-06</text:p>
          </table:table-cell>
          <table:table-cell office:value-type="float" office:value="-0.00000000008945751994" calcext:value-type="float">
            <text:p>-8.94575199437926E-11</text:p>
          </table:table-cell>
          <table:table-cell office:value-type="float" office:value="-0.00000016609953318901" calcext:value-type="float">
            <text:p>-1.66099533189007E-07</text:p>
          </table:table-cell>
          <table:table-cell office:value-type="float" office:value="-0.00000000001636039435" calcext:value-type="float">
            <text:p>-1.63603943542851E-11</text:p>
          </table:table-cell>
          <table:table-cell office:value-type="string" calcext:value-type="string">
            <text:p>[[1952, 434], [1951, 435], [1947, 435], [1946, 436], [1944, 436], [1943, 437], [1942, 437], [1941, 438], [1940, 438], [1939, 439], [1938, 439], [1936, 441], [1935, 441], [1928, 448], [1928, 449], [1926, 451], [1926, 452], [1925, 453], [1925, 455], [1924, 456], [1924, 458], [1923, 459], [1923, 463], [1922, 464], [1922, 467], [1923, 468], [1923, 472], [1924, 473], [1924, 475], [1925, 476], [1925, 477], [1928, 480], [1928, 481], [1941, 494], [1941, 495], [1954, 508], [1954, 509], [1964, 519], [1965, 519], [1967, 521], [1968, 521], [1969, 522], [1970, 522], [1971, 523], [1973, 523], [1974, 524], [1977, 524], [1978, 525], [1985, 525], [1986, 524], [1988, 524], [1989, 523], [1990, 523], [1991, 522], [1992, 522], [1995, 519], [1996, 519], [1999, 516], [1999, 515], [2003, 511], [2003, 510], [2005, 508], [2005, 507], [2006, 506], [2006, 504], [2007, 503], [2007, 502], [2008, 501], [2008, 500], [2009, 499], [2009, 498], [2010, 497], [2010, 494], [2011, 493], [2011, 472], [2010, 471], [2010, 468], [2009, 467], [2009, 465], [2008, 464], [2008, 463], [2007, 462], [2007, 461], [2006, 460], [2006, 459], [2003, 456], [2003, 455], [1999, 451], [1999, 450], [1994, 445], [1993, 445], [1991, 443], [1990, 443], [1986, 439], [1985, 439], [1984, 438], [1983, 438], [1982, 437], [1980, 437], [1979, 436], [1977, 436], [1976, 435], [1971, 435], [1970, 434]]</text:p>
          </table:table-cell>
          <table:table-cell office:value-type="string" calcext:value-type="string">
            <text:p>[[1911, 463], [1964, 413], [2032, 485], [1978, 535]]</text:p>
          </table:table-cell>
          <table:table-cell office:value-type="float" office:value="0.9982395" calcext:value-type="float">
            <text:p>0.9982395</text:p>
          </table:table-cell>
          <table:table-cell office:value-type="string" calcext:value-type="string">
            <text:p>pixels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6835_KAH_1_box4_img2.tif</text:p>
          </table:table-cell>
          <table:table-cell office:value-type="string" calcext:value-type="string">
            <text:p>UL</text:p>
          </table:table-cell>
          <table:table-cell office:value-type="string" calcext:value-type="string">
            <text:p>orifice</text:p>
          </table:table-cell>
          <table:table-cell office:value-type="float" office:value="89.9791870117187" calcext:value-type="float">
            <text:p>89.9791870117187</text:p>
          </table:table-cell>
          <table:table-cell office:value-type="float" office:value="75.2052307128906" calcext:value-type="float">
            <text:p>75.2052307128906</text:p>
          </table:table-cell>
          <table:table-cell office:value-type="float" office:value="5030.5" calcext:value-type="float">
            <text:p>5030.5</text:p>
          </table:table-cell>
          <table:table-cell office:value-type="float" office:value="270.894441962242" calcext:value-type="float">
            <text:p>270.894441962242</text:p>
          </table:table-cell>
          <table:table-cell office:value-type="float" office:value="0.989087691702713" calcext:value-type="float">
            <text:p>0.989087691702713</text:p>
          </table:table-cell>
          <table:table-cell office:value-type="float" office:value="0.861431658042037" calcext:value-type="float">
            <text:p>0.861431658042037</text:p>
          </table:table-cell>
          <table:table-cell office:value-type="float" office:value="0.816091954022988" calcext:value-type="float">
            <text:p>0.816091954022988</text:p>
          </table:table-cell>
          <table:table-cell office:value-type="float" office:value="87" calcext:value-type="float">
            <text:p>87</text:p>
          </table:table-cell>
          <table:table-cell office:value-type="float" office:value="71" calcext:value-type="float">
            <text:p>71</text:p>
          </table:table-cell>
          <table:table-cell office:value-type="float" office:value="90" calcext:value-type="float">
            <text:p>90</text:p>
          </table:table-cell>
          <table:table-cell office:value-type="float" office:value="838" calcext:value-type="float">
            <text:p>838</text:p>
          </table:table-cell>
          <table:table-cell office:value-type="float" office:value="515" calcext:value-type="float">
            <text:p>515</text:p>
          </table:table-cell>
          <table:table-cell office:value-type="float" office:value="0.165629982830802" calcext:value-type="float">
            <text:p>0.165629982830802</text:p>
          </table:table-cell>
          <table:table-cell office:value-type="float" office:value="0.00122821052526406" calcext:value-type="float">
            <text:p>0.00122821052526406</text:p>
          </table:table-cell>
          <table:table-cell office:value-type="float" office:value="0.000242613393503929" calcext:value-type="float">
            <text:p>0.000242613393503929</text:p>
          </table:table-cell>
          <table:table-cell office:value-type="float" office:value="0.00000394300116037196" calcext:value-type="float">
            <text:p>3.94300116037196E-06</text:p>
          </table:table-cell>
          <table:table-cell office:value-type="float" office:value="-0.00000000006322337023" calcext:value-type="float">
            <text:p>-6.32233702319653E-11</text:p>
          </table:table-cell>
          <table:table-cell office:value-type="float" office:value="-0.00000006708656318594" calcext:value-type="float">
            <text:p>-6.70865631859441E-08</text:p>
          </table:table-cell>
          <table:table-cell office:value-type="float" office:value="-0.00000000010428662238" calcext:value-type="float">
            <text:p>-1.04286622380302E-10</text:p>
          </table:table-cell>
          <table:table-cell office:value-type="string" calcext:value-type="string">
            <text:p>[[832, 476], [831, 477], [827, 477], [826, 478], [825, 478], [824, 479], [822, 479], [820, 481], [819, 481], [817, 483], [816, 483], [814, 485], [813, 485], [808, 490], [807, 490], [802, 495], [802, 496], [801, 497], [801, 498], [800, 499], [800, 501], [798, 503], [798, 505], [797, 506], [797, 512], [796, 513], [796, 521], [797, 522], [797, 533], [798, 534], [798, 536], [799, 537], [799, 538], [800, 539], [800, 540], [803, 543], [804, 543], [805, 544], [806, 544], [807, 545], [809, 545], [810, 546], [813, 546], [814, 547], [860, 547], [861, 546], [867, 546], [868, 545], [871, 545], [872, 544], [873, 544], [874, 543], [875, 543], [878, 540], [879, 540], [882, 537], [882, 536], [883, 535], [883, 518], [882, 517], [882, 514], [881, 513], [881, 511], [880, 510], [880, 508], [879, 507], [879, 506], [877, 504], [877, 502], [874, 499], [874, 498], [870, 494], [870, 493], [867, 490], [866, 490], [864, 488], [863, 488], [860, 485], [859, 485], [858, 484], [857, 484], [856, 483], [855, 483], [853, 481], [852, 481], [851, 480], [849, 480], [848, 479], [846, 479], [845, 478], [844, 478], [843, 477], [841, 477], [840, 476]]</text:p>
          </table:table-cell>
          <table:table-cell office:value-type="string" calcext:value-type="string">
            <text:p>[[796, 476], [883, 476], [883, 547], [796, 547]]</text:p>
          </table:table-cell>
          <table:table-cell office:value-type="float" office:value="0.9976761" calcext:value-type="float">
            <text:p>0.9976761</text:p>
          </table:table-cell>
          <table:table-cell office:value-type="string" calcext:value-type="string">
            <text:p>pixels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6835_KAH_1_box4_img2.tif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orifice</text:p>
          </table:table-cell>
          <table:table-cell office:value-type="float" office:value="85.7418212890625" calcext:value-type="float">
            <text:p>85.7418212890625</text:p>
          </table:table-cell>
          <table:table-cell office:value-type="float" office:value="78.054443359375" calcext:value-type="float">
            <text:p>78.054443359375</text:p>
          </table:table-cell>
          <table:table-cell office:value-type="float" office:value="4939.5" calcext:value-type="float">
            <text:p>4939.5</text:p>
          </table:table-cell>
          <table:table-cell office:value-type="float" office:value="264.693431019783" calcext:value-type="float">
            <text:p>264.693431019783</text:p>
          </table:table-cell>
          <table:table-cell office:value-type="float" office:value="0.990475235612593" calcext:value-type="float">
            <text:p>0.990475235612593</text:p>
          </table:table-cell>
          <table:table-cell office:value-type="float" office:value="0.885944521638429" calcext:value-type="float">
            <text:p>0.885944521638429</text:p>
          </table:table-cell>
          <table:table-cell office:value-type="float" office:value="0.892857142857143" calcext:value-type="float">
            <text:p>0.892857142857143</text:p>
          </table:table-cell>
          <table:table-cell office:value-type="float" office:value="84" calcext:value-type="float">
            <text:p>84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1407" calcext:value-type="float">
            <text:p>1407</text:p>
          </table:table-cell>
          <table:table-cell office:value-type="float" office:value="983" calcext:value-type="float">
            <text:p>983</text:p>
          </table:table-cell>
          <table:table-cell office:value-type="float" office:value="0.163774425931055" calcext:value-type="float">
            <text:p>0.163774425931055</text:p>
          </table:table-cell>
          <table:table-cell office:value-type="float" office:value="0.0011961870085857" calcext:value-type="float">
            <text:p>0.0011961870085857</text:p>
          </table:table-cell>
          <table:table-cell office:value-type="float" office:value="0.0000735839946637413" calcext:value-type="float">
            <text:p>7.35839946637413E-05</text:p>
          </table:table-cell>
          <table:table-cell office:value-type="float" office:value="0.0000010984192102296" calcext:value-type="float">
            <text:p>1.0984192102296E-06</text:p>
          </table:table-cell>
          <table:table-cell office:value-type="float" office:value="0.00000000000590957665" calcext:value-type="float">
            <text:p>5.90957665174083E-12</text:p>
          </table:table-cell>
          <table:table-cell office:value-type="float" office:value="0.00000002106858113806" calcext:value-type="float">
            <text:p>2.10685811380615E-08</text:p>
          </table:table-cell>
          <table:table-cell office:value-type="float" office:value="0.00000000000791173575" calcext:value-type="float">
            <text:p>7.91173575174407E-12</text:p>
          </table:table-cell>
          <table:table-cell office:value-type="string" calcext:value-type="string">
            <text:p>[[1396, 947], [1395, 948], [1389, 948], [1388, 949], [1385, 949], [1384, 950], [1383, 950], [1382, 951], [1381, 951], [1380, 952], [1379, 952], [1378, 953], [1377, 953], [1374, 956], [1373, 956], [1368, 961], [1368, 962], [1365, 965], [1365, 967], [1364, 968], [1364, 979], [1365, 980], [1365, 983], [1366, 984], [1366, 985], [1368, 987], [1368, 988], [1370, 990], [1370, 991], [1373, 994], [1373, 995], [1379, 1001], [1379, 1002], [1384, 1007], [1384, 1008], [1395, 1019], [1396, 1019], [1397, 1020], [1398, 1020], [1399, 1021], [1400, 1021], [1401, 1022], [1426, 1022], [1427, 1021], [1430, 1021], [1431, 1020], [1432, 1020], [1433, 1019], [1434, 1019], [1436, 1017], [1437, 1017], [1440, 1014], [1440, 1013], [1442, 1011], [1442, 1009], [1443, 1008], [1443, 1007], [1445, 1005], [1445, 1004], [1446, 1003], [1446, 1002], [1447, 1001], [1447, 998], [1448, 997], [1448, 974], [1447, 973], [1447, 971], [1445, 969], [1445, 968], [1444, 967], [1444, 966], [1438, 960], [1437, 960], [1434, 957], [1433, 957], [1432, 956], [1431, 956], [1429, 954], [1428, 954], [1426, 952], [1425, 952], [1424, 951], [1422, 951], [1421, 950], [1420, 950], [1419, 949], [1417, 949], [1416, 948], [1412, 948], [1411, 947]]</text:p>
          </table:table-cell>
          <table:table-cell office:value-type="string" calcext:value-type="string">
            <text:p>[[1364, 947], [1448, 947], [1448, 1022], [1364, 1022]]</text:p>
          </table:table-cell>
          <table:table-cell office:value-type="float" office:value="0.99736243" calcext:value-type="float">
            <text:p>0.99736243</text:p>
          </table:table-cell>
          <table:table-cell office:value-type="string" calcext:value-type="string">
            <text:p>pixels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6835_KAH_1_box4_img2.tif</text:p>
          </table:table-cell>
          <table:table-cell office:value-type="string" calcext:value-type="string">
            <text:p>TL</text:p>
          </table:table-cell>
          <table:table-cell office:value-type="string" calcext:value-type="string">
            <text:p>orifice</text:p>
          </table:table-cell>
          <table:table-cell office:value-type="float" office:value="76.5833740234375" calcext:value-type="float">
            <text:p>76.5833740234375</text:p>
          </table:table-cell>
          <table:table-cell office:value-type="float" office:value="79.5180206298828" calcext:value-type="float">
            <text:p>79.5180206298828</text:p>
          </table:table-cell>
          <table:table-cell office:value-type="float" office:value="3932.5" calcext:value-type="float">
            <text:p>3932.5</text:p>
          </table:table-cell>
          <table:table-cell office:value-type="float" office:value="244.208150625229" calcext:value-type="float">
            <text:p>244.208150625229</text:p>
          </table:table-cell>
          <table:table-cell office:value-type="float" office:value="0.973391089108911" calcext:value-type="float">
            <text:p>0.973391089108911</text:p>
          </table:table-cell>
          <table:table-cell office:value-type="float" office:value="0.828625484245034" calcext:value-type="float">
            <text:p>0.828625484245034</text:p>
          </table:table-cell>
          <table:table-cell office:value-type="float" office:value="0.861764689919512" calcext:value-type="float">
            <text:p>0.861764689919512</text:p>
          </table:table-cell>
          <table:table-cell office:value-type="float" office:value="75.9092559814453" calcext:value-type="float">
            <text:p>75.9092559814453</text:p>
          </table:table-cell>
          <table:table-cell office:value-type="float" office:value="65.4159164428711" calcext:value-type="float">
            <text:p>65.4159164428711</text:p>
          </table:table-cell>
          <table:table-cell office:value-type="float" office:value="66.6147766113281" calcext:value-type="float">
            <text:p>66.6147766113281</text:p>
          </table:table-cell>
          <table:table-cell office:value-type="float" office:value="561" calcext:value-type="float">
            <text:p>561</text:p>
          </table:table-cell>
          <table:table-cell office:value-type="float" office:value="211" calcext:value-type="float">
            <text:p>211</text:p>
          </table:table-cell>
          <table:table-cell office:value-type="float" office:value="0.166108291498399" calcext:value-type="float">
            <text:p>0.166108291498399</text:p>
          </table:table-cell>
          <table:table-cell office:value-type="float" office:value="0.00154146514016352" calcext:value-type="float">
            <text:p>0.00154146514016352</text:p>
          </table:table-cell>
          <table:table-cell office:value-type="float" office:value="0.000123972629450802" calcext:value-type="float">
            <text:p>0.000123972629450802</text:p>
          </table:table-cell>
          <table:table-cell office:value-type="float" office:value="0.00000155095057406163" calcext:value-type="float">
            <text:p>1.55095057406163E-06</text:p>
          </table:table-cell>
          <table:table-cell office:value-type="float" office:value="0.00000000002059828649" calcext:value-type="float">
            <text:p>2.05982864898199E-11</text:p>
          </table:table-cell>
          <table:table-cell office:value-type="float" office:value="0.00000006034358189621" calcext:value-type="float">
            <text:p>6.03435818962098E-08</text:p>
          </table:table-cell>
          <table:table-cell office:value-type="float" office:value="0.00000000000618215652" calcext:value-type="float">
            <text:p>6.18215651813909E-12</text:p>
          </table:table-cell>
          <table:table-cell office:value-type="string" calcext:value-type="string">
            <text:p>[[568, 174], [567, 175], [561, 175], [560, 176], [556, 176], [555, 177], [554, 177], [554, 178], [552, 180], [551, 180], [550, 181], [549, 181], [548, 182], [546, 182], [542, 186], [542, 187], [539, 190], [539, 191], [538, 192], [538, 193], [537, 194], [537, 195], [536, 196], [536, 197], [535, 198], [535, 199], [534, 200], [534, 201], [531, 204], [531, 206], [529, 208], [529, 209], [525, 213], [525, 216], [524, 217], [524, 223], [525, 224], [525, 226], [526, 227], [526, 230], [527, 231], [527, 232], [528, 233], [528, 234], [529, 235], [529, 236], [531, 238], [531, 239], [533, 241], [533, 242], [536, 245], [537, 245], [538, 246], [539, 246], [541, 248], [543, 248], [544, 249], [552, 249], [553, 248], [554, 248], [555, 247], [556, 247], [557, 246], [558, 246], [559, 245], [560, 245], [561, 244], [562, 244], [563, 243], [564, 243], [566, 241], [567, 241], [568, 240], [569, 240], [570, 239], [571, 239], [572, 238], [573, 238], [574, 237], [576, 237], [577, 236], [579, 236], [580, 235], [582, 235], [583, 234], [586, 234], [587, 233], [589, 233], [596, 226], [596, 203], [595, 202], [595, 200], [594, 199], [594, 196], [593, 195], [593, 194], [592, 193], [592, 192], [591, 191], [591, 190], [590, 189], [590, 188], [589, 187], [589, 186], [587, 184], [587, 183], [585, 181], [585, 180], [582, 177], [581, 177], [579, 175], [571, 175], [570, 174]]</text:p>
          </table:table-cell>
          <table:table-cell office:value-type="string" calcext:value-type="string">
            <text:p>[[511, 195], [580, 165], [606, 225], [537, 255]]</text:p>
          </table:table-cell>
          <table:table-cell office:value-type="float" office:value="0.9965125" calcext:value-type="float">
            <text:p>0.9965125</text:p>
          </table:table-cell>
          <table:table-cell office:value-type="string" calcext:value-type="string">
            <text:p>pixels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6835_KAH_1_box4_img2.tif</text:p>
          </table:table-cell>
          <table:table-cell office:value-type="string" calcext:value-type="string">
            <text:p>BMR</text:p>
          </table:table-cell>
          <table:table-cell office:value-type="string" calcext:value-type="string">
            <text:p>orifice</text:p>
          </table:table-cell>
          <table:table-cell office:value-type="float" office:value="74.004150390625" calcext:value-type="float">
            <text:p>74.004150390625</text:p>
          </table:table-cell>
          <table:table-cell office:value-type="float" office:value="92.88232421875" calcext:value-type="float">
            <text:p>92.88232421875</text:p>
          </table:table-cell>
          <table:table-cell office:value-type="float" office:value="4885" calcext:value-type="float">
            <text:p>4885</text:p>
          </table:table-cell>
          <table:table-cell office:value-type="float" office:value="267.137083053589" calcext:value-type="float">
            <text:p>267.137083053589</text:p>
          </table:table-cell>
          <table:table-cell office:value-type="float" office:value="0.987467151809177" calcext:value-type="float">
            <text:p>0.987467151809177</text:p>
          </table:table-cell>
          <table:table-cell office:value-type="float" office:value="0.860213141749994" calcext:value-type="float">
            <text:p>0.860213141749994</text:p>
          </table:table-cell>
          <table:table-cell office:value-type="float" office:value="0.784090909090909" calcext:value-type="float">
            <text:p>0.784090909090909</text:p>
          </table:table-cell>
          <table:table-cell office:value-type="float" office:value="88" calcext:value-type="float">
            <text:p>88</text:p>
          </table:table-cell>
          <table:table-cell office:value-type="float" office:value="69" calcext:value-type="float">
            <text:p>69</text:p>
          </table:table-cell>
          <table:table-cell office:value-type="float" office:value="90" calcext:value-type="float">
            <text:p>90</text:p>
          </table:table-cell>
          <table:table-cell office:value-type="float" office:value="2145" calcext:value-type="float">
            <text:p>2145</text:p>
          </table:table-cell>
          <table:table-cell office:value-type="float" office:value="1185" calcext:value-type="float">
            <text:p>1185</text:p>
          </table:table-cell>
          <table:table-cell office:value-type="float" office:value="0.167145522493871" calcext:value-type="float">
            <text:p>0.167145522493871</text:p>
          </table:table-cell>
          <table:table-cell office:value-type="float" office:value="0.00199153337289021" calcext:value-type="float">
            <text:p>0.00199153337289021</text:p>
          </table:table-cell>
          <table:table-cell office:value-type="float" office:value="0.00018441792341892" calcext:value-type="float">
            <text:p>0.00018441792341892</text:p>
          </table:table-cell>
          <table:table-cell office:value-type="float" office:value="0.0000041810985436761" calcext:value-type="float">
            <text:p>4.1810985436761E-06</text:p>
          </table:table-cell>
          <table:table-cell office:value-type="float" office:value="0.00000000007758380461" calcext:value-type="float">
            <text:p>7.75838046075355E-11</text:p>
          </table:table-cell>
          <table:table-cell office:value-type="float" office:value="0.00000012950772340106" calcext:value-type="float">
            <text:p>1.2950772340106E-07</text:p>
          </table:table-cell>
          <table:table-cell office:value-type="float" office:value="-0.00000000008637285734" calcext:value-type="float">
            <text:p>-8.63728573412993E-11</text:p>
          </table:table-cell>
          <table:table-cell office:value-type="string" calcext:value-type="string">
            <text:p>[[2134, 1144], [2133, 1145], [2131, 1145], [2130, 1146], [2128, 1146], [2127, 1147], [2126, 1147], [2125, 1148], [2124, 1148], [2119, 1153], [2119, 1154], [2118, 1155], [2118, 1156], [2117, 1157], [2117, 1158], [2116, 1159], [2116, 1161], [2115, 1162], [2115, 1165], [2114, 1166], [2114, 1173], [2113, 1174], [2113, 1177], [2114, 1178], [2114, 1199], [2115, 1200], [2115, 1207], [2116, 1208], [2116, 1211], [2117, 1212], [2117, 1214], [2118, 1215], [2118, 1217], [2119, 1218], [2119, 1219], [2120, 1220], [2120, 1222], [2121, 1223], [2121, 1224], [2123, 1226], [2123, 1227], [2125, 1229], [2126, 1229], [2127, 1230], [2128, 1230], [2129, 1231], [2130, 1231], [2131, 1232], [2145, 1232], [2146, 1231], [2148, 1231], [2149, 1230], [2150, 1230], [2152, 1228], [2153, 1228], [2154, 1227], [2155, 1227], [2166, 1216], [2166, 1215], [2170, 1211], [2170, 1210], [2175, 1205], [2175, 1204], [2176, 1203], [2176, 1202], [2177, 1201], [2177, 1200], [2179, 1198], [2179, 1196], [2180, 1195], [2180, 1193], [2181, 1192], [2181, 1189], [2182, 1188], [2182, 1175], [2181, 1174], [2181, 1169], [2180, 1168], [2180, 1165], [2179, 1164], [2179, 1162], [2178, 1161], [2178, 1159], [2176, 1157], [2176, 1156], [2172, 1152], [2171, 1152], [2168, 1149], [2167, 1149], [2166, 1148], [2164, 1148], [2163, 1147], [2162, 1147], [2161, 1146], [2159, 1146], [2158, 1145], [2154, 1145], [2153, 1144]]</text:p>
          </table:table-cell>
          <table:table-cell office:value-type="string" calcext:value-type="string">
            <text:p>[[2113, 1144], [2182, 1144], [2182, 1232], [2113, 1232]]</text:p>
          </table:table-cell>
          <table:table-cell office:value-type="float" office:value="0.99510795" calcext:value-type="float">
            <text:p>0.99510795</text:p>
          </table:table-cell>
          <table:table-cell office:value-type="string" calcext:value-type="string">
            <text:p>pixels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6835_KAH_1_box4_img2.tif</text:p>
          </table:table-cell>
          <table:table-cell office:value-type="string" calcext:value-type="string">
            <text:p>MMR</text:p>
          </table:table-cell>
          <table:table-cell office:value-type="string" calcext:value-type="string">
            <text:p>orifice</text:p>
          </table:table-cell>
          <table:table-cell office:value-type="float" office:value="65.05517578125" calcext:value-type="float">
            <text:p>65.05517578125</text:p>
          </table:table-cell>
          <table:table-cell office:value-type="float" office:value="101.842529296875" calcext:value-type="float">
            <text:p>101.842529296875</text:p>
          </table:table-cell>
          <table:table-cell office:value-type="float" office:value="4441.5" calcext:value-type="float">
            <text:p>4441.5</text:p>
          </table:table-cell>
          <table:table-cell office:value-type="float" office:value="265.379723548889" calcext:value-type="float">
            <text:p>265.379723548889</text:p>
          </table:table-cell>
          <table:table-cell office:value-type="float" office:value="0.987109678853206" calcext:value-type="float">
            <text:p>0.987109678853206</text:p>
          </table:table-cell>
          <table:table-cell office:value-type="float" office:value="0.792508731520003" calcext:value-type="float">
            <text:p>0.792508731520003</text:p>
          </table:table-cell>
          <table:table-cell office:value-type="float" office:value="0.607260676011573" calcext:value-type="float">
            <text:p>0.607260676011573</text:p>
          </table:table-cell>
          <table:table-cell office:value-type="float" office:value="95.817008972168" calcext:value-type="float">
            <text:p>95.817008972168</text:p>
          </table:table-cell>
          <table:table-cell office:value-type="float" office:value="58.1859016418457" calcext:value-type="float">
            <text:p>58.1859016418457</text:p>
          </table:table-cell>
          <table:table-cell office:value-type="float" office:value="18.4349479675293" calcext:value-type="float">
            <text:p>18.4349479675293</text:p>
          </table:table-cell>
          <table:table-cell office:value-type="float" office:value="2249" calcext:value-type="float">
            <text:p>2249</text:p>
          </table:table-cell>
          <table:table-cell office:value-type="float" office:value="925" calcext:value-type="float">
            <text:p>925</text:p>
          </table:table-cell>
          <table:table-cell office:value-type="float" office:value="0.183009644388965" calcext:value-type="float">
            <text:p>0.183009644388965</text:p>
          </table:table-cell>
          <table:table-cell office:value-type="float" office:value="0.00787423898779872" calcext:value-type="float">
            <text:p>0.00787423898779872</text:p>
          </table:table-cell>
          <table:table-cell office:value-type="float" office:value="0.0000803068509574493" calcext:value-type="float">
            <text:p>8.03068509574493E-05</text:p>
          </table:table-cell>
          <table:table-cell office:value-type="float" office:value="0.00000622776709225985" calcext:value-type="float">
            <text:p>6.22776709225985E-06</text:p>
          </table:table-cell>
          <table:table-cell office:value-type="float" office:value="0.0000000001208468595" calcext:value-type="float">
            <text:p>1.20846859500312E-10</text:p>
          </table:table-cell>
          <table:table-cell office:value-type="float" office:value="0.00000045275641783279" calcext:value-type="float">
            <text:p>4.52756417832787E-07</text:p>
          </table:table-cell>
          <table:table-cell office:value-type="float" office:value="0.00000000006923663599" calcext:value-type="float">
            <text:p>6.92366359868546E-11</text:p>
          </table:table-cell>
          <table:table-cell office:value-type="string" calcext:value-type="string">
            <text:p>[[2252, 876], [2251, 877], [2249, 877], [2248, 878], [2246, 878], [2245, 879], [2244, 879], [2236, 887], [2236, 888], [2234, 890], [2234, 891], [2233, 892], [2233, 893], [2231, 895], [2231, 897], [2230, 898], [2230, 899], [2229, 900], [2229, 901], [2228, 902], [2228, 903], [2227, 904], [2227, 906], [2226, 907], [2226, 909], [2225, 910], [2225, 912], [2224, 913], [2224, 915], [2223, 916], [2223, 918], [2222, 919], [2222, 922], [2221, 923], [2221, 926], [2220, 927], [2220, 930], [2219, 931], [2219, 936], [2218, 937], [2218, 952], [2219, 953], [2219, 956], [2220, 957], [2220, 958], [2221, 959], [2221, 960], [2222, 961], [2222, 962], [2224, 964], [2225, 964], [2226, 965], [2227, 965], [2228, 966], [2230, 966], [2231, 967], [2232, 967], [2233, 968], [2234, 968], [2235, 969], [2237, 969], [2238, 970], [2240, 970], [2241, 971], [2245, 971], [2246, 972], [2249, 972], [2250, 971], [2251, 971], [2252, 972], [2253, 971], [2255, 971], [2258, 968], [2259, 968], [2264, 963], [2264, 962], [2267, 959], [2267, 958], [2269, 956], [2269, 955], [2270, 954], [2270, 953], [2272, 951], [2272, 950], [2273, 949], [2273, 947], [2274, 946], [2274, 945], [2275, 944], [2275, 942], [2276, 941], [2276, 939], [2277, 938], [2277, 936], [2278, 935], [2278, 906], [2277, 905], [2277, 900], [2276, 899], [2276, 896], [2275, 895], [2275, 894], [2274, 893], [2274, 892], [2273, 891], [2273, 889], [2272, 888], [2272, 887], [2271, 886], [2271, 885], [2269, 883], [2269, 882], [2267, 880], [2266, 880], [2265, 879], [2264, 879], [2263, 878], [2262, 878], [2261, 877], [2260, 877], [2259, 876]]</text:p>
          </table:table-cell>
          <table:table-cell office:value-type="string" calcext:value-type="string">
            <text:p>[[2208, 960], [2238, 869], [2293, 887], [2263, 978]]</text:p>
          </table:table-cell>
          <table:table-cell office:value-type="float" office:value="0.93541354" calcext:value-type="float">
            <text:p>0.93541354</text:p>
          </table:table-cell>
          <table:table-cell office:value-type="string" calcext:value-type="string">
            <text:p>pixels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6835_KAH_1_box4_img2.tif</text:p>
          </table:table-cell>
          <table:table-cell office:value-type="string" calcext:value-type="string">
            <text:p>MMR</text:p>
          </table:table-cell>
          <table:table-cell office:value-type="string" calcext:value-type="string">
            <text:p>avicularium</text:p>
          </table:table-cell>
          <table:table-cell office:value-type="float" office:value="63.142822265625" calcext:value-type="float">
            <text:p>63.142822265625</text:p>
          </table:table-cell>
          <table:table-cell office:value-type="float" office:value="59.1092529296875" calcext:value-type="float">
            <text:p>59.1092529296875</text:p>
          </table:table-cell>
          <table:table-cell office:value-type="float" office:value="2807" calcext:value-type="float">
            <text:p>2807</text:p>
          </table:table-cell>
          <table:table-cell office:value-type="float" office:value="200.852812170982" calcext:value-type="float">
            <text:p>200.852812170982</text:p>
          </table:table-cell>
          <table:table-cell office:value-type="float" office:value="0.984912280701754" calcext:value-type="float">
            <text:p>0.984912280701754</text:p>
          </table:table-cell>
          <table:table-cell office:value-type="float" office:value="0.874372405541441" calcext:value-type="float">
            <text:p>0.874372405541441</text:p>
          </table:table-cell>
          <table:table-cell office:value-type="float" office:value="0.934426229508197" calcext:value-type="float">
            <text:p>0.934426229508197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90" calcext:value-type="float">
            <text:p>90</text:p>
          </table:table-cell>
          <table:table-cell office:value-type="float" office:value="2225" calcext:value-type="float">
            <text:p>2225</text:p>
          </table:table-cell>
          <table:table-cell office:value-type="float" office:value="785" calcext:value-type="float">
            <text:p>785</text:p>
          </table:table-cell>
          <table:table-cell office:value-type="float" office:value="0.162281833139735" calcext:value-type="float">
            <text:p>0.162281833139735</text:p>
          </table:table-cell>
          <table:table-cell office:value-type="float" office:value="0.000804532849698492" calcext:value-type="float">
            <text:p>0.000804532849698492</text:p>
          </table:table-cell>
          <table:table-cell office:value-type="float" office:value="0.0000445640436886816" calcext:value-type="float">
            <text:p>4.45640436886816E-05</text:p>
          </table:table-cell>
          <table:table-cell office:value-type="float" office:value="0.00000047027813410276" calcext:value-type="float">
            <text:p>4.70278134102757E-07</text:p>
          </table:table-cell>
          <table:table-cell office:value-type="float" office:value="0.00000000000059356637" calcext:value-type="float">
            <text:p>5.93566368990779E-13</text:p>
          </table:table-cell>
          <table:table-cell office:value-type="float" office:value="0.00000000226079034954" calcext:value-type="float">
            <text:p>2.26079034953596E-09</text:p>
          </table:table-cell>
          <table:table-cell office:value-type="float" office:value="0.00000000000206946142" calcext:value-type="float">
            <text:p>2.0694614169418E-12</text:p>
          </table:table-cell>
          <table:table-cell office:value-type="string" calcext:value-type="string">
            <text:p>[[2221, 757], [2220, 758], [2216, 758], [2215, 759], [2214, 759], [2213, 760], [2212, 760], [2211, 761], [2210, 761], [2206, 765], [2205, 765], [2204, 766], [2204, 767], [2203, 768], [2203, 769], [2201, 771], [2201, 772], [2200, 773], [2200, 774], [2199, 775], [2199, 776], [2198, 777], [2198, 778], [2197, 779], [2197, 781], [2196, 782], [2196, 783], [2195, 784], [2195, 799], [2196, 800], [2196, 804], [2197, 805], [2197, 806], [2198, 807], [2199, 807], [2202, 810], [2203, 810], [2205, 812], [2206, 812], [2207, 813], [2210, 813], [2211, 814], [2221, 814], [2222, 813], [2227, 813], [2228, 812], [2230, 812], [2231, 811], [2233, 811], [2234, 810], [2235, 810], [2236, 809], [2238, 809], [2240, 807], [2241, 807], [2242, 806], [2243, 806], [2244, 805], [2245, 805], [2247, 803], [2249, 803], [2250, 802], [2250, 801], [2254, 797], [2254, 796], [2255, 795], [2255, 793], [2256, 792], [2256, 776], [2255, 775], [2255, 773], [2254, 772], [2254, 771], [2252, 769], [2252, 767], [2248, 763], [2247, 763], [2245, 761], [2244, 761], [2242, 759], [2239, 759], [2238, 758], [2236, 758], [2235, 757]]</text:p>
          </table:table-cell>
          <table:table-cell office:value-type="string" calcext:value-type="string">
            <text:p>[[2195, 757], [2256, 757], [2256, 814], [2195, 814]]</text:p>
          </table:table-cell>
          <table:table-cell office:value-type="float" office:value="0.9137486" calcext:value-type="float">
            <text:p>0.9137486</text:p>
          </table:table-cell>
          <table:table-cell office:value-type="string" calcext:value-type="string">
            <text:p>pixels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6835_KAH_1_box4_img2.tif</text:p>
          </table:table-cell>
          <table:table-cell office:value-type="string" calcext:value-type="string">
            <text:p>UUP</text:p>
          </table:table-cell>
          <table:table-cell office:value-type="string" calcext:value-type="string">
            <text:p>avicularium</text:p>
          </table:table-cell>
          <table:table-cell office:value-type="float" office:value="64.4476318359375" calcext:value-type="float">
            <text:p>64.4476318359375</text:p>
          </table:table-cell>
          <table:table-cell office:value-type="float" office:value="62.5288391113281" calcext:value-type="float">
            <text:p>62.5288391113281</text:p>
          </table:table-cell>
          <table:table-cell office:value-type="float" office:value="2870" calcext:value-type="float">
            <text:p>2870</text:p>
          </table:table-cell>
          <table:table-cell office:value-type="float" office:value="202.509666800499" calcext:value-type="float">
            <text:p>202.509666800499</text:p>
          </table:table-cell>
          <table:table-cell office:value-type="float" office:value="0.984056231784673" calcext:value-type="float">
            <text:p>0.984056231784673</text:p>
          </table:table-cell>
          <table:table-cell office:value-type="float" office:value="0.879427906065827" calcext:value-type="float">
            <text:p>0.879427906065827</text:p>
          </table:table-cell>
          <table:table-cell office:value-type="float" office:value="0.935483870967742" calcext:value-type="float">
            <text:p>0.935483870967742</text:p>
          </table:table-cell>
          <table:table-cell office:value-type="float" office:value="62" calcext:value-type="float">
            <text:p>62</text:p>
          </table:table-cell>
          <table:table-cell office:value-type="float" office:value="58" calcext:value-type="float">
            <text:p>58</text:p>
          </table:table-cell>
          <table:table-cell office:value-type="float" office:value="90" calcext:value-type="float">
            <text:p>90</text:p>
          </table:table-cell>
          <table:table-cell office:value-type="float" office:value="1385" calcext:value-type="float">
            <text:p>1385</text:p>
          </table:table-cell>
          <table:table-cell office:value-type="float" office:value="406" calcext:value-type="float">
            <text:p>406</text:p>
          </table:table-cell>
          <table:table-cell office:value-type="float" office:value="0.161234808830265" calcext:value-type="float">
            <text:p>0.161234808830265</text:p>
          </table:table-cell>
          <table:table-cell office:value-type="float" office:value="0.0005096287829137" calcext:value-type="float">
            <text:p>0.0005096287829137</text:p>
          </table:table-cell>
          <table:table-cell office:value-type="float" office:value="0.0000121421855867787" calcext:value-type="float">
            <text:p>1.21421855867787E-05</text:p>
          </table:table-cell>
          <table:table-cell office:value-type="float" office:value="0.00000009733138676278" calcext:value-type="float">
            <text:p>9.73313867627752E-08</text:p>
          </table:table-cell>
          <table:table-cell office:value-type="float" office:value="0.00000000000010004521" calcext:value-type="float">
            <text:p>1.00045206331853E-13</text:p>
          </table:table-cell>
          <table:table-cell office:value-type="float" office:value="0.00000000219199081634" calcext:value-type="float">
            <text:p>2.19199081634206E-09</text:p>
          </table:table-cell>
          <table:table-cell office:value-type="float" office:value="-0.00000000000003444951" calcext:value-type="float">
            <text:p>-3.4449510371871E-14</text:p>
          </table:table-cell>
          <table:table-cell office:value-type="string" calcext:value-type="string">
            <text:p>[[1390, 377], [1389, 378], [1383, 378], [1382, 379], [1377, 379], [1376, 380], [1374, 380], [1372, 382], [1371, 382], [1370, 383], [1368, 383], [1359, 392], [1359, 394], [1358, 395], [1358, 398], [1357, 399], [1357, 401], [1356, 402], [1356, 406], [1355, 407], [1355, 416], [1356, 417], [1356, 419], [1357, 420], [1357, 421], [1358, 422], [1358, 423], [1360, 425], [1360, 426], [1365, 431], [1366, 431], [1369, 434], [1371, 434], [1372, 435], [1394, 435], [1395, 434], [1398, 434], [1401, 431], [1402, 431], [1403, 430], [1404, 430], [1406, 428], [1406, 426], [1407, 425], [1407, 424], [1408, 423], [1408, 421], [1410, 419], [1410, 418], [1411, 417], [1411, 416], [1413, 414], [1413, 413], [1414, 412], [1414, 411], [1415, 410], [1415, 409], [1416, 408], [1416, 406], [1417, 405], [1417, 398], [1416, 397], [1416, 394], [1415, 393], [1415, 392], [1414, 391], [1414, 390], [1413, 389], [1413, 388], [1412, 387], [1412, 386], [1409, 383], [1409, 382], [1407, 380], [1406, 380], [1405, 379], [1404, 379], [1403, 378], [1400, 378], [1399, 377]]</text:p>
          </table:table-cell>
          <table:table-cell office:value-type="string" calcext:value-type="string">
            <text:p>[[1355, 377], [1417, 377], [1417, 435], [1355, 435]]</text:p>
          </table:table-cell>
          <table:table-cell office:value-type="float" office:value="0.87634313" calcext:value-type="float">
            <text:p>0.87634313</text:p>
          </table:table-cell>
          <table:table-cell office:value-type="string" calcext:value-type="string">
            <text:p>pixels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6835_KAH_1_box4_img2.tif</text:p>
          </table:table-cell>
          <table:table-cell office:value-type="string" calcext:value-type="string">
            <text:p>UL</text:p>
          </table:table-cell>
          <table:table-cell office:value-type="string" calcext:value-type="string">
            <text:p>avicularium</text:p>
          </table:table-cell>
          <table:table-cell office:value-type="float" office:value="63.949462890625" calcext:value-type="float">
            <text:p>63.949462890625</text:p>
          </table:table-cell>
          <table:table-cell office:value-type="float" office:value="57.0664672851563" calcext:value-type="float">
            <text:p>57.0664672851563</text:p>
          </table:table-cell>
          <table:table-cell office:value-type="float" office:value="2671" calcext:value-type="float">
            <text:p>2671</text:p>
          </table:table-cell>
          <table:table-cell office:value-type="float" office:value="194.367530703545" calcext:value-type="float">
            <text:p>194.367530703545</text:p>
          </table:table-cell>
          <table:table-cell office:value-type="float" office:value="0.988893002591633" calcext:value-type="float">
            <text:p>0.988893002591633</text:p>
          </table:table-cell>
          <table:table-cell office:value-type="float" office:value="0.888456803578282" calcext:value-type="float">
            <text:p>0.888456803578282</text:p>
          </table:table-cell>
          <table:table-cell office:value-type="float" office:value="0.852459016393443" calcext:value-type="float">
            <text:p>0.852459016393443</text:p>
          </table:table-cell>
          <table:table-cell office:value-type="float" office:value="61" calcext:value-type="float">
            <text:p>61</text:p>
          </table:table-cell>
          <table:table-cell office:value-type="float" office:value="52" calcext:value-type="float">
            <text:p>52</text:p>
          </table:table-cell>
          <table:table-cell office:value-type="float" office:value="90" calcext:value-type="float">
            <text:p>90</text:p>
          </table:table-cell>
          <table:table-cell office:value-type="float" office:value="917" calcext:value-type="float">
            <text:p>917</text:p>
          </table:table-cell>
          <table:table-cell office:value-type="float" office:value="627" calcext:value-type="float">
            <text:p>627</text:p>
          </table:table-cell>
          <table:table-cell office:value-type="float" office:value="0.161787465081595" calcext:value-type="float">
            <text:p>0.161787465081595</text:p>
          </table:table-cell>
          <table:table-cell office:value-type="float" office:value="0.000731238766142418" calcext:value-type="float">
            <text:p>0.000731238766142418</text:p>
          </table:table-cell>
          <table:table-cell office:value-type="float" office:value="0.00000820218515906076" calcext:value-type="float">
            <text:p>8.20218515906076E-06</text:p>
          </table:table-cell>
          <table:table-cell office:value-type="float" office:value="0.00000004284816531604" calcext:value-type="float">
            <text:p>4.28481653160364E-08</text:p>
          </table:table-cell>
          <table:table-cell office:value-type="float" office:value="0.00000000000002470282" calcext:value-type="float">
            <text:p>2.47028153047637E-14</text:p>
          </table:table-cell>
          <table:table-cell office:value-type="float" office:value="0.00000000111175734895" calcext:value-type="float">
            <text:p>1.11175734895219E-09</text:p>
          </table:table-cell>
          <table:table-cell office:value-type="float" office:value="-5.91762737872351E-015" calcext:value-type="float">
            <text:p>-5.91762737872351E-15</text:p>
          </table:table-cell>
          <table:table-cell office:value-type="string" calcext:value-type="string">
            <text:p>[[907, 602], [906, 603], [903, 603], [902, 604], [901, 604], [900, 605], [899, 605], [897, 607], [896, 607], [894, 609], [894, 610], [893, 611], [892, 611], [891, 612], [891, 613], [889, 615], [889, 616], [888, 617], [888, 620], [887, 621], [887, 636], [888, 637], [888, 640], [889, 641], [889, 642], [890, 643], [890, 644], [896, 650], [897, 650], [898, 651], [899, 651], [900, 652], [901, 652], [902, 653], [905, 653], [906, 654], [924, 654], [925, 653], [928, 653], [929, 652], [930, 652], [931, 651], [933, 651], [934, 650], [935, 650], [937, 648], [938, 648], [940, 646], [941, 646], [945, 642], [945, 641], [946, 640], [946, 639], [947, 638], [947, 637], [948, 636], [948, 620], [947, 619], [947, 616], [946, 615], [946, 614], [943, 611], [943, 610], [942, 609], [941, 609], [940, 608], [939, 608], [938, 607], [937, 607], [936, 606], [935, 606], [934, 605], [932, 605], [931, 604], [930, 604], [929, 603], [926, 603], [925, 602]]</text:p>
          </table:table-cell>
          <table:table-cell office:value-type="string" calcext:value-type="string">
            <text:p>[[887, 602], [948, 602], [948, 654], [887, 654]]</text:p>
          </table:table-cell>
          <table:table-cell office:value-type="float" office:value="0.8187246" calcext:value-type="float">
            <text:p>0.8187246</text:p>
          </table:table-cell>
          <table:table-cell office:value-type="string" calcext:value-type="string">
            <text:p>pixels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6835_KAH_1_box4_img2.tif</text:p>
          </table:table-cell>
          <table:table-cell office:value-type="string" calcext:value-type="string">
            <text:p>OVI</text:p>
          </table:table-cell>
          <table:table-cell office:value-type="string" calcext:value-type="string">
            <text:p>ovicell</text:p>
          </table:table-cell>
          <table:table-cell office:value-type="float" office:value="241.398071289063" calcext:value-type="float">
            <text:p>241.398071289063</text:p>
          </table:table-cell>
          <table:table-cell office:value-type="float" office:value="227.934509277344" calcext:value-type="float">
            <text:p>227.934509277344</text:p>
          </table:table-cell>
          <table:table-cell office:value-type="float" office:value="38007" calcext:value-type="float">
            <text:p>38007</text:p>
          </table:table-cell>
          <table:table-cell office:value-type="float" office:value="758.180800318718" calcext:value-type="float">
            <text:p>758.180800318718</text:p>
          </table:table-cell>
          <table:table-cell office:value-type="float" office:value="0.970618655429994" calcext:value-type="float">
            <text:p>0.970618655429994</text:p>
          </table:table-cell>
          <table:table-cell office:value-type="float" office:value="0.830860074098965" calcext:value-type="float">
            <text:p>0.830860074098965</text:p>
          </table:table-cell>
          <table:table-cell office:value-type="float" office:value="0.906906719453877" calcext:value-type="float">
            <text:p>0.906906719453877</text:p>
          </table:table-cell>
          <table:table-cell office:value-type="float" office:value="226.601669311523" calcext:value-type="float">
            <text:p>226.601669311523</text:p>
          </table:table-cell>
          <table:table-cell office:value-type="float" office:value="205.506576538086" calcext:value-type="float">
            <text:p>205.506576538086</text:p>
          </table:table-cell>
          <table:table-cell office:value-type="float" office:value="27.4397277832031" calcext:value-type="float">
            <text:p>27.4397277832031</text:p>
          </table:table-cell>
          <table:table-cell office:value-type="float" office:value="1118" calcext:value-type="float">
            <text:p>1118</text:p>
          </table:table-cell>
          <table:table-cell office:value-type="float" office:value="1023" calcext:value-type="float">
            <text:p>1023</text:p>
          </table:table-cell>
          <table:table-cell office:value-type="float" office:value="0.163913062717152" calcext:value-type="float">
            <text:p>0.163913062717152</text:p>
          </table:table-cell>
          <table:table-cell office:value-type="float" office:value="0.000310224374558828" calcext:value-type="float">
            <text:p>0.000310224374558828</text:p>
          </table:table-cell>
          <table:table-cell office:value-type="float" office:value="0.000213393857040303" calcext:value-type="float">
            <text:p>0.000213393857040303</text:p>
          </table:table-cell>
          <table:table-cell office:value-type="float" office:value="0.00000374562649789074" calcext:value-type="float">
            <text:p>3.74562649789074E-06</text:p>
          </table:table-cell>
          <table:table-cell office:value-type="float" office:value="-0.00000000010231556234" calcext:value-type="float">
            <text:p>-1.02315562342782E-10</text:p>
          </table:table-cell>
          <table:table-cell office:value-type="float" office:value="-0.00000006102201892226" calcext:value-type="float">
            <text:p>-6.10220189222581E-08</text:p>
          </table:table-cell>
          <table:table-cell office:value-type="float" office:value="0.00000000002730184238" calcext:value-type="float">
            <text:p>2.73018423833272E-11</text:p>
          </table:table-cell>
          <table:table-cell office:value-type="string" calcext:value-type="string">
            <text:p>[[1089, 917], [1088, 918], [1083, 918], [1082, 919], [1079, 919], [1078, 920], [1077, 920], [1076, 921], [1075, 921], [1073, 923], [1072, 923], [1069, 926], [1068, 926], [1061, 933], [1060, 933], [1059, 934], [1059, 935], [1054, 940], [1054, 941], [1051, 944], [1050, 944], [1047, 947], [1046, 947], [1045, 948], [1044, 948], [1041, 951], [1040, 951], [1039, 952], [1039, 953], [1033, 959], [1033, 960], [1032, 961], [1031, 961], [1027, 965], [1026, 965], [1024, 967], [1024, 968], [1022, 970], [1022, 971], [1021, 972], [1021, 973], [1020, 974], [1020, 975], [1019, 976], [1019, 977], [1014, 982], [1014, 983], [1011, 986], [1011, 987], [1008, 990], [1008, 991], [1007, 992], [1007, 993], [1006, 994], [1006, 995], [1004, 997], [1004, 998], [1003, 999], [1003, 1000], [1002, 1001], [1002, 1002], [1001, 1003], [1001, 1005], [1000, 1006], [1000, 1007], [999, 1008], [999, 1009], [998, 1010], [998, 1015], [997, 1016], [997, 1020], [996, 1021], [996, 1025], [995, 1026], [995, 1032], [994, 1033], [994, 1051], [995, 1052], [995, 1054], [996, 1055], [996, 1056], [997, 1057], [997, 1058], [998, 1059], [998, 1060], [1000, 1062], [1000, 1063], [1003, 1066], [1003, 1067], [1004, 1068], [1004, 1069], [1007, 1072], [1007, 1073], [1008, 1074], [1009, 1074], [1011, 1076], [1012, 1076], [1014, 1078], [1015, 1078], [1016, 1079], [1017, 1079], [1018, 1080], [1019, 1080], [1020, 1081], [1021, 1081], [1024, 1084], [1025, 1084], [1026, 1085], [1028, 1085], [1029, 1086], [1032, 1086], [1033, 1087], [1035, 1087], [1036, 1088], [1042, 1088], [1043, 1089], [1045, 1089], [1046, 1090], [1048, 1090], [1049, 1091], [1052, 1091], [1053, 1092], [1063, 1092], [1064, 1093], [1068, 1093], [1069, 1094], [1071, 1094], [1072, 1095], [1074, 1095], [1075, 1096], [1076, 1096], [1077, 1097], [1078, 1097], [1079, 1098], [1080, 1098], [1081, 1099], [1082, 1099], [1084, 1101], [1085, 1101], [1086, 1102], [1087, 1102], [1093, 1108], [1094, 1108], [1095, 1109], [1096, 1109], [1097, 1110], [1098, 1110], [1100, 1112], [1101, 1112], [1103, 1114], [1104, 1114], [1105, 1115], [1106, 1115], [1107, 1116], [1108, 1116], [1111, 1119], [1112, 1119], [1113, 1120], [1113, 1121], [1116, 1124], [1116, 1125], [1117, 1126], [1117, 1127], [1118, 1128], [1118, 1129], [1119, 1130], [1119, 1131], [1122, 1134], [1123, 1134], [1125, 1136], [1126, 1136], [1128, 1138], [1129, 1138], [1130, 1139], [1133, 1139], [1134, 1140], [1140, 1140], [1141, 1141], [1154, 1141], [1155, 1140], [1166, 1140], [1167, 1139], [1168, 1139], [1170, 1137], [1171, 1137], [1173, 1135], [1174, 1135], [1179, 1130], [1180, 1130], [1182, 1128], [1183, 1128], [1192, 1119], [1192, 1118], [1194, 1116], [1194, 1115], [1197, 1112], [1197, 1111], [1200, 1108], [1200, 1107], [1201, 1106], [1201, 1105], [1202, 1104], [1202, 1103], [1203, 1102], [1203, 1101], [1204, 1100], [1204, 1099], [1206, 1097], [1206, 1096], [1210, 1092], [1210, 1091], [1211, 1090], [1211, 1087], [1212, 1086], [1212, 1084], [1213, 1083], [1213, 1081], [1214, 1080], [1214, 1079], [1215, 1078], [1215, 1077], [1216, 1076], [1216, 1074], [1217, 1073], [1217, 1072], [1218, 1071], [1218, 1069], [1219, 1068], [1219, 1066], [1220, 1065], [1220, 1062], [1221, 1061], [1221, 1059], [1222, 1058], [1222, 1056], [1223, 1055], [1223, 1054], [1224, 1053], [1224, 1052], [1225, 1051], [1225, 1048], [1226, 1047], [1226, 1039], [1227, 1038], [1227, 1005], [1226, 1004], [1226, 994], [1225, 993], [1225, 989], [1224, 988], [1224, 987], [1223, 986], [1223, 985], [1222, 984], [1222, 983], [1221, 982], [1221, 981], [1220, 980], [1220, 979], [1219, 978], [1219, 977], [1218, 976], [1218, 975], [1217, 974], [1217, 973], [1215, 971], [1215, 970], [1213, 968], [1213, 967], [1211, 965], [1211, 964], [1210, 963], [1210, 962], [1209, 961], [1209, 960], [1207, 958], [1207, 957], [1205, 955], [1205, 954], [1203, 952], [1203, 951], [1202, 950], [1202, 949], [1198, 945], [1197, 945], [1196, 944], [1194, 944], [1193, 943], [1191, 943], [1183, 935], [1182, 935], [1181, 934], [1179, 934], [1178, 933], [1177, 933], [1176, 932], [1174, 932], [1173, 931], [1172, 931], [1171, 930], [1169, 930], [1168, 929], [1167, 929], [1166, 928], [1165, 928], [1163, 926], [1162, 926], [1160, 924], [1159, 924], [1158, 923], [1157, 923], [1156, 922], [1154, 922], [1153, 921], [1152, 921], [1151, 920], [1149, 920], [1148, 919], [1144, 919], [1143, 918], [1135, 918], [1134, 917]]</text:p>
          </table:table-cell>
          <table:table-cell office:value-type="string" calcext:value-type="string">
            <text:p>[[972, 1057], [1067, 874], [1268, 979], [1173, 1161]]</text:p>
          </table:table-cell>
          <table:table-cell office:value-type="float" office:value="0.9995234" calcext:value-type="float">
            <text:p>0.9995234</text:p>
          </table:table-cell>
          <table:table-cell office:value-type="string" calcext:value-type="string">
            <text:p>pixels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6835_KAH_1_box4_img2.tif</text:p>
          </table:table-cell>
          <table:table-cell office:value-type="string" calcext:value-type="string">
            <text:p>TMR</text:p>
          </table:table-cell>
          <table:table-cell office:value-type="string" calcext:value-type="string">
            <text:p>ascopore</text:p>
          </table:table-cell>
          <table:table-cell office:value-type="float" office:value="50.0653076171875" calcext:value-type="float">
            <text:p>50.0653076171875</text:p>
          </table:table-cell>
          <table:table-cell office:value-type="float" office:value="46.1247863769531" calcext:value-type="float">
            <text:p>46.1247863769531</text:p>
          </table:table-cell>
          <table:table-cell office:value-type="float" office:value="1628.5" calcext:value-type="float">
            <text:p>1628.5</text:p>
          </table:table-cell>
          <table:table-cell office:value-type="float" office:value="153.296463131905" calcext:value-type="float">
            <text:p>153.296463131905</text:p>
          </table:table-cell>
          <table:table-cell office:value-type="float" office:value="0.981024096385542" calcext:value-type="float">
            <text:p>0.981024096385542</text:p>
          </table:table-cell>
          <table:table-cell office:value-type="float" office:value="0.87082995009384" calcext:value-type="float">
            <text:p>0.87082995009384</text:p>
          </table:table-cell>
          <table:table-cell office:value-type="float" office:value="0.936170212765957" calcext:value-type="float">
            <text:p>0.936170212765957</text:p>
          </table:table-cell>
          <table:table-cell office:value-type="float" office:value="47" calcext:value-type="float">
            <text:p>47</text:p>
          </table:table-cell>
          <table:table-cell office:value-type="float" office:value="44" calcext:value-type="float">
            <text:p>44</text:p>
          </table:table-cell>
          <table:table-cell office:value-type="float" office:value="90" calcext:value-type="float">
            <text:p>90</text:p>
          </table:table-cell>
          <table:table-cell office:value-type="float" office:value="1908" calcext:value-type="float">
            <text:p>1908</text:p>
          </table:table-cell>
          <table:table-cell office:value-type="float" office:value="535" calcext:value-type="float">
            <text:p>535</text:p>
          </table:table-cell>
          <table:table-cell office:value-type="float" office:value="0.163274378777278" calcext:value-type="float">
            <text:p>0.163274378777278</text:p>
          </table:table-cell>
          <table:table-cell office:value-type="float" office:value="0.00125360493181616" calcext:value-type="float">
            <text:p>0.00125360493181616</text:p>
          </table:table-cell>
          <table:table-cell office:value-type="float" office:value="0.00000960991965262398" calcext:value-type="float">
            <text:p>9.60991965262398E-06</text:p>
          </table:table-cell>
          <table:table-cell office:value-type="float" office:value="0.00000012431630991699" calcext:value-type="float">
            <text:p>1.24316309916988E-07</text:p>
          </table:table-cell>
          <table:table-cell office:value-type="float" office:value="0.00000000000009097369" calcext:value-type="float">
            <text:p>9.09736850417835E-14</text:p>
          </table:table-cell>
          <table:table-cell office:value-type="float" office:value="0.00000000250765808348" calcext:value-type="float">
            <text:p>2.50765808348443E-09</text:p>
          </table:table-cell>
          <table:table-cell office:value-type="float" office:value="0.00000000000010093001" calcext:value-type="float">
            <text:p>1.00930005115752E-13</text:p>
          </table:table-cell>
          <table:table-cell office:value-type="string" calcext:value-type="string">
            <text:p>[[1900, 513], [1899, 514], [1897, 514], [1896, 515], [1894, 515], [1892, 517], [1891, 517], [1891, 518], [1887, 522], [1887, 523], [1886, 524], [1886, 525], [1885, 526], [1885, 535], [1886, 536], [1886, 539], [1887, 540], [1887, 542], [1888, 543], [1888, 544], [1890, 546], [1890, 547], [1891, 548], [1891, 549], [1892, 549], [1895, 552], [1898, 552], [1900, 554], [1900, 555], [1902, 555], [1903, 556], [1906, 556], [1907, 557], [1920, 557], [1921, 556], [1923, 556], [1924, 555], [1925, 555], [1931, 549], [1931, 548], [1932, 547], [1932, 534], [1931, 533], [1931, 531], [1929, 529], [1929, 528], [1928, 527], [1928, 526], [1926, 524], [1925, 524], [1920, 519], [1919, 519], [1917, 517], [1916, 517], [1914, 515], [1913, 515], [1912, 514], [1910, 514], [1909, 513]]</text:p>
          </table:table-cell>
          <table:table-cell office:value-type="string" calcext:value-type="string">
            <text:p>[[1885, 513], [1932, 513], [1932, 557], [1885, 557]]</text:p>
          </table:table-cell>
          <table:table-cell office:value-type="float" office:value="0.94098294" calcext:value-type="float">
            <text:p>0.94098294</text:p>
          </table:table-cell>
          <table:table-cell office:value-type="string" calcext:value-type="string">
            <text:p>pixels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6835_KAH_1_box4_img2.tif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ascopore</text:p>
          </table:table-cell>
          <table:table-cell office:value-type="float" office:value="49.3355712890625" calcext:value-type="float">
            <text:p>49.3355712890625</text:p>
          </table:table-cell>
          <table:table-cell office:value-type="float" office:value="44.8848266601563" calcext:value-type="float">
            <text:p>44.8848266601563</text:p>
          </table:table-cell>
          <table:table-cell office:value-type="float" office:value="1539" calcext:value-type="float">
            <text:p>1539</text:p>
          </table:table-cell>
          <table:table-cell office:value-type="float" office:value="148.710676789284" calcext:value-type="float">
            <text:p>148.710676789284</text:p>
          </table:table-cell>
          <table:table-cell office:value-type="float" office:value="0.980567059573112" calcext:value-type="float">
            <text:p>0.980567059573112</text:p>
          </table:table-cell>
          <table:table-cell office:value-type="float" office:value="0.874508799102094" calcext:value-type="float">
            <text:p>0.874508799102094</text:p>
          </table:table-cell>
          <table:table-cell office:value-type="float" office:value="0.934782608695652" calcext:value-type="float">
            <text:p>0.934782608695652</text:p>
          </table:table-cell>
          <table:table-cell office:value-type="float" office:value="46" calcext:value-type="float">
            <text:p>46</text:p>
          </table:table-cell>
          <table:table-cell office:value-type="float" office:value="43" calcext:value-type="float">
            <text:p>43</text:p>
          </table:table-cell>
          <table:table-cell office:value-type="float" office:value="90" calcext:value-type="float">
            <text:p>90</text:p>
          </table:table-cell>
          <table:table-cell office:value-type="float" office:value="1134" calcext:value-type="float">
            <text:p>1134</text:p>
          </table:table-cell>
          <table:table-cell office:value-type="float" office:value="813" calcext:value-type="float">
            <text:p>813</text:p>
          </table:table-cell>
          <table:table-cell office:value-type="float" office:value="0.161908151510558" calcext:value-type="float">
            <text:p>0.161908151510558</text:p>
          </table:table-cell>
          <table:table-cell office:value-type="float" office:value="0.000715988290853474" calcext:value-type="float">
            <text:p>0.000715988290853474</text:p>
          </table:table-cell>
          <table:table-cell office:value-type="float" office:value="0.0000373786708362043" calcext:value-type="float">
            <text:p>3.73786708362043E-05</text:p>
          </table:table-cell>
          <table:table-cell office:value-type="float" office:value="0.000000269175948501" calcext:value-type="float">
            <text:p>2.69175948500999E-07</text:p>
          </table:table-cell>
          <table:table-cell office:value-type="float" office:value="0.00000000000077312042" calcext:value-type="float">
            <text:p>7.73120423801718E-13</text:p>
          </table:table-cell>
          <table:table-cell office:value-type="float" office:value="0.00000000596755510162" calcext:value-type="float">
            <text:p>5.96755510161506E-09</text:p>
          </table:table-cell>
          <table:table-cell office:value-type="float" office:value="0.00000000000036234423" calcext:value-type="float">
            <text:p>3.62344229683338E-13</text:p>
          </table:table-cell>
          <table:table-cell office:value-type="string" calcext:value-type="string">
            <text:p>[[1126, 791], [1125, 792], [1124, 792], [1123, 793], [1122, 793], [1114, 801], [1114, 803], [1113, 804], [1113, 805], [1112, 806], [1112, 814], [1113, 815], [1113, 818], [1114, 819], [1114, 821], [1115, 822], [1115, 823], [1117, 825], [1117, 826], [1118, 827], [1118, 828], [1119, 828], [1120, 829], [1121, 829], [1123, 831], [1125, 831], [1126, 832], [1129, 832], [1130, 833], [1139, 833], [1140, 834], [1141, 833], [1148, 833], [1151, 830], [1152, 830], [1156, 826], [1156, 825], [1157, 824], [1157, 823], [1158, 822], [1158, 811], [1157, 810], [1157, 809], [1156, 808], [1156, 807], [1155, 807], [1154, 806], [1154, 804], [1146, 796], [1144, 796], [1142, 794], [1141, 794], [1140, 793], [1139, 793], [1138, 792], [1136, 792], [1135, 791]]</text:p>
          </table:table-cell>
          <table:table-cell office:value-type="string" calcext:value-type="string">
            <text:p>[[1112, 791], [1158, 791], [1158, 834], [1112, 834]]</text:p>
          </table:table-cell>
          <table:table-cell office:value-type="float" office:value="0.93766016" calcext:value-type="float">
            <text:p>0.93766016</text:p>
          </table:table-cell>
          <table:table-cell office:value-type="string" calcext:value-type="string">
            <text:p>pixels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6835_KAH_1_box4_img2.tif</text:p>
          </table:table-cell>
          <table:table-cell office:value-type="string" calcext:value-type="string">
            <text:p>UUP</text:p>
          </table:table-cell>
          <table:table-cell office:value-type="string" calcext:value-type="string">
            <text:p>ascopore</text:p>
          </table:table-cell>
          <table:table-cell office:value-type="float" office:value="40.95703125" calcext:value-type="float">
            <text:p>40.95703125</text:p>
          </table:table-cell>
          <table:table-cell office:value-type="float" office:value="47.391845703125" calcext:value-type="float">
            <text:p>47.391845703125</text:p>
          </table:table-cell>
          <table:table-cell office:value-type="float" office:value="1305.5" calcext:value-type="float">
            <text:p>1305.5</text:p>
          </table:table-cell>
          <table:table-cell office:value-type="float" office:value="139.639609098434" calcext:value-type="float">
            <text:p>139.639609098434</text:p>
          </table:table-cell>
          <table:table-cell office:value-type="float" office:value="0.977902621722846" calcext:value-type="float">
            <text:p>0.977902621722846</text:p>
          </table:table-cell>
          <table:table-cell office:value-type="float" office:value="0.841336036824812" calcext:value-type="float">
            <text:p>0.841336036824812</text:p>
          </table:table-cell>
          <table:table-cell office:value-type="float" office:value="0.822222222222222" calcext:value-type="float">
            <text:p>0.822222222222222</text:p>
          </table:table-cell>
          <table:table-cell office:value-type="float" office:value="45" calcext:value-type="float">
            <text:p>45</text:p>
          </table:table-cell>
          <table:table-cell office:value-type="float" office:value="37" calcext:value-type="float">
            <text:p>37</text:p>
          </table:table-cell>
          <table:table-cell office:value-type="float" office:value="90" calcext:value-type="float">
            <text:p>90</text:p>
          </table:table-cell>
          <table:table-cell office:value-type="float" office:value="1260" calcext:value-type="float">
            <text:p>1260</text:p>
          </table:table-cell>
          <table:table-cell office:value-type="float" office:value="1404" calcext:value-type="float">
            <text:p>1404</text:p>
          </table:table-cell>
          <table:table-cell office:value-type="float" office:value="0.162816551337966" calcext:value-type="float">
            <text:p>0.162816551337966</text:p>
          </table:table-cell>
          <table:table-cell office:value-type="float" office:value="0.00109425634422154" calcext:value-type="float">
            <text:p>0.00109425634422154</text:p>
          </table:table-cell>
          <table:table-cell office:value-type="float" office:value="0.0000106559440000567" calcext:value-type="float">
            <text:p>1.06559440000567E-05</text:p>
          </table:table-cell>
          <table:table-cell office:value-type="float" office:value="0.00000009583679112682" calcext:value-type="float">
            <text:p>9.58367911268158E-08</text:p>
          </table:table-cell>
          <table:table-cell office:value-type="float" office:value="-0.00000000000007623038" calcext:value-type="float">
            <text:p>-7.62303753322335E-14</text:p>
          </table:table-cell>
          <table:table-cell office:value-type="float" office:value="-0.00000000256198360883" calcext:value-type="float">
            <text:p>-2.56198360882691E-09</text:p>
          </table:table-cell>
          <table:table-cell office:value-type="float" office:value="-0.00000000000005973797" calcext:value-type="float">
            <text:p>-5.97379693158357E-14</text:p>
          </table:table-cell>
          <table:table-cell office:value-type="string" calcext:value-type="string">
            <text:p>[[1256, 1381], [1255, 1382], [1254, 1382], [1253, 1383], [1252, 1383], [1251, 1384], [1251, 1385], [1250, 1386], [1249, 1386], [1249, 1387], [1248, 1388], [1247, 1388], [1246, 1389], [1246, 1390], [1245, 1391], [1245, 1392], [1244, 1393], [1244, 1394], [1243, 1395], [1243, 1398], [1242, 1399], [1242, 1406], [1243, 1407], [1243, 1411], [1244, 1412], [1244, 1413], [1245, 1414], [1245, 1415], [1246, 1416], [1246, 1417], [1248, 1419], [1249, 1419], [1251, 1421], [1251, 1422], [1252, 1422], [1253, 1423], [1253, 1424], [1254, 1424], [1255, 1425], [1257, 1425], [1258, 1426], [1268, 1426], [1269, 1425], [1270, 1425], [1272, 1423], [1273, 1423], [1278, 1418], [1278, 1417], [1279, 1416], [1279, 1400], [1278, 1399], [1278, 1396], [1276, 1394], [1276, 1393], [1275, 1392], [1275, 1391], [1272, 1388], [1272, 1387], [1271, 1387], [1268, 1384], [1267, 1384], [1266, 1383], [1265, 1383], [1264, 1382], [1260, 1382], [1259, 1381], [1258, 1382], [1257, 1382]]</text:p>
          </table:table-cell>
          <table:table-cell office:value-type="string" calcext:value-type="string">
            <text:p>[[1242, 1381], [1279, 1381], [1279, 1426], [1242, 1426]]</text:p>
          </table:table-cell>
          <table:table-cell office:value-type="float" office:value="0.8158304" calcext:value-type="float">
            <text:p>0.8158304</text:p>
          </table:table-cell>
          <table:table-cell office:value-type="string" calcext:value-type="string">
            <text:p>pixels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6835_KAH_1_box4_img2.tif</text:p>
          </table:table-cell>
          <table:table-cell office:value-type="string" calcext:value-type="string">
            <text:p>MMR</text:p>
          </table:table-cell>
          <table:table-cell office:value-type="string" calcext:value-type="string">
            <text:p>ascopore</text:p>
          </table:table-cell>
          <table:table-cell office:value-type="float" office:value="43.548828125" calcext:value-type="float">
            <text:p>43.548828125</text:p>
          </table:table-cell>
          <table:table-cell office:value-type="float" office:value="52.5244140625" calcext:value-type="float">
            <text:p>52.5244140625</text:p>
          </table:table-cell>
          <table:table-cell office:value-type="float" office:value="1507" calcext:value-type="float">
            <text:p>1507</text:p>
          </table:table-cell>
          <table:table-cell office:value-type="float" office:value="148.710676789284" calcext:value-type="float">
            <text:p>148.710676789284</text:p>
          </table:table-cell>
          <table:table-cell office:value-type="float" office:value="0.979525511862203" calcext:value-type="float">
            <text:p>0.979525511862203</text:p>
          </table:table-cell>
          <table:table-cell office:value-type="float" office:value="0.856325380277359" calcext:value-type="float">
            <text:p>0.856325380277359</text:p>
          </table:table-cell>
          <table:table-cell office:value-type="float" office:value="0.865671721108626" calcext:value-type="float">
            <text:p>0.865671721108626</text:p>
          </table:table-cell>
          <table:table-cell office:value-type="float" office:value="47.376148223877" calcext:value-type="float">
            <text:p>47.376148223877</text:p>
          </table:table-cell>
          <table:table-cell office:value-type="float" office:value="41.0121917724609" calcext:value-type="float">
            <text:p>41.0121917724609</text:p>
          </table:table-cell>
          <table:table-cell office:value-type="float" office:value="45" calcext:value-type="float">
            <text:p>45</text:p>
          </table:table-cell>
          <table:table-cell office:value-type="float" office:value="2177" calcext:value-type="float">
            <text:p>2177</text:p>
          </table:table-cell>
          <table:table-cell office:value-type="float" office:value="886" calcext:value-type="float">
            <text:p>886</text:p>
          </table:table-cell>
          <table:table-cell office:value-type="float" office:value="0.164213827517738" calcext:value-type="float">
            <text:p>0.164213827517738</text:p>
          </table:table-cell>
          <table:table-cell office:value-type="float" office:value="0.00150264002769291" calcext:value-type="float">
            <text:p>0.00150264002769291</text:p>
          </table:table-cell>
          <table:table-cell office:value-type="float" office:value="0.0000234676541423552" calcext:value-type="float">
            <text:p>2.34676541423552E-05</text:p>
          </table:table-cell>
          <table:table-cell office:value-type="float" office:value="0.0000005454085476676" calcext:value-type="float">
            <text:p>5.45408547667597E-07</text:p>
          </table:table-cell>
          <table:table-cell office:value-type="float" office:value="0.00000000000194461121" calcext:value-type="float">
            <text:p>1.94461121430301E-12</text:p>
          </table:table-cell>
          <table:table-cell office:value-type="float" office:value="0.00000002113866944259" calcext:value-type="float">
            <text:p>2.11386694425942E-08</text:p>
          </table:table-cell>
          <table:table-cell office:value-type="float" office:value="0.00000000000016108549" calcext:value-type="float">
            <text:p>1.61085491801379E-13</text:p>
          </table:table-cell>
          <table:table-cell office:value-type="string" calcext:value-type="string">
            <text:p>[[2174, 863], [2173, 864], [2172, 864], [2171, 865], [2170, 865], [2165, 870], [2164, 870], [2164, 871], [2163, 872], [2163, 873], [2162, 874], [2162, 875], [2159, 878], [2159, 881], [2158, 882], [2158, 893], [2159, 894], [2159, 898], [2160, 899], [2160, 902], [2161, 903], [2161, 904], [2166, 909], [2167, 909], [2168, 910], [2169, 910], [2170, 911], [2173, 911], [2174, 912], [2176, 912], [2177, 911], [2179, 911], [2179, 910], [2180, 909], [2182, 909], [2186, 905], [2187, 905], [2189, 903], [2189, 902], [2190, 901], [2191, 901], [2192, 900], [2192, 899], [2194, 897], [2195, 897], [2195, 896], [2196, 895], [2196, 893], [2197, 892], [2197, 890], [2198, 889], [2198, 879], [2197, 878], [2197, 875], [2196, 874], [2196, 873], [2195, 872], [2195, 871], [2189, 865], [2188, 865], [2186, 863]]</text:p>
          </table:table-cell>
          <table:table-cell office:value-type="string" calcext:value-type="string">
            <text:p>[[2145, 888], [2179, 855], [2208, 884], [2174, 917]]</text:p>
          </table:table-cell>
          <table:table-cell office:value-type="float" office:value="0.6775003" calcext:value-type="float">
            <text:p>0.6775003</text:p>
          </table:table-cell>
          <table:table-cell office:value-type="string" calcext:value-type="string">
            <text:p>pixels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6835_KAH_1_box4_img2.tif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ascopore</text:p>
          </table:table-cell>
          <table:table-cell office:value-type="float" office:value="45.3313598632812" calcext:value-type="float">
            <text:p>45.3313598632812</text:p>
          </table:table-cell>
          <table:table-cell office:value-type="float" office:value="44.3086242675781" calcext:value-type="float">
            <text:p>44.3086242675781</text:p>
          </table:table-cell>
          <table:table-cell office:value-type="float" office:value="1496.5" calcext:value-type="float">
            <text:p>1496.5</text:p>
          </table:table-cell>
          <table:table-cell office:value-type="float" office:value="144.811182141304" calcext:value-type="float">
            <text:p>144.811182141304</text:p>
          </table:table-cell>
          <table:table-cell office:value-type="float" office:value="0.984215718513647" calcext:value-type="float">
            <text:p>0.984215718513647</text:p>
          </table:table-cell>
          <table:table-cell office:value-type="float" office:value="0.896772718037872" calcext:value-type="float">
            <text:p>0.896772718037872</text:p>
          </table:table-cell>
          <table:table-cell office:value-type="float" office:value="0.976744186046512" calcext:value-type="float">
            <text:p>0.976744186046512</text:p>
          </table:table-cell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office:value-type="float" office:value="90" calcext:value-type="float">
            <text:p>90</text:p>
          </table:table-cell>
          <table:table-cell office:value-type="float" office:value="914" calcext:value-type="float">
            <text:p>914</text:p>
          </table:table-cell>
          <table:table-cell office:value-type="float" office:value="214" calcext:value-type="float">
            <text:p>214</text:p>
          </table:table-cell>
          <table:table-cell office:value-type="float" office:value="0.159741743497402" calcext:value-type="float">
            <text:p>0.159741743497402</text:p>
          </table:table-cell>
          <table:table-cell office:value-type="float" office:value="0.0000220218735481396" calcext:value-type="float">
            <text:p>2.20218735481396E-05</text:p>
          </table:table-cell>
          <table:table-cell office:value-type="float" office:value="0.00000742288689885808" calcext:value-type="float">
            <text:p>7.42288689885808E-06</text:p>
          </table:table-cell>
          <table:table-cell office:value-type="float" office:value="0.00000000248992045243" calcext:value-type="float">
            <text:p>2.48992045242516E-09</text:p>
          </table:table-cell>
          <table:table-cell office:value-type="float" office:value="3.3464260422868E-016" calcext:value-type="float">
            <text:p>3.3464260422868E-16</text:p>
          </table:table-cell>
          <table:table-cell office:value-type="float" office:value="0.00000000000315161656" calcext:value-type="float">
            <text:p>3.15161656039289E-12</text:p>
          </table:table-cell>
          <table:table-cell office:value-type="float" office:value="-5.09874598393551E-017" calcext:value-type="float">
            <text:p>-5.09874598393551E-17</text:p>
          </table:table-cell>
          <table:table-cell office:value-type="string" calcext:value-type="string">
            <text:p>[[906, 193], [905, 194], [903, 194], [902, 195], [901, 195], [901, 196], [897, 200], [897, 201], [896, 202], [896, 203], [895, 204], [895, 205], [894, 206], [894, 209], [893, 210], [893, 217], [894, 218], [894, 223], [895, 224], [895, 225], [896, 226], [896, 227], [904, 235], [924, 235], [926, 233], [927, 233], [935, 225], [935, 223], [936, 222], [936, 211], [935, 210], [935, 206], [934, 205], [934, 204], [932, 202], [932, 200], [931, 199], [930, 199], [928, 197], [927, 197], [926, 196], [925, 196], [924, 195], [922, 195], [921, 194], [912, 194], [911, 193]]</text:p>
          </table:table-cell>
          <table:table-cell office:value-type="string" calcext:value-type="string">
            <text:p>[[893, 193], [936, 193], [936, 235], [893, 235]]</text:p>
          </table:table-cell>
          <table:table-cell office:value-type="float" office:value="0.5943768" calcext:value-type="float">
            <text:p>0.5943768</text:p>
          </table:table-cell>
          <table:table-cell office:value-type="string" calcext:value-type="string">
            <text:p>pixels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6835_KAH_1_box4_img2.tif</text:p>
          </table:table-cell>
          <table:table-cell office:value-type="string" calcext:value-type="string">
            <text:p>TL</text:p>
          </table:table-cell>
          <table:table-cell office:value-type="string" calcext:value-type="string">
            <text:p>ascopore</text:p>
          </table:table-cell>
          <table:table-cell office:value-type="float" office:value="41.4345092773438" calcext:value-type="float">
            <text:p>41.4345092773438</text:p>
          </table:table-cell>
          <table:table-cell office:value-type="float" office:value="35.6643676757812" calcext:value-type="float">
            <text:p>35.6643676757812</text:p>
          </table:table-cell>
          <table:table-cell office:value-type="float" office:value="1080" calcext:value-type="float">
            <text:p>1080</text:p>
          </table:table-cell>
          <table:table-cell office:value-type="float" office:value="125.254833102226" calcext:value-type="float">
            <text:p>125.254833102226</text:p>
          </table:table-cell>
          <table:table-cell office:value-type="float" office:value="0.978260869565217" calcext:value-type="float">
            <text:p>0.978260869565217</text:p>
          </table:table-cell>
          <table:table-cell office:value-type="float" office:value="0.865056819747286" calcext:value-type="float">
            <text:p>0.865056819747286</text:p>
          </table:table-cell>
          <table:table-cell office:value-type="float" office:value="0.894736842105263" calcext:value-type="float">
            <text:p>0.894736842105263</text:p>
          </table:table-cell>
          <table:table-cell office:value-type="float" office:value="38" calcext:value-type="float">
            <text:p>38</text:p>
          </table:table-cell>
          <table:table-cell office:value-type="float" office:value="34" calcext:value-type="float">
            <text:p>34</text:p>
          </table:table-cell>
          <table:table-cell office:value-type="float" office:value="90" calcext:value-type="float">
            <text:p>90</text:p>
          </table:table-cell>
          <table:table-cell office:value-type="float" office:value="573" calcext:value-type="float">
            <text:p>573</text:p>
          </table:table-cell>
          <table:table-cell office:value-type="float" office:value="306" calcext:value-type="float">
            <text:p>306</text:p>
          </table:table-cell>
          <table:table-cell office:value-type="float" office:value="0.161956637619441" calcext:value-type="float">
            <text:p>0.161956637619441</text:p>
          </table:table-cell>
          <table:table-cell office:value-type="float" office:value="0.000484250969639432" calcext:value-type="float">
            <text:p>0.000484250969639432</text:p>
          </table:table-cell>
          <table:table-cell office:value-type="float" office:value="0.0000563930639709402" calcext:value-type="float">
            <text:p>5.63930639709402E-05</text:p>
          </table:table-cell>
          <table:table-cell office:value-type="float" office:value="0.00000004133307029938" calcext:value-type="float">
            <text:p>4.13330702993786E-08</text:p>
          </table:table-cell>
          <table:table-cell office:value-type="float" office:value="-0.00000000000004762323" calcext:value-type="float">
            <text:p>-4.76232347980178E-14</text:p>
          </table:table-cell>
          <table:table-cell office:value-type="float" office:value="-0.00000000090295385089" calcext:value-type="float">
            <text:p>-9.02953850885125E-10</text:p>
          </table:table-cell>
          <table:table-cell office:value-type="float" office:value="0.00000000000004140275" calcext:value-type="float">
            <text:p>4.14027460274515E-14</text:p>
          </table:table-cell>
          <table:table-cell office:value-type="string" calcext:value-type="string">
            <text:p>[[572, 289], [571, 290], [568, 290], [567, 291], [564, 291], [563, 292], [562, 292], [558, 296], [557, 296], [557, 297], [555, 299], [555, 301], [554, 302], [554, 306], [553, 307], [553, 310], [554, 311], [554, 313], [555, 314], [555, 315], [557, 317], [557, 318], [558, 318], [561, 321], [562, 321], [563, 322], [571, 322], [572, 323], [579, 323], [580, 322], [582, 322], [583, 321], [584, 321], [585, 320], [586, 320], [587, 319], [588, 319], [589, 318], [589, 317], [591, 315], [591, 296], [590, 295], [590, 294], [588, 292], [588, 291], [587, 291], [586, 290], [585, 290], [584, 289]]</text:p>
          </table:table-cell>
          <table:table-cell office:value-type="string" calcext:value-type="string">
            <text:p>[[553, 289], [591, 289], [591, 323], [553, 323]]</text:p>
          </table:table-cell>
          <table:table-cell office:value-type="float" office:value="0.57087" calcext:value-type="float">
            <text:p>0.57087</text:p>
          </table:table-cell>
          <table:table-cell office:value-type="string" calcext:value-type="string">
            <text:p>pixels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6835_KAH_1_box4_img2.tif</text:p>
          </table:table-cell>
          <table:table-cell office:value-type="string" calcext:value-type="string">
            <text:p>BMR</text:p>
          </table:table-cell>
          <table:table-cell office:value-type="string" calcext:value-type="string">
            <text:p>ascopore</text:p>
          </table:table-cell>
          <table:table-cell office:value-type="float" office:value="46.3797607421875" calcext:value-type="float">
            <text:p>46.3797607421875</text:p>
          </table:table-cell>
          <table:table-cell office:value-type="float" office:value="50.412841796875" calcext:value-type="float">
            <text:p>50.412841796875</text:p>
          </table:table-cell>
          <table:table-cell office:value-type="float" office:value="1728" calcext:value-type="float">
            <text:p>1728</text:p>
          </table:table-cell>
          <table:table-cell office:value-type="float" office:value="156.225395083427" calcext:value-type="float">
            <text:p>156.225395083427</text:p>
          </table:table-cell>
          <table:table-cell office:value-type="float" office:value="0.983494593056346" calcext:value-type="float">
            <text:p>0.983494593056346</text:p>
          </table:table-cell>
          <table:table-cell office:value-type="float" office:value="0.889713824767515" calcext:value-type="float">
            <text:p>0.889713824767515</text:p>
          </table:table-cell>
          <table:table-cell office:value-type="float" office:value="0.936170212765957" calcext:value-type="float">
            <text:p>0.936170212765957</text:p>
          </table:table-cell>
          <table:table-cell office:value-type="float" office:value="47" calcext:value-type="float">
            <text:p>47</text:p>
          </table:table-cell>
          <table:table-cell office:value-type="float" office:value="44" calcext:value-type="float">
            <text:p>44</text:p>
          </table:table-cell>
          <table:table-cell office:value-type="float" office:value="90" calcext:value-type="float">
            <text:p>90</text:p>
          </table:table-cell>
          <table:table-cell office:value-type="float" office:value="2058" calcext:value-type="float">
            <text:p>2058</text:p>
          </table:table-cell>
          <table:table-cell office:value-type="float" office:value="1209" calcext:value-type="float">
            <text:p>1209</text:p>
          </table:table-cell>
          <table:table-cell office:value-type="float" office:value="0.160323671898543" calcext:value-type="float">
            <text:p>0.160323671898543</text:p>
          </table:table-cell>
          <table:table-cell office:value-type="float" office:value="0.000183215275894564" calcext:value-type="float">
            <text:p>0.000183215275894564</text:p>
          </table:table-cell>
          <table:table-cell office:value-type="float" office:value="0.000020784487393664" calcext:value-type="float">
            <text:p>2.0784487393664E-05</text:p>
          </table:table-cell>
          <table:table-cell office:value-type="float" office:value="0.00000006502080171281" calcext:value-type="float">
            <text:p>6.50208017128064E-08</text:p>
          </table:table-cell>
          <table:table-cell office:value-type="float" office:value="-0.00000000000006551096" calcext:value-type="float">
            <text:p>-6.55109646651468E-14</text:p>
          </table:table-cell>
          <table:table-cell office:value-type="float" office:value="-0.00000000050242108853" calcext:value-type="float">
            <text:p>-5.02421088525125E-10</text:p>
          </table:table-cell>
          <table:table-cell office:value-type="float" office:value="-0.0000000000000377059" calcext:value-type="float">
            <text:p>-3.77059038688352E-14</text:p>
          </table:table-cell>
          <table:table-cell office:value-type="string" calcext:value-type="string">
            <text:p>[[2055, 1186], [2054, 1187], [2052, 1187], [2051, 1188], [2050, 1188], [2049, 1189], [2047, 1189], [2043, 1193], [2043, 1194], [2040, 1197], [2040, 1198], [2039, 1199], [2039, 1200], [2038, 1201], [2038, 1202], [2036, 1204], [2036, 1212], [2037, 1213], [2037, 1218], [2039, 1220], [2039, 1224], [2040, 1225], [2040, 1226], [2041, 1227], [2042, 1227], [2045, 1230], [2046, 1230], [2048, 1232], [2053, 1232], [2054, 1233], [2069, 1233], [2072, 1230], [2073, 1230], [2074, 1229], [2074, 1228], [2077, 1225], [2077, 1224], [2079, 1222], [2079, 1221], [2080, 1220], [2080, 1199], [2079, 1198], [2079, 1196], [2077, 1194], [2077, 1193], [2074, 1190], [2074, 1189], [2073, 1189], [2072, 1188], [2071, 1188], [2070, 1187], [2069, 1187], [2068, 1186]]</text:p>
          </table:table-cell>
          <table:table-cell office:value-type="string" calcext:value-type="string">
            <text:p>[[2036, 1186], [2080, 1186], [2080, 1233], [2036, 1233]]</text:p>
          </table:table-cell>
          <table:table-cell office:value-type="float" office:value="0.5618372" calcext:value-type="float">
            <text:p>0.5618372</text:p>
          </table:table-cell>
          <table:table-cell office:value-type="string" calcext:value-type="string">
            <text:p>pixels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6835_KAH_1_box4_img2.tif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scopore</text:p>
          </table:table-cell>
          <table:table-cell office:value-type="float" office:value="51.5537109375" calcext:value-type="float">
            <text:p>51.5537109375</text:p>
          </table:table-cell>
          <table:table-cell office:value-type="float" office:value="35.1339721679687" calcext:value-type="float">
            <text:p>35.1339721679687</text:p>
          </table:table-cell>
          <table:table-cell office:value-type="float" office:value="1139.5" calcext:value-type="float">
            <text:p>1139.5</text:p>
          </table:table-cell>
          <table:table-cell office:value-type="float" office:value="132.325900793076" calcext:value-type="float">
            <text:p>132.325900793076</text:p>
          </table:table-cell>
          <table:table-cell office:value-type="float" office:value="0.975181857081729" calcext:value-type="float">
            <text:p>0.975181857081729</text:p>
          </table:table-cell>
          <table:table-cell office:value-type="float" office:value="0.81777621578299" calcext:value-type="float">
            <text:p>0.81777621578299</text:p>
          </table:table-cell>
          <table:table-cell office:value-type="float" office:value="0.652173913043478" calcext:value-type="float">
            <text:p>0.652173913043478</text:p>
          </table:table-cell>
          <table:table-cell office:value-type="float" office:value="46" calcext:value-type="float">
            <text:p>46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857" calcext:value-type="float">
            <text:p>857</text:p>
          </table:table-cell>
          <table:table-cell office:value-type="float" office:value="604" calcext:value-type="float">
            <text:p>604</text:p>
          </table:table-cell>
          <table:table-cell office:value-type="float" office:value="0.175854218126951" calcext:value-type="float">
            <text:p>0.175854218126951</text:p>
          </table:table-cell>
          <table:table-cell office:value-type="float" office:value="0.00541707335594173" calcext:value-type="float">
            <text:p>0.00541707335594173</text:p>
          </table:table-cell>
          <table:table-cell office:value-type="float" office:value="0.00000376493510947952" calcext:value-type="float">
            <text:p>3.76493510947952E-06</text:p>
          </table:table-cell>
          <table:table-cell office:value-type="float" office:value="0.00000020411130560673" calcext:value-type="float">
            <text:p>2.04111305606726E-07</text:p>
          </table:table-cell>
          <table:table-cell office:value-type="float" office:value="0.00000000000016343942" calcext:value-type="float">
            <text:p>1.63439422249855E-13</text:p>
          </table:table-cell>
          <table:table-cell office:value-type="float" office:value="0.00000001342160794931" calcext:value-type="float">
            <text:p>1.34216079493128E-08</text:p>
          </table:table-cell>
          <table:table-cell office:value-type="float" office:value="0.00000000000007282126" calcext:value-type="float">
            <text:p>7.28212638479791E-14</text:p>
          </table:table-cell>
          <table:table-cell office:value-type="string" calcext:value-type="string">
            <text:p>[[850, 589], [849, 590], [846, 590], [842, 594], [841, 594], [840, 595], [839, 595], [838, 596], [837, 596], [835, 598], [835, 600], [834, 601], [834, 610], [835, 611], [835, 612], [836, 612], [838, 614], [839, 614], [841, 616], [842, 616], [843, 617], [844, 617], [845, 618], [846, 618], [847, 619], [870, 619], [872, 617], [873, 617], [873, 616], [875, 614], [876, 614], [880, 610], [880, 599], [879, 598], [879, 597], [877, 595], [876, 595], [873, 592], [871, 592], [870, 591], [868, 591], [867, 590], [857, 590], [856, 589], [855, 590], [852, 590], [851, 589]]</text:p>
          </table:table-cell>
          <table:table-cell office:value-type="string" calcext:value-type="string">
            <text:p>[[834, 589], [880, 589], [880, 619], [834, 619]]</text:p>
          </table:table-cell>
          <table:table-cell office:value-type="float" office:value="0.54757345" calcext:value-type="float">
            <text:p>0.54757345</text:p>
          </table:table-cell>
          <table:table-cell office:value-type="string" calcext:value-type="string">
            <text:p>pixel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6835_KAH_1_box4_img3.tif</text:p>
          </table:table-cell>
          <table:table-cell office:value-type="string" calcext:value-type="string">
            <text:p>UUP</text:p>
          </table:table-cell>
          <table:table-cell office:value-type="string" calcext:value-type="string">
            <text:p>autozooid</text:p>
          </table:table-cell>
          <table:table-cell office:value-type="float" office:value="435.540100097656" calcext:value-type="float">
            <text:p>435.540100097656</text:p>
          </table:table-cell>
          <table:table-cell office:value-type="float" office:value="471.567565917969" calcext:value-type="float">
            <text:p>471.567565917969</text:p>
          </table:table-cell>
          <table:table-cell office:value-type="float" office:value="136996.5" calcext:value-type="float">
            <text:p>136996.5</text:p>
          </table:table-cell>
          <table:table-cell office:value-type="float" office:value="1461.71694254875" calcext:value-type="float">
            <text:p>1461.71694254875</text:p>
          </table:table-cell>
          <table:table-cell office:value-type="float" office:value="0.956646066827276" calcext:value-type="float">
            <text:p>0.956646066827276</text:p>
          </table:table-cell>
          <table:table-cell office:value-type="float" office:value="0.805736011221907" calcext:value-type="float">
            <text:p>0.805736011221907</text:p>
          </table:table-cell>
          <table:table-cell office:value-type="float" office:value="0.855974980970968" calcext:value-type="float">
            <text:p>0.855974980970968</text:p>
          </table:table-cell>
          <table:table-cell office:value-type="float" office:value="451.492279052734" calcext:value-type="float">
            <text:p>451.492279052734</text:p>
          </table:table-cell>
          <table:table-cell office:value-type="float" office:value="386.466094970703" calcext:value-type="float">
            <text:p>386.466094970703</text:p>
          </table:table-cell>
          <table:table-cell office:value-type="float" office:value="40.7573471069336" calcext:value-type="float">
            <text:p>40.7573471069336</text:p>
          </table:table-cell>
          <table:table-cell office:value-type="float" office:value="857" calcext:value-type="float">
            <text:p>857</text:p>
          </table:table-cell>
          <table:table-cell office:value-type="float" office:value="470" calcext:value-type="float">
            <text:p>470</text:p>
          </table:table-cell>
          <table:table-cell office:value-type="float" office:value="0.162871752632824" calcext:value-type="float">
            <text:p>0.162871752632824</text:p>
          </table:table-cell>
          <table:table-cell office:value-type="float" office:value="0.000515861262125001" calcext:value-type="float">
            <text:p>0.000515861262125001</text:p>
          </table:table-cell>
          <table:table-cell office:value-type="float" office:value="0.0000170073863525085" calcext:value-type="float">
            <text:p>1.70073863525085E-05</text:p>
          </table:table-cell>
          <table:table-cell office:value-type="float" office:value="0.00000085071535610229" calcext:value-type="float">
            <text:p>8.50715356102285E-07</text:p>
          </table:table-cell>
          <table:table-cell office:value-type="float" office:value="0.00000000000148079331" calcext:value-type="float">
            <text:p>1.48079331050266E-12</text:p>
          </table:table-cell>
          <table:table-cell office:value-type="float" office:value="0.00000001617889207996" calcext:value-type="float">
            <text:p>1.6178892079959E-08</text:p>
          </table:table-cell>
          <table:table-cell office:value-type="float" office:value="0.00000000000287720438" calcext:value-type="float">
            <text:p>2.87720438127462E-12</text:p>
          </table:table-cell>
          <table:table-cell office:value-type="string" calcext:value-type="string">
            <text:p>[[894, 259], [893, 260], [886, 260], [885, 261], [857, 261], [856, 260], [844, 260], [843, 261], [832, 261], [831, 262], [823, 262], [822, 263], [816, 263], [815, 264], [812, 264], [811, 265], [807, 265], [806, 266], [802, 266], [801, 267], [796, 267], [795, 268], [791, 268], [790, 269], [786, 269], [785, 270], [783, 270], [782, 271], [781, 271], [780, 272], [779, 272], [778, 273], [777, 273], [776, 274], [775, 274], [773, 276], [772, 276], [758, 290], [758, 291], [753, 296], [752, 296], [750, 298], [749, 298], [746, 301], [745, 301], [743, 303], [742, 303], [736, 309], [736, 310], [734, 312], [734, 313], [730, 317], [730, 318], [721, 327], [721, 328], [720, 329], [720, 330], [718, 332], [718, 333], [717, 334], [717, 335], [715, 337], [715, 338], [714, 339], [714, 340], [713, 341], [713, 342], [711, 344], [711, 345], [707, 349], [707, 350], [705, 352], [705, 353], [703, 355], [703, 356], [702, 357], [702, 358], [701, 359], [701, 361], [700, 362], [700, 364], [699, 365], [699, 367], [698, 368], [698, 369], [697, 370], [697, 371], [696, 372], [696, 373], [695, 374], [695, 375], [694, 376], [694, 377], [693, 378], [693, 379], [692, 380], [692, 381], [691, 382], [691, 383], [690, 384], [690, 385], [689, 386], [689, 388], [688, 389], [688, 391], [687, 392], [687, 396], [686, 397], [686, 402], [685, 403], [685, 408], [684, 409], [684, 415], [683, 416], [683, 421], [682, 422], [682, 427], [681, 428], [681, 430], [680, 431], [680, 432], [679, 433], [679, 434], [678, 435], [678, 436], [676, 438], [676, 439], [675, 440], [675, 441], [674, 442], [674, 443], [673, 444], [673, 447], [672, 448], [672, 450], [671, 451], [671, 455], [670, 456], [670, 459], [669, 460], [669, 463], [668, 464], [668, 465], [667, 466], [667, 467], [658, 476], [658, 477], [656, 479], [656, 481], [655, 482], [655, 483], [654, 484], [654, 486], [653, 487], [653, 488], [652, 489], [652, 490], [650, 492], [650, 493], [649, 494], [649, 495], [646, 498], [646, 499], [644, 501], [644, 502], [642, 504], [642, 505], [641, 506], [641, 508], [640, 509], [640, 511], [639, 512], [639, 540], [640, 541], [640, 549], [641, 550], [641, 553], [642, 554], [642, 557], [643, 558], [643, 560], [644, 561], [644, 562], [645, 563], [645, 565], [646, 566], [646, 567], [649, 570], [649, 571], [652, 574], [652, 575], [654, 577], [654, 578], [656, 580], [656, 581], [657, 582], [657, 583], [658, 584], [658, 586], [659, 587], [659, 588], [660, 589], [660, 590], [661, 591], [661, 592], [662, 593], [662, 594], [663, 595], [663, 596], [665, 598], [665, 599], [666, 600], [666, 601], [668, 603], [668, 604], [670, 606], [670, 607], [672, 609], [672, 610], [674, 612], [674, 613], [682, 621], [682, 622], [686, 626], [686, 627], [689, 630], [689, 631], [693, 635], [693, 636], [698, 641], [698, 642], [702, 646], [702, 647], [705, 650], [705, 651], [707, 653], [708, 653], [709, 654], [711, 654], [712, 655], [714, 655], [715, 656], [719, 656], [720, 657], [729, 657], [730, 658], [753, 658], [754, 659], [756, 659], [757, 658], [786, 658], [787, 657], [798, 657], [799, 656], [822, 656], [823, 657], [832, 657], [833, 658], [836, 658], [837, 659], [839, 659], [840, 660], [842, 660], [843, 661], [844, 661], [845, 662], [846, 662], [847, 663], [848, 663], [850, 665], [850, 666], [853, 669], [853, 670], [856, 673], [856, 674], [858, 676], [858, 677], [860, 679], [860, 680], [862, 682], [862, 683], [863, 684], [863, 685], [868, 690], [868, 691], [870, 693], [870, 694], [872, 696], [872, 697], [874, 699], [874, 700], [875, 701], [875, 702], [877, 704], [877, 705], [878, 706], [878, 707], [881, 710], [882, 710], [884, 712], [885, 712], [887, 714], [888, 714], [889, 715], [892, 715], [893, 716], [895, 716], [898, 713], [898, 712], [899, 711], [899, 710], [901, 708], [901, 707], [903, 705], [903, 704], [905, 702], [905, 701], [908, 698], [908, 697], [910, 695], [910, 694], [912, 692], [912, 691], [913, 690], [913, 689], [914, 688], [914, 687], [915, 686], [915, 685], [916, 684], [916, 682], [917, 681], [917, 680], [919, 678], [919, 677], [921, 675], [921, 674], [928, 667], [928, 666], [930, 664], [930, 663], [931, 662], [931, 661], [932, 660], [932, 659], [933, 658], [933, 657], [935, 655], [935, 654], [938, 651], [938, 650], [944, 644], [944, 643], [947, 640], [947, 639], [950, 636], [950, 635], [953, 632], [953, 631], [960, 624], [961, 624], [967, 618], [968, 618], [975, 611], [975, 610], [985, 600], [986, 600], [989, 597], [989, 596], [996, 589], [996, 588], [998, 586], [999, 586], [1006, 579], [1006, 578], [1011, 573], [1011, 572], [1015, 568], [1016, 568], [1021, 563], [1021, 562], [1031, 552], [1032, 552], [1040, 544], [1040, 543], [1045, 538], [1046, 538], [1049, 535], [1050, 535], [1052, 533], [1053, 533], [1054, 532], [1054, 531], [1057, 528], [1057, 527], [1058, 526], [1058, 525], [1062, 521], [1062, 520], [1068, 514], [1068, 513], [1069, 512], [1069, 509], [1070, 508], [1070, 504], [1071, 503], [1071, 498], [1072, 497], [1072, 444], [1071, 443], [1071, 428], [1070, 427], [1070, 419], [1069, 418], [1069, 412], [1068, 411], [1068, 408], [1067, 407], [1067, 406], [1066, 405], [1066, 403], [1065, 402], [1065, 401], [1064, 400], [1064, 398], [1063, 397], [1063, 396], [1062, 395], [1062, 392], [1061, 391], [1061, 388], [1060, 387], [1060, 384], [1059, 383], [1059, 380], [1058, 379], [1058, 376], [1057, 375], [1057, 373], [1056, 372], [1056, 370], [1055, 369], [1055, 368], [1054, 367], [1054, 366], [1053, 365], [1053, 364], [1052, 363], [1052, 362], [1046, 356], [1046, 355], [1036, 345], [1036, 344], [1020, 328], [1020, 327], [1018, 325], [1017, 325], [1012, 320], [1011, 320], [1009, 318], [1008, 318], [1006, 316], [1005, 316], [1003, 314], [1002, 314], [998, 310], [998, 309], [996, 307], [995, 307], [992, 304], [991, 304], [990, 303], [989, 303], [987, 301], [986, 301], [984, 299], [983, 299], [978, 294], [978, 293], [975, 290], [974, 290], [972, 288], [971, 288], [970, 287], [969, 287], [968, 286], [967, 286], [965, 284], [964, 284], [963, 283], [962, 283], [960, 281], [959, 281], [951, 273], [950, 273], [948, 271], [947, 271], [946, 270], [945, 270], [944, 269], [943, 269], [942, 268], [941, 268], [940, 267], [938, 267], [937, 266], [935, 266], [934, 265], [933, 265], [932, 264], [930, 264], [928, 262], [927, 262], [926, 261], [921, 261], [920, 260], [911, 260], [910, 259]]</text:p>
          </table:table-cell>
          <table:table-cell office:value-type="string" calcext:value-type="string">
            <text:p>[[553, 520], [848, 178], [1141, 431], [846, 773]]</text:p>
          </table:table-cell>
          <table:table-cell office:value-type="float" office:value="0.9999223" calcext:value-type="float">
            <text:p>0.9999223</text:p>
          </table:table-cell>
          <table:table-cell office:value-type="string" calcext:value-type="string">
            <text:p>pixel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6835_KAH_1_box4_img3.tif</text:p>
          </table:table-cell>
          <table:table-cell office:value-type="string" calcext:value-type="string">
            <text:p>TL</text:p>
          </table:table-cell>
          <table:table-cell office:value-type="string" calcext:value-type="string">
            <text:p>autozooid</text:p>
          </table:table-cell>
          <table:table-cell office:value-type="float" office:value="344.96240234375" calcext:value-type="float">
            <text:p>344.96240234375</text:p>
          </table:table-cell>
          <table:table-cell office:value-type="float" office:value="432.757385253906" calcext:value-type="float">
            <text:p>432.757385253906</text:p>
          </table:table-cell>
          <table:table-cell office:value-type="float" office:value="107706" calcext:value-type="float">
            <text:p>107706</text:p>
          </table:table-cell>
          <table:table-cell office:value-type="float" office:value="1273.91081106663" calcext:value-type="float">
            <text:p>1273.91081106663</text:p>
          </table:table-cell>
          <table:table-cell office:value-type="float" office:value="0.989926655760004" calcext:value-type="float">
            <text:p>0.989926655760004</text:p>
          </table:table-cell>
          <table:table-cell office:value-type="float" office:value="0.834010877226476" calcext:value-type="float">
            <text:p>0.834010877226476</text:p>
          </table:table-cell>
          <table:table-cell office:value-type="float" office:value="0.702407030354092" calcext:value-type="float">
            <text:p>0.702407030354092</text:p>
          </table:table-cell>
          <table:table-cell office:value-type="float" office:value="443.355102539063" calcext:value-type="float">
            <text:p>443.355102539063</text:p>
          </table:table-cell>
          <table:table-cell office:value-type="float" office:value="311.415740966797" calcext:value-type="float">
            <text:p>311.415740966797</text:p>
          </table:table-cell>
          <table:table-cell office:value-type="float" office:value="75.9637603759766" calcext:value-type="float">
            <text:p>75.9637603759766</text:p>
          </table:table-cell>
          <table:table-cell office:value-type="float" office:value="245" calcext:value-type="float">
            <text:p>245</text:p>
          </table:table-cell>
          <table:table-cell office:value-type="float" office:value="352" calcext:value-type="float">
            <text:p>352</text:p>
          </table:table-cell>
          <table:table-cell office:value-type="float" office:value="0.168411275417997" calcext:value-type="float">
            <text:p>0.168411275417997</text:p>
          </table:table-cell>
          <table:table-cell office:value-type="float" office:value="0.00291633108950233" calcext:value-type="float">
            <text:p>0.00291633108950233</text:p>
          </table:table-cell>
          <table:table-cell office:value-type="float" office:value="0.00000809900714556681" calcext:value-type="float">
            <text:p>8.09900714556681E-06</text:p>
          </table:table-cell>
          <table:table-cell office:value-type="float" office:value="0.00000030564695449063" calcext:value-type="float">
            <text:p>3.05646954490633E-07</text:p>
          </table:table-cell>
          <table:table-cell office:value-type="float" office:value="0.00000000000047896865" calcext:value-type="float">
            <text:p>4.78968648947863E-13</text:p>
          </table:table-cell>
          <table:table-cell office:value-type="float" office:value="0.00000001648276873474" calcext:value-type="float">
            <text:p>1.64827687347383E-08</text:p>
          </table:table-cell>
          <table:table-cell office:value-type="float" office:value="0.0000000000000429476" calcext:value-type="float">
            <text:p>4.29475966158605E-14</text:p>
          </table:table-cell>
          <table:table-cell office:value-type="string" calcext:value-type="string">
            <text:p>[[213, 139], [212, 140], [201, 140], [200, 141], [197, 141], [196, 142], [195, 142], [194, 143], [192, 143], [191, 144], [190, 144], [189, 145], [187, 145], [186, 146], [184, 146], [183, 147], [181, 147], [180, 148], [178, 148], [177, 149], [174, 149], [173, 150], [171, 150], [170, 151], [168, 151], [167, 152], [165, 152], [164, 153], [162, 153], [161, 154], [159, 154], [158, 155], [157, 155], [156, 156], [155, 156], [153, 158], [152, 158], [150, 160], [149, 160], [147, 162], [146, 162], [144, 164], [143, 164], [142, 165], [141, 165], [140, 166], [139, 166], [138, 167], [137, 167], [135, 169], [134, 169], [131, 172], [131, 173], [124, 180], [124, 181], [122, 183], [122, 184], [121, 185], [121, 186], [120, 187], [120, 188], [119, 189], [119, 190], [118, 191], [118, 192], [112, 198], [112, 199], [110, 201], [110, 202], [109, 203], [109, 204], [108, 205], [108, 206], [107, 207], [107, 208], [105, 210], [105, 211], [102, 214], [102, 215], [100, 217], [100, 218], [99, 219], [99, 220], [98, 221], [98, 222], [97, 223], [97, 224], [96, 225], [96, 226], [94, 228], [94, 229], [93, 230], [93, 231], [91, 233], [91, 234], [89, 236], [89, 237], [87, 239], [87, 240], [86, 241], [86, 242], [84, 244], [84, 245], [83, 246], [83, 247], [82, 248], [82, 249], [81, 250], [81, 251], [80, 252], [80, 253], [79, 254], [79, 255], [77, 257], [77, 258], [76, 259], [76, 261], [75, 262], [75, 263], [74, 264], [74, 271], [73, 272], [73, 304], [74, 305], [74, 313], [75, 314], [75, 318], [76, 319], [76, 323], [77, 324], [77, 327], [78, 328], [78, 329], [79, 330], [79, 331], [80, 332], [80, 333], [81, 334], [81, 336], [82, 337], [82, 339], [83, 340], [83, 342], [84, 343], [84, 347], [85, 348], [85, 351], [86, 352], [86, 354], [87, 355], [87, 357], [88, 358], [88, 360], [89, 361], [89, 362], [90, 363], [90, 364], [91, 365], [91, 366], [92, 367], [92, 369], [93, 370], [93, 372], [94, 373], [94, 376], [95, 377], [95, 381], [96, 382], [96, 387], [97, 388], [97, 392], [98, 393], [98, 396], [99, 397], [99, 400], [100, 401], [100, 404], [101, 405], [101, 406], [102, 407], [102, 409], [103, 410], [103, 411], [104, 412], [104, 413], [105, 414], [105, 416], [106, 417], [106, 419], [107, 420], [107, 423], [108, 424], [108, 426], [109, 427], [109, 430], [110, 431], [110, 433], [111, 434], [111, 436], [112, 437], [112, 439], [113, 440], [113, 441], [114, 442], [114, 443], [115, 444], [115, 445], [116, 446], [116, 448], [117, 449], [117, 450], [118, 451], [118, 453], [119, 454], [119, 456], [120, 457], [120, 458], [121, 459], [121, 460], [122, 461], [122, 463], [123, 464], [123, 465], [124, 466], [124, 467], [125, 468], [125, 469], [129, 473], [129, 474], [131, 476], [131, 477], [133, 479], [133, 480], [134, 481], [134, 482], [136, 484], [136, 485], [139, 488], [140, 488], [146, 494], [146, 495], [148, 497], [148, 498], [152, 502], [153, 502], [155, 504], [156, 504], [158, 506], [159, 506], [160, 507], [161, 507], [162, 508], [163, 508], [169, 514], [169, 515], [171, 517], [172, 517], [174, 519], [175, 519], [176, 520], [177, 520], [178, 521], [180, 521], [181, 522], [182, 522], [183, 523], [184, 523], [185, 524], [186, 524], [187, 525], [188, 525], [196, 533], [197, 533], [198, 534], [199, 534], [200, 535], [202, 535], [203, 536], [206, 536], [207, 537], [209, 537], [210, 538], [212, 538], [213, 539], [214, 539], [224, 549], [225, 549], [226, 550], [229, 550], [230, 551], [234, 551], [235, 552], [239, 552], [240, 553], [242, 553], [243, 554], [245, 554], [246, 555], [248, 555], [249, 556], [250, 556], [256, 562], [257, 562], [259, 564], [260, 564], [261, 565], [264, 565], [265, 566], [274, 566], [275, 567], [313, 567], [314, 566], [325, 566], [326, 565], [328, 565], [329, 564], [330, 564], [331, 563], [332, 563], [333, 562], [334, 562], [347, 549], [348, 549], [352, 545], [352, 544], [355, 541], [355, 540], [359, 536], [360, 536], [363, 533], [363, 532], [365, 530], [365, 529], [366, 528], [366, 527], [367, 526], [367, 525], [368, 524], [368, 523], [370, 521], [370, 520], [372, 518], [372, 517], [375, 514], [375, 513], [376, 512], [376, 510], [377, 509], [377, 508], [378, 507], [378, 506], [379, 505], [379, 503], [380, 502], [380, 501], [381, 500], [381, 498], [382, 497], [382, 495], [383, 494], [383, 493], [384, 492], [384, 490], [386, 488], [386, 487], [387, 486], [387, 484], [388, 483], [388, 482], [389, 481], [389, 480], [391, 478], [391, 477], [393, 475], [393, 474], [396, 471], [396, 470], [400, 466], [400, 465], [401, 464], [401, 463], [403, 461], [403, 460], [405, 458], [405, 457], [406, 456], [406, 455], [407, 454], [407, 453], [408, 452], [408, 451], [409, 450], [409, 448], [410, 447], [410, 444], [411, 443], [411, 439], [412, 438], [412, 413], [411, 412], [411, 403], [410, 402], [410, 397], [409, 396], [409, 392], [408, 391], [408, 387], [407, 386], [407, 382], [406, 381], [406, 376], [405, 375], [405, 371], [404, 370], [404, 365], [403, 364], [403, 359], [402, 358], [402, 355], [401, 354], [401, 351], [400, 350], [400, 348], [399, 347], [399, 345], [398, 344], [398, 342], [397, 341], [397, 338], [396, 337], [396, 334], [395, 333], [395, 329], [394, 328], [394, 324], [393, 323], [393, 318], [392, 317], [392, 311], [391, 310], [391, 304], [390, 303], [390, 297], [389, 296], [389, 292], [388, 291], [388, 287], [387, 286], [387, 283], [386, 282], [386, 280], [385, 279], [385, 277], [384, 276], [384, 275], [383, 274], [383, 272], [382, 271], [382, 268], [381, 267], [381, 263], [380, 262], [380, 258], [379, 257], [379, 251], [378, 250], [378, 247], [377, 246], [377, 243], [376, 242], [376, 240], [375, 239], [375, 237], [374, 236], [374, 235], [372, 233], [372, 232], [357, 217], [356, 217], [354, 215], [353, 215], [352, 214], [351, 214], [350, 213], [349, 213], [348, 212], [347, 212], [346, 211], [344, 211], [343, 210], [342, 210], [341, 209], [340, 209], [339, 208], [338, 208], [330, 200], [329, 200], [326, 197], [325, 197], [324, 196], [323, 196], [316, 189], [316, 188], [313, 185], [312, 185], [309, 182], [308, 182], [301, 175], [301, 174], [298, 171], [297, 171], [294, 168], [293, 168], [292, 167], [291, 167], [290, 166], [289, 166], [288, 165], [287, 165], [285, 163], [284, 163], [282, 161], [281, 161], [278, 158], [278, 157], [277, 157], [274, 154], [272, 154], [271, 153], [270, 153], [269, 152], [267, 152], [266, 151], [263, 151], [262, 150], [259, 150], [258, 149], [255, 149], [254, 148], [252, 148], [251, 147], [248, 147], [247, 146], [245, 146], [244, 145], [242, 145], [241, 144], [240, 144], [239, 143], [237, 143], [236, 142], [233, 142], [232, 141], [228, 141], [227, 140], [214, 140]]</text:p>
          </table:table-cell>
          <table:table-cell office:value-type="string" calcext:value-type="string">
            <text:p>[[40, 180], [342, 104], [449, 534], [147, 610]]</text:p>
          </table:table-cell>
          <table:table-cell office:value-type="float" office:value="0.9998869" calcext:value-type="float">
            <text:p>0.9998869</text:p>
          </table:table-cell>
          <table:table-cell office:value-type="string" calcext:value-type="string">
            <text:p>pixel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6835_KAH_1_box4_img3.tif</text:p>
          </table:table-cell>
          <table:table-cell office:value-type="string" calcext:value-type="string">
            <text:p>TMR</text:p>
          </table:table-cell>
          <table:table-cell office:value-type="string" calcext:value-type="string">
            <text:p>autozooid</text:p>
          </table:table-cell>
          <table:table-cell office:value-type="float" office:value="421.28857421875" calcext:value-type="float">
            <text:p>421.28857421875</text:p>
          </table:table-cell>
          <table:table-cell office:value-type="float" office:value="453.846282958984" calcext:value-type="float">
            <text:p>453.846282958984</text:p>
          </table:table-cell>
          <table:table-cell office:value-type="float" office:value="131639" calcext:value-type="float">
            <text:p>131639</text:p>
          </table:table-cell>
          <table:table-cell office:value-type="float" office:value="1419.08238196373" calcext:value-type="float">
            <text:p>1419.08238196373</text:p>
          </table:table-cell>
          <table:table-cell office:value-type="float" office:value="0.982281635805348" calcext:value-type="float">
            <text:p>0.982281635805348</text:p>
          </table:table-cell>
          <table:table-cell office:value-type="float" office:value="0.8214463835729" calcext:value-type="float">
            <text:p>0.8214463835729</text:p>
          </table:table-cell>
          <table:table-cell office:value-type="float" office:value="0.954761904761905" calcext:value-type="float">
            <text:p>0.954761904761905</text:p>
          </table:table-cell>
          <table:table-cell office:value-type="float" office:value="420" calcext:value-type="float">
            <text:p>420</text:p>
          </table:table-cell>
          <table:table-cell office:value-type="float" office:value="401" calcext:value-type="float">
            <text:p>401</text:p>
          </table:table-cell>
          <table:table-cell office:value-type="float" office:value="90" calcext:value-type="float">
            <text:p>90</text:p>
          </table:table-cell>
          <table:table-cell office:value-type="float" office:value="1487" calcext:value-type="float">
            <text:p>1487</text:p>
          </table:table-cell>
          <table:table-cell office:value-type="float" office:value="588" calcext:value-type="float">
            <text:p>588</text:p>
          </table:table-cell>
          <table:table-cell office:value-type="float" office:value="0.170753537010671" calcext:value-type="float">
            <text:p>0.170753537010671</text:p>
          </table:table-cell>
          <table:table-cell office:value-type="float" office:value="0.00334356796163024" calcext:value-type="float">
            <text:p>0.00334356796163024</text:p>
          </table:table-cell>
          <table:table-cell office:value-type="float" office:value="0.0000634561398050332" calcext:value-type="float">
            <text:p>6.34561398050332E-05</text:p>
          </table:table-cell>
          <table:table-cell office:value-type="float" office:value="0.00000094851631288849" calcext:value-type="float">
            <text:p>9.48516312888488E-07</text:p>
          </table:table-cell>
          <table:table-cell office:value-type="float" office:value="-0.00000000000263159054" calcext:value-type="float">
            <text:p>-2.63159054348437E-12</text:p>
          </table:table-cell>
          <table:table-cell office:value-type="float" office:value="-0.00000003683763957855" calcext:value-type="float">
            <text:p>-3.68376395785492E-08</text:p>
          </table:table-cell>
          <table:table-cell office:value-type="float" office:value="0.00000000000687211237" calcext:value-type="float">
            <text:p>6.8721123687246E-12</text:p>
          </table:table-cell>
          <table:table-cell office:value-type="string" calcext:value-type="string">
            <text:p>[[1615, 381], [1614, 382], [1610, 382], [1609, 383], [1604, 383], [1603, 384], [1597, 384], [1596, 385], [1572, 385], [1571, 386], [1566, 386], [1565, 387], [1561, 387], [1560, 388], [1556, 388], [1555, 389], [1552, 389], [1551, 390], [1548, 390], [1547, 391], [1545, 391], [1544, 392], [1542, 392], [1541, 393], [1539, 393], [1538, 394], [1535, 394], [1534, 395], [1531, 395], [1530, 396], [1516, 396], [1515, 395], [1510, 395], [1509, 394], [1507, 394], [1506, 393], [1504, 393], [1503, 392], [1501, 392], [1500, 391], [1499, 391], [1498, 390], [1496, 390], [1495, 389], [1492, 389], [1491, 388], [1488, 388], [1487, 387], [1483, 387], [1482, 386], [1481, 387], [1479, 387], [1478, 388], [1476, 388], [1475, 389], [1474, 389], [1473, 390], [1472, 390], [1471, 391], [1470, 391], [1469, 392], [1468, 392], [1467, 393], [1466, 393], [1464, 395], [1463, 395], [1462, 396], [1461, 396], [1459, 398], [1458, 398], [1457, 399], [1455, 399], [1454, 400], [1453, 400], [1452, 401], [1451, 401], [1450, 402], [1449, 402], [1447, 404], [1446, 404], [1442, 408], [1442, 409], [1441, 410], [1440, 410], [1437, 413], [1436, 413], [1434, 415], [1433, 415], [1431, 417], [1430, 417], [1427, 420], [1426, 420], [1421, 425], [1420, 425], [1418, 427], [1417, 427], [1416, 428], [1415, 428], [1414, 429], [1413, 429], [1412, 430], [1411, 430], [1410, 431], [1409, 431], [1408, 432], [1406, 432], [1405, 433], [1403, 433], [1402, 434], [1401, 434], [1400, 435], [1399, 435], [1398, 436], [1396, 436], [1395, 437], [1394, 437], [1392, 439], [1391, 439], [1389, 441], [1388, 441], [1386, 443], [1385, 443], [1384, 444], [1383, 444], [1381, 446], [1379, 446], [1378, 447], [1377, 447], [1376, 448], [1375, 448], [1374, 449], [1373, 449], [1372, 450], [1371, 450], [1370, 451], [1369, 451], [1367, 453], [1366, 453], [1361, 458], [1360, 458], [1356, 462], [1355, 462], [1353, 464], [1352, 464], [1350, 466], [1349, 466], [1348, 467], [1347, 467], [1345, 469], [1344, 469], [1341, 472], [1341, 473], [1332, 482], [1331, 482], [1325, 488], [1325, 489], [1324, 490], [1324, 491], [1321, 494], [1321, 495], [1317, 499], [1316, 499], [1313, 502], [1313, 503], [1311, 505], [1311, 507], [1310, 508], [1310, 509], [1309, 510], [1309, 511], [1308, 512], [1308, 514], [1307, 515], [1307, 516], [1306, 517], [1306, 518], [1305, 519], [1305, 520], [1304, 521], [1304, 523], [1303, 524], [1303, 526], [1302, 527], [1302, 528], [1301, 529], [1301, 530], [1300, 531], [1300, 532], [1299, 533], [1299, 535], [1298, 536], [1298, 541], [1297, 542], [1297, 550], [1296, 551], [1296, 561], [1297, 562], [1297, 576], [1298, 577], [1298, 585], [1299, 586], [1299, 592], [1300, 593], [1300, 598], [1301, 599], [1301, 606], [1302, 607], [1302, 641], [1301, 642], [1301, 672], [1300, 673], [1300, 680], [1299, 681], [1299, 689], [1298, 690], [1298, 698], [1297, 699], [1297, 722], [1296, 723], [1296, 739], [1295, 740], [1295, 753], [1296, 754], [1296, 763], [1297, 764], [1297, 766], [1298, 767], [1298, 768], [1299, 769], [1299, 770], [1301, 772], [1301, 773], [1305, 777], [1305, 778], [1311, 784], [1312, 784], [1314, 786], [1315, 786], [1316, 787], [1317, 787], [1318, 788], [1319, 788], [1320, 789], [1321, 789], [1322, 790], [1324, 790], [1325, 791], [1326, 791], [1327, 792], [1328, 792], [1329, 793], [1330, 793], [1331, 794], [1335, 794], [1336, 795], [1341, 795], [1342, 796], [1347, 796], [1348, 797], [1350, 797], [1351, 798], [1353, 798], [1354, 799], [1356, 799], [1357, 800], [1361, 800], [1362, 801], [1395, 801], [1396, 800], [1406, 800], [1407, 799], [1415, 799], [1416, 798], [1432, 798], [1433, 799], [1451, 799], [1452, 800], [1469, 800], [1470, 799], [1473, 799], [1474, 798], [1477, 798], [1478, 797], [1480, 797], [1481, 796], [1482, 796], [1483, 795], [1484, 795], [1485, 794], [1486, 794], [1487, 793], [1488, 793], [1489, 792], [1490, 792], [1491, 791], [1492, 791], [1493, 790], [1495, 790], [1496, 789], [1497, 789], [1498, 788], [1500, 788], [1501, 787], [1502, 787], [1503, 786], [1504, 786], [1505, 785], [1506, 785], [1507, 784], [1508, 784], [1510, 782], [1511, 782], [1513, 780], [1514, 780], [1517, 777], [1518, 777], [1519, 776], [1520, 776], [1521, 775], [1522, 775], [1523, 774], [1524, 774], [1525, 773], [1527, 773], [1528, 772], [1529, 772], [1530, 771], [1531, 771], [1532, 770], [1533, 770], [1534, 769], [1535, 769], [1536, 768], [1537, 768], [1538, 767], [1539, 767], [1541, 765], [1542, 765], [1551, 756], [1552, 756], [1554, 754], [1555, 754], [1556, 753], [1557, 753], [1563, 747], [1563, 746], [1565, 744], [1565, 743], [1577, 731], [1577, 730], [1594, 713], [1594, 712], [1606, 700], [1606, 699], [1607, 698], [1607, 697], [1609, 695], [1609, 694], [1619, 684], [1619, 683], [1625, 677], [1626, 677], [1630, 673], [1631, 673], [1633, 671], [1634, 671], [1637, 668], [1637, 667], [1646, 658], [1647, 658], [1655, 650], [1655, 649], [1667, 637], [1667, 636], [1669, 634], [1669, 633], [1670, 632], [1670, 631], [1671, 630], [1671, 629], [1673, 627], [1673, 626], [1674, 625], [1674, 624], [1676, 622], [1676, 621], [1678, 619], [1678, 618], [1679, 617], [1679, 615], [1680, 614], [1680, 612], [1681, 611], [1681, 609], [1682, 608], [1682, 605], [1683, 604], [1683, 600], [1684, 599], [1684, 594], [1685, 593], [1685, 588], [1686, 587], [1686, 582], [1687, 581], [1687, 575], [1688, 574], [1688, 570], [1689, 569], [1689, 565], [1690, 564], [1690, 560], [1691, 559], [1691, 556], [1692, 555], [1692, 552], [1693, 551], [1693, 547], [1694, 546], [1694, 540], [1695, 539], [1695, 530], [1696, 529], [1696, 471], [1695, 470], [1695, 461], [1694, 460], [1694, 454], [1693, 453], [1693, 450], [1692, 449], [1692, 446], [1690, 444], [1690, 443], [1688, 441], [1688, 440], [1687, 439], [1687, 438], [1685, 436], [1685, 435], [1684, 434], [1684, 433], [1682, 431], [1682, 430], [1681, 429], [1681, 427], [1680, 426], [1680, 425], [1679, 424], [1679, 423], [1676, 420], [1674, 420], [1673, 419], [1672, 419], [1671, 418], [1670, 418], [1669, 417], [1668, 417], [1667, 416], [1666, 416], [1665, 415], [1664, 415], [1663, 414], [1662, 414], [1659, 411], [1658, 411], [1655, 408], [1654, 408], [1646, 400], [1646, 399], [1643, 396], [1643, 395], [1640, 392], [1640, 391], [1638, 389], [1637, 389], [1633, 385], [1632, 385], [1631, 384], [1629, 384], [1628, 383], [1625, 383], [1624, 382], [1620, 382], [1619, 381]]</text:p>
          </table:table-cell>
          <table:table-cell office:value-type="string" calcext:value-type="string">
            <text:p>[[1295, 381], [1696, 381], [1696, 801], [1295, 801]]</text:p>
          </table:table-cell>
          <table:table-cell office:value-type="float" office:value="0.9998566" calcext:value-type="float">
            <text:p>0.9998566</text:p>
          </table:table-cell>
          <table:table-cell office:value-type="string" calcext:value-type="string">
            <text:p>pixel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6835_KAH_1_box4_img3.tif</text:p>
          </table:table-cell>
          <table:table-cell office:value-type="string" calcext:value-type="string">
            <text:p>TLA</text:p>
          </table:table-cell>
          <table:table-cell office:value-type="string" calcext:value-type="string">
            <text:p>autozooid</text:p>
          </table:table-cell>
          <table:table-cell office:value-type="float" office:value="392.67529296875" calcext:value-type="float">
            <text:p>392.67529296875</text:p>
          </table:table-cell>
          <table:table-cell office:value-type="float" office:value="429.283752441406" calcext:value-type="float">
            <text:p>429.283752441406</text:p>
          </table:table-cell>
          <table:table-cell office:value-type="float" office:value="120651" calcext:value-type="float">
            <text:p>120651</text:p>
          </table:table-cell>
          <table:table-cell office:value-type="float" office:value="1342.82249963284" calcext:value-type="float">
            <text:p>1342.82249963284</text:p>
          </table:table-cell>
          <table:table-cell office:value-type="float" office:value="0.981724533552487" calcext:value-type="float">
            <text:p>0.981724533552487</text:p>
          </table:table-cell>
          <table:table-cell office:value-type="float" office:value="0.840821040775976" calcext:value-type="float">
            <text:p>0.840821040775976</text:p>
          </table:table-cell>
          <table:table-cell office:value-type="float" office:value="0.757812474711891" calcext:value-type="float">
            <text:p>0.757812474711891</text:p>
          </table:table-cell>
          <table:table-cell office:value-type="float" office:value="452.54833984375" calcext:value-type="float">
            <text:p>452.54833984375</text:p>
          </table:table-cell>
          <table:table-cell office:value-type="float" office:value="342.94677734375" calcext:value-type="float">
            <text:p>342.94677734375</text:p>
          </table:table-cell>
          <table:table-cell office:value-type="float" office:value="45" calcext:value-type="float">
            <text:p>45</text:p>
          </table:table-cell>
          <table:table-cell office:value-type="float" office:value="1323" calcext:value-type="float">
            <text:p>1323</text:p>
          </table:table-cell>
          <table:table-cell office:value-type="float" office:value="988" calcext:value-type="float">
            <text:p>988</text:p>
          </table:table-cell>
          <table:table-cell office:value-type="float" office:value="0.1639761863613" calcext:value-type="float">
            <text:p>0.1639761863613</text:p>
          </table:table-cell>
          <table:table-cell office:value-type="float" office:value="0.00130057297807849" calcext:value-type="float">
            <text:p>0.00130057297807849</text:p>
          </table:table-cell>
          <table:table-cell office:value-type="float" office:value="0.00000491854131243334" calcext:value-type="float">
            <text:p>4.91854131243334E-06</text:p>
          </table:table-cell>
          <table:table-cell office:value-type="float" office:value="0.0000001932336078636" calcext:value-type="float">
            <text:p>1.93233607863595E-07</text:p>
          </table:table-cell>
          <table:table-cell office:value-type="float" office:value="0.00000000000018699385" calcext:value-type="float">
            <text:p>1.86993849640076E-13</text:p>
          </table:table-cell>
          <table:table-cell office:value-type="float" office:value="0.00000000663023135457" calcext:value-type="float">
            <text:p>6.63023135457142E-09</text:p>
          </table:table-cell>
          <table:table-cell office:value-type="float" office:value="0.00000000000002283699" calcext:value-type="float">
            <text:p>2.28369861788171E-14</text:p>
          </table:table-cell>
          <table:table-cell office:value-type="string" calcext:value-type="string">
            <text:p>[[1299, 779], [1298, 780], [1297, 780], [1296, 781], [1295, 781], [1286, 790], [1285, 790], [1283, 792], [1283, 793], [1273, 803], [1272, 803], [1265, 810], [1265, 811], [1261, 815], [1260, 815], [1258, 817], [1257, 817], [1255, 819], [1254, 819], [1241, 832], [1240, 832], [1237, 835], [1236, 835], [1234, 837], [1233, 837], [1230, 840], [1229, 840], [1227, 842], [1227, 843], [1223, 847], [1223, 848], [1219, 852], [1218, 852], [1212, 858], [1212, 859], [1210, 861], [1210, 862], [1208, 864], [1208, 865], [1206, 867], [1206, 868], [1204, 870], [1204, 871], [1199, 876], [1199, 877], [1195, 881], [1195, 882], [1193, 884], [1193, 885], [1192, 886], [1192, 887], [1191, 888], [1191, 889], [1185, 895], [1184, 895], [1182, 897], [1182, 898], [1180, 900], [1180, 901], [1178, 903], [1178, 904], [1176, 906], [1176, 907], [1174, 909], [1173, 909], [1166, 916], [1166, 917], [1165, 918], [1165, 919], [1162, 922], [1162, 923], [1160, 925], [1159, 925], [1151, 933], [1151, 934], [1150, 935], [1150, 936], [1140, 946], [1140, 947], [1139, 948], [1139, 949], [1138, 950], [1138, 952], [1137, 953], [1137, 955], [1136, 956], [1136, 959], [1135, 960], [1135, 962], [1134, 963], [1134, 964], [1133, 965], [1133, 968], [1132, 969], [1132, 971], [1131, 972], [1131, 974], [1130, 975], [1130, 977], [1129, 978], [1129, 981], [1128, 982], [1128, 985], [1127, 986], [1127, 991], [1126, 992], [1126, 1024], [1125, 1025], [1125, 1026], [1126, 1027], [1126, 1035], [1127, 1036], [1127, 1042], [1128, 1043], [1128, 1046], [1129, 1047], [1129, 1049], [1130, 1050], [1130, 1051], [1131, 1052], [1131, 1054], [1132, 1055], [1132, 1057], [1133, 1058], [1133, 1060], [1134, 1061], [1134, 1063], [1135, 1064], [1135, 1067], [1136, 1068], [1136, 1072], [1137, 1073], [1137, 1081], [1138, 1082], [1138, 1089], [1139, 1090], [1139, 1094], [1140, 1095], [1140, 1097], [1141, 1098], [1141, 1100], [1142, 1101], [1142, 1103], [1143, 1104], [1143, 1105], [1145, 1107], [1145, 1108], [1147, 1110], [1147, 1111], [1148, 1112], [1148, 1113], [1149, 1114], [1149, 1115], [1150, 1116], [1150, 1118], [1151, 1119], [1151, 1121], [1152, 1122], [1152, 1123], [1153, 1124], [1153, 1125], [1154, 1126], [1154, 1127], [1155, 1128], [1155, 1129], [1156, 1130], [1156, 1131], [1158, 1133], [1158, 1134], [1159, 1135], [1160, 1135], [1165, 1140], [1166, 1140], [1168, 1142], [1169, 1142], [1171, 1144], [1172, 1144], [1174, 1146], [1175, 1146], [1180, 1151], [1181, 1151], [1182, 1152], [1183, 1152], [1184, 1153], [1185, 1153], [1186, 1154], [1187, 1154], [1188, 1155], [1191, 1155], [1192, 1156], [1195, 1156], [1196, 1157], [1198, 1157], [1199, 1158], [1201, 1158], [1202, 1159], [1203, 1159], [1204, 1160], [1205, 1160], [1213, 1168], [1214, 1168], [1215, 1169], [1217, 1169], [1218, 1170], [1220, 1170], [1221, 1171], [1223, 1171], [1224, 1172], [1225, 1172], [1226, 1173], [1228, 1173], [1229, 1174], [1230, 1174], [1231, 1175], [1232, 1175], [1233, 1176], [1234, 1176], [1240, 1182], [1241, 1182], [1243, 1184], [1245, 1184], [1246, 1185], [1248, 1185], [1249, 1186], [1251, 1186], [1252, 1187], [1254, 1187], [1255, 1188], [1257, 1188], [1258, 1189], [1262, 1189], [1263, 1190], [1266, 1190], [1267, 1191], [1269, 1191], [1270, 1192], [1275, 1192], [1276, 1193], [1281, 1193], [1282, 1194], [1288, 1194], [1289, 1193], [1295, 1193], [1296, 1192], [1302, 1192], [1303, 1191], [1311, 1191], [1312, 1190], [1315, 1190], [1316, 1191], [1334, 1191], [1335, 1190], [1342, 1190], [1343, 1189], [1347, 1189], [1348, 1188], [1352, 1188], [1353, 1187], [1356, 1187], [1357, 1186], [1358, 1186], [1359, 1185], [1360, 1185], [1361, 1184], [1362, 1184], [1363, 1183], [1364, 1183], [1365, 1182], [1366, 1182], [1367, 1181], [1368, 1181], [1373, 1176], [1374, 1176], [1377, 1173], [1378, 1173], [1379, 1172], [1380, 1172], [1381, 1171], [1382, 1171], [1388, 1165], [1388, 1164], [1395, 1157], [1396, 1157], [1398, 1155], [1399, 1155], [1402, 1152], [1402, 1151], [1404, 1149], [1404, 1148], [1406, 1146], [1406, 1145], [1408, 1143], [1409, 1143], [1411, 1141], [1412, 1141], [1419, 1134], [1419, 1133], [1421, 1131], [1421, 1130], [1423, 1128], [1424, 1128], [1430, 1122], [1430, 1121], [1432, 1119], [1432, 1118], [1433, 1117], [1433, 1116], [1440, 1109], [1441, 1109], [1447, 1103], [1447, 1102], [1455, 1094], [1456, 1094], [1457, 1093], [1457, 1092], [1460, 1089], [1460, 1088], [1467, 1081], [1468, 1081], [1471, 1078], [1472, 1078], [1483, 1067], [1484, 1067], [1487, 1064], [1488, 1064], [1490, 1062], [1491, 1062], [1494, 1059], [1495, 1059], [1498, 1056], [1498, 1055], [1504, 1049], [1505, 1049], [1511, 1043], [1511, 1042], [1512, 1041], [1512, 1038], [1513, 1037], [1513, 1033], [1514, 1032], [1514, 1000], [1513, 999], [1513, 988], [1512, 987], [1512, 979], [1511, 978], [1511, 974], [1510, 973], [1510, 970], [1509, 969], [1509, 966], [1508, 965], [1508, 957], [1507, 956], [1507, 945], [1506, 944], [1506, 928], [1507, 927], [1507, 920], [1508, 919], [1508, 904], [1507, 903], [1507, 893], [1506, 892], [1506, 885], [1505, 884], [1505, 878], [1504, 877], [1504, 870], [1503, 869], [1503, 863], [1502, 862], [1502, 857], [1501, 856], [1501, 855], [1499, 853], [1499, 852], [1498, 851], [1498, 850], [1496, 848], [1496, 847], [1494, 845], [1494, 844], [1492, 842], [1492, 841], [1490, 839], [1490, 838], [1489, 837], [1489, 836], [1488, 835], [1488, 834], [1487, 833], [1487, 832], [1486, 831], [1486, 830], [1485, 829], [1485, 828], [1484, 827], [1484, 826], [1483, 825], [1483, 823], [1481, 821], [1481, 820], [1480, 819], [1480, 818], [1477, 815], [1477, 814], [1475, 812], [1475, 811], [1474, 810], [1473, 810], [1470, 807], [1469, 807], [1468, 806], [1467, 806], [1466, 805], [1465, 805], [1464, 804], [1462, 804], [1461, 803], [1460, 803], [1459, 802], [1457, 802], [1456, 801], [1455, 801], [1454, 800], [1451, 800], [1450, 799], [1447, 799], [1446, 798], [1444, 798], [1443, 797], [1440, 797], [1439, 796], [1425, 796], [1424, 797], [1419, 797], [1418, 798], [1412, 798], [1411, 799], [1404, 799], [1403, 800], [1389, 800], [1388, 801], [1381, 801], [1380, 800], [1374, 800], [1373, 799], [1368, 799], [1367, 798], [1363, 798], [1362, 797], [1360, 797], [1359, 796], [1356, 796], [1355, 795], [1352, 795], [1351, 794], [1349, 794], [1348, 793], [1345, 793], [1344, 792], [1341, 792], [1340, 791], [1337, 791], [1336, 790], [1334, 790], [1333, 789], [1330, 789], [1329, 788], [1326, 788], [1325, 787], [1322, 787], [1321, 786], [1318, 786], [1317, 785], [1315, 785], [1314, 784], [1312, 784], [1311, 783], [1309, 783], [1308, 782], [1307, 782], [1306, 781], [1303, 781], [1302, 780], [1300, 780]]</text:p>
          </table:table-cell>
          <table:table-cell office:value-type="string" calcext:value-type="string">
            <text:p>[[1046, 1022], [1366, 702], [1609, 945], [1289, 1265]]</text:p>
          </table:table-cell>
          <table:table-cell office:value-type="float" office:value="0.99982977" calcext:value-type="float">
            <text:p>0.99982977</text:p>
          </table:table-cell>
          <table:table-cell office:value-type="string" calcext:value-type="string">
            <text:p>pixels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6835_KAH_1_box4_img3.tif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autozooid</text:p>
          </table:table-cell>
          <table:table-cell office:value-type="float" office:value="360.943237304688" calcext:value-type="float">
            <text:p>360.943237304688</text:p>
          </table:table-cell>
          <table:table-cell office:value-type="float" office:value="358.47607421875" calcext:value-type="float">
            <text:p>358.47607421875</text:p>
          </table:table-cell>
          <table:table-cell office:value-type="float" office:value="91220" calcext:value-type="float">
            <text:p>91220</text:p>
          </table:table-cell>
          <table:table-cell office:value-type="float" office:value="1183.11687386036" calcext:value-type="float">
            <text:p>1183.11687386036</text:p>
          </table:table-cell>
          <table:table-cell office:value-type="float" office:value="0.975380256088107" calcext:value-type="float">
            <text:p>0.975380256088107</text:p>
          </table:table-cell>
          <table:table-cell office:value-type="float" office:value="0.818925953645138" calcext:value-type="float">
            <text:p>0.818925953645138</text:p>
          </table:table-cell>
          <table:table-cell office:value-type="float" office:value="0.989975425432318" calcext:value-type="float">
            <text:p>0.989975425432318</text:p>
          </table:table-cell>
          <table:table-cell office:value-type="float" office:value="347.254547119141" calcext:value-type="float">
            <text:p>347.254547119141</text:p>
          </table:table-cell>
          <table:table-cell office:value-type="float" office:value="343.773468017578" calcext:value-type="float">
            <text:p>343.773468017578</text:p>
          </table:table-cell>
          <table:table-cell office:value-type="float" office:value="78.9135894775391" calcext:value-type="float">
            <text:p>78.9135894775391</text:p>
          </table:table-cell>
          <table:table-cell office:value-type="float" office:value="977" calcext:value-type="float">
            <text:p>977</text:p>
          </table:table-cell>
          <table:table-cell office:value-type="float" office:value="1097" calcext:value-type="float">
            <text:p>1097</text:p>
          </table:table-cell>
          <table:table-cell office:value-type="float" office:value="0.163383632048645" calcext:value-type="float">
            <text:p>0.163383632048645</text:p>
          </table:table-cell>
          <table:table-cell office:value-type="float" office:value="0.000666426617596483" calcext:value-type="float">
            <text:p>0.000666426617596483</text:p>
          </table:table-cell>
          <table:table-cell office:value-type="float" office:value="0.0000875922374921019" calcext:value-type="float">
            <text:p>8.75922374921019E-05</text:p>
          </table:table-cell>
          <table:table-cell office:value-type="float" office:value="0.00000071183379769625" calcext:value-type="float">
            <text:p>7.11833797696249E-07</text:p>
          </table:table-cell>
          <table:table-cell office:value-type="float" office:value="-0.00000000000133782304" calcext:value-type="float">
            <text:p>-1.33782304376515E-12</text:p>
          </table:table-cell>
          <table:table-cell office:value-type="float" office:value="-0.00000000571437875738" calcext:value-type="float">
            <text:p>-5.71437875738489E-09</text:p>
          </table:table-cell>
          <table:table-cell office:value-type="float" office:value="-0.00000000000545930381" calcext:value-type="float">
            <text:p>-5.45930381387E-12</text:p>
          </table:table-cell>
          <table:table-cell office:value-type="string" calcext:value-type="string">
            <text:p>[[984, 921], [983, 922], [969, 922], [968, 923], [958, 923], [957, 924], [954, 924], [953, 925], [951, 925], [950, 926], [948, 926], [947, 927], [946, 927], [945, 928], [943, 928], [942, 929], [939, 929], [938, 930], [930, 930], [929, 931], [922, 931], [921, 932], [915, 932], [914, 933], [912, 933], [911, 934], [909, 934], [908, 935], [907, 935], [906, 936], [904, 936], [903, 937], [902, 937], [901, 938], [899, 938], [898, 939], [897, 939], [896, 940], [894, 940], [893, 941], [891, 941], [890, 942], [889, 942], [887, 944], [886, 944], [885, 945], [884, 945], [881, 948], [880, 948], [875, 953], [874, 953], [874, 954], [871, 957], [871, 958], [870, 959], [870, 960], [869, 961], [869, 962], [867, 964], [867, 965], [866, 966], [866, 967], [864, 969], [864, 970], [863, 971], [863, 973], [862, 974], [862, 975], [861, 976], [861, 978], [860, 979], [860, 981], [859, 982], [859, 985], [858, 986], [858, 992], [857, 993], [857, 1000], [856, 1001], [856, 1006], [855, 1007], [855, 1011], [854, 1012], [854, 1014], [853, 1015], [853, 1017], [852, 1018], [852, 1019], [851, 1020], [851, 1021], [850, 1022], [850, 1023], [849, 1024], [849, 1026], [848, 1027], [848, 1030], [847, 1031], [847, 1035], [846, 1036], [846, 1042], [845, 1043], [845, 1050], [844, 1051], [844, 1056], [843, 1057], [843, 1060], [842, 1061], [842, 1064], [841, 1065], [841, 1067], [840, 1068], [840, 1069], [839, 1070], [839, 1071], [838, 1072], [838, 1073], [837, 1074], [837, 1075], [836, 1076], [836, 1078], [835, 1079], [835, 1081], [834, 1082], [834, 1084], [833, 1085], [833, 1089], [832, 1090], [832, 1094], [831, 1095], [831, 1098], [830, 1099], [830, 1102], [829, 1103], [829, 1104], [828, 1105], [828, 1106], [823, 1111], [823, 1112], [822, 1113], [822, 1114], [821, 1115], [821, 1117], [820, 1118], [820, 1121], [819, 1122], [819, 1125], [818, 1126], [818, 1128], [817, 1129], [817, 1130], [816, 1131], [816, 1132], [815, 1133], [815, 1134], [811, 1138], [811, 1139], [810, 1140], [810, 1141], [809, 1142], [809, 1144], [808, 1145], [808, 1148], [807, 1149], [807, 1151], [806, 1152], [806, 1156], [805, 1157], [805, 1160], [804, 1161], [804, 1164], [803, 1165], [803, 1168], [804, 1169], [804, 1174], [805, 1175], [805, 1179], [806, 1180], [806, 1182], [807, 1183], [807, 1185], [808, 1186], [808, 1187], [809, 1188], [809, 1189], [810, 1190], [810, 1191], [812, 1193], [812, 1194], [817, 1199], [817, 1200], [819, 1202], [819, 1203], [820, 1204], [820, 1205], [821, 1206], [821, 1207], [822, 1208], [822, 1209], [823, 1210], [823, 1211], [824, 1212], [824, 1213], [826, 1215], [826, 1216], [828, 1218], [828, 1219], [834, 1225], [834, 1226], [839, 1231], [839, 1232], [846, 1239], [846, 1240], [850, 1244], [851, 1244], [853, 1246], [854, 1246], [855, 1247], [856, 1247], [858, 1249], [859, 1249], [860, 1250], [861, 1250], [862, 1251], [863, 1251], [864, 1252], [866, 1252], [867, 1253], [870, 1253], [871, 1254], [874, 1254], [875, 1255], [879, 1255], [880, 1256], [884, 1256], [885, 1257], [889, 1257], [890, 1258], [892, 1258], [893, 1259], [896, 1259], [897, 1260], [900, 1260], [901, 1261], [906, 1261], [907, 1262], [912, 1262], [913, 1263], [918, 1263], [919, 1264], [922, 1264], [923, 1265], [926, 1265], [927, 1266], [930, 1266], [931, 1267], [933, 1267], [934, 1268], [937, 1268], [938, 1269], [941, 1269], [942, 1270], [969, 1270], [970, 1269], [980, 1269], [981, 1268], [983, 1268], [984, 1267], [987, 1267], [988, 1266], [991, 1266], [992, 1265], [995, 1265], [996, 1264], [998, 1264], [999, 1263], [1002, 1263], [1003, 1262], [1005, 1262], [1006, 1261], [1008, 1261], [1009, 1260], [1011, 1260], [1012, 1259], [1013, 1259], [1014, 1258], [1015, 1258], [1016, 1257], [1017, 1257], [1018, 1256], [1019, 1256], [1021, 1254], [1022, 1254], [1024, 1252], [1025, 1252], [1026, 1251], [1027, 1251], [1028, 1250], [1029, 1250], [1030, 1249], [1032, 1249], [1033, 1248], [1034, 1248], [1035, 1247], [1036, 1247], [1037, 1246], [1038, 1246], [1040, 1244], [1041, 1244], [1044, 1241], [1045, 1241], [1047, 1239], [1048, 1239], [1049, 1238], [1050, 1238], [1052, 1236], [1053, 1236], [1055, 1234], [1056, 1234], [1057, 1233], [1058, 1233], [1061, 1230], [1062, 1230], [1065, 1227], [1066, 1227], [1067, 1226], [1068, 1226], [1069, 1225], [1070, 1225], [1072, 1223], [1073, 1223], [1076, 1220], [1077, 1220], [1090, 1207], [1090, 1206], [1094, 1202], [1095, 1202], [1097, 1200], [1098, 1200], [1101, 1197], [1102, 1197], [1109, 1190], [1110, 1190], [1116, 1184], [1117, 1184], [1121, 1180], [1122, 1180], [1128, 1174], [1129, 1174], [1131, 1172], [1132, 1172], [1134, 1170], [1135, 1170], [1137, 1168], [1138, 1168], [1141, 1165], [1142, 1165], [1146, 1161], [1147, 1161], [1148, 1160], [1148, 1159], [1149, 1158], [1149, 1157], [1150, 1156], [1150, 1155], [1151, 1154], [1151, 1139], [1150, 1138], [1150, 1135], [1149, 1134], [1149, 1132], [1148, 1131], [1148, 1129], [1147, 1128], [1147, 1127], [1146, 1126], [1146, 1125], [1145, 1124], [1145, 1123], [1144, 1122], [1144, 1121], [1143, 1120], [1143, 1118], [1142, 1117], [1142, 1114], [1141, 1113], [1141, 1110], [1140, 1109], [1140, 1106], [1139, 1105], [1139, 1101], [1138, 1100], [1138, 1098], [1137, 1097], [1137, 1095], [1136, 1094], [1136, 1093], [1135, 1092], [1135, 1091], [1134, 1090], [1134, 1089], [1133, 1088], [1133, 1087], [1132, 1086], [1132, 1084], [1131, 1083], [1131, 1080], [1130, 1079], [1130, 1076], [1129, 1075], [1129, 1067], [1128, 1066], [1128, 1059], [1127, 1058], [1127, 1049], [1126, 1048], [1126, 1035], [1125, 1034], [1125, 1027], [1124, 1026], [1124, 1009], [1123, 1008], [1123, 1000], [1122, 999], [1122, 991], [1121, 990], [1121, 986], [1120, 985], [1120, 982], [1119, 981], [1119, 978], [1118, 977], [1118, 975], [1117, 974], [1117, 971], [1116, 970], [1116, 969], [1115, 968], [1115, 966], [1114, 965], [1114, 964], [1113, 963], [1113, 961], [1110, 958], [1110, 957], [1108, 955], [1099, 955], [1098, 954], [1092, 954], [1091, 953], [1087, 953], [1086, 952], [1082, 952], [1081, 951], [1078, 951], [1077, 950], [1075, 950], [1074, 949], [1073, 949], [1071, 947], [1071, 946], [1070, 945], [1070, 943], [1069, 942], [1068, 942], [1065, 939], [1065, 938], [1064, 937], [1064, 936], [1063, 936], [1062, 935], [1060, 935], [1059, 934], [1057, 934], [1051, 928], [1050, 928], [1048, 926], [1047, 926], [1045, 924], [1043, 924], [1042, 923], [1026, 923], [1025, 922], [1003, 922], [1002, 921]]</text:p>
          </table:table-cell>
          <table:table-cell office:value-type="string" calcext:value-type="string">
            <text:p>[[762, 961], [1103, 894], [1169, 1231], [828, 1298]]</text:p>
          </table:table-cell>
          <table:table-cell office:value-type="float" office:value="0.99971026" calcext:value-type="float">
            <text:p>0.99971026</text:p>
          </table:table-cell>
          <table:table-cell office:value-type="string" calcext:value-type="string">
            <text:p>pixels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6835_KAH_1_box4_img3.tif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autozooid</text:p>
          </table:table-cell>
          <table:table-cell office:value-type="float" office:value="400.918731689453" calcext:value-type="float">
            <text:p>400.918731689453</text:p>
          </table:table-cell>
          <table:table-cell office:value-type="float" office:value="495.311004638672" calcext:value-type="float">
            <text:p>495.311004638672</text:p>
          </table:table-cell>
          <table:table-cell office:value-type="float" office:value="122460" calcext:value-type="float">
            <text:p>122460</text:p>
          </table:table-cell>
          <table:table-cell office:value-type="float" office:value="1423.99407398701" calcext:value-type="float">
            <text:p>1423.99407398701</text:p>
          </table:table-cell>
          <table:table-cell office:value-type="float" office:value="0.943767749592506" calcext:value-type="float">
            <text:p>0.943767749592506</text:p>
          </table:table-cell>
          <table:table-cell office:value-type="float" office:value="0.758905595920756" calcext:value-type="float">
            <text:p>0.758905595920756</text:p>
          </table:table-cell>
          <table:table-cell office:value-type="float" office:value="0.890086827760618" calcext:value-type="float">
            <text:p>0.890086827760618</text:p>
          </table:table-cell>
          <table:table-cell office:value-type="float" office:value="432.634643554688" calcext:value-type="float">
            <text:p>432.634643554688</text:p>
          </table:table-cell>
          <table:table-cell office:value-type="float" office:value="385.082397460937" calcext:value-type="float">
            <text:p>385.082397460937</text:p>
          </table:table-cell>
          <table:table-cell office:value-type="float" office:value="25.2405300140381" calcext:value-type="float">
            <text:p>25.2405300140381</text:p>
          </table:table-cell>
          <table:table-cell office:value-type="float" office:value="552" calcext:value-type="float">
            <text:p>552</text:p>
          </table:table-cell>
          <table:table-cell office:value-type="float" office:value="278" calcext:value-type="float">
            <text:p>278</text:p>
          </table:table-cell>
          <table:table-cell office:value-type="float" office:value="0.167975470100316" calcext:value-type="float">
            <text:p>0.167975470100316</text:p>
          </table:table-cell>
          <table:table-cell office:value-type="float" office:value="0.00205490551872044" calcext:value-type="float">
            <text:p>0.00205490551872044</text:p>
          </table:table-cell>
          <table:table-cell office:value-type="float" office:value="0.00000359129402435199" calcext:value-type="float">
            <text:p>3.59129402435199E-06</text:p>
          </table:table-cell>
          <table:table-cell office:value-type="float" office:value="0.00000061068384552499" calcext:value-type="float">
            <text:p>6.10683845524988E-07</text:p>
          </table:table-cell>
          <table:table-cell office:value-type="float" office:value="0.00000000000004795242" calcext:value-type="float">
            <text:p>4.79524200527971E-14</text:p>
          </table:table-cell>
          <table:table-cell office:value-type="float" office:value="0.00000002371305731053" calcext:value-type="float">
            <text:p>2.37130573105257E-08</text:p>
          </table:table-cell>
          <table:table-cell office:value-type="float" office:value="0.00000000000090310612" calcext:value-type="float">
            <text:p>9.03106117401879E-13</text:p>
          </table:table-cell>
          <table:table-cell office:value-type="string" calcext:value-type="string">
            <text:p>[[555, 52], [554, 53], [548, 53], [547, 54], [541, 54], [540, 55], [535, 55], [534, 56], [530, 56], [529, 57], [527, 57], [526, 58], [525, 58], [524, 59], [523, 59], [522, 60], [521, 60], [520, 61], [519, 61], [517, 63], [516, 63], [515, 64], [513, 64], [512, 65], [511, 65], [510, 66], [508, 66], [507, 67], [506, 67], [505, 68], [504, 68], [503, 69], [502, 69], [501, 70], [499, 70], [498, 71], [496, 71], [495, 72], [493, 72], [492, 73], [490, 73], [489, 74], [486, 74], [485, 75], [483, 75], [482, 76], [480, 76], [479, 77], [477, 77], [476, 78], [474, 78], [473, 79], [472, 79], [471, 80], [468, 80], [467, 81], [464, 81], [463, 82], [460, 82], [459, 83], [455, 83], [454, 84], [452, 84], [451, 85], [449, 85], [448, 86], [447, 86], [446, 87], [444, 87], [443, 88], [442, 88], [440, 90], [439, 90], [438, 91], [437, 91], [435, 93], [434, 93], [433, 94], [432, 94], [431, 95], [430, 95], [426, 99], [426, 100], [424, 102], [424, 103], [416, 111], [415, 111], [413, 113], [413, 114], [412, 115], [412, 116], [411, 117], [411, 118], [410, 119], [410, 121], [409, 122], [409, 123], [408, 124], [408, 125], [407, 126], [407, 127], [406, 128], [406, 129], [405, 130], [405, 131], [404, 132], [404, 134], [403, 135], [403, 138], [402, 139], [402, 141], [401, 142], [401, 145], [400, 146], [400, 148], [399, 149], [399, 152], [398, 153], [398, 156], [397, 157], [397, 159], [396, 160], [396, 164], [395, 165], [395, 168], [394, 169], [394, 170], [393, 171], [393, 173], [392, 174], [392, 176], [391, 177], [391, 179], [390, 180], [390, 182], [389, 183], [389, 184], [388, 185], [388, 187], [387, 188], [387, 189], [386, 190], [386, 191], [385, 192], [385, 194], [384, 195], [384, 197], [383, 198], [383, 200], [382, 201], [382, 204], [381, 205], [381, 208], [380, 209], [380, 212], [379, 213], [379, 216], [378, 217], [378, 220], [377, 221], [377, 239], [378, 240], [378, 245], [379, 246], [379, 251], [380, 252], [380, 256], [381, 257], [381, 260], [382, 261], [382, 263], [383, 264], [383, 266], [384, 267], [384, 269], [385, 270], [385, 271], [386, 272], [386, 273], [387, 274], [387, 276], [388, 277], [388, 279], [389, 280], [389, 283], [390, 284], [390, 287], [391, 288], [391, 293], [392, 294], [392, 300], [393, 301], [393, 307], [394, 308], [394, 315], [395, 316], [395, 322], [396, 323], [396, 328], [397, 329], [397, 333], [398, 334], [398, 336], [399, 337], [399, 340], [400, 341], [400, 343], [401, 344], [401, 347], [402, 348], [402, 352], [403, 353], [403, 358], [404, 359], [404, 365], [405, 366], [405, 374], [406, 375], [406, 382], [407, 383], [407, 389], [408, 390], [408, 395], [409, 396], [409, 401], [410, 402], [410, 407], [411, 408], [411, 413], [412, 414], [412, 419], [413, 420], [413, 425], [414, 426], [414, 429], [415, 430], [415, 433], [416, 434], [416, 439], [417, 440], [417, 443], [418, 444], [418, 447], [419, 448], [419, 450], [421, 452], [421, 453], [427, 459], [428, 459], [429, 460], [430, 460], [431, 461], [432, 461], [433, 462], [434, 462], [435, 463], [436, 463], [437, 464], [438, 464], [439, 465], [441, 465], [442, 466], [456, 466], [457, 467], [464, 467], [465, 468], [473, 468], [474, 467], [477, 467], [478, 466], [481, 466], [482, 465], [491, 465], [492, 466], [499, 466], [500, 467], [503, 467], [504, 468], [508, 468], [509, 469], [513, 469], [514, 470], [515, 470], [516, 471], [517, 471], [518, 472], [520, 472], [521, 473], [522, 473], [523, 474], [524, 474], [525, 475], [527, 475], [529, 477], [530, 477], [544, 491], [545, 491], [547, 493], [548, 493], [551, 496], [552, 496], [556, 500], [557, 500], [564, 507], [565, 507], [568, 510], [569, 510], [570, 511], [571, 511], [572, 512], [574, 512], [575, 513], [578, 513], [579, 514], [582, 514], [583, 515], [586, 515], [587, 516], [591, 516], [592, 517], [596, 517], [597, 518], [602, 518], [603, 517], [607, 517], [608, 516], [612, 516], [613, 515], [615, 515], [616, 514], [618, 514], [619, 513], [620, 513], [621, 512], [623, 512], [624, 511], [625, 511], [626, 510], [628, 510], [631, 507], [631, 506], [633, 504], [633, 503], [642, 494], [643, 494], [648, 489], [648, 488], [649, 487], [649, 486], [650, 485], [650, 484], [652, 482], [652, 481], [661, 472], [661, 471], [662, 470], [662, 469], [663, 468], [663, 467], [664, 466], [664, 465], [665, 464], [665, 463], [666, 462], [666, 461], [671, 456], [671, 455], [674, 452], [674, 450], [675, 449], [675, 446], [676, 445], [676, 442], [677, 441], [677, 437], [678, 436], [678, 432], [679, 431], [679, 427], [680, 426], [680, 422], [681, 421], [681, 417], [682, 416], [682, 414], [683, 413], [683, 411], [684, 410], [684, 409], [685, 408], [685, 407], [686, 406], [686, 405], [687, 404], [687, 402], [688, 401], [688, 399], [689, 398], [689, 394], [690, 393], [690, 389], [691, 388], [691, 383], [692, 382], [692, 378], [693, 377], [693, 375], [694, 374], [694, 372], [695, 371], [695, 369], [696, 368], [696, 367], [697, 366], [697, 365], [698, 364], [698, 363], [699, 362], [699, 361], [701, 359], [701, 358], [702, 357], [702, 356], [704, 354], [704, 353], [705, 352], [705, 351], [706, 350], [706, 349], [707, 348], [707, 347], [708, 346], [708, 345], [709, 344], [709, 343], [711, 341], [711, 340], [715, 336], [715, 335], [718, 332], [718, 331], [720, 329], [720, 328], [721, 327], [721, 325], [722, 324], [722, 323], [724, 321], [724, 320], [726, 318], [726, 317], [733, 310], [733, 309], [736, 306], [736, 305], [739, 302], [740, 302], [743, 299], [744, 299], [746, 297], [747, 297], [750, 294], [751, 294], [754, 291], [754, 290], [756, 288], [756, 287], [757, 286], [757, 284], [758, 283], [758, 281], [759, 280], [759, 276], [760, 275], [760, 274], [759, 273], [759, 271], [757, 269], [757, 268], [752, 263], [752, 262], [750, 260], [750, 259], [749, 258], [749, 257], [743, 251], [742, 251], [741, 250], [740, 250], [739, 249], [738, 249], [736, 247], [735, 247], [733, 245], [732, 245], [719, 232], [718, 232], [716, 230], [715, 230], [714, 229], [713, 229], [707, 223], [707, 222], [705, 220], [705, 219], [703, 217], [703, 216], [694, 207], [694, 206], [692, 204], [692, 202], [691, 201], [691, 200], [690, 199], [690, 197], [689, 196], [689, 195], [688, 194], [688, 193], [687, 192], [687, 191], [686, 190], [686, 189], [685, 188], [685, 187], [684, 186], [684, 185], [683, 184], [683, 181], [682, 180], [682, 177], [681, 176], [681, 172], [680, 171], [680, 167], [679, 166], [679, 161], [678, 160], [678, 155], [677, 154], [677, 148], [676, 147], [676, 139], [675, 138], [675, 130], [674, 129], [674, 123], [673, 122], [673, 117], [672, 116], [672, 113], [671, 112], [671, 110], [669, 108], [669, 107], [667, 105], [667, 104], [665, 102], [665, 101], [664, 100], [664, 99], [662, 97], [662, 96], [660, 94], [660, 93], [656, 89], [654, 89], [653, 88], [649, 88], [648, 87], [645, 87], [644, 86], [642, 86], [640, 84], [639, 84], [637, 82], [636, 82], [634, 80], [633, 80], [632, 79], [631, 79], [630, 78], [629, 78], [628, 77], [625, 77], [624, 76], [622, 76], [621, 75], [619, 75], [618, 74], [616, 74], [615, 73], [613, 73], [611, 71], [610, 71], [609, 70], [608, 70], [606, 68], [605, 68], [603, 66], [602, 66], [600, 64], [599, 64], [597, 62], [596, 62], [594, 60], [593, 60], [592, 59], [591, 59], [590, 58], [589, 58], [588, 57], [587, 57], [586, 56], [584, 56], [583, 55], [580, 55], [579, 54], [575, 54], [574, 53], [567, 53], [566, 52]]</text:p>
          </table:table-cell>
          <table:table-cell office:value-type="string" calcext:value-type="string">
            <text:p>[[281, 390], [466, 0], [814, 163], [630, 555]]</text:p>
          </table:table-cell>
          <table:table-cell office:value-type="float" office:value="0.9996985" calcext:value-type="float">
            <text:p>0.9996985</text:p>
          </table:table-cell>
          <table:table-cell office:value-type="string" calcext:value-type="string">
            <text:p>pixels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6835_KAH_1_box4_img3.tif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autozooid</text:p>
          </table:table-cell>
          <table:table-cell office:value-type="float" office:value="401.704528808594" calcext:value-type="float">
            <text:p>401.704528808594</text:p>
          </table:table-cell>
          <table:table-cell office:value-type="float" office:value="431.163635253906" calcext:value-type="float">
            <text:p>431.163635253906</text:p>
          </table:table-cell>
          <table:table-cell office:value-type="float" office:value="90214" calcext:value-type="float">
            <text:p>90214</text:p>
          </table:table-cell>
          <table:table-cell office:value-type="float" office:value="1436.9646345377" calcext:value-type="float">
            <text:p>1436.9646345377</text:p>
          </table:table-cell>
          <table:table-cell office:value-type="float" office:value="0.800610570501813" calcext:value-type="float">
            <text:p>0.800610570501813</text:p>
          </table:table-cell>
          <table:table-cell office:value-type="float" office:value="0.549024397432994" calcext:value-type="float">
            <text:p>0.549024397432994</text:p>
          </table:table-cell>
          <table:table-cell office:value-type="float" office:value="0.818982463513061" calcext:value-type="float">
            <text:p>0.818982463513061</text:p>
          </table:table-cell>
          <table:table-cell office:value-type="float" office:value="411.166656494141" calcext:value-type="float">
            <text:p>411.166656494141</text:p>
          </table:table-cell>
          <table:table-cell office:value-type="float" office:value="336.73828125" calcext:value-type="float">
            <text:p>336.73828125</text:p>
          </table:table-cell>
          <table:table-cell office:value-type="float" office:value="65.3601379394531" calcext:value-type="float">
            <text:p>65.3601379394531</text:p>
          </table:table-cell>
          <table:table-cell office:value-type="float" office:value="729" calcext:value-type="float">
            <text:p>729</text:p>
          </table:table-cell>
          <table:table-cell office:value-type="float" office:value="833" calcext:value-type="float">
            <text:p>833</text:p>
          </table:table-cell>
          <table:table-cell office:value-type="float" office:value="0.200246021231992" calcext:value-type="float">
            <text:p>0.200246021231992</text:p>
          </table:table-cell>
          <table:table-cell office:value-type="float" office:value="0.00472091703425338" calcext:value-type="float">
            <text:p>0.00472091703425338</text:p>
          </table:table-cell>
          <table:table-cell office:value-type="float" office:value="0.00124132737184287" calcext:value-type="float">
            <text:p>0.00124132737184287</text:p>
          </table:table-cell>
          <table:table-cell office:value-type="float" office:value="0.000272141956688069" calcext:value-type="float">
            <text:p>0.000272141956688069</text:p>
          </table:table-cell>
          <table:table-cell office:value-type="float" office:value="0.00000001333064140241" calcext:value-type="float">
            <text:p>1.33306414024143E-08</text:p>
          </table:table-cell>
          <table:table-cell office:value-type="float" office:value="0.00000621563034786204" calcext:value-type="float">
            <text:p>6.21563034786204E-06</text:p>
          </table:table-cell>
          <table:table-cell office:value-type="float" office:value="0.00000015761174039169" calcext:value-type="float">
            <text:p>1.57611740391693E-07</text:p>
          </table:table-cell>
          <table:table-cell office:value-type="string" calcext:value-type="string">
            <text:p>[[807, 658], [806, 659], [803, 659], [802, 660], [800, 660], [799, 661], [797, 661], [796, 662], [794, 662], [793, 663], [790, 663], [789, 664], [782, 664], [781, 665], [768, 665], [767, 666], [736, 666], [735, 665], [732, 665], [731, 666], [712, 666], [711, 667], [705, 667], [704, 668], [703, 668], [701, 670], [700, 670], [697, 673], [696, 673], [693, 676], [692, 676], [689, 679], [688, 679], [685, 682], [684, 682], [682, 684], [681, 684], [680, 685], [679, 685], [677, 687], [676, 687], [674, 689], [674, 690], [672, 692], [672, 693], [666, 699], [665, 699], [663, 701], [662, 701], [657, 706], [657, 707], [656, 708], [656, 709], [648, 717], [647, 717], [644, 720], [644, 721], [643, 722], [643, 723], [642, 724], [642, 725], [641, 726], [641, 727], [640, 728], [640, 729], [638, 731], [638, 732], [636, 734], [636, 735], [630, 741], [630, 742], [624, 748], [624, 749], [616, 757], [616, 758], [610, 764], [610, 765], [595, 780], [595, 781], [587, 789], [586, 789], [582, 793], [581, 793], [577, 797], [576, 797], [574, 799], [574, 800], [570, 804], [570, 805], [563, 812], [562, 812], [559, 815], [559, 816], [557, 818], [557, 819], [554, 822], [554, 823], [550, 827], [550, 828], [548, 830], [548, 834], [547, 835], [547, 839], [546, 840], [546, 858], [547, 859], [547, 877], [546, 878], [546, 883], [545, 884], [545, 889], [544, 890], [544, 895], [543, 896], [543, 900], [542, 901], [542, 906], [541, 907], [542, 908], [542, 917], [543, 918], [543, 923], [544, 924], [544, 925], [545, 926], [545, 928], [546, 929], [546, 930], [547, 931], [547, 932], [548, 933], [548, 934], [549, 935], [549, 936], [550, 937], [550, 938], [551, 939], [551, 940], [552, 941], [552, 943], [553, 944], [553, 946], [554, 947], [554, 949], [555, 950], [555, 953], [556, 954], [556, 956], [557, 957], [557, 959], [558, 960], [558, 961], [559, 962], [559, 963], [560, 964], [560, 965], [561, 966], [561, 967], [562, 968], [562, 971], [563, 972], [563, 976], [564, 977], [564, 982], [565, 983], [565, 987], [566, 988], [566, 992], [567, 993], [567, 997], [568, 998], [568, 1003], [569, 1004], [569, 1010], [570, 1011], [570, 1015], [571, 1016], [571, 1019], [572, 1020], [572, 1022], [573, 1023], [573, 1025], [574, 1026], [574, 1028], [575, 1029], [575, 1030], [576, 1031], [576, 1032], [578, 1034], [578, 1035], [580, 1037], [580, 1038], [581, 1039], [581, 1040], [582, 1041], [582, 1042], [583, 1043], [583, 1045], [584, 1046], [584, 1047], [585, 1048], [585, 1049], [586, 1050], [586, 1051], [588, 1053], [588, 1054], [595, 1061], [595, 1062], [605, 1072], [607, 1072], [608, 1073], [610, 1073], [611, 1074], [612, 1074], [613, 1075], [615, 1075], [616, 1076], [621, 1076], [621, 1075], [622, 1074], [622, 1073], [623, 1072], [623, 1071], [624, 1070], [624, 1069], [625, 1068], [625, 1066], [626, 1065], [626, 1064], [627, 1063], [627, 1051], [626, 1050], [626, 1037], [627, 1036], [627, 1027], [628, 1026], [628, 1023], [629, 1022], [629, 1020], [630, 1019], [630, 1016], [631, 1015], [631, 1013], [632, 1012], [632, 1010], [633, 1009], [633, 1007], [634, 1006], [634, 1003], [635, 1002], [635, 998], [636, 997], [636, 991], [637, 990], [637, 984], [638, 983], [638, 981], [639, 980], [639, 978], [640, 977], [640, 976], [641, 975], [641, 973], [642, 972], [642, 971], [643, 970], [643, 969], [644, 968], [644, 967], [645, 966], [645, 965], [647, 963], [647, 962], [649, 960], [649, 959], [650, 958], [650, 957], [652, 955], [652, 954], [653, 953], [653, 952], [654, 951], [654, 950], [655, 949], [655, 948], [658, 945], [658, 944], [671, 931], [672, 931], [674, 929], [675, 929], [676, 928], [677, 928], [678, 927], [679, 927], [680, 926], [681, 926], [682, 925], [683, 925], [684, 924], [685, 924], [686, 923], [687, 923], [689, 921], [690, 921], [691, 920], [692, 920], [693, 919], [694, 919], [695, 918], [697, 918], [698, 917], [699, 917], [700, 916], [702, 916], [703, 915], [705, 915], [706, 914], [708, 914], [709, 913], [711, 913], [712, 912], [715, 912], [716, 911], [718, 911], [719, 910], [721, 910], [722, 911], [725, 911], [726, 912], [729, 912], [730, 913], [743, 913], [744, 912], [750, 912], [751, 913], [752, 913], [753, 914], [755, 914], [756, 915], [757, 915], [758, 916], [759, 916], [760, 917], [762, 917], [763, 918], [767, 918], [768, 919], [773, 919], [774, 920], [777, 920], [778, 921], [780, 921], [781, 922], [783, 922], [784, 923], [786, 923], [787, 924], [788, 924], [789, 925], [791, 925], [792, 926], [795, 926], [796, 927], [798, 927], [799, 928], [801, 928], [802, 929], [804, 929], [805, 930], [807, 930], [808, 931], [810, 931], [811, 932], [813, 932], [814, 933], [816, 933], [817, 934], [819, 934], [820, 935], [821, 935], [822, 936], [823, 936], [824, 937], [825, 937], [826, 938], [827, 938], [828, 939], [829, 939], [831, 941], [832, 941], [847, 956], [847, 957], [850, 960], [851, 960], [852, 961], [853, 961], [854, 962], [856, 962], [857, 963], [859, 963], [860, 964], [862, 964], [863, 965], [864, 964], [865, 964], [866, 963], [867, 963], [869, 961], [870, 961], [872, 959], [873, 959], [875, 957], [876, 957], [878, 955], [879, 955], [881, 953], [882, 953], [884, 951], [885, 951], [887, 949], [888, 949], [891, 946], [892, 946], [893, 945], [893, 944], [895, 942], [896, 942], [903, 935], [904, 935], [907, 932], [908, 932], [909, 931], [911, 931], [912, 930], [913, 930], [914, 929], [915, 929], [916, 928], [918, 928], [919, 927], [920, 927], [921, 926], [921, 925], [922, 924], [922, 923], [923, 922], [923, 914], [924, 913], [924, 902], [925, 901], [925, 888], [924, 887], [924, 883], [923, 882], [923, 880], [922, 879], [922, 877], [921, 876], [921, 875], [917, 871], [917, 870], [916, 869], [916, 868], [915, 867], [915, 866], [914, 865], [914, 863], [913, 862], [913, 860], [912, 859], [912, 857], [911, 856], [911, 855], [910, 854], [910, 853], [909, 852], [909, 851], [908, 850], [908, 849], [906, 847], [906, 846], [904, 844], [904, 843], [903, 842], [903, 841], [902, 840], [902, 838], [901, 837], [901, 835], [900, 834], [900, 832], [899, 831], [899, 826], [898, 825], [898, 819], [897, 818], [897, 813], [896, 812], [896, 807], [895, 806], [895, 802], [894, 801], [894, 793], [893, 792], [893, 773], [894, 772], [894, 764], [893, 763], [893, 753], [892, 752], [892, 746], [891, 745], [891, 740], [890, 739], [890, 735], [889, 734], [889, 732], [888, 731], [888, 728], [887, 727], [887, 725], [886, 724], [886, 722], [885, 721], [885, 720], [884, 719], [884, 718], [882, 716], [882, 715], [877, 710], [877, 709], [875, 707], [875, 706], [873, 704], [873, 703], [871, 701], [871, 700], [869, 698], [869, 697], [863, 691], [863, 690], [860, 687], [860, 686], [859, 685], [859, 684], [857, 682], [857, 681], [856, 680], [856, 679], [855, 678], [855, 677], [854, 676], [854, 675], [849, 670], [848, 670], [847, 669], [846, 669], [845, 668], [844, 668], [842, 666], [841, 666], [840, 665], [839, 665], [837, 663], [836, 663], [834, 661], [832, 661], [831, 660], [829, 660], [828, 659], [825, 659], [824, 658]]</text:p>
          </table:table-cell>
          <table:table-cell office:value-type="string" calcext:value-type="string">
            <text:p>[[459, 779], [833, 607], [974, 914], [600, 1085]]</text:p>
          </table:table-cell>
          <table:table-cell office:value-type="float" office:value="0.99966705" calcext:value-type="float">
            <text:p>0.99966705</text:p>
          </table:table-cell>
          <table:table-cell office:value-type="string" calcext:value-type="string">
            <text:p>pixels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6835_KAH_1_box4_img3.tif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utozooid</text:p>
          </table:table-cell>
          <table:table-cell office:value-type="float" office:value="396.46044921875" calcext:value-type="float">
            <text:p>396.46044921875</text:p>
          </table:table-cell>
          <table:table-cell office:value-type="float" office:value="451.4912109375" calcext:value-type="float">
            <text:p>451.4912109375</text:p>
          </table:table-cell>
          <table:table-cell office:value-type="float" office:value="111401.5" calcext:value-type="float">
            <text:p>111401.5</text:p>
          </table:table-cell>
          <table:table-cell office:value-type="float" office:value="1338.23671495914" calcext:value-type="float">
            <text:p>1338.23671495914</text:p>
          </table:table-cell>
          <table:table-cell office:value-type="float" office:value="0.957835184062663" calcext:value-type="float">
            <text:p>0.957835184062663</text:p>
          </table:table-cell>
          <table:table-cell office:value-type="float" office:value="0.781690836966912" calcext:value-type="float">
            <text:p>0.781690836966912</text:p>
          </table:table-cell>
          <table:table-cell office:value-type="float" office:value="0.766588192701208" calcext:value-type="float">
            <text:p>0.766588192701208</text:p>
          </table:table-cell>
          <table:table-cell office:value-type="float" office:value="444.732238769531" calcext:value-type="float">
            <text:p>444.732238769531</text:p>
          </table:table-cell>
          <table:table-cell office:value-type="float" office:value="340.926483154297" calcext:value-type="float">
            <text:p>340.926483154297</text:p>
          </table:table-cell>
          <table:table-cell office:value-type="float" office:value="50.7289543151856" calcext:value-type="float">
            <text:p>50.7289543151856</text:p>
          </table:table-cell>
          <table:table-cell office:value-type="float" office:value="387" calcext:value-type="float">
            <text:p>387</text:p>
          </table:table-cell>
          <table:table-cell office:value-type="float" office:value="997" calcext:value-type="float">
            <text:p>997</text:p>
          </table:table-cell>
          <table:table-cell office:value-type="float" office:value="0.170562478572093" calcext:value-type="float">
            <text:p>0.170562478572093</text:p>
          </table:table-cell>
          <table:table-cell office:value-type="float" office:value="0.00271168266293239" calcext:value-type="float">
            <text:p>0.00271168266293239</text:p>
          </table:table-cell>
          <table:table-cell office:value-type="float" office:value="0.000170313595761665" calcext:value-type="float">
            <text:p>0.000170313595761665</text:p>
          </table:table-cell>
          <table:table-cell office:value-type="float" office:value="0.00000344001845412256" calcext:value-type="float">
            <text:p>3.44001845412256E-06</text:p>
          </table:table-cell>
          <table:table-cell office:value-type="float" office:value="-0.000000000016103617" calcext:value-type="float">
            <text:p>-1.61036169986842E-11</text:p>
          </table:table-cell>
          <table:table-cell office:value-type="float" office:value="-0.00000007760392411216" calcext:value-type="float">
            <text:p>-7.76039241121634E-08</text:p>
          </table:table-cell>
          <table:table-cell office:value-type="float" office:value="-0.00000000008169357444" calcext:value-type="float">
            <text:p>-8.16935744386032E-11</text:p>
          </table:table-cell>
          <table:table-cell office:value-type="string" calcext:value-type="string">
            <text:p>[[420, 775], [419, 776], [405, 776], [404, 777], [398, 777], [397, 778], [394, 778], [390, 782], [389, 782], [386, 785], [385, 785], [384, 786], [383, 786], [382, 787], [381, 787], [379, 789], [378, 789], [376, 791], [375, 791], [372, 794], [371, 794], [361, 804], [361, 805], [353, 813], [352, 813], [346, 819], [346, 820], [340, 826], [340, 827], [334, 833], [333, 833], [328, 838], [327, 838], [325, 840], [324, 840], [320, 844], [319, 844], [316, 847], [315, 847], [314, 848], [313, 848], [312, 849], [311, 849], [310, 850], [308, 850], [307, 851], [306, 851], [305, 852], [303, 852], [302, 853], [301, 853], [300, 854], [298, 854], [297, 855], [296, 855], [295, 856], [294, 856], [293, 857], [292, 857], [291, 858], [290, 858], [289, 859], [288, 859], [286, 861], [285, 861], [284, 862], [283, 862], [282, 863], [280, 863], [279, 864], [278, 864], [277, 865], [275, 865], [274, 866], [273, 866], [272, 867], [270, 867], [269, 868], [268, 868], [267, 869], [266, 869], [265, 870], [264, 870], [262, 872], [261, 872], [258, 875], [258, 876], [257, 877], [257, 878], [256, 879], [256, 881], [255, 882], [255, 883], [254, 884], [254, 886], [253, 887], [253, 889], [252, 890], [252, 893], [251, 894], [251, 897], [250, 898], [250, 901], [249, 902], [249, 906], [248, 907], [248, 933], [247, 934], [247, 952], [246, 953], [246, 964], [245, 965], [245, 973], [244, 974], [244, 977], [243, 978], [243, 981], [242, 982], [242, 984], [241, 985], [241, 986], [240, 987], [240, 989], [239, 990], [239, 991], [238, 992], [238, 994], [237, 995], [237, 998], [236, 999], [236, 1002], [235, 1003], [235, 1007], [234, 1008], [234, 1013], [233, 1014], [233, 1019], [232, 1020], [232, 1022], [231, 1023], [231, 1025], [230, 1026], [230, 1027], [229, 1028], [229, 1029], [227, 1031], [227, 1032], [223, 1036], [223, 1038], [222, 1039], [222, 1040], [221, 1041], [221, 1043], [220, 1044], [220, 1046], [219, 1047], [219, 1049], [218, 1050], [218, 1052], [217, 1053], [217, 1055], [216, 1056], [216, 1057], [215, 1058], [215, 1059], [214, 1060], [214, 1061], [213, 1062], [213, 1063], [210, 1066], [210, 1067], [209, 1068], [209, 1069], [208, 1070], [208, 1072], [207, 1073], [207, 1075], [206, 1076], [206, 1078], [205, 1079], [205, 1081], [204, 1082], [204, 1084], [203, 1085], [203, 1086], [202, 1087], [202, 1089], [201, 1090], [201, 1091], [200, 1092], [200, 1093], [199, 1094], [199, 1095], [197, 1097], [197, 1099], [196, 1100], [196, 1119], [197, 1120], [197, 1122], [199, 1124], [199, 1125], [200, 1126], [200, 1127], [201, 1128], [201, 1129], [202, 1130], [202, 1131], [203, 1132], [203, 1134], [204, 1135], [204, 1136], [205, 1137], [205, 1138], [206, 1139], [206, 1141], [207, 1142], [207, 1143], [208, 1144], [208, 1145], [209, 1146], [209, 1147], [210, 1148], [210, 1149], [213, 1152], [214, 1152], [216, 1154], [217, 1154], [221, 1158], [221, 1159], [223, 1161], [223, 1162], [224, 1163], [224, 1164], [225, 1165], [225, 1166], [234, 1175], [234, 1176], [237, 1179], [237, 1180], [240, 1183], [253, 1183], [254, 1184], [268, 1184], [269, 1183], [277, 1183], [278, 1182], [298, 1182], [299, 1183], [303, 1183], [304, 1184], [308, 1184], [309, 1185], [313, 1185], [314, 1186], [318, 1186], [319, 1187], [323, 1187], [324, 1188], [328, 1188], [329, 1189], [332, 1189], [333, 1190], [336, 1190], [337, 1191], [340, 1191], [341, 1192], [344, 1192], [345, 1193], [347, 1193], [348, 1194], [350, 1194], [351, 1195], [352, 1195], [353, 1196], [354, 1196], [355, 1197], [356, 1197], [357, 1198], [359, 1198], [360, 1199], [362, 1199], [363, 1200], [364, 1200], [365, 1201], [369, 1201], [370, 1202], [380, 1202], [381, 1203], [383, 1203], [384, 1202], [396, 1202], [402, 1196], [402, 1195], [405, 1192], [406, 1192], [409, 1189], [410, 1189], [414, 1185], [414, 1184], [417, 1181], [417, 1180], [421, 1176], [422, 1176], [424, 1174], [425, 1174], [438, 1161], [439, 1161], [443, 1157], [444, 1157], [457, 1144], [458, 1144], [460, 1142], [461, 1142], [462, 1141], [463, 1141], [464, 1140], [465, 1140], [466, 1139], [467, 1139], [469, 1137], [470, 1137], [479, 1128], [480, 1128], [482, 1126], [483, 1126], [484, 1125], [485, 1125], [487, 1123], [488, 1123], [491, 1120], [492, 1120], [501, 1111], [502, 1111], [505, 1108], [506, 1108], [508, 1106], [509, 1106], [521, 1094], [522, 1094], [523, 1093], [524, 1093], [525, 1092], [526, 1092], [528, 1090], [529, 1090], [537, 1082], [538, 1082], [540, 1080], [541, 1080], [543, 1078], [544, 1078], [546, 1076], [547, 1076], [549, 1074], [550, 1074], [552, 1072], [553, 1072], [554, 1071], [555, 1071], [557, 1069], [558, 1069], [562, 1065], [563, 1065], [565, 1063], [566, 1063], [573, 1056], [573, 1055], [574, 1054], [574, 1053], [575, 1052], [574, 1051], [574, 1044], [573, 1043], [573, 1034], [572, 1033], [572, 1025], [571, 1024], [571, 1018], [570, 1017], [570, 1013], [569, 1012], [569, 1009], [568, 1008], [568, 1006], [567, 1005], [567, 1002], [566, 1001], [566, 1000], [565, 999], [565, 997], [564, 996], [564, 994], [563, 993], [563, 991], [562, 990], [562, 988], [561, 987], [561, 983], [560, 982], [560, 978], [559, 977], [559, 972], [558, 971], [558, 966], [557, 965], [557, 961], [556, 960], [556, 956], [555, 955], [555, 953], [554, 952], [554, 950], [553, 949], [553, 948], [552, 947], [552, 946], [551, 945], [551, 944], [549, 942], [549, 940], [548, 939], [548, 936], [547, 935], [547, 931], [546, 930], [546, 927], [545, 926], [545, 922], [544, 921], [544, 916], [543, 915], [543, 910], [542, 909], [542, 896], [543, 895], [543, 891], [542, 890], [542, 885], [541, 884], [541, 879], [540, 878], [540, 859], [539, 858], [539, 855], [538, 854], [538, 852], [537, 851], [537, 849], [536, 848], [536, 846], [535, 845], [535, 844], [531, 840], [531, 839], [518, 826], [517, 826], [515, 824], [514, 824], [512, 822], [511, 822], [509, 820], [508, 820], [506, 818], [505, 818], [501, 814], [500, 814], [495, 809], [494, 809], [492, 807], [491, 807], [489, 805], [488, 805], [484, 801], [483, 801], [473, 791], [472, 791], [470, 789], [469, 789], [467, 787], [465, 787], [464, 786], [462, 786], [461, 785], [460, 785], [459, 784], [458, 784], [457, 783], [455, 783], [454, 782], [453, 782], [452, 781], [451, 781], [450, 780], [449, 780], [448, 779], [446, 779], [445, 778], [442, 778], [441, 777], [437, 777], [436, 776], [427, 776], [426, 775]]</text:p>
          </table:table-cell>
          <table:table-cell office:value-type="string" calcext:value-type="string">
            <text:p>[[94, 1007], [438, 726], [654, 990], [310, 1271]]</text:p>
          </table:table-cell>
          <table:table-cell office:value-type="float" office:value="0.9996617" calcext:value-type="float">
            <text:p>0.9996617</text:p>
          </table:table-cell>
          <table:table-cell office:value-type="string" calcext:value-type="string">
            <text:p>pixels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6835_KAH_1_box4_img3.tif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utozooid</text:p>
          </table:table-cell>
          <table:table-cell office:value-type="float" office:value="355.5859375" calcext:value-type="float">
            <text:p>355.5859375</text:p>
          </table:table-cell>
          <table:table-cell office:value-type="float" office:value="390.475372314453" calcext:value-type="float">
            <text:p>390.475372314453</text:p>
          </table:table-cell>
          <table:table-cell office:value-type="float" office:value="84156" calcext:value-type="float">
            <text:p>84156</text:p>
          </table:table-cell>
          <table:table-cell office:value-type="float" office:value="1139.7930637598" calcext:value-type="float">
            <text:p>1139.7930637598</text:p>
          </table:table-cell>
          <table:table-cell office:value-type="float" office:value="0.972637491548539" calcext:value-type="float">
            <text:p>0.972637491548539</text:p>
          </table:table-cell>
          <table:table-cell office:value-type="float" office:value="0.814034721492716" calcext:value-type="float">
            <text:p>0.814034721492716</text:p>
          </table:table-cell>
          <table:table-cell office:value-type="float" office:value="0.892903863633984" calcext:value-type="float">
            <text:p>0.892903863633984</text:p>
          </table:table-cell>
          <table:table-cell office:value-type="float" office:value="343.998229980469" calcext:value-type="float">
            <text:p>343.998229980469</text:p>
          </table:table-cell>
          <table:table-cell office:value-type="float" office:value="307.157348632813" calcext:value-type="float">
            <text:p>307.157348632813</text:p>
          </table:table-cell>
          <table:table-cell office:value-type="float" office:value="35.8376541137695" calcext:value-type="float">
            <text:p>35.8376541137695</text:p>
          </table:table-cell>
          <table:table-cell office:value-type="float" office:value="505" calcext:value-type="float">
            <text:p>505</text:p>
          </table:table-cell>
          <table:table-cell office:value-type="float" office:value="636" calcext:value-type="float">
            <text:p>636</text:p>
          </table:table-cell>
          <table:table-cell office:value-type="float" office:value="0.164795265520543" calcext:value-type="float">
            <text:p>0.164795265520543</text:p>
          </table:table-cell>
          <table:table-cell office:value-type="float" office:value="0.0010744200100011" calcext:value-type="float">
            <text:p>0.0010744200100011</text:p>
          </table:table-cell>
          <table:table-cell office:value-type="float" office:value="0.0000969885960869929" calcext:value-type="float">
            <text:p>9.69885960869929E-05</text:p>
          </table:table-cell>
          <table:table-cell office:value-type="float" office:value="0.00000031606286683279" calcext:value-type="float">
            <text:p>3.16062866832791E-07</text:p>
          </table:table-cell>
          <table:table-cell office:value-type="float" office:value="0.00000000000042596976" calcext:value-type="float">
            <text:p>4.25969755749796E-13</text:p>
          </table:table-cell>
          <table:table-cell office:value-type="float" office:value="0.00000000481962873432" calcext:value-type="float">
            <text:p>4.81962873431786E-09</text:p>
          </table:table-cell>
          <table:table-cell office:value-type="float" office:value="0.00000000000169729284" calcext:value-type="float">
            <text:p>1.69729283671567E-12</text:p>
          </table:table-cell>
          <table:table-cell office:value-type="string" calcext:value-type="string">
            <text:p>[[436, 467], [435, 468], [428, 468], [427, 469], [423, 469], [422, 470], [418, 470], [417, 471], [413, 471], [412, 472], [411, 472], [410, 473], [409, 473], [406, 476], [405, 476], [398, 483], [398, 484], [396, 486], [396, 487], [394, 489], [394, 490], [392, 492], [392, 493], [389, 496], [389, 497], [386, 500], [386, 501], [384, 503], [384, 504], [383, 505], [383, 507], [382, 508], [382, 509], [381, 510], [381, 511], [379, 513], [379, 514], [377, 516], [377, 517], [373, 521], [373, 522], [370, 525], [370, 526], [368, 528], [368, 529], [366, 531], [366, 532], [365, 533], [365, 534], [356, 543], [356, 544], [353, 547], [353, 548], [346, 555], [346, 556], [344, 558], [344, 559], [343, 560], [343, 561], [342, 562], [342, 563], [341, 564], [341, 566], [340, 567], [340, 568], [339, 569], [339, 570], [338, 571], [338, 572], [337, 573], [337, 574], [336, 575], [336, 576], [335, 577], [335, 581], [334, 582], [334, 586], [333, 587], [333, 597], [332, 598], [332, 606], [333, 607], [333, 612], [334, 613], [334, 616], [335, 617], [335, 619], [336, 620], [336, 621], [338, 623], [338, 624], [339, 625], [339, 627], [340, 628], [340, 630], [341, 631], [341, 632], [342, 633], [342, 634], [343, 635], [343, 636], [345, 638], [345, 639], [347, 641], [347, 642], [352, 647], [352, 648], [359, 655], [359, 656], [364, 661], [364, 662], [367, 665], [367, 666], [369, 668], [369, 669], [371, 671], [371, 672], [373, 674], [373, 675], [376, 678], [376, 679], [378, 681], [378, 682], [379, 683], [379, 684], [380, 685], [380, 686], [381, 687], [381, 689], [382, 690], [382, 692], [383, 693], [383, 695], [384, 696], [384, 698], [385, 699], [385, 701], [386, 702], [386, 703], [387, 704], [387, 705], [388, 706], [388, 708], [389, 709], [389, 710], [390, 711], [390, 712], [391, 713], [391, 715], [392, 716], [392, 718], [393, 719], [393, 721], [394, 722], [394, 724], [395, 725], [395, 727], [396, 728], [396, 730], [397, 731], [397, 732], [398, 733], [398, 734], [399, 735], [399, 736], [400, 737], [400, 738], [401, 739], [401, 740], [402, 741], [402, 742], [403, 743], [403, 746], [404, 747], [404, 749], [405, 750], [405, 752], [406, 753], [406, 755], [407, 756], [407, 757], [408, 758], [408, 759], [409, 760], [409, 761], [411, 763], [411, 764], [412, 765], [413, 765], [415, 767], [416, 767], [417, 768], [419, 768], [420, 769], [421, 769], [422, 770], [424, 770], [425, 771], [426, 771], [427, 772], [428, 772], [429, 773], [430, 773], [431, 774], [433, 774], [434, 775], [436, 775], [437, 776], [442, 776], [443, 777], [447, 777], [448, 778], [451, 778], [452, 779], [454, 779], [455, 780], [456, 780], [457, 781], [459, 781], [460, 782], [461, 782], [462, 783], [463, 783], [467, 787], [468, 787], [469, 788], [470, 788], [472, 790], [474, 790], [475, 791], [476, 791], [478, 793], [479, 793], [481, 795], [482, 795], [487, 800], [488, 800], [491, 803], [492, 803], [494, 805], [495, 805], [498, 808], [499, 808], [505, 814], [506, 814], [510, 818], [511, 818], [513, 820], [515, 820], [516, 821], [518, 821], [519, 822], [521, 822], [522, 823], [523, 823], [524, 824], [526, 824], [527, 825], [530, 825], [531, 826], [533, 826], [534, 827], [537, 827], [538, 828], [539, 828], [541, 826], [542, 826], [544, 824], [545, 824], [546, 823], [547, 823], [548, 822], [549, 822], [551, 820], [552, 820], [556, 816], [556, 815], [563, 808], [564, 808], [578, 794], [579, 794], [581, 792], [582, 792], [584, 790], [585, 790], [587, 788], [588, 788], [593, 783], [593, 782], [598, 777], [599, 777], [606, 770], [606, 769], [618, 757], [618, 756], [619, 755], [619, 754], [622, 751], [622, 750], [629, 743], [629, 742], [631, 740], [631, 739], [632, 738], [632, 737], [633, 736], [633, 735], [635, 733], [635, 732], [636, 731], [636, 730], [637, 729], [637, 728], [645, 720], [645, 719], [647, 717], [647, 716], [648, 715], [648, 714], [654, 708], [655, 708], [658, 705], [658, 704], [660, 702], [660, 701], [662, 699], [662, 698], [664, 696], [665, 696], [667, 694], [668, 694], [675, 687], [675, 686], [677, 684], [677, 683], [680, 680], [680, 679], [681, 678], [681, 677], [682, 676], [682, 674], [683, 673], [683, 663], [684, 662], [684, 644], [683, 643], [683, 632], [682, 631], [682, 629], [681, 628], [681, 626], [680, 625], [680, 624], [678, 622], [678, 621], [672, 615], [672, 614], [669, 611], [669, 610], [664, 605], [664, 604], [660, 600], [660, 599], [656, 595], [655, 595], [651, 591], [651, 590], [650, 589], [650, 587], [649, 586], [649, 585], [648, 584], [648, 583], [647, 582], [647, 580], [646, 579], [646, 578], [645, 577], [645, 576], [644, 575], [644, 574], [643, 573], [643, 572], [642, 571], [642, 570], [640, 568], [640, 567], [639, 566], [639, 565], [638, 564], [638, 562], [637, 561], [637, 560], [636, 559], [636, 558], [634, 556], [634, 555], [632, 553], [632, 552], [627, 547], [627, 546], [623, 542], [623, 541], [614, 532], [613, 532], [612, 531], [611, 531], [610, 530], [608, 530], [607, 529], [605, 529], [604, 528], [602, 528], [601, 527], [598, 527], [597, 526], [595, 526], [594, 525], [592, 525], [591, 524], [589, 524], [588, 523], [586, 523], [585, 522], [584, 522], [583, 521], [581, 521], [580, 520], [579, 520], [578, 519], [577, 519], [576, 518], [575, 518], [574, 517], [572, 517], [571, 516], [570, 516], [569, 515], [568, 515], [567, 514], [566, 514], [565, 513], [563, 513], [561, 511], [560, 511], [558, 509], [557, 509], [537, 489], [536, 489], [535, 488], [534, 488], [532, 486], [531, 486], [529, 484], [528, 484], [527, 483], [526, 483], [525, 482], [524, 482], [523, 481], [522, 481], [521, 480], [520, 480], [519, 479], [518, 479], [517, 478], [516, 478], [515, 477], [514, 477], [513, 476], [512, 476], [511, 475], [509, 475], [508, 474], [507, 474], [506, 473], [504, 473], [503, 472], [501, 472], [500, 471], [497, 471], [496, 470], [492, 470], [491, 469], [477, 469], [476, 468], [464, 468], [463, 467], [460, 467], [459, 468], [444, 468], [443, 467]]</text:p>
          </table:table-cell>
          <table:table-cell office:value-type="string" calcext:value-type="string">
            <text:p>[[268, 661], [448, 412], [727, 614], [547, 863]]</text:p>
          </table:table-cell>
          <table:table-cell office:value-type="float" office:value="0.9996611" calcext:value-type="float">
            <text:p>0.9996611</text:p>
          </table:table-cell>
          <table:table-cell office:value-type="string" calcext:value-type="string">
            <text:p>pixels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6835_KAH_1_box4_img3.tif</text:p>
          </table:table-cell>
          <table:table-cell office:value-type="string" calcext:value-type="string">
            <text:p>MMR</text:p>
          </table:table-cell>
          <table:table-cell office:value-type="string" calcext:value-type="string">
            <text:p>autozooid</text:p>
          </table:table-cell>
          <table:table-cell office:value-type="float" office:value="496.269409179688" calcext:value-type="float">
            <text:p>496.269409179688</text:p>
          </table:table-cell>
          <table:table-cell office:value-type="float" office:value="385.201904296875" calcext:value-type="float">
            <text:p>385.201904296875</text:p>
          </table:table-cell>
          <table:table-cell office:value-type="float" office:value="130164" calcext:value-type="float">
            <text:p>130164</text:p>
          </table:table-cell>
          <table:table-cell office:value-type="float" office:value="1411.59205019474" calcext:value-type="float">
            <text:p>1411.59205019474</text:p>
          </table:table-cell>
          <table:table-cell office:value-type="float" office:value="0.980959450751938" calcext:value-type="float">
            <text:p>0.980959450751938</text:p>
          </table:table-cell>
          <table:table-cell office:value-type="float" office:value="0.820885042840068" calcext:value-type="float">
            <text:p>0.820885042840068</text:p>
          </table:table-cell>
          <table:table-cell office:value-type="float" office:value="0.907165555325839" calcext:value-type="float">
            <text:p>0.907165555325839</text:p>
          </table:table-cell>
          <table:table-cell office:value-type="float" office:value="438.401184082031" calcext:value-type="float">
            <text:p>438.401184082031</text:p>
          </table:table-cell>
          <table:table-cell office:value-type="float" office:value="397.702453613281" calcext:value-type="float">
            <text:p>397.702453613281</text:p>
          </table:table-cell>
          <table:table-cell office:value-type="float" office:value="47.1055145263672" calcext:value-type="float">
            <text:p>47.1055145263672</text:p>
          </table:table-cell>
          <table:table-cell office:value-type="float" office:value="1707" calcext:value-type="float">
            <text:p>1707</text:p>
          </table:table-cell>
          <table:table-cell office:value-type="float" office:value="859" calcext:value-type="float">
            <text:p>859</text:p>
          </table:table-cell>
          <table:table-cell office:value-type="float" office:value="0.165957688000544" calcext:value-type="float">
            <text:p>0.165957688000544</text:p>
          </table:table-cell>
          <table:table-cell office:value-type="float" office:value="0.00145049795203084" calcext:value-type="float">
            <text:p>0.00145049795203084</text:p>
          </table:table-cell>
          <table:table-cell office:value-type="float" office:value="0.000131812445998622" calcext:value-type="float">
            <text:p>0.000131812445998622</text:p>
          </table:table-cell>
          <table:table-cell office:value-type="float" office:value="0.00000072427998037844" calcext:value-type="float">
            <text:p>7.2427998037844E-07</text:p>
          </table:table-cell>
          <table:table-cell office:value-type="float" office:value="-0.00000000000287198224" calcext:value-type="float">
            <text:p>-2.87198223981335E-12</text:p>
          </table:table-cell>
          <table:table-cell office:value-type="float" office:value="-0.00000001283586811524" calcext:value-type="float">
            <text:p>-1.28358681152412E-08</text:p>
          </table:table-cell>
          <table:table-cell office:value-type="float" office:value="-0.00000000000646784733" calcext:value-type="float">
            <text:p>-6.46784732566734E-12</text:p>
          </table:table-cell>
          <table:table-cell office:value-type="string" calcext:value-type="string">
            <text:p>[[1661, 656], [1660, 657], [1655, 657], [1654, 658], [1651, 658], [1650, 659], [1647, 659], [1645, 661], [1644, 661], [1641, 664], [1640, 664], [1638, 666], [1637, 666], [1635, 668], [1634, 668], [1632, 670], [1631, 670], [1629, 672], [1628, 672], [1625, 675], [1625, 676], [1618, 683], [1618, 684], [1607, 695], [1607, 696], [1605, 698], [1605, 699], [1604, 700], [1604, 701], [1602, 703], [1602, 704], [1590, 716], [1590, 717], [1586, 721], [1586, 722], [1581, 727], [1581, 728], [1579, 730], [1578, 730], [1568, 740], [1568, 741], [1566, 743], [1566, 744], [1563, 747], [1563, 748], [1558, 753], [1557, 753], [1553, 757], [1552, 757], [1549, 760], [1548, 760], [1546, 762], [1545, 762], [1544, 763], [1543, 763], [1541, 765], [1540, 765], [1538, 767], [1537, 767], [1532, 772], [1531, 772], [1529, 774], [1528, 774], [1526, 776], [1525, 776], [1524, 777], [1523, 777], [1522, 778], [1521, 778], [1520, 779], [1519, 779], [1518, 780], [1517, 780], [1512, 785], [1511, 785], [1508, 788], [1507, 788], [1505, 790], [1504, 790], [1503, 791], [1502, 791], [1500, 793], [1499, 793], [1492, 800], [1491, 800], [1488, 803], [1487, 803], [1480, 810], [1480, 811], [1479, 812], [1479, 814], [1478, 815], [1478, 817], [1477, 818], [1477, 819], [1476, 820], [1476, 821], [1475, 822], [1475, 832], [1476, 833], [1476, 838], [1477, 839], [1477, 841], [1478, 842], [1478, 844], [1479, 845], [1479, 846], [1480, 847], [1480, 849], [1481, 850], [1481, 851], [1482, 852], [1482, 854], [1483, 855], [1483, 856], [1484, 857], [1484, 858], [1485, 859], [1485, 860], [1486, 861], [1486, 862], [1487, 863], [1487, 864], [1488, 865], [1488, 866], [1489, 867], [1489, 870], [1490, 871], [1490, 873], [1491, 874], [1491, 877], [1492, 878], [1492, 880], [1493, 881], [1493, 884], [1494, 885], [1494, 888], [1495, 889], [1495, 892], [1496, 893], [1496, 899], [1497, 900], [1497, 906], [1498, 907], [1498, 914], [1499, 915], [1499, 921], [1500, 922], [1500, 924], [1501, 925], [1501, 928], [1502, 929], [1502, 932], [1503, 933], [1503, 937], [1504, 938], [1504, 945], [1505, 946], [1505, 962], [1506, 963], [1506, 964], [1508, 966], [1508, 967], [1509, 968], [1509, 970], [1510, 971], [1510, 972], [1511, 973], [1511, 975], [1512, 976], [1512, 977], [1513, 978], [1513, 980], [1514, 981], [1514, 982], [1515, 983], [1515, 985], [1516, 986], [1516, 988], [1517, 989], [1517, 990], [1518, 991], [1518, 992], [1519, 993], [1519, 994], [1520, 995], [1520, 996], [1522, 998], [1522, 999], [1524, 1001], [1524, 1002], [1528, 1006], [1528, 1007], [1534, 1013], [1534, 1014], [1541, 1021], [1543, 1021], [1544, 1022], [1545, 1022], [1546, 1023], [1548, 1023], [1549, 1024], [1551, 1024], [1552, 1025], [1555, 1025], [1556, 1026], [1577, 1026], [1578, 1027], [1588, 1027], [1589, 1028], [1598, 1028], [1599, 1027], [1609, 1027], [1610, 1026], [1614, 1026], [1615, 1027], [1655, 1027], [1656, 1028], [1675, 1028], [1676, 1029], [1688, 1029], [1689, 1030], [1696, 1030], [1697, 1031], [1709, 1031], [1710, 1032], [1744, 1032], [1745, 1031], [1753, 1031], [1754, 1030], [1759, 1030], [1760, 1029], [1763, 1029], [1764, 1028], [1767, 1028], [1768, 1027], [1771, 1027], [1772, 1026], [1774, 1026], [1775, 1025], [1778, 1025], [1779, 1024], [1781, 1024], [1782, 1023], [1783, 1023], [1784, 1022], [1786, 1022], [1787, 1021], [1789, 1021], [1790, 1020], [1791, 1020], [1792, 1019], [1794, 1019], [1795, 1018], [1796, 1018], [1797, 1017], [1798, 1017], [1799, 1016], [1801, 1016], [1802, 1015], [1803, 1015], [1804, 1014], [1805, 1014], [1806, 1013], [1808, 1013], [1809, 1012], [1811, 1012], [1812, 1011], [1814, 1011], [1815, 1010], [1817, 1010], [1818, 1009], [1821, 1009], [1822, 1008], [1824, 1008], [1825, 1007], [1827, 1007], [1828, 1006], [1830, 1006], [1831, 1005], [1833, 1005], [1834, 1004], [1835, 1004], [1836, 1003], [1837, 1003], [1841, 999], [1842, 999], [1844, 997], [1845, 997], [1847, 995], [1848, 995], [1849, 994], [1850, 994], [1851, 993], [1852, 993], [1853, 992], [1854, 992], [1855, 991], [1856, 991], [1857, 990], [1859, 990], [1861, 988], [1862, 988], [1865, 985], [1866, 985], [1869, 982], [1870, 982], [1872, 980], [1873, 980], [1874, 979], [1875, 979], [1877, 977], [1878, 977], [1881, 974], [1882, 974], [1884, 972], [1885, 972], [1887, 970], [1888, 970], [1890, 968], [1891, 968], [1892, 967], [1893, 967], [1900, 960], [1901, 960], [1906, 955], [1907, 955], [1911, 951], [1912, 951], [1915, 948], [1915, 946], [1916, 945], [1916, 944], [1917, 943], [1917, 941], [1918, 940], [1918, 938], [1919, 937], [1919, 935], [1920, 934], [1920, 932], [1921, 931], [1921, 930], [1922, 929], [1922, 927], [1923, 926], [1923, 924], [1924, 923], [1924, 922], [1925, 921], [1925, 920], [1926, 919], [1926, 918], [1927, 917], [1927, 916], [1928, 915], [1928, 914], [1930, 912], [1930, 911], [1933, 908], [1933, 907], [1934, 906], [1934, 905], [1935, 904], [1935, 903], [1936, 902], [1936, 901], [1937, 900], [1937, 899], [1938, 898], [1938, 897], [1939, 896], [1939, 895], [1940, 894], [1940, 892], [1941, 891], [1941, 890], [1942, 889], [1942, 888], [1943, 887], [1943, 885], [1944, 884], [1944, 882], [1945, 881], [1945, 880], [1946, 879], [1946, 878], [1947, 877], [1947, 876], [1948, 875], [1948, 873], [1949, 872], [1949, 869], [1950, 868], [1950, 858], [1951, 857], [1951, 851], [1950, 850], [1950, 842], [1949, 841], [1949, 837], [1948, 836], [1948, 835], [1947, 834], [1947, 833], [1946, 832], [1946, 831], [1945, 830], [1945, 829], [1944, 828], [1944, 827], [1943, 826], [1943, 825], [1942, 824], [1942, 822], [1941, 821], [1941, 819], [1940, 818], [1940, 816], [1939, 815], [1939, 813], [1938, 812], [1938, 811], [1937, 810], [1937, 809], [1936, 808], [1936, 807], [1934, 805], [1934, 804], [1931, 801], [1931, 800], [1925, 794], [1925, 793], [1917, 785], [1917, 784], [1916, 783], [1915, 783], [1910, 778], [1910, 777], [1907, 774], [1907, 773], [1905, 771], [1905, 770], [1902, 767], [1902, 766], [1899, 763], [1898, 763], [1895, 760], [1894, 760], [1893, 759], [1892, 759], [1891, 758], [1890, 758], [1883, 751], [1882, 751], [1879, 748], [1878, 748], [1877, 747], [1876, 747], [1875, 746], [1873, 746], [1872, 745], [1870, 745], [1869, 744], [1867, 744], [1866, 743], [1864, 743], [1863, 742], [1862, 742], [1861, 741], [1860, 741], [1858, 739], [1857, 739], [1855, 737], [1854, 737], [1853, 736], [1852, 736], [1851, 735], [1850, 735], [1849, 734], [1848, 734], [1847, 733], [1846, 733], [1845, 732], [1843, 732], [1842, 731], [1841, 731], [1840, 730], [1839, 730], [1838, 729], [1837, 729], [1832, 724], [1831, 724], [1827, 720], [1826, 720], [1823, 717], [1822, 717], [1819, 714], [1818, 714], [1817, 713], [1816, 713], [1815, 712], [1814, 712], [1813, 711], [1812, 711], [1811, 710], [1810, 710], [1809, 709], [1808, 709], [1807, 708], [1806, 708], [1805, 707], [1804, 707], [1803, 706], [1802, 706], [1801, 705], [1800, 705], [1799, 704], [1798, 704], [1796, 702], [1795, 702], [1793, 700], [1792, 700], [1791, 699], [1790, 699], [1789, 698], [1788, 698], [1787, 697], [1786, 697], [1785, 696], [1784, 696], [1783, 695], [1782, 695], [1781, 694], [1780, 694], [1779, 693], [1778, 693], [1776, 691], [1775, 691], [1773, 689], [1772, 689], [1771, 688], [1770, 688], [1769, 687], [1767, 687], [1766, 686], [1764, 686], [1763, 685], [1760, 685], [1759, 684], [1756, 684], [1755, 683], [1753, 683], [1752, 682], [1751, 682], [1750, 681], [1749, 681], [1748, 680], [1747, 680], [1746, 679], [1745, 679], [1744, 678], [1743, 678], [1742, 677], [1741, 677], [1740, 676], [1738, 676], [1737, 675], [1736, 675], [1734, 673], [1733, 673], [1732, 672], [1731, 672], [1730, 671], [1729, 671], [1728, 670], [1727, 670], [1726, 669], [1725, 669], [1724, 668], [1723, 668], [1722, 667], [1721, 667], [1720, 666], [1718, 666], [1717, 665], [1715, 665], [1714, 664], [1713, 664], [1712, 663], [1711, 663], [1710, 662], [1709, 662], [1708, 661], [1707, 661], [1706, 660], [1705, 660], [1704, 659], [1702, 659], [1701, 658], [1697, 658], [1696, 657], [1689, 657], [1688, 656]]</text:p>
          </table:table-cell>
          <table:table-cell office:value-type="string" calcext:value-type="string">
            <text:p>[[1407, 877], [1728, 578], [1998, 870], [1677, 1168]]</text:p>
          </table:table-cell>
          <table:table-cell office:value-type="float" office:value="0.99948514" calcext:value-type="float">
            <text:p>0.99948514</text:p>
          </table:table-cell>
          <table:table-cell office:value-type="string" calcext:value-type="string">
            <text:p>pixels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6835_KAH_1_box4_img3.tif</text:p>
          </table:table-cell>
          <table:table-cell office:value-type="string" calcext:value-type="string">
            <text:p>BMR</text:p>
          </table:table-cell>
          <table:table-cell office:value-type="string" calcext:value-type="string">
            <text:p>autozooid</text:p>
          </table:table-cell>
          <table:table-cell office:value-type="float" office:value="511.341430664062" calcext:value-type="float">
            <text:p>511.341430664062</text:p>
          </table:table-cell>
          <table:table-cell office:value-type="float" office:value="384.852233886719" calcext:value-type="float">
            <text:p>384.852233886719</text:p>
          </table:table-cell>
          <table:table-cell office:value-type="float" office:value="130222.5" calcext:value-type="float">
            <text:p>130222.5</text:p>
          </table:table-cell>
          <table:table-cell office:value-type="float" office:value="1414.15345156193" calcext:value-type="float">
            <text:p>1414.15345156193</text:p>
          </table:table-cell>
          <table:table-cell office:value-type="float" office:value="0.989528915163696" calcext:value-type="float">
            <text:p>0.989528915163696</text:p>
          </table:table-cell>
          <table:table-cell office:value-type="float" office:value="0.81828165892049" calcext:value-type="float">
            <text:p>0.81828165892049</text:p>
          </table:table-cell>
          <table:table-cell office:value-type="float" office:value="0.715354159836129" calcext:value-type="float">
            <text:p>0.715354159836129</text:p>
          </table:table-cell>
          <table:table-cell office:value-type="float" office:value="482.989410400391" calcext:value-type="float">
            <text:p>482.989410400391</text:p>
          </table:table-cell>
          <table:table-cell office:value-type="float" office:value="345.508483886719" calcext:value-type="float">
            <text:p>345.508483886719</text:p>
          </table:table-cell>
          <table:table-cell office:value-type="float" office:value="79.0949783325195" calcext:value-type="float">
            <text:p>79.0949783325195</text:p>
          </table:table-cell>
          <table:table-cell office:value-type="float" office:value="1604" calcext:value-type="float">
            <text:p>1604</text:p>
          </table:table-cell>
          <table:table-cell office:value-type="float" office:value="1201" calcext:value-type="float">
            <text:p>1201</text:p>
          </table:table-cell>
          <table:table-cell office:value-type="float" office:value="0.172814839862335" calcext:value-type="float">
            <text:p>0.172814839862335</text:p>
          </table:table-cell>
          <table:table-cell office:value-type="float" office:value="0.00419215603344984" calcext:value-type="float">
            <text:p>0.00419215603344984</text:p>
          </table:table-cell>
          <table:table-cell office:value-type="float" office:value="0.0000694554851848314" calcext:value-type="float">
            <text:p>6.94554851848314E-05</text:p>
          </table:table-cell>
          <table:table-cell office:value-type="float" office:value="0.00000198737840333438" calcext:value-type="float">
            <text:p>1.98737840333438E-06</text:p>
          </table:table-cell>
          <table:table-cell office:value-type="float" office:value="-0.00000000002075156574" calcext:value-type="float">
            <text:p>-2.07515657439096E-11</text:p>
          </table:table-cell>
          <table:table-cell office:value-type="float" office:value="-0.00000012357358757779" calcext:value-type="float">
            <text:p>-1.23573587577792E-07</text:p>
          </table:table-cell>
          <table:table-cell office:value-type="float" office:value="0.00000000001070340969" calcext:value-type="float">
            <text:p>1.07034096937322E-11</text:p>
          </table:table-cell>
          <table:table-cell office:value-type="string" calcext:value-type="string">
            <text:p>[[1599, 1024], [1598, 1025], [1586, 1025], [1585, 1026], [1579, 1026], [1578, 1027], [1573, 1027], [1572, 1028], [1568, 1028], [1567, 1029], [1564, 1029], [1563, 1030], [1561, 1030], [1560, 1031], [1557, 1031], [1556, 1032], [1554, 1032], [1553, 1033], [1549, 1033], [1548, 1034], [1545, 1034], [1544, 1035], [1542, 1035], [1541, 1036], [1539, 1036], [1538, 1037], [1535, 1037], [1534, 1038], [1532, 1038], [1531, 1039], [1530, 1039], [1529, 1040], [1527, 1040], [1524, 1043], [1523, 1043], [1520, 1046], [1519, 1046], [1517, 1048], [1516, 1048], [1515, 1049], [1514, 1049], [1513, 1050], [1512, 1050], [1511, 1051], [1510, 1051], [1509, 1052], [1508, 1052], [1507, 1053], [1506, 1053], [1503, 1056], [1502, 1056], [1502, 1057], [1499, 1060], [1498, 1060], [1495, 1063], [1494, 1063], [1493, 1064], [1492, 1064], [1491, 1065], [1490, 1065], [1489, 1066], [1488, 1066], [1487, 1067], [1486, 1067], [1483, 1070], [1482, 1070], [1482, 1071], [1479, 1074], [1478, 1074], [1475, 1077], [1474, 1077], [1473, 1078], [1472, 1078], [1464, 1086], [1464, 1087], [1459, 1092], [1458, 1092], [1456, 1094], [1455, 1094], [1453, 1096], [1452, 1096], [1450, 1098], [1450, 1099], [1448, 1101], [1448, 1102], [1446, 1104], [1446, 1105], [1442, 1109], [1442, 1110], [1437, 1115], [1436, 1115], [1431, 1120], [1431, 1121], [1429, 1123], [1429, 1124], [1428, 1125], [1428, 1126], [1427, 1127], [1427, 1128], [1420, 1135], [1419, 1135], [1417, 1137], [1416, 1137], [1413, 1140], [1413, 1141], [1411, 1143], [1411, 1144], [1409, 1146], [1409, 1147], [1393, 1163], [1393, 1164], [1391, 1166], [1391, 1167], [1390, 1168], [1390, 1169], [1388, 1171], [1388, 1172], [1386, 1174], [1386, 1175], [1379, 1182], [1379, 1183], [1378, 1184], [1378, 1186], [1377, 1187], [1377, 1189], [1376, 1190], [1376, 1192], [1375, 1193], [1375, 1198], [1374, 1199], [1374, 1214], [1373, 1215], [1373, 1226], [1374, 1227], [1374, 1232], [1375, 1233], [1375, 1245], [1376, 1246], [1376, 1252], [1377, 1253], [1377, 1256], [1378, 1257], [1378, 1259], [1379, 1260], [1379, 1263], [1380, 1264], [1380, 1267], [1381, 1268], [1381, 1270], [1382, 1271], [1382, 1274], [1383, 1275], [1383, 1277], [1384, 1278], [1384, 1280], [1385, 1281], [1385, 1283], [1386, 1284], [1386, 1287], [1387, 1288], [1387, 1291], [1388, 1292], [1388, 1296], [1389, 1297], [1389, 1301], [1390, 1302], [1390, 1306], [1391, 1307], [1391, 1311], [1392, 1312], [1392, 1315], [1393, 1316], [1393, 1320], [1394, 1321], [1394, 1325], [1395, 1326], [1395, 1329], [1396, 1330], [1396, 1349], [1397, 1350], [1397, 1361], [1398, 1362], [1398, 1363], [1399, 1364], [1399, 1365], [1400, 1366], [1400, 1367], [1403, 1370], [1403, 1371], [1406, 1374], [1407, 1374], [1408, 1375], [1409, 1375], [1410, 1376], [1411, 1376], [1412, 1377], [1414, 1377], [1415, 1378], [1417, 1378], [1418, 1379], [1423, 1379], [1424, 1378], [1454, 1378], [1455, 1377], [1477, 1377], [1478, 1376], [1490, 1376], [1491, 1375], [1495, 1375], [1496, 1376], [1512, 1376], [1513, 1375], [1519, 1375], [1520, 1374], [1524, 1374], [1525, 1373], [1533, 1373], [1534, 1372], [1547, 1372], [1548, 1371], [1598, 1371], [1599, 1372], [1602, 1372], [1603, 1371], [1609, 1371], [1610, 1370], [1619, 1370], [1620, 1369], [1624, 1369], [1625, 1368], [1628, 1368], [1629, 1367], [1633, 1367], [1634, 1366], [1637, 1366], [1638, 1365], [1641, 1365], [1642, 1364], [1644, 1364], [1645, 1363], [1648, 1363], [1649, 1362], [1651, 1362], [1652, 1361], [1655, 1361], [1656, 1360], [1657, 1360], [1659, 1358], [1660, 1358], [1661, 1357], [1662, 1357], [1664, 1355], [1665, 1355], [1666, 1354], [1667, 1354], [1668, 1353], [1670, 1353], [1671, 1352], [1672, 1352], [1673, 1351], [1675, 1351], [1677, 1349], [1678, 1349], [1685, 1342], [1686, 1342], [1688, 1340], [1689, 1340], [1691, 1338], [1693, 1338], [1694, 1337], [1695, 1337], [1696, 1336], [1697, 1336], [1699, 1334], [1700, 1334], [1703, 1331], [1704, 1331], [1706, 1329], [1707, 1329], [1708, 1328], [1709, 1328], [1710, 1327], [1711, 1327], [1712, 1326], [1713, 1326], [1714, 1325], [1716, 1325], [1717, 1324], [1718, 1324], [1720, 1322], [1721, 1322], [1722, 1321], [1723, 1321], [1725, 1319], [1726, 1319], [1728, 1317], [1729, 1317], [1730, 1316], [1731, 1316], [1732, 1315], [1733, 1315], [1734, 1314], [1735, 1314], [1736, 1313], [1738, 1313], [1739, 1312], [1740, 1312], [1741, 1311], [1743, 1311], [1744, 1310], [1745, 1310], [1746, 1309], [1748, 1309], [1749, 1308], [1750, 1308], [1753, 1305], [1754, 1305], [1758, 1301], [1759, 1301], [1761, 1299], [1762, 1299], [1763, 1298], [1765, 1298], [1766, 1297], [1767, 1297], [1768, 1296], [1769, 1296], [1771, 1294], [1772, 1294], [1778, 1288], [1779, 1288], [1782, 1285], [1783, 1285], [1784, 1284], [1785, 1284], [1792, 1277], [1792, 1276], [1794, 1274], [1794, 1273], [1799, 1268], [1800, 1268], [1808, 1260], [1808, 1259], [1811, 1256], [1811, 1255], [1815, 1251], [1815, 1250], [1827, 1238], [1827, 1237], [1829, 1235], [1829, 1234], [1837, 1226], [1838, 1226], [1840, 1224], [1841, 1224], [1843, 1222], [1843, 1221], [1844, 1220], [1844, 1218], [1845, 1217], [1845, 1216], [1846, 1215], [1846, 1214], [1847, 1213], [1847, 1212], [1848, 1211], [1848, 1210], [1849, 1209], [1849, 1207], [1850, 1206], [1850, 1205], [1851, 1204], [1851, 1202], [1852, 1201], [1852, 1200], [1853, 1199], [1853, 1198], [1854, 1197], [1854, 1180], [1853, 1179], [1853, 1178], [1852, 1177], [1852, 1175], [1851, 1174], [1851, 1172], [1850, 1171], [1850, 1168], [1849, 1167], [1849, 1164], [1848, 1163], [1848, 1160], [1847, 1159], [1847, 1155], [1846, 1154], [1846, 1152], [1845, 1151], [1845, 1149], [1844, 1148], [1844, 1147], [1843, 1146], [1843, 1144], [1842, 1143], [1842, 1142], [1841, 1141], [1841, 1140], [1840, 1139], [1840, 1138], [1839, 1137], [1839, 1136], [1838, 1135], [1838, 1134], [1837, 1133], [1837, 1132], [1836, 1131], [1836, 1130], [1835, 1129], [1835, 1128], [1834, 1127], [1834, 1126], [1833, 1125], [1833, 1123], [1832, 1122], [1832, 1120], [1831, 1119], [1831, 1117], [1830, 1116], [1830, 1114], [1829, 1113], [1829, 1111], [1828, 1110], [1828, 1108], [1827, 1107], [1827, 1106], [1826, 1105], [1826, 1103], [1825, 1102], [1825, 1101], [1824, 1100], [1824, 1098], [1823, 1097], [1823, 1096], [1822, 1095], [1822, 1094], [1821, 1093], [1821, 1092], [1819, 1090], [1819, 1089], [1813, 1083], [1813, 1082], [1804, 1073], [1803, 1073], [1798, 1068], [1797, 1068], [1794, 1065], [1793, 1065], [1792, 1064], [1791, 1064], [1790, 1063], [1789, 1063], [1788, 1062], [1787, 1062], [1786, 1061], [1785, 1061], [1784, 1060], [1783, 1060], [1776, 1053], [1775, 1053], [1772, 1050], [1771, 1050], [1770, 1049], [1769, 1049], [1768, 1048], [1767, 1048], [1766, 1047], [1765, 1047], [1761, 1043], [1760, 1043], [1758, 1041], [1757, 1041], [1756, 1040], [1755, 1040], [1754, 1039], [1753, 1039], [1752, 1038], [1750, 1038], [1749, 1037], [1746, 1037], [1745, 1036], [1741, 1036], [1740, 1035], [1735, 1035], [1734, 1034], [1729, 1034], [1728, 1033], [1710, 1033], [1709, 1032], [1702, 1032], [1701, 1031], [1695, 1031], [1694, 1030], [1686, 1030], [1685, 1029], [1678, 1029], [1677, 1028], [1666, 1028], [1665, 1027], [1654, 1027], [1653, 1026], [1645, 1026], [1644, 1025], [1605, 1025], [1604, 1024]]</text:p>
          </table:table-cell>
          <table:table-cell office:value-type="string" calcext:value-type="string">
            <text:p>[[1341, 1071], [1815, 980], [1880, 1319], [1406, 1410]]</text:p>
          </table:table-cell>
          <table:table-cell office:value-type="float" office:value="0.999485" calcext:value-type="float">
            <text:p>0.999485</text:p>
          </table:table-cell>
          <table:table-cell office:value-type="string" calcext:value-type="string">
            <text:p>pixels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6835_KAH_1_box4_img3.tif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orifice</text:p>
          </table:table-cell>
          <table:table-cell office:value-type="float" office:value="91.2942504882813" calcext:value-type="float">
            <text:p>91.2942504882813</text:p>
          </table:table-cell>
          <table:table-cell office:value-type="float" office:value="81.3214111328125" calcext:value-type="float">
            <text:p>81.3214111328125</text:p>
          </table:table-cell>
          <table:table-cell office:value-type="float" office:value="5230.5" calcext:value-type="float">
            <text:p>5230.5</text:p>
          </table:table-cell>
          <table:table-cell office:value-type="float" office:value="277.521859645844" calcext:value-type="float">
            <text:p>277.521859645844</text:p>
          </table:table-cell>
          <table:table-cell office:value-type="float" office:value="0.987259343148358" calcext:value-type="float">
            <text:p>0.987259343148358</text:p>
          </table:table-cell>
          <table:table-cell office:value-type="float" office:value="0.85341186474585" calcext:value-type="float">
            <text:p>0.85341186474585</text:p>
          </table:table-cell>
          <table:table-cell office:value-type="float" office:value="0.796363668362197" calcext:value-type="float">
            <text:p>0.796363668362197</text:p>
          </table:table-cell>
          <table:table-cell office:value-type="float" office:value="91.0366439819336" calcext:value-type="float">
            <text:p>91.0366439819336</text:p>
          </table:table-cell>
          <table:table-cell office:value-type="float" office:value="72.4982757568359" calcext:value-type="float">
            <text:p>72.4982757568359</text:p>
          </table:table-cell>
          <table:table-cell office:value-type="float" office:value="24.4439544677734" calcext:value-type="float">
            <text:p>24.4439544677734</text:p>
          </table:table-cell>
          <table:table-cell office:value-type="float" office:value="799" calcext:value-type="float">
            <text:p>799</text:p>
          </table:table-cell>
          <table:table-cell office:value-type="float" office:value="736" calcext:value-type="float">
            <text:p>736</text:p>
          </table:table-cell>
          <table:table-cell office:value-type="float" office:value="0.165150427786108" calcext:value-type="float">
            <text:p>0.165150427786108</text:p>
          </table:table-cell>
          <table:table-cell office:value-type="float" office:value="0.00131980684150918" calcext:value-type="float">
            <text:p>0.00131980684150918</text:p>
          </table:table-cell>
          <table:table-cell office:value-type="float" office:value="0.00018080945351039" calcext:value-type="float">
            <text:p>0.00018080945351039</text:p>
          </table:table-cell>
          <table:table-cell office:value-type="float" office:value="0.00000229116950533603" calcext:value-type="float">
            <text:p>2.29116950533603E-06</text:p>
          </table:table-cell>
          <table:table-cell office:value-type="float" office:value="-0.00000000004466916158" calcext:value-type="float">
            <text:p>-4.466916158255E-11</text:p>
          </table:table-cell>
          <table:table-cell office:value-type="float" office:value="-0.00000007546766237934" calcext:value-type="float">
            <text:p>-7.54676623793389E-08</text:p>
          </table:table-cell>
          <table:table-cell office:value-type="float" office:value="0.00000000001339153299" calcext:value-type="float">
            <text:p>1.33915329886484E-11</text:p>
          </table:table-cell>
          <table:table-cell office:value-type="string" calcext:value-type="string">
            <text:p>[[792, 699], [791, 700], [787, 700], [786, 701], [783, 701], [782, 702], [780, 702], [779, 703], [777, 703], [776, 704], [774, 704], [773, 705], [772, 705], [771, 706], [770, 706], [769, 707], [768, 707], [767, 708], [766, 708], [764, 710], [764, 711], [762, 713], [761, 713], [759, 715], [759, 716], [757, 718], [757, 719], [756, 720], [756, 721], [755, 722], [755, 724], [754, 725], [754, 728], [753, 729], [753, 736], [754, 737], [754, 741], [755, 742], [755, 743], [756, 744], [756, 745], [757, 746], [757, 747], [760, 750], [760, 751], [761, 752], [762, 752], [767, 757], [768, 757], [769, 758], [770, 758], [772, 760], [773, 760], [774, 761], [775, 761], [776, 762], [777, 762], [778, 763], [779, 763], [780, 764], [781, 764], [782, 765], [783, 765], [784, 766], [786, 766], [787, 767], [789, 767], [790, 768], [791, 768], [792, 769], [793, 769], [794, 770], [795, 770], [796, 771], [797, 771], [798, 772], [799, 772], [800, 773], [801, 773], [802, 774], [803, 774], [804, 775], [805, 775], [806, 776], [808, 776], [809, 777], [824, 777], [825, 776], [826, 776], [833, 769], [833, 768], [835, 766], [835, 764], [836, 763], [836, 762], [837, 761], [837, 760], [838, 759], [838, 758], [839, 757], [839, 753], [840, 752], [840, 747], [841, 746], [841, 737], [840, 736], [840, 729], [839, 728], [839, 725], [838, 724], [838, 723], [837, 722], [837, 720], [836, 719], [836, 718], [835, 717], [835, 716], [825, 706], [824, 706], [823, 705], [822, 705], [821, 704], [820, 704], [819, 703], [818, 703], [816, 701], [815, 701], [814, 700], [810, 700], [809, 699]]</text:p>
          </table:table-cell>
          <table:table-cell office:value-type="string" calcext:value-type="string">
            <text:p>[[743, 747], [773, 681], [856, 719], [826, 785]]</text:p>
          </table:table-cell>
          <table:table-cell office:value-type="float" office:value="0.9992312" calcext:value-type="float">
            <text:p>0.9992312</text:p>
          </table:table-cell>
          <table:table-cell office:value-type="string" calcext:value-type="string">
            <text:p>pixels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6835_KAH_1_box4_img3.tif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orifice</text:p>
          </table:table-cell>
          <table:table-cell office:value-type="float" office:value="88.8561706542969" calcext:value-type="float">
            <text:p>88.8561706542969</text:p>
          </table:table-cell>
          <table:table-cell office:value-type="float" office:value="83.0190048217773" calcext:value-type="float">
            <text:p>83.0190048217773</text:p>
          </table:table-cell>
          <table:table-cell office:value-type="float" office:value="5754" calcext:value-type="float">
            <text:p>5754</text:p>
          </table:table-cell>
          <table:table-cell office:value-type="float" office:value="285.480229377747" calcext:value-type="float">
            <text:p>285.480229377747</text:p>
          </table:table-cell>
          <table:table-cell office:value-type="float" office:value="0.990020646937371" calcext:value-type="float">
            <text:p>0.990020646937371</text:p>
          </table:table-cell>
          <table:table-cell office:value-type="float" office:value="0.887212490852291" calcext:value-type="float">
            <text:p>0.887212490852291</text:p>
          </table:table-cell>
          <table:table-cell office:value-type="float" office:value="0.918604651162791" calcext:value-type="float">
            <text:p>0.918604651162791</text:p>
          </table:table-cell>
          <table:table-cell office:value-type="float" office:value="86" calcext:value-type="float">
            <text:p>86</text:p>
          </table:table-cell>
          <table:table-cell office:value-type="float" office:value="79" calcext:value-type="float">
            <text:p>79</text:p>
          </table:table-cell>
          <table:table-cell office:value-type="float" office:value="90" calcext:value-type="float">
            <text:p>90</text:p>
          </table:table-cell>
          <table:table-cell office:value-type="float" office:value="542" calcext:value-type="float">
            <text:p>542</text:p>
          </table:table-cell>
          <table:table-cell office:value-type="float" office:value="119" calcext:value-type="float">
            <text:p>119</text:p>
          </table:table-cell>
          <table:table-cell office:value-type="float" office:value="0.16144824040249" calcext:value-type="float">
            <text:p>0.16144824040249</text:p>
          </table:table-cell>
          <table:table-cell office:value-type="float" office:value="0.000223143511696091" calcext:value-type="float">
            <text:p>0.000223143511696091</text:p>
          </table:table-cell>
          <table:table-cell office:value-type="float" office:value="0.0000994539035979405" calcext:value-type="float">
            <text:p>9.94539035979405E-05</text:p>
          </table:table-cell>
          <table:table-cell office:value-type="float" office:value="0.00000082179250986846" calcext:value-type="float">
            <text:p>8.21792509868463E-07</text:p>
          </table:table-cell>
          <table:table-cell office:value-type="float" office:value="-0.00000000000346114524" calcext:value-type="float">
            <text:p>-3.4611452354481E-12</text:p>
          </table:table-cell>
          <table:table-cell office:value-type="float" office:value="-0.00000000895593901255" calcext:value-type="float">
            <text:p>-8.95593901255033E-09</text:p>
          </table:table-cell>
          <table:table-cell office:value-type="float" office:value="-0.00000000000657393115" calcext:value-type="float">
            <text:p>-6.57393114829378E-12</text:p>
          </table:table-cell>
          <table:table-cell office:value-type="string" calcext:value-type="string">
            <text:p>[[537, 78], [536, 79], [531, 79], [530, 80], [528, 80], [527, 81], [526, 81], [525, 82], [523, 82], [522, 83], [521, 83], [520, 84], [519, 84], [518, 85], [517, 85], [514, 88], [513, 88], [510, 91], [510, 92], [508, 94], [508, 95], [505, 98], [505, 99], [503, 101], [503, 104], [501, 106], [501, 107], [500, 108], [500, 111], [499, 112], [499, 115], [498, 116], [498, 130], [499, 131], [499, 135], [500, 136], [500, 138], [501, 139], [501, 140], [503, 142], [503, 144], [510, 151], [511, 151], [512, 152], [514, 152], [515, 153], [517, 153], [518, 154], [521, 154], [522, 155], [526, 155], [527, 156], [540, 156], [541, 157], [568, 157], [569, 156], [573, 156], [574, 155], [575, 155], [576, 154], [577, 154], [581, 150], [581, 149], [582, 148], [582, 146], [583, 145], [583, 141], [584, 140], [584, 108], [583, 107], [583, 105], [582, 104], [582, 102], [581, 101], [581, 100], [578, 97], [578, 96], [569, 87], [569, 86], [568, 85], [567, 85], [565, 83], [564, 83], [563, 82], [562, 82], [560, 80], [559, 80], [558, 79], [554, 79], [553, 78]]</text:p>
          </table:table-cell>
          <table:table-cell office:value-type="string" calcext:value-type="string">
            <text:p>[[498, 78], [584, 78], [584, 157], [498, 157]]</text:p>
          </table:table-cell>
          <table:table-cell office:value-type="float" office:value="0.99918765" calcext:value-type="float">
            <text:p>0.99918765</text:p>
          </table:table-cell>
          <table:table-cell office:value-type="string" calcext:value-type="string">
            <text:p>pixels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6835_KAH_1_box4_img3.tif</text:p>
          </table:table-cell>
          <table:table-cell office:value-type="string" calcext:value-type="string">
            <text:p>UUP</text:p>
          </table:table-cell>
          <table:table-cell office:value-type="string" calcext:value-type="string">
            <text:p>orifice</text:p>
          </table:table-cell>
          <table:table-cell office:value-type="float" office:value="104.920532226563" calcext:value-type="float">
            <text:p>104.920532226563</text:p>
          </table:table-cell>
          <table:table-cell office:value-type="float" office:value="82.1116027832031" calcext:value-type="float">
            <text:p>82.1116027832031</text:p>
          </table:table-cell>
          <table:table-cell office:value-type="float" office:value="6705" calcext:value-type="float">
            <text:p>6705</text:p>
          </table:table-cell>
          <table:table-cell office:value-type="float" office:value="315.480229616165" calcext:value-type="float">
            <text:p>315.480229616165</text:p>
          </table:table-cell>
          <table:table-cell office:value-type="float" office:value="0.987699786403476" calcext:value-type="float">
            <text:p>0.987699786403476</text:p>
          </table:table-cell>
          <table:table-cell office:value-type="float" office:value="0.846572876097805" calcext:value-type="float">
            <text:p>0.846572876097805</text:p>
          </table:table-cell>
          <table:table-cell office:value-type="float" office:value="0.764705882352941" calcext:value-type="float">
            <text:p>0.764705882352941</text:p>
          </table:table-cell>
          <table:table-cell office:value-type="float" office:value="102" calcext:value-type="float">
            <text:p>102</text:p>
          </table:table-cell>
          <table:table-cell office:value-type="float" office:value="78" calcext:value-type="float">
            <text:p>78</text:p>
          </table:table-cell>
          <table:table-cell office:value-type="float" office:value="90" calcext:value-type="float">
            <text:p>90</text:p>
          </table:table-cell>
          <table:table-cell office:value-type="float" office:value="829" calcext:value-type="float">
            <text:p>829</text:p>
          </table:table-cell>
          <table:table-cell office:value-type="float" office:value="349" calcext:value-type="float">
            <text:p>349</text:p>
          </table:table-cell>
          <table:table-cell office:value-type="float" office:value="0.16801081580391" calcext:value-type="float">
            <text:p>0.16801081580391</text:p>
          </table:table-cell>
          <table:table-cell office:value-type="float" office:value="0.00216339398561052" calcext:value-type="float">
            <text:p>0.00216339398561052</text:p>
          </table:table-cell>
          <table:table-cell office:value-type="float" office:value="0.000152360288668091" calcext:value-type="float">
            <text:p>0.000152360288668091</text:p>
          </table:table-cell>
          <table:table-cell office:value-type="float" office:value="0.00000375892082488075" calcext:value-type="float">
            <text:p>3.75892082488075E-06</text:p>
          </table:table-cell>
          <table:table-cell office:value-type="float" office:value="-0.00000000008041100033" calcext:value-type="float">
            <text:p>-8.04110003251114E-11</text:p>
          </table:table-cell>
          <table:table-cell office:value-type="float" office:value="-0.00000014455959685505" calcext:value-type="float">
            <text:p>-1.44559596855047E-07</text:p>
          </table:table-cell>
          <table:table-cell office:value-type="float" office:value="-0.00000000004032582947" calcext:value-type="float">
            <text:p>-4.03258294657124E-11</text:p>
          </table:table-cell>
          <table:table-cell office:value-type="string" calcext:value-type="string">
            <text:p>[[828, 308], [827, 309], [821, 309], [820, 310], [815, 310], [814, 311], [811, 311], [810, 312], [809, 312], [808, 313], [806, 313], [805, 314], [803, 314], [802, 315], [800, 315], [799, 316], [797, 316], [796, 317], [795, 317], [792, 320], [791, 320], [788, 323], [787, 323], [786, 324], [786, 325], [785, 326], [785, 327], [784, 328], [784, 330], [783, 331], [783, 333], [782, 334], [782, 335], [781, 336], [781, 343], [780, 344], [780, 371], [781, 372], [781, 375], [782, 376], [782, 378], [783, 379], [783, 380], [784, 381], [785, 381], [787, 383], [788, 383], [789, 384], [790, 384], [791, 385], [800, 385], [801, 386], [839, 386], [840, 385], [853, 385], [854, 384], [858, 384], [859, 383], [861, 383], [862, 382], [865, 382], [866, 381], [869, 381], [870, 380], [871, 380], [872, 379], [873, 379], [874, 378], [875, 378], [876, 377], [877, 377], [878, 376], [878, 375], [880, 373], [880, 372], [881, 371], [881, 365], [882, 364], [882, 355], [881, 354], [881, 344], [880, 343], [880, 341], [878, 339], [878, 337], [875, 334], [875, 333], [873, 331], [873, 330], [872, 329], [871, 329], [858, 316], [857, 316], [856, 315], [855, 315], [854, 314], [853, 314], [851, 312], [849, 312], [848, 311], [845, 311], [844, 310], [839, 310], [838, 309], [831, 309], [830, 308]]</text:p>
          </table:table-cell>
          <table:table-cell office:value-type="string" calcext:value-type="string">
            <text:p>[[780, 308], [882, 308], [882, 386], [780, 386]]</text:p>
          </table:table-cell>
          <table:table-cell office:value-type="float" office:value="0.9987226" calcext:value-type="float">
            <text:p>0.9987226</text:p>
          </table:table-cell>
          <table:table-cell office:value-type="string" calcext:value-type="string">
            <text:p>pixels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6835_KAH_1_box4_img3.tif</text:p>
          </table:table-cell>
          <table:table-cell office:value-type="string" calcext:value-type="string">
            <text:p>TMR</text:p>
          </table:table-cell>
          <table:table-cell office:value-type="string" calcext:value-type="string">
            <text:p>orifice</text:p>
          </table:table-cell>
          <table:table-cell office:value-type="float" office:value="95.3541259765625" calcext:value-type="float">
            <text:p>95.3541259765625</text:p>
          </table:table-cell>
          <table:table-cell office:value-type="float" office:value="93.0700378417969" calcext:value-type="float">
            <text:p>93.0700378417969</text:p>
          </table:table-cell>
          <table:table-cell office:value-type="float" office:value="6087" calcext:value-type="float">
            <text:p>6087</text:p>
          </table:table-cell>
          <table:table-cell office:value-type="float" office:value="296.048770785332" calcext:value-type="float">
            <text:p>296.048770785332</text:p>
          </table:table-cell>
          <table:table-cell office:value-type="float" office:value="0.986787711761368" calcext:value-type="float">
            <text:p>0.986787711761368</text:p>
          </table:table-cell>
          <table:table-cell office:value-type="float" office:value="0.87274353698174" calcext:value-type="float">
            <text:p>0.87274353698174</text:p>
          </table:table-cell>
          <table:table-cell office:value-type="float" office:value="0.762509318550902" calcext:value-type="float">
            <text:p>0.762509318550902</text:p>
          </table:table-cell>
          <table:table-cell office:value-type="float" office:value="99.5270919799805" calcext:value-type="float">
            <text:p>99.5270919799805</text:p>
          </table:table-cell>
          <table:table-cell office:value-type="float" office:value="75.8903350830078" calcext:value-type="float">
            <text:p>75.8903350830078</text:p>
          </table:table-cell>
          <table:table-cell office:value-type="float" office:value="48.0127868652344" calcext:value-type="float">
            <text:p>48.0127868652344</text:p>
          </table:table-cell>
          <table:table-cell office:value-type="float" office:value="1586" calcext:value-type="float">
            <text:p>1586</text:p>
          </table:table-cell>
          <table:table-cell office:value-type="float" office:value="479" calcext:value-type="float">
            <text:p>479</text:p>
          </table:table-cell>
          <table:table-cell office:value-type="float" office:value="0.165672666678234" calcext:value-type="float">
            <text:p>0.165672666678234</text:p>
          </table:table-cell>
          <table:table-cell office:value-type="float" office:value="0.00174882387501111" calcext:value-type="float">
            <text:p>0.00174882387501111</text:p>
          </table:table-cell>
          <table:table-cell office:value-type="float" office:value="0.0000872329897783579" calcext:value-type="float">
            <text:p>8.72329897783579E-05</text:p>
          </table:table-cell>
          <table:table-cell office:value-type="float" office:value="0.00000166931753117385" calcext:value-type="float">
            <text:p>1.66931753117385E-06</text:p>
          </table:table-cell>
          <table:table-cell office:value-type="float" office:value="-0.00000000001896198886" calcext:value-type="float">
            <text:p>-1.89619888576E-11</text:p>
          </table:table-cell>
          <table:table-cell office:value-type="float" office:value="-0.00000006598013575268" calcext:value-type="float">
            <text:p>-6.59801357526799E-08</text:p>
          </table:table-cell>
          <table:table-cell office:value-type="float" office:value="0.00000000000679922811" calcext:value-type="float">
            <text:p>6.79922811446839E-12</text:p>
          </table:table-cell>
          <table:table-cell office:value-type="string" calcext:value-type="string">
            <text:p>[[1574, 436], [1573, 437], [1566, 437], [1565, 438], [1563, 438], [1562, 439], [1560, 439], [1558, 441], [1557, 441], [1556, 442], [1555, 442], [1553, 444], [1552, 444], [1547, 449], [1547, 450], [1544, 453], [1544, 454], [1543, 455], [1543, 456], [1542, 457], [1542, 458], [1541, 459], [1541, 460], [1540, 461], [1540, 464], [1539, 465], [1539, 476], [1540, 477], [1540, 480], [1542, 482], [1542, 483], [1543, 484], [1543, 485], [1559, 501], [1559, 502], [1565, 508], [1565, 509], [1570, 514], [1570, 515], [1577, 522], [1578, 522], [1580, 524], [1581, 524], [1582, 525], [1583, 525], [1584, 526], [1589, 526], [1590, 527], [1602, 527], [1603, 526], [1607, 526], [1608, 525], [1609, 525], [1610, 524], [1611, 524], [1612, 523], [1613, 523], [1620, 516], [1620, 515], [1624, 511], [1624, 510], [1625, 509], [1625, 507], [1626, 506], [1626, 505], [1627, 504], [1627, 502], [1628, 501], [1628, 498], [1629, 497], [1629, 493], [1630, 492], [1630, 481], [1629, 480], [1629, 475], [1628, 474], [1628, 472], [1627, 471], [1627, 469], [1626, 468], [1626, 467], [1625, 466], [1625, 465], [1624, 464], [1624, 463], [1622, 461], [1622, 460], [1619, 457], [1619, 456], [1611, 448], [1610, 448], [1608, 446], [1607, 446], [1604, 443], [1603, 443], [1602, 442], [1601, 442], [1600, 441], [1599, 441], [1598, 440], [1595, 440], [1594, 439], [1592, 439], [1591, 438], [1586, 438], [1585, 437], [1576, 437], [1575, 436]]</text:p>
          </table:table-cell>
          <table:table-cell office:value-type="string" calcext:value-type="string">
            <text:p>[[1526, 466], [1583, 416], [1649, 490], [1593, 540]]</text:p>
          </table:table-cell>
          <table:table-cell office:value-type="float" office:value="0.99872166" calcext:value-type="float">
            <text:p>0.99872166</text:p>
          </table:table-cell>
          <table:table-cell office:value-type="string" calcext:value-type="string">
            <text:p>pixels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6835_KAH_1_box4_img3.tif</text:p>
          </table:table-cell>
          <table:table-cell office:value-type="string" calcext:value-type="string">
            <text:p>TLA</text:p>
          </table:table-cell>
          <table:table-cell office:value-type="string" calcext:value-type="string">
            <text:p>orifice</text:p>
          </table:table-cell>
          <table:table-cell office:value-type="float" office:value="88.750244140625" calcext:value-type="float">
            <text:p>88.750244140625</text:p>
          </table:table-cell>
          <table:table-cell office:value-type="float" office:value="93.0780639648438" calcext:value-type="float">
            <text:p>93.0780639648438</text:p>
          </table:table-cell>
          <table:table-cell office:value-type="float" office:value="5801.5" calcext:value-type="float">
            <text:p>5801.5</text:p>
          </table:table-cell>
          <table:table-cell office:value-type="float" office:value="288.149276733398" calcext:value-type="float">
            <text:p>288.149276733398</text:p>
          </table:table-cell>
          <table:table-cell office:value-type="float" office:value="0.989341746248295" calcext:value-type="float">
            <text:p>0.989341746248295</text:p>
          </table:table-cell>
          <table:table-cell office:value-type="float" office:value="0.878041600989875" calcext:value-type="float">
            <text:p>0.878041600989875</text:p>
          </table:table-cell>
          <table:table-cell office:value-type="float" office:value="0.827067783235582" calcext:value-type="float">
            <text:p>0.827067783235582</text:p>
          </table:table-cell>
          <table:table-cell office:value-type="float" office:value="94.0451889038086" calcext:value-type="float">
            <text:p>94.0451889038086</text:p>
          </table:table-cell>
          <table:table-cell office:value-type="float" office:value="77.7817459106445" calcext:value-type="float">
            <text:p>77.7817459106445</text:p>
          </table:table-cell>
          <table:table-cell office:value-type="float" office:value="45" calcext:value-type="float">
            <text:p>45</text:p>
          </table:table-cell>
          <table:table-cell office:value-type="float" office:value="1423" calcext:value-type="float">
            <text:p>1423</text:p>
          </table:table-cell>
          <table:table-cell office:value-type="float" office:value="891" calcext:value-type="float">
            <text:p>891</text:p>
          </table:table-cell>
          <table:table-cell office:value-type="float" office:value="0.163385074968786" calcext:value-type="float">
            <text:p>0.163385074968786</text:p>
          </table:table-cell>
          <table:table-cell office:value-type="float" office:value="0.0010148142091317" calcext:value-type="float">
            <text:p>0.0010148142091317</text:p>
          </table:table-cell>
          <table:table-cell office:value-type="float" office:value="0.000102540139131316" calcext:value-type="float">
            <text:p>0.000102540139131316</text:p>
          </table:table-cell>
          <table:table-cell office:value-type="float" office:value="0.00000109596986675764" calcext:value-type="float">
            <text:p>1.09596986675764E-06</text:p>
          </table:table-cell>
          <table:table-cell office:value-type="float" office:value="-0.00000000001160915967" calcext:value-type="float">
            <text:p>-1.16091596693612E-11</text:p>
          </table:table-cell>
          <table:table-cell office:value-type="float" office:value="-0.00000003485849575085" calcext:value-type="float">
            <text:p>-3.48584957508451E-08</text:p>
          </table:table-cell>
          <table:table-cell office:value-type="float" office:value="0.0000000000004623064" calcext:value-type="float">
            <text:p>4.62306397577226E-13</text:p>
          </table:table-cell>
          <table:table-cell office:value-type="string" calcext:value-type="string">
            <text:p>[[1411, 849], [1410, 850], [1406, 850], [1405, 851], [1402, 851], [1401, 852], [1400, 852], [1399, 853], [1397, 853], [1395, 855], [1394, 855], [1393, 856], [1392, 856], [1385, 863], [1385, 864], [1383, 866], [1383, 867], [1381, 869], [1381, 870], [1380, 871], [1380, 874], [1379, 875], [1379, 885], [1380, 886], [1380, 889], [1381, 890], [1381, 891], [1382, 892], [1382, 893], [1383, 894], [1383, 895], [1385, 897], [1385, 898], [1386, 899], [1386, 900], [1387, 901], [1387, 902], [1390, 905], [1390, 907], [1392, 909], [1392, 910], [1396, 914], [1396, 915], [1403, 922], [1403, 923], [1412, 932], [1413, 932], [1416, 935], [1417, 935], [1418, 936], [1419, 936], [1420, 937], [1421, 937], [1422, 938], [1427, 938], [1428, 939], [1432, 939], [1433, 938], [1439, 938], [1440, 937], [1441, 937], [1442, 936], [1443, 936], [1445, 934], [1446, 934], [1448, 932], [1449, 932], [1452, 929], [1452, 928], [1457, 923], [1457, 922], [1459, 920], [1459, 919], [1460, 918], [1460, 917], [1461, 916], [1461, 914], [1462, 913], [1462, 912], [1463, 911], [1463, 910], [1464, 909], [1464, 906], [1465, 905], [1465, 884], [1464, 883], [1464, 880], [1463, 879], [1463, 878], [1462, 877], [1462, 876], [1461, 875], [1461, 874], [1460, 873], [1460, 872], [1459, 871], [1459, 870], [1454, 865], [1454, 864], [1450, 860], [1449, 860], [1446, 857], [1445, 857], [1443, 855], [1442, 855], [1441, 854], [1440, 854], [1439, 853], [1437, 853], [1436, 852], [1434, 852], [1433, 851], [1431, 851], [1430, 850], [1426, 850], [1425, 849]]</text:p>
          </table:table-cell>
          <table:table-cell office:value-type="string" calcext:value-type="string">
            <text:p>[[1364, 884], [1419, 829], [1485, 895], [1430, 950]]</text:p>
          </table:table-cell>
          <table:table-cell office:value-type="float" office:value="0.9983923" calcext:value-type="float">
            <text:p>0.9983923</text:p>
          </table:table-cell>
          <table:table-cell office:value-type="string" calcext:value-type="string">
            <text:p>pixels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6835_KAH_1_box4_img3.tif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orifice</text:p>
          </table:table-cell>
          <table:table-cell office:value-type="float" office:value="84.9093627929688" calcext:value-type="float">
            <text:p>84.9093627929688</text:p>
          </table:table-cell>
          <table:table-cell office:value-type="float" office:value="79.7086181640625" calcext:value-type="float">
            <text:p>79.7086181640625</text:p>
          </table:table-cell>
          <table:table-cell office:value-type="float" office:value="4823.5" calcext:value-type="float">
            <text:p>4823.5</text:p>
          </table:table-cell>
          <table:table-cell office:value-type="float" office:value="261.521859049797" calcext:value-type="float">
            <text:p>261.521859049797</text:p>
          </table:table-cell>
          <table:table-cell office:value-type="float" office:value="0.989537388450097" calcext:value-type="float">
            <text:p>0.989537388450097</text:p>
          </table:table-cell>
          <table:table-cell office:value-type="float" office:value="0.886249814479176" calcext:value-type="float">
            <text:p>0.886249814479176</text:p>
          </table:table-cell>
          <table:table-cell office:value-type="float" office:value="0.905982894159989" calcext:value-type="float">
            <text:p>0.905982894159989</text:p>
          </table:table-cell>
          <table:table-cell office:value-type="float" office:value="82.7314910888672" calcext:value-type="float">
            <text:p>82.7314910888672</text:p>
          </table:table-cell>
          <table:table-cell office:value-type="float" office:value="74.9533157348633" calcext:value-type="float">
            <text:p>74.9533157348633</text:p>
          </table:table-cell>
          <table:table-cell office:value-type="float" office:value="45" calcext:value-type="float">
            <text:p>45</text:p>
          </table:table-cell>
          <table:table-cell office:value-type="float" office:value="1027" calcext:value-type="float">
            <text:p>1027</text:p>
          </table:table-cell>
          <table:table-cell office:value-type="float" office:value="989" calcext:value-type="float">
            <text:p>989</text:p>
          </table:table-cell>
          <table:table-cell office:value-type="float" office:value="0.161595713958085" calcext:value-type="float">
            <text:p>0.161595713958085</text:p>
          </table:table-cell>
          <table:table-cell office:value-type="float" office:value="0.000275400071951654" calcext:value-type="float">
            <text:p>0.000275400071951654</text:p>
          </table:table-cell>
          <table:table-cell office:value-type="float" office:value="0.00013229107734989" calcext:value-type="float">
            <text:p>0.00013229107734989</text:p>
          </table:table-cell>
          <table:table-cell office:value-type="float" office:value="0.00000058040958325896" calcext:value-type="float">
            <text:p>5.80409583258958E-07</text:p>
          </table:table-cell>
          <table:table-cell office:value-type="float" office:value="0.00000000000346248932" calcext:value-type="float">
            <text:p>3.46248932121915E-12</text:p>
          </table:table-cell>
          <table:table-cell office:value-type="float" office:value="0.00000000691233189856" calcext:value-type="float">
            <text:p>6.91233189856382E-09</text:p>
          </table:table-cell>
          <table:table-cell office:value-type="float" office:value="0.00000000000372524707" calcext:value-type="float">
            <text:p>3.72524706757546E-12</text:p>
          </table:table-cell>
          <table:table-cell office:value-type="string" calcext:value-type="string">
            <text:p>[[1016, 954], [1015, 955], [1011, 955], [1010, 956], [1007, 956], [1006, 957], [1005, 957], [1004, 958], [1003, 958], [1002, 959], [1001, 959], [999, 961], [998, 961], [997, 962], [996, 962], [993, 965], [993, 966], [988, 971], [988, 972], [987, 973], [987, 974], [986, 975], [986, 976], [985, 977], [985, 988], [986, 989], [986, 990], [987, 991], [987, 993], [988, 994], [988, 995], [992, 999], [992, 1000], [995, 1003], [995, 1004], [996, 1005], [996, 1006], [1000, 1010], [1000, 1011], [1015, 1026], [1016, 1026], [1019, 1029], [1020, 1029], [1021, 1030], [1022, 1030], [1023, 1031], [1031, 1031], [1032, 1030], [1034, 1030], [1035, 1029], [1037, 1029], [1038, 1028], [1039, 1028], [1040, 1027], [1042, 1027], [1043, 1026], [1045, 1026], [1046, 1025], [1047, 1025], [1049, 1023], [1050, 1023], [1051, 1022], [1052, 1022], [1054, 1020], [1055, 1020], [1060, 1015], [1060, 1014], [1061, 1013], [1061, 1012], [1062, 1011], [1062, 1010], [1064, 1008], [1064, 1006], [1065, 1005], [1065, 1003], [1066, 1002], [1066, 976], [1065, 975], [1065, 973], [1064, 972], [1064, 970], [1062, 968], [1062, 967], [1056, 961], [1055, 961], [1053, 959], [1052, 959], [1051, 958], [1050, 958], [1048, 956], [1044, 956], [1043, 955], [1035, 955], [1034, 954]]</text:p>
          </table:table-cell>
          <table:table-cell office:value-type="string" calcext:value-type="string">
            <text:p>[[973, 984], [1026, 931], [1085, 990], [1032, 1043]]</text:p>
          </table:table-cell>
          <table:table-cell office:value-type="float" office:value="0.9983498" calcext:value-type="float">
            <text:p>0.9983498</text:p>
          </table:table-cell>
          <table:table-cell office:value-type="string" calcext:value-type="string">
            <text:p>pixels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6835_KAH_1_box4_img3.tif</text:p>
          </table:table-cell>
          <table:table-cell office:value-type="string" calcext:value-type="string">
            <text:p>UL</text:p>
          </table:table-cell>
          <table:table-cell office:value-type="string" calcext:value-type="string">
            <text:p>orifice</text:p>
          </table:table-cell>
          <table:table-cell office:value-type="float" office:value="91.8286437988281" calcext:value-type="float">
            <text:p>91.8286437988281</text:p>
          </table:table-cell>
          <table:table-cell office:value-type="float" office:value="72.981689453125" calcext:value-type="float">
            <text:p>72.981689453125</text:p>
          </table:table-cell>
          <table:table-cell office:value-type="float" office:value="4876.5" calcext:value-type="float">
            <text:p>4876.5</text:p>
          </table:table-cell>
          <table:table-cell office:value-type="float" office:value="267.237587690353" calcext:value-type="float">
            <text:p>267.237587690353</text:p>
          </table:table-cell>
          <table:table-cell office:value-type="float" office:value="0.9886467308667" calcext:value-type="float">
            <text:p>0.9886467308667</text:p>
          </table:table-cell>
          <table:table-cell office:value-type="float" office:value="0.85807057027014" calcext:value-type="float">
            <text:p>0.85807057027014</text:p>
          </table:table-cell>
          <table:table-cell office:value-type="float" office:value="0.781609157099083" calcext:value-type="float">
            <text:p>0.781609157099083</text:p>
          </table:table-cell>
          <table:table-cell office:value-type="float" office:value="86.9999847412109" calcext:value-type="float">
            <text:p>86.9999847412109</text:p>
          </table:table-cell>
          <table:table-cell office:value-type="float" office:value="67.9999847412109" calcext:value-type="float">
            <text:p>67.9999847412109</text:p>
          </table:table-cell>
          <table:table-cell office:value-type="float" office:value="-0" calcext:value-type="float">
            <text:p>0</text:p>
          </table:table-cell>
          <table:table-cell office:value-type="float" office:value="458" calcext:value-type="float">
            <text:p>458</text:p>
          </table:table-cell>
          <table:table-cell office:value-type="float" office:value="521" calcext:value-type="float">
            <text:p>521</text:p>
          </table:table-cell>
          <table:table-cell office:value-type="float" office:value="0.165625491671949" calcext:value-type="float">
            <text:p>0.165625491671949</text:p>
          </table:table-cell>
          <table:table-cell office:value-type="float" office:value="0.00136922112305039" calcext:value-type="float">
            <text:p>0.00136922112305039</text:p>
          </table:table-cell>
          <table:table-cell office:value-type="float" office:value="0.000184721124443848" calcext:value-type="float">
            <text:p>0.000184721124443848</text:p>
          </table:table-cell>
          <table:table-cell office:value-type="float" office:value="0.00000331902560789048" calcext:value-type="float">
            <text:p>3.31902560789048E-06</text:p>
          </table:table-cell>
          <table:table-cell office:value-type="float" office:value="-0.00000000007313725646" calcext:value-type="float">
            <text:p>-7.31372564580723E-11</text:p>
          </table:table-cell>
          <table:table-cell office:value-type="float" office:value="-0.00000011127871492514" calcext:value-type="float">
            <text:p>-1.11278714925144E-07</text:p>
          </table:table-cell>
          <table:table-cell office:value-type="float" office:value="-0.00000000003747992099" calcext:value-type="float">
            <text:p>-3.74799209938341E-11</text:p>
          </table:table-cell>
          <table:table-cell office:value-type="string" calcext:value-type="string">
            <text:p>[[451, 485], [450, 486], [448, 486], [447, 487], [445, 487], [444, 488], [442, 488], [441, 489], [440, 489], [439, 490], [438, 490], [436, 492], [435, 492], [434, 493], [433, 493], [430, 496], [429, 496], [427, 498], [426, 498], [424, 500], [424, 501], [422, 503], [422, 504], [420, 506], [420, 508], [419, 509], [419, 510], [418, 511], [418, 514], [417, 515], [417, 521], [416, 522], [417, 523], [417, 539], [418, 540], [418, 543], [419, 544], [419, 545], [423, 549], [425, 549], [426, 550], [427, 550], [428, 551], [431, 551], [432, 552], [437, 552], [438, 553], [479, 553], [480, 552], [484, 552], [485, 551], [487, 551], [488, 550], [490, 550], [491, 549], [492, 549], [493, 548], [494, 548], [495, 547], [496, 547], [502, 541], [502, 540], [503, 539], [503, 527], [502, 526], [502, 524], [501, 523], [501, 520], [500, 519], [500, 517], [499, 516], [499, 514], [498, 513], [498, 512], [497, 511], [497, 510], [496, 509], [496, 508], [495, 507], [495, 506], [494, 505], [494, 504], [492, 502], [492, 501], [490, 499], [490, 498], [487, 495], [486, 495], [483, 492], [482, 492], [480, 490], [479, 490], [478, 489], [477, 489], [476, 488], [475, 488], [474, 487], [471, 487], [470, 486], [468, 486], [467, 485]]</text:p>
          </table:table-cell>
          <table:table-cell office:value-type="string" calcext:value-type="string">
            <text:p>[[416, 553], [416, 485], [503, 485], [503, 553]]</text:p>
          </table:table-cell>
          <table:table-cell office:value-type="float" office:value="0.9979513" calcext:value-type="float">
            <text:p>0.9979513</text:p>
          </table:table-cell>
          <table:table-cell office:value-type="string" calcext:value-type="string">
            <text:p>pixels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6835_KAH_1_box4_img3.tif</text:p>
          </table:table-cell>
          <table:table-cell office:value-type="string" calcext:value-type="string">
            <text:p>TL</text:p>
          </table:table-cell>
          <table:table-cell office:value-type="string" calcext:value-type="string">
            <text:p>orifice</text:p>
          </table:table-cell>
          <table:table-cell office:value-type="float" office:value="75.3136291503906" calcext:value-type="float">
            <text:p>75.3136291503906</text:p>
          </table:table-cell>
          <table:table-cell office:value-type="float" office:value="75.9516754150391" calcext:value-type="float">
            <text:p>75.9516754150391</text:p>
          </table:table-cell>
          <table:table-cell office:value-type="float" office:value="4298.5" calcext:value-type="float">
            <text:p>4298.5</text:p>
          </table:table-cell>
          <table:table-cell office:value-type="float" office:value="255.095452904701" calcext:value-type="float">
            <text:p>255.095452904701</text:p>
          </table:table-cell>
          <table:table-cell office:value-type="float" office:value="0.97174183338985" calcext:value-type="float">
            <text:p>0.97174183338985</text:p>
          </table:table-cell>
          <table:table-cell office:value-type="float" office:value="0.830082695616491" calcext:value-type="float">
            <text:p>0.830082695616491</text:p>
          </table:table-cell>
          <table:table-cell office:value-type="float" office:value="0.986301369863014" calcext:value-type="float">
            <text:p>0.986301369863014</text:p>
          </table:table-cell>
          <table:table-cell office:value-type="float" office:value="73" calcext:value-type="float">
            <text:p>73</text:p>
          </table:table-cell>
          <table:table-cell office:value-type="float" office:value="72" calcext:value-type="float">
            <text:p>72</text:p>
          </table:table-cell>
          <table:table-cell office:value-type="float" office:value="90" calcext:value-type="float">
            <text:p>90</text:p>
          </table:table-cell>
          <table:table-cell office:value-type="float" office:value="185" calcext:value-type="float">
            <text:p>185</text:p>
          </table:table-cell>
          <table:table-cell office:value-type="float" office:value="217" calcext:value-type="float">
            <text:p>217</text:p>
          </table:table-cell>
          <table:table-cell office:value-type="float" office:value="0.163590554447369" calcext:value-type="float">
            <text:p>0.163590554447369</text:p>
          </table:table-cell>
          <table:table-cell office:value-type="float" office:value="0.00026620459132887" calcext:value-type="float">
            <text:p>0.00026620459132887</text:p>
          </table:table-cell>
          <table:table-cell office:value-type="float" office:value="0.000117883156638773" calcext:value-type="float">
            <text:p>0.000117883156638773</text:p>
          </table:table-cell>
          <table:table-cell office:value-type="float" office:value="0.00000212764998482584" calcext:value-type="float">
            <text:p>2.12764998482584E-06</text:p>
          </table:table-cell>
          <table:table-cell office:value-type="float" office:value="-0.00000000002188620845" calcext:value-type="float">
            <text:p>-2.18862084465426E-11</text:p>
          </table:table-cell>
          <table:table-cell office:value-type="float" office:value="-0.00000001648588857575" calcext:value-type="float">
            <text:p>-1.64858885757454E-08</text:p>
          </table:table-cell>
          <table:table-cell office:value-type="float" office:value="0.00000000002562035954" calcext:value-type="float">
            <text:p>2.56203595398427E-11</text:p>
          </table:table-cell>
          <table:table-cell office:value-type="string" calcext:value-type="string">
            <text:p>[[171, 183], [169, 185], [168, 185], [167, 186], [166, 186], [165, 187], [164, 187], [162, 189], [161, 189], [160, 190], [159, 190], [157, 192], [157, 193], [155, 195], [155, 196], [154, 197], [154, 198], [153, 199], [153, 200], [152, 201], [152, 206], [151, 207], [151, 208], [152, 209], [152, 211], [151, 212], [151, 235], [152, 236], [152, 239], [153, 240], [153, 242], [154, 243], [154, 244], [155, 245], [155, 246], [156, 247], [156, 248], [158, 250], [158, 251], [159, 252], [160, 252], [161, 253], [162, 253], [163, 254], [164, 254], [165, 255], [166, 255], [167, 256], [174, 256], [175, 255], [178, 255], [179, 254], [180, 254], [181, 253], [182, 253], [183, 252], [185, 252], [187, 250], [188, 250], [189, 249], [190, 249], [192, 247], [193, 247], [194, 246], [195, 246], [196, 245], [197, 245], [198, 244], [201, 244], [202, 243], [208, 243], [209, 242], [216, 242], [217, 241], [220, 241], [222, 239], [222, 238], [223, 237], [223, 224], [222, 223], [222, 214], [221, 213], [221, 208], [220, 207], [220, 205], [219, 204], [219, 201], [218, 200], [218, 199], [217, 198], [217, 197], [216, 196], [216, 195], [215, 194], [215, 193], [214, 192], [214, 191], [213, 190], [213, 189], [209, 185], [208, 185], [207, 184], [206, 184], [205, 183]]</text:p>
          </table:table-cell>
          <table:table-cell office:value-type="string" calcext:value-type="string">
            <text:p>[[151, 183], [223, 183], [223, 256], [151, 256]]</text:p>
          </table:table-cell>
          <table:table-cell office:value-type="float" office:value="0.99565625" calcext:value-type="float">
            <text:p>0.99565625</text:p>
          </table:table-cell>
          <table:table-cell office:value-type="string" calcext:value-type="string">
            <text:p>pixels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6835_KAH_1_box4_img3.tif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orifice</text:p>
          </table:table-cell>
          <table:table-cell office:value-type="float" office:value="96.2012329101563" calcext:value-type="float">
            <text:p>96.2012329101563</text:p>
          </table:table-cell>
          <table:table-cell office:value-type="float" office:value="90.0503540039063" calcext:value-type="float">
            <text:p>90.0503540039063</text:p>
          </table:table-cell>
          <table:table-cell office:value-type="float" office:value="5979.5" calcext:value-type="float">
            <text:p>5979.5</text:p>
          </table:table-cell>
          <table:table-cell office:value-type="float" office:value="297.178713679314" calcext:value-type="float">
            <text:p>297.178713679314</text:p>
          </table:table-cell>
          <table:table-cell office:value-type="float" office:value="0.98720488690771" calcext:value-type="float">
            <text:p>0.98720488690771</text:p>
          </table:table-cell>
          <table:table-cell office:value-type="float" office:value="0.850823226512237" calcext:value-type="float">
            <text:p>0.850823226512237</text:p>
          </table:table-cell>
          <table:table-cell office:value-type="float" office:value="0.795197787001241" calcext:value-type="float">
            <text:p>0.795197787001241</text:p>
          </table:table-cell>
          <table:table-cell office:value-type="float" office:value="96.5255126953125" calcext:value-type="float">
            <text:p>96.5255126953125</text:p>
          </table:table-cell>
          <table:table-cell office:value-type="float" office:value="76.7568740844727" calcext:value-type="float">
            <text:p>76.7568740844727</text:p>
          </table:table-cell>
          <table:table-cell office:value-type="float" office:value="25.8663578033447" calcext:value-type="float">
            <text:p>25.8663578033447</text:p>
          </table:table-cell>
          <table:table-cell office:value-type="float" office:value="425" calcext:value-type="float">
            <text:p>425</text:p>
          </table:table-cell>
          <table:table-cell office:value-type="float" office:value="860" calcext:value-type="float">
            <text:p>860</text:p>
          </table:table-cell>
          <table:table-cell office:value-type="float" office:value="0.165147459415556" calcext:value-type="float">
            <text:p>0.165147459415556</text:p>
          </table:table-cell>
          <table:table-cell office:value-type="float" office:value="0.00133610339485979" calcext:value-type="float">
            <text:p>0.00133610339485979</text:p>
          </table:table-cell>
          <table:table-cell office:value-type="float" office:value="0.000138750950879262" calcext:value-type="float">
            <text:p>0.000138750950879262</text:p>
          </table:table-cell>
          <table:table-cell office:value-type="float" office:value="0.00000275475076276553" calcext:value-type="float">
            <text:p>2.75475076276553E-06</text:p>
          </table:table-cell>
          <table:table-cell office:value-type="float" office:value="-0.00000000003577225651" calcext:value-type="float">
            <text:p>-3.57722565094039E-11</text:p>
          </table:table-cell>
          <table:table-cell office:value-type="float" office:value="-0.00000007295122173049" calcext:value-type="float">
            <text:p>-7.29512217304863E-08</text:p>
          </table:table-cell>
          <table:table-cell office:value-type="float" office:value="-0.00000000004026055986" calcext:value-type="float">
            <text:p>-4.02605598596675E-11</text:p>
          </table:table-cell>
          <table:table-cell office:value-type="string" calcext:value-type="string">
            <text:p>[[418, 818], [417, 819], [408, 819], [407, 820], [405, 820], [404, 821], [403, 821], [402, 822], [401, 822], [400, 823], [399, 823], [398, 824], [397, 824], [395, 826], [394, 826], [391, 829], [390, 829], [389, 830], [389, 831], [387, 833], [387, 834], [385, 836], [385, 837], [383, 839], [383, 840], [381, 842], [381, 844], [380, 845], [380, 848], [379, 849], [379, 852], [378, 853], [378, 869], [379, 870], [379, 872], [381, 874], [381, 875], [384, 878], [385, 878], [386, 879], [387, 879], [388, 880], [389, 880], [391, 882], [392, 882], [393, 883], [394, 883], [396, 885], [397, 885], [398, 886], [400, 886], [401, 887], [402, 887], [403, 888], [404, 888], [405, 889], [406, 889], [407, 890], [408, 890], [409, 891], [410, 891], [411, 892], [413, 892], [414, 893], [415, 893], [416, 894], [417, 894], [418, 895], [419, 895], [420, 896], [421, 896], [422, 897], [423, 897], [424, 898], [425, 898], [427, 900], [428, 900], [429, 901], [430, 901], [431, 902], [433, 902], [434, 903], [436, 903], [437, 904], [452, 904], [453, 903], [454, 903], [456, 901], [457, 901], [462, 896], [462, 895], [463, 894], [463, 893], [464, 892], [464, 891], [465, 890], [465, 888], [466, 887], [466, 885], [467, 884], [467, 882], [468, 881], [468, 879], [469, 878], [469, 858], [468, 857], [468, 852], [467, 851], [467, 848], [466, 847], [466, 846], [465, 845], [465, 844], [464, 843], [464, 842], [462, 840], [462, 839], [461, 839], [459, 837], [459, 836], [450, 827], [449, 827], [447, 825], [446, 825], [444, 823], [442, 823], [441, 822], [439, 822], [438, 821], [436, 821], [435, 820], [433, 820], [432, 819], [423, 819], [422, 818]]</text:p>
          </table:table-cell>
          <table:table-cell office:value-type="string" calcext:value-type="string">
            <text:p>[[366, 870], [400, 801], [487, 843], [453, 913]]</text:p>
          </table:table-cell>
          <table:table-cell office:value-type="float" office:value="0.9943052" calcext:value-type="float">
            <text:p>0.9943052</text:p>
          </table:table-cell>
          <table:table-cell office:value-type="string" calcext:value-type="string">
            <text:p>pixels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6835_KAH_1_box4_img3.tif</text:p>
          </table:table-cell>
          <table:table-cell office:value-type="string" calcext:value-type="string">
            <text:p>BMR</text:p>
          </table:table-cell>
          <table:table-cell office:value-type="string" calcext:value-type="string">
            <text:p>orifice</text:p>
          </table:table-cell>
          <table:table-cell office:value-type="float" office:value="69.1173095703125" calcext:value-type="float">
            <text:p>69.1173095703125</text:p>
          </table:table-cell>
          <table:table-cell office:value-type="float" office:value="101.014038085938" calcext:value-type="float">
            <text:p>101.014038085938</text:p>
          </table:table-cell>
          <table:table-cell office:value-type="float" office:value="5000" calcext:value-type="float">
            <text:p>5000</text:p>
          </table:table-cell>
          <table:table-cell office:value-type="float" office:value="275.480229020119" calcext:value-type="float">
            <text:p>275.480229020119</text:p>
          </table:table-cell>
          <table:table-cell office:value-type="float" office:value="0.984542679925175" calcext:value-type="float">
            <text:p>0.984542679925175</text:p>
          </table:table-cell>
          <table:table-cell office:value-type="float" office:value="0.827940252790939" calcext:value-type="float">
            <text:p>0.827940252790939</text:p>
          </table:table-cell>
          <table:table-cell office:value-type="float" office:value="0.728260869565217" calcext:value-type="float">
            <text:p>0.728260869565217</text:p>
          </table:table-cell>
          <table:table-cell office:value-type="float" office:value="92" calcext:value-type="float">
            <text:p>92</text:p>
          </table:table-cell>
          <table:table-cell office:value-type="float" office:value="67" calcext:value-type="float">
            <text:p>67</text:p>
          </table:table-cell>
          <table:table-cell office:value-type="float" office:value="90" calcext:value-type="float">
            <text:p>90</text:p>
          </table:table-cell>
          <table:table-cell office:value-type="float" office:value="1759" calcext:value-type="float">
            <text:p>1759</text:p>
          </table:table-cell>
          <table:table-cell office:value-type="float" office:value="1189" calcext:value-type="float">
            <text:p>1189</text:p>
          </table:table-cell>
          <table:table-cell office:value-type="float" office:value="0.167524870628357" calcext:value-type="float">
            <text:p>0.167524870628357</text:p>
          </table:table-cell>
          <table:table-cell office:value-type="float" office:value="0.00220737894128853" calcext:value-type="float">
            <text:p>0.00220737894128853</text:p>
          </table:table-cell>
          <table:table-cell office:value-type="float" office:value="0.00010175236858272" calcext:value-type="float">
            <text:p>0.00010175236858272</text:p>
          </table:table-cell>
          <table:table-cell office:value-type="float" office:value="0.00000296696912676473" calcext:value-type="float">
            <text:p>2.96696912676473E-06</text:p>
          </table:table-cell>
          <table:table-cell office:value-type="float" office:value="0.0000000000158258259" calcext:value-type="float">
            <text:p>1.58258259030397E-11</text:p>
          </table:table-cell>
          <table:table-cell office:value-type="float" office:value="0.0000000149484376686" calcext:value-type="float">
            <text:p>1.49484376685987E-08</text:p>
          </table:table-cell>
          <table:table-cell office:value-type="float" office:value="-0.00000000004906227147" calcext:value-type="float">
            <text:p>-4.90622714745159E-11</text:p>
          </table:table-cell>
          <table:table-cell office:value-type="string" calcext:value-type="string">
            <text:p>[[1753, 1145], [1752, 1146], [1749, 1146], [1748, 1147], [1746, 1147], [1745, 1148], [1742, 1148], [1738, 1152], [1737, 1152], [1736, 1153], [1736, 1154], [1733, 1157], [1733, 1158], [1732, 1159], [1732, 1160], [1731, 1161], [1731, 1163], [1730, 1164], [1730, 1167], [1729, 1168], [1729, 1171], [1728, 1172], [1728, 1180], [1727, 1181], [1727, 1185], [1728, 1186], [1727, 1187], [1727, 1191], [1728, 1192], [1728, 1204], [1729, 1205], [1729, 1209], [1730, 1210], [1730, 1214], [1731, 1215], [1731, 1219], [1732, 1220], [1732, 1221], [1733, 1222], [1733, 1224], [1734, 1225], [1734, 1226], [1735, 1227], [1735, 1228], [1736, 1229], [1736, 1230], [1737, 1231], [1737, 1232], [1740, 1235], [1741, 1235], [1742, 1236], [1743, 1236], [1744, 1237], [1751, 1237], [1752, 1236], [1754, 1236], [1755, 1235], [1757, 1235], [1758, 1234], [1759, 1234], [1760, 1233], [1761, 1233], [1762, 1232], [1763, 1232], [1764, 1231], [1765, 1231], [1766, 1230], [1767, 1230], [1768, 1229], [1769, 1229], [1770, 1228], [1772, 1228], [1773, 1227], [1774, 1227], [1776, 1225], [1777, 1225], [1779, 1223], [1780, 1223], [1781, 1222], [1782, 1222], [1784, 1220], [1786, 1220], [1786, 1218], [1787, 1217], [1787, 1216], [1789, 1214], [1791, 1214], [1791, 1212], [1792, 1211], [1792, 1208], [1793, 1207], [1793, 1202], [1794, 1201], [1794, 1173], [1793, 1172], [1793, 1167], [1792, 1166], [1792, 1164], [1791, 1163], [1791, 1162], [1790, 1161], [1790, 1160], [1783, 1153], [1782, 1153], [1780, 1151], [1779, 1151], [1778, 1150], [1776, 1150], [1775, 1149], [1773, 1149], [1772, 1148], [1770, 1148], [1769, 1147], [1766, 1147], [1765, 1146], [1762, 1146], [1761, 1145]]</text:p>
          </table:table-cell>
          <table:table-cell office:value-type="string" calcext:value-type="string">
            <text:p>[[1727, 1145], [1794, 1145], [1794, 1237], [1727, 1237]]</text:p>
          </table:table-cell>
          <table:table-cell office:value-type="float" office:value="0.99373066" calcext:value-type="float">
            <text:p>0.99373066</text:p>
          </table:table-cell>
          <table:table-cell office:value-type="string" calcext:value-type="string">
            <text:p>pixels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6835_KAH_1_box4_img3.tif</text:p>
          </table:table-cell>
          <table:table-cell office:value-type="string" calcext:value-type="string">
            <text:p>MMR</text:p>
          </table:table-cell>
          <table:table-cell office:value-type="string" calcext:value-type="string">
            <text:p>orifice</text:p>
          </table:table-cell>
          <table:table-cell office:value-type="float" office:value="65.10107421875" calcext:value-type="float">
            <text:p>65.10107421875</text:p>
          </table:table-cell>
          <table:table-cell office:value-type="float" office:value="101.303466796875" calcext:value-type="float">
            <text:p>101.303466796875</text:p>
          </table:table-cell>
          <table:table-cell office:value-type="float" office:value="4433" calcext:value-type="float">
            <text:p>4433</text:p>
          </table:table-cell>
          <table:table-cell office:value-type="float" office:value="260.793937087059" calcext:value-type="float">
            <text:p>260.793937087059</text:p>
          </table:table-cell>
          <table:table-cell office:value-type="float" office:value="0.987305122494432" calcext:value-type="float">
            <text:p>0.987305122494432</text:p>
          </table:table-cell>
          <table:table-cell office:value-type="float" office:value="0.819054147526077" calcext:value-type="float">
            <text:p>0.819054147526077</text:p>
          </table:table-cell>
          <table:table-cell office:value-type="float" office:value="0.616368276259891" calcext:value-type="float">
            <text:p>0.616368276259891</text:p>
          </table:table-cell>
          <table:table-cell office:value-type="float" office:value="94.831428527832" calcext:value-type="float">
            <text:p>94.831428527832</text:p>
          </table:table-cell>
          <table:table-cell office:value-type="float" office:value="58.4510841369629" calcext:value-type="float">
            <text:p>58.4510841369629</text:p>
          </table:table-cell>
          <table:table-cell office:value-type="float" office:value="14.036244392395" calcext:value-type="float">
            <text:p>14.036244392395</text:p>
          </table:table-cell>
          <table:table-cell office:value-type="float" office:value="1864" calcext:value-type="float">
            <text:p>1864</text:p>
          </table:table-cell>
          <table:table-cell office:value-type="float" office:value="928" calcext:value-type="float">
            <text:p>928</text:p>
          </table:table-cell>
          <table:table-cell office:value-type="float" office:value="0.178976171322454" calcext:value-type="float">
            <text:p>0.178976171322454</text:p>
          </table:table-cell>
          <table:table-cell office:value-type="float" office:value="0.006597998603741" calcext:value-type="float">
            <text:p>0.006597998603741</text:p>
          </table:table-cell>
          <table:table-cell office:value-type="float" office:value="0.0000107184052408674" calcext:value-type="float">
            <text:p>1.07184052408674E-05</text:p>
          </table:table-cell>
          <table:table-cell office:value-type="float" office:value="0.00000060463242530312" calcext:value-type="float">
            <text:p>6.04632425303121E-07</text:p>
          </table:table-cell>
          <table:table-cell office:value-type="float" office:value="0.0000000000009412169" calcext:value-type="float">
            <text:p>9.41216902308847E-13</text:p>
          </table:table-cell>
          <table:table-cell office:value-type="float" office:value="0.00000002701270380612" calcext:value-type="float">
            <text:p>2.70127038061211E-08</text:p>
          </table:table-cell>
          <table:table-cell office:value-type="float" office:value="0.00000000000121791861" calcext:value-type="float">
            <text:p>1.21791861272004E-12</text:p>
          </table:table-cell>
          <table:table-cell office:value-type="string" calcext:value-type="string">
            <text:p>[[1865, 882], [1864, 883], [1863, 883], [1862, 884], [1860, 884], [1859, 885], [1858, 885], [1857, 886], [1856, 886], [1850, 892], [1850, 893], [1848, 895], [1848, 896], [1847, 897], [1847, 898], [1845, 900], [1845, 901], [1844, 902], [1844, 903], [1843, 904], [1843, 905], [1842, 906], [1842, 908], [1841, 909], [1841, 910], [1840, 911], [1840, 912], [1839, 913], [1839, 915], [1838, 916], [1838, 919], [1837, 920], [1837, 922], [1836, 923], [1836, 926], [1835, 927], [1835, 930], [1834, 931], [1834, 938], [1833, 939], [1833, 955], [1834, 956], [1834, 958], [1835, 959], [1835, 960], [1836, 961], [1836, 962], [1837, 963], [1837, 964], [1840, 967], [1841, 967], [1843, 969], [1844, 969], [1846, 971], [1848, 971], [1849, 972], [1851, 972], [1852, 973], [1853, 973], [1854, 974], [1856, 974], [1857, 975], [1865, 975], [1866, 974], [1869, 974], [1871, 972], [1872, 972], [1881, 963], [1881, 962], [1882, 961], [1882, 959], [1885, 956], [1885, 955], [1886, 954], [1886, 953], [1887, 952], [1887, 951], [1888, 950], [1888, 949], [1889, 948], [1889, 947], [1890, 946], [1890, 945], [1891, 944], [1891, 941], [1892, 940], [1892, 937], [1893, 936], [1893, 932], [1894, 931], [1894, 926], [1895, 925], [1895, 912], [1894, 911], [1894, 904], [1893, 903], [1893, 901], [1892, 900], [1892, 899], [1891, 898], [1891, 896], [1889, 894], [1889, 893], [1888, 892], [1888, 891], [1882, 885], [1881, 885], [1880, 884], [1879, 884], [1878, 883], [1877, 883], [1876, 882]]</text:p>
          </table:table-cell>
          <table:table-cell office:value-type="string" calcext:value-type="string">
            <text:p>[[1825, 967], [1848, 875], [1904, 889], [1881, 981]]</text:p>
          </table:table-cell>
          <table:table-cell office:value-type="float" office:value="0.88974476" calcext:value-type="float">
            <text:p>0.88974476</text:p>
          </table:table-cell>
          <table:table-cell office:value-type="string" calcext:value-type="string">
            <text:p>pixels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6835_KAH_1_box4_img3.tif</text:p>
          </table:table-cell>
          <table:table-cell office:value-type="string" calcext:value-type="string">
            <text:p>UL</text:p>
          </table:table-cell>
          <table:table-cell office:value-type="string" calcext:value-type="string">
            <text:p>avicularium</text:p>
          </table:table-cell>
          <table:table-cell office:value-type="float" office:value="58.1727905273438" calcext:value-type="float">
            <text:p>58.1727905273438</text:p>
          </table:table-cell>
          <table:table-cell office:value-type="float" office:value="64.8684692382813" calcext:value-type="float">
            <text:p>64.8684692382813</text:p>
          </table:table-cell>
          <table:table-cell office:value-type="float" office:value="2511" calcext:value-type="float">
            <text:p>2511</text:p>
          </table:table-cell>
          <table:table-cell office:value-type="float" office:value="192.509665846825" calcext:value-type="float">
            <text:p>192.509665846825</text:p>
          </table:table-cell>
          <table:table-cell office:value-type="float" office:value="0.980284989264103" calcext:value-type="float">
            <text:p>0.980284989264103</text:p>
          </table:table-cell>
          <table:table-cell office:value-type="float" office:value="0.851434995300736" calcext:value-type="float">
            <text:p>0.851434995300736</text:p>
          </table:table-cell>
          <table:table-cell office:value-type="float" office:value="0.739495777437123" calcext:value-type="float">
            <text:p>0.739495777437123</text:p>
          </table:table-cell>
          <table:table-cell office:value-type="float" office:value="66.0093154907227" calcext:value-type="float">
            <text:p>66.0093154907227</text:p>
          </table:table-cell>
          <table:table-cell office:value-type="float" office:value="48.8136100769043" calcext:value-type="float">
            <text:p>48.8136100769043</text:p>
          </table:table-cell>
          <table:table-cell office:value-type="float" office:value="33.6900672912598" calcext:value-type="float">
            <text:p>33.6900672912598</text:p>
          </table:table-cell>
          <table:table-cell office:value-type="float" office:value="598" calcext:value-type="float">
            <text:p>598</text:p>
          </table:table-cell>
          <table:table-cell office:value-type="float" office:value="587" calcext:value-type="float">
            <text:p>587</text:p>
          </table:table-cell>
          <table:table-cell office:value-type="float" office:value="0.166734897066587" calcext:value-type="float">
            <text:p>0.166734897066587</text:p>
          </table:table-cell>
          <table:table-cell office:value-type="float" office:value="0.00240254826601859" calcext:value-type="float">
            <text:p>0.00240254826601859</text:p>
          </table:table-cell>
          <table:table-cell office:value-type="float" office:value="0.00000272198321914324" calcext:value-type="float">
            <text:p>2.72198321914324E-06</text:p>
          </table:table-cell>
          <table:table-cell office:value-type="float" office:value="0.00000006950205346129" calcext:value-type="float">
            <text:p>6.95020534612882E-08</text:p>
          </table:table-cell>
          <table:table-cell office:value-type="float" office:value="0.00000000000001929109" calcext:value-type="float">
            <text:p>1.92910943660399E-14</text:p>
          </table:table-cell>
          <table:table-cell office:value-type="float" office:value="0.00000000188701359544" calcext:value-type="float">
            <text:p>1.88701359544005E-09</text:p>
          </table:table-cell>
          <table:table-cell office:value-type="float" office:value="-0.00000000000002327468" calcext:value-type="float">
            <text:p>-2.32746838386989E-14</text:p>
          </table:table-cell>
          <table:table-cell office:value-type="string" calcext:value-type="string">
            <text:p>[[597, 557], [596, 558], [594, 558], [592, 560], [591, 560], [590, 561], [589, 561], [588, 562], [587, 562], [586, 563], [586, 564], [582, 568], [582, 569], [580, 571], [580, 572], [578, 574], [578, 575], [576, 577], [576, 578], [575, 579], [575, 580], [574, 581], [574, 584], [573, 585], [573, 587], [572, 588], [572, 593], [571, 594], [571, 600], [572, 601], [572, 603], [573, 604], [573, 606], [576, 609], [576, 610], [577, 610], [578, 611], [578, 612], [579, 612], [583, 616], [584, 616], [585, 617], [587, 617], [588, 618], [600, 618], [602, 616], [603, 616], [604, 615], [605, 615], [606, 614], [607, 614], [609, 612], [609, 611], [611, 609], [612, 609], [612, 608], [618, 602], [618, 600], [621, 597], [621, 596], [622, 595], [622, 594], [623, 593], [623, 590], [624, 589], [624, 579], [625, 578], [625, 576], [624, 575], [624, 568], [623, 567], [623, 566], [620, 563], [620, 562], [618, 560], [617, 560], [615, 558], [613, 558], [612, 557]]</text:p>
          </table:table-cell>
          <table:table-cell office:value-type="string" calcext:value-type="string">
            <text:p>[[560, 600], [596, 545], [637, 572], [600, 627]]</text:p>
          </table:table-cell>
          <table:table-cell office:value-type="float" office:value="0.9718546" calcext:value-type="float">
            <text:p>0.9718546</text:p>
          </table:table-cell>
          <table:table-cell office:value-type="string" calcext:value-type="string">
            <text:p>pixels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6835_KAH_1_box4_img3.tif</text:p>
          </table:table-cell>
          <table:table-cell office:value-type="string" calcext:value-type="string">
            <text:p>TL</text:p>
          </table:table-cell>
          <table:table-cell office:value-type="string" calcext:value-type="string">
            <text:p>avicularium</text:p>
          </table:table-cell>
          <table:table-cell office:value-type="float" office:value="55.9207458496094" calcext:value-type="float">
            <text:p>55.9207458496094</text:p>
          </table:table-cell>
          <table:table-cell office:value-type="float" office:value="64.6896209716797" calcext:value-type="float">
            <text:p>64.6896209716797</text:p>
          </table:table-cell>
          <table:table-cell office:value-type="float" office:value="2610.5" calcext:value-type="float">
            <text:p>2610.5</text:p>
          </table:table-cell>
          <table:table-cell office:value-type="float" office:value="196.953317284584" calcext:value-type="float">
            <text:p>196.953317284584</text:p>
          </table:table-cell>
          <table:table-cell office:value-type="float" office:value="0.981206540124037" calcext:value-type="float">
            <text:p>0.981206540124037</text:p>
          </table:table-cell>
          <table:table-cell office:value-type="float" office:value="0.84568175582422" calcext:value-type="float">
            <text:p>0.84568175582422</text:p>
          </table:table-cell>
          <table:table-cell office:value-type="float" office:value="0.80952380952381" calcext:value-type="float">
            <text:p>0.80952380952381</text:p>
          </table:table-cell>
          <table:table-cell office:value-type="float" office:value="63" calcext:value-type="float">
            <text:p>63</text:p>
          </table:table-cell>
          <table:table-cell office:value-type="float" office:value="51" calcext:value-type="float">
            <text:p>51</text:p>
          </table:table-cell>
          <table:table-cell office:value-type="float" office:value="90" calcext:value-type="float">
            <text:p>90</text:p>
          </table:table-cell>
          <table:table-cell office:value-type="float" office:value="299" calcext:value-type="float">
            <text:p>299</text:p>
          </table:table-cell>
          <table:table-cell office:value-type="float" office:value="249" calcext:value-type="float">
            <text:p>249</text:p>
          </table:table-cell>
          <table:table-cell office:value-type="float" office:value="0.167132563192694" calcext:value-type="float">
            <text:p>0.167132563192694</text:p>
          </table:table-cell>
          <table:table-cell office:value-type="float" office:value="0.00231311167202256" calcext:value-type="float">
            <text:p>0.00231311167202256</text:p>
          </table:table-cell>
          <table:table-cell office:value-type="float" office:value="0.0000355660047652015" calcext:value-type="float">
            <text:p>3.55660047652015E-05</text:p>
          </table:table-cell>
          <table:table-cell office:value-type="float" office:value="0.00000086156430840622" calcext:value-type="float">
            <text:p>8.61564308406221E-07</text:p>
          </table:table-cell>
          <table:table-cell office:value-type="float" office:value="-0.00000000000471961776" calcext:value-type="float">
            <text:p>-4.71961775949814E-12</text:p>
          </table:table-cell>
          <table:table-cell office:value-type="float" office:value="-0.00000004098342780659" calcext:value-type="float">
            <text:p>-4.09834278065911E-08</text:p>
          </table:table-cell>
          <table:table-cell office:value-type="float" office:value="0.00000000000068618453" calcext:value-type="float">
            <text:p>6.86184531589946E-13</text:p>
          </table:table-cell>
          <table:table-cell office:value-type="string" calcext:value-type="string">
            <text:p>[[296, 218], [295, 219], [293, 219], [292, 220], [291, 220], [290, 221], [289, 221], [287, 223], [286, 223], [282, 227], [281, 227], [281, 228], [280, 229], [280, 230], [279, 231], [279, 232], [277, 234], [277, 237], [276, 238], [276, 240], [275, 241], [275, 243], [274, 244], [274, 262], [275, 263], [275, 265], [276, 266], [276, 269], [278, 271], [278, 272], [280, 274], [280, 275], [282, 277], [283, 277], [286, 280], [292, 280], [293, 281], [305, 281], [306, 280], [311, 280], [311, 279], [312, 278], [312, 277], [315, 274], [315, 273], [316, 272], [316, 270], [317, 269], [317, 267], [318, 266], [318, 263], [320, 261], [320, 259], [321, 258], [321, 255], [322, 254], [322, 250], [324, 248], [324, 246], [325, 245], [325, 238], [324, 237], [324, 234], [323, 233], [323, 229], [322, 228], [322, 226], [321, 225], [321, 224], [317, 220], [316, 220], [315, 219], [313, 219], [312, 218]]</text:p>
          </table:table-cell>
          <table:table-cell office:value-type="string" calcext:value-type="string">
            <text:p>[[274, 218], [325, 218], [325, 281], [274, 281]]</text:p>
          </table:table-cell>
          <table:table-cell office:value-type="float" office:value="0.96965414" calcext:value-type="float">
            <text:p>0.96965414</text:p>
          </table:table-cell>
          <table:table-cell office:value-type="string" calcext:value-type="string">
            <text:p>pixels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6835_KAH_1_box4_img3.tif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avicularium</text:p>
          </table:table-cell>
          <table:table-cell office:value-type="float" office:value="74.4598388671875" calcext:value-type="float">
            <text:p>74.4598388671875</text:p>
          </table:table-cell>
          <table:table-cell office:value-type="float" office:value="60.3421630859375" calcext:value-type="float">
            <text:p>60.3421630859375</text:p>
          </table:table-cell>
          <table:table-cell office:value-type="float" office:value="3325" calcext:value-type="float">
            <text:p>3325</text:p>
          </table:table-cell>
          <table:table-cell office:value-type="float" office:value="222.166520476341" calcext:value-type="float">
            <text:p>222.166520476341</text:p>
          </table:table-cell>
          <table:table-cell office:value-type="float" office:value="0.982710211319639" calcext:value-type="float">
            <text:p>0.982710211319639</text:p>
          </table:table-cell>
          <table:table-cell office:value-type="float" office:value="0.84653376892078" calcext:value-type="float">
            <text:p>0.84653376892078</text:p>
          </table:table-cell>
          <table:table-cell office:value-type="float" office:value="0.816901408450704" calcext:value-type="float">
            <text:p>0.816901408450704</text:p>
          </table:table-cell>
          <table:table-cell office:value-type="float" office:value="71" calcext:value-type="float">
            <text:p>71</text:p>
          </table:table-cell>
          <table:table-cell office:value-type="float" office:value="58" calcext:value-type="float">
            <text:p>58</text:p>
          </table:table-cell>
          <table:table-cell office:value-type="float" office:value="90" calcext:value-type="float">
            <text:p>90</text:p>
          </table:table-cell>
          <table:table-cell office:value-type="float" office:value="1077" calcext:value-type="float">
            <text:p>1077</text:p>
          </table:table-cell>
          <table:table-cell office:value-type="float" office:value="1144" calcext:value-type="float">
            <text:p>1144</text:p>
          </table:table-cell>
          <table:table-cell office:value-type="float" office:value="0.165668724876049" calcext:value-type="float">
            <text:p>0.165668724876049</text:p>
          </table:table-cell>
          <table:table-cell office:value-type="float" office:value="0.00185545642834893" calcext:value-type="float">
            <text:p>0.00185545642834893</text:p>
          </table:table-cell>
          <table:table-cell office:value-type="float" office:value="0.0000400964681404069" calcext:value-type="float">
            <text:p>4.00964681404069E-05</text:p>
          </table:table-cell>
          <table:table-cell office:value-type="float" office:value="0.00000054744669195403" calcext:value-type="float">
            <text:p>5.4744669195403E-07</text:p>
          </table:table-cell>
          <table:table-cell office:value-type="float" office:value="0.00000000000122479912" calcext:value-type="float">
            <text:p>1.22479912176574E-12</text:p>
          </table:table-cell>
          <table:table-cell office:value-type="float" office:value="0.00000000542878329751" calcext:value-type="float">
            <text:p>5.42878329751182E-09</text:p>
          </table:table-cell>
          <table:table-cell office:value-type="float" office:value="-0.00000000000225353922" calcext:value-type="float">
            <text:p>-2.25353922456357E-12</text:p>
          </table:table-cell>
          <table:table-cell office:value-type="string" calcext:value-type="string">
            <text:p>[[1067, 1116], [1066, 1117], [1062, 1117], [1061, 1118], [1060, 1118], [1059, 1119], [1058, 1119], [1056, 1121], [1056, 1122], [1055, 1123], [1054, 1123], [1053, 1124], [1053, 1125], [1051, 1127], [1051, 1128], [1049, 1130], [1049, 1131], [1048, 1132], [1048, 1134], [1047, 1135], [1047, 1136], [1046, 1137], [1046, 1138], [1045, 1139], [1045, 1140], [1044, 1141], [1044, 1143], [1043, 1144], [1043, 1149], [1042, 1150], [1043, 1151], [1043, 1153], [1042, 1154], [1043, 1155], [1043, 1159], [1044, 1160], [1044, 1161], [1045, 1162], [1045, 1163], [1046, 1164], [1046, 1165], [1051, 1170], [1052, 1170], [1053, 1171], [1054, 1171], [1055, 1172], [1056, 1172], [1057, 1173], [1060, 1173], [1061, 1174], [1077, 1174], [1078, 1173], [1082, 1173], [1083, 1172], [1085, 1172], [1086, 1171], [1088, 1171], [1090, 1169], [1091, 1169], [1093, 1167], [1094, 1167], [1100, 1161], [1101, 1161], [1105, 1157], [1106, 1157], [1107, 1156], [1108, 1156], [1109, 1155], [1110, 1155], [1111, 1154], [1111, 1152], [1113, 1150], [1113, 1129], [1109, 1125], [1109, 1124], [1108, 1123], [1108, 1122], [1107, 1121], [1106, 1121], [1105, 1120], [1104, 1120], [1103, 1119], [1102, 1119], [1101, 1118], [1100, 1118], [1099, 1117], [1096, 1117], [1095, 1116], [1093, 1116], [1092, 1117], [1089, 1117], [1088, 1116]]</text:p>
          </table:table-cell>
          <table:table-cell office:value-type="string" calcext:value-type="string">
            <text:p>[[1042, 1116], [1113, 1116], [1113, 1174], [1042, 1174]]</text:p>
          </table:table-cell>
          <table:table-cell office:value-type="float" office:value="0.9536375" calcext:value-type="float">
            <text:p>0.9536375</text:p>
          </table:table-cell>
          <table:table-cell office:value-type="string" calcext:value-type="string">
            <text:p>pixels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6835_KAH_1_box4_img3.tif</text:p>
          </table:table-cell>
          <table:table-cell office:value-type="string" calcext:value-type="string">
            <text:p>MMR</text:p>
          </table:table-cell>
          <table:table-cell office:value-type="string" calcext:value-type="string">
            <text:p>avicularium</text:p>
          </table:table-cell>
          <table:table-cell office:value-type="float" office:value="66.406982421875" calcext:value-type="float">
            <text:p>66.406982421875</text:p>
          </table:table-cell>
          <table:table-cell office:value-type="float" office:value="60.9464111328125" calcext:value-type="float">
            <text:p>60.9464111328125</text:p>
          </table:table-cell>
          <table:table-cell office:value-type="float" office:value="3021" calcext:value-type="float">
            <text:p>3021</text:p>
          </table:table-cell>
          <table:table-cell office:value-type="float" office:value="207.338093280792" calcext:value-type="float">
            <text:p>207.338093280792</text:p>
          </table:table-cell>
          <table:table-cell office:value-type="float" office:value="0.984680573663625" calcext:value-type="float">
            <text:p>0.984680573663625</text:p>
          </table:table-cell>
          <table:table-cell office:value-type="float" office:value="0.883084757257166" calcext:value-type="float">
            <text:p>0.883084757257166</text:p>
          </table:table-cell>
          <table:table-cell office:value-type="float" office:value="0.921875" calcext:value-type="float">
            <text:p>0.921875</text:p>
          </table:table-cell>
          <table:table-cell office:value-type="float" office:value="64" calcext:value-type="float">
            <text:p>64</text:p>
          </table:table-cell>
          <table:table-cell office:value-type="float" office:value="59" calcext:value-type="float">
            <text:p>59</text:p>
          </table:table-cell>
          <table:table-cell office:value-type="float" office:value="90" calcext:value-type="float">
            <text:p>90</text:p>
          </table:table-cell>
          <table:table-cell office:value-type="float" office:value="1845" calcext:value-type="float">
            <text:p>1845</text:p>
          </table:table-cell>
          <table:table-cell office:value-type="float" office:value="790" calcext:value-type="float">
            <text:p>790</text:p>
          </table:table-cell>
          <table:table-cell office:value-type="float" office:value="0.160268611446624" calcext:value-type="float">
            <text:p>0.160268611446624</text:p>
          </table:table-cell>
          <table:table-cell office:value-type="float" office:value="0.000230799458612698" calcext:value-type="float">
            <text:p>0.000230799458612698</text:p>
          </table:table-cell>
          <table:table-cell office:value-type="float" office:value="0.0000138942551938365" calcext:value-type="float">
            <text:p>1.38942551938365E-05</text:p>
          </table:table-cell>
          <table:table-cell office:value-type="float" office:value="0.00000001224286149221" calcext:value-type="float">
            <text:p>1.22428614922116E-08</text:p>
          </table:table-cell>
          <table:table-cell office:value-type="float" office:value="4.21815477266619E-015" calcext:value-type="float">
            <text:p>4.21815477266619E-15</text:p>
          </table:table-cell>
          <table:table-cell office:value-type="float" office:value="0.00000000016750431964" calcext:value-type="float">
            <text:p>1.6750431963516E-10</text:p>
          </table:table-cell>
          <table:table-cell office:value-type="float" office:value="-2.77558579898725E-015" calcext:value-type="float">
            <text:p>-2.77558579898725E-15</text:p>
          </table:table-cell>
          <table:table-cell office:value-type="string" calcext:value-type="string">
            <text:p>[[1836, 762], [1835, 763], [1832, 763], [1831, 764], [1829, 764], [1827, 766], [1826, 766], [1822, 770], [1821, 770], [1817, 774], [1817, 775], [1816, 776], [1816, 777], [1814, 779], [1814, 782], [1813, 783], [1813, 786], [1812, 787], [1812, 792], [1813, 793], [1813, 797], [1814, 798], [1814, 800], [1819, 805], [1819, 806], [1820, 807], [1820, 808], [1822, 810], [1823, 810], [1824, 811], [1824, 812], [1825, 813], [1827, 813], [1830, 816], [1831, 816], [1832, 817], [1833, 817], [1835, 819], [1836, 819], [1837, 820], [1839, 820], [1840, 821], [1844, 821], [1845, 820], [1852, 820], [1853, 819], [1856, 819], [1857, 818], [1858, 818], [1860, 816], [1863, 816], [1864, 815], [1865, 815], [1866, 814], [1867, 814], [1868, 813], [1869, 813], [1873, 809], [1873, 808], [1875, 806], [1875, 801], [1876, 800], [1876, 781], [1875, 780], [1875, 778], [1874, 777], [1874, 776], [1873, 775], [1873, 774], [1872, 773], [1872, 772], [1869, 769], [1868, 769], [1865, 766], [1864, 766], [1863, 765], [1862, 765], [1861, 764], [1860, 764], [1859, 763], [1857, 763], [1856, 762]]</text:p>
          </table:table-cell>
          <table:table-cell office:value-type="string" calcext:value-type="string">
            <text:p>[[1812, 762], [1876, 762], [1876, 821], [1812, 821]]</text:p>
          </table:table-cell>
          <table:table-cell office:value-type="float" office:value="0.94889396" calcext:value-type="float">
            <text:p>0.94889396</text:p>
          </table:table-cell>
          <table:table-cell office:value-type="string" calcext:value-type="string">
            <text:p>pixels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6835_KAH_1_box4_img3.tif</text:p>
          </table:table-cell>
          <table:table-cell office:value-type="string" calcext:value-type="string">
            <text:p>UUP</text:p>
          </table:table-cell>
          <table:table-cell office:value-type="string" calcext:value-type="string">
            <text:p>avicularium</text:p>
          </table:table-cell>
          <table:table-cell office:value-type="float" office:value="77.6236572265625" calcext:value-type="float">
            <text:p>77.6236572265625</text:p>
          </table:table-cell>
          <table:table-cell office:value-type="float" office:value="67.0141906738281" calcext:value-type="float">
            <text:p>67.0141906738281</text:p>
          </table:table-cell>
          <table:table-cell office:value-type="float" office:value="3496" calcext:value-type="float">
            <text:p>3496</text:p>
          </table:table-cell>
          <table:table-cell office:value-type="float" office:value="227.480229258537" calcext:value-type="float">
            <text:p>227.480229258537</text:p>
          </table:table-cell>
          <table:table-cell office:value-type="float" office:value="0.983957219251337" calcext:value-type="float">
            <text:p>0.983957219251337</text:p>
          </table:table-cell>
          <table:table-cell office:value-type="float" office:value="0.848973185524644" calcext:value-type="float">
            <text:p>0.848973185524644</text:p>
          </table:table-cell>
          <table:table-cell office:value-type="float" office:value="0.875" calcext:value-type="float">
            <text:p>0.875</text:p>
          </table:table-cell>
          <table:table-cell office:value-type="float" office:value="72" calcext:value-type="float">
            <text:p>72</text:p>
          </table:table-cell>
          <table:table-cell office:value-type="float" office:value="63" calcext:value-type="float">
            <text:p>63</text:p>
          </table:table-cell>
          <table:table-cell office:value-type="float" office:value="90" calcext:value-type="float">
            <text:p>90</text:p>
          </table:table-cell>
          <table:table-cell office:value-type="float" office:value="1003" calcext:value-type="float">
            <text:p>1003</text:p>
          </table:table-cell>
          <table:table-cell office:value-type="float" office:value="412" calcext:value-type="float">
            <text:p>412</text:p>
          </table:table-cell>
          <table:table-cell office:value-type="float" office:value="0.166285611586872" calcext:value-type="float">
            <text:p>0.166285611586872</text:p>
          </table:table-cell>
          <table:table-cell office:value-type="float" office:value="0.0019030029457648" calcext:value-type="float">
            <text:p>0.0019030029457648</text:p>
          </table:table-cell>
          <table:table-cell office:value-type="float" office:value="0.00008367171603799" calcext:value-type="float">
            <text:p>8.367171603799E-05</text:p>
          </table:table-cell>
          <table:table-cell office:value-type="float" office:value="0.0000006628885347819" calcext:value-type="float">
            <text:p>6.62888534781903E-07</text:p>
          </table:table-cell>
          <table:table-cell office:value-type="float" office:value="-0.00000000000402379991" calcext:value-type="float">
            <text:p>-4.02379991467464E-12</text:p>
          </table:table-cell>
          <table:table-cell office:value-type="float" office:value="-0.00000002534582831322" calcext:value-type="float">
            <text:p>-2.53458283132235E-08</text:p>
          </table:table-cell>
          <table:table-cell office:value-type="float" office:value="-0.00000000000286033931" calcext:value-type="float">
            <text:p>-2.86033931038354E-12</text:p>
          </table:table-cell>
          <table:table-cell office:value-type="string" calcext:value-type="string">
            <text:p>[[1008, 380], [1007, 381], [1004, 381], [1003, 382], [1000, 382], [999, 383], [998, 383], [997, 384], [996, 384], [995, 385], [994, 385], [991, 388], [990, 388], [986, 392], [985, 392], [984, 393], [983, 393], [983, 394], [980, 397], [979, 397], [972, 404], [972, 405], [970, 407], [970, 408], [969, 409], [969, 410], [968, 411], [968, 413], [967, 414], [967, 428], [968, 429], [968, 430], [969, 431], [969, 433], [975, 439], [978, 439], [979, 440], [980, 440], [981, 441], [982, 441], [983, 442], [988, 442], [989, 443], [1010, 443], [1011, 442], [1018, 442], [1019, 441], [1020, 441], [1021, 440], [1022, 440], [1024, 438], [1025, 438], [1025, 437], [1027, 435], [1027, 433], [1028, 432], [1028, 431], [1030, 429], [1030, 428], [1031, 427], [1031, 425], [1032, 424], [1032, 420], [1033, 419], [1033, 418], [1034, 417], [1034, 416], [1035, 415], [1035, 414], [1036, 413], [1036, 411], [1037, 410], [1037, 407], [1039, 405], [1039, 403], [1038, 402], [1039, 401], [1039, 398], [1038, 397], [1038, 395], [1033, 390], [1033, 389], [1026, 382], [1025, 382], [1024, 381], [1023, 381], [1022, 380]]</text:p>
          </table:table-cell>
          <table:table-cell office:value-type="string" calcext:value-type="string">
            <text:p>[[967, 380], [1039, 380], [1039, 443], [967, 443]]</text:p>
          </table:table-cell>
          <table:table-cell office:value-type="float" office:value="0.90007985" calcext:value-type="float">
            <text:p>0.90007985</text:p>
          </table:table-cell>
          <table:table-cell office:value-type="string" calcext:value-type="string">
            <text:p>pixels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6835_KAH_1_box4_img3.tif</text:p>
          </table:table-cell>
          <table:table-cell office:value-type="string" calcext:value-type="string">
            <text:p>TMR</text:p>
          </table:table-cell>
          <table:table-cell office:value-type="string" calcext:value-type="string">
            <text:p>avicularium</text:p>
          </table:table-cell>
          <table:table-cell office:value-type="float" office:value="56.8167724609375" calcext:value-type="float">
            <text:p>56.8167724609375</text:p>
          </table:table-cell>
          <table:table-cell office:value-type="float" office:value="60.8798522949219" calcext:value-type="float">
            <text:p>60.8798522949219</text:p>
          </table:table-cell>
          <table:table-cell office:value-type="float" office:value="2491.5" calcext:value-type="float">
            <text:p>2491.5</text:p>
          </table:table-cell>
          <table:table-cell office:value-type="float" office:value="191.781744241714" calcext:value-type="float">
            <text:p>191.781744241714</text:p>
          </table:table-cell>
          <table:table-cell office:value-type="float" office:value="0.983422143280047" calcext:value-type="float">
            <text:p>0.983422143280047</text:p>
          </table:table-cell>
          <table:table-cell office:value-type="float" office:value="0.851248240309352" calcext:value-type="float">
            <text:p>0.851248240309352</text:p>
          </table:table-cell>
          <table:table-cell office:value-type="float" office:value="0.947368421052632" calcext:value-type="float">
            <text:p>0.947368421052632</text:p>
          </table:table-cell>
          <table:table-cell office:value-type="float" office:value="57" calcext:value-type="float">
            <text:p>57</text:p>
          </table:table-cell>
          <table:table-cell office:value-type="float" office:value="54" calcext:value-type="float">
            <text:p>54</text:p>
          </table:table-cell>
          <table:table-cell office:value-type="float" office:value="90" calcext:value-type="float">
            <text:p>90</text:p>
          </table:table-cell>
          <table:table-cell office:value-type="float" office:value="1468" calcext:value-type="float">
            <text:p>1468</text:p>
          </table:table-cell>
          <table:table-cell office:value-type="float" office:value="429" calcext:value-type="float">
            <text:p>429</text:p>
          </table:table-cell>
          <table:table-cell office:value-type="float" office:value="0.164003352732199" calcext:value-type="float">
            <text:p>0.164003352732199</text:p>
          </table:table-cell>
          <table:table-cell office:value-type="float" office:value="0.00134407012246914" calcext:value-type="float">
            <text:p>0.00134407012246914</text:p>
          </table:table-cell>
          <table:table-cell office:value-type="float" office:value="0.000023278086480863" calcext:value-type="float">
            <text:p>2.3278086480863E-05</text:p>
          </table:table-cell>
          <table:table-cell office:value-type="float" office:value="0.0000004293321919955" calcext:value-type="float">
            <text:p>4.29332191995503E-07</text:p>
          </table:table-cell>
          <table:table-cell office:value-type="float" office:value="0.00000000000132229272" calcext:value-type="float">
            <text:p>1.32229271958507E-12</text:p>
          </table:table-cell>
          <table:table-cell office:value-type="float" office:value="0.00000001176962883673" calcext:value-type="float">
            <text:p>1.1769628836725E-08</text:p>
          </table:table-cell>
          <table:table-cell office:value-type="float" office:value="0.00000000000030610978" calcext:value-type="float">
            <text:p>3.06109778892301E-13</text:p>
          </table:table-cell>
          <table:table-cell office:value-type="string" calcext:value-type="string">
            <text:p>[[1467, 401], [1466, 402], [1464, 402], [1463, 403], [1462, 403], [1461, 404], [1460, 404], [1459, 405], [1458, 405], [1455, 408], [1454, 408], [1449, 413], [1449, 414], [1446, 417], [1446, 418], [1445, 419], [1445, 420], [1443, 422], [1443, 423], [1442, 424], [1442, 426], [1441, 427], [1441, 432], [1440, 433], [1440, 439], [1441, 440], [1441, 443], [1442, 444], [1442, 446], [1443, 447], [1443, 449], [1445, 451], [1445, 452], [1446, 452], [1447, 453], [1448, 453], [1451, 456], [1452, 456], [1453, 457], [1456, 457], [1457, 458], [1463, 458], [1464, 457], [1465, 458], [1466, 457], [1470, 457], [1471, 456], [1473, 456], [1474, 455], [1476, 455], [1477, 454], [1478, 454], [1479, 453], [1480, 453], [1481, 452], [1484, 452], [1486, 450], [1486, 449], [1487, 448], [1487, 447], [1490, 444], [1491, 444], [1491, 443], [1492, 442], [1492, 440], [1493, 439], [1493, 437], [1494, 436], [1494, 413], [1493, 412], [1493, 410], [1492, 409], [1492, 407], [1491, 406], [1491, 405], [1490, 404], [1490, 403], [1488, 401]]</text:p>
          </table:table-cell>
          <table:table-cell office:value-type="string" calcext:value-type="string">
            <text:p>[[1440, 401], [1494, 401], [1494, 458], [1440, 458]]</text:p>
          </table:table-cell>
          <table:table-cell office:value-type="float" office:value="0.8203234" calcext:value-type="float">
            <text:p>0.8203234</text:p>
          </table:table-cell>
          <table:table-cell office:value-type="string" calcext:value-type="string">
            <text:p>pixels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6835_KAH_1_box4_img3.tif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avicularium</text:p>
          </table:table-cell>
          <table:table-cell office:value-type="float" office:value="55.8112182617188" calcext:value-type="float">
            <text:p>55.8112182617188</text:p>
          </table:table-cell>
          <table:table-cell office:value-type="float" office:value="61.8079223632813" calcext:value-type="float">
            <text:p>61.8079223632813</text:p>
          </table:table-cell>
          <table:table-cell office:value-type="float" office:value="2314" calcext:value-type="float">
            <text:p>2314</text:p>
          </table:table-cell>
          <table:table-cell office:value-type="float" office:value="181.195958971977" calcext:value-type="float">
            <text:p>181.195958971977</text:p>
          </table:table-cell>
          <table:table-cell office:value-type="float" office:value="0.987201365187713" calcext:value-type="float">
            <text:p>0.987201365187713</text:p>
          </table:table-cell>
          <table:table-cell office:value-type="float" office:value="0.885678705483753" calcext:value-type="float">
            <text:p>0.885678705483753</text:p>
          </table:table-cell>
          <table:table-cell office:value-type="float" office:value="0.87719298245614" calcext:value-type="float">
            <text:p>0.87719298245614</text:p>
          </table:table-cell>
          <table:table-cell office:value-type="float" office:value="57" calcext:value-type="float">
            <text:p>57</text:p>
          </table:table-cell>
          <table:table-cell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office:value-type="float" office:value="675" calcext:value-type="float">
            <text:p>675</text:p>
          </table:table-cell>
          <table:table-cell office:value-type="float" office:value="736" calcext:value-type="float">
            <text:p>736</text:p>
          </table:table-cell>
          <table:table-cell office:value-type="float" office:value="0.161944813333726" calcext:value-type="float">
            <text:p>0.161944813333726</text:p>
          </table:table-cell>
          <table:table-cell office:value-type="float" office:value="0.000547789642824121" calcext:value-type="float">
            <text:p>0.000547789642824121</text:p>
          </table:table-cell>
          <table:table-cell office:value-type="float" office:value="0.0000942118173253991" calcext:value-type="float">
            <text:p>9.42118173253991E-05</text:p>
          </table:table-cell>
          <table:table-cell office:value-type="float" office:value="0.0000006477104544837" calcext:value-type="float">
            <text:p>6.47710454483702E-07</text:p>
          </table:table-cell>
          <table:table-cell office:value-type="float" office:value="0.00000000000142056158" calcext:value-type="float">
            <text:p>1.42056157893189E-12</text:p>
          </table:table-cell>
          <table:table-cell office:value-type="float" office:value="0.0000000041327752459" calcext:value-type="float">
            <text:p>4.13277524590073E-09</text:p>
          </table:table-cell>
          <table:table-cell office:value-type="float" office:value="-0.00000000000485618003" calcext:value-type="float">
            <text:p>-4.85618002505542E-12</text:p>
          </table:table-cell>
          <table:table-cell office:value-type="string" calcext:value-type="string">
            <text:p>[[671, 707], [670, 708], [669, 708], [668, 709], [667, 709], [654, 722], [654, 723], [653, 724], [653, 725], [651, 727], [651, 728], [650, 729], [650, 731], [649, 732], [649, 741], [650, 742], [650, 746], [651, 747], [651, 749], [652, 750], [652, 751], [653, 752], [653, 753], [654, 754], [654, 755], [655, 756], [656, 756], [658, 758], [659, 758], [662, 761], [664, 761], [665, 762], [666, 762], [667, 763], [668, 763], [669, 764], [686, 764], [688, 762], [689, 762], [690, 761], [691, 761], [695, 757], [695, 756], [697, 754], [697, 752], [698, 751], [698, 749], [699, 748], [699, 729], [698, 728], [698, 723], [697, 722], [697, 721], [694, 718], [694, 717], [693, 716], [693, 715], [692, 714], [692, 713], [691, 712], [691, 711], [689, 709], [689, 708], [688, 707]]</text:p>
          </table:table-cell>
          <table:table-cell office:value-type="string" calcext:value-type="string">
            <text:p>[[649, 707], [699, 707], [699, 764], [649, 764]]</text:p>
          </table:table-cell>
          <table:table-cell office:value-type="float" office:value="0.73999107" calcext:value-type="float">
            <text:p>0.73999107</text:p>
          </table:table-cell>
          <table:table-cell office:value-type="string" calcext:value-type="string">
            <text:p>pixels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6835_KAH_1_box4_img3.tif</text:p>
          </table:table-cell>
          <table:table-cell office:value-type="string" calcext:value-type="string">
            <text:p>OVI</text:p>
          </table:table-cell>
          <table:table-cell office:value-type="string" calcext:value-type="string">
            <text:p>ovicell</text:p>
          </table:table-cell>
          <table:table-cell office:value-type="float" office:value="234.599487304687" calcext:value-type="float">
            <text:p>234.599487304687</text:p>
          </table:table-cell>
          <table:table-cell office:value-type="float" office:value="228.210510253906" calcext:value-type="float">
            <text:p>228.210510253906</text:p>
          </table:table-cell>
          <table:table-cell office:value-type="float" office:value="39268" calcext:value-type="float">
            <text:p>39268</text:p>
          </table:table-cell>
          <table:table-cell office:value-type="float" office:value="767.269112706184" calcext:value-type="float">
            <text:p>767.269112706184</text:p>
          </table:table-cell>
          <table:table-cell office:value-type="float" office:value="0.973920807549697" calcext:value-type="float">
            <text:p>0.973920807549697</text:p>
          </table:table-cell>
          <table:table-cell office:value-type="float" office:value="0.838210728666319" calcext:value-type="float">
            <text:p>0.838210728666319</text:p>
          </table:table-cell>
          <table:table-cell office:value-type="float" office:value="0.97657081957772" calcext:value-type="float">
            <text:p>0.97657081957772</text:p>
          </table:table-cell>
          <table:table-cell office:value-type="float" office:value="219.803283691406" calcext:value-type="float">
            <text:p>219.803283691406</text:p>
          </table:table-cell>
          <table:table-cell office:value-type="float" office:value="214.653472900391" calcext:value-type="float">
            <text:p>214.653472900391</text:p>
          </table:table-cell>
          <table:table-cell office:value-type="float" office:value="20.5560455322266" calcext:value-type="float">
            <text:p>20.5560455322266</text:p>
          </table:table-cell>
          <table:table-cell office:value-type="float" office:value="743" calcext:value-type="float">
            <text:p>743</text:p>
          </table:table-cell>
          <table:table-cell office:value-type="float" office:value="1022" calcext:value-type="float">
            <text:p>1022</text:p>
          </table:table-cell>
          <table:table-cell office:value-type="float" office:value="0.162258035000049" calcext:value-type="float">
            <text:p>0.162258035000049</text:p>
          </table:table-cell>
          <table:table-cell office:value-type="float" office:value="0.0000716494398860704" calcext:value-type="float">
            <text:p>7.16494398860704E-05</text:p>
          </table:table-cell>
          <table:table-cell office:value-type="float" office:value="0.0000729483684561821" calcext:value-type="float">
            <text:p>7.29483684561821E-05</text:p>
          </table:table-cell>
          <table:table-cell office:value-type="float" office:value="0.00000099564834223121" calcext:value-type="float">
            <text:p>9.9564834223121E-07</text:p>
          </table:table-cell>
          <table:table-cell office:value-type="float" office:value="0.00000000000449571938" calcext:value-type="float">
            <text:p>4.49571938263212E-12</text:p>
          </table:table-cell>
          <table:table-cell office:value-type="float" office:value="-0.00000000197217347218" calcext:value-type="float">
            <text:p>-1.9721734721849E-09</text:p>
          </table:table-cell>
          <table:table-cell office:value-type="float" office:value="-0.00000000000719643488" calcext:value-type="float">
            <text:p>-7.1964348762309E-12</text:p>
          </table:table-cell>
          <table:table-cell office:value-type="string" calcext:value-type="string">
            <text:p>[[701, 916], [700, 917], [694, 917], [693, 918], [690, 918], [689, 919], [688, 919], [687, 920], [686, 920], [685, 921], [684, 921], [683, 922], [682, 922], [681, 923], [680, 923], [679, 924], [678, 924], [676, 926], [675, 926], [669, 932], [668, 932], [662, 938], [662, 939], [660, 941], [660, 942], [658, 944], [658, 945], [657, 946], [657, 947], [656, 948], [656, 949], [655, 950], [655, 951], [653, 953], [653, 954], [651, 956], [651, 957], [648, 960], [648, 961], [646, 963], [646, 964], [645, 965], [645, 966], [644, 967], [644, 969], [643, 970], [643, 971], [642, 972], [642, 973], [641, 974], [641, 976], [639, 978], [639, 979], [638, 980], [638, 981], [637, 982], [637, 984], [636, 985], [636, 990], [635, 991], [635, 1000], [634, 1001], [634, 1003], [633, 1004], [633, 1006], [632, 1007], [632, 1014], [633, 1015], [633, 1016], [632, 1017], [632, 1021], [631, 1022], [631, 1037], [630, 1038], [630, 1047], [631, 1048], [631, 1049], [630, 1050], [630, 1058], [631, 1059], [631, 1062], [632, 1063], [632, 1074], [633, 1075], [633, 1076], [637, 1080], [638, 1080], [645, 1087], [646, 1087], [648, 1089], [648, 1090], [650, 1092], [650, 1093], [651, 1093], [654, 1096], [655, 1096], [656, 1097], [658, 1097], [659, 1098], [683, 1098], [684, 1099], [689, 1099], [690, 1100], [693, 1100], [694, 1101], [696, 1101], [697, 1102], [698, 1102], [699, 1103], [700, 1103], [701, 1104], [702, 1104], [704, 1106], [705, 1106], [707, 1108], [708, 1108], [710, 1110], [711, 1110], [712, 1111], [713, 1111], [714, 1112], [715, 1112], [716, 1113], [717, 1113], [718, 1114], [719, 1114], [722, 1117], [723, 1117], [728, 1122], [729, 1122], [731, 1124], [732, 1124], [734, 1126], [735, 1126], [737, 1128], [737, 1129], [740, 1132], [741, 1132], [743, 1134], [744, 1134], [748, 1138], [750, 1138], [751, 1139], [755, 1139], [756, 1140], [766, 1140], [767, 1141], [779, 1141], [780, 1140], [794, 1140], [795, 1139], [799, 1139], [800, 1138], [802, 1138], [809, 1131], [809, 1130], [812, 1127], [812, 1126], [815, 1123], [815, 1122], [818, 1119], [818, 1118], [820, 1116], [820, 1115], [821, 1114], [821, 1112], [822, 1111], [822, 1108], [823, 1107], [823, 1105], [824, 1104], [824, 1103], [827, 1100], [827, 1099], [828, 1098], [828, 1097], [829, 1096], [829, 1092], [830, 1091], [830, 1086], [831, 1085], [831, 1081], [833, 1079], [833, 1078], [836, 1075], [836, 1074], [837, 1073], [837, 1069], [838, 1068], [838, 1063], [839, 1062], [839, 1058], [840, 1057], [840, 1055], [841, 1054], [841, 1052], [843, 1050], [843, 1049], [844, 1048], [844, 1046], [845, 1045], [845, 1043], [846, 1042], [846, 1039], [847, 1038], [847, 1034], [848, 1033], [848, 1030], [849, 1029], [849, 1025], [850, 1024], [850, 1022], [851, 1021], [851, 1020], [852, 1019], [852, 1016], [853, 1015], [853, 1009], [854, 1008], [854, 986], [853, 985], [853, 976], [852, 975], [852, 972], [851, 971], [851, 969], [850, 968], [850, 967], [848, 965], [848, 964], [844, 960], [844, 959], [843, 958], [843, 957], [837, 951], [836, 951], [828, 943], [827, 943], [824, 940], [823, 940], [821, 938], [820, 938], [819, 937], [818, 937], [817, 936], [816, 936], [814, 934], [813, 934], [812, 933], [811, 933], [810, 932], [807, 932], [806, 931], [803, 931], [802, 930], [800, 930], [799, 929], [796, 929], [795, 928], [793, 928], [792, 927], [791, 927], [790, 926], [789, 926], [787, 924], [786, 924], [785, 923], [783, 923], [782, 922], [781, 922], [780, 921], [779, 921], [778, 920], [776, 920], [775, 919], [773, 919], [772, 918], [768, 918], [767, 917], [744, 917], [743, 916]]</text:p>
          </table:table-cell>
          <table:table-cell office:value-type="string" calcext:value-type="string">
            <text:p>[[599, 1082], [674, 881], [880, 958], [805, 1159]]</text:p>
          </table:table-cell>
          <table:table-cell office:value-type="float" office:value="0.9980996" calcext:value-type="float">
            <text:p>0.9980996</text:p>
          </table:table-cell>
          <table:table-cell office:value-type="string" calcext:value-type="string">
            <text:p>pixels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6835_KAH_1_box4_img3.tif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ascopore</text:p>
          </table:table-cell>
          <table:table-cell office:value-type="float" office:value="54.8014526367188" calcext:value-type="float">
            <text:p>54.8014526367188</text:p>
          </table:table-cell>
          <table:table-cell office:value-type="float" office:value="45.999755859375" calcext:value-type="float">
            <text:p>45.999755859375</text:p>
          </table:table-cell>
          <table:table-cell office:value-type="float" office:value="1711.5" calcext:value-type="float">
            <text:p>1711.5</text:p>
          </table:table-cell>
          <table:table-cell office:value-type="float" office:value="160.124890327454" calcext:value-type="float">
            <text:p>160.124890327454</text:p>
          </table:table-cell>
          <table:table-cell office:value-type="float" office:value="0.978559176672384" calcext:value-type="float">
            <text:p>0.978559176672384</text:p>
          </table:table-cell>
          <table:table-cell office:value-type="float" office:value="0.838820579620961" calcext:value-type="float">
            <text:p>0.838820579620961</text:p>
          </table:table-cell>
          <table:table-cell office:value-type="float" office:value="0.862745098039216" calcext:value-type="float">
            <text:p>0.862745098039216</text:p>
          </table:table-cell>
          <table:table-cell office:value-type="float" office:value="51" calcext:value-type="float">
            <text:p>51</text:p>
          </table:table-cell>
          <table:table-cell office:value-type="float" office:value="44" calcext:value-type="float">
            <text:p>44</text:p>
          </table:table-cell>
          <table:table-cell office:value-type="float" office:value="90" calcext:value-type="float">
            <text:p>90</text:p>
          </table:table-cell>
          <table:table-cell office:value-type="float" office:value="969" calcext:value-type="float">
            <text:p>969</text:p>
          </table:table-cell>
          <table:table-cell office:value-type="float" office:value="1055" calcext:value-type="float">
            <text:p>1055</text:p>
          </table:table-cell>
          <table:table-cell office:value-type="float" office:value="0.16725761873759" calcext:value-type="float">
            <text:p>0.16725761873759</text:p>
          </table:table-cell>
          <table:table-cell office:value-type="float" office:value="0.00238103967449808" calcext:value-type="float">
            <text:p>0.00238103967449808</text:p>
          </table:table-cell>
          <table:table-cell office:value-type="float" office:value="0.0000578324639463465" calcext:value-type="float">
            <text:p>5.78324639463465E-05</text:p>
          </table:table-cell>
          <table:table-cell office:value-type="float" office:value="0.00000100115618196556" calcext:value-type="float">
            <text:p>1.00115618196556E-06</text:p>
          </table:table-cell>
          <table:table-cell office:value-type="float" office:value="0.00000000000110206157" calcext:value-type="float">
            <text:p>1.10206157406854E-12</text:p>
          </table:table-cell>
          <table:table-cell office:value-type="float" office:value="-0.00000000202661528934" calcext:value-type="float">
            <text:p>-2.02661528933668E-09</text:p>
          </table:table-cell>
          <table:table-cell office:value-type="float" office:value="-0.00000000000753782136" calcext:value-type="float">
            <text:p>-7.53782135646721E-12</text:p>
          </table:table-cell>
          <table:table-cell office:value-type="string" calcext:value-type="string">
            <text:p>[[959, 1034], [958, 1035], [953, 1035], [952, 1036], [951, 1036], [950, 1037], [949, 1037], [948, 1038], [947, 1038], [947, 1039], [946, 1040], [946, 1042], [945, 1043], [945, 1052], [946, 1053], [946, 1056], [947, 1057], [947, 1058], [948, 1059], [948, 1060], [949, 1061], [949, 1062], [950, 1063], [950, 1064], [952, 1066], [952, 1067], [956, 1071], [956, 1072], [957, 1072], [961, 1076], [963, 1076], [964, 1077], [965, 1077], [966, 1078], [980, 1078], [982, 1076], [984, 1076], [986, 1074], [987, 1074], [989, 1072], [991, 1072], [996, 1067], [996, 1058], [995, 1057], [995, 1055], [994, 1054], [994, 1052], [991, 1049], [991, 1048], [989, 1046], [988, 1046], [986, 1044], [986, 1043], [985, 1043], [982, 1040], [982, 1039], [981, 1039], [980, 1038], [979, 1038], [978, 1037], [975, 1037], [974, 1036], [971, 1036], [970, 1035], [966, 1035], [965, 1034]]</text:p>
          </table:table-cell>
          <table:table-cell office:value-type="string" calcext:value-type="string">
            <text:p>[[945, 1034], [996, 1034], [996, 1078], [945, 1078]]</text:p>
          </table:table-cell>
          <table:table-cell office:value-type="float" office:value="0.91397214" calcext:value-type="float">
            <text:p>0.91397214</text:p>
          </table:table-cell>
          <table:table-cell office:value-type="string" calcext:value-type="string">
            <text:p>pixels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6835_KAH_1_box4_img3.tif</text:p>
          </table:table-cell>
          <table:table-cell office:value-type="string" calcext:value-type="string">
            <text:p>MMR</text:p>
          </table:table-cell>
          <table:table-cell office:value-type="string" calcext:value-type="string">
            <text:p>ascopore</text:p>
          </table:table-cell>
          <table:table-cell office:value-type="float" office:value="46.845947265625" calcext:value-type="float">
            <text:p>46.845947265625</text:p>
          </table:table-cell>
          <table:table-cell office:value-type="float" office:value="52.8145141601563" calcext:value-type="float">
            <text:p>52.8145141601563</text:p>
          </table:table-cell>
          <table:table-cell office:value-type="float" office:value="1728.5" calcext:value-type="float">
            <text:p>1728.5</text:p>
          </table:table-cell>
          <table:table-cell office:value-type="float" office:value="158.124890089035" calcext:value-type="float">
            <text:p>158.124890089035</text:p>
          </table:table-cell>
          <table:table-cell office:value-type="float" office:value="0.983499288762447" calcext:value-type="float">
            <text:p>0.983499288762447</text:p>
          </table:table-cell>
          <table:table-cell office:value-type="float" office:value="0.868717908663006" calcext:value-type="float">
            <text:p>0.868717908663006</text:p>
          </table:table-cell>
          <table:table-cell office:value-type="float" office:value="0.86" calcext:value-type="float">
            <text:p>0.86</text:p>
          </table:table-cell>
          <table:table-cell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 office:value-type="float" office:value="90" calcext:value-type="float">
            <text:p>90</text:p>
          </table:table-cell>
          <table:table-cell office:value-type="float" office:value="1794" calcext:value-type="float">
            <text:p>1794</text:p>
          </table:table-cell>
          <table:table-cell office:value-type="float" office:value="888" calcext:value-type="float">
            <text:p>888</text:p>
          </table:table-cell>
          <table:table-cell office:value-type="float" office:value="0.161809300598204" calcext:value-type="float">
            <text:p>0.161809300598204</text:p>
          </table:table-cell>
          <table:table-cell office:value-type="float" office:value="0.000709536924160968" calcext:value-type="float">
            <text:p>0.000709536924160968</text:p>
          </table:table-cell>
          <table:table-cell office:value-type="float" office:value="0.0000225963747845914" calcext:value-type="float">
            <text:p>2.25963747845914E-05</text:p>
          </table:table-cell>
          <table:table-cell office:value-type="float" office:value="0.00000015196388419666" calcext:value-type="float">
            <text:p>1.51963884196655E-07</text:p>
          </table:table-cell>
          <table:table-cell office:value-type="float" office:value="-0.00000000000023365522" calcext:value-type="float">
            <text:p>-2.33655217695039E-13</text:p>
          </table:table-cell>
          <table:table-cell office:value-type="float" office:value="-0.00000000330345739729" calcext:value-type="float">
            <text:p>-3.30345739729482E-09</text:p>
          </table:table-cell>
          <table:table-cell office:value-type="float" office:value="0.0000000000001571713" calcext:value-type="float">
            <text:p>1.57171300986135E-13</text:p>
          </table:table-cell>
          <table:table-cell office:value-type="string" calcext:value-type="string">
            <text:p>[[1794, 862], [1793, 863], [1789, 863], [1788, 864], [1787, 864], [1784, 867], [1783, 867], [1782, 868], [1782, 869], [1781, 870], [1780, 870], [1780, 871], [1779, 872], [1779, 873], [1777, 875], [1777, 877], [1776, 878], [1775, 878], [1776, 879], [1776, 880], [1774, 882], [1774, 888], [1773, 889], [1773, 900], [1775, 902], [1775, 903], [1776, 904], [1776, 905], [1780, 909], [1781, 909], [1784, 912], [1800, 912], [1801, 911], [1802, 911], [1803, 910], [1804, 910], [1805, 909], [1806, 909], [1807, 908], [1808, 908], [1808, 907], [1812, 903], [1812, 902], [1813, 901], [1813, 900], [1814, 899], [1814, 898], [1815, 897], [1815, 896], [1816, 895], [1816, 876], [1805, 865], [1804, 865], [1803, 864], [1802, 864], [1801, 863], [1798, 863], [1797, 862]]</text:p>
          </table:table-cell>
          <table:table-cell office:value-type="string" calcext:value-type="string">
            <text:p>[[1773, 862], [1816, 862], [1816, 912], [1773, 912]]</text:p>
          </table:table-cell>
          <table:table-cell office:value-type="float" office:value="0.8671365" calcext:value-type="float">
            <text:p>0.8671365</text:p>
          </table:table-cell>
          <table:table-cell office:value-type="string" calcext:value-type="string">
            <text:p>pixels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6835_KAH_1_box4_img3.tif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ascopore</text:p>
          </table:table-cell>
          <table:table-cell office:value-type="float" office:value="46.8369140625" calcext:value-type="float">
            <text:p>46.8369140625</text:p>
          </table:table-cell>
          <table:table-cell office:value-type="float" office:value="42.3285369873047" calcext:value-type="float">
            <text:p>42.3285369873047</text:p>
          </table:table-cell>
          <table:table-cell office:value-type="float" office:value="1414.5" calcext:value-type="float">
            <text:p>1414.5</text:p>
          </table:table-cell>
          <table:table-cell office:value-type="float" office:value="141.982754349709" calcext:value-type="float">
            <text:p>141.982754349709</text:p>
          </table:table-cell>
          <table:table-cell office:value-type="float" office:value="0.981609993060375" calcext:value-type="float">
            <text:p>0.981609993060375</text:p>
          </table:table-cell>
          <table:table-cell office:value-type="float" office:value="0.881742190911123" calcext:value-type="float">
            <text:p>0.881742190911123</text:p>
          </table:table-cell>
          <table:table-cell office:value-type="float" office:value="0.886363636363636" calcext:value-type="float">
            <text:p>0.886363636363636</text:p>
          </table:table-cell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office:value-type="float" office:value="90" calcext:value-type="float">
            <text:p>90</text:p>
          </table:table-cell>
          <table:table-cell office:value-type="float" office:value="534" calcext:value-type="float">
            <text:p>534</text:p>
          </table:table-cell>
          <table:table-cell office:value-type="float" office:value="223" calcext:value-type="float">
            <text:p>223</text:p>
          </table:table-cell>
          <table:table-cell office:value-type="float" office:value="0.16065461988528" calcext:value-type="float">
            <text:p>0.16065461988528</text:p>
          </table:table-cell>
          <table:table-cell office:value-type="float" office:value="0.000375648443342379" calcext:value-type="float">
            <text:p>0.000375648443342379</text:p>
          </table:table-cell>
          <table:table-cell office:value-type="float" office:value="0.00000318994724125176" calcext:value-type="float">
            <text:p>3.18994724125176E-06</text:p>
          </table:table-cell>
          <table:table-cell office:value-type="float" office:value="0.00000000883008014006" calcext:value-type="float">
            <text:p>8.83008014006004E-09</text:p>
          </table:table-cell>
          <table:table-cell office:value-type="float" office:value="-1.30775330995305E-015" calcext:value-type="float">
            <text:p>-1.30775330995305E-15</text:p>
          </table:table-cell>
          <table:table-cell office:value-type="float" office:value="-0.00000000011753334277" calcext:value-type="float">
            <text:p>-1.17533342765078E-10</text:p>
          </table:table-cell>
          <table:table-cell office:value-type="float" office:value="-6.97143700621262E-016" calcext:value-type="float">
            <text:p>-6.97143700621262E-16</text:p>
          </table:table-cell>
          <table:table-cell office:value-type="string" calcext:value-type="string">
            <text:p>[[527, 204], [526, 205], [524, 205], [523, 206], [521, 206], [520, 207], [519, 207], [516, 210], [516, 211], [515, 212], [515, 213], [514, 214], [514, 215], [513, 216], [513, 219], [512, 220], [512, 224], [513, 225], [513, 228], [514, 229], [514, 231], [515, 232], [515, 233], [518, 236], [518, 237], [519, 237], [521, 239], [521, 240], [522, 240], [524, 242], [529, 242], [530, 243], [543, 243], [544, 242], [547, 242], [550, 239], [551, 239], [551, 238], [552, 237], [552, 236], [555, 233], [555, 232], [556, 231], [556, 216], [555, 215], [555, 214], [549, 208], [548, 208], [547, 207], [545, 207], [544, 206], [543, 206], [542, 205], [541, 205], [540, 204]]</text:p>
          </table:table-cell>
          <table:table-cell office:value-type="string" calcext:value-type="string">
            <text:p>[[512, 204], [556, 204], [556, 243], [512, 243]]</text:p>
          </table:table-cell>
          <table:table-cell office:value-type="float" office:value="0.81814605" calcext:value-type="float">
            <text:p>0.81814605</text:p>
          </table:table-cell>
          <table:table-cell office:value-type="string" calcext:value-type="string">
            <text:p>pixels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6835_KAH_1_box4_img3.tif</text:p>
          </table:table-cell>
          <table:table-cell office:value-type="string" calcext:value-type="string">
            <text:p>TL</text:p>
          </table:table-cell>
          <table:table-cell office:value-type="string" calcext:value-type="string">
            <text:p>ascopore</text:p>
          </table:table-cell>
          <table:table-cell office:value-type="float" office:value="47.7462768554688" calcext:value-type="float">
            <text:p>47.7462768554688</text:p>
          </table:table-cell>
          <table:table-cell office:value-type="float" office:value="46.8123168945313" calcext:value-type="float">
            <text:p>46.8123168945313</text:p>
          </table:table-cell>
          <table:table-cell office:value-type="float" office:value="1541.5" calcext:value-type="float">
            <text:p>1541.5</text:p>
          </table:table-cell>
          <table:table-cell office:value-type="float" office:value="148.468035936356" calcext:value-type="float">
            <text:p>148.468035936356</text:p>
          </table:table-cell>
          <table:table-cell office:value-type="float" office:value="0.976250791640279" calcext:value-type="float">
            <text:p>0.976250791640279</text:p>
          </table:table-cell>
          <table:table-cell office:value-type="float" office:value="0.878794775601298" calcext:value-type="float">
            <text:p>0.87879477560129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90" calcext:value-type="float">
            <text:p>90</text:p>
          </table:table-cell>
          <table:table-cell office:value-type="float" office:value="199" calcext:value-type="float">
            <text:p>199</text:p>
          </table:table-cell>
          <table:table-cell office:value-type="float" office:value="311" calcext:value-type="float">
            <text:p>311</text:p>
          </table:table-cell>
          <table:table-cell office:value-type="float" office:value="0.159721519072044" calcext:value-type="float">
            <text:p>0.159721519072044</text:p>
          </table:table-cell>
          <table:table-cell office:value-type="float" office:value="0.000043761295785668" calcext:value-type="float">
            <text:p>4.3761295785668E-05</text:p>
          </table:table-cell>
          <table:table-cell office:value-type="float" office:value="0.00000893118120435375" calcext:value-type="float">
            <text:p>8.93118120435375E-06</text:p>
          </table:table-cell>
          <table:table-cell office:value-type="float" office:value="0.00000000718651436561" calcext:value-type="float">
            <text:p>7.18651436560702E-09</text:p>
          </table:table-cell>
          <table:table-cell office:value-type="float" office:value="1.37566197482309E-015" calcext:value-type="float">
            <text:p>1.37566197482309E-15</text:p>
          </table:table-cell>
          <table:table-cell office:value-type="float" office:value="0.00000000002154184814" calcext:value-type="float">
            <text:p>2.15418481406055E-11</text:p>
          </table:table-cell>
          <table:table-cell office:value-type="float" office:value="1.19264557808533E-015" calcext:value-type="float">
            <text:p>1.19264557808533E-15</text:p>
          </table:table-cell>
          <table:table-cell office:value-type="string" calcext:value-type="string">
            <text:p>[[200, 290], [199, 291], [193, 291], [192, 292], [189, 292], [188, 293], [187, 293], [184, 296], [183, 296], [183, 297], [180, 300], [180, 301], [179, 302], [179, 304], [178, 305], [178, 320], [179, 321], [179, 322], [181, 324], [181, 325], [182, 325], [185, 328], [187, 328], [191, 332], [192, 332], [193, 333], [198, 333], [199, 334], [203, 334], [204, 333], [205, 333], [206, 332], [208, 332], [209, 331], [210, 331], [214, 327], [215, 327], [218, 324], [219, 324], [220, 323], [220, 321], [221, 320], [221, 310], [222, 309], [222, 305], [221, 304], [221, 301], [219, 299], [219, 298], [214, 293], [213, 293], [212, 292], [210, 292], [209, 291], [206, 291], [205, 290]]</text:p>
          </table:table-cell>
          <table:table-cell office:value-type="string" calcext:value-type="string">
            <text:p>[[178, 290], [222, 290], [222, 334], [178, 334]]</text:p>
          </table:table-cell>
          <table:table-cell office:value-type="float" office:value="0.68572694" calcext:value-type="float">
            <text:p>0.68572694</text:p>
          </table:table-cell>
          <table:table-cell office:value-type="string" calcext:value-type="string">
            <text:p>pixels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6835_KAH_1_box4_img3.tif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scopore</text:p>
          </table:table-cell>
          <table:table-cell office:value-type="float" office:value="48.5115356445313" calcext:value-type="float">
            <text:p>48.5115356445313</text:p>
          </table:table-cell>
          <table:table-cell office:value-type="float" office:value="37.2418823242187" calcext:value-type="float">
            <text:p>37.2418823242187</text:p>
          </table:table-cell>
          <table:table-cell office:value-type="float" office:value="1214.5" calcext:value-type="float">
            <text:p>1214.5</text:p>
          </table:table-cell>
          <table:table-cell office:value-type="float" office:value="131.982754826546" calcext:value-type="float">
            <text:p>131.982754826546</text:p>
          </table:table-cell>
          <table:table-cell office:value-type="float" office:value="0.985795454545455" calcext:value-type="float">
            <text:p>0.985795454545455</text:p>
          </table:table-cell>
          <table:table-cell office:value-type="float" office:value="0.876138984798691" calcext:value-type="float">
            <text:p>0.876138984798691</text:p>
          </table:table-cell>
          <table:table-cell office:value-type="float" office:value="0.733333333333333" calcext:value-type="float">
            <text:p>0.733333333333333</text:p>
          </table:table-cell>
          <table:table-cell office:value-type="float" office:value="45" calcext:value-type="float">
            <text:p>45</text:p>
          </table:table-cell>
          <table:table-cell office:value-type="float" office:value="33" calcext:value-type="float">
            <text:p>33</text:p>
          </table:table-cell>
          <table:table-cell office:value-type="float" office:value="90" calcext:value-type="float">
            <text:p>90</text:p>
          </table:table-cell>
          <table:table-cell office:value-type="float" office:value="479" calcext:value-type="float">
            <text:p>479</text:p>
          </table:table-cell>
          <table:table-cell office:value-type="float" office:value="616" calcext:value-type="float">
            <text:p>616</text:p>
          </table:table-cell>
          <table:table-cell office:value-type="float" office:value="0.166937643800537" calcext:value-type="float">
            <text:p>0.166937643800537</text:p>
          </table:table-cell>
          <table:table-cell office:value-type="float" office:value="0.00244370868338948" calcext:value-type="float">
            <text:p>0.00244370868338948</text:p>
          </table:table-cell>
          <table:table-cell office:value-type="float" office:value="0.00000857084861827385" calcext:value-type="float">
            <text:p>8.57084861827385E-06</text:p>
          </table:table-cell>
          <table:table-cell office:value-type="float" office:value="0.00000013179487857075" calcext:value-type="float">
            <text:p>1.31794878570751E-07</text:p>
          </table:table-cell>
          <table:table-cell office:value-type="float" office:value="-0.00000000000013762891" calcext:value-type="float">
            <text:p>-1.37628907355646E-13</text:p>
          </table:table-cell>
          <table:table-cell office:value-type="float" office:value="-0.00000000646274169874" calcext:value-type="float">
            <text:p>-6.46274169874291E-09</text:p>
          </table:table-cell>
          <table:table-cell office:value-type="float" office:value="0.00000000000002606159" calcext:value-type="float">
            <text:p>2.6061592166709E-14</text:p>
          </table:table-cell>
          <table:table-cell office:value-type="string" calcext:value-type="string">
            <text:p>[[469, 600], [468, 601], [467, 601], [466, 602], [465, 602], [463, 604], [462, 604], [458, 608], [458, 609], [457, 610], [457, 617], [458, 618], [458, 620], [459, 621], [459, 623], [465, 629], [466, 629], [469, 632], [473, 632], [474, 633], [491, 633], [496, 628], [497, 628], [498, 627], [498, 626], [499, 625], [500, 625], [501, 624], [501, 622], [502, 621], [502, 612], [501, 611], [501, 610], [497, 606], [496, 606], [494, 604], [493, 604], [491, 602], [489, 602], [488, 601], [486, 601], [485, 600]]</text:p>
          </table:table-cell>
          <table:table-cell office:value-type="string" calcext:value-type="string">
            <text:p>[[457, 600], [502, 600], [502, 633], [457, 633]]</text:p>
          </table:table-cell>
          <table:table-cell office:value-type="float" office:value="0.6282737" calcext:value-type="float">
            <text:p>0.6282737</text:p>
          </table:table-cell>
          <table:table-cell office:value-type="string" calcext:value-type="string">
            <text:p>pixels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6835_KAH_1_box4_img3.tif</text:p>
          </table:table-cell>
          <table:table-cell office:value-type="string" calcext:value-type="string">
            <text:p>TMR</text:p>
          </table:table-cell>
          <table:table-cell office:value-type="string" calcext:value-type="string">
            <text:p>ascopore</text:p>
          </table:table-cell>
          <table:table-cell office:value-type="float" office:value="48.6300048828125" calcext:value-type="float">
            <text:p>48.6300048828125</text:p>
          </table:table-cell>
          <table:table-cell office:value-type="float" office:value="44.9505615234375" calcext:value-type="float">
            <text:p>44.9505615234375</text:p>
          </table:table-cell>
          <table:table-cell office:value-type="float" office:value="1502.5" calcext:value-type="float">
            <text:p>1502.5</text:p>
          </table:table-cell>
          <table:table-cell office:value-type="float" office:value="149.296463608742" calcext:value-type="float">
            <text:p>149.296463608742</text:p>
          </table:table-cell>
          <table:table-cell office:value-type="float" office:value="0.973436993845157" calcext:value-type="float">
            <text:p>0.973436993845157</text:p>
          </table:table-cell>
          <table:table-cell office:value-type="float" office:value="0.847081707370596" calcext:value-type="float">
            <text:p>0.847081707370596</text:p>
          </table:table-cell>
          <table:table-cell office:value-type="float" office:value="0.812265371157162" calcext:value-type="float">
            <text:p>0.812265371157162</text:p>
          </table:table-cell>
          <table:table-cell office:value-type="float" office:value="49.0821762084961" calcext:value-type="float">
            <text:p>49.0821762084961</text:p>
          </table:table-cell>
          <table:table-cell office:value-type="float" office:value="39.8677520751953" calcext:value-type="float">
            <text:p>39.8677520751953</text:p>
          </table:table-cell>
          <table:table-cell office:value-type="float" office:value="42.5104484558105" calcext:value-type="float">
            <text:p>42.5104484558105</text:p>
          </table:table-cell>
          <table:table-cell office:value-type="float" office:value="1521" calcext:value-type="float">
            <text:p>1521</text:p>
          </table:table-cell>
          <table:table-cell office:value-type="float" office:value="538" calcext:value-type="float">
            <text:p>538</text:p>
          </table:table-cell>
          <table:table-cell office:value-type="float" office:value="0.163950901889957" calcext:value-type="float">
            <text:p>0.163950901889957</text:p>
          </table:table-cell>
          <table:table-cell office:value-type="float" office:value="0.00118984186137692" calcext:value-type="float">
            <text:p>0.00118984186137692</text:p>
          </table:table-cell>
          <table:table-cell office:value-type="float" office:value="0.0000634051798967362" calcext:value-type="float">
            <text:p>6.34051798967362E-05</text:p>
          </table:table-cell>
          <table:table-cell office:value-type="float" office:value="0.00000096002303516802" calcext:value-type="float">
            <text:p>9.60023035168018E-07</text:p>
          </table:table-cell>
          <table:table-cell office:value-type="float" office:value="0.00000000000366423101" calcext:value-type="float">
            <text:p>3.66423100634637E-12</text:p>
          </table:table-cell>
          <table:table-cell office:value-type="float" office:value="0.00000001661369894767" calcext:value-type="float">
            <text:p>1.66136989476716E-08</text:p>
          </table:table-cell>
          <table:table-cell office:value-type="float" office:value="0.00000000000653255651" calcext:value-type="float">
            <text:p>6.53255651303089E-12</text:p>
          </table:table-cell>
          <table:table-cell office:value-type="string" calcext:value-type="string">
            <text:p>[[1514, 516], [1513, 517], [1511, 517], [1507, 521], [1506, 521], [1501, 526], [1501, 528], [1500, 529], [1500, 530], [1499, 531], [1499, 533], [1498, 534], [1499, 535], [1499, 539], [1500, 540], [1500, 542], [1501, 543], [1501, 545], [1503, 547], [1503, 548], [1504, 549], [1504, 550], [1508, 554], [1509, 554], [1511, 556], [1512, 556], [1513, 557], [1515, 557], [1516, 558], [1537, 558], [1539, 556], [1540, 556], [1541, 555], [1541, 554], [1543, 552], [1543, 551], [1544, 550], [1544, 546], [1545, 545], [1545, 541], [1544, 540], [1544, 535], [1543, 534], [1543, 532], [1542, 532], [1537, 527], [1536, 527], [1535, 526], [1534, 526], [1532, 524], [1532, 523], [1531, 522], [1531, 521], [1530, 521], [1529, 520], [1528, 520], [1526, 518], [1526, 517], [1525, 516]]</text:p>
          </table:table-cell>
          <table:table-cell office:value-type="string" calcext:value-type="string">
            <text:p>[[1490, 537], [1517, 508], [1553, 541], [1526, 570]]</text:p>
          </table:table-cell>
          <table:table-cell office:value-type="float" office:value="0.5545975" calcext:value-type="float">
            <text:p>0.5545975</text:p>
          </table:table-cell>
          <table:table-cell office:value-type="string" calcext:value-type="string">
            <text:p>pixel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6835_KAH_1_box4_img4.tif</text:p>
          </table:table-cell>
          <table:table-cell office:value-type="string" calcext:value-type="string">
            <text:p>UUP</text:p>
          </table:table-cell>
          <table:table-cell office:value-type="string" calcext:value-type="string">
            <text:p>autozooid</text:p>
          </table:table-cell>
          <table:table-cell office:value-type="float" office:value="447.218475341797" calcext:value-type="float">
            <text:p>447.218475341797</text:p>
          </table:table-cell>
          <table:table-cell office:value-type="float" office:value="455.345794677734" calcext:value-type="float">
            <text:p>455.345794677734</text:p>
          </table:table-cell>
          <table:table-cell office:value-type="float" office:value="133291" calcext:value-type="float">
            <text:p>133291</text:p>
          </table:table-cell>
          <table:table-cell office:value-type="float" office:value="1438.52812492847" calcext:value-type="float">
            <text:p>1438.52812492847</text:p>
          </table:table-cell>
          <table:table-cell office:value-type="float" office:value="0.958462617074442" calcext:value-type="float">
            <text:p>0.958462617074442</text:p>
          </table:table-cell>
          <table:table-cell office:value-type="float" office:value="0.809420082906985" calcext:value-type="float">
            <text:p>0.809420082906985</text:p>
          </table:table-cell>
          <table:table-cell office:value-type="float" office:value="0.860840938248223" calcext:value-type="float">
            <text:p>0.860840938248223</text:p>
          </table:table-cell>
          <table:table-cell office:value-type="float" office:value="441.045135498047" calcext:value-type="float">
            <text:p>441.045135498047</text:p>
          </table:table-cell>
          <table:table-cell office:value-type="float" office:value="379.669708251953" calcext:value-type="float">
            <text:p>379.669708251953</text:p>
          </table:table-cell>
          <table:table-cell office:value-type="float" office:value="41.6981353759766" calcext:value-type="float">
            <text:p>41.6981353759766</text:p>
          </table:table-cell>
          <table:table-cell office:value-type="float" office:value="393" calcext:value-type="float">
            <text:p>393</text:p>
          </table:table-cell>
          <table:table-cell office:value-type="float" office:value="432" calcext:value-type="float">
            <text:p>432</text:p>
          </table:table-cell>
          <table:table-cell office:value-type="float" office:value="0.161968695663821" calcext:value-type="float">
            <text:p>0.161968695663821</text:p>
          </table:table-cell>
          <table:table-cell office:value-type="float" office:value="0.000340288351252342" calcext:value-type="float">
            <text:p>0.000340288351252342</text:p>
          </table:table-cell>
          <table:table-cell office:value-type="float" office:value="0.0000212640575420867" calcext:value-type="float">
            <text:p>2.12640575420867E-05</text:p>
          </table:table-cell>
          <table:table-cell office:value-type="float" office:value="0.00000036599276424514" calcext:value-type="float">
            <text:p>3.65992764245134E-07</text:p>
          </table:table-cell>
          <table:table-cell office:value-type="float" office:value="0.00000000000077780355" calcext:value-type="float">
            <text:p>7.7780355057369E-13</text:p>
          </table:table-cell>
          <table:table-cell office:value-type="float" office:value="0.00000000669973876615" calcext:value-type="float">
            <text:p>6.69973876614726E-09</text:p>
          </table:table-cell>
          <table:table-cell office:value-type="float" office:value="0.00000000000066143163" calcext:value-type="float">
            <text:p>6.61431634889335E-13</text:p>
          </table:table-cell>
          <table:table-cell office:value-type="string" calcext:value-type="string">
            <text:p>[[409, 221], [408, 222], [366, 222], [365, 223], [354, 223], [353, 224], [347, 224], [346, 225], [343, 225], [342, 226], [339, 226], [338, 227], [336, 227], [335, 228], [332, 228], [331, 229], [329, 229], [328, 230], [325, 230], [324, 231], [322, 231], [321, 232], [318, 232], [316, 234], [315, 234], [313, 236], [312, 236], [303, 245], [303, 246], [299, 250], [299, 251], [297, 253], [297, 254], [296, 255], [296, 256], [294, 258], [294, 259], [293, 260], [293, 261], [292, 262], [292, 263], [291, 264], [291, 265], [290, 266], [290, 267], [289, 268], [289, 269], [288, 270], [288, 271], [280, 279], [279, 279], [273, 285], [272, 285], [265, 292], [265, 293], [254, 304], [254, 305], [246, 313], [246, 314], [239, 321], [239, 322], [236, 325], [236, 326], [234, 328], [234, 329], [233, 330], [233, 331], [232, 332], [232, 333], [231, 334], [231, 336], [230, 337], [230, 338], [229, 339], [229, 342], [228, 343], [228, 345], [227, 346], [227, 348], [226, 349], [226, 351], [225, 352], [225, 353], [224, 354], [224, 356], [223, 357], [223, 358], [222, 359], [222, 360], [221, 361], [221, 363], [220, 364], [220, 366], [219, 367], [219, 369], [218, 370], [218, 374], [217, 375], [217, 379], [216, 380], [216, 386], [215, 387], [215, 392], [214, 393], [214, 398], [213, 399], [213, 404], [212, 405], [212, 406], [210, 408], [210, 409], [205, 414], [205, 415], [202, 418], [202, 419], [201, 420], [201, 422], [200, 423], [200, 424], [199, 425], [199, 426], [198, 427], [198, 428], [197, 429], [197, 430], [196, 431], [196, 432], [194, 434], [194, 435], [192, 437], [192, 438], [190, 440], [189, 440], [187, 442], [187, 443], [184, 446], [184, 447], [183, 448], [183, 449], [182, 450], [182, 451], [181, 452], [181, 453], [180, 454], [180, 455], [171, 464], [171, 465], [169, 467], [169, 468], [168, 469], [168, 485], [169, 486], [169, 487], [171, 489], [171, 490], [174, 493], [175, 493], [180, 498], [180, 499], [182, 501], [182, 502], [184, 504], [184, 505], [187, 508], [188, 508], [190, 510], [191, 510], [198, 517], [198, 518], [199, 519], [199, 520], [201, 522], [201, 523], [204, 526], [205, 526], [211, 532], [211, 533], [212, 534], [212, 535], [213, 536], [213, 539], [214, 540], [214, 543], [215, 544], [215, 547], [216, 548], [216, 550], [217, 551], [217, 553], [218, 554], [218, 555], [220, 557], [220, 558], [223, 561], [223, 562], [225, 564], [225, 565], [226, 566], [226, 567], [227, 568], [227, 570], [228, 571], [228, 573], [229, 574], [229, 577], [230, 578], [230, 582], [231, 583], [231, 585], [232, 586], [232, 588], [233, 589], [233, 590], [234, 591], [234, 592], [235, 593], [235, 594], [237, 596], [237, 597], [240, 600], [240, 601], [242, 603], [242, 604], [244, 606], [244, 607], [246, 609], [246, 610], [248, 612], [248, 613], [250, 615], [250, 616], [252, 618], [252, 619], [254, 621], [255, 621], [256, 622], [257, 622], [258, 623], [259, 623], [260, 624], [262, 624], [263, 625], [264, 625], [265, 626], [267, 626], [268, 627], [269, 627], [270, 628], [271, 627], [287, 627], [288, 626], [291, 626], [292, 625], [297, 625], [298, 624], [303, 624], [304, 623], [311, 623], [312, 622], [318, 622], [319, 621], [323, 621], [324, 620], [328, 620], [329, 619], [332, 619], [333, 618], [339, 618], [340, 617], [347, 617], [348, 616], [350, 616], [351, 617], [354, 617], [355, 618], [358, 618], [359, 619], [363, 619], [364, 620], [368, 620], [369, 621], [372, 621], [373, 622], [377, 622], [378, 623], [381, 623], [382, 624], [383, 624], [384, 625], [385, 625], [386, 626], [387, 626], [389, 628], [390, 628], [397, 635], [398, 635], [401, 638], [402, 638], [405, 641], [406, 641], [417, 652], [418, 652], [429, 663], [431, 663], [432, 662], [433, 662], [434, 661], [435, 661], [436, 660], [437, 660], [438, 659], [439, 659], [440, 658], [441, 658], [442, 657], [443, 657], [444, 656], [445, 656], [448, 653], [448, 652], [450, 650], [450, 649], [451, 648], [451, 647], [454, 644], [454, 643], [464, 633], [464, 632], [465, 631], [465, 630], [466, 629], [466, 628], [468, 626], [468, 625], [469, 624], [469, 623], [470, 622], [470, 621], [472, 619], [472, 618], [474, 616], [474, 615], [485, 604], [485, 603], [488, 600], [488, 599], [500, 587], [500, 586], [503, 583], [503, 582], [508, 577], [509, 577], [516, 570], [516, 569], [518, 567], [518, 566], [528, 556], [529, 556], [529, 555], [532, 552], [532, 551], [534, 549], [534, 548], [548, 534], [548, 533], [557, 524], [558, 524], [561, 521], [562, 521], [564, 519], [564, 518], [572, 510], [573, 510], [575, 508], [576, 508], [583, 501], [583, 500], [595, 488], [595, 487], [597, 485], [597, 484], [598, 483], [598, 481], [600, 479], [600, 478], [601, 477], [601, 476], [602, 475], [602, 474], [604, 472], [604, 471], [606, 469], [606, 464], [607, 463], [607, 457], [608, 456], [608, 440], [609, 439], [609, 435], [608, 434], [608, 422], [607, 421], [607, 415], [606, 414], [606, 409], [605, 408], [605, 404], [604, 403], [604, 401], [603, 400], [603, 399], [602, 398], [602, 395], [601, 394], [601, 392], [600, 391], [600, 388], [599, 387], [599, 383], [598, 382], [598, 378], [597, 377], [597, 373], [596, 372], [596, 369], [595, 368], [595, 365], [594, 364], [594, 361], [593, 360], [593, 358], [592, 357], [592, 355], [591, 354], [591, 353], [590, 352], [590, 351], [588, 349], [588, 348], [587, 347], [587, 346], [585, 344], [585, 343], [584, 342], [584, 341], [583, 340], [583, 338], [581, 336], [581, 335], [580, 334], [580, 333], [578, 331], [578, 330], [576, 328], [576, 327], [572, 323], [572, 322], [570, 320], [570, 319], [568, 317], [568, 316], [566, 314], [566, 313], [564, 311], [564, 310], [562, 308], [562, 307], [560, 305], [560, 304], [558, 302], [557, 302], [541, 286], [540, 286], [537, 283], [536, 283], [523, 270], [522, 270], [514, 262], [513, 262], [507, 256], [506, 256], [502, 252], [501, 252], [499, 250], [498, 250], [496, 248], [495, 248], [492, 245], [491, 245], [488, 242], [488, 241], [483, 236], [482, 236], [479, 233], [478, 233], [477, 232], [476, 232], [475, 231], [474, 231], [473, 230], [472, 230], [471, 229], [470, 229], [468, 227], [467, 227], [464, 224], [463, 224], [462, 223], [457, 223], [456, 222], [448, 222], [447, 221]]</text:p>
          </table:table-cell>
          <table:table-cell office:value-type="string" calcext:value-type="string">
            <text:p>[[94, 478], [387, 149], [671, 402], [378, 731]]</text:p>
          </table:table-cell>
          <table:table-cell office:value-type="float" office:value="0.99993014" calcext:value-type="float">
            <text:p>0.99993014</text:p>
          </table:table-cell>
          <table:table-cell office:value-type="string" calcext:value-type="string">
            <text:p>pixel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835_KAH_1_box4_img4.tif</text:p>
          </table:table-cell>
          <table:table-cell office:value-type="string" calcext:value-type="string">
            <text:p>TMR</text:p>
          </table:table-cell>
          <table:table-cell office:value-type="string" calcext:value-type="string">
            <text:p>autozooid</text:p>
          </table:table-cell>
          <table:table-cell office:value-type="float" office:value="423.380981445313" calcext:value-type="float">
            <text:p>423.380981445313</text:p>
          </table:table-cell>
          <table:table-cell office:value-type="float" office:value="473.044799804688" calcext:value-type="float">
            <text:p>473.044799804688</text:p>
          </table:table-cell>
          <table:table-cell office:value-type="float" office:value="135496" calcext:value-type="float">
            <text:p>135496</text:p>
          </table:table-cell>
          <table:table-cell office:value-type="float" office:value="1446.90576040745" calcext:value-type="float">
            <text:p>1446.90576040745</text:p>
          </table:table-cell>
          <table:table-cell office:value-type="float" office:value="0.981026886722441" calcext:value-type="float">
            <text:p>0.981026886722441</text:p>
          </table:table-cell>
          <table:table-cell office:value-type="float" office:value="0.813309503845645" calcext:value-type="float">
            <text:p>0.813309503845645</text:p>
          </table:table-cell>
          <table:table-cell office:value-type="float" office:value="0.668032758855308" calcext:value-type="float">
            <text:p>0.668032758855308</text:p>
          </table:table-cell>
          <table:table-cell office:value-type="float" office:value="517.602172851563" calcext:value-type="float">
            <text:p>517.602172851563</text:p>
          </table:table-cell>
          <table:table-cell office:value-type="float" office:value="345.775207519531" calcext:value-type="float">
            <text:p>345.775207519531</text:p>
          </table:table-cell>
          <table:table-cell office:value-type="float" office:value="45" calcext:value-type="float">
            <text:p>45</text:p>
          </table:table-cell>
          <table:table-cell office:value-type="float" office:value="1016" calcext:value-type="float">
            <text:p>1016</text:p>
          </table:table-cell>
          <table:table-cell office:value-type="float" office:value="561" calcext:value-type="float">
            <text:p>561</text:p>
          </table:table-cell>
          <table:table-cell office:value-type="float" office:value="0.172012472510998" calcext:value-type="float">
            <text:p>0.172012472510998</text:p>
          </table:table-cell>
          <table:table-cell office:value-type="float" office:value="0.00374690225792858" calcext:value-type="float">
            <text:p>0.00374690225792858</text:p>
          </table:table-cell>
          <table:table-cell office:value-type="float" office:value="0.0000973147722194809" calcext:value-type="float">
            <text:p>9.73147722194809E-05</text:p>
          </table:table-cell>
          <table:table-cell office:value-type="float" office:value="0.00000192601522969702" calcext:value-type="float">
            <text:p>1.92601522969702E-06</text:p>
          </table:table-cell>
          <table:table-cell office:value-type="float" office:value="-0.00000000002457343487" calcext:value-type="float">
            <text:p>-2.45734348683436E-11</text:p>
          </table:table-cell>
          <table:table-cell office:value-type="float" office:value="-0.00000011499309424338" calcext:value-type="float">
            <text:p>-1.14993094243382E-07</text:p>
          </table:table-cell>
          <table:table-cell office:value-type="float" office:value="0.00000000000956155803" calcext:value-type="float">
            <text:p>9.56155802998426E-12</text:p>
          </table:table-cell>
          <table:table-cell office:value-type="string" calcext:value-type="string">
            <text:p>[[1125, 349], [1124, 350], [1116, 350], [1115, 351], [1112, 351], [1111, 352], [1106, 352], [1105, 353], [1099, 353], [1098, 354], [1090, 354], [1089, 355], [1084, 355], [1083, 356], [1080, 356], [1079, 357], [1075, 357], [1074, 358], [1071, 358], [1070, 359], [1067, 359], [1066, 360], [1063, 360], [1062, 361], [1060, 361], [1059, 362], [1057, 362], [1056, 363], [1052, 363], [1051, 364], [1047, 364], [1046, 365], [1040, 365], [1039, 364], [1036, 364], [1035, 363], [1033, 363], [1032, 362], [1030, 362], [1029, 361], [1027, 361], [1026, 360], [1025, 360], [1024, 359], [1022, 359], [1021, 358], [1020, 358], [1019, 357], [1017, 357], [1016, 356], [1014, 356], [1013, 355], [1009, 355], [1008, 356], [1000, 356], [999, 357], [996, 357], [984, 369], [983, 369], [981, 371], [980, 371], [978, 373], [977, 373], [972, 378], [972, 379], [966, 385], [965, 385], [964, 386], [963, 386], [961, 388], [960, 388], [958, 390], [957, 390], [955, 392], [954, 392], [952, 394], [951, 394], [950, 395], [949, 395], [946, 398], [945, 398], [943, 400], [942, 400], [941, 401], [940, 401], [939, 402], [938, 402], [937, 403], [936, 403], [935, 404], [933, 404], [932, 405], [930, 405], [929, 406], [927, 406], [926, 407], [924, 407], [923, 408], [922, 408], [921, 409], [919, 409], [917, 411], [916, 411], [915, 412], [914, 412], [910, 416], [909, 416], [907, 418], [906, 418], [905, 419], [904, 419], [903, 420], [902, 420], [900, 422], [899, 422], [898, 423], [897, 423], [896, 424], [894, 424], [893, 425], [892, 425], [890, 427], [889, 427], [887, 429], [887, 430], [885, 432], [885, 433], [879, 439], [878, 439], [876, 441], [875, 441], [868, 448], [868, 449], [862, 455], [861, 455], [854, 462], [854, 463], [852, 465], [852, 466], [851, 467], [851, 468], [842, 477], [842, 478], [840, 480], [840, 481], [839, 482], [839, 483], [837, 485], [837, 486], [836, 487], [836, 488], [834, 490], [834, 491], [832, 493], [832, 494], [829, 497], [829, 499], [828, 500], [828, 502], [827, 503], [827, 507], [826, 508], [826, 512], [825, 513], [825, 539], [826, 540], [826, 552], [827, 553], [827, 566], [828, 567], [828, 574], [829, 575], [829, 581], [830, 582], [830, 585], [829, 586], [829, 603], [828, 604], [828, 616], [827, 617], [827, 621], [826, 622], [826, 626], [825, 627], [825, 631], [824, 632], [824, 637], [823, 638], [823, 644], [822, 645], [822, 650], [821, 651], [821, 665], [820, 666], [820, 687], [821, 688], [821, 699], [822, 700], [822, 706], [823, 707], [823, 711], [824, 712], [824, 717], [825, 718], [825, 721], [826, 722], [826, 725], [827, 726], [827, 728], [828, 729], [828, 730], [829, 731], [829, 733], [830, 734], [830, 735], [831, 736], [831, 737], [833, 739], [833, 740], [834, 741], [834, 742], [835, 743], [835, 744], [836, 745], [836, 746], [837, 747], [837, 748], [839, 750], [839, 751], [840, 752], [840, 753], [847, 760], [848, 760], [850, 762], [851, 762], [854, 765], [855, 765], [859, 769], [860, 769], [861, 770], [864, 770], [865, 771], [872, 771], [873, 772], [879, 772], [880, 773], [885, 773], [886, 774], [894, 774], [895, 775], [909, 775], [910, 776], [919, 776], [920, 777], [927, 777], [928, 778], [933, 778], [934, 779], [938, 779], [939, 780], [941, 780], [942, 781], [945, 781], [946, 782], [947, 782], [948, 783], [950, 783], [951, 784], [953, 784], [954, 785], [956, 785], [957, 786], [958, 786], [959, 787], [961, 787], [962, 788], [964, 788], [965, 789], [967, 789], [968, 790], [969, 790], [970, 791], [972, 791], [973, 792], [975, 792], [976, 793], [978, 793], [979, 794], [982, 794], [983, 795], [986, 795], [987, 796], [990, 796], [991, 797], [995, 797], [996, 798], [997, 798], [1000, 795], [1001, 795], [1017, 779], [1018, 779], [1023, 774], [1024, 774], [1039, 759], [1040, 759], [1042, 757], [1043, 757], [1048, 752], [1048, 751], [1056, 743], [1057, 743], [1059, 741], [1060, 741], [1062, 739], [1063, 739], [1067, 735], [1067, 734], [1071, 730], [1072, 730], [1076, 726], [1077, 726], [1083, 720], [1083, 719], [1090, 712], [1091, 712], [1095, 708], [1096, 708], [1100, 704], [1101, 704], [1106, 699], [1106, 698], [1110, 694], [1110, 693], [1122, 681], [1122, 680], [1134, 668], [1135, 668], [1149, 654], [1150, 654], [1152, 652], [1152, 651], [1165, 638], [1166, 638], [1166, 637], [1176, 627], [1177, 627], [1179, 625], [1180, 625], [1185, 620], [1185, 619], [1187, 617], [1187, 616], [1190, 613], [1190, 612], [1193, 609], [1194, 609], [1197, 606], [1197, 605], [1200, 602], [1200, 601], [1201, 600], [1201, 599], [1202, 598], [1202, 596], [1203, 595], [1203, 594], [1204, 593], [1204, 592], [1205, 591], [1205, 590], [1206, 589], [1206, 588], [1207, 587], [1207, 586], [1208, 585], [1208, 584], [1209, 583], [1209, 582], [1210, 581], [1210, 580], [1211, 579], [1211, 578], [1212, 577], [1212, 576], [1213, 575], [1213, 574], [1214, 573], [1214, 571], [1215, 570], [1215, 568], [1216, 567], [1216, 563], [1217, 562], [1217, 557], [1218, 556], [1218, 552], [1219, 551], [1219, 547], [1220, 546], [1220, 543], [1221, 542], [1221, 539], [1222, 538], [1222, 536], [1223, 535], [1223, 533], [1224, 532], [1224, 530], [1225, 529], [1225, 526], [1226, 525], [1226, 522], [1227, 521], [1227, 516], [1228, 515], [1228, 508], [1229, 507], [1229, 494], [1230, 493], [1230, 455], [1229, 454], [1229, 435], [1228, 434], [1228, 425], [1227, 424], [1227, 418], [1226, 417], [1226, 413], [1225, 412], [1225, 410], [1224, 409], [1224, 408], [1223, 407], [1223, 406], [1217, 400], [1217, 399], [1213, 395], [1213, 394], [1208, 389], [1207, 389], [1206, 388], [1205, 388], [1204, 387], [1202, 387], [1201, 386], [1200, 386], [1199, 385], [1197, 385], [1196, 384], [1194, 384], [1192, 382], [1191, 382], [1181, 372], [1180, 372], [1175, 367], [1174, 367], [1171, 364], [1170, 364], [1168, 362], [1167, 362], [1166, 361], [1165, 361], [1163, 359], [1162, 359], [1161, 358], [1160, 358], [1159, 357], [1158, 357], [1157, 356], [1156, 356], [1155, 355], [1154, 355], [1153, 354], [1151, 354], [1150, 353], [1149, 353], [1148, 352], [1145, 352], [1144, 351], [1140, 351], [1139, 350], [1136, 350], [1135, 349]]</text:p>
          </table:table-cell>
          <table:table-cell office:value-type="string" calcext:value-type="string">
            <text:p>[[701, 614], [1067, 248], [1312, 493], [946, 859]]</text:p>
          </table:table-cell>
          <table:table-cell office:value-type="float" office:value="0.99988496" calcext:value-type="float">
            <text:p>0.99988496</text:p>
          </table:table-cell>
          <table:table-cell office:value-type="string" calcext:value-type="string">
            <text:p>pixel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6835_KAH_1_box4_img4.tif</text:p>
          </table:table-cell>
          <table:table-cell office:value-type="string" calcext:value-type="string">
            <text:p>TLA</text:p>
          </table:table-cell>
          <table:table-cell office:value-type="string" calcext:value-type="string">
            <text:p>autozooid</text:p>
          </table:table-cell>
          <table:table-cell office:value-type="float" office:value="402.857849121094" calcext:value-type="float">
            <text:p>402.857849121094</text:p>
          </table:table-cell>
          <table:table-cell office:value-type="float" office:value="420.690063476563" calcext:value-type="float">
            <text:p>420.690063476563</text:p>
          </table:table-cell>
          <table:table-cell office:value-type="float" office:value="113063.5" calcext:value-type="float">
            <text:p>113063.5</text:p>
          </table:table-cell>
          <table:table-cell office:value-type="float" office:value="1287.06514203548" calcext:value-type="float">
            <text:p>1287.06514203548</text:p>
          </table:table-cell>
          <table:table-cell office:value-type="float" office:value="0.987139470823711" calcext:value-type="float">
            <text:p>0.987139470823711</text:p>
          </table:table-cell>
          <table:table-cell office:value-type="float" office:value="0.857691750050116" calcext:value-type="float">
            <text:p>0.857691750050116</text:p>
          </table:table-cell>
          <table:table-cell office:value-type="float" office:value="0.813445481285185" calcext:value-type="float">
            <text:p>0.813445481285185</text:p>
          </table:table-cell>
          <table:table-cell office:value-type="float" office:value="420.728485107422" calcext:value-type="float">
            <text:p>420.728485107422</text:p>
          </table:table-cell>
          <table:table-cell office:value-type="float" office:value="342.239685058594" calcext:value-type="float">
            <text:p>342.239685058594</text:p>
          </table:table-cell>
          <table:table-cell office:value-type="float" office:value="45" calcext:value-type="float">
            <text:p>45</text:p>
          </table:table-cell>
          <table:table-cell office:value-type="float" office:value="853" calcext:value-type="float">
            <text:p>853</text:p>
          </table:table-cell>
          <table:table-cell office:value-type="float" office:value="953" calcext:value-type="float">
            <text:p>953</text:p>
          </table:table-cell>
          <table:table-cell office:value-type="float" office:value="0.162498458839769" calcext:value-type="float">
            <text:p>0.162498458839769</text:p>
          </table:table-cell>
          <table:table-cell office:value-type="float" office:value="0.000809108576206899" calcext:value-type="float">
            <text:p>0.000809108576206899</text:p>
          </table:table-cell>
          <table:table-cell office:value-type="float" office:value="0.0000346615177181247" calcext:value-type="float">
            <text:p>3.46615177181247E-05</text:p>
          </table:table-cell>
          <table:table-cell office:value-type="float" office:value="0.00000017253843233465" calcext:value-type="float">
            <text:p>1.72538432334647E-07</text:p>
          </table:table-cell>
          <table:table-cell office:value-type="float" office:value="0.00000000000042192585" calcext:value-type="float">
            <text:p>4.21925847711615E-13</text:p>
          </table:table-cell>
          <table:table-cell office:value-type="float" office:value="0.0000000048951549519" calcext:value-type="float">
            <text:p>4.89515495190199E-09</text:p>
          </table:table-cell>
          <table:table-cell office:value-type="float" office:value="-3.6699014843241E-015" calcext:value-type="float">
            <text:p>-3.6699014843241E-15</text:p>
          </table:table-cell>
          <table:table-cell office:value-type="string" calcext:value-type="string">
            <text:p>[[833, 751], [832, 752], [820, 752], [819, 753], [815, 753], [814, 754], [811, 754], [810, 755], [808, 755], [807, 756], [806, 756], [805, 757], [805, 758], [791, 772], [790, 772], [775, 787], [775, 788], [772, 791], [772, 792], [770, 794], [770, 795], [768, 797], [768, 798], [755, 811], [755, 812], [743, 824], [743, 825], [741, 827], [741, 828], [739, 830], [739, 831], [735, 835], [734, 835], [730, 839], [730, 840], [729, 841], [729, 842], [728, 843], [728, 844], [727, 845], [727, 846], [726, 847], [726, 848], [718, 856], [718, 857], [716, 859], [716, 860], [715, 861], [715, 862], [714, 863], [714, 864], [713, 865], [713, 866], [711, 868], [711, 869], [709, 871], [709, 872], [703, 878], [703, 879], [701, 881], [701, 882], [699, 884], [699, 885], [698, 886], [698, 887], [697, 888], [697, 889], [696, 890], [696, 891], [687, 900], [687, 901], [685, 903], [685, 904], [684, 905], [684, 907], [682, 909], [682, 910], [680, 912], [680, 913], [674, 919], [674, 921], [673, 922], [673, 924], [672, 925], [672, 927], [671, 928], [671, 930], [670, 931], [670, 935], [669, 936], [669, 942], [668, 943], [668, 948], [667, 949], [667, 957], [666, 958], [666, 963], [665, 964], [665, 979], [666, 980], [666, 986], [667, 987], [667, 994], [668, 995], [668, 1003], [669, 1004], [669, 1011], [670, 1012], [670, 1016], [671, 1017], [671, 1022], [672, 1023], [672, 1028], [673, 1029], [673, 1034], [674, 1035], [674, 1038], [675, 1039], [675, 1042], [676, 1043], [676, 1046], [677, 1047], [677, 1049], [678, 1050], [678, 1052], [679, 1053], [679, 1056], [680, 1057], [680, 1059], [681, 1060], [681, 1063], [682, 1064], [682, 1068], [683, 1069], [683, 1073], [684, 1074], [684, 1078], [685, 1079], [685, 1083], [686, 1084], [686, 1086], [687, 1087], [687, 1088], [688, 1089], [688, 1090], [690, 1092], [690, 1093], [693, 1096], [693, 1097], [696, 1100], [696, 1101], [699, 1104], [700, 1104], [703, 1107], [704, 1107], [705, 1108], [706, 1108], [707, 1109], [708, 1109], [709, 1110], [710, 1110], [711, 1111], [712, 1111], [714, 1113], [715, 1113], [718, 1116], [719, 1116], [720, 1117], [721, 1117], [722, 1118], [723, 1118], [724, 1119], [725, 1119], [726, 1120], [727, 1120], [728, 1121], [729, 1121], [730, 1122], [732, 1122], [733, 1123], [735, 1123], [736, 1124], [737, 1124], [738, 1125], [739, 1125], [740, 1126], [741, 1126], [745, 1130], [746, 1130], [748, 1132], [749, 1132], [750, 1133], [751, 1133], [752, 1134], [753, 1134], [754, 1135], [755, 1135], [756, 1136], [757, 1136], [758, 1137], [759, 1137], [760, 1138], [761, 1138], [762, 1139], [763, 1139], [764, 1140], [766, 1140], [767, 1141], [768, 1141], [769, 1142], [770, 1142], [771, 1143], [772, 1143], [773, 1144], [774, 1144], [776, 1146], [777, 1146], [778, 1147], [782, 1147], [783, 1148], [786, 1148], [787, 1149], [791, 1149], [792, 1150], [801, 1150], [802, 1151], [807, 1151], [808, 1150], [809, 1150], [810, 1149], [811, 1149], [812, 1148], [813, 1148], [814, 1147], [815, 1147], [816, 1146], [817, 1146], [818, 1145], [819, 1145], [821, 1143], [822, 1143], [823, 1142], [825, 1142], [826, 1141], [827, 1141], [828, 1140], [830, 1140], [831, 1139], [833, 1139], [834, 1138], [840, 1138], [841, 1137], [848, 1137], [849, 1136], [885, 1136], [886, 1135], [893, 1135], [894, 1134], [895, 1134], [896, 1133], [897, 1133], [898, 1132], [899, 1132], [901, 1130], [902, 1130], [903, 1129], [904, 1129], [905, 1128], [906, 1128], [907, 1127], [908, 1127], [910, 1125], [911, 1125], [913, 1123], [914, 1123], [916, 1121], [917, 1121], [918, 1120], [919, 1120], [920, 1119], [921, 1119], [934, 1106], [935, 1106], [936, 1105], [937, 1105], [942, 1100], [942, 1099], [944, 1097], [944, 1096], [949, 1091], [950, 1091], [955, 1086], [955, 1085], [957, 1083], [957, 1082], [964, 1075], [965, 1075], [970, 1070], [970, 1069], [979, 1060], [980, 1060], [982, 1058], [983, 1058], [992, 1049], [993, 1049], [995, 1047], [996, 1047], [1000, 1043], [1001, 1043], [1004, 1040], [1004, 1039], [1006, 1037], [1007, 1037], [1011, 1033], [1012, 1033], [1029, 1016], [1030, 1016], [1040, 1006], [1040, 1005], [1043, 1002], [1043, 1001], [1046, 998], [1046, 997], [1048, 995], [1048, 992], [1049, 991], [1049, 977], [1048, 976], [1048, 974], [1047, 973], [1047, 970], [1046, 969], [1046, 965], [1045, 964], [1045, 958], [1044, 957], [1044, 949], [1043, 948], [1043, 936], [1042, 935], [1042, 927], [1041, 926], [1041, 921], [1040, 920], [1040, 912], [1041, 911], [1041, 897], [1040, 896], [1040, 876], [1039, 875], [1039, 872], [1038, 871], [1038, 869], [1037, 868], [1037, 866], [1036, 865], [1036, 864], [1035, 863], [1035, 861], [1034, 860], [1034, 859], [1033, 858], [1033, 857], [1032, 856], [1032, 855], [1031, 854], [1031, 852], [1030, 851], [1030, 850], [1029, 849], [1029, 848], [1028, 847], [1028, 845], [1027, 844], [1027, 843], [1026, 842], [1026, 841], [1024, 839], [1024, 838], [1019, 833], [1019, 832], [1017, 830], [1017, 829], [1015, 827], [1015, 826], [1013, 824], [1013, 823], [1008, 818], [1007, 818], [995, 806], [994, 806], [992, 804], [991, 804], [988, 801], [987, 801], [984, 798], [983, 798], [980, 795], [979, 795], [978, 794], [977, 794], [976, 793], [975, 793], [974, 792], [973, 792], [972, 791], [971, 791], [969, 789], [968, 789], [967, 788], [966, 788], [965, 787], [963, 787], [962, 786], [961, 786], [960, 785], [958, 785], [957, 784], [956, 784], [955, 783], [954, 783], [953, 782], [952, 782], [951, 781], [950, 781], [948, 779], [947, 779], [946, 778], [945, 778], [944, 777], [942, 777], [941, 776], [939, 776], [938, 775], [936, 775], [935, 774], [931, 774], [930, 773], [926, 773], [925, 772], [922, 772], [921, 771], [916, 771], [915, 770], [908, 770], [907, 769], [902, 769], [901, 768], [895, 768], [894, 767], [888, 767], [887, 766], [882, 766], [881, 765], [876, 765], [875, 764], [872, 764], [871, 763], [867, 763], [866, 762], [863, 762], [862, 761], [860, 761], [859, 760], [856, 760], [855, 759], [853, 759], [852, 758], [850, 758], [849, 757], [848, 757], [847, 756], [846, 756], [845, 755], [844, 755], [843, 754], [842, 754], [841, 753], [839, 753], [838, 752], [836, 752], [835, 751]]</text:p>
          </table:table-cell>
          <table:table-cell office:value-type="string" calcext:value-type="string">
            <text:p>[[578, 983], [876, 686], [1118, 928], [820, 1225]]</text:p>
          </table:table-cell>
          <table:table-cell office:value-type="float" office:value="0.99987257" calcext:value-type="float">
            <text:p>0.99987257</text:p>
          </table:table-cell>
          <table:table-cell office:value-type="string" calcext:value-type="string">
            <text:p>pixels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6835_KAH_1_box4_img4.tif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autozooid</text:p>
          </table:table-cell>
          <table:table-cell office:value-type="float" office:value="369.413208007813" calcext:value-type="float">
            <text:p>369.413208007813</text:p>
          </table:table-cell>
          <table:table-cell office:value-type="float" office:value="361.748291015625" calcext:value-type="float">
            <text:p>361.748291015625</text:p>
          </table:table-cell>
          <table:table-cell office:value-type="float" office:value="89795" calcext:value-type="float">
            <text:p>89795</text:p>
          </table:table-cell>
          <table:table-cell office:value-type="float" office:value="1161.54328334332" calcext:value-type="float">
            <text:p>1161.54328334332</text:p>
          </table:table-cell>
          <table:table-cell office:value-type="float" office:value="0.983542813330047" calcext:value-type="float">
            <text:p>0.983542813330047</text:p>
          </table:table-cell>
          <table:table-cell office:value-type="float" office:value="0.836356089097679" calcext:value-type="float">
            <text:p>0.836356089097679</text:p>
          </table:table-cell>
          <table:table-cell office:value-type="float" office:value="0.844039612232248" calcext:value-type="float">
            <text:p>0.844039612232248</text:p>
          </table:table-cell>
          <table:table-cell office:value-type="float" office:value="371.416748046875" calcext:value-type="float">
            <text:p>371.416748046875</text:p>
          </table:table-cell>
          <table:table-cell office:value-type="float" office:value="313.490447998047" calcext:value-type="float">
            <text:p>313.490447998047</text:p>
          </table:table-cell>
          <table:table-cell office:value-type="float" office:value="23.2860660552979" calcext:value-type="float">
            <text:p>23.2860660552979</text:p>
          </table:table-cell>
          <table:table-cell office:value-type="float" office:value="513" calcext:value-type="float">
            <text:p>513</text:p>
          </table:table-cell>
          <table:table-cell office:value-type="float" office:value="1067" calcext:value-type="float">
            <text:p>1067</text:p>
          </table:table-cell>
          <table:table-cell office:value-type="float" office:value="0.164932469352416" calcext:value-type="float">
            <text:p>0.164932469352416</text:p>
          </table:table-cell>
          <table:table-cell office:value-type="float" office:value="0.00135122429702254" calcext:value-type="float">
            <text:p>0.00135122429702254</text:p>
          </table:table-cell>
          <table:table-cell office:value-type="float" office:value="0.0000908562236808266" calcext:value-type="float">
            <text:p>9.08562236808266E-05</text:p>
          </table:table-cell>
          <table:table-cell office:value-type="float" office:value="0.00000155709733783852" calcext:value-type="float">
            <text:p>1.55709733783852E-06</text:p>
          </table:table-cell>
          <table:table-cell office:value-type="float" office:value="-0.00000000000125521795" calcext:value-type="float">
            <text:p>-1.25521794622566E-12</text:p>
          </table:table-cell>
          <table:table-cell office:value-type="float" office:value="-0.00000001881695982624" calcext:value-type="float">
            <text:p>-1.88169598262401E-08</text:p>
          </table:table-cell>
          <table:table-cell office:value-type="float" office:value="-0.0000000000184778415" calcext:value-type="float">
            <text:p>-1.84778415030625E-11</text:p>
          </table:table-cell>
          <table:table-cell office:value-type="string" calcext:value-type="string">
            <text:p>[[525, 886], [524, 887], [521, 887], [520, 888], [519, 888], [518, 889], [517, 889], [516, 890], [514, 890], [513, 891], [511, 891], [510, 892], [506, 892], [505, 893], [501, 893], [500, 894], [497, 894], [496, 895], [495, 895], [494, 896], [493, 896], [490, 899], [489, 899], [488, 900], [487, 900], [485, 902], [483, 902], [482, 903], [479, 903], [478, 904], [476, 904], [475, 905], [473, 905], [472, 906], [470, 906], [466, 910], [465, 910], [461, 914], [460, 914], [459, 915], [458, 915], [456, 917], [455, 917], [444, 928], [443, 928], [442, 929], [441, 929], [440, 930], [439, 930], [438, 931], [437, 931], [436, 932], [435, 932], [434, 933], [433, 933], [431, 935], [430, 935], [429, 936], [428, 936], [423, 941], [422, 941], [416, 947], [415, 947], [414, 948], [414, 949], [404, 959], [404, 960], [402, 962], [402, 963], [401, 964], [401, 965], [400, 966], [400, 967], [399, 968], [399, 970], [398, 971], [398, 973], [397, 974], [397, 975], [396, 976], [396, 978], [395, 979], [395, 981], [394, 982], [394, 983], [393, 984], [393, 985], [392, 986], [392, 987], [391, 988], [391, 989], [390, 990], [390, 991], [389, 992], [389, 994], [388, 995], [388, 998], [387, 999], [387, 1002], [386, 1003], [386, 1007], [385, 1008], [385, 1013], [384, 1014], [384, 1017], [383, 1018], [383, 1021], [382, 1022], [382, 1024], [381, 1025], [381, 1026], [380, 1027], [380, 1029], [379, 1030], [379, 1031], [378, 1032], [378, 1034], [377, 1035], [377, 1036], [376, 1037], [376, 1039], [375, 1040], [375, 1043], [374, 1044], [374, 1046], [373, 1047], [373, 1049], [372, 1050], [372, 1053], [371, 1054], [371, 1055], [370, 1056], [370, 1057], [368, 1059], [368, 1060], [361, 1067], [361, 1069], [360, 1070], [360, 1072], [359, 1073], [359, 1075], [358, 1076], [358, 1078], [357, 1079], [357, 1081], [356, 1082], [356, 1083], [355, 1084], [355, 1085], [353, 1087], [353, 1088], [350, 1091], [350, 1092], [349, 1093], [349, 1094], [348, 1095], [348, 1097], [347, 1098], [347, 1099], [346, 1100], [346, 1102], [345, 1103], [345, 1105], [344, 1106], [344, 1107], [343, 1108], [343, 1109], [342, 1110], [342, 1111], [335, 1118], [335, 1119], [334, 1120], [334, 1121], [333, 1122], [333, 1123], [332, 1124], [332, 1125], [331, 1126], [331, 1128], [330, 1129], [330, 1130], [329, 1131], [329, 1135], [328, 1136], [328, 1146], [329, 1147], [329, 1148], [330, 1149], [330, 1151], [331, 1152], [331, 1153], [332, 1154], [332, 1156], [333, 1157], [333, 1158], [339, 1164], [339, 1165], [354, 1180], [354, 1181], [356, 1183], [356, 1184], [358, 1186], [358, 1187], [362, 1191], [362, 1192], [375, 1205], [376, 1205], [381, 1210], [382, 1210], [384, 1212], [385, 1212], [387, 1214], [388, 1214], [389, 1215], [391, 1215], [392, 1216], [394, 1216], [395, 1217], [398, 1217], [399, 1218], [401, 1218], [402, 1219], [404, 1219], [405, 1220], [407, 1220], [408, 1221], [410, 1221], [411, 1222], [412, 1222], [413, 1223], [415, 1223], [416, 1224], [418, 1224], [419, 1225], [424, 1225], [425, 1226], [430, 1226], [431, 1227], [439, 1227], [440, 1228], [449, 1228], [450, 1229], [458, 1229], [459, 1230], [466, 1230], [467, 1231], [475, 1231], [476, 1232], [487, 1232], [488, 1233], [510, 1233], [511, 1234], [522, 1234], [523, 1235], [524, 1235], [525, 1234], [536, 1234], [537, 1233], [539, 1233], [540, 1232], [541, 1232], [542, 1231], [544, 1231], [545, 1230], [547, 1230], [548, 1229], [549, 1229], [550, 1228], [551, 1228], [552, 1227], [553, 1227], [554, 1226], [555, 1226], [556, 1225], [557, 1225], [561, 1221], [562, 1221], [563, 1220], [564, 1220], [566, 1218], [567, 1218], [568, 1217], [570, 1217], [571, 1216], [572, 1216], [573, 1215], [574, 1215], [575, 1214], [576, 1214], [577, 1213], [578, 1213], [580, 1211], [581, 1211], [585, 1207], [586, 1207], [588, 1205], [589, 1205], [590, 1204], [591, 1204], [593, 1202], [594, 1202], [596, 1200], [597, 1200], [599, 1198], [600, 1198], [604, 1194], [605, 1194], [612, 1187], [613, 1187], [618, 1182], [618, 1181], [651, 1148], [652, 1148], [663, 1137], [664, 1137], [667, 1134], [668, 1134], [669, 1133], [669, 1132], [670, 1131], [670, 1130], [671, 1129], [671, 1127], [672, 1126], [672, 1123], [673, 1122], [673, 1114], [674, 1113], [674, 1080], [673, 1079], [673, 1061], [672, 1060], [672, 1046], [671, 1045], [671, 1022], [670, 1021], [670, 1016], [669, 1015], [669, 1010], [668, 1009], [668, 1005], [667, 1004], [667, 1001], [666, 1000], [666, 996], [665, 995], [665, 991], [664, 990], [664, 983], [663, 982], [663, 974], [662, 973], [662, 965], [661, 964], [661, 949], [660, 948], [660, 945], [659, 944], [659, 942], [658, 941], [658, 939], [657, 938], [657, 937], [656, 936], [656, 935], [655, 934], [655, 933], [652, 930], [652, 929], [647, 924], [646, 924], [642, 920], [640, 920], [639, 919], [637, 919], [636, 918], [634, 918], [633, 917], [631, 917], [630, 916], [627, 916], [626, 915], [618, 915], [617, 914], [602, 914], [599, 911], [599, 908], [598, 907], [598, 905], [597, 904], [597, 903], [593, 899], [592, 899], [591, 898], [590, 898], [589, 897], [588, 897], [587, 896], [586, 896], [585, 895], [583, 895], [582, 894], [579, 894], [578, 893], [575, 893], [574, 892], [569, 892], [568, 891], [563, 891], [562, 890], [552, 890], [551, 889], [547, 889], [546, 888], [544, 888], [543, 887], [541, 887], [540, 886]]</text:p>
          </table:table-cell>
          <table:table-cell office:value-type="string" calcext:value-type="string">
            <text:p>[[307, 1180], [454, 838], [742, 962], [595, 1303]]</text:p>
          </table:table-cell>
          <table:table-cell office:value-type="float" office:value="0.99976677" calcext:value-type="float">
            <text:p>0.99976677</text:p>
          </table:table-cell>
          <table:table-cell office:value-type="string" calcext:value-type="string">
            <text:p>pixels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6835_KAH_1_box4_img4.tif</text:p>
          </table:table-cell>
          <table:table-cell office:value-type="string" calcext:value-type="string">
            <text:p>BMR</text:p>
          </table:table-cell>
          <table:table-cell office:value-type="string" calcext:value-type="string">
            <text:p>autozooid</text:p>
          </table:table-cell>
          <table:table-cell office:value-type="float" office:value="501.258972167969" calcext:value-type="float">
            <text:p>501.258972167969</text:p>
          </table:table-cell>
          <table:table-cell office:value-type="float" office:value="373.36474609375" calcext:value-type="float">
            <text:p>373.36474609375</text:p>
          </table:table-cell>
          <table:table-cell office:value-type="float" office:value="126290.5" calcext:value-type="float">
            <text:p>126290.5</text:p>
          </table:table-cell>
          <table:table-cell office:value-type="float" office:value="1405.18288898468" calcext:value-type="float">
            <text:p>1405.18288898468</text:p>
          </table:table-cell>
          <table:table-cell office:value-type="float" office:value="0.979907666045934" calcext:value-type="float">
            <text:p>0.979907666045934</text:p>
          </table:table-cell>
          <table:table-cell office:value-type="float" office:value="0.803738628134366" calcext:value-type="float">
            <text:p>0.803738628134366</text:p>
          </table:table-cell>
          <table:table-cell office:value-type="float" office:value="0.710654043402701" calcext:value-type="float">
            <text:p>0.710654043402701</text:p>
          </table:table-cell>
          <table:table-cell office:value-type="float" office:value="481.714599609375" calcext:value-type="float">
            <text:p>481.714599609375</text:p>
          </table:table-cell>
          <table:table-cell office:value-type="float" office:value="342.332427978516" calcext:value-type="float">
            <text:p>342.332427978516</text:p>
          </table:table-cell>
          <table:table-cell office:value-type="float" office:value="88.9053039550781" calcext:value-type="float">
            <text:p>88.9053039550781</text:p>
          </table:table-cell>
          <table:table-cell office:value-type="float" office:value="1135" calcext:value-type="float">
            <text:p>1135</text:p>
          </table:table-cell>
          <table:table-cell office:value-type="float" office:value="1161" calcext:value-type="float">
            <text:p>1161</text:p>
          </table:table-cell>
          <table:table-cell office:value-type="float" office:value="0.172754712871133" calcext:value-type="float">
            <text:p>0.172754712871133</text:p>
          </table:table-cell>
          <table:table-cell office:value-type="float" office:value="0.00406967778456789" calcext:value-type="float">
            <text:p>0.00406967778456789</text:p>
          </table:table-cell>
          <table:table-cell office:value-type="float" office:value="0.0000350103513613335" calcext:value-type="float">
            <text:p>3.50103513613335E-05</text:p>
          </table:table-cell>
          <table:table-cell office:value-type="float" office:value="0.00000068983832677952" calcext:value-type="float">
            <text:p>6.8983832677952E-07</text:p>
          </table:table-cell>
          <table:table-cell office:value-type="float" office:value="-0.00000000000095505673" calcext:value-type="float">
            <text:p>-9.55056730993444E-13</text:p>
          </table:table-cell>
          <table:table-cell office:value-type="float" office:value="-0.00000001202412858499" calcext:value-type="float">
            <text:p>-1.20241285849879E-08</text:p>
          </table:table-cell>
          <table:table-cell office:value-type="float" office:value="-0.00000000000325284484" calcext:value-type="float">
            <text:p>-3.2528448371585E-12</text:p>
          </table:table-cell>
          <table:table-cell office:value-type="string" calcext:value-type="string">
            <text:p>[[1066, 991], [1065, 992], [1063, 992], [1062, 993], [1061, 993], [1060, 994], [1058, 994], [1057, 995], [1055, 995], [1054, 996], [1053, 996], [1052, 997], [1051, 997], [1050, 998], [1049, 998], [1047, 1000], [1046, 1000], [1046, 1001], [1038, 1009], [1037, 1009], [1029, 1017], [1028, 1017], [1026, 1019], [1026, 1020], [1022, 1024], [1022, 1025], [1021, 1026], [1021, 1027], [1016, 1032], [1015, 1032], [1013, 1034], [1012, 1034], [1011, 1035], [1010, 1035], [1000, 1045], [999, 1045], [997, 1047], [996, 1047], [994, 1049], [993, 1049], [988, 1054], [988, 1055], [980, 1063], [979, 1063], [970, 1072], [970, 1073], [964, 1079], [964, 1080], [962, 1082], [961, 1082], [958, 1085], [957, 1085], [954, 1088], [954, 1089], [951, 1092], [951, 1093], [949, 1095], [949, 1096], [943, 1102], [942, 1102], [935, 1109], [935, 1110], [923, 1122], [922, 1122], [910, 1134], [910, 1135], [899, 1146], [899, 1147], [898, 1148], [898, 1151], [897, 1152], [897, 1155], [896, 1156], [896, 1159], [895, 1160], [896, 1161], [896, 1169], [897, 1170], [897, 1178], [898, 1179], [898, 1186], [899, 1187], [899, 1188], [901, 1190], [901, 1191], [903, 1193], [903, 1194], [906, 1197], [906, 1198], [909, 1201], [909, 1202], [910, 1203], [910, 1204], [911, 1205], [911, 1206], [912, 1207], [912, 1208], [913, 1209], [913, 1210], [914, 1211], [914, 1213], [915, 1214], [915, 1216], [916, 1217], [916, 1219], [917, 1220], [917, 1222], [918, 1223], [918, 1225], [919, 1226], [919, 1228], [920, 1229], [920, 1230], [921, 1231], [921, 1232], [922, 1233], [922, 1234], [923, 1235], [923, 1236], [925, 1238], [925, 1239], [926, 1240], [926, 1242], [927, 1243], [927, 1244], [928, 1245], [928, 1248], [929, 1249], [929, 1251], [930, 1252], [930, 1256], [931, 1257], [931, 1261], [932, 1262], [932, 1267], [933, 1268], [933, 1281], [934, 1282], [934, 1285], [935, 1286], [935, 1290], [936, 1291], [936, 1294], [937, 1295], [937, 1297], [938, 1298], [938, 1300], [939, 1301], [939, 1302], [940, 1303], [940, 1305], [941, 1306], [941, 1309], [942, 1310], [942, 1320], [943, 1321], [943, 1322], [950, 1329], [951, 1329], [953, 1331], [954, 1331], [955, 1332], [956, 1332], [957, 1333], [959, 1333], [960, 1334], [971, 1334], [972, 1335], [982, 1335], [983, 1334], [994, 1334], [995, 1333], [1000, 1333], [1001, 1332], [1006, 1332], [1007, 1331], [1014, 1331], [1015, 1330], [1024, 1330], [1025, 1329], [1037, 1329], [1038, 1328], [1065, 1328], [1066, 1327], [1092, 1327], [1093, 1328], [1111, 1328], [1112, 1329], [1120, 1329], [1121, 1330], [1129, 1330], [1130, 1331], [1138, 1331], [1139, 1332], [1140, 1331], [1146, 1331], [1147, 1330], [1154, 1330], [1155, 1329], [1158, 1329], [1159, 1328], [1161, 1328], [1162, 1327], [1164, 1327], [1165, 1326], [1168, 1326], [1169, 1325], [1173, 1325], [1174, 1324], [1176, 1324], [1177, 1323], [1178, 1323], [1179, 1322], [1180, 1322], [1181, 1321], [1182, 1321], [1184, 1319], [1185, 1319], [1187, 1317], [1188, 1317], [1189, 1316], [1190, 1316], [1191, 1315], [1193, 1315], [1194, 1314], [1195, 1314], [1196, 1313], [1197, 1313], [1198, 1312], [1199, 1312], [1201, 1310], [1202, 1310], [1204, 1308], [1205, 1308], [1209, 1304], [1210, 1304], [1211, 1303], [1212, 1303], [1213, 1302], [1214, 1302], [1215, 1301], [1216, 1301], [1217, 1300], [1218, 1300], [1219, 1299], [1220, 1299], [1221, 1298], [1222, 1298], [1224, 1296], [1225, 1296], [1226, 1295], [1227, 1295], [1228, 1294], [1229, 1294], [1231, 1292], [1232, 1292], [1233, 1291], [1234, 1291], [1235, 1290], [1236, 1290], [1237, 1289], [1238, 1289], [1239, 1288], [1240, 1288], [1241, 1287], [1243, 1287], [1244, 1286], [1245, 1286], [1246, 1285], [1248, 1285], [1249, 1284], [1251, 1284], [1252, 1283], [1253, 1283], [1254, 1282], [1255, 1282], [1256, 1281], [1257, 1281], [1259, 1279], [1260, 1279], [1261, 1278], [1262, 1278], [1263, 1277], [1264, 1277], [1265, 1276], [1267, 1276], [1268, 1275], [1269, 1275], [1270, 1274], [1271, 1274], [1272, 1273], [1274, 1273], [1275, 1272], [1276, 1272], [1277, 1271], [1279, 1271], [1280, 1270], [1282, 1270], [1283, 1269], [1284, 1269], [1285, 1268], [1286, 1268], [1288, 1266], [1289, 1266], [1291, 1264], [1292, 1264], [1293, 1263], [1294, 1263], [1296, 1261], [1297, 1261], [1298, 1260], [1300, 1260], [1302, 1258], [1303, 1258], [1307, 1254], [1307, 1253], [1312, 1248], [1313, 1248], [1315, 1246], [1316, 1246], [1317, 1245], [1318, 1245], [1320, 1243], [1321, 1243], [1324, 1240], [1324, 1239], [1334, 1229], [1335, 1229], [1339, 1225], [1339, 1224], [1341, 1222], [1341, 1221], [1343, 1219], [1343, 1218], [1344, 1217], [1344, 1216], [1345, 1215], [1345, 1214], [1346, 1213], [1346, 1212], [1347, 1211], [1347, 1210], [1348, 1209], [1348, 1208], [1349, 1207], [1349, 1206], [1350, 1205], [1350, 1204], [1355, 1199], [1355, 1198], [1358, 1195], [1358, 1194], [1359, 1193], [1359, 1192], [1361, 1190], [1361, 1189], [1362, 1188], [1362, 1186], [1363, 1185], [1363, 1183], [1364, 1182], [1364, 1180], [1365, 1179], [1365, 1178], [1366, 1177], [1366, 1175], [1367, 1174], [1367, 1173], [1368, 1172], [1368, 1171], [1369, 1170], [1369, 1169], [1370, 1168], [1370, 1167], [1371, 1166], [1371, 1165], [1372, 1164], [1372, 1163], [1373, 1162], [1373, 1161], [1374, 1160], [1374, 1156], [1375, 1155], [1375, 1151], [1376, 1150], [1376, 1118], [1375, 1117], [1375, 1113], [1374, 1112], [1374, 1109], [1373, 1108], [1373, 1106], [1371, 1104], [1371, 1103], [1369, 1101], [1369, 1100], [1367, 1098], [1367, 1097], [1366, 1096], [1366, 1095], [1365, 1094], [1365, 1093], [1364, 1092], [1364, 1091], [1363, 1090], [1363, 1088], [1362, 1087], [1362, 1086], [1361, 1085], [1361, 1084], [1360, 1083], [1360, 1082], [1359, 1081], [1359, 1080], [1358, 1079], [1358, 1077], [1357, 1076], [1357, 1075], [1356, 1074], [1356, 1073], [1355, 1072], [1355, 1071], [1353, 1069], [1353, 1068], [1351, 1066], [1351, 1062], [1350, 1061], [1350, 1057], [1349, 1056], [1349, 1053], [1348, 1052], [1348, 1051], [1347, 1050], [1347, 1048], [1346, 1047], [1346, 1045], [1345, 1044], [1345, 1042], [1344, 1041], [1344, 1039], [1343, 1038], [1343, 1037], [1342, 1036], [1342, 1035], [1341, 1034], [1341, 1033], [1340, 1032], [1340, 1031], [1339, 1030], [1339, 1029], [1338, 1028], [1338, 1027], [1337, 1026], [1337, 1025], [1336, 1024], [1336, 1023], [1331, 1018], [1330, 1018], [1327, 1015], [1326, 1015], [1324, 1013], [1323, 1013], [1322, 1012], [1320, 1012], [1319, 1011], [1318, 1011], [1317, 1010], [1314, 1010], [1313, 1009], [1308, 1009], [1307, 1008], [1298, 1008], [1297, 1007], [1287, 1007], [1286, 1006], [1248, 1006], [1247, 1005], [1222, 1005], [1221, 1004], [1209, 1004], [1208, 1003], [1197, 1003], [1196, 1002], [1189, 1002], [1188, 1001], [1184, 1001], [1183, 1000], [1179, 1000], [1178, 999], [1172, 999], [1171, 998], [1161, 998], [1160, 997], [1152, 997], [1151, 996], [1142, 996], [1141, 995], [1133, 995], [1132, 994], [1125, 994], [1124, 993], [1115, 993], [1114, 992], [1106, 992], [1105, 991]]</text:p>
          </table:table-cell>
          <table:table-cell office:value-type="string" calcext:value-type="string">
            <text:p>[[891, 994], [1373, 985], [1380, 1327], [898, 1336]]</text:p>
          </table:table-cell>
          <table:table-cell office:value-type="float" office:value="0.9993063" calcext:value-type="float">
            <text:p>0.9993063</text:p>
          </table:table-cell>
          <table:table-cell office:value-type="string" calcext:value-type="string">
            <text:p>pixels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6835_KAH_1_box4_img4.tif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autozooid</text:p>
          </table:table-cell>
          <table:table-cell office:value-type="float" office:value="397.929138183594" calcext:value-type="float">
            <text:p>397.929138183594</text:p>
          </table:table-cell>
          <table:table-cell office:value-type="float" office:value="383.171752929687" calcext:value-type="float">
            <text:p>383.171752929687</text:p>
          </table:table-cell>
          <table:table-cell office:value-type="float" office:value="90199.5" calcext:value-type="float">
            <text:p>90199.5</text:p>
          </table:table-cell>
          <table:table-cell office:value-type="float" office:value="1339.7514321804" calcext:value-type="float">
            <text:p>1339.7514321804</text:p>
          </table:table-cell>
          <table:table-cell office:value-type="float" office:value="0.845431411419011" calcext:value-type="float">
            <text:p>0.845431411419011</text:p>
          </table:table-cell>
          <table:table-cell office:value-type="float" office:value="0.631488628194774" calcext:value-type="float">
            <text:p>0.631488628194774</text:p>
          </table:table-cell>
          <table:table-cell office:value-type="float" office:value="0.888738612560256" calcext:value-type="float">
            <text:p>0.888738612560256</text:p>
          </table:table-cell>
          <table:table-cell office:value-type="float" office:value="375.646240234375" calcext:value-type="float">
            <text:p>375.646240234375</text:p>
          </table:table-cell>
          <table:table-cell office:value-type="float" office:value="333.851318359375" calcext:value-type="float">
            <text:p>333.851318359375</text:p>
          </table:table-cell>
          <table:table-cell office:value-type="float" office:value="80.811164855957" calcext:value-type="float">
            <text:p>80.811164855957</text:p>
          </table:table-cell>
          <table:table-cell office:value-type="float" office:value="282" calcext:value-type="float">
            <text:p>282</text:p>
          </table:table-cell>
          <table:table-cell office:value-type="float" office:value="791" calcext:value-type="float">
            <text:p>791</text:p>
          </table:table-cell>
          <table:table-cell office:value-type="float" office:value="0.186481191358008" calcext:value-type="float">
            <text:p>0.186481191358008</text:p>
          </table:table-cell>
          <table:table-cell office:value-type="float" office:value="0.00196404452532409" calcext:value-type="float">
            <text:p>0.00196404452532409</text:p>
          </table:table-cell>
          <table:table-cell office:value-type="float" office:value="0.00139392161611998" calcext:value-type="float">
            <text:p>0.00139392161611998</text:p>
          </table:table-cell>
          <table:table-cell office:value-type="float" office:value="0.0000934764687374926" calcext:value-type="float">
            <text:p>9.34764687374926E-05</text:p>
          </table:table-cell>
          <table:table-cell office:value-type="float" office:value="-0.0000000229236848637" calcext:value-type="float">
            <text:p>-2.29236848636999E-08</text:p>
          </table:table-cell>
          <table:table-cell office:value-type="float" office:value="-0.00000081002989076509" calcext:value-type="float">
            <text:p>-8.1002989076509E-07</text:p>
          </table:table-cell>
          <table:table-cell office:value-type="float" office:value="0.0000000247595776176" calcext:value-type="float">
            <text:p>2.47595776175959E-08</text:p>
          </table:table-cell>
          <table:table-cell office:value-type="string" calcext:value-type="string">
            <text:p>[[349, 617], [348, 618], [342, 618], [341, 619], [335, 619], [334, 620], [329, 620], [328, 621], [325, 621], [324, 622], [321, 622], [320, 623], [317, 623], [316, 624], [313, 624], [312, 625], [307, 625], [306, 626], [301, 626], [300, 627], [292, 627], [291, 628], [283, 628], [282, 629], [274, 629], [273, 630], [267, 630], [266, 631], [261, 631], [260, 632], [256, 632], [255, 633], [253, 633], [252, 634], [251, 634], [250, 635], [249, 635], [248, 636], [247, 636], [246, 637], [244, 637], [243, 638], [241, 638], [240, 639], [239, 639], [238, 640], [236, 640], [235, 641], [234, 641], [233, 642], [232, 642], [231, 643], [229, 643], [228, 644], [227, 644], [225, 646], [224, 646], [217, 653], [216, 653], [215, 654], [214, 654], [213, 655], [212, 655], [211, 656], [210, 656], [199, 667], [198, 667], [196, 669], [195, 669], [189, 675], [189, 676], [182, 683], [181, 683], [178, 686], [178, 687], [176, 689], [176, 690], [173, 693], [173, 694], [172, 695], [171, 695], [164, 702], [164, 704], [163, 705], [163, 706], [162, 707], [162, 709], [161, 710], [161, 711], [160, 712], [160, 713], [159, 714], [159, 716], [148, 727], [148, 728], [147, 729], [147, 730], [145, 732], [145, 733], [136, 742], [136, 743], [135, 744], [135, 745], [133, 747], [133, 748], [132, 749], [132, 750], [130, 752], [130, 753], [126, 757], [126, 758], [119, 765], [119, 766], [116, 769], [116, 770], [101, 785], [101, 787], [100, 788], [100, 789], [99, 790], [99, 791], [98, 792], [98, 794], [97, 795], [97, 796], [96, 797], [96, 799], [95, 800], [95, 829], [94, 830], [94, 883], [95, 884], [95, 894], [96, 895], [96, 898], [97, 899], [97, 902], [98, 903], [98, 905], [99, 906], [99, 908], [100, 909], [100, 911], [101, 912], [101, 915], [102, 916], [102, 919], [103, 920], [103, 923], [104, 924], [104, 928], [105, 929], [105, 934], [106, 935], [106, 941], [107, 942], [107, 947], [108, 948], [108, 955], [109, 956], [109, 963], [110, 964], [110, 965], [111, 966], [111, 968], [112, 969], [112, 970], [115, 973], [116, 973], [120, 977], [120, 978], [126, 984], [127, 984], [128, 983], [128, 982], [130, 980], [130, 979], [132, 977], [132, 976], [139, 969], [140, 969], [143, 966], [143, 965], [147, 961], [147, 960], [152, 955], [152, 954], [155, 951], [156, 951], [159, 948], [160, 948], [161, 947], [162, 947], [164, 945], [165, 945], [166, 944], [167, 944], [168, 943], [169, 943], [178, 934], [178, 933], [182, 929], [183, 929], [189, 923], [190, 923], [195, 918], [196, 918], [198, 916], [199, 916], [204, 911], [205, 911], [212, 904], [214, 904], [215, 903], [216, 903], [217, 902], [218, 902], [219, 901], [221, 901], [222, 900], [223, 900], [224, 899], [226, 899], [227, 898], [228, 898], [229, 897], [230, 897], [232, 895], [233, 895], [234, 894], [235, 894], [237, 892], [238, 892], [239, 891], [242, 891], [243, 890], [246, 890], [247, 889], [250, 889], [251, 888], [256, 888], [257, 887], [266, 887], [267, 886], [273, 886], [274, 885], [279, 885], [280, 884], [293, 884], [294, 885], [301, 885], [302, 886], [308, 886], [309, 887], [314, 887], [315, 888], [320, 888], [321, 889], [325, 889], [326, 890], [327, 890], [329, 892], [330, 892], [333, 895], [334, 895], [336, 897], [337, 897], [338, 898], [339, 898], [340, 899], [341, 899], [342, 900], [343, 900], [344, 901], [345, 901], [347, 903], [348, 903], [351, 906], [352, 906], [355, 909], [356, 909], [357, 910], [358, 910], [368, 920], [368, 921], [376, 929], [376, 930], [377, 931], [377, 932], [378, 933], [378, 934], [380, 936], [380, 937], [383, 940], [385, 940], [386, 941], [387, 941], [388, 942], [389, 942], [390, 943], [391, 943], [392, 944], [393, 944], [396, 947], [398, 947], [399, 946], [401, 946], [402, 945], [405, 945], [406, 944], [411, 944], [413, 942], [414, 942], [415, 941], [416, 941], [417, 940], [418, 940], [419, 939], [420, 939], [421, 938], [422, 938], [423, 937], [425, 937], [428, 934], [429, 934], [432, 931], [433, 931], [434, 930], [435, 930], [436, 929], [437, 929], [438, 928], [439, 928], [440, 927], [441, 927], [449, 919], [450, 919], [452, 917], [453, 917], [455, 915], [456, 915], [459, 912], [460, 912], [464, 908], [464, 907], [465, 906], [465, 905], [467, 903], [467, 902], [468, 901], [468, 900], [469, 899], [469, 898], [470, 897], [470, 895], [471, 894], [471, 888], [472, 887], [472, 873], [471, 872], [471, 866], [470, 865], [470, 864], [469, 863], [469, 861], [468, 860], [468, 859], [466, 857], [466, 856], [465, 855], [465, 854], [464, 853], [464, 852], [463, 851], [463, 850], [462, 849], [462, 848], [461, 847], [461, 846], [460, 845], [460, 843], [459, 842], [459, 840], [458, 839], [458, 838], [457, 837], [457, 835], [456, 834], [456, 833], [455, 832], [455, 831], [453, 829], [453, 828], [451, 826], [451, 825], [450, 824], [450, 822], [449, 821], [449, 820], [448, 819], [448, 817], [447, 816], [447, 813], [446, 812], [446, 807], [445, 806], [445, 802], [444, 801], [444, 797], [443, 796], [443, 793], [442, 792], [442, 789], [441, 788], [441, 787], [440, 786], [440, 782], [439, 781], [439, 777], [438, 776], [438, 771], [437, 770], [437, 767], [436, 766], [436, 762], [435, 761], [435, 740], [434, 739], [434, 712], [433, 711], [433, 690], [434, 689], [433, 688], [433, 686], [432, 685], [432, 684], [431, 683], [431, 681], [430, 680], [430, 679], [429, 678], [429, 677], [428, 676], [428, 675], [422, 669], [422, 668], [419, 665], [419, 664], [417, 662], [417, 661], [416, 660], [416, 659], [409, 652], [409, 651], [407, 649], [407, 648], [405, 646], [405, 645], [403, 643], [403, 642], [400, 639], [400, 638], [395, 633], [394, 633], [392, 631], [391, 631], [390, 630], [389, 630], [388, 629], [387, 629], [386, 628], [385, 628], [384, 627], [383, 627], [382, 626], [380, 626], [379, 625], [378, 625], [377, 624], [376, 624], [375, 623], [374, 623], [372, 621], [371, 621], [370, 620], [369, 620], [368, 619], [365, 619], [364, 618], [360, 618], [359, 617]]</text:p>
          </table:table-cell>
          <table:table-cell office:value-type="string" calcext:value-type="string">
            <text:p>[[57, 663], [428, 603], [481, 933], [111, 993]]</text:p>
          </table:table-cell>
          <table:table-cell office:value-type="float" office:value="0.99926704" calcext:value-type="float">
            <text:p>0.99926704</text:p>
          </table:table-cell>
          <table:table-cell office:value-type="string" calcext:value-type="string">
            <text:p>pixels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6835_KAH_1_box4_img4.tif</text:p>
          </table:table-cell>
          <table:table-cell office:value-type="string" calcext:value-type="string">
            <text:p>MMR</text:p>
          </table:table-cell>
          <table:table-cell office:value-type="string" calcext:value-type="string">
            <text:p>autozooid</text:p>
          </table:table-cell>
          <table:table-cell office:value-type="float" office:value="402.3896484375" calcext:value-type="float">
            <text:p>402.3896484375</text:p>
          </table:table-cell>
          <table:table-cell office:value-type="float" office:value="393.390075683594" calcext:value-type="float">
            <text:p>393.390075683594</text:p>
          </table:table-cell>
          <table:table-cell office:value-type="float" office:value="109630" calcext:value-type="float">
            <text:p>109630</text:p>
          </table:table-cell>
          <table:table-cell office:value-type="float" office:value="1311.82755255699" calcext:value-type="float">
            <text:p>1311.82755255699</text:p>
          </table:table-cell>
          <table:table-cell office:value-type="float" office:value="0.963831059220706" calcext:value-type="float">
            <text:p>0.963831059220706</text:p>
          </table:table-cell>
          <table:table-cell office:value-type="float" office:value="0.800545059533964" calcext:value-type="float">
            <text:p>0.800545059533964</text:p>
          </table:table-cell>
          <table:table-cell office:value-type="float" office:value="0.953109296818123" calcext:value-type="float">
            <text:p>0.953109296818123</text:p>
          </table:table-cell>
          <table:table-cell office:value-type="float" office:value="391.139801025391" calcext:value-type="float">
            <text:p>391.139801025391</text:p>
          </table:table-cell>
          <table:table-cell office:value-type="float" office:value="372.798980712891" calcext:value-type="float">
            <text:p>372.798980712891</text:p>
          </table:table-cell>
          <table:table-cell office:value-type="float" office:value="19.8552150726318" calcext:value-type="float">
            <text:p>19.8552150726318</text:p>
          </table:table-cell>
          <table:table-cell office:value-type="float" office:value="1210" calcext:value-type="float">
            <text:p>1210</text:p>
          </table:table-cell>
          <table:table-cell office:value-type="float" office:value="826" calcext:value-type="float">
            <text:p>826</text:p>
          </table:table-cell>
          <table:table-cell office:value-type="float" office:value="0.162861222236361" calcext:value-type="float">
            <text:p>0.162861222236361</text:p>
          </table:table-cell>
          <table:table-cell office:value-type="float" office:value="0.000300193104541044" calcext:value-type="float">
            <text:p>0.000300193104541044</text:p>
          </table:table-cell>
          <table:table-cell office:value-type="float" office:value="0.00000573154703587405" calcext:value-type="float">
            <text:p>5.73154703587405E-06</text:p>
          </table:table-cell>
          <table:table-cell office:value-type="float" office:value="0.00000003599520702091" calcext:value-type="float">
            <text:p>3.59952070209148E-08</text:p>
          </table:table-cell>
          <table:table-cell office:value-type="float" office:value="-0.00000000000001607264" calcext:value-type="float">
            <text:p>-1.60726436943047E-14</text:p>
          </table:table-cell>
          <table:table-cell office:value-type="float" office:value="0.0000000001132073164" calcext:value-type="float">
            <text:p>1.13207316402245E-10</text:p>
          </table:table-cell>
          <table:table-cell office:value-type="float" office:value="2.99572853137955E-015" calcext:value-type="float">
            <text:p>2.99572853137955E-15</text:p>
          </table:table-cell>
          <table:table-cell office:value-type="string" calcext:value-type="string">
            <text:p>[[1202, 624], [1201, 625], [1193, 625], [1192, 626], [1189, 626], [1188, 627], [1186, 627], [1185, 628], [1183, 628], [1182, 629], [1180, 629], [1178, 631], [1177, 631], [1176, 632], [1175, 632], [1173, 634], [1172, 634], [1170, 636], [1169, 636], [1167, 638], [1166, 638], [1165, 639], [1164, 639], [1161, 642], [1160, 642], [1156, 646], [1155, 646], [1152, 649], [1151, 649], [1148, 652], [1147, 652], [1147, 653], [1144, 656], [1144, 657], [1142, 659], [1142, 660], [1140, 662], [1140, 663], [1139, 664], [1139, 665], [1137, 667], [1137, 668], [1133, 672], [1132, 672], [1125, 679], [1124, 679], [1117, 686], [1117, 687], [1114, 690], [1114, 691], [1112, 693], [1112, 694], [1110, 696], [1110, 697], [1107, 700], [1106, 700], [1104, 702], [1103, 702], [1099, 706], [1098, 706], [1084, 720], [1084, 721], [1080, 725], [1080, 726], [1079, 727], [1078, 727], [1075, 730], [1074, 730], [1060, 744], [1059, 744], [1055, 748], [1054, 748], [1038, 764], [1037, 764], [1022, 779], [1021, 779], [1019, 781], [1019, 782], [1018, 783], [1018, 784], [1017, 785], [1017, 786], [1016, 787], [1016, 788], [1015, 789], [1015, 790], [1014, 791], [1014, 792], [1013, 793], [1013, 794], [1012, 795], [1012, 798], [1011, 799], [1011, 803], [1010, 804], [1010, 807], [1009, 808], [1009, 809], [1010, 810], [1010, 813], [1011, 814], [1011, 816], [1012, 817], [1012, 819], [1013, 820], [1013, 823], [1014, 824], [1014, 825], [1016, 827], [1016, 828], [1018, 830], [1018, 831], [1023, 836], [1023, 837], [1025, 839], [1025, 840], [1026, 841], [1026, 842], [1027, 843], [1027, 844], [1028, 845], [1028, 846], [1029, 847], [1029, 848], [1030, 849], [1030, 851], [1031, 852], [1031, 853], [1032, 854], [1032, 856], [1033, 857], [1033, 858], [1034, 859], [1034, 860], [1035, 861], [1035, 862], [1036, 863], [1036, 864], [1037, 865], [1037, 867], [1038, 868], [1038, 871], [1039, 872], [1039, 876], [1040, 877], [1040, 883], [1041, 884], [1041, 928], [1042, 929], [1042, 943], [1043, 944], [1043, 951], [1044, 952], [1044, 954], [1045, 955], [1045, 957], [1046, 958], [1046, 960], [1047, 961], [1047, 963], [1048, 964], [1048, 965], [1049, 966], [1049, 967], [1051, 969], [1051, 970], [1053, 972], [1053, 973], [1055, 975], [1055, 976], [1060, 981], [1061, 981], [1063, 983], [1065, 983], [1066, 984], [1069, 984], [1070, 985], [1074, 985], [1075, 986], [1080, 986], [1081, 987], [1084, 987], [1085, 988], [1088, 988], [1089, 989], [1092, 989], [1093, 990], [1096, 990], [1097, 991], [1100, 991], [1101, 992], [1105, 992], [1106, 993], [1109, 993], [1110, 994], [1114, 994], [1115, 995], [1119, 995], [1120, 996], [1128, 996], [1129, 997], [1139, 997], [1140, 998], [1150, 998], [1151, 999], [1161, 999], [1162, 1000], [1175, 1000], [1176, 1001], [1185, 1001], [1186, 1002], [1192, 1002], [1193, 1003], [1203, 1003], [1204, 1004], [1253, 1004], [1254, 1003], [1264, 1003], [1265, 1002], [1287, 1002], [1288, 1001], [1295, 1001], [1296, 1000], [1302, 1000], [1303, 999], [1308, 999], [1309, 998], [1312, 998], [1313, 997], [1315, 997], [1316, 996], [1317, 996], [1318, 995], [1320, 995], [1321, 994], [1322, 994], [1323, 993], [1324, 993], [1325, 992], [1326, 992], [1331, 987], [1332, 987], [1339, 980], [1340, 980], [1342, 978], [1342, 977], [1343, 976], [1343, 974], [1344, 973], [1344, 971], [1345, 970], [1345, 968], [1346, 967], [1346, 965], [1347, 964], [1347, 962], [1348, 961], [1348, 959], [1349, 958], [1349, 956], [1350, 955], [1350, 954], [1351, 953], [1351, 952], [1352, 951], [1352, 946], [1351, 945], [1351, 942], [1350, 941], [1350, 937], [1349, 936], [1349, 930], [1348, 929], [1348, 922], [1347, 921], [1347, 906], [1348, 905], [1348, 904], [1349, 903], [1349, 902], [1350, 901], [1350, 899], [1351, 898], [1351, 897], [1352, 896], [1352, 895], [1354, 893], [1354, 892], [1358, 888], [1358, 887], [1359, 886], [1359, 885], [1361, 883], [1361, 882], [1362, 881], [1362, 880], [1363, 879], [1363, 877], [1364, 876], [1364, 875], [1365, 874], [1365, 873], [1366, 872], [1366, 871], [1367, 870], [1367, 869], [1368, 868], [1368, 866], [1369, 865], [1369, 864], [1370, 863], [1370, 862], [1371, 861], [1371, 859], [1372, 858], [1372, 857], [1373, 856], [1373, 853], [1374, 852], [1374, 851], [1375, 850], [1375, 849], [1376, 848], [1376, 847], [1378, 845], [1378, 844], [1380, 842], [1381, 842], [1382, 841], [1383, 841], [1384, 840], [1385, 840], [1387, 838], [1388, 838], [1392, 834], [1393, 834], [1395, 832], [1395, 830], [1396, 829], [1396, 827], [1397, 826], [1397, 824], [1398, 823], [1398, 807], [1399, 806], [1399, 791], [1400, 790], [1400, 725], [1399, 724], [1399, 722], [1398, 721], [1398, 719], [1397, 718], [1397, 717], [1396, 716], [1396, 715], [1395, 714], [1395, 713], [1394, 713], [1392, 711], [1391, 711], [1390, 710], [1389, 710], [1387, 708], [1386, 708], [1385, 707], [1383, 707], [1382, 706], [1381, 706], [1380, 705], [1377, 705], [1376, 704], [1374, 704], [1373, 703], [1370, 703], [1369, 702], [1367, 702], [1366, 701], [1364, 701], [1363, 700], [1362, 700], [1361, 699], [1359, 699], [1358, 698], [1357, 698], [1356, 697], [1355, 697], [1354, 696], [1353, 696], [1352, 695], [1351, 695], [1350, 694], [1349, 694], [1348, 693], [1347, 693], [1346, 692], [1345, 692], [1344, 691], [1343, 691], [1342, 690], [1341, 690], [1340, 689], [1339, 689], [1338, 688], [1336, 688], [1335, 687], [1334, 687], [1333, 686], [1332, 686], [1331, 685], [1330, 685], [1329, 684], [1328, 684], [1327, 683], [1326, 683], [1324, 681], [1322, 681], [1321, 680], [1320, 680], [1319, 679], [1317, 679], [1316, 678], [1314, 678], [1313, 677], [1312, 677], [1311, 676], [1309, 676], [1308, 675], [1305, 675], [1304, 674], [1302, 674], [1301, 673], [1300, 673], [1299, 672], [1298, 672], [1297, 671], [1296, 671], [1295, 670], [1294, 670], [1293, 669], [1292, 669], [1291, 668], [1290, 668], [1287, 665], [1286, 665], [1283, 662], [1283, 661], [1280, 658], [1280, 657], [1278, 655], [1276, 655], [1275, 654], [1273, 654], [1272, 653], [1270, 653], [1269, 652], [1267, 652], [1266, 651], [1265, 651], [1264, 650], [1263, 650], [1260, 647], [1259, 647], [1251, 639], [1250, 639], [1248, 637], [1247, 637], [1245, 635], [1244, 635], [1243, 634], [1242, 634], [1241, 633], [1240, 633], [1239, 632], [1238, 632], [1237, 631], [1235, 631], [1234, 630], [1233, 630], [1232, 629], [1231, 629], [1230, 628], [1229, 628], [1228, 627], [1227, 627], [1226, 626], [1224, 626], [1223, 625], [1215, 625], [1214, 624]]</text:p>
          </table:table-cell>
          <table:table-cell office:value-type="string" calcext:value-type="string">
            <text:p>[[957, 945], [1090, 577], [1441, 703], [1308, 1071]]</text:p>
          </table:table-cell>
          <table:table-cell office:value-type="float" office:value="0.99868697" calcext:value-type="float">
            <text:p>0.99868697</text:p>
          </table:table-cell>
          <table:table-cell office:value-type="string" calcext:value-type="string">
            <text:p>pixels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6835_KAH_1_box4_img4.tif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orifice</text:p>
          </table:table-cell>
          <table:table-cell office:value-type="float" office:value="88.925048828125" calcext:value-type="float">
            <text:p>88.925048828125</text:p>
          </table:table-cell>
          <table:table-cell office:value-type="float" office:value="79.547607421875" calcext:value-type="float">
            <text:p>79.547607421875</text:p>
          </table:table-cell>
          <table:table-cell office:value-type="float" office:value="5299.5" calcext:value-type="float">
            <text:p>5299.5</text:p>
          </table:table-cell>
          <table:table-cell office:value-type="float" office:value="277.722869277" calcext:value-type="float">
            <text:p>277.722869277</text:p>
          </table:table-cell>
          <table:table-cell office:value-type="float" office:value="0.988804925832634" calcext:value-type="float">
            <text:p>0.988804925832634</text:p>
          </table:table-cell>
          <table:table-cell office:value-type="float" office:value="0.863418745948543" calcext:value-type="float">
            <text:p>0.863418745948543</text:p>
          </table:table-cell>
          <table:table-cell office:value-type="float" office:value="0.905882352941176" calcext:value-type="float">
            <text:p>0.905882352941176</text:p>
          </table:table-cell>
          <table:table-cell office:value-type="float" office:value="85" calcext:value-type="float">
            <text:p>85</text:p>
          </table:table-cell>
          <table:table-cell office:value-type="float" office:value="77" calcext:value-type="float">
            <text:p>77</text:p>
          </table:table-cell>
          <table:table-cell office:value-type="float" office:value="90" calcext:value-type="float">
            <text:p>90</text:p>
          </table:table-cell>
          <table:table-cell office:value-type="float" office:value="336" calcext:value-type="float">
            <text:p>336</text:p>
          </table:table-cell>
          <table:table-cell office:value-type="float" office:value="698" calcext:value-type="float">
            <text:p>698</text:p>
          </table:table-cell>
          <table:table-cell office:value-type="float" office:value="0.163407316546595" calcext:value-type="float">
            <text:p>0.163407316546595</text:p>
          </table:table-cell>
          <table:table-cell office:value-type="float" office:value="0.00079136304954183" calcext:value-type="float">
            <text:p>0.00079136304954183</text:p>
          </table:table-cell>
          <table:table-cell office:value-type="float" office:value="0.000152830139655899" calcext:value-type="float">
            <text:p>0.000152830139655899</text:p>
          </table:table-cell>
          <table:table-cell office:value-type="float" office:value="0.00000116445561429577" calcext:value-type="float">
            <text:p>1.16445561429577E-06</text:p>
          </table:table-cell>
          <table:table-cell office:value-type="float" office:value="-0.00000000001174619027" calcext:value-type="float">
            <text:p>-1.17461902687087E-11</text:p>
          </table:table-cell>
          <table:table-cell office:value-type="float" office:value="-0.00000003111182203681" calcext:value-type="float">
            <text:p>-3.11118220368128E-08</text:p>
          </table:table-cell>
          <table:table-cell office:value-type="float" office:value="-0.00000000001016555004" calcext:value-type="float">
            <text:p>-1.01655500366277E-11</text:p>
          </table:table-cell>
          <table:table-cell office:value-type="string" calcext:value-type="string">
            <text:p>[[328, 661], [327, 662], [324, 662], [323, 663], [319, 663], [318, 664], [317, 664], [316, 665], [313, 665], [312, 666], [311, 666], [310, 667], [309, 667], [305, 671], [304, 671], [303, 672], [302, 672], [297, 677], [297, 678], [295, 680], [295, 681], [293, 683], [293, 686], [292, 687], [292, 691], [291, 692], [291, 701], [292, 702], [292, 706], [293, 707], [293, 709], [294, 710], [294, 711], [295, 712], [295, 713], [298, 716], [298, 717], [301, 720], [302, 720], [304, 722], [305, 722], [307, 724], [308, 724], [309, 725], [310, 725], [311, 726], [312, 726], [313, 727], [314, 727], [315, 728], [317, 728], [318, 729], [319, 729], [320, 730], [322, 730], [323, 731], [324, 731], [325, 732], [327, 732], [328, 733], [330, 733], [331, 734], [332, 734], [333, 735], [334, 735], [335, 736], [337, 736], [338, 737], [342, 737], [343, 738], [365, 738], [366, 737], [367, 737], [368, 736], [368, 735], [370, 733], [370, 732], [371, 731], [371, 729], [372, 728], [372, 727], [373, 726], [373, 725], [374, 724], [374, 722], [375, 721], [375, 718], [376, 717], [376, 691], [375, 690], [375, 687], [374, 686], [374, 683], [373, 682], [373, 681], [372, 680], [372, 679], [371, 678], [371, 677], [370, 676], [370, 675], [368, 673], [368, 672], [366, 670], [365, 670], [362, 667], [361, 667], [359, 665], [357, 665], [356, 664], [355, 664], [354, 663], [352, 663], [351, 662], [347, 662], [346, 661]]</text:p>
          </table:table-cell>
          <table:table-cell office:value-type="string" calcext:value-type="string">
            <text:p>[[291, 661], [376, 661], [376, 738], [291, 738]]</text:p>
          </table:table-cell>
          <table:table-cell office:value-type="float" office:value="0.9985195" calcext:value-type="float">
            <text:p>0.9985195</text:p>
          </table:table-cell>
          <table:table-cell office:value-type="string" calcext:value-type="string">
            <text:p>pixels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6835_KAH_1_box4_img4.tif</text:p>
          </table:table-cell>
          <table:table-cell office:value-type="string" calcext:value-type="string">
            <text:p>TLA</text:p>
          </table:table-cell>
          <table:table-cell office:value-type="string" calcext:value-type="string">
            <text:p>orifice</text:p>
          </table:table-cell>
          <table:table-cell office:value-type="float" office:value="86.6875610351562" calcext:value-type="float">
            <text:p>86.6875610351562</text:p>
          </table:table-cell>
          <table:table-cell office:value-type="float" office:value="90.8486938476563" calcext:value-type="float">
            <text:p>90.8486938476563</text:p>
          </table:table-cell>
          <table:table-cell office:value-type="float" office:value="5535.5" calcext:value-type="float">
            <text:p>5535.5</text:p>
          </table:table-cell>
          <table:table-cell office:value-type="float" office:value="285.320847988129" calcext:value-type="float">
            <text:p>285.320847988129</text:p>
          </table:table-cell>
          <table:table-cell office:value-type="float" office:value="0.985841495992876" calcext:value-type="float">
            <text:p>0.985841495992876</text:p>
          </table:table-cell>
          <table:table-cell office:value-type="float" office:value="0.854475681074979" calcext:value-type="float">
            <text:p>0.854475681074979</text:p>
          </table:table-cell>
          <table:table-cell office:value-type="float" office:value="0.810606155349404" calcext:value-type="float">
            <text:p>0.810606155349404</text:p>
          </table:table-cell>
          <table:table-cell office:value-type="float" office:value="93.3380813598633" calcext:value-type="float">
            <text:p>93.3380813598633</text:p>
          </table:table-cell>
          <table:table-cell office:value-type="float" office:value="75.6604232788086" calcext:value-type="float">
            <text:p>75.6604232788086</text:p>
          </table:table-cell>
          <table:table-cell office:value-type="float" office:value="45" calcext:value-type="float">
            <text:p>45</text:p>
          </table:table-cell>
          <table:table-cell office:value-type="float" office:value="951" calcext:value-type="float">
            <text:p>951</text:p>
          </table:table-cell>
          <table:table-cell office:value-type="float" office:value="855" calcext:value-type="float">
            <text:p>855</text:p>
          </table:table-cell>
          <table:table-cell office:value-type="float" office:value="0.164114883412238" calcext:value-type="float">
            <text:p>0.164114883412238</text:p>
          </table:table-cell>
          <table:table-cell office:value-type="float" office:value="0.00101062740365648" calcext:value-type="float">
            <text:p>0.00101062740365648</text:p>
          </table:table-cell>
          <table:table-cell office:value-type="float" office:value="0.000178328696929864" calcext:value-type="float">
            <text:p>0.000178328696929864</text:p>
          </table:table-cell>
          <table:table-cell office:value-type="float" office:value="0.00000173712009394931" calcext:value-type="float">
            <text:p>1.73712009394931E-06</text:p>
          </table:table-cell>
          <table:table-cell office:value-type="float" office:value="-0.00000000003020723983" calcext:value-type="float">
            <text:p>-3.02072398336261E-11</text:p>
          </table:table-cell>
          <table:table-cell office:value-type="float" office:value="-0.00000005320547911373" calcext:value-type="float">
            <text:p>-5.32054791137293E-08</text:p>
          </table:table-cell>
          <table:table-cell office:value-type="float" office:value="0.00000000000472287842" calcext:value-type="float">
            <text:p>4.72287842477226E-12</text:p>
          </table:table-cell>
          <table:table-cell office:value-type="string" calcext:value-type="string">
            <text:p>[[942, 814], [941, 815], [936, 815], [935, 816], [931, 816], [930, 817], [928, 817], [927, 818], [925, 818], [924, 819], [922, 819], [921, 820], [920, 820], [919, 821], [918, 821], [916, 823], [915, 823], [913, 825], [913, 826], [912, 827], [912, 828], [910, 830], [910, 831], [909, 832], [909, 834], [908, 835], [908, 842], [907, 843], [907, 846], [908, 847], [908, 852], [909, 853], [909, 855], [910, 856], [910, 858], [911, 859], [911, 860], [912, 861], [912, 862], [914, 864], [914, 865], [918, 869], [918, 870], [924, 876], [924, 877], [926, 879], [926, 880], [929, 883], [930, 883], [932, 885], [932, 886], [933, 887], [933, 888], [935, 890], [936, 890], [938, 892], [938, 893], [941, 896], [942, 896], [945, 899], [946, 899], [948, 901], [949, 901], [950, 902], [964, 902], [965, 901], [967, 901], [969, 899], [970, 899], [976, 893], [977, 893], [980, 890], [980, 889], [983, 886], [983, 885], [985, 883], [985, 882], [986, 881], [986, 879], [987, 878], [987, 875], [988, 874], [988, 872], [989, 871], [989, 870], [990, 869], [990, 868], [991, 867], [991, 864], [992, 863], [992, 847], [991, 846], [991, 843], [990, 842], [990, 840], [989, 839], [989, 838], [987, 836], [987, 835], [978, 826], [977, 826], [974, 823], [973, 823], [971, 821], [970, 821], [969, 820], [968, 820], [967, 819], [965, 819], [964, 818], [963, 818], [962, 817], [960, 817], [959, 816], [955, 816], [954, 815], [949, 815], [948, 814], [947, 815], [944, 815], [943, 814]]</text:p>
          </table:table-cell>
          <table:table-cell office:value-type="string" calcext:value-type="string">
            <text:p>[[891, 846], [945, 793], [1011, 859], [957, 912]]</text:p>
          </table:table-cell>
          <table:table-cell office:value-type="float" office:value="0.99737275" calcext:value-type="float">
            <text:p>0.99737275</text:p>
          </table:table-cell>
          <table:table-cell office:value-type="string" calcext:value-type="string">
            <text:p>pixels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6835_KAH_1_box4_img4.tif</text:p>
          </table:table-cell>
          <table:table-cell office:value-type="string" calcext:value-type="string">
            <text:p>UUP</text:p>
          </table:table-cell>
          <table:table-cell office:value-type="string" calcext:value-type="string">
            <text:p>orifice</text:p>
          </table:table-cell>
          <table:table-cell office:value-type="float" office:value="104.81689453125" calcext:value-type="float">
            <text:p>104.81689453125</text:p>
          </table:table-cell>
          <table:table-cell office:value-type="float" office:value="85.0885314941406" calcext:value-type="float">
            <text:p>85.0885314941406</text:p>
          </table:table-cell>
          <table:table-cell office:value-type="float" office:value="6664" calcext:value-type="float">
            <text:p>6664</text:p>
          </table:table-cell>
          <table:table-cell office:value-type="float" office:value="312.793938159943" calcext:value-type="float">
            <text:p>312.793938159943</text:p>
          </table:table-cell>
          <table:table-cell office:value-type="float" office:value="0.98960498960499" calcext:value-type="float">
            <text:p>0.98960498960499</text:p>
          </table:table-cell>
          <table:table-cell office:value-type="float" office:value="0.855910189132412" calcext:value-type="float">
            <text:p>0.855910189132412</text:p>
          </table:table-cell>
          <table:table-cell office:value-type="float" office:value="0.774509803921569" calcext:value-type="float">
            <text:p>0.774509803921569</text:p>
          </table:table-cell>
          <table:table-cell office:value-type="float" office:value="102" calcext:value-type="float">
            <text:p>102</text:p>
          </table:table-cell>
          <table:table-cell office:value-type="float" office:value="79" calcext:value-type="float">
            <text:p>79</text:p>
          </table:table-cell>
          <table:table-cell office:value-type="float" office:value="90" calcext:value-type="float">
            <text:p>90</text:p>
          </table:table-cell>
          <table:table-cell office:value-type="float" office:value="359" calcext:value-type="float">
            <text:p>359</text:p>
          </table:table-cell>
          <table:table-cell office:value-type="float" office:value="311" calcext:value-type="float">
            <text:p>311</text:p>
          </table:table-cell>
          <table:table-cell office:value-type="float" office:value="0.166019287885457" calcext:value-type="float">
            <text:p>0.166019287885457</text:p>
          </table:table-cell>
          <table:table-cell office:value-type="float" office:value="0.00165832587207449" calcext:value-type="float">
            <text:p>0.00165832587207449</text:p>
          </table:table-cell>
          <table:table-cell office:value-type="float" office:value="0.000129465851459512" calcext:value-type="float">
            <text:p>0.000129465851459512</text:p>
          </table:table-cell>
          <table:table-cell office:value-type="float" office:value="0.00000315247630242634" calcext:value-type="float">
            <text:p>3.15247630242634E-06</text:p>
          </table:table-cell>
          <table:table-cell office:value-type="float" office:value="-0.00000000000513989393" calcext:value-type="float">
            <text:p>-5.13989392971398E-12</text:p>
          </table:table-cell>
          <table:table-cell office:value-type="float" office:value="-0.00000001114435587653" calcext:value-type="float">
            <text:p>-1.11443558765321E-08</text:p>
          </table:table-cell>
          <table:table-cell office:value-type="float" office:value="-0.00000000006347992457" calcext:value-type="float">
            <text:p>-6.34799245745999E-11</text:p>
          </table:table-cell>
          <table:table-cell office:value-type="string" calcext:value-type="string">
            <text:p>[[348, 270], [347, 271], [342, 271], [341, 272], [339, 272], [338, 273], [336, 273], [335, 274], [333, 274], [332, 275], [331, 275], [330, 276], [329, 276], [328, 277], [327, 277], [326, 278], [325, 278], [323, 280], [323, 281], [321, 283], [320, 283], [319, 284], [319, 285], [317, 287], [317, 288], [316, 289], [316, 290], [315, 291], [315, 292], [313, 294], [313, 296], [312, 297], [312, 299], [311, 300], [311, 305], [310, 306], [310, 318], [311, 319], [311, 322], [312, 323], [312, 326], [313, 327], [313, 329], [314, 330], [314, 332], [315, 333], [315, 335], [316, 336], [316, 337], [317, 338], [317, 340], [320, 343], [320, 344], [321, 345], [322, 345], [323, 346], [324, 346], [325, 347], [327, 347], [328, 348], [340, 348], [341, 349], [367, 349], [368, 348], [376, 348], [377, 347], [381, 347], [382, 346], [385, 346], [386, 345], [389, 345], [390, 344], [394, 344], [395, 343], [399, 343], [400, 342], [402, 342], [403, 341], [404, 341], [405, 340], [406, 340], [411, 335], [411, 334], [412, 333], [412, 316], [411, 315], [411, 311], [410, 310], [410, 308], [409, 307], [409, 305], [408, 304], [408, 302], [405, 299], [405, 298], [404, 297], [404, 296], [402, 294], [402, 293], [400, 291], [400, 290], [387, 277], [386, 277], [385, 276], [384, 276], [383, 275], [382, 275], [381, 274], [379, 274], [378, 273], [376, 273], [375, 272], [372, 272], [371, 271], [368, 271], [367, 270]]</text:p>
          </table:table-cell>
          <table:table-cell office:value-type="string" calcext:value-type="string">
            <text:p>[[310, 270], [412, 270], [412, 349], [310, 349]]</text:p>
          </table:table-cell>
          <table:table-cell office:value-type="float" office:value="0.9971637" calcext:value-type="float">
            <text:p>0.9971637</text:p>
          </table:table-cell>
          <table:table-cell office:value-type="string" calcext:value-type="string">
            <text:p>pixels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6835_KAH_1_box4_img4.tif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orifice</text:p>
          </table:table-cell>
          <table:table-cell office:value-type="float" office:value="84.7224731445312" calcext:value-type="float">
            <text:p>84.7224731445312</text:p>
          </table:table-cell>
          <table:table-cell office:value-type="float" office:value="82.9675903320313" calcext:value-type="float">
            <text:p>82.9675903320313</text:p>
          </table:table-cell>
          <table:table-cell office:value-type="float" office:value="4725" calcext:value-type="float">
            <text:p>4725</text:p>
          </table:table-cell>
          <table:table-cell office:value-type="float" office:value="264.592927098274" calcext:value-type="float">
            <text:p>264.592927098274</text:p>
          </table:table-cell>
          <table:table-cell office:value-type="float" office:value="0.982532751091703" calcext:value-type="float">
            <text:p>0.982532751091703</text:p>
          </table:table-cell>
          <table:table-cell office:value-type="float" office:value="0.848115919792791" calcext:value-type="float">
            <text:p>0.848115919792791</text:p>
          </table:table-cell>
          <table:table-cell office:value-type="float" office:value="0.890109981100749" calcext:value-type="float">
            <text:p>0.890109981100749</text:p>
          </table:table-cell>
          <table:table-cell office:value-type="float" office:value="82.0051116943359" calcext:value-type="float">
            <text:p>82.0051116943359</text:p>
          </table:table-cell>
          <table:table-cell office:value-type="float" office:value="72.9935684204102" calcext:value-type="float">
            <text:p>72.9935684204102</text:p>
          </table:table-cell>
          <table:table-cell office:value-type="float" office:value="55.0079803466797" calcext:value-type="float">
            <text:p>55.0079803466797</text:p>
          </table:table-cell>
          <table:table-cell office:value-type="float" office:value="560" calcext:value-type="float">
            <text:p>560</text:p>
          </table:table-cell>
          <table:table-cell office:value-type="float" office:value="952" calcext:value-type="float">
            <text:p>952</text:p>
          </table:table-cell>
          <table:table-cell office:value-type="float" office:value="0.163111577707973" calcext:value-type="float">
            <text:p>0.163111577707973</text:p>
          </table:table-cell>
          <table:table-cell office:value-type="float" office:value="0.000359308546118912" calcext:value-type="float">
            <text:p>0.000359308546118912</text:p>
          </table:table-cell>
          <table:table-cell office:value-type="float" office:value="0.000251619337907308" calcext:value-type="float">
            <text:p>0.000251619337907308</text:p>
          </table:table-cell>
          <table:table-cell office:value-type="float" office:value="0.00000186379372444929" calcext:value-type="float">
            <text:p>1.86379372444929E-06</text:p>
          </table:table-cell>
          <table:table-cell office:value-type="float" office:value="-0.00000000001365394421" calcext:value-type="float">
            <text:p>-1.36539442061105E-11</text:p>
          </table:table-cell>
          <table:table-cell office:value-type="float" office:value="-0.00000001101499877047" calcext:value-type="float">
            <text:p>-1.10149987704679E-08</text:p>
          </table:table-cell>
          <table:table-cell office:value-type="float" office:value="0.0000000000379819901" calcext:value-type="float">
            <text:p>3.7981990102024E-11</text:p>
          </table:table-cell>
          <table:table-cell office:value-type="string" calcext:value-type="string">
            <text:p>[[548, 917], [547, 918], [542, 918], [541, 919], [538, 919], [537, 920], [536, 920], [535, 921], [534, 921], [532, 923], [531, 923], [530, 924], [529, 924], [525, 928], [524, 928], [523, 929], [523, 930], [521, 932], [521, 933], [520, 934], [520, 935], [519, 936], [519, 937], [518, 938], [518, 940], [517, 941], [517, 945], [518, 946], [518, 950], [520, 952], [520, 953], [527, 960], [527, 961], [529, 963], [529, 964], [530, 965], [530, 966], [532, 968], [532, 969], [533, 970], [533, 971], [534, 972], [534, 973], [539, 978], [539, 979], [542, 982], [542, 983], [549, 990], [550, 990], [552, 992], [552, 993], [553, 993], [555, 995], [556, 995], [557, 996], [563, 996], [564, 995], [565, 995], [566, 994], [567, 994], [568, 993], [569, 993], [570, 992], [571, 992], [572, 991], [574, 991], [575, 990], [576, 990], [577, 989], [578, 989], [579, 988], [580, 988], [581, 987], [582, 987], [585, 984], [586, 984], [590, 980], [590, 979], [591, 978], [591, 977], [592, 976], [592, 975], [593, 974], [593, 971], [594, 970], [594, 969], [595, 968], [595, 967], [596, 966], [596, 964], [597, 963], [597, 962], [598, 961], [598, 952], [599, 951], [599, 947], [598, 946], [598, 940], [597, 939], [597, 937], [596, 936], [596, 935], [595, 934], [595, 933], [593, 931], [593, 930], [590, 927], [590, 926], [589, 925], [588, 925], [585, 922], [584, 922], [582, 920], [580, 920], [579, 919], [576, 919], [575, 918], [570, 918], [569, 917]]</text:p>
          </table:table-cell>
          <table:table-cell office:value-type="string" calcext:value-type="string">
            <text:p>[[509, 937], [569, 895], [616, 963], [556, 1004]]</text:p>
          </table:table-cell>
          <table:table-cell office:value-type="float" office:value="0.99709964" calcext:value-type="float">
            <text:p>0.99709964</text:p>
          </table:table-cell>
          <table:table-cell office:value-type="string" calcext:value-type="string">
            <text:p>pixels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6835_KAH_1_box4_img4.tif</text:p>
          </table:table-cell>
          <table:table-cell office:value-type="string" calcext:value-type="string">
            <text:p>TMR</text:p>
          </table:table-cell>
          <table:table-cell office:value-type="string" calcext:value-type="string">
            <text:p>orifice</text:p>
          </table:table-cell>
          <table:table-cell office:value-type="float" office:value="94.3504638671875" calcext:value-type="float">
            <text:p>94.3504638671875</text:p>
          </table:table-cell>
          <table:table-cell office:value-type="float" office:value="93.1558532714844" calcext:value-type="float">
            <text:p>93.1558532714844</text:p>
          </table:table-cell>
          <table:table-cell office:value-type="float" office:value="5988" calcext:value-type="float">
            <text:p>5988</text:p>
          </table:table-cell>
          <table:table-cell office:value-type="float" office:value="296.391916036606" calcext:value-type="float">
            <text:p>296.391916036606</text:p>
          </table:table-cell>
          <table:table-cell office:value-type="float" office:value="0.987792807654239" calcext:value-type="float">
            <text:p>0.987792807654239</text:p>
          </table:table-cell>
          <table:table-cell office:value-type="float" office:value="0.856562282908616" calcext:value-type="float">
            <text:p>0.856562282908616</text:p>
          </table:table-cell>
          <table:table-cell office:value-type="float" office:value="0.770627731271315" calcext:value-type="float">
            <text:p>0.770627731271315</text:p>
          </table:table-cell>
          <table:table-cell office:value-type="float" office:value="99.3524475097656" calcext:value-type="float">
            <text:p>99.3524475097656</text:p>
          </table:table-cell>
          <table:table-cell office:value-type="float" office:value="76.5637512207031" calcext:value-type="float">
            <text:p>76.5637512207031</text:p>
          </table:table-cell>
          <table:table-cell office:value-type="float" office:value="48.1798248291016" calcext:value-type="float">
            <text:p>48.1798248291016</text:p>
          </table:table-cell>
          <table:table-cell office:value-type="float" office:value="1113" calcext:value-type="float">
            <text:p>1113</text:p>
          </table:table-cell>
          <table:table-cell office:value-type="float" office:value="444" calcext:value-type="float">
            <text:p>444</text:p>
          </table:table-cell>
          <table:table-cell office:value-type="float" office:value="0.166985756205942" calcext:value-type="float">
            <text:p>0.166985756205942</text:p>
          </table:table-cell>
          <table:table-cell office:value-type="float" office:value="0.00183561824399461" calcext:value-type="float">
            <text:p>0.00183561824399461</text:p>
          </table:table-cell>
          <table:table-cell office:value-type="float" office:value="0.000222787858119916" calcext:value-type="float">
            <text:p>0.000222787858119916</text:p>
          </table:table-cell>
          <table:table-cell office:value-type="float" office:value="0.00000415653516562226" calcext:value-type="float">
            <text:p>4.15653516562226E-06</text:p>
          </table:table-cell>
          <table:table-cell office:value-type="float" office:value="-0.00000000003882551793" calcext:value-type="float">
            <text:p>-3.88255179305493E-11</text:p>
          </table:table-cell>
          <table:table-cell office:value-type="float" office:value="-0.0000000626592248651" calcext:value-type="float">
            <text:p>-6.26592248650993E-08</text:p>
          </table:table-cell>
          <table:table-cell office:value-type="float" office:value="0.00000000012037991275" calcext:value-type="float">
            <text:p>1.20379912745232E-10</text:p>
          </table:table-cell>
          <table:table-cell office:value-type="string" calcext:value-type="string">
            <text:p>[[1108, 403], [1107, 404], [1093, 404], [1092, 405], [1088, 405], [1087, 406], [1085, 406], [1084, 407], [1082, 407], [1081, 408], [1080, 408], [1078, 410], [1077, 410], [1074, 413], [1073, 413], [1068, 418], [1068, 419], [1067, 420], [1067, 421], [1066, 422], [1066, 425], [1065, 426], [1065, 436], [1066, 437], [1066, 440], [1067, 441], [1067, 442], [1068, 443], [1068, 444], [1069, 445], [1069, 446], [1074, 451], [1074, 452], [1085, 463], [1085, 464], [1091, 470], [1091, 471], [1094, 474], [1095, 474], [1097, 476], [1097, 477], [1098, 478], [1099, 478], [1107, 486], [1108, 486], [1110, 488], [1111, 488], [1112, 489], [1113, 489], [1114, 490], [1115, 490], [1116, 491], [1118, 491], [1119, 492], [1128, 492], [1129, 491], [1131, 491], [1132, 490], [1133, 490], [1135, 488], [1136, 488], [1137, 487], [1138, 487], [1141, 484], [1142, 484], [1145, 481], [1146, 481], [1148, 479], [1148, 478], [1150, 476], [1150, 475], [1151, 474], [1151, 473], [1152, 472], [1152, 471], [1153, 470], [1153, 468], [1154, 467], [1154, 466], [1155, 465], [1155, 463], [1156, 462], [1156, 460], [1157, 459], [1157, 437], [1156, 436], [1156, 434], [1155, 433], [1155, 432], [1154, 431], [1154, 430], [1153, 429], [1153, 428], [1152, 427], [1152, 426], [1151, 425], [1151, 424], [1149, 422], [1149, 421], [1142, 414], [1141, 414], [1139, 412], [1138, 412], [1136, 410], [1134, 410], [1133, 409], [1131, 409], [1130, 408], [1128, 408], [1127, 407], [1126, 407], [1125, 406], [1123, 406], [1122, 405], [1118, 405], [1117, 404], [1110, 404], [1109, 403]]</text:p>
          </table:table-cell>
          <table:table-cell office:value-type="string" calcext:value-type="string">
            <text:p>[[1054, 429], [1111, 378], [1177, 452], [1120, 503]]</text:p>
          </table:table-cell>
          <table:table-cell office:value-type="float" office:value="0.995256" calcext:value-type="float">
            <text:p>0.995256</text:p>
          </table:table-cell>
          <table:table-cell office:value-type="string" calcext:value-type="string">
            <text:p>pixels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6835_KAH_1_box4_img4.tif</text:p>
          </table:table-cell>
          <table:table-cell office:value-type="string" calcext:value-type="string">
            <text:p>BMR</text:p>
          </table:table-cell>
          <table:table-cell office:value-type="string" calcext:value-type="string">
            <text:p>orifice</text:p>
          </table:table-cell>
          <table:table-cell office:value-type="float" office:value="74.5009765625" calcext:value-type="float">
            <text:p>74.5009765625</text:p>
          </table:table-cell>
          <table:table-cell office:value-type="float" office:value="96.4593505859375" calcext:value-type="float">
            <text:p>96.4593505859375</text:p>
          </table:table-cell>
          <table:table-cell office:value-type="float" office:value="5161" calcext:value-type="float">
            <text:p>5161</text:p>
          </table:table-cell>
          <table:table-cell office:value-type="float" office:value="277.480229258537" calcext:value-type="float">
            <text:p>277.480229258537</text:p>
          </table:table-cell>
          <table:table-cell office:value-type="float" office:value="0.987184391736802" calcext:value-type="float">
            <text:p>0.987184391736802</text:p>
          </table:table-cell>
          <table:table-cell office:value-type="float" office:value="0.842324889753606" calcext:value-type="float">
            <text:p>0.842324889753606</text:p>
          </table:table-cell>
          <table:table-cell office:value-type="float" office:value="0.769230769230769" calcext:value-type="float">
            <text:p>0.769230769230769</text:p>
          </table:table-cell>
          <table:table-cell office:value-type="float" office:value="91" calcext:value-type="float">
            <text:p>91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1286" calcext:value-type="float">
            <text:p>1286</text:p>
          </table:table-cell>
          <table:table-cell office:value-type="float" office:value="1152" calcext:value-type="float">
            <text:p>1152</text:p>
          </table:table-cell>
          <table:table-cell office:value-type="float" office:value="0.169590899422527" calcext:value-type="float">
            <text:p>0.169590899422527</text:p>
          </table:table-cell>
          <table:table-cell office:value-type="float" office:value="0.00259577041846394" calcext:value-type="float">
            <text:p>0.00259577041846394</text:p>
          </table:table-cell>
          <table:table-cell office:value-type="float" office:value="0.000236752037629877" calcext:value-type="float">
            <text:p>0.000236752037629877</text:p>
          </table:table-cell>
          <table:table-cell office:value-type="float" office:value="0.00000801473482380271" calcext:value-type="float">
            <text:p>8.01473482380271E-06</text:p>
          </table:table-cell>
          <table:table-cell office:value-type="float" office:value="0.00000000025193069733" calcext:value-type="float">
            <text:p>2.51930697330231E-10</text:p>
          </table:table-cell>
          <table:table-cell office:value-type="float" office:value="0.00000031409690514119" calcext:value-type="float">
            <text:p>3.14096905141188E-07</text:p>
          </table:table-cell>
          <table:table-cell office:value-type="float" office:value="-0.00000000024170021378" calcext:value-type="float">
            <text:p>-2.41700213777822E-10</text:p>
          </table:table-cell>
          <table:table-cell office:value-type="string" calcext:value-type="string">
            <text:p>[[1280, 1109], [1279, 1110], [1275, 1110], [1274, 1111], [1273, 1111], [1272, 1112], [1270, 1112], [1269, 1113], [1268, 1113], [1266, 1115], [1265, 1115], [1262, 1118], [1261, 1118], [1259, 1120], [1259, 1121], [1258, 1122], [1258, 1123], [1257, 1124], [1257, 1125], [1256, 1126], [1256, 1130], [1255, 1131], [1255, 1155], [1256, 1156], [1256, 1180], [1257, 1181], [1257, 1186], [1258, 1187], [1258, 1189], [1259, 1190], [1259, 1192], [1260, 1193], [1260, 1195], [1262, 1197], [1262, 1198], [1263, 1198], [1265, 1200], [1284, 1200], [1285, 1199], [1288, 1199], [1289, 1198], [1290, 1198], [1291, 1197], [1292, 1197], [1294, 1195], [1296, 1195], [1298, 1193], [1299, 1193], [1299, 1192], [1308, 1183], [1308, 1182], [1312, 1178], [1312, 1177], [1315, 1174], [1315, 1173], [1316, 1172], [1316, 1171], [1317, 1170], [1317, 1169], [1318, 1168], [1318, 1167], [1319, 1166], [1319, 1165], [1320, 1164], [1320, 1163], [1321, 1162], [1321, 1159], [1322, 1158], [1322, 1156], [1323, 1155], [1323, 1154], [1324, 1153], [1324, 1150], [1325, 1149], [1325, 1139], [1324, 1138], [1324, 1134], [1323, 1133], [1323, 1131], [1322, 1130], [1322, 1129], [1321, 1128], [1321, 1127], [1320, 1126], [1320, 1125], [1319, 1124], [1319, 1123], [1317, 1121], [1317, 1120], [1313, 1116], [1312, 1116], [1310, 1114], [1309, 1114], [1308, 1113], [1306, 1113], [1305, 1112], [1303, 1112], [1302, 1111], [1300, 1111], [1299, 1110], [1292, 1110], [1291, 1109]]</text:p>
          </table:table-cell>
          <table:table-cell office:value-type="string" calcext:value-type="string">
            <text:p>[[1255, 1109], [1325, 1109], [1325, 1200], [1255, 1200]]</text:p>
          </table:table-cell>
          <table:table-cell office:value-type="float" office:value="0.9900176" calcext:value-type="float">
            <text:p>0.9900176</text:p>
          </table:table-cell>
          <table:table-cell office:value-type="string" calcext:value-type="string">
            <text:p>pixels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6835_KAH_1_box4_img4.tif</text:p>
          </table:table-cell>
          <table:table-cell office:value-type="string" calcext:value-type="string">
            <text:p>MMR</text:p>
          </table:table-cell>
          <table:table-cell office:value-type="string" calcext:value-type="string">
            <text:p>orifice</text:p>
          </table:table-cell>
          <table:table-cell office:value-type="float" office:value="70.9267578125" calcext:value-type="float">
            <text:p>70.9267578125</text:p>
          </table:table-cell>
          <table:table-cell office:value-type="float" office:value="110.18603515625" calcext:value-type="float">
            <text:p>110.18603515625</text:p>
          </table:table-cell>
          <table:table-cell office:value-type="float" office:value="5159.5" calcext:value-type="float">
            <text:p>5159.5</text:p>
          </table:table-cell>
          <table:table-cell office:value-type="float" office:value="279.72286939621" calcext:value-type="float">
            <text:p>279.72286939621</text:p>
          </table:table-cell>
          <table:table-cell office:value-type="float" office:value="0.987086282762579" calcext:value-type="float">
            <text:p>0.987086282762579</text:p>
          </table:table-cell>
          <table:table-cell office:value-type="float" office:value="0.828631677233092" calcext:value-type="float">
            <text:p>0.828631677233092</text:p>
          </table:table-cell>
          <table:table-cell office:value-type="float" office:value="0.691836753002811" calcext:value-type="float">
            <text:p>0.691836753002811</text:p>
          </table:table-cell>
          <table:table-cell office:value-type="float" office:value="96.0969009399414" calcext:value-type="float">
            <text:p>96.0969009399414</text:p>
          </table:table-cell>
          <table:table-cell office:value-type="float" office:value="66.4833679199219" calcext:value-type="float">
            <text:p>66.4833679199219</text:p>
          </table:table-cell>
          <table:table-cell office:value-type="float" office:value="11.3099327087402" calcext:value-type="float">
            <text:p>11.3099327087402</text:p>
          </table:table-cell>
          <table:table-cell office:value-type="float" office:value="1391" calcext:value-type="float">
            <text:p>1391</text:p>
          </table:table-cell>
          <table:table-cell office:value-type="float" office:value="894" calcext:value-type="float">
            <text:p>894</text:p>
          </table:table-cell>
          <table:table-cell office:value-type="float" office:value="0.174232602668085" calcext:value-type="float">
            <text:p>0.174232602668085</text:p>
          </table:table-cell>
          <table:table-cell office:value-type="float" office:value="0.0045702181380621" calcext:value-type="float">
            <text:p>0.0045702181380621</text:p>
          </table:table-cell>
          <table:table-cell office:value-type="float" office:value="0.0000802947376373093" calcext:value-type="float">
            <text:p>8.02947376373093E-05</text:p>
          </table:table-cell>
          <table:table-cell office:value-type="float" office:value="0.00000364500574688204" calcext:value-type="float">
            <text:p>3.64500574688204E-06</text:p>
          </table:table-cell>
          <table:table-cell office:value-type="float" office:value="0.0000000000595351079" calcext:value-type="float">
            <text:p>5.95351079012892E-11</text:p>
          </table:table-cell>
          <table:table-cell office:value-type="float" office:value="0.00000023447941643245" calcext:value-type="float">
            <text:p>2.34479416432447E-07</text:p>
          </table:table-cell>
          <table:table-cell office:value-type="float" office:value="-0.0000000000185490602" calcext:value-type="float">
            <text:p>-1.85490602037519E-11</text:p>
          </table:table-cell>
          <table:table-cell office:value-type="string" calcext:value-type="string">
            <text:p>[[1392, 845], [1391, 846], [1387, 846], [1386, 847], [1385, 847], [1384, 848], [1383, 848], [1380, 851], [1379, 851], [1376, 854], [1376, 855], [1374, 857], [1374, 858], [1373, 859], [1373, 860], [1372, 861], [1372, 862], [1370, 864], [1370, 865], [1369, 866], [1369, 867], [1368, 868], [1368, 869], [1367, 870], [1367, 872], [1366, 873], [1366, 874], [1365, 875], [1365, 876], [1364, 877], [1364, 880], [1363, 881], [1363, 882], [1362, 883], [1362, 885], [1361, 886], [1361, 888], [1360, 889], [1360, 890], [1359, 891], [1359, 893], [1358, 894], [1358, 898], [1357, 899], [1357, 907], [1356, 908], [1356, 909], [1357, 910], [1357, 922], [1358, 923], [1358, 924], [1359, 925], [1359, 926], [1365, 932], [1366, 932], [1367, 933], [1368, 933], [1369, 934], [1371, 934], [1373, 936], [1374, 936], [1375, 937], [1376, 937], [1377, 938], [1379, 938], [1380, 939], [1381, 939], [1382, 940], [1386, 940], [1387, 941], [1398, 941], [1399, 940], [1402, 940], [1403, 939], [1405, 939], [1414, 930], [1414, 929], [1415, 928], [1415, 927], [1418, 924], [1418, 923], [1419, 922], [1419, 921], [1420, 920], [1420, 917], [1421, 916], [1421, 913], [1422, 912], [1422, 909], [1423, 908], [1423, 865], [1422, 864], [1422, 859], [1421, 858], [1421, 856], [1420, 855], [1420, 854], [1418, 852], [1417, 852], [1414, 849], [1412, 849], [1411, 848], [1408, 848], [1407, 847], [1402, 847], [1401, 846], [1394, 846], [1393, 845]]</text:p>
          </table:table-cell>
          <table:table-cell office:value-type="string" calcext:value-type="string">
            <text:p>[[1350, 933], [1368, 839], [1434, 852], [1415, 946]]</text:p>
          </table:table-cell>
          <table:table-cell office:value-type="float" office:value="0.98123336" calcext:value-type="float">
            <text:p>0.98123336</text:p>
          </table:table-cell>
          <table:table-cell office:value-type="string" calcext:value-type="string">
            <text:p>pixels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6835_KAH_1_box4_img4.tif</text:p>
          </table:table-cell>
          <table:table-cell office:value-type="string" calcext:value-type="string">
            <text:p>UUP</text:p>
          </table:table-cell>
          <table:table-cell office:value-type="string" calcext:value-type="string">
            <text:p>avicularium</text:p>
          </table:table-cell>
          <table:table-cell office:value-type="float" office:value="67.9381408691406" calcext:value-type="float">
            <text:p>67.9381408691406</text:p>
          </table:table-cell>
          <table:table-cell office:value-type="float" office:value="67.3267822265625" calcext:value-type="float">
            <text:p>67.3267822265625</text:p>
          </table:table-cell>
          <table:table-cell office:value-type="float" office:value="3260" calcext:value-type="float">
            <text:p>3260</text:p>
          </table:table-cell>
          <table:table-cell office:value-type="float" office:value="215.823374509811" calcext:value-type="float">
            <text:p>215.823374509811</text:p>
          </table:table-cell>
          <table:table-cell office:value-type="float" office:value="0.987579521357164" calcext:value-type="float">
            <text:p>0.987579521357164</text:p>
          </table:table-cell>
          <table:table-cell office:value-type="float" office:value="0.879489191879521" calcext:value-type="float">
            <text:p>0.879489191879521</text:p>
          </table:table-cell>
          <table:table-cell office:value-type="float" office:value="0.984615384615385" calcext:value-type="float">
            <text:p>0.984615384615385</text:p>
          </table:table-cell>
          <table:table-cell office:value-type="float" office:value="65" calcext:value-type="float">
            <text:p>65</text:p>
          </table:table-cell>
          <table:table-cell office:value-type="float" office:value="64" calcext:value-type="float">
            <text:p>64</text:p>
          </table:table-cell>
          <table:table-cell office:value-type="float" office:value="90" calcext:value-type="float">
            <text:p>90</text:p>
          </table:table-cell>
          <table:table-cell office:value-type="float" office:value="530" calcext:value-type="float">
            <text:p>530</text:p>
          </table:table-cell>
          <table:table-cell office:value-type="float" office:value="377" calcext:value-type="float">
            <text:p>377</text:p>
          </table:table-cell>
          <table:table-cell office:value-type="float" office:value="0.16361860845769" calcext:value-type="float">
            <text:p>0.16361860845769</text:p>
          </table:table-cell>
          <table:table-cell office:value-type="float" office:value="0.00135137368197957" calcext:value-type="float">
            <text:p>0.00135137368197957</text:p>
          </table:table-cell>
          <table:table-cell office:value-type="float" office:value="0.00000889521697742287" calcext:value-type="float">
            <text:p>8.89521697742287E-06</text:p>
          </table:table-cell>
          <table:table-cell office:value-type="float" office:value="0.0000000797445638135" calcext:value-type="float">
            <text:p>7.97445638134995E-08</text:p>
          </table:table-cell>
          <table:table-cell office:value-type="float" office:value="0.00000000000005447503" calcext:value-type="float">
            <text:p>5.44750303573943E-14</text:p>
          </table:table-cell>
          <table:table-cell office:value-type="float" office:value="0.00000000198237409531" calcext:value-type="float">
            <text:p>1.9823740953077E-09</text:p>
          </table:table-cell>
          <table:table-cell office:value-type="float" office:value="0.00000000000003928531" calcext:value-type="float">
            <text:p>3.9285313133607E-14</text:p>
          </table:table-cell>
          <table:table-cell office:value-type="string" calcext:value-type="string">
            <text:p>[[531, 345], [530, 346], [528, 346], [527, 347], [526, 347], [525, 348], [524, 348], [523, 349], [522, 349], [521, 350], [520, 350], [518, 352], [517, 352], [516, 353], [514, 353], [507, 360], [507, 361], [505, 363], [505, 364], [503, 366], [503, 367], [502, 368], [502, 369], [501, 370], [501, 372], [500, 373], [500, 375], [499, 376], [499, 380], [498, 381], [498, 393], [499, 394], [499, 395], [500, 396], [500, 398], [506, 404], [507, 404], [509, 406], [511, 406], [512, 407], [513, 407], [514, 408], [515, 408], [516, 409], [539, 409], [541, 407], [542, 407], [547, 402], [548, 402], [548, 401], [551, 398], [551, 397], [554, 394], [554, 393], [555, 392], [555, 391], [557, 389], [557, 388], [558, 387], [558, 386], [560, 384], [560, 382], [561, 381], [561, 379], [562, 378], [562, 374], [563, 373], [563, 366], [562, 365], [562, 361], [561, 360], [561, 359], [560, 358], [560, 357], [559, 356], [559, 355], [558, 354], [558, 353], [552, 347], [550, 347], [549, 346], [545, 346], [544, 345]]</text:p>
          </table:table-cell>
          <table:table-cell office:value-type="string" calcext:value-type="string">
            <text:p>[[498, 345], [563, 345], [563, 409], [498, 409]]</text:p>
          </table:table-cell>
          <table:table-cell office:value-type="float" office:value="0.871545" calcext:value-type="float">
            <text:p>0.871545</text:p>
          </table:table-cell>
          <table:table-cell office:value-type="string" calcext:value-type="string">
            <text:p>pixels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6835_KAH_1_box4_img4.tif</text:p>
          </table:table-cell>
          <table:table-cell office:value-type="string" calcext:value-type="string">
            <text:p>TMR</text:p>
          </table:table-cell>
          <table:table-cell office:value-type="string" calcext:value-type="string">
            <text:p>avicularium</text:p>
          </table:table-cell>
          <table:table-cell office:value-type="float" office:value="64.233642578125" calcext:value-type="float">
            <text:p>64.233642578125</text:p>
          </table:table-cell>
          <table:table-cell office:value-type="float" office:value="54.8648681640625" calcext:value-type="float">
            <text:p>54.8648681640625</text:p>
          </table:table-cell>
          <table:table-cell office:value-type="float" office:value="2513.5" calcext:value-type="float">
            <text:p>2513.5</text:p>
          </table:table-cell>
          <table:table-cell office:value-type="float" office:value="191.580733776093" calcext:value-type="float">
            <text:p>191.580733776093</text:p>
          </table:table-cell>
          <table:table-cell office:value-type="float" office:value="0.984913793103448" calcext:value-type="float">
            <text:p>0.984913793103448</text:p>
          </table:table-cell>
          <table:table-cell office:value-type="float" office:value="0.860567793961736" calcext:value-type="float">
            <text:p>0.860567793961736</text:p>
          </table:table-cell>
          <table:table-cell office:value-type="float" office:value="0.838709677419355" calcext:value-type="float">
            <text:p>0.838709677419355</text:p>
          </table:table-cell>
          <table:table-cell office:value-type="float" office:value="62" calcext:value-type="float">
            <text:p>62</text:p>
          </table:table-cell>
          <table:table-cell office:value-type="float" office:value="52" calcext:value-type="float">
            <text:p>52</text:p>
          </table:table-cell>
          <table:table-cell office:value-type="float" office:value="90" calcext:value-type="float">
            <text:p>90</text:p>
          </table:table-cell>
          <table:table-cell office:value-type="float" office:value="1162" calcext:value-type="float">
            <text:p>1162</text:p>
          </table:table-cell>
          <table:table-cell office:value-type="float" office:value="584" calcext:value-type="float">
            <text:p>584</text:p>
          </table:table-cell>
          <table:table-cell office:value-type="float" office:value="0.162106972446922" calcext:value-type="float">
            <text:p>0.162106972446922</text:p>
          </table:table-cell>
          <table:table-cell office:value-type="float" office:value="0.000708383077079376" calcext:value-type="float">
            <text:p>0.000708383077079376</text:p>
          </table:table-cell>
          <table:table-cell office:value-type="float" office:value="0.0000586906115996209" calcext:value-type="float">
            <text:p>5.86906115996209E-05</text:p>
          </table:table-cell>
          <table:table-cell office:value-type="float" office:value="0.00000049690801498611" calcext:value-type="float">
            <text:p>4.96908014986108E-07</text:p>
          </table:table-cell>
          <table:table-cell office:value-type="float" office:value="0.00000000000255053571" calcext:value-type="float">
            <text:p>2.55053570962733E-12</text:p>
          </table:table-cell>
          <table:table-cell office:value-type="float" office:value="0.00000001292111237713" calcext:value-type="float">
            <text:p>1.29211123771273E-08</text:p>
          </table:table-cell>
          <table:table-cell office:value-type="float" office:value="0.00000000000083416491" calcext:value-type="float">
            <text:p>8.34164909572369E-13</text:p>
          </table:table-cell>
          <table:table-cell office:value-type="string" calcext:value-type="string">
            <text:p>[[1160, 558], [1159, 559], [1151, 559], [1150, 560], [1148, 560], [1147, 561], [1145, 561], [1144, 562], [1143, 562], [1140, 565], [1140, 566], [1139, 567], [1139, 568], [1138, 569], [1138, 570], [1137, 571], [1137, 572], [1136, 573], [1136, 575], [1135, 576], [1135, 577], [1134, 578], [1134, 580], [1133, 581], [1133, 582], [1134, 583], [1133, 584], [1133, 586], [1134, 587], [1133, 588], [1133, 589], [1134, 590], [1134, 593], [1135, 594], [1135, 597], [1136, 598], [1136, 599], [1141, 604], [1142, 604], [1145, 607], [1146, 607], [1148, 609], [1149, 609], [1150, 610], [1170, 610], [1171, 609], [1174, 609], [1175, 608], [1176, 608], [1177, 607], [1178, 607], [1182, 603], [1183, 603], [1188, 598], [1188, 597], [1190, 595], [1191, 595], [1191, 594], [1193, 592], [1193, 591], [1194, 590], [1194, 588], [1195, 587], [1195, 579], [1194, 578], [1194, 577], [1193, 576], [1193, 575], [1187, 569], [1186, 569], [1183, 566], [1182, 566], [1180, 564], [1179, 564], [1178, 563], [1177, 563], [1176, 562], [1175, 562], [1174, 561], [1173, 561], [1172, 560], [1169, 560], [1168, 559], [1164, 559], [1163, 558]]</text:p>
          </table:table-cell>
          <table:table-cell office:value-type="string" calcext:value-type="string">
            <text:p>[[1133, 558], [1195, 558], [1195, 610], [1133, 610]]</text:p>
          </table:table-cell>
          <table:table-cell office:value-type="float" office:value="0.8195368" calcext:value-type="float">
            <text:p>0.8195368</text:p>
          </table:table-cell>
          <table:table-cell office:value-type="string" calcext:value-type="string">
            <text:p>pixels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6835_KAH_1_box4_img4.tif</text:p>
          </table:table-cell>
          <table:table-cell office:value-type="string" calcext:value-type="string">
            <text:p>MMR</text:p>
          </table:table-cell>
          <table:table-cell office:value-type="string" calcext:value-type="string">
            <text:p>avicularium</text:p>
          </table:table-cell>
          <table:table-cell office:value-type="float" office:value="64.0372314453125" calcext:value-type="float">
            <text:p>64.0372314453125</text:p>
          </table:table-cell>
          <table:table-cell office:value-type="float" office:value="57.9830322265625" calcext:value-type="float">
            <text:p>57.9830322265625</text:p>
          </table:table-cell>
          <table:table-cell office:value-type="float" office:value="2799" calcext:value-type="float">
            <text:p>2799</text:p>
          </table:table-cell>
          <table:table-cell office:value-type="float" office:value="198.852812409401" calcext:value-type="float">
            <text:p>198.852812409401</text:p>
          </table:table-cell>
          <table:table-cell office:value-type="float" office:value="0.98556338028169" calcext:value-type="float">
            <text:p>0.98556338028169</text:p>
          </table:table-cell>
          <table:table-cell office:value-type="float" office:value="0.889506830061619" calcext:value-type="float">
            <text:p>0.889506830061619</text:p>
          </table:table-cell>
          <table:table-cell office:value-type="float" office:value="0.918032786885246" calcext:value-type="float">
            <text:p>0.918032786885246</text:p>
          </table:table-cell>
          <table:table-cell office:value-type="float" office:value="61" calcext:value-type="float">
            <text:p>61</text:p>
          </table:table-cell>
          <table:table-cell office:value-type="float" office:value="56" calcext:value-type="float">
            <text:p>56</text:p>
          </table:table-cell>
          <table:table-cell office:value-type="float" office:value="90" calcext:value-type="float">
            <text:p>90</text:p>
          </table:table-cell>
          <table:table-cell office:value-type="float" office:value="1373" calcext:value-type="float">
            <text:p>1373</text:p>
          </table:table-cell>
          <table:table-cell office:value-type="float" office:value="751" calcext:value-type="float">
            <text:p>751</text:p>
          </table:table-cell>
          <table:table-cell office:value-type="float" office:value="0.160250407632126" calcext:value-type="float">
            <text:p>0.160250407632126</text:p>
          </table:table-cell>
          <table:table-cell office:value-type="float" office:value="0.000229034198653646" calcext:value-type="float">
            <text:p>0.000229034198653646</text:p>
          </table:table-cell>
          <table:table-cell office:value-type="float" office:value="0.0000209686066220082" calcext:value-type="float">
            <text:p>2.09686066220082E-05</text:p>
          </table:table-cell>
          <table:table-cell office:value-type="float" office:value="0.00000006803189616767" calcext:value-type="float">
            <text:p>6.80318961676725E-08</text:p>
          </table:table-cell>
          <table:table-cell office:value-type="float" office:value="-0.00000000000004717602" calcext:value-type="float">
            <text:p>-4.71760188021013E-14</text:p>
          </table:table-cell>
          <table:table-cell office:value-type="float" office:value="-0.00000000037927919595" calcext:value-type="float">
            <text:p>-3.79279195951131E-10</text:p>
          </table:table-cell>
          <table:table-cell office:value-type="float" office:value="-0.00000000000006615819" calcext:value-type="float">
            <text:p>-6.61581919786407E-14</text:p>
          </table:table-cell>
          <table:table-cell office:value-type="string" calcext:value-type="string">
            <text:p>[[1370, 723], [1369, 724], [1364, 724], [1363, 725], [1361, 725], [1360, 726], [1359, 726], [1358, 727], [1357, 727], [1356, 728], [1355, 728], [1348, 735], [1348, 736], [1346, 738], [1346, 739], [1345, 740], [1345, 742], [1344, 743], [1344, 762], [1345, 763], [1345, 764], [1346, 765], [1346, 766], [1347, 767], [1347, 768], [1348, 769], [1348, 770], [1352, 774], [1353, 774], [1355, 776], [1356, 776], [1358, 778], [1361, 778], [1362, 779], [1383, 779], [1384, 778], [1387, 778], [1387, 777], [1388, 776], [1389, 776], [1390, 775], [1392, 775], [1396, 771], [1399, 771], [1401, 769], [1401, 767], [1402, 766], [1402, 765], [1405, 762], [1405, 748], [1404, 747], [1404, 745], [1403, 744], [1403, 742], [1402, 741], [1402, 740], [1401, 739], [1401, 738], [1400, 737], [1400, 736], [1397, 733], [1396, 733], [1392, 729], [1391, 729], [1389, 727], [1388, 727], [1386, 725], [1383, 725], [1382, 724], [1379, 724], [1378, 723]]</text:p>
          </table:table-cell>
          <table:table-cell office:value-type="string" calcext:value-type="string">
            <text:p>[[1344, 723], [1405, 723], [1405, 779], [1344, 779]]</text:p>
          </table:table-cell>
          <table:table-cell office:value-type="float" office:value="0.6856435" calcext:value-type="float">
            <text:p>0.6856435</text:p>
          </table:table-cell>
          <table:table-cell office:value-type="string" calcext:value-type="string">
            <text:p>pixels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6835_KAH_1_box4_img4.tif</text:p>
          </table:table-cell>
          <table:table-cell office:value-type="string" calcext:value-type="string">
            <text:p>TLA</text:p>
          </table:table-cell>
          <table:table-cell office:value-type="string" calcext:value-type="string">
            <text:p>avicularium</text:p>
          </table:table-cell>
          <table:table-cell office:value-type="float" office:value="81.3896484375" calcext:value-type="float">
            <text:p>81.3896484375</text:p>
          </table:table-cell>
          <table:table-cell office:value-type="float" office:value="64.1508178710938" calcext:value-type="float">
            <text:p>64.1508178710938</text:p>
          </table:table-cell>
          <table:table-cell office:value-type="float" office:value="3597.5" calcext:value-type="float">
            <text:p>3597.5</text:p>
          </table:table-cell>
          <table:table-cell office:value-type="float" office:value="233.237587928772" calcext:value-type="float">
            <text:p>233.237587928772</text:p>
          </table:table-cell>
          <table:table-cell office:value-type="float" office:value="0.982655012291724" calcext:value-type="float">
            <text:p>0.982655012291724</text:p>
          </table:table-cell>
          <table:table-cell office:value-type="float" office:value="0.831024033221571" calcext:value-type="float">
            <text:p>0.831024033221571</text:p>
          </table:table-cell>
          <table:table-cell office:value-type="float" office:value="0.746835443037975" calcext:value-type="float">
            <text:p>0.746835443037975</text:p>
          </table:table-cell>
          <table:table-cell office:value-type="float" office:value="79" calcext:value-type="float">
            <text:p>79</text:p>
          </table:table-cell>
          <table:table-cell office:value-type="float" office:value="59" calcext:value-type="float">
            <text:p>59</text:p>
          </table:table-cell>
          <table:table-cell office:value-type="float" office:value="90" calcext:value-type="float">
            <text:p>90</text:p>
          </table:table-cell>
          <table:table-cell office:value-type="float" office:value="998" calcext:value-type="float">
            <text:p>998</text:p>
          </table:table-cell>
          <table:table-cell office:value-type="float" office:value="996" calcext:value-type="float">
            <text:p>996</text:p>
          </table:table-cell>
          <table:table-cell office:value-type="float" office:value="0.169621378749131" calcext:value-type="float">
            <text:p>0.169621378749131</text:p>
          </table:table-cell>
          <table:table-cell office:value-type="float" office:value="0.0029435210082612" calcext:value-type="float">
            <text:p>0.0029435210082612</text:p>
          </table:table-cell>
          <table:table-cell office:value-type="float" office:value="0.000152595771056418" calcext:value-type="float">
            <text:p>0.000152595771056418</text:p>
          </table:table-cell>
          <table:table-cell office:value-type="float" office:value="0.00000392402995074002" calcext:value-type="float">
            <text:p>3.92402995074002E-06</text:p>
          </table:table-cell>
          <table:table-cell office:value-type="float" office:value="0.00000000004124560129" calcext:value-type="float">
            <text:p>4.12456012871688E-11</text:p>
          </table:table-cell>
          <table:table-cell office:value-type="float" office:value="0.00000005491044443149" calcext:value-type="float">
            <text:p>5.49104444314919E-08</text:p>
          </table:table-cell>
          <table:table-cell office:value-type="float" office:value="0.00000000008671205916" calcext:value-type="float">
            <text:p>8.67120591557869E-11</text:p>
          </table:table-cell>
          <table:table-cell office:value-type="string" calcext:value-type="string">
            <text:p>[[977, 967], [976, 968], [973, 968], [972, 969], [970, 969], [969, 970], [968, 970], [968, 971], [963, 976], [963, 978], [962, 979], [962, 999], [963, 1000], [963, 1001], [964, 1002], [964, 1005], [965, 1006], [965, 1007], [966, 1008], [966, 1009], [967, 1010], [967, 1011], [970, 1014], [970, 1015], [973, 1018], [974, 1018], [976, 1020], [977, 1020], [978, 1021], [979, 1021], [980, 1022], [981, 1022], [982, 1023], [983, 1023], [984, 1024], [985, 1024], [986, 1025], [990, 1025], [991, 1026], [1002, 1026], [1003, 1025], [1005, 1025], [1006, 1024], [1009, 1024], [1010, 1023], [1017, 1023], [1018, 1022], [1020, 1022], [1021, 1021], [1022, 1021], [1023, 1020], [1026, 1020], [1026, 1018], [1029, 1015], [1030, 1015], [1032, 1013], [1033, 1013], [1037, 1009], [1038, 1009], [1039, 1008], [1039, 1007], [1040, 1006], [1040, 1004], [1041, 1003], [1041, 998], [1040, 997], [1040, 996], [1039, 995], [1039, 994], [1038, 993], [1038, 992], [1037, 992], [1036, 991], [1036, 990], [1028, 982], [1027, 982], [1023, 978], [1022, 978], [1019, 975], [1018, 975], [1017, 974], [1016, 974], [1015, 973], [1014, 973], [1013, 972], [1012, 972], [1011, 971], [1009, 971], [1008, 970], [1006, 970], [1005, 969], [1002, 969], [1001, 968], [998, 968], [997, 967]]</text:p>
          </table:table-cell>
          <table:table-cell office:value-type="string" calcext:value-type="string">
            <text:p>[[962, 967], [1041, 967], [1041, 1026], [962, 1026]]</text:p>
          </table:table-cell>
          <table:table-cell office:value-type="float" office:value="0.63598716" calcext:value-type="float">
            <text:p>0.63598716</text:p>
          </table:table-cell>
          <table:table-cell office:value-type="string" calcext:value-type="string">
            <text:p>pixels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6835_KAH_1_box4_img4.tif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avicularium</text:p>
          </table:table-cell>
          <table:table-cell office:value-type="float" office:value="52.2403259277344" calcext:value-type="float">
            <text:p>52.2403259277344</text:p>
          </table:table-cell>
          <table:table-cell office:value-type="float" office:value="62.384765625" calcext:value-type="float">
            <text:p>62.384765625</text:p>
          </table:table-cell>
          <table:table-cell office:value-type="float" office:value="2266.5" calcext:value-type="float">
            <text:p>2266.5</text:p>
          </table:table-cell>
          <table:table-cell office:value-type="float" office:value="182.953317284584" calcext:value-type="float">
            <text:p>182.953317284584</text:p>
          </table:table-cell>
          <table:table-cell office:value-type="float" office:value="0.983510522889998" calcext:value-type="float">
            <text:p>0.983510522889998</text:p>
          </table:table-cell>
          <table:table-cell office:value-type="float" office:value="0.85091270955471" calcext:value-type="float">
            <text:p>0.85091270955471</text:p>
          </table:table-cell>
          <table:table-cell office:value-type="float" office:value="0.813559322033898" calcext:value-type="float">
            <text:p>0.813559322033898</text:p>
          </table:table-cell>
          <table:table-cell office:value-type="float" office:value="59" calcext:value-type="float">
            <text:p>59</text:p>
          </table:table-cell>
          <table:table-cell office:value-type="float" office:value="48" calcext:value-type="float">
            <text:p>48</text:p>
          </table:table-cell>
          <table:table-cell office:value-type="float" office:value="90" calcext:value-type="float">
            <text:p>90</text:p>
          </table:table-cell>
          <table:table-cell office:value-type="float" office:value="215" calcext:value-type="float">
            <text:p>215</text:p>
          </table:table-cell>
          <table:table-cell office:value-type="float" office:value="696" calcext:value-type="float">
            <text:p>696</text:p>
          </table:table-cell>
          <table:table-cell office:value-type="float" office:value="0.167550159326376" calcext:value-type="float">
            <text:p>0.167550159326376</text:p>
          </table:table-cell>
          <table:table-cell office:value-type="float" office:value="0.0019463692858971" calcext:value-type="float">
            <text:p>0.0019463692858971</text:p>
          </table:table-cell>
          <table:table-cell office:value-type="float" office:value="0.000230858826791254" calcext:value-type="float">
            <text:p>0.000230858826791254</text:p>
          </table:table-cell>
          <table:table-cell office:value-type="float" office:value="0.00000600362065835621" calcext:value-type="float">
            <text:p>6.00362065835621E-06</text:p>
          </table:table-cell>
          <table:table-cell office:value-type="float" office:value="0.0000000002081802206" calcext:value-type="float">
            <text:p>2.08180220603977E-10</text:p>
          </table:table-cell>
          <table:table-cell office:value-type="float" office:value="0.00000025747537169448" calcext:value-type="float">
            <text:p>2.57475371694476E-07</text:p>
          </table:table-cell>
          <table:table-cell office:value-type="float" office:value="-0.00000000008134389838" calcext:value-type="float">
            <text:p>-8.1343898377858E-11</text:p>
          </table:table-cell>
          <table:table-cell office:value-type="string" calcext:value-type="string">
            <text:p>[[221, 665], [220, 666], [215, 666], [214, 667], [213, 667], [212, 668], [211, 668], [206, 673], [205, 673], [205, 674], [199, 680], [199, 681], [197, 683], [197, 684], [196, 685], [196, 686], [195, 687], [195, 688], [192, 691], [192, 694], [191, 695], [191, 698], [190, 699], [190, 703], [191, 704], [191, 710], [192, 711], [192, 712], [193, 713], [193, 714], [194, 715], [194, 716], [198, 720], [199, 720], [202, 723], [203, 723], [204, 724], [225, 724], [226, 723], [227, 723], [228, 722], [229, 722], [234, 717], [235, 717], [235, 716], [236, 715], [236, 714], [237, 713], [237, 712], [238, 711], [238, 690], [237, 689], [237, 684], [236, 683], [236, 678], [235, 677], [235, 674], [234, 673], [234, 670], [233, 669], [233, 668], [231, 666], [230, 666], [229, 665]]</text:p>
          </table:table-cell>
          <table:table-cell office:value-type="string" calcext:value-type="string">
            <text:p>[[190, 665], [238, 665], [238, 724], [190, 724]]</text:p>
          </table:table-cell>
          <table:table-cell office:value-type="float" office:value="0.54262817" calcext:value-type="float">
            <text:p>0.54262817</text:p>
          </table:table-cell>
          <table:table-cell office:value-type="string" calcext:value-type="string">
            <text:p>pixels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6835_KAH_1_box4_img4.tif</text:p>
          </table:table-cell>
          <table:table-cell office:value-type="string" calcext:value-type="string">
            <text:p>OVI</text:p>
          </table:table-cell>
          <table:table-cell office:value-type="string" calcext:value-type="string">
            <text:p>ovicell</text:p>
          </table:table-cell>
          <table:table-cell office:value-type="float" office:value="259.944732666016" calcext:value-type="float">
            <text:p>259.944732666016</text:p>
          </table:table-cell>
          <table:table-cell office:value-type="float" office:value="231.466186523437" calcext:value-type="float">
            <text:p>231.466186523437</text:p>
          </table:table-cell>
          <table:table-cell office:value-type="float" office:value="41430.5" calcext:value-type="float">
            <text:p>41430.5</text:p>
          </table:table-cell>
          <table:table-cell office:value-type="float" office:value="798.707711338997" calcext:value-type="float">
            <text:p>798.707711338997</text:p>
          </table:table-cell>
          <table:table-cell office:value-type="float" office:value="0.966207628353875" calcext:value-type="float">
            <text:p>0.966207628353875</text:p>
          </table:table-cell>
          <table:table-cell office:value-type="float" office:value="0.816120493789145" calcext:value-type="float">
            <text:p>0.816120493789145</text:p>
          </table:table-cell>
          <table:table-cell office:value-type="float" office:value="0.894531209995713" calcext:value-type="float">
            <text:p>0.894531209995713</text:p>
          </table:table-cell>
          <table:table-cell office:value-type="float" office:value="242.862899780273" calcext:value-type="float">
            <text:p>242.862899780273</text:p>
          </table:table-cell>
          <table:table-cell office:value-type="float" office:value="217.248443603516" calcext:value-type="float">
            <text:p>217.248443603516</text:p>
          </table:table-cell>
          <table:table-cell office:value-type="float" office:value="18.4349479675293" calcext:value-type="float">
            <text:p>18.4349479675293</text:p>
          </table:table-cell>
          <table:table-cell office:value-type="float" office:value="269" calcext:value-type="float">
            <text:p>269</text:p>
          </table:table-cell>
          <table:table-cell office:value-type="float" office:value="993" calcext:value-type="float">
            <text:p>993</text:p>
          </table:table-cell>
          <table:table-cell office:value-type="float" office:value="0.166669403537676" calcext:value-type="float">
            <text:p>0.166669403537676</text:p>
          </table:table-cell>
          <table:table-cell office:value-type="float" office:value="0.000842015096095565" calcext:value-type="float">
            <text:p>0.000842015096095565</text:p>
          </table:table-cell>
          <table:table-cell office:value-type="float" office:value="0.000305717892245045" calcext:value-type="float">
            <text:p>0.000305717892245045</text:p>
          </table:table-cell>
          <table:table-cell office:value-type="float" office:value="0.00000758681066017357" calcext:value-type="float">
            <text:p>7.58681066017357E-06</text:p>
          </table:table-cell>
          <table:table-cell office:value-type="float" office:value="-0.00000000000784187956" calcext:value-type="float">
            <text:p>-7.84187955870408E-12</text:p>
          </table:table-cell>
          <table:table-cell office:value-type="float" office:value="0.00000009401530999456" calcext:value-type="float">
            <text:p>9.40153099945586E-08</text:p>
          </table:table-cell>
          <table:table-cell office:value-type="float" office:value="0.00000000036529964639" calcext:value-type="float">
            <text:p>3.65299646392128E-10</text:p>
          </table:table-cell>
          <table:table-cell office:value-type="string" calcext:value-type="string">
            <text:p>[[257, 886], [256, 887], [249, 887], [248, 888], [244, 888], [243, 889], [240, 889], [239, 890], [238, 890], [237, 891], [235, 891], [234, 892], [233, 892], [232, 893], [231, 893], [229, 895], [228, 895], [226, 897], [225, 897], [223, 899], [222, 899], [221, 900], [220, 900], [218, 902], [217, 902], [216, 903], [215, 903], [210, 908], [209, 908], [206, 911], [205, 911], [199, 917], [198, 917], [196, 919], [195, 919], [185, 929], [185, 930], [177, 938], [176, 938], [175, 939], [175, 940], [172, 943], [172, 944], [166, 950], [166, 951], [163, 954], [163, 955], [161, 957], [161, 958], [158, 961], [158, 962], [154, 966], [153, 966], [151, 968], [150, 968], [146, 972], [146, 974], [145, 975], [145, 977], [144, 978], [144, 980], [143, 981], [143, 983], [142, 984], [142, 986], [141, 987], [141, 988], [140, 989], [140, 990], [139, 991], [139, 992], [138, 993], [138, 994], [137, 995], [137, 996], [135, 998], [135, 999], [132, 1002], [132, 1004], [131, 1005], [131, 1014], [132, 1015], [132, 1021], [133, 1022], [133, 1025], [134, 1026], [134, 1029], [135, 1030], [135, 1032], [136, 1033], [136, 1036], [137, 1037], [137, 1038], [138, 1039], [138, 1040], [140, 1042], [140, 1043], [143, 1046], [143, 1047], [147, 1051], [147, 1052], [152, 1057], [153, 1057], [158, 1062], [159, 1062], [160, 1063], [161, 1063], [162, 1064], [164, 1064], [165, 1065], [167, 1065], [168, 1066], [169, 1066], [170, 1067], [172, 1067], [173, 1068], [178, 1068], [179, 1069], [181, 1069], [182, 1070], [183, 1070], [184, 1071], [186, 1071], [187, 1072], [195, 1072], [196, 1071], [202, 1071], [203, 1070], [206, 1070], [207, 1069], [210, 1069], [211, 1068], [225, 1068], [226, 1069], [228, 1069], [229, 1070], [231, 1070], [232, 1071], [234, 1071], [235, 1072], [237, 1072], [238, 1073], [240, 1073], [241, 1074], [244, 1074], [245, 1075], [246, 1075], [248, 1077], [249, 1077], [251, 1079], [252, 1079], [253, 1080], [254, 1080], [255, 1081], [257, 1081], [259, 1083], [260, 1083], [262, 1085], [263, 1085], [267, 1089], [268, 1089], [269, 1090], [270, 1090], [271, 1091], [272, 1091], [274, 1093], [275, 1093], [281, 1099], [282, 1099], [286, 1103], [286, 1104], [288, 1106], [289, 1106], [290, 1107], [292, 1107], [293, 1108], [296, 1108], [297, 1109], [301, 1109], [302, 1110], [307, 1110], [308, 1111], [312, 1111], [313, 1110], [319, 1110], [320, 1109], [321, 1109], [322, 1108], [324, 1108], [325, 1107], [326, 1107], [327, 1106], [328, 1106], [332, 1102], [333, 1102], [335, 1100], [336, 1100], [337, 1099], [338, 1099], [341, 1096], [341, 1095], [345, 1091], [346, 1091], [348, 1089], [348, 1088], [349, 1087], [349, 1086], [350, 1085], [350, 1083], [351, 1082], [351, 1080], [352, 1079], [352, 1078], [355, 1075], [356, 1075], [357, 1074], [357, 1073], [359, 1071], [359, 1070], [360, 1069], [360, 1068], [361, 1067], [361, 1066], [362, 1065], [362, 1064], [364, 1062], [364, 1061], [366, 1059], [366, 1058], [368, 1056], [368, 1055], [369, 1054], [369, 1051], [370, 1050], [370, 1048], [371, 1047], [371, 1045], [372, 1044], [372, 1043], [373, 1042], [373, 1041], [375, 1039], [375, 1038], [376, 1037], [376, 1035], [377, 1034], [377, 1032], [378, 1031], [378, 1029], [379, 1028], [379, 1024], [380, 1023], [380, 1021], [381, 1020], [381, 1019], [382, 1018], [382, 1017], [383, 1016], [383, 1015], [384, 1014], [384, 1012], [385, 1011], [385, 1004], [386, 1003], [386, 958], [385, 957], [385, 946], [384, 945], [384, 943], [383, 942], [383, 940], [381, 938], [381, 937], [376, 932], [376, 931], [355, 910], [354, 910], [351, 907], [350, 907], [344, 901], [343, 901], [341, 899], [340, 899], [339, 898], [338, 898], [336, 896], [335, 896], [333, 894], [332, 894], [331, 893], [330, 893], [328, 891], [327, 891], [326, 890], [324, 890], [323, 889], [320, 889], [319, 888], [314, 888], [313, 887], [302, 887], [301, 886]]</text:p>
          </table:table-cell>
          <table:table-cell office:value-type="string" calcext:value-type="string">
            <text:p>[[116, 1049], [185, 843], [415, 919], [346, 1125]]</text:p>
          </table:table-cell>
          <table:table-cell office:value-type="float" office:value="0.99878114" calcext:value-type="float">
            <text:p>0.99878114</text:p>
          </table:table-cell>
          <table:table-cell office:value-type="string" calcext:value-type="string">
            <text:p>pixels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6835_KAH_1_box4_img4.tif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ascopore</text:p>
          </table:table-cell>
          <table:table-cell office:value-type="float" office:value="47.6054992675781" calcext:value-type="float">
            <text:p>47.6054992675781</text:p>
          </table:table-cell>
          <table:table-cell office:value-type="float" office:value="43.9419555664063" calcext:value-type="float">
            <text:p>43.9419555664063</text:p>
          </table:table-cell>
          <table:table-cell office:value-type="float" office:value="1369.5" calcext:value-type="float">
            <text:p>1369.5</text:p>
          </table:table-cell>
          <table:table-cell office:value-type="float" office:value="139.639609217644" calcext:value-type="float">
            <text:p>139.639609217644</text:p>
          </table:table-cell>
          <table:table-cell office:value-type="float" office:value="0.980665950590763" calcext:value-type="float">
            <text:p>0.980665950590763</text:p>
          </table:table-cell>
          <table:table-cell office:value-type="float" office:value="0.882581157000624" calcext:value-type="float">
            <text:p>0.882581157000624</text:p>
          </table:table-cell>
          <table:table-cell office:value-type="float" office:value="0.930232558139535" calcext:value-type="float">
            <text:p>0.930232558139535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 office:value-type="float" office:value="295" calcext:value-type="float">
            <text:p>295</text:p>
          </table:table-cell>
          <table:table-cell office:value-type="float" office:value="780" calcext:value-type="float">
            <text:p>780</text:p>
          </table:table-cell>
          <table:table-cell office:value-type="float" office:value="0.160936876093135" calcext:value-type="float">
            <text:p>0.160936876093135</text:p>
          </table:table-cell>
          <table:table-cell office:value-type="float" office:value="0.000220548331011142" calcext:value-type="float">
            <text:p>0.000220548331011142</text:p>
          </table:table-cell>
          <table:table-cell office:value-type="float" office:value="0.0000889906245477791" calcext:value-type="float">
            <text:p>8.89906245477791E-05</text:p>
          </table:table-cell>
          <table:table-cell office:value-type="float" office:value="0.00000008144475762981" calcext:value-type="float">
            <text:p>8.1444757629806E-08</text:p>
          </table:table-cell>
          <table:table-cell office:value-type="float" office:value="0.00000000000004688418" calcext:value-type="float">
            <text:p>4.68841849839351E-14</text:p>
          </table:table-cell>
          <table:table-cell office:value-type="float" office:value="0.00000000025127170693" calcext:value-type="float">
            <text:p>2.5127170692634E-10</text:p>
          </table:table-cell>
          <table:table-cell office:value-type="float" office:value="0.00000000000021419259" calcext:value-type="float">
            <text:p>2.14192585445367E-13</text:p>
          </table:table-cell>
          <table:table-cell office:value-type="string" calcext:value-type="string">
            <text:p>[[287, 760], [285, 762], [284, 762], [277, 769], [277, 771], [276, 772], [276, 780], [275, 781], [275, 784], [276, 785], [276, 790], [277, 791], [277, 793], [279, 795], [280, 795], [284, 799], [285, 799], [286, 800], [305, 800], [306, 799], [307, 799], [310, 796], [311, 796], [313, 794], [314, 794], [314, 793], [316, 791], [316, 790], [317, 789], [317, 788], [318, 787], [318, 779], [317, 778], [317, 776], [314, 773], [314, 772], [312, 770], [312, 769], [311, 769], [308, 766], [307, 766], [305, 764], [304, 764], [303, 763], [302, 763], [301, 762], [299, 762], [298, 761], [296, 761], [295, 760]]</text:p>
          </table:table-cell>
          <table:table-cell office:value-type="string" calcext:value-type="string">
            <text:p>[[275, 760], [318, 760], [318, 800], [275, 800]]</text:p>
          </table:table-cell>
          <table:table-cell office:value-type="float" office:value="0.75275797" calcext:value-type="float">
            <text:p>0.75275797</text:p>
          </table:table-cell>
          <table:table-cell office:value-type="string" calcext:value-type="string">
            <text:p>pixels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6835_KAH_1_box4_img4.tif</text:p>
          </table:table-cell>
          <table:table-cell office:value-type="string" calcext:value-type="string">
            <text:p>UUP</text:p>
          </table:table-cell>
          <table:table-cell office:value-type="string" calcext:value-type="string">
            <text:p>ascopore</text:p>
          </table:table-cell>
          <table:table-cell office:value-type="float" office:value="61.7538146972656" calcext:value-type="float">
            <text:p>61.7538146972656</text:p>
          </table:table-cell>
          <table:table-cell office:value-type="float" office:value="42.0805053710938" calcext:value-type="float">
            <text:p>42.0805053710938</text:p>
          </table:table-cell>
          <table:table-cell office:value-type="float" office:value="1805" calcext:value-type="float">
            <text:p>1805</text:p>
          </table:table-cell>
          <table:table-cell office:value-type="float" office:value="163.053822517395" calcext:value-type="float">
            <text:p>163.053822517395</text:p>
          </table:table-cell>
          <table:table-cell office:value-type="float" office:value="0.988499452354874" calcext:value-type="float">
            <text:p>0.988499452354874</text:p>
          </table:table-cell>
          <table:table-cell office:value-type="float" office:value="0.853149422548074" calcext:value-type="float">
            <text:p>0.853149422548074</text:p>
          </table:table-cell>
          <table:table-cell office:value-type="float" office:value="0.637931034482759" calcext:value-type="float">
            <text:p>0.637931034482759</text:p>
          </table:table-cell>
          <table:table-cell office:value-type="float" office:value="58" calcext:value-type="float">
            <text:p>58</text:p>
          </table:table-cell>
          <table:table-cell office:value-type="float" office:value="37" calcext:value-type="float">
            <text:p>37</text:p>
          </table:table-cell>
          <table:table-cell office:value-type="float" office:value="90" calcext:value-type="float">
            <text:p>90</text:p>
          </table:table-cell>
          <table:table-cell office:value-type="float" office:value="377" calcext:value-type="float">
            <text:p>377</text:p>
          </table:table-cell>
          <table:table-cell office:value-type="float" office:value="414" calcext:value-type="float">
            <text:p>414</text:p>
          </table:table-cell>
          <table:table-cell office:value-type="float" office:value="0.174507556111955" calcext:value-type="float">
            <text:p>0.174507556111955</text:p>
          </table:table-cell>
          <table:table-cell office:value-type="float" office:value="0.00498705126923177" calcext:value-type="float">
            <text:p>0.00498705126923177</text:p>
          </table:table-cell>
          <table:table-cell office:value-type="float" office:value="0.00000435338634706867" calcext:value-type="float">
            <text:p>4.35338634706867E-06</text:p>
          </table:table-cell>
          <table:table-cell office:value-type="float" office:value="0.00000016358524450348" calcext:value-type="float">
            <text:p>1.63585244503479E-07</text:p>
          </table:table-cell>
          <table:table-cell office:value-type="float" office:value="0.00000000000012631947" calcext:value-type="float">
            <text:p>1.26319470176942E-13</text:p>
          </table:table-cell>
          <table:table-cell office:value-type="float" office:value="0.0000000096243539814" calcext:value-type="float">
            <text:p>9.6243539814036E-09</text:p>
          </table:table-cell>
          <table:table-cell office:value-type="float" office:value="-0.00000000000005568315" calcext:value-type="float">
            <text:p>-5.56831523840361E-14</text:p>
          </table:table-cell>
          <table:table-cell office:value-type="string" calcext:value-type="string">
            <text:p>[[368, 396], [367, 397], [366, 397], [365, 398], [362, 398], [361, 399], [359, 399], [358, 400], [357, 400], [356, 401], [355, 401], [351, 405], [351, 406], [349, 408], [349, 410], [348, 411], [348, 418], [349, 419], [349, 421], [350, 422], [350, 423], [355, 428], [356, 428], [358, 430], [359, 430], [361, 432], [362, 432], [363, 433], [391, 433], [392, 432], [394, 432], [396, 430], [397, 430], [398, 429], [399, 429], [402, 426], [402, 425], [403, 424], [403, 423], [404, 422], [404, 421], [405, 420], [405, 418], [406, 417], [406, 409], [405, 408], [405, 406], [399, 400], [398, 400], [397, 399], [396, 399], [395, 398], [393, 398], [392, 397], [389, 397], [388, 396]]</text:p>
          </table:table-cell>
          <table:table-cell office:value-type="string" calcext:value-type="string">
            <text:p>[[348, 396], [406, 396], [406, 433], [348, 433]]</text:p>
          </table:table-cell>
          <table:table-cell office:value-type="float" office:value="0.73061424" calcext:value-type="float">
            <text:p>0.73061424</text:p>
          </table:table-cell>
          <table:table-cell office:value-type="string" calcext:value-type="string">
            <text:p>pixels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6835_KAH_1_box4_img4.tif</text:p>
          </table:table-cell>
          <table:table-cell office:value-type="string" calcext:value-type="string">
            <text:p>TMR</text:p>
          </table:table-cell>
          <table:table-cell office:value-type="string" calcext:value-type="string">
            <text:p>ascopore</text:p>
          </table:table-cell>
          <table:table-cell office:value-type="float" office:value="50.237548828125" calcext:value-type="float">
            <text:p>50.237548828125</text:p>
          </table:table-cell>
          <table:table-cell office:value-type="float" office:value="48.0965881347656" calcext:value-type="float">
            <text:p>48.0965881347656</text:p>
          </table:table-cell>
          <table:table-cell office:value-type="float" office:value="1567" calcext:value-type="float">
            <text:p>1567</text:p>
          </table:table-cell>
          <table:table-cell office:value-type="float" office:value="151.539103746414" calcext:value-type="float">
            <text:p>151.539103746414</text:p>
          </table:table-cell>
          <table:table-cell office:value-type="float" office:value="0.980907668231612" calcext:value-type="float">
            <text:p>0.980907668231612</text:p>
          </table:table-cell>
          <table:table-cell office:value-type="float" office:value="0.857490726104745" calcext:value-type="float">
            <text:p>0.857490726104745</text:p>
          </table:table-cell>
          <table:table-cell office:value-type="float" office:value="0.793750062973234" calcext:value-type="float">
            <text:p>0.793750062973234</text:p>
          </table:table-cell>
          <table:table-cell office:value-type="float" office:value="49.9756011962891" calcext:value-type="float">
            <text:p>49.9756011962891</text:p>
          </table:table-cell>
          <table:table-cell office:value-type="float" office:value="39.6681365966797" calcext:value-type="float">
            <text:p>39.6681365966797</text:p>
          </table:table-cell>
          <table:table-cell office:value-type="float" office:value="38.6598091125488" calcext:value-type="float">
            <text:p>38.6598091125488</text:p>
          </table:table-cell>
          <table:table-cell office:value-type="float" office:value="1051" calcext:value-type="float">
            <text:p>1051</text:p>
          </table:table-cell>
          <table:table-cell office:value-type="float" office:value="503" calcext:value-type="float">
            <text:p>503</text:p>
          </table:table-cell>
          <table:table-cell office:value-type="float" office:value="0.163784972133944" calcext:value-type="float">
            <text:p>0.163784972133944</text:p>
          </table:table-cell>
          <table:table-cell office:value-type="float" office:value="0.00131942488414329" calcext:value-type="float">
            <text:p>0.00131942488414329</text:p>
          </table:table-cell>
          <table:table-cell office:value-type="float" office:value="0.0000326678652266904" calcext:value-type="float">
            <text:p>3.26678652266904E-05</text:p>
          </table:table-cell>
          <table:table-cell office:value-type="float" office:value="0.00000040293766444349" calcext:value-type="float">
            <text:p>4.02937664443487E-07</text:p>
          </table:table-cell>
          <table:table-cell office:value-type="float" office:value="-0.00000000000139386479" calcext:value-type="float">
            <text:p>-1.39386478852816E-12</text:p>
          </table:table-cell>
          <table:table-cell office:value-type="float" office:value="-0.00000001390375348075" calcext:value-type="float">
            <text:p>-1.39037534807519E-08</text:p>
          </table:table-cell>
          <table:table-cell office:value-type="float" office:value="0.00000000000044078081" calcext:value-type="float">
            <text:p>4.40780813945053E-13</text:p>
          </table:table-cell>
          <table:table-cell office:value-type="string" calcext:value-type="string">
            <text:p>[[1045, 480], [1044, 481], [1040, 481], [1038, 483], [1037, 483], [1037, 484], [1036, 485], [1035, 485], [1034, 486], [1034, 487], [1030, 491], [1030, 493], [1029, 494], [1029, 506], [1030, 507], [1030, 509], [1031, 510], [1031, 511], [1033, 513], [1033, 514], [1035, 516], [1036, 516], [1037, 517], [1037, 518], [1038, 519], [1039, 519], [1043, 523], [1044, 523], [1046, 525], [1063, 525], [1065, 523], [1066, 523], [1068, 521], [1069, 521], [1072, 518], [1072, 517], [1073, 516], [1074, 516], [1074, 515], [1075, 514], [1075, 505], [1074, 504], [1074, 502], [1073, 501], [1073, 500], [1072, 499], [1072, 498], [1071, 497], [1071, 496], [1070, 495], [1070, 494], [1069, 493], [1068, 493], [1066, 491], [1065, 491], [1061, 487], [1060, 487], [1057, 484], [1056, 484], [1054, 482], [1052, 482], [1051, 481], [1048, 481], [1047, 480]]</text:p>
          </table:table-cell>
          <table:table-cell office:value-type="string" calcext:value-type="string">
            <text:p>[[1019, 504], [1044, 473], [1083, 504], [1058, 535]]</text:p>
          </table:table-cell>
          <table:table-cell office:value-type="float" office:value="0.7023712" calcext:value-type="float">
            <text:p>0.7023712</text:p>
          </table:table-cell>
          <table:table-cell office:value-type="string" calcext:value-type="string">
            <text:p>pixels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6835_KAH_1_box4_img4.tif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ascopore</text:p>
          </table:table-cell>
          <table:table-cell office:value-type="float" office:value="47.9380798339844" calcext:value-type="float">
            <text:p>47.9380798339844</text:p>
          </table:table-cell>
          <table:table-cell office:value-type="float" office:value="44.7337036132813" calcext:value-type="float">
            <text:p>44.7337036132813</text:p>
          </table:table-cell>
          <table:table-cell office:value-type="float" office:value="1499.5" calcext:value-type="float">
            <text:p>1499.5</text:p>
          </table:table-cell>
          <table:table-cell office:value-type="float" office:value="147.296462655067" calcext:value-type="float">
            <text:p>147.296462655067</text:p>
          </table:table-cell>
          <table:table-cell office:value-type="float" office:value="0.976872964169381" calcext:value-type="float">
            <text:p>0.976872964169381</text:p>
          </table:table-cell>
          <table:table-cell office:value-type="float" office:value="0.868503752989582" calcext:value-type="float">
            <text:p>0.868503752989582</text:p>
          </table:table-cell>
          <table:table-cell office:value-type="float" office:value="0.891304347826087" calcext:value-type="float">
            <text:p>0.891304347826087</text:p>
          </table:table-cell>
          <table:table-cell office:value-type="float" office:value="46" calcext:value-type="float">
            <text:p>46</text:p>
          </table:table-cell>
          <table:table-cell office:value-type="float" office:value="41" calcext:value-type="float">
            <text:p>41</text:p>
          </table:table-cell>
          <table:table-cell office:value-type="float" office:value="90" calcext:value-type="float">
            <text:p>90</text:p>
          </table:table-cell>
          <table:table-cell office:value-type="float" office:value="504" calcext:value-type="float">
            <text:p>504</text:p>
          </table:table-cell>
          <table:table-cell office:value-type="float" office:value="1023" calcext:value-type="float">
            <text:p>1023</text:p>
          </table:table-cell>
          <table:table-cell office:value-type="float" office:value="0.161632976495935" calcext:value-type="float">
            <text:p>0.161632976495935</text:p>
          </table:table-cell>
          <table:table-cell office:value-type="float" office:value="0.000709987288408047" calcext:value-type="float">
            <text:p>0.000709987288408047</text:p>
          </table:table-cell>
          <table:table-cell office:value-type="float" office:value="0.00000302369602318058" calcext:value-type="float">
            <text:p>3.02369602318058E-06</text:p>
          </table:table-cell>
          <table:table-cell office:value-type="float" office:value="0.00000001690690561265" calcext:value-type="float">
            <text:p>1.6906905612653E-08</text:p>
          </table:table-cell>
          <table:table-cell office:value-type="float" office:value="-7.27523292166684E-016" calcext:value-type="float">
            <text:p>-7.27523292166684E-16</text:p>
          </table:table-cell>
          <table:table-cell office:value-type="float" office:value="-0.0000000001823521573" calcext:value-type="float">
            <text:p>-1.82352157300267E-10</text:p>
          </table:table-cell>
          <table:table-cell office:value-type="float" office:value="-3.75278714623998E-015" calcext:value-type="float">
            <text:p>-3.75278714623998E-15</text:p>
          </table:table-cell>
          <table:table-cell office:value-type="string" calcext:value-type="string">
            <text:p>[[496, 1003], [495, 1004], [494, 1004], [493, 1005], [490, 1005], [485, 1010], [485, 1011], [483, 1013], [483, 1015], [482, 1016], [483, 1017], [482, 1018], [482, 1020], [483, 1021], [483, 1027], [484, 1028], [484, 1031], [485, 1032], [485, 1033], [486, 1034], [486, 1035], [487, 1036], [488, 1036], [491, 1039], [492, 1039], [493, 1040], [494, 1040], [497, 1043], [499, 1043], [500, 1044], [517, 1044], [523, 1038], [524, 1038], [524, 1037], [527, 1034], [527, 1029], [528, 1028], [528, 1024], [527, 1023], [527, 1018], [526, 1017], [526, 1016], [523, 1013], [523, 1012], [522, 1011], [521, 1011], [519, 1009], [518, 1009], [515, 1006], [514, 1006], [513, 1005], [511, 1005], [510, 1004], [505, 1004], [504, 1003]]</text:p>
          </table:table-cell>
          <table:table-cell office:value-type="string" calcext:value-type="string">
            <text:p>[[482, 1003], [528, 1003], [528, 1044], [482, 1044]]</text:p>
          </table:table-cell>
          <table:table-cell office:value-type="float" office:value="0.56133693" calcext:value-type="float">
            <text:p>0.56133693</text:p>
          </table:table-cell>
          <table:table-cell office:value-type="string" calcext:value-type="string">
            <text:p>pixel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6835_KAH_1_box4_img5.tif</text:p>
          </table:table-cell>
          <table:table-cell office:value-type="string" calcext:value-type="string">
            <text:p>TMR</text:p>
          </table:table-cell>
          <table:table-cell office:value-type="string" calcext:value-type="string">
            <text:p>autozooid</text:p>
          </table:table-cell>
          <table:table-cell office:value-type="float" office:value="439.335083007813" calcext:value-type="float">
            <text:p>439.335083007813</text:p>
          </table:table-cell>
          <table:table-cell office:value-type="float" office:value="464.634918212891" calcext:value-type="float">
            <text:p>464.634918212891</text:p>
          </table:table-cell>
          <table:table-cell office:value-type="float" office:value="134986" calcext:value-type="float">
            <text:p>134986</text:p>
          </table:table-cell>
          <table:table-cell office:value-type="float" office:value="1436.82249951363" calcext:value-type="float">
            <text:p>1436.82249951363</text:p>
          </table:table-cell>
          <table:table-cell office:value-type="float" office:value="0.984911056955652" calcext:value-type="float">
            <text:p>0.984911056955652</text:p>
          </table:table-cell>
          <table:table-cell office:value-type="float" office:value="0.821660391383413" calcext:value-type="float">
            <text:p>0.821660391383413</text:p>
          </table:table-cell>
          <table:table-cell office:value-type="float" office:value="0.645872371854774" calcext:value-type="float">
            <text:p>0.645872371854774</text:p>
          </table:table-cell>
          <table:table-cell office:value-type="float" office:value="521.609252929688" calcext:value-type="float">
            <text:p>521.609252929688</text:p>
          </table:table-cell>
          <table:table-cell office:value-type="float" office:value="336.893005371094" calcext:value-type="float">
            <text:p>336.893005371094</text:p>
          </table:table-cell>
          <table:table-cell office:value-type="float" office:value="49.3987045288086" calcext:value-type="float">
            <text:p>49.3987045288086</text:p>
          </table:table-cell>
          <table:table-cell office:value-type="float" office:value="425" calcext:value-type="float">
            <text:p>425</text:p>
          </table:table-cell>
          <table:table-cell office:value-type="float" office:value="420" calcext:value-type="float">
            <text:p>420</text:p>
          </table:table-cell>
          <table:table-cell office:value-type="float" office:value="0.172648412389979" calcext:value-type="float">
            <text:p>0.172648412389979</text:p>
          </table:table-cell>
          <table:table-cell office:value-type="float" office:value="0.00412548779250834" calcext:value-type="float">
            <text:p>0.00412548779250834</text:p>
          </table:table-cell>
          <table:table-cell office:value-type="float" office:value="0.0000672295195839635" calcext:value-type="float">
            <text:p>6.72295195839635E-05</text:p>
          </table:table-cell>
          <table:table-cell office:value-type="float" office:value="0.00000178183345451438" calcext:value-type="float">
            <text:p>1.78183345451438E-06</text:p>
          </table:table-cell>
          <table:table-cell office:value-type="float" office:value="-0.00000000001927753359" calcext:value-type="float">
            <text:p>-1.92775335930096E-11</text:p>
          </table:table-cell>
          <table:table-cell office:value-type="float" office:value="-0.00000011418993596804" calcext:value-type="float">
            <text:p>-1.1418993596804E-07</text:p>
          </table:table-cell>
          <table:table-cell office:value-type="float" office:value="0.00000000000295082291" calcext:value-type="float">
            <text:p>2.95082290679841E-12</text:p>
          </table:table-cell>
          <table:table-cell office:value-type="string" calcext:value-type="string">
            <text:p>[[515, 213], [514, 214], [511, 214], [510, 215], [505, 215], [504, 216], [499, 216], [498, 217], [491, 217], [490, 218], [483, 218], [482, 219], [476, 219], [475, 220], [470, 220], [469, 221], [463, 221], [462, 222], [457, 222], [456, 223], [427, 223], [426, 224], [413, 224], [412, 225], [407, 225], [406, 226], [405, 226], [403, 228], [402, 228], [400, 230], [399, 230], [398, 231], [397, 231], [396, 232], [395, 232], [394, 233], [393, 233], [392, 234], [390, 234], [388, 236], [387, 236], [386, 237], [385, 237], [384, 238], [383, 238], [381, 240], [380, 240], [378, 242], [377, 242], [369, 250], [368, 250], [365, 253], [364, 253], [363, 254], [362, 254], [361, 255], [360, 255], [359, 256], [358, 256], [355, 259], [354, 259], [347, 266], [346, 266], [345, 267], [344, 267], [343, 268], [342, 268], [341, 269], [340, 269], [339, 270], [338, 270], [336, 272], [335, 272], [334, 273], [333, 273], [331, 275], [330, 275], [328, 277], [327, 277], [324, 280], [323, 280], [320, 283], [319, 283], [317, 285], [316, 285], [314, 287], [313, 287], [299, 301], [298, 301], [297, 302], [296, 302], [294, 304], [293, 304], [290, 307], [289, 307], [282, 314], [281, 314], [276, 319], [275, 319], [269, 325], [268, 325], [253, 340], [252, 340], [249, 343], [249, 344], [247, 346], [247, 347], [246, 348], [246, 349], [245, 350], [245, 351], [244, 352], [244, 353], [243, 354], [243, 355], [242, 356], [242, 358], [241, 359], [241, 360], [240, 361], [240, 363], [239, 364], [239, 365], [238, 366], [238, 368], [237, 369], [237, 370], [236, 371], [236, 373], [235, 374], [235, 375], [234, 376], [234, 379], [233, 380], [233, 394], [232, 395], [232, 400], [231, 401], [231, 406], [230, 407], [230, 415], [229, 416], [229, 424], [228, 425], [228, 441], [227, 442], [227, 449], [226, 450], [226, 456], [225, 457], [225, 463], [224, 464], [224, 470], [223, 471], [223, 477], [222, 478], [222, 483], [221, 484], [221, 489], [220, 490], [220, 501], [221, 502], [221, 511], [222, 512], [222, 517], [223, 518], [223, 524], [224, 525], [224, 530], [225, 531], [225, 537], [226, 538], [226, 544], [227, 545], [227, 554], [228, 555], [228, 561], [229, 562], [229, 566], [230, 567], [230, 570], [231, 571], [231, 574], [232, 575], [232, 578], [233, 579], [233, 582], [234, 583], [234, 585], [235, 586], [235, 588], [236, 589], [236, 591], [237, 592], [237, 593], [238, 594], [238, 596], [239, 597], [239, 598], [240, 599], [240, 600], [241, 601], [241, 603], [242, 604], [242, 605], [243, 606], [243, 607], [244, 608], [244, 609], [245, 610], [245, 611], [249, 615], [250, 615], [252, 617], [253, 617], [254, 618], [255, 618], [257, 620], [258, 620], [260, 622], [261, 622], [264, 625], [265, 625], [267, 627], [268, 627], [269, 628], [271, 628], [272, 629], [273, 629], [274, 630], [276, 630], [277, 631], [279, 631], [280, 632], [286, 632], [287, 633], [307, 633], [308, 634], [341, 634], [342, 635], [350, 635], [351, 636], [357, 636], [358, 637], [361, 637], [362, 638], [365, 638], [366, 639], [369, 639], [370, 640], [373, 640], [374, 641], [377, 641], [378, 642], [380, 642], [381, 643], [383, 643], [384, 644], [386, 644], [387, 645], [390, 645], [391, 646], [393, 646], [394, 645], [397, 645], [398, 644], [400, 644], [401, 643], [404, 643], [405, 642], [407, 642], [417, 632], [418, 632], [421, 629], [422, 629], [428, 623], [429, 623], [431, 621], [432, 621], [434, 619], [435, 619], [436, 618], [437, 618], [439, 616], [440, 616], [442, 614], [443, 614], [451, 606], [452, 606], [454, 604], [455, 604], [457, 602], [458, 602], [461, 599], [462, 599], [465, 596], [466, 596], [471, 591], [472, 591], [476, 587], [477, 587], [479, 585], [480, 585], [482, 583], [483, 583], [484, 582], [485, 582], [486, 581], [487, 581], [491, 577], [491, 576], [498, 569], [499, 569], [501, 567], [502, 567], [503, 566], [504, 566], [510, 560], [510, 559], [519, 550], [520, 550], [523, 547], [523, 546], [526, 543], [526, 542], [527, 541], [527, 540], [529, 538], [529, 537], [540, 526], [540, 525], [549, 516], [550, 516], [552, 514], [553, 514], [563, 504], [564, 504], [566, 502], [567, 502], [569, 500], [570, 500], [572, 498], [573, 498], [574, 497], [575, 497], [578, 494], [579, 494], [581, 492], [582, 492], [583, 491], [584, 491], [585, 490], [586, 490], [588, 488], [589, 488], [590, 487], [591, 487], [592, 486], [593, 486], [594, 485], [595, 485], [596, 484], [597, 484], [598, 483], [599, 483], [600, 482], [601, 482], [603, 480], [604, 480], [605, 479], [606, 479], [616, 469], [616, 468], [619, 465], [619, 464], [622, 461], [622, 460], [623, 459], [623, 458], [624, 457], [624, 456], [625, 455], [625, 454], [626, 453], [626, 452], [627, 451], [627, 449], [628, 448], [628, 445], [629, 444], [629, 441], [630, 440], [630, 437], [631, 436], [631, 433], [632, 432], [632, 429], [633, 428], [633, 422], [634, 421], [634, 414], [635, 413], [635, 402], [636, 401], [636, 392], [637, 391], [637, 387], [638, 386], [638, 383], [639, 382], [639, 379], [640, 378], [640, 373], [641, 372], [641, 366], [642, 365], [642, 360], [643, 359], [643, 356], [644, 355], [644, 351], [645, 350], [645, 346], [646, 345], [646, 321], [645, 320], [645, 290], [644, 289], [644, 281], [643, 280], [643, 277], [640, 274], [639, 274], [636, 271], [636, 270], [634, 268], [634, 267], [633, 266], [633, 265], [632, 264], [632, 261], [626, 255], [624, 255], [623, 254], [621, 254], [620, 253], [619, 253], [618, 252], [617, 252], [615, 250], [614, 250], [612, 248], [611, 248], [610, 247], [606, 247], [605, 246], [600, 246], [599, 245], [596, 245], [595, 244], [594, 244], [588, 238], [587, 238], [580, 231], [579, 231], [576, 228], [575, 228], [573, 226], [572, 226], [571, 225], [570, 225], [569, 224], [568, 224], [567, 223], [566, 223], [565, 222], [563, 222], [562, 221], [561, 221], [560, 220], [558, 220], [557, 219], [556, 219], [555, 218], [553, 218], [552, 217], [550, 217], [549, 216], [542, 216], [541, 215], [531, 215], [530, 214], [523, 214], [522, 213]]</text:p>
          </table:table-cell>
          <table:table-cell office:value-type="string" calcext:value-type="string">
            <text:p>[[113, 457], [509, 118], [728, 373], [332, 713]]</text:p>
          </table:table-cell>
          <table:table-cell office:value-type="float" office:value="0.9998987" calcext:value-type="float">
            <text:p>0.9998987</text:p>
          </table:table-cell>
          <table:table-cell office:value-type="string" calcext:value-type="string">
            <text:p>pixel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835_KAH_1_box4_img5.tif</text:p>
          </table:table-cell>
          <table:table-cell office:value-type="string" calcext:value-type="string">
            <text:p>TLA</text:p>
          </table:table-cell>
          <table:table-cell office:value-type="string" calcext:value-type="string">
            <text:p>autozooid</text:p>
          </table:table-cell>
          <table:table-cell office:value-type="float" office:value="364.442535400391" calcext:value-type="float">
            <text:p>364.442535400391</text:p>
          </table:table-cell>
          <table:table-cell office:value-type="float" office:value="418.540161132813" calcext:value-type="float">
            <text:p>418.540161132813</text:p>
          </table:table-cell>
          <table:table-cell office:value-type="float" office:value="109044.5" calcext:value-type="float">
            <text:p>109044.5</text:p>
          </table:table-cell>
          <table:table-cell office:value-type="float" office:value="1254.27120184898" calcext:value-type="float">
            <text:p>1254.27120184898</text:p>
          </table:table-cell>
          <table:table-cell office:value-type="float" office:value="0.990615702573187" calcext:value-type="float">
            <text:p>0.990615702573187</text:p>
          </table:table-cell>
          <table:table-cell office:value-type="float" office:value="0.871025215312116" calcext:value-type="float">
            <text:p>0.871025215312116</text:p>
          </table:table-cell>
          <table:table-cell office:value-type="float" office:value="0.90869017834905" calcext:value-type="float">
            <text:p>0.90869017834905</text:p>
          </table:table-cell>
          <table:table-cell office:value-type="float" office:value="388.784210205078" calcext:value-type="float">
            <text:p>388.784210205078</text:p>
          </table:table-cell>
          <table:table-cell office:value-type="float" office:value="353.284393310547" calcext:value-type="float">
            <text:p>353.284393310547</text:p>
          </table:table-cell>
          <table:table-cell office:value-type="float" office:value="1.63657712936401" calcext:value-type="float">
            <text:p>1.63657712936401</text:p>
          </table:table-cell>
          <table:table-cell office:value-type="float" office:value="252" calcext:value-type="float">
            <text:p>252</text:p>
          </table:table-cell>
          <table:table-cell office:value-type="float" office:value="813" calcext:value-type="float">
            <text:p>813</text:p>
          </table:table-cell>
          <table:table-cell office:value-type="float" office:value="0.163856513816512" calcext:value-type="float">
            <text:p>0.163856513816512</text:p>
          </table:table-cell>
          <table:table-cell office:value-type="float" office:value="0.00133135566452518" calcext:value-type="float">
            <text:p>0.00133135566452518</text:p>
          </table:table-cell>
          <table:table-cell office:value-type="float" office:value="0.0000107154423733476" calcext:value-type="float">
            <text:p>1.07154423733476E-05</text:p>
          </table:table-cell>
          <table:table-cell office:value-type="float" office:value="0.00000012362206930354" calcext:value-type="float">
            <text:p>1.23622069303538E-07</text:p>
          </table:table-cell>
          <table:table-cell office:value-type="float" office:value="-0.00000000000003510172" calcext:value-type="float">
            <text:p>-3.51017212517614E-14</text:p>
          </table:table-cell>
          <table:table-cell office:value-type="float" office:value="-0.00000000250291395979" calcext:value-type="float">
            <text:p>-2.50291395978704E-09</text:p>
          </table:table-cell>
          <table:table-cell office:value-type="float" office:value="0.00000000000013788384" calcext:value-type="float">
            <text:p>1.37883839594662E-13</text:p>
          </table:table-cell>
          <table:table-cell office:value-type="string" calcext:value-type="string">
            <text:p>[[234, 616], [233, 617], [229, 617], [228, 618], [224, 618], [223, 619], [222, 619], [220, 621], [219, 621], [217, 623], [216, 623], [213, 626], [212, 626], [210, 628], [209, 628], [207, 630], [206, 630], [205, 631], [204, 631], [202, 633], [201, 633], [200, 634], [199, 634], [198, 635], [197, 635], [194, 638], [194, 639], [190, 643], [190, 644], [188, 646], [187, 646], [179, 654], [179, 655], [172, 662], [171, 662], [164, 669], [164, 670], [157, 677], [156, 677], [153, 680], [153, 681], [150, 684], [150, 685], [145, 690], [144, 690], [140, 694], [140, 695], [138, 697], [138, 698], [136, 700], [136, 701], [130, 707], [130, 708], [127, 711], [127, 712], [126, 713], [126, 714], [125, 715], [125, 716], [122, 719], [122, 720], [116, 726], [116, 727], [115, 728], [115, 729], [113, 731], [113, 732], [112, 733], [112, 734], [109, 737], [109, 738], [104, 743], [104, 744], [103, 745], [103, 746], [102, 747], [102, 748], [101, 749], [101, 750], [100, 751], [100, 752], [99, 753], [99, 754], [98, 755], [98, 757], [97, 758], [97, 759], [92, 764], [92, 765], [89, 768], [89, 769], [87, 771], [87, 772], [86, 773], [86, 775], [85, 776], [85, 778], [84, 779], [84, 780], [83, 781], [83, 782], [82, 783], [82, 784], [81, 785], [81, 786], [80, 787], [80, 788], [79, 789], [79, 791], [78, 792], [78, 794], [77, 795], [77, 798], [76, 799], [76, 802], [75, 803], [75, 813], [74, 814], [74, 827], [73, 828], [73, 839], [72, 840], [72, 874], [71, 875], [71, 881], [72, 882], [72, 894], [73, 895], [73, 903], [74, 904], [74, 910], [75, 911], [75, 916], [76, 917], [76, 920], [77, 921], [77, 924], [78, 925], [78, 926], [79, 927], [79, 928], [80, 929], [80, 930], [81, 931], [81, 932], [83, 934], [83, 936], [84, 937], [84, 938], [85, 939], [85, 941], [86, 942], [86, 944], [87, 945], [87, 947], [88, 948], [88, 950], [89, 951], [89, 952], [90, 953], [90, 954], [91, 955], [91, 956], [94, 959], [94, 960], [105, 971], [106, 971], [107, 972], [108, 972], [109, 973], [110, 973], [111, 974], [113, 974], [114, 975], [116, 975], [117, 976], [119, 976], [120, 977], [124, 977], [125, 978], [128, 978], [129, 979], [131, 979], [132, 980], [134, 980], [135, 981], [136, 981], [138, 983], [139, 983], [141, 985], [142, 985], [143, 986], [144, 986], [145, 987], [147, 987], [148, 988], [149, 988], [150, 989], [153, 989], [154, 990], [156, 990], [157, 991], [160, 991], [161, 992], [163, 992], [164, 993], [166, 993], [167, 994], [168, 994], [169, 995], [170, 995], [171, 996], [173, 996], [174, 997], [176, 997], [177, 998], [179, 998], [180, 999], [182, 999], [183, 1000], [185, 1000], [186, 1001], [190, 1001], [191, 1002], [194, 1002], [195, 1003], [206, 1003], [207, 1004], [226, 1004], [227, 1003], [254, 1003], [255, 1002], [275, 1002], [276, 1001], [278, 1001], [279, 1000], [281, 1000], [282, 999], [283, 999], [284, 998], [285, 998], [286, 997], [288, 997], [289, 996], [290, 996], [291, 995], [292, 995], [293, 994], [295, 994], [296, 993], [297, 993], [298, 992], [300, 992], [301, 991], [303, 991], [304, 990], [305, 990], [307, 988], [308, 988], [310, 986], [311, 986], [318, 979], [319, 979], [322, 976], [323, 976], [325, 974], [326, 974], [328, 972], [329, 972], [339, 962], [340, 962], [346, 956], [346, 955], [348, 953], [348, 952], [356, 944], [357, 944], [357, 943], [362, 938], [362, 937], [365, 934], [366, 934], [376, 924], [376, 923], [379, 920], [380, 920], [385, 915], [386, 915], [420, 881], [420, 880], [421, 879], [421, 878], [422, 877], [422, 874], [423, 873], [423, 869], [424, 868], [424, 856], [425, 855], [425, 760], [424, 759], [424, 737], [423, 736], [423, 726], [422, 725], [422, 718], [421, 717], [421, 712], [420, 711], [420, 707], [419, 706], [419, 703], [418, 702], [418, 700], [417, 699], [417, 696], [416, 695], [416, 693], [415, 692], [415, 689], [414, 688], [414, 685], [413, 684], [413, 682], [412, 681], [412, 680], [411, 679], [411, 678], [410, 677], [410, 675], [409, 674], [409, 673], [408, 672], [408, 671], [406, 669], [406, 668], [402, 664], [402, 663], [400, 661], [400, 660], [399, 659], [399, 658], [397, 656], [397, 655], [396, 654], [396, 653], [395, 652], [395, 651], [393, 649], [393, 648], [391, 646], [390, 646], [381, 637], [380, 637], [378, 635], [377, 635], [375, 633], [374, 633], [372, 631], [371, 631], [369, 629], [368, 629], [367, 628], [357, 628], [356, 627], [344, 627], [343, 628], [320, 628], [319, 629], [298, 629], [297, 628], [286, 628], [285, 627], [278, 627], [277, 626], [274, 626], [273, 625], [271, 625], [270, 624], [268, 624], [267, 623], [265, 623], [264, 622], [262, 622], [261, 621], [259, 621], [258, 620], [256, 620], [255, 619], [252, 619], [251, 618], [248, 618], [247, 617], [241, 617], [240, 616]]</text:p>
          </table:table-cell>
          <table:table-cell office:value-type="string" calcext:value-type="string">
            <text:p>[[67, 1000], [78, 611], [431, 621], [420, 1010]]</text:p>
          </table:table-cell>
          <table:table-cell office:value-type="float" office:value="0.9997845" calcext:value-type="float">
            <text:p>0.9997845</text:p>
          </table:table-cell>
          <table:table-cell office:value-type="string" calcext:value-type="string">
            <text:p>pixel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6835_KAH_1_box4_img5.tif</text:p>
          </table:table-cell>
          <table:table-cell office:value-type="string" calcext:value-type="string">
            <text:p>MMR</text:p>
          </table:table-cell>
          <table:table-cell office:value-type="string" calcext:value-type="string">
            <text:p>autozooid</text:p>
          </table:table-cell>
          <table:table-cell office:value-type="float" office:value="465.045867919922" calcext:value-type="float">
            <text:p>465.045867919922</text:p>
          </table:table-cell>
          <table:table-cell office:value-type="float" office:value="394.956604003906" calcext:value-type="float">
            <text:p>394.956604003906</text:p>
          </table:table-cell>
          <table:table-cell office:value-type="float" office:value="130520" calcext:value-type="float">
            <text:p>130520</text:p>
          </table:table-cell>
          <table:table-cell office:value-type="float" office:value="1407.91081082821" calcext:value-type="float">
            <text:p>1407.91081082821</text:p>
          </table:table-cell>
          <table:table-cell office:value-type="float" office:value="0.985421023623831" calcext:value-type="float">
            <text:p>0.985421023623831</text:p>
          </table:table-cell>
          <table:table-cell office:value-type="float" office:value="0.827440247677936" calcext:value-type="float">
            <text:p>0.827440247677936</text:p>
          </table:table-cell>
          <table:table-cell office:value-type="float" office:value="0.817146346044207" calcext:value-type="float">
            <text:p>0.817146346044207</text:p>
          </table:table-cell>
          <table:table-cell office:value-type="float" office:value="456.595764160156" calcext:value-type="float">
            <text:p>456.595764160156</text:p>
          </table:table-cell>
          <table:table-cell office:value-type="float" office:value="373.105560302734" calcext:value-type="float">
            <text:p>373.105560302734</text:p>
          </table:table-cell>
          <table:table-cell office:value-type="float" office:value="3.11698865890503" calcext:value-type="float">
            <text:p>3.11698865890503</text:p>
          </table:table-cell>
          <table:table-cell office:value-type="float" office:value="633" calcext:value-type="float">
            <text:p>633</text:p>
          </table:table-cell>
          <table:table-cell office:value-type="float" office:value="698" calcext:value-type="float">
            <text:p>698</text:p>
          </table:table-cell>
          <table:table-cell office:value-type="float" office:value="0.164777741149482" calcext:value-type="float">
            <text:p>0.164777741149482</text:p>
          </table:table-cell>
          <table:table-cell office:value-type="float" office:value="0.00118065257817843" calcext:value-type="float">
            <text:p>0.00118065257817843</text:p>
          </table:table-cell>
          <table:table-cell office:value-type="float" office:value="0.0000692210371427096" calcext:value-type="float">
            <text:p>6.92210371427096E-05</text:p>
          </table:table-cell>
          <table:table-cell office:value-type="float" office:value="0.00000054220713810565" calcext:value-type="float">
            <text:p>5.42207138105647E-07</text:p>
          </table:table-cell>
          <table:table-cell office:value-type="float" office:value="-0.00000000000262815721" calcext:value-type="float">
            <text:p>-2.62815720809597E-12</text:p>
          </table:table-cell>
          <table:table-cell office:value-type="float" office:value="-0.00000001763401608717" calcext:value-type="float">
            <text:p>-1.76340160871661E-08</text:p>
          </table:table-cell>
          <table:table-cell office:value-type="float" office:value="0.00000000000203145524" calcext:value-type="float">
            <text:p>2.03145523863232E-12</text:p>
          </table:table-cell>
          <table:table-cell office:value-type="string" calcext:value-type="string">
            <text:p>[[601, 497], [600, 498], [594, 498], [593, 499], [589, 499], [588, 500], [584, 500], [583, 501], [580, 501], [579, 502], [578, 502], [577, 503], [575, 503], [574, 504], [573, 504], [572, 505], [571, 505], [569, 507], [568, 507], [567, 508], [566, 508], [564, 510], [563, 510], [562, 511], [561, 511], [559, 513], [558, 513], [556, 515], [555, 515], [548, 522], [547, 522], [542, 527], [541, 527], [536, 532], [536, 533], [533, 536], [533, 537], [532, 538], [532, 539], [531, 540], [531, 541], [530, 542], [530, 543], [524, 549], [523, 549], [522, 550], [521, 550], [519, 552], [518, 552], [509, 561], [508, 561], [506, 563], [505, 563], [498, 570], [498, 571], [493, 576], [492, 576], [490, 578], [489, 578], [488, 579], [487, 579], [485, 581], [484, 581], [474, 591], [473, 591], [471, 593], [470, 593], [467, 596], [466, 596], [465, 597], [465, 598], [459, 604], [458, 604], [456, 606], [455, 606], [452, 609], [451, 609], [448, 612], [448, 613], [441, 620], [440, 620], [437, 623], [436, 623], [432, 627], [432, 628], [422, 638], [421, 638], [418, 641], [418, 642], [416, 644], [416, 645], [415, 646], [415, 647], [413, 649], [413, 650], [412, 651], [412, 652], [411, 653], [411, 654], [409, 656], [409, 657], [408, 658], [408, 659], [407, 660], [407, 662], [406, 663], [406, 664], [405, 665], [405, 667], [404, 668], [404, 686], [405, 687], [405, 690], [406, 691], [406, 694], [407, 695], [407, 697], [408, 698], [408, 700], [409, 701], [409, 704], [410, 705], [410, 707], [411, 708], [411, 711], [412, 712], [412, 714], [413, 715], [413, 717], [414, 718], [414, 721], [415, 722], [415, 724], [416, 725], [416, 727], [417, 728], [417, 731], [418, 732], [418, 734], [419, 735], [419, 737], [420, 738], [420, 740], [421, 741], [421, 742], [422, 743], [422, 744], [423, 745], [423, 746], [425, 748], [425, 749], [426, 750], [426, 751], [427, 752], [427, 754], [428, 755], [428, 757], [429, 758], [429, 762], [430, 763], [430, 767], [431, 768], [431, 775], [432, 776], [432, 784], [433, 785], [433, 791], [434, 792], [434, 799], [435, 800], [435, 809], [436, 810], [436, 814], [437, 815], [437, 818], [438, 819], [438, 821], [439, 822], [439, 823], [440, 824], [440, 826], [441, 827], [441, 828], [442, 829], [442, 831], [443, 832], [443, 834], [444, 835], [444, 837], [445, 838], [445, 840], [446, 841], [446, 844], [447, 845], [447, 847], [448, 848], [448, 850], [449, 851], [449, 853], [455, 859], [456, 859], [457, 860], [461, 860], [462, 861], [469, 861], [470, 862], [533, 862], [534, 861], [547, 861], [548, 862], [577, 862], [578, 863], [592, 863], [593, 864], [602, 864], [603, 865], [611, 865], [612, 866], [619, 866], [620, 867], [625, 867], [626, 868], [629, 868], [630, 869], [634, 869], [635, 870], [642, 870], [643, 871], [659, 871], [660, 872], [671, 872], [672, 873], [692, 873], [693, 872], [698, 872], [699, 871], [703, 871], [704, 870], [707, 870], [708, 869], [712, 869], [713, 868], [717, 868], [718, 867], [721, 867], [722, 866], [724, 866], [725, 865], [726, 865], [727, 864], [728, 864], [729, 863], [730, 863], [731, 862], [732, 862], [733, 861], [734, 861], [735, 860], [736, 860], [737, 859], [738, 859], [739, 858], [742, 858], [743, 857], [745, 857], [746, 856], [748, 856], [749, 855], [751, 855], [752, 854], [754, 854], [755, 853], [756, 853], [757, 852], [758, 852], [759, 851], [760, 851], [761, 850], [762, 850], [763, 849], [764, 849], [765, 848], [766, 848], [767, 847], [768, 847], [769, 846], [771, 846], [772, 845], [773, 845], [774, 844], [775, 844], [776, 843], [777, 843], [778, 842], [779, 842], [780, 841], [781, 841], [782, 840], [784, 840], [786, 838], [787, 838], [788, 837], [789, 837], [791, 835], [792, 835], [794, 833], [795, 833], [797, 831], [798, 831], [800, 829], [801, 829], [803, 827], [804, 827], [806, 825], [807, 825], [810, 822], [811, 822], [819, 814], [819, 813], [821, 811], [822, 811], [822, 810], [824, 808], [824, 807], [826, 805], [826, 804], [827, 803], [827, 802], [829, 800], [829, 799], [830, 798], [830, 796], [831, 795], [831, 791], [832, 790], [832, 786], [833, 785], [833, 783], [834, 782], [834, 781], [835, 780], [835, 779], [836, 778], [836, 777], [837, 776], [837, 775], [840, 772], [840, 771], [842, 769], [842, 768], [843, 767], [843, 765], [844, 764], [844, 762], [845, 761], [845, 758], [846, 757], [846, 753], [847, 752], [847, 739], [848, 738], [848, 736], [849, 735], [849, 732], [850, 731], [850, 729], [851, 728], [851, 724], [852, 723], [852, 718], [853, 717], [853, 713], [854, 712], [854, 711], [855, 710], [855, 708], [856, 707], [856, 705], [857, 704], [857, 701], [858, 700], [858, 696], [859, 695], [859, 688], [860, 687], [860, 674], [861, 673], [861, 640], [860, 639], [860, 635], [859, 634], [859, 630], [858, 629], [858, 627], [857, 626], [857, 624], [856, 623], [856, 621], [853, 618], [853, 617], [847, 611], [846, 611], [843, 608], [842, 608], [841, 607], [840, 607], [838, 605], [837, 605], [835, 603], [834, 603], [832, 601], [831, 601], [829, 599], [828, 599], [826, 597], [825, 597], [824, 596], [823, 596], [822, 595], [821, 595], [819, 593], [818, 593], [815, 590], [814, 590], [810, 586], [809, 586], [806, 583], [805, 583], [804, 582], [803, 582], [802, 581], [801, 581], [800, 580], [799, 580], [798, 579], [796, 579], [795, 578], [793, 578], [792, 577], [790, 577], [789, 576], [787, 576], [786, 575], [784, 575], [783, 574], [782, 574], [781, 573], [780, 573], [779, 572], [778, 572], [777, 571], [776, 571], [774, 569], [773, 569], [771, 567], [770, 567], [768, 565], [767, 565], [765, 563], [764, 563], [763, 562], [762, 562], [760, 560], [759, 560], [758, 559], [757, 559], [756, 558], [755, 558], [754, 557], [753, 557], [752, 556], [751, 556], [750, 555], [748, 555], [747, 554], [746, 554], [745, 553], [744, 553], [743, 552], [742, 552], [741, 551], [739, 551], [738, 550], [737, 550], [736, 549], [735, 549], [734, 548], [733, 548], [732, 547], [731, 547], [729, 545], [728, 545], [725, 542], [724, 542], [722, 540], [721, 540], [719, 538], [718, 538], [717, 537], [716, 537], [715, 536], [714, 536], [712, 534], [711, 534], [710, 533], [709, 533], [708, 532], [707, 532], [706, 531], [705, 531], [702, 528], [701, 528], [699, 526], [698, 526], [696, 524], [695, 524], [694, 523], [693, 523], [691, 521], [690, 521], [689, 520], [687, 520], [686, 519], [685, 519], [684, 518], [682, 518], [681, 517], [680, 517], [679, 516], [678, 516], [677, 515], [676, 515], [675, 514], [674, 514], [673, 513], [672, 513], [671, 512], [670, 512], [669, 511], [668, 511], [667, 510], [666, 510], [665, 509], [664, 509], [663, 508], [662, 508], [661, 507], [660, 507], [659, 506], [657, 506], [656, 505], [655, 505], [654, 504], [653, 504], [651, 502], [650, 502], [649, 501], [647, 501], [646, 500], [644, 500], [643, 499], [640, 499], [639, 498], [630, 498], [629, 497]]</text:p>
          </table:table-cell>
          <table:table-cell office:value-type="string" calcext:value-type="string">
            <text:p>[[393, 857], [413, 485], [869, 510], [849, 882]]</text:p>
          </table:table-cell>
          <table:table-cell office:value-type="float" office:value="0.99904686" calcext:value-type="float">
            <text:p>0.99904686</text:p>
          </table:table-cell>
          <table:table-cell office:value-type="string" calcext:value-type="string">
            <text:p>pixel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6835_KAH_1_box4_img5.tif</text:p>
          </table:table-cell>
          <table:table-cell office:value-type="string" calcext:value-type="string">
            <text:p>BMR</text:p>
          </table:table-cell>
          <table:table-cell office:value-type="string" calcext:value-type="string">
            <text:p>autozooid</text:p>
          </table:table-cell>
          <table:table-cell office:value-type="float" office:value="503.710601806641" calcext:value-type="float">
            <text:p>503.710601806641</text:p>
          </table:table-cell>
          <table:table-cell office:value-type="float" office:value="374.297729492188" calcext:value-type="float">
            <text:p>374.297729492188</text:p>
          </table:table-cell>
          <table:table-cell office:value-type="float" office:value="129270.5" calcext:value-type="float">
            <text:p>129270.5</text:p>
          </table:table-cell>
          <table:table-cell office:value-type="float" office:value="1409.38389706612" calcext:value-type="float">
            <text:p>1409.38389706612</text:p>
          </table:table-cell>
          <table:table-cell office:value-type="float" office:value="0.986549189898728" calcext:value-type="float">
            <text:p>0.986549189898728</text:p>
          </table:table-cell>
          <table:table-cell office:value-type="float" office:value="0.817806734017196" calcext:value-type="float">
            <text:p>0.817806734017196</text:p>
          </table:table-cell>
          <table:table-cell office:value-type="float" office:value="0.700805302230988" calcext:value-type="float">
            <text:p>0.700805302230988</text:p>
          </table:table-cell>
          <table:table-cell office:value-type="float" office:value="485.46044921875" calcext:value-type="float">
            <text:p>485.46044921875</text:p>
          </table:table-cell>
          <table:table-cell office:value-type="float" office:value="340.213256835937" calcext:value-type="float">
            <text:p>340.213256835937</text:p>
          </table:table-cell>
          <table:table-cell office:value-type="float" office:value="88.7174682617188" calcext:value-type="float">
            <text:p>88.7174682617188</text:p>
          </table:table-cell>
          <table:table-cell office:value-type="float" office:value="531" calcext:value-type="float">
            <text:p>531</text:p>
          </table:table-cell>
          <table:table-cell office:value-type="float" office:value="1028" calcext:value-type="float">
            <text:p>1028</text:p>
          </table:table-cell>
          <table:table-cell office:value-type="float" office:value="0.172102913490956" calcext:value-type="float">
            <text:p>0.172102913490956</text:p>
          </table:table-cell>
          <table:table-cell office:value-type="float" office:value="0.00398204254514295" calcext:value-type="float">
            <text:p>0.00398204254514295</text:p>
          </table:table-cell>
          <table:table-cell office:value-type="float" office:value="0.0000268398101491429" calcext:value-type="float">
            <text:p>2.68398101491429E-05</text:p>
          </table:table-cell>
          <table:table-cell office:value-type="float" office:value="0.00000062204251397506" calcext:value-type="float">
            <text:p>6.2204251397506E-07</text:p>
          </table:table-cell>
          <table:table-cell office:value-type="float" office:value="-0.00000000000029999695" calcext:value-type="float">
            <text:p>-2.99996954724187E-13</text:p>
          </table:table-cell>
          <table:table-cell office:value-type="float" office:value="-0.00000000383797692438" calcext:value-type="float">
            <text:p>-3.83797692437734E-09</text:p>
          </table:table-cell>
          <table:table-cell office:value-type="float" office:value="-0.00000000000252390725" calcext:value-type="float">
            <text:p>-2.52390725139759E-12</text:p>
          </table:table-cell>
          <table:table-cell office:value-type="string" calcext:value-type="string">
            <text:p>[[510, 858], [509, 859], [501, 859], [500, 860], [486, 860], [485, 861], [477, 861], [476, 862], [472, 862], [471, 863], [467, 863], [466, 864], [463, 864], [462, 865], [460, 865], [459, 866], [456, 866], [455, 867], [452, 867], [451, 868], [448, 868], [447, 869], [444, 869], [443, 870], [442, 870], [441, 871], [439, 871], [437, 873], [436, 873], [434, 875], [433, 875], [429, 879], [428, 879], [427, 880], [426, 880], [425, 881], [424, 881], [422, 883], [421, 883], [417, 887], [416, 887], [415, 888], [415, 889], [412, 892], [411, 892], [409, 894], [408, 894], [406, 896], [405, 896], [397, 904], [397, 905], [395, 907], [394, 907], [392, 909], [391, 909], [389, 911], [388, 911], [382, 917], [382, 918], [380, 920], [380, 921], [374, 927], [373, 927], [368, 932], [368, 933], [365, 936], [365, 937], [363, 939], [363, 940], [362, 941], [362, 942], [355, 949], [354, 949], [352, 951], [351, 951], [347, 955], [347, 956], [345, 958], [345, 959], [337, 967], [336, 967], [330, 973], [329, 973], [325, 977], [324, 977], [321, 980], [320, 980], [319, 981], [318, 981], [316, 983], [315, 983], [310, 988], [309, 988], [304, 993], [303, 993], [300, 996], [299, 996], [298, 997], [298, 998], [296, 1000], [296, 1001], [295, 1002], [295, 1003], [293, 1005], [293, 1006], [292, 1007], [292, 1008], [291, 1009], [291, 1013], [290, 1014], [290, 1024], [291, 1025], [291, 1026], [292, 1027], [292, 1029], [293, 1030], [293, 1032], [294, 1033], [294, 1035], [295, 1036], [295, 1037], [296, 1038], [296, 1040], [297, 1041], [297, 1042], [298, 1043], [298, 1044], [299, 1045], [299, 1046], [300, 1047], [300, 1048], [301, 1049], [301, 1050], [302, 1051], [302, 1058], [303, 1059], [303, 1065], [304, 1066], [304, 1068], [305, 1069], [305, 1072], [306, 1073], [306, 1075], [307, 1076], [307, 1079], [308, 1080], [308, 1083], [309, 1084], [309, 1086], [310, 1087], [310, 1090], [311, 1091], [311, 1093], [312, 1094], [312, 1096], [313, 1097], [313, 1099], [314, 1100], [314, 1102], [315, 1103], [315, 1104], [316, 1105], [316, 1107], [317, 1108], [317, 1109], [318, 1110], [318, 1112], [319, 1113], [319, 1114], [320, 1115], [320, 1117], [321, 1118], [321, 1121], [322, 1122], [322, 1126], [323, 1127], [323, 1130], [324, 1131], [324, 1135], [325, 1136], [325, 1139], [326, 1140], [326, 1143], [327, 1144], [327, 1147], [328, 1148], [328, 1152], [329, 1153], [329, 1156], [330, 1157], [330, 1159], [331, 1160], [331, 1161], [332, 1162], [332, 1164], [333, 1165], [333, 1166], [334, 1167], [334, 1168], [335, 1169], [335, 1170], [336, 1171], [336, 1179], [337, 1180], [337, 1185], [343, 1191], [344, 1191], [345, 1192], [346, 1192], [347, 1193], [348, 1193], [349, 1194], [350, 1194], [351, 1195], [353, 1195], [354, 1196], [357, 1196], [358, 1197], [362, 1197], [363, 1198], [368, 1198], [369, 1199], [398, 1199], [399, 1200], [434, 1200], [435, 1199], [450, 1199], [451, 1198], [462, 1198], [463, 1197], [473, 1197], [474, 1196], [545, 1196], [546, 1197], [568, 1197], [569, 1196], [573, 1196], [574, 1195], [577, 1195], [578, 1194], [580, 1194], [581, 1193], [584, 1193], [585, 1192], [587, 1192], [588, 1191], [589, 1191], [590, 1190], [591, 1190], [597, 1184], [598, 1184], [603, 1179], [604, 1179], [606, 1177], [607, 1177], [609, 1175], [610, 1175], [616, 1169], [617, 1169], [620, 1166], [621, 1166], [623, 1164], [624, 1164], [625, 1163], [626, 1163], [627, 1162], [628, 1162], [629, 1161], [630, 1161], [631, 1160], [632, 1160], [633, 1159], [634, 1159], [635, 1158], [636, 1158], [637, 1157], [638, 1157], [640, 1155], [641, 1155], [642, 1154], [643, 1154], [644, 1153], [645, 1153], [646, 1152], [648, 1152], [649, 1151], [650, 1151], [651, 1150], [652, 1150], [653, 1149], [654, 1149], [655, 1148], [657, 1148], [658, 1147], [659, 1147], [660, 1146], [661, 1146], [663, 1144], [664, 1144], [665, 1143], [666, 1143], [668, 1141], [669, 1141], [670, 1140], [672, 1140], [673, 1139], [674, 1139], [675, 1138], [676, 1138], [677, 1137], [679, 1137], [680, 1136], [681, 1136], [682, 1135], [683, 1135], [684, 1134], [685, 1134], [686, 1133], [687, 1133], [689, 1131], [690, 1131], [692, 1129], [693, 1129], [694, 1128], [695, 1128], [697, 1126], [698, 1126], [701, 1123], [702, 1123], [714, 1111], [715, 1111], [721, 1105], [721, 1104], [729, 1096], [730, 1096], [732, 1094], [733, 1094], [736, 1091], [736, 1090], [740, 1086], [740, 1085], [745, 1080], [745, 1079], [748, 1076], [748, 1075], [754, 1069], [754, 1068], [756, 1066], [756, 1065], [757, 1064], [757, 1063], [759, 1061], [759, 1060], [760, 1059], [760, 1058], [764, 1054], [764, 1053], [768, 1049], [768, 1048], [769, 1047], [769, 1046], [770, 1045], [770, 1044], [771, 1043], [771, 1042], [772, 1041], [772, 1039], [773, 1038], [773, 1033], [774, 1032], [774, 1025], [775, 1024], [775, 998], [774, 997], [774, 987], [773, 986], [773, 981], [772, 980], [772, 977], [771, 976], [771, 973], [770, 972], [770, 970], [769, 969], [769, 967], [768, 966], [768, 965], [766, 963], [766, 962], [765, 961], [765, 960], [764, 959], [764, 958], [763, 957], [763, 956], [762, 955], [762, 954], [761, 953], [761, 952], [760, 951], [760, 950], [759, 949], [759, 948], [757, 946], [757, 945], [756, 944], [756, 942], [755, 941], [755, 940], [754, 939], [754, 938], [753, 937], [753, 936], [752, 935], [752, 934], [751, 933], [751, 932], [749, 930], [749, 916], [748, 915], [748, 914], [747, 913], [747, 912], [746, 911], [746, 910], [745, 909], [745, 908], [744, 907], [744, 906], [743, 905], [743, 904], [742, 903], [742, 902], [741, 901], [741, 900], [739, 898], [739, 897], [736, 894], [736, 893], [734, 891], [734, 890], [732, 888], [731, 888], [730, 887], [729, 887], [727, 885], [726, 885], [725, 884], [724, 884], [723, 883], [722, 883], [721, 882], [720, 882], [719, 881], [718, 881], [717, 880], [716, 880], [715, 879], [714, 879], [713, 878], [711, 878], [710, 877], [706, 877], [705, 876], [700, 876], [699, 875], [680, 875], [679, 874], [674, 874], [673, 873], [669, 873], [668, 872], [663, 872], [662, 871], [655, 871], [654, 870], [647, 870], [646, 869], [639, 869], [638, 868], [633, 868], [632, 867], [628, 867], [627, 866], [623, 866], [622, 865], [618, 865], [617, 864], [613, 864], [612, 863], [609, 863], [608, 862], [602, 862], [601, 861], [593, 861], [592, 860], [580, 860], [579, 859], [534, 859], [533, 858]]</text:p>
          </table:table-cell>
          <table:table-cell office:value-type="string" calcext:value-type="string">
            <text:p>[[286, 863], [771, 852], [779, 1192], [294, 1203]]</text:p>
          </table:table-cell>
          <table:table-cell office:value-type="float" office:value="0.9967751" calcext:value-type="float">
            <text:p>0.9967751</text:p>
          </table:table-cell>
          <table:table-cell office:value-type="string" calcext:value-type="string">
            <text:p>pixels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6835_KAH_1_box4_img5.tif</text:p>
          </table:table-cell>
          <table:table-cell office:value-type="string" calcext:value-type="string">
            <text:p>TLA</text:p>
          </table:table-cell>
          <table:table-cell office:value-type="string" calcext:value-type="string">
            <text:p>orifice</text:p>
          </table:table-cell>
          <table:table-cell office:value-type="float" office:value="87.3408813476562" calcext:value-type="float">
            <text:p>87.3408813476562</text:p>
          </table:table-cell>
          <table:table-cell office:value-type="float" office:value="88.4320678710938" calcext:value-type="float">
            <text:p>88.4320678710938</text:p>
          </table:table-cell>
          <table:table-cell office:value-type="float" office:value="5327" calcext:value-type="float">
            <text:p>5327</text:p>
          </table:table-cell>
          <table:table-cell office:value-type="float" office:value="275.906634807587" calcext:value-type="float">
            <text:p>275.906634807587</text:p>
          </table:table-cell>
          <table:table-cell office:value-type="float" office:value="0.988678544914625" calcext:value-type="float">
            <text:p>0.988678544914625</text:p>
          </table:table-cell>
          <table:table-cell office:value-type="float" office:value="0.879363170190428" calcext:value-type="float">
            <text:p>0.879363170190428</text:p>
          </table:table-cell>
          <table:table-cell office:value-type="float" office:value="0.878048652116681" calcext:value-type="float">
            <text:p>0.878048652116681</text:p>
          </table:table-cell>
          <table:table-cell office:value-type="float" office:value="86.9741363525391" calcext:value-type="float">
            <text:p>86.9741363525391</text:p>
          </table:table-cell>
          <table:table-cell office:value-type="float" office:value="76.3675231933594" calcext:value-type="float">
            <text:p>76.3675231933594</text:p>
          </table:table-cell>
          <table:table-cell office:value-type="float" office:value="45" calcext:value-type="float">
            <text:p>45</text:p>
          </table:table-cell>
          <table:table-cell office:value-type="float" office:value="350" calcext:value-type="float">
            <text:p>350</text:p>
          </table:table-cell>
          <table:table-cell office:value-type="float" office:value="721" calcext:value-type="float">
            <text:p>721</text:p>
          </table:table-cell>
          <table:table-cell office:value-type="float" office:value="0.161859880143259" calcext:value-type="float">
            <text:p>0.161859880143259</text:p>
          </table:table-cell>
          <table:table-cell office:value-type="float" office:value="0.000424164352182021" calcext:value-type="float">
            <text:p>0.000424164352182021</text:p>
          </table:table-cell>
          <table:table-cell office:value-type="float" office:value="0.000125780781182825" calcext:value-type="float">
            <text:p>0.000125780781182825</text:p>
          </table:table-cell>
          <table:table-cell office:value-type="float" office:value="0.00000079596213374963" calcext:value-type="float">
            <text:p>7.95962133749628E-07</text:p>
          </table:table-cell>
          <table:table-cell office:value-type="float" office:value="-0.00000000000651943082" calcext:value-type="float">
            <text:p>-6.51943082091302E-12</text:p>
          </table:table-cell>
          <table:table-cell office:value-type="float" office:value="-0.00000001430133231369" calcext:value-type="float">
            <text:p>-1.43013323136903E-08</text:p>
          </table:table-cell>
          <table:table-cell office:value-type="float" office:value="-0.00000000000457455509" calcext:value-type="float">
            <text:p>-4.57455508796293E-12</text:p>
          </table:table-cell>
          <table:table-cell office:value-type="string" calcext:value-type="string">
            <text:p>[[337, 681], [336, 682], [334, 682], [333, 683], [331, 683], [330, 684], [329, 684], [328, 685], [327, 685], [326, 686], [325, 686], [324, 687], [323, 687], [320, 690], [319, 690], [313, 696], [313, 697], [310, 700], [310, 702], [309, 703], [309, 704], [308, 705], [308, 706], [307, 707], [307, 717], [308, 718], [308, 720], [309, 721], [309, 722], [310, 723], [310, 725], [311, 726], [311, 727], [312, 728], [312, 729], [315, 732], [315, 734], [316, 735], [316, 736], [317, 737], [317, 738], [324, 745], [324, 746], [326, 748], [327, 748], [332, 753], [332, 754], [339, 761], [340, 761], [342, 763], [343, 763], [345, 765], [346, 765], [347, 766], [349, 766], [350, 767], [359, 767], [360, 766], [361, 766], [362, 765], [363, 765], [365, 763], [366, 763], [367, 762], [368, 762], [369, 761], [370, 761], [373, 758], [374, 758], [380, 752], [380, 751], [381, 750], [381, 749], [382, 748], [382, 747], [383, 746], [383, 744], [384, 743], [384, 742], [385, 741], [385, 740], [386, 739], [386, 738], [387, 737], [387, 736], [388, 735], [388, 734], [389, 733], [389, 727], [390, 726], [390, 715], [389, 714], [389, 708], [388, 707], [388, 706], [387, 705], [387, 704], [386, 703], [386, 702], [385, 701], [385, 700], [383, 698], [383, 697], [375, 689], [374, 689], [371, 686], [370, 686], [369, 685], [368, 685], [367, 684], [366, 684], [365, 683], [362, 683], [361, 682], [355, 682], [354, 681]]</text:p>
          </table:table-cell>
          <table:table-cell office:value-type="string" calcext:value-type="string">
            <text:p>[[293, 715], [347, 661], [409, 723], [355, 777]]</text:p>
          </table:table-cell>
          <table:table-cell office:value-type="float" office:value="0.9985794" calcext:value-type="float">
            <text:p>0.9985794</text:p>
          </table:table-cell>
          <table:table-cell office:value-type="string" calcext:value-type="string">
            <text:p>pixels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6835_KAH_1_box4_img5.tif</text:p>
          </table:table-cell>
          <table:table-cell office:value-type="string" calcext:value-type="string">
            <text:p>TMR</text:p>
          </table:table-cell>
          <table:table-cell office:value-type="string" calcext:value-type="string">
            <text:p>orifice</text:p>
          </table:table-cell>
          <table:table-cell office:value-type="float" office:value="95.9031677246094" calcext:value-type="float">
            <text:p>95.9031677246094</text:p>
          </table:table-cell>
          <table:table-cell office:value-type="float" office:value="96.2520751953125" calcext:value-type="float">
            <text:p>96.2520751953125</text:p>
          </table:table-cell>
          <table:table-cell office:value-type="float" office:value="6159" calcext:value-type="float">
            <text:p>6159</text:p>
          </table:table-cell>
          <table:table-cell office:value-type="float" office:value="298.048772454262" calcext:value-type="float">
            <text:p>298.048772454262</text:p>
          </table:table-cell>
          <table:table-cell office:value-type="float" office:value="0.989477066431039" calcext:value-type="float">
            <text:p>0.989477066431039</text:p>
          </table:table-cell>
          <table:table-cell office:value-type="float" office:value="0.871255220047939" calcext:value-type="float">
            <text:p>0.871255220047939</text:p>
          </table:table-cell>
          <table:table-cell office:value-type="float" office:value="0.810218847608412" calcext:value-type="float">
            <text:p>0.810218847608412</text:p>
          </table:table-cell>
          <table:table-cell office:value-type="float" office:value="96.8736267089844" calcext:value-type="float">
            <text:p>96.8736267089844</text:p>
          </table:table-cell>
          <table:table-cell office:value-type="float" office:value="78.4888381958008" calcext:value-type="float">
            <text:p>78.4888381958008</text:p>
          </table:table-cell>
          <table:table-cell office:value-type="float" office:value="45" calcext:value-type="float">
            <text:p>45</text:p>
          </table:table-cell>
          <table:table-cell office:value-type="float" office:value="514" calcext:value-type="float">
            <text:p>514</text:p>
          </table:table-cell>
          <table:table-cell office:value-type="float" office:value="309" calcext:value-type="float">
            <text:p>309</text:p>
          </table:table-cell>
          <table:table-cell office:value-type="float" office:value="0.164904330299485" calcext:value-type="float">
            <text:p>0.164904330299485</text:p>
          </table:table-cell>
          <table:table-cell office:value-type="float" office:value="0.00119470442536287" calcext:value-type="float">
            <text:p>0.00119470442536287</text:p>
          </table:table-cell>
          <table:table-cell office:value-type="float" office:value="0.000192439986266438" calcext:value-type="float">
            <text:p>0.000192439986266438</text:p>
          </table:table-cell>
          <table:table-cell office:value-type="float" office:value="0.00000258222612240264" calcext:value-type="float">
            <text:p>2.58222612240264E-06</text:p>
          </table:table-cell>
          <table:table-cell office:value-type="float" office:value="-0.00000000004823115604" calcext:value-type="float">
            <text:p>-4.82311560391656E-11</text:p>
          </table:table-cell>
          <table:table-cell office:value-type="float" office:value="-0.0000000731943046679" calcext:value-type="float">
            <text:p>-7.31943046678984E-08</text:p>
          </table:table-cell>
          <table:table-cell office:value-type="float" office:value="0.00000000003141954947" calcext:value-type="float">
            <text:p>3.14195494672912E-11</text:p>
          </table:table-cell>
          <table:table-cell office:value-type="string" calcext:value-type="string">
            <text:p>[[503, 267], [502, 268], [494, 268], [493, 269], [489, 269], [488, 270], [487, 270], [486, 271], [485, 271], [484, 272], [483, 272], [482, 273], [481, 273], [479, 275], [478, 275], [477, 276], [477, 277], [468, 286], [468, 287], [467, 288], [467, 289], [466, 290], [466, 292], [465, 293], [465, 298], [466, 299], [466, 304], [467, 305], [467, 307], [468, 308], [468, 309], [469, 310], [469, 311], [471, 313], [471, 314], [473, 316], [473, 317], [477, 321], [477, 322], [478, 322], [479, 323], [479, 324], [489, 334], [489, 335], [503, 349], [504, 349], [509, 354], [510, 354], [512, 356], [513, 356], [514, 357], [516, 357], [517, 358], [529, 358], [530, 357], [531, 357], [532, 356], [533, 356], [534, 355], [535, 355], [550, 340], [550, 339], [551, 338], [551, 337], [553, 335], [553, 334], [554, 333], [554, 332], [555, 331], [555, 330], [556, 329], [556, 327], [557, 326], [557, 299], [556, 298], [556, 295], [555, 294], [555, 293], [554, 292], [554, 291], [553, 290], [553, 289], [551, 287], [550, 287], [548, 285], [548, 284], [543, 279], [543, 278], [542, 278], [540, 276], [539, 276], [536, 273], [535, 273], [534, 272], [533, 272], [532, 271], [531, 271], [530, 270], [529, 270], [528, 269], [522, 269], [521, 268], [512, 268], [511, 267]]</text:p>
          </table:table-cell>
          <table:table-cell office:value-type="string" calcext:value-type="string">
            <text:p>[[453, 299], [509, 244], [577, 312], [522, 368]]</text:p>
          </table:table-cell>
          <table:table-cell office:value-type="float" office:value="0.9966168" calcext:value-type="float">
            <text:p>0.9966168</text:p>
          </table:table-cell>
          <table:table-cell office:value-type="string" calcext:value-type="string">
            <text:p>pixels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6835_KAH_1_box4_img5.tif</text:p>
          </table:table-cell>
          <table:table-cell office:value-type="string" calcext:value-type="string">
            <text:p>BMR</text:p>
          </table:table-cell>
          <table:table-cell office:value-type="string" calcext:value-type="string">
            <text:p>orifice</text:p>
          </table:table-cell>
          <table:table-cell office:value-type="float" office:value="79.833251953125" calcext:value-type="float">
            <text:p>79.833251953125</text:p>
          </table:table-cell>
          <table:table-cell office:value-type="float" office:value="95.7662353515625" calcext:value-type="float">
            <text:p>95.7662353515625</text:p>
          </table:table-cell>
          <table:table-cell office:value-type="float" office:value="5431.5" calcext:value-type="float">
            <text:p>5431.5</text:p>
          </table:table-cell>
          <table:table-cell office:value-type="float" office:value="280.894443035126" calcext:value-type="float">
            <text:p>280.894443035126</text:p>
          </table:table-cell>
          <table:table-cell office:value-type="float" office:value="0.989344262295082" calcext:value-type="float">
            <text:p>0.989344262295082</text:p>
          </table:table-cell>
          <table:table-cell office:value-type="float" office:value="0.865054267041197" calcext:value-type="float">
            <text:p>0.865054267041197</text:p>
          </table:table-cell>
          <table:table-cell office:value-type="float" office:value="0.791208791208791" calcext:value-type="float">
            <text:p>0.791208791208791</text:p>
          </table:table-cell>
          <table:table-cell office:value-type="float" office:value="91" calcext:value-type="float">
            <text:p>91</text:p>
          </table:table-cell>
          <table:table-cell office:value-type="float" office:value="72" calcext:value-type="float">
            <text:p>72</text:p>
          </table:table-cell>
          <table:table-cell office:value-type="float" office:value="90" calcext:value-type="float">
            <text:p>90</text:p>
          </table:table-cell>
          <table:table-cell office:value-type="float" office:value="684" calcext:value-type="float">
            <text:p>684</text:p>
          </table:table-cell>
          <table:table-cell office:value-type="float" office:value="1018" calcext:value-type="float">
            <text:p>1018</text:p>
          </table:table-cell>
          <table:table-cell office:value-type="float" office:value="0.166307113215534" calcext:value-type="float">
            <text:p>0.166307113215534</text:p>
          </table:table-cell>
          <table:table-cell office:value-type="float" office:value="0.00176601119187904" calcext:value-type="float">
            <text:p>0.00176601119187904</text:p>
          </table:table-cell>
          <table:table-cell office:value-type="float" office:value="0.000130203726753516" calcext:value-type="float">
            <text:p>0.000130203726753516</text:p>
          </table:table-cell>
          <table:table-cell office:value-type="float" office:value="0.00000327645397307344" calcext:value-type="float">
            <text:p>3.27645397307344E-06</text:p>
          </table:table-cell>
          <table:table-cell office:value-type="float" office:value="0.00000000001445490799" calcext:value-type="float">
            <text:p>1.44549079940176E-11</text:p>
          </table:table-cell>
          <table:table-cell office:value-type="float" office:value="0.00000003609471574932" calcext:value-type="float">
            <text:p>3.60947157493222E-08</text:p>
          </table:table-cell>
          <table:table-cell office:value-type="float" office:value="-0.00000000006611157892" calcext:value-type="float">
            <text:p>-6.61115789163025E-11</text:p>
          </table:table-cell>
          <table:table-cell office:value-type="string" calcext:value-type="string">
            <text:p>[[676, 974], [675, 975], [672, 975], [671, 976], [669, 976], [668, 977], [666, 977], [665, 978], [664, 978], [663, 979], [662, 979], [655, 986], [655, 987], [653, 989], [653, 990], [652, 991], [652, 993], [651, 994], [651, 1024], [652, 1025], [652, 1035], [653, 1036], [653, 1042], [654, 1043], [654, 1049], [655, 1050], [655, 1053], [656, 1054], [656, 1057], [657, 1058], [657, 1059], [658, 1060], [658, 1061], [661, 1064], [665, 1064], [666, 1065], [685, 1065], [686, 1064], [691, 1064], [693, 1062], [694, 1062], [695, 1061], [696, 1061], [697, 1060], [698, 1060], [706, 1052], [707, 1052], [709, 1050], [709, 1049], [713, 1045], [713, 1044], [715, 1042], [715, 1041], [716, 1040], [716, 1039], [717, 1038], [717, 1037], [718, 1036], [718, 1034], [719, 1033], [719, 1031], [720, 1030], [720, 1026], [721, 1025], [721, 1021], [722, 1020], [722, 1016], [723, 1015], [723, 1005], [722, 1004], [722, 1001], [721, 1000], [721, 998], [720, 997], [720, 995], [718, 993], [718, 992], [717, 991], [717, 990], [715, 988], [715, 987], [708, 980], [707, 980], [705, 978], [703, 978], [702, 977], [700, 977], [699, 976], [696, 976], [695, 975], [693, 975], [692, 974]]</text:p>
          </table:table-cell>
          <table:table-cell office:value-type="string" calcext:value-type="string">
            <text:p>[[651, 974], [723, 974], [723, 1065], [651, 1065]]</text:p>
          </table:table-cell>
          <table:table-cell office:value-type="float" office:value="0.9808472" calcext:value-type="float">
            <text:p>0.9808472</text:p>
          </table:table-cell>
          <table:table-cell office:value-type="string" calcext:value-type="string">
            <text:p>pixels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6835_KAH_1_box4_img5.tif</text:p>
          </table:table-cell>
          <table:table-cell office:value-type="string" calcext:value-type="string">
            <text:p>MMR</text:p>
          </table:table-cell>
          <table:table-cell office:value-type="string" calcext:value-type="string">
            <text:p>orifice</text:p>
          </table:table-cell>
          <table:table-cell office:value-type="float" office:value="74.1713256835938" calcext:value-type="float">
            <text:p>74.1713256835938</text:p>
          </table:table-cell>
          <table:table-cell office:value-type="float" office:value="99.8748168945312" calcext:value-type="float">
            <text:p>99.8748168945312</text:p>
          </table:table-cell>
          <table:table-cell office:value-type="float" office:value="5129.5" calcext:value-type="float">
            <text:p>5129.5</text:p>
          </table:table-cell>
          <table:table-cell office:value-type="float" office:value="276.20815050602" calcext:value-type="float">
            <text:p>276.20815050602</text:p>
          </table:table-cell>
          <table:table-cell office:value-type="float" office:value="0.987106706437025" calcext:value-type="float">
            <text:p>0.987106706437025</text:p>
          </table:table-cell>
          <table:table-cell office:value-type="float" office:value="0.84491285640906" calcext:value-type="float">
            <text:p>0.84491285640906</text:p>
          </table:table-cell>
          <table:table-cell office:value-type="float" office:value="0.709382135559904" calcext:value-type="float">
            <text:p>0.709382135559904</text:p>
          </table:table-cell>
          <table:table-cell office:value-type="float" office:value="94.7986145019531" calcext:value-type="float">
            <text:p>94.7986145019531</text:p>
          </table:table-cell>
          <table:table-cell office:value-type="float" office:value="67.2484436035156" calcext:value-type="float">
            <text:p>67.2484436035156</text:p>
          </table:table-cell>
          <table:table-cell office:value-type="float" office:value="12.5288076400757" calcext:value-type="float">
            <text:p>12.5288076400757</text:p>
          </table:table-cell>
          <table:table-cell office:value-type="float" office:value="792" calcext:value-type="float">
            <text:p>792</text:p>
          </table:table-cell>
          <table:table-cell office:value-type="float" office:value="755" calcext:value-type="float">
            <text:p>755</text:p>
          </table:table-cell>
          <table:table-cell office:value-type="float" office:value="0.169022860224776" calcext:value-type="float">
            <text:p>0.169022860224776</text:p>
          </table:table-cell>
          <table:table-cell office:value-type="float" office:value="0.00305379063573555" calcext:value-type="float">
            <text:p>0.00305379063573555</text:p>
          </table:table-cell>
          <table:table-cell office:value-type="float" office:value="0.0000364028957601234" calcext:value-type="float">
            <text:p>3.64028957601234E-05</text:p>
          </table:table-cell>
          <table:table-cell office:value-type="float" office:value="0.00000092609647565785" calcext:value-type="float">
            <text:p>9.26096475657848E-07</text:p>
          </table:table-cell>
          <table:table-cell office:value-type="float" office:value="-0.00000000000018574716" calcext:value-type="float">
            <text:p>-1.85747158788547E-13</text:p>
          </table:table-cell>
          <table:table-cell office:value-type="float" office:value="-0.00000000283001917504" calcext:value-type="float">
            <text:p>-2.83001917504046E-09</text:p>
          </table:table-cell>
          <table:table-cell office:value-type="float" office:value="0.00000000000537394284" calcext:value-type="float">
            <text:p>5.37394283837441E-12</text:p>
          </table:table-cell>
          <table:table-cell office:value-type="string" calcext:value-type="string">
            <text:p>[[794, 708], [793, 709], [787, 709], [786, 710], [785, 710], [784, 711], [783, 711], [781, 713], [780, 713], [776, 717], [776, 718], [774, 720], [774, 721], [771, 724], [771, 725], [770, 726], [770, 727], [769, 728], [769, 729], [767, 731], [767, 732], [766, 733], [766, 734], [765, 735], [765, 737], [764, 738], [764, 739], [763, 740], [763, 742], [762, 743], [762, 747], [761, 748], [761, 751], [760, 752], [760, 757], [759, 758], [759, 760], [758, 761], [758, 765], [757, 766], [757, 778], [758, 779], [758, 782], [759, 783], [759, 785], [760, 786], [760, 787], [761, 788], [761, 789], [766, 794], [767, 794], [768, 795], [769, 795], [771, 797], [772, 797], [773, 798], [774, 798], [775, 799], [777, 799], [778, 800], [781, 800], [782, 801], [794, 801], [795, 800], [799, 800], [800, 799], [801, 799], [802, 798], [803, 798], [804, 797], [805, 797], [807, 795], [808, 795], [809, 794], [810, 794], [811, 793], [812, 793], [816, 789], [816, 788], [818, 786], [818, 785], [819, 784], [819, 783], [820, 782], [820, 781], [821, 780], [821, 779], [822, 778], [822, 776], [823, 775], [823, 773], [824, 772], [824, 769], [825, 768], [825, 766], [826, 765], [826, 761], [827, 760], [827, 738], [826, 737], [826, 733], [825, 732], [825, 729], [824, 728], [824, 727], [821, 724], [821, 723], [819, 721], [819, 720], [818, 719], [817, 719], [816, 718], [816, 717], [815, 716], [814, 716], [813, 715], [813, 714], [810, 711], [809, 711], [808, 710], [806, 710], [805, 709], [797, 709], [796, 708]]</text:p>
          </table:table-cell>
          <table:table-cell office:value-type="string" calcext:value-type="string">
            <text:p>[[750, 794], [771, 701], [836, 716], [816, 808]]</text:p>
          </table:table-cell>
          <table:table-cell office:value-type="float" office:value="0.83533067" calcext:value-type="float">
            <text:p>0.83533067</text:p>
          </table:table-cell>
          <table:table-cell office:value-type="string" calcext:value-type="string">
            <text:p>pixels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6835_KAH_1_box4_img5.tif</text:p>
          </table:table-cell>
          <table:table-cell office:value-type="string" calcext:value-type="string">
            <text:p>MMR</text:p>
          </table:table-cell>
          <table:table-cell office:value-type="string" calcext:value-type="string">
            <text:p>avicularium</text:p>
          </table:table-cell>
          <table:table-cell office:value-type="float" office:value="70.7015380859375" calcext:value-type="float">
            <text:p>70.7015380859375</text:p>
          </table:table-cell>
          <table:table-cell office:value-type="float" office:value="65.5274658203125" calcext:value-type="float">
            <text:p>65.5274658203125</text:p>
          </table:table-cell>
          <table:table-cell office:value-type="float" office:value="3245.5" calcext:value-type="float">
            <text:p>3245.5</text:p>
          </table:table-cell>
          <table:table-cell office:value-type="float" office:value="213.237588167191" calcext:value-type="float">
            <text:p>213.237588167191</text:p>
          </table:table-cell>
          <table:table-cell office:value-type="float" office:value="0.987374505628232" calcext:value-type="float">
            <text:p>0.987374505628232</text:p>
          </table:table-cell>
          <table:table-cell office:value-type="float" office:value="0.896941159998435" calcext:value-type="float">
            <text:p>0.896941159998435</text:p>
          </table:table-cell>
          <table:table-cell office:value-type="float" office:value="0.939393939393939" calcext:value-type="float">
            <text:p>0.939393939393939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90" calcext:value-type="float">
            <text:p>90</text:p>
          </table:table-cell>
          <table:table-cell office:value-type="float" office:value="771" calcext:value-type="float">
            <text:p>771</text:p>
          </table:table-cell>
          <table:table-cell office:value-type="float" office:value="619" calcext:value-type="float">
            <text:p>619</text:p>
          </table:table-cell>
          <table:table-cell office:value-type="float" office:value="0.15960677790283" calcext:value-type="float">
            <text:p>0.15960677790283</text:p>
          </table:table-cell>
          <table:table-cell office:value-type="float" office:value="0.0000878745742276766" calcext:value-type="float">
            <text:p>8.78745742276766E-05</text:p>
          </table:table-cell>
          <table:table-cell office:value-type="float" office:value="0.00000723584171554497" calcext:value-type="float">
            <text:p>7.23584171554497E-06</text:p>
          </table:table-cell>
          <table:table-cell office:value-type="float" office:value="0.00000000623714470049" calcext:value-type="float">
            <text:p>6.2371447004915E-09</text:p>
          </table:table-cell>
          <table:table-cell office:value-type="float" office:value="-8.8014490975493E-016" calcext:value-type="float">
            <text:p>-8.8014490975493E-16</text:p>
          </table:table-cell>
          <table:table-cell office:value-type="float" office:value="-0.00000000003852139453" calcext:value-type="float">
            <text:p>-3.85213945329866E-11</text:p>
          </table:table-cell>
          <table:table-cell office:value-type="float" office:value="9.90469387956523E-016" calcext:value-type="float">
            <text:p>9.90469387956523E-16</text:p>
          </table:table-cell>
          <table:table-cell office:value-type="string" calcext:value-type="string">
            <text:p>[[763, 589], [762, 590], [759, 590], [758, 591], [757, 591], [756, 592], [755, 592], [754, 593], [753, 593], [746, 600], [746, 601], [745, 602], [745, 603], [741, 607], [741, 609], [740, 610], [740, 612], [739, 613], [739, 615], [738, 616], [738, 622], [739, 623], [739, 627], [740, 628], [740, 629], [741, 630], [741, 631], [743, 633], [743, 634], [744, 635], [744, 636], [746, 638], [746, 639], [750, 643], [751, 643], [753, 645], [754, 645], [757, 648], [758, 648], [759, 649], [760, 649], [761, 650], [763, 650], [764, 651], [777, 651], [778, 650], [780, 650], [781, 649], [782, 649], [783, 648], [784, 648], [785, 647], [786, 647], [788, 645], [791, 645], [797, 639], [797, 638], [799, 636], [799, 635], [800, 634], [800, 633], [801, 632], [801, 631], [803, 629], [803, 628], [804, 627], [804, 608], [803, 607], [803, 606], [802, 605], [802, 604], [800, 602], [800, 601], [796, 597], [796, 596], [795, 596], [792, 593], [791, 593], [790, 592], [789, 592], [788, 591], [786, 591], [785, 590], [782, 590], [781, 589]]</text:p>
          </table:table-cell>
          <table:table-cell office:value-type="string" calcext:value-type="string">
            <text:p>[[738, 589], [804, 589], [804, 651], [738, 651]]</text:p>
          </table:table-cell>
          <table:table-cell office:value-type="float" office:value="0.983488" calcext:value-type="float">
            <text:p>0.983488</text:p>
          </table:table-cell>
          <table:table-cell office:value-type="string" calcext:value-type="string">
            <text:p>pixels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6835_KAH_1_box4_img5.tif</text:p>
          </table:table-cell>
          <table:table-cell office:value-type="string" calcext:value-type="string">
            <text:p>TLA</text:p>
          </table:table-cell>
          <table:table-cell office:value-type="string" calcext:value-type="string">
            <text:p>avicularium</text:p>
          </table:table-cell>
          <table:table-cell office:value-type="float" office:value="50.8906402587891" calcext:value-type="float">
            <text:p>50.8906402587891</text:p>
          </table:table-cell>
          <table:table-cell office:value-type="float" office:value="54.9539184570313" calcext:value-type="float">
            <text:p>54.9539184570313</text:p>
          </table:table-cell>
          <table:table-cell office:value-type="float" office:value="1999" calcext:value-type="float">
            <text:p>1999</text:p>
          </table:table-cell>
          <table:table-cell office:value-type="float" office:value="169.539103746414" calcext:value-type="float">
            <text:p>169.539103746414</text:p>
          </table:table-cell>
          <table:table-cell office:value-type="float" office:value="0.985214391325776" calcext:value-type="float">
            <text:p>0.985214391325776</text:p>
          </table:table-cell>
          <table:table-cell office:value-type="float" office:value="0.873942565432188" calcext:value-type="float">
            <text:p>0.873942565432188</text:p>
          </table:table-cell>
          <table:table-cell office:value-type="float" office:value="0.923076923076923" calcext:value-type="float">
            <text:p>0.923076923076923</text:p>
          </table:table-cell>
          <table:table-cell office:value-type="float" office:value="52" calcext:value-type="float">
            <text:p>52</text:p>
          </table:table-cell>
          <table:table-cell office:value-type="float" office:value="48" calcext:value-type="float">
            <text:p>48</text:p>
          </table:table-cell>
          <table:table-cell office:value-type="float" office:value="90" calcext:value-type="float">
            <text:p>90</text:p>
          </table:table-cell>
          <table:table-cell office:value-type="float" office:value="223" calcext:value-type="float">
            <text:p>223</text:p>
          </table:table-cell>
          <table:table-cell office:value-type="float" office:value="670" calcext:value-type="float">
            <text:p>670</text:p>
          </table:table-cell>
          <table:table-cell office:value-type="float" office:value="0.163404868902125" calcext:value-type="float">
            <text:p>0.163404868902125</text:p>
          </table:table-cell>
          <table:table-cell office:value-type="float" office:value="0.00116167153867743" calcext:value-type="float">
            <text:p>0.00116167153867743</text:p>
          </table:table-cell>
          <table:table-cell office:value-type="float" office:value="0.0000325224627053896" calcext:value-type="float">
            <text:p>3.25224627053896E-05</text:p>
          </table:table-cell>
          <table:table-cell office:value-type="float" office:value="0.00000037645111965125" calcext:value-type="float">
            <text:p>3.76451119651252E-07</text:p>
          </table:table-cell>
          <table:table-cell office:value-type="float" office:value="-0.00000000000111541544" calcext:value-type="float">
            <text:p>-1.11541544006882E-12</text:p>
          </table:table-cell>
          <table:table-cell office:value-type="float" office:value="-0.00000001197570635851" calcext:value-type="float">
            <text:p>-1.19757063585058E-08</text:p>
          </table:table-cell>
          <table:table-cell office:value-type="float" office:value="-0.00000000000070063346" calcext:value-type="float">
            <text:p>-7.00633460954792E-13</text:p>
          </table:table-cell>
          <table:table-cell office:value-type="string" calcext:value-type="string">
            <text:p>[[221, 645], [220, 646], [218, 646], [217, 647], [216, 647], [215, 648], [213, 648], [212, 649], [211, 649], [206, 654], [206, 655], [204, 657], [204, 658], [203, 659], [203, 660], [202, 661], [202, 663], [201, 664], [201, 667], [200, 668], [200, 676], [201, 677], [201, 684], [202, 685], [202, 686], [203, 687], [203, 688], [204, 689], [204, 690], [209, 695], [210, 695], [212, 697], [229, 697], [231, 695], [232, 695], [233, 694], [234, 694], [237, 691], [237, 690], [240, 687], [240, 686], [241, 685], [241, 684], [242, 683], [242, 682], [243, 681], [243, 679], [244, 678], [244, 675], [245, 674], [245, 673], [246, 672], [246, 670], [247, 669], [247, 666], [248, 665], [248, 657], [247, 656], [247, 655], [244, 652], [244, 651], [243, 651], [242, 650], [242, 649], [239, 646], [237, 646], [236, 645]]</text:p>
          </table:table-cell>
          <table:table-cell office:value-type="string" calcext:value-type="string">
            <text:p>[[200, 645], [248, 645], [248, 697], [200, 697]]</text:p>
          </table:table-cell>
          <table:table-cell office:value-type="float" office:value="0.66642886" calcext:value-type="float">
            <text:p>0.66642886</text:p>
          </table:table-cell>
          <table:table-cell office:value-type="string" calcext:value-type="string">
            <text:p>pixels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6835_KAH_1_box4_img5.tif</text:p>
          </table:table-cell>
          <table:table-cell office:value-type="string" calcext:value-type="string">
            <text:p>TMR</text:p>
          </table:table-cell>
          <table:table-cell office:value-type="string" calcext:value-type="string">
            <text:p>avicularium</text:p>
          </table:table-cell>
          <table:table-cell office:value-type="float" office:value="65.8809814453125" calcext:value-type="float">
            <text:p>65.8809814453125</text:p>
          </table:table-cell>
          <table:table-cell office:value-type="float" office:value="66.6047058105469" calcext:value-type="float">
            <text:p>66.6047058105469</text:p>
          </table:table-cell>
          <table:table-cell office:value-type="float" office:value="3116.5" calcext:value-type="float">
            <text:p>3116.5</text:p>
          </table:table-cell>
          <table:table-cell office:value-type="float" office:value="211.923879742622" calcext:value-type="float">
            <text:p>211.923879742622</text:p>
          </table:table-cell>
          <table:table-cell office:value-type="float" office:value="0.982967986122063" calcext:value-type="float">
            <text:p>0.982967986122063</text:p>
          </table:table-cell>
          <table:table-cell office:value-type="float" office:value="0.872001441884891" calcext:value-type="float">
            <text:p>0.872001441884891</text:p>
          </table:table-cell>
          <table:table-cell office:value-type="float" office:value="0.984126984126984" calcext:value-type="float">
            <text:p>0.984126984126984</text:p>
          </table:table-cell>
          <table:table-cell office:value-type="float" office:value="63" calcext:value-type="float">
            <text:p>63</text:p>
          </table:table-cell>
          <table:table-cell office:value-type="float" office:value="62" calcext:value-type="float">
            <text:p>62</text:p>
          </table:table-cell>
          <table:table-cell office:value-type="float" office:value="90" calcext:value-type="float">
            <text:p>90</text:p>
          </table:table-cell>
          <table:table-cell office:value-type="float" office:value="564" calcext:value-type="float">
            <text:p>564</text:p>
          </table:table-cell>
          <table:table-cell office:value-type="float" office:value="449" calcext:value-type="float">
            <text:p>449</text:p>
          </table:table-cell>
          <table:table-cell office:value-type="float" office:value="0.160342049686674" calcext:value-type="float">
            <text:p>0.160342049686674</text:p>
          </table:table-cell>
          <table:table-cell office:value-type="float" office:value="0.000142238283278852" calcext:value-type="float">
            <text:p>0.000142238283278852</text:p>
          </table:table-cell>
          <table:table-cell office:value-type="float" office:value="0.0000439716083040122" calcext:value-type="float">
            <text:p>4.39716083040122E-05</text:p>
          </table:table-cell>
          <table:table-cell office:value-type="float" office:value="0.00000013028234304043" calcext:value-type="float">
            <text:p>1.30282343040427E-07</text:p>
          </table:table-cell>
          <table:table-cell office:value-type="float" office:value="0.00000000000026280764" calcext:value-type="float">
            <text:p>2.62807639739908E-13</text:p>
          </table:table-cell>
          <table:table-cell office:value-type="float" office:value="0.00000000144082906969" calcext:value-type="float">
            <text:p>1.44082906968677E-09</text:p>
          </table:table-cell>
          <table:table-cell office:value-type="float" office:value="0.00000000000016783498" calcext:value-type="float">
            <text:p>1.67834979764361E-13</text:p>
          </table:table-cell>
          <table:table-cell office:value-type="string" calcext:value-type="string">
            <text:p>[[567, 419], [566, 420], [563, 420], [562, 421], [559, 421], [558, 422], [553, 422], [552, 423], [550, 423], [548, 425], [546, 425], [544, 427], [543, 427], [541, 429], [540, 429], [536, 433], [536, 434], [535, 435], [535, 439], [534, 440], [534, 459], [535, 460], [535, 461], [536, 462], [536, 463], [537, 464], [537, 465], [538, 466], [538, 467], [539, 468], [539, 469], [541, 471], [541, 472], [542, 472], [546, 476], [547, 476], [550, 479], [552, 479], [553, 480], [554, 480], [555, 481], [567, 481], [568, 480], [571, 480], [572, 479], [573, 479], [574, 478], [578, 478], [579, 477], [581, 477], [583, 475], [584, 475], [587, 472], [587, 471], [589, 469], [589, 468], [590, 467], [590, 466], [591, 465], [591, 463], [592, 462], [592, 461], [593, 460], [593, 458], [594, 457], [594, 455], [595, 454], [595, 451], [596, 450], [596, 446], [597, 445], [597, 437], [596, 436], [596, 433], [592, 429], [592, 428], [591, 427], [590, 427], [588, 425], [587, 425], [586, 424], [584, 424], [583, 423], [582, 423], [580, 421], [576, 421], [575, 420], [570, 420], [569, 419]]</text:p>
          </table:table-cell>
          <table:table-cell office:value-type="string" calcext:value-type="string">
            <text:p>[[534, 419], [597, 419], [597, 481], [534, 481]]</text:p>
          </table:table-cell>
          <table:table-cell office:value-type="float" office:value="0.5501617" calcext:value-type="float">
            <text:p>0.5501617</text:p>
          </table:table-cell>
          <table:table-cell office:value-type="string" calcext:value-type="string">
            <text:p>pixels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6835_KAH_1_box4_img5.tif</text:p>
          </table:table-cell>
          <table:table-cell office:value-type="string" calcext:value-type="string">
            <text:p>MMR</text:p>
          </table:table-cell>
          <table:table-cell office:value-type="string" calcext:value-type="string">
            <text:p>ascopore</text:p>
          </table:table-cell>
          <table:table-cell office:value-type="float" office:value="44.458740234375" calcext:value-type="float">
            <text:p>44.458740234375</text:p>
          </table:table-cell>
          <table:table-cell office:value-type="float" office:value="52.376953125" calcext:value-type="float">
            <text:p>52.376953125</text:p>
          </table:table-cell>
          <table:table-cell office:value-type="float" office:value="1426.5" calcext:value-type="float">
            <text:p>1426.5</text:p>
          </table:table-cell>
          <table:table-cell office:value-type="float" office:value="146.953317046165" calcext:value-type="float">
            <text:p>146.953317046165</text:p>
          </table:table-cell>
          <table:table-cell office:value-type="float" office:value="0.975051264524949" calcext:value-type="float">
            <text:p>0.975051264524949</text:p>
          </table:table-cell>
          <table:table-cell office:value-type="float" office:value="0.830085548656178" calcext:value-type="float">
            <text:p>0.830085548656178</text:p>
          </table:table-cell>
          <table:table-cell office:value-type="float" office:value="0.794117577057135" calcext:value-type="float">
            <text:p>0.794117577057135</text:p>
          </table:table-cell>
          <table:table-cell office:value-type="float" office:value="48.0832595825195" calcext:value-type="float">
            <text:p>48.0832595825195</text:p>
          </table:table-cell>
          <table:table-cell office:value-type="float" office:value="38.1837615966797" calcext:value-type="float">
            <text:p>38.1837615966797</text:p>
          </table:table-cell>
          <table:table-cell office:value-type="float" office:value="45" calcext:value-type="float">
            <text:p>45</text:p>
          </table:table-cell>
          <table:table-cell office:value-type="float" office:value="714" calcext:value-type="float">
            <text:p>714</text:p>
          </table:table-cell>
          <table:table-cell office:value-type="float" office:value="719" calcext:value-type="float">
            <text:p>719</text:p>
          </table:table-cell>
          <table:table-cell office:value-type="float" office:value="0.170558590156252" calcext:value-type="float">
            <text:p>0.170558590156252</text:p>
          </table:table-cell>
          <table:table-cell office:value-type="float" office:value="0.00339236447020744" calcext:value-type="float">
            <text:p>0.00339236447020744</text:p>
          </table:table-cell>
          <table:table-cell office:value-type="float" office:value="0.0000836655227331169" calcext:value-type="float">
            <text:p>8.36655227331169E-05</text:p>
          </table:table-cell>
          <table:table-cell office:value-type="float" office:value="0.00000329804036642214" calcext:value-type="float">
            <text:p>3.29804036642214E-06</text:p>
          </table:table-cell>
          <table:table-cell office:value-type="float" office:value="0.00000000002287347983" calcext:value-type="float">
            <text:p>2.28734798286243E-11</text:p>
          </table:table-cell>
          <table:table-cell office:value-type="float" office:value="0.00000005951254065885" calcext:value-type="float">
            <text:p>5.95125406588537E-08</text:p>
          </table:table-cell>
          <table:table-cell office:value-type="float" office:value="0.00000000004978090619" calcext:value-type="float">
            <text:p>4.97809061943907E-11</text:p>
          </table:table-cell>
          <table:table-cell office:value-type="string" calcext:value-type="string">
            <text:p>[[715, 695], [714, 696], [711, 696], [709, 698], [708, 698], [702, 704], [702, 705], [699, 708], [699, 709], [697, 711], [697, 712], [696, 713], [696, 730], [697, 731], [697, 733], [699, 735], [699, 737], [703, 741], [703, 742], [705, 744], [707, 744], [708, 745], [714, 745], [716, 743], [717, 743], [720, 740], [720, 739], [721, 738], [722, 738], [723, 737], [723, 736], [725, 734], [726, 734], [726, 732], [729, 729], [729, 726], [730, 725], [730, 724], [731, 723], [731, 721], [733, 719], [734, 719], [734, 716], [735, 715], [735, 709], [734, 708], [734, 707], [733, 706], [733, 705], [732, 704], [732, 703], [727, 698], [726, 698], [724, 696], [722, 696], [721, 695]]</text:p>
          </table:table-cell>
          <table:table-cell office:value-type="string" calcext:value-type="string">
            <text:p>[[683, 722], [717, 688], [744, 715], [710, 749]]</text:p>
          </table:table-cell>
          <table:table-cell office:value-type="float" office:value="0.8621902" calcext:value-type="float">
            <text:p>0.8621902</text:p>
          </table:table-cell>
          <table:table-cell office:value-type="string" calcext:value-type="string">
            <text:p>pixels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6835_KAH_1_box4_img5.tif</text:p>
          </table:table-cell>
          <table:table-cell office:value-type="string" calcext:value-type="string">
            <text:p>TMR</text:p>
          </table:table-cell>
          <table:table-cell office:value-type="string" calcext:value-type="string">
            <text:p>ascopore</text:p>
          </table:table-cell>
          <table:table-cell office:value-type="float" office:value="50.5652465820313" calcext:value-type="float">
            <text:p>50.5652465820313</text:p>
          </table:table-cell>
          <table:table-cell office:value-type="float" office:value="41.960693359375" calcext:value-type="float">
            <text:p>41.960693359375</text:p>
          </table:table-cell>
          <table:table-cell office:value-type="float" office:value="1429.5" calcext:value-type="float">
            <text:p>1429.5</text:p>
          </table:table-cell>
          <table:table-cell office:value-type="float" office:value="144.468036055565" calcext:value-type="float">
            <text:p>144.468036055565</text:p>
          </table:table-cell>
          <table:table-cell office:value-type="float" office:value="0.980452674897119" calcext:value-type="float">
            <text:p>0.980452674897119</text:p>
          </table:table-cell>
          <table:table-cell office:value-type="float" office:value="0.860697389868506" calcext:value-type="float">
            <text:p>0.860697389868506</text:p>
          </table:table-cell>
          <table:table-cell office:value-type="float" office:value="0.829787234042553" calcext:value-type="float">
            <text:p>0.829787234042553</text:p>
          </table:table-cell>
          <table:table-cell office:value-type="float" office:value="47" calcext:value-type="float">
            <text:p>47</text:p>
          </table:table-cell>
          <table:table-cell office:value-type="float" office:value="39" calcext:value-type="float">
            <text:p>39</text:p>
          </table:table-cell>
          <table:table-cell office:value-type="float" office:value="90" calcext:value-type="float">
            <text:p>90</text:p>
          </table:table-cell>
          <table:table-cell office:value-type="float" office:value="446" calcext:value-type="float">
            <text:p>446</text:p>
          </table:table-cell>
          <table:table-cell office:value-type="float" office:value="366" calcext:value-type="float">
            <text:p>366</text:p>
          </table:table-cell>
          <table:table-cell office:value-type="float" office:value="0.16459716216736" calcext:value-type="float">
            <text:p>0.16459716216736</text:p>
          </table:table-cell>
          <table:table-cell office:value-type="float" office:value="0.00147086923511337" calcext:value-type="float">
            <text:p>0.00147086923511337</text:p>
          </table:table-cell>
          <table:table-cell office:value-type="float" office:value="0.0000540221577167729" calcext:value-type="float">
            <text:p>5.40221577167729E-05</text:p>
          </table:table-cell>
          <table:table-cell office:value-type="float" office:value="0.00000076115895521354" calcext:value-type="float">
            <text:p>7.61158955213542E-07</text:p>
          </table:table-cell>
          <table:table-cell office:value-type="float" office:value="0.00000000000443602802" calcext:value-type="float">
            <text:p>4.43602802116888E-12</text:p>
          </table:table-cell>
          <table:table-cell office:value-type="float" office:value="0.00000002552891191875" calcext:value-type="float">
            <text:p>2.55289119187494E-08</text:p>
          </table:table-cell>
          <table:table-cell office:value-type="float" office:value="0.00000000000203586369" calcext:value-type="float">
            <text:p>2.03586368729518E-12</text:p>
          </table:table-cell>
          <table:table-cell office:value-type="string" calcext:value-type="string">
            <text:p>[[436, 346], [433, 349], [432, 349], [426, 355], [426, 357], [425, 358], [425, 364], [424, 365], [424, 370], [425, 371], [425, 373], [427, 375], [427, 376], [431, 380], [432, 380], [436, 384], [437, 384], [438, 385], [462, 385], [464, 383], [464, 382], [466, 380], [467, 380], [468, 379], [468, 378], [469, 377], [469, 376], [470, 375], [470, 374], [471, 373], [471, 371], [470, 370], [470, 365], [469, 364], [469, 363], [468, 362], [468, 361], [467, 360], [467, 359], [462, 354], [460, 354], [459, 353], [458, 353], [457, 352], [456, 352], [455, 351], [455, 350], [454, 350], [453, 349], [452, 349], [451, 348], [449, 348], [448, 347], [444, 347], [443, 346]]</text:p>
          </table:table-cell>
          <table:table-cell office:value-type="string" calcext:value-type="string">
            <text:p>[[424, 346], [471, 346], [471, 385], [424, 385]]</text:p>
          </table:table-cell>
          <table:table-cell office:value-type="float" office:value="0.79337496" calcext:value-type="float">
            <text:p>0.79337496</text:p>
          </table:table-cell>
          <table:table-cell office:value-type="string" calcext:value-type="string">
            <text:p>pixels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6835_KAH_1_box4_img5.tif</text:p>
          </table:table-cell>
          <table:table-cell office:value-type="string" calcext:value-type="string">
            <text:p>BMR</text:p>
          </table:table-cell>
          <table:table-cell office:value-type="string" calcext:value-type="string">
            <text:p>ascopore</text:p>
          </table:table-cell>
          <table:table-cell office:value-type="float" office:value="52.9717407226562" calcext:value-type="float">
            <text:p>52.9717407226562</text:p>
          </table:table-cell>
          <table:table-cell office:value-type="float" office:value="49.6939086914063" calcext:value-type="float">
            <text:p>49.6939086914063</text:p>
          </table:table-cell>
          <table:table-cell office:value-type="float" office:value="1930.5" calcext:value-type="float">
            <text:p>1930.5</text:p>
          </table:table-cell>
          <table:table-cell office:value-type="float" office:value="167.154327392578" calcext:value-type="float">
            <text:p>167.154327392578</text:p>
          </table:table-cell>
          <table:table-cell office:value-type="float" office:value="0.984195768544481" calcext:value-type="float">
            <text:p>0.984195768544481</text:p>
          </table:table-cell>
          <table:table-cell office:value-type="float" office:value="0.868249258876382" calcext:value-type="float">
            <text:p>0.868249258876382</text:p>
          </table:table-cell>
          <table:table-cell office:value-type="float" office:value="0.918367346938775" calcext:value-type="float">
            <text:p>0.918367346938775</text:p>
          </table:table-cell>
          <table:table-cell office:value-type="float" office:value="49" calcext:value-type="float">
            <text:p>49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office:value-type="float" office:value="597" calcext:value-type="float">
            <text:p>597</text:p>
          </table:table-cell>
          <table:table-cell office:value-type="float" office:value="1029" calcext:value-type="float">
            <text:p>1029</text:p>
          </table:table-cell>
          <table:table-cell office:value-type="float" office:value="0.160734107974237" calcext:value-type="float">
            <text:p>0.160734107974237</text:p>
          </table:table-cell>
          <table:table-cell office:value-type="float" office:value="0.00015530131768097" calcext:value-type="float">
            <text:p>0.00015530131768097</text:p>
          </table:table-cell>
          <table:table-cell office:value-type="float" office:value="0.00000297303242408582" calcext:value-type="float">
            <text:p>2.97303242408582E-06</text:p>
          </table:table-cell>
          <table:table-cell office:value-type="float" office:value="0.00000005683068882517" calcext:value-type="float">
            <text:p>5.68306888251714E-08</text:p>
          </table:table-cell>
          <table:table-cell office:value-type="float" office:value="-8.05094288416863E-015" calcext:value-type="float">
            <text:p>-8.05094288416863E-15</text:p>
          </table:table-cell>
          <table:table-cell office:value-type="float" office:value="-0.0000000006963128149" calcext:value-type="float">
            <text:p>-6.96312814900951E-10</text:p>
          </table:table-cell>
          <table:table-cell office:value-type="float" office:value="-0.00000000000002192887" calcext:value-type="float">
            <text:p>-2.1928870181701E-14</text:p>
          </table:table-cell>
          <table:table-cell office:value-type="string" calcext:value-type="string">
            <text:p>[[590, 1007], [589, 1008], [586, 1008], [585, 1009], [583, 1009], [580, 1012], [579, 1012], [577, 1014], [577, 1015], [575, 1017], [575, 1018], [574, 1019], [574, 1020], [573, 1021], [573, 1028], [572, 1029], [572, 1030], [573, 1031], [572, 1032], [572, 1036], [573, 1037], [573, 1041], [576, 1044], [576, 1045], [579, 1048], [579, 1050], [581, 1052], [610, 1052], [613, 1049], [615, 1049], [617, 1047], [617, 1046], [618, 1045], [619, 1045], [619, 1044], [620, 1043], [620, 1042], [621, 1041], [621, 1017], [620, 1016], [620, 1015], [619, 1015], [616, 1012], [615, 1012], [614, 1011], [614, 1010], [613, 1010], [612, 1009], [611, 1009], [610, 1008], [607, 1008], [606, 1007]]</text:p>
          </table:table-cell>
          <table:table-cell office:value-type="string" calcext:value-type="string">
            <text:p>[[572, 1007], [621, 1007], [621, 1052], [572, 1052]]</text:p>
          </table:table-cell>
          <table:table-cell office:value-type="float" office:value="0.57757485" calcext:value-type="float">
            <text:p>0.57757485</text:p>
          </table:table-cell>
          <table:table-cell office:value-type="string" calcext:value-type="string">
            <text:p>pixel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2T15:42:42.039927479</meta:creation-date>
    <dc:date>2024-07-22T16:05:49.393347753</dc:date>
    <meta:editing-duration>PT23M5S</meta:editing-duration>
    <meta:editing-cycles>6</meta:editing-cycles>
    <meta:generator>LibreOffice/7.3.7.2$Linux_X86_64 LibreOffice_project/30$Build-2</meta:generator>
    <meta:document-statistic meta:table-count="1" meta:cell-count="4292" meta:object-count="0"/>
  </office:meta>
</office:document-meta>
</file>